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6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ngle="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>
            <text:p>0005</text:p>
          </table:table-cell>
          <table:table-cell office:value-type="string">
            <text:p>Bedding plant growers <text:s/>(applies only to plants not contemplated by 0035)</text:p>
          </table:table-cell>
        </table:table-row>
        <table:table-row table:style-name="ro1">
          <table:table-cell office:value-type="string">
            <text:p>0005</text:p>
          </table:table-cell>
          <table:table-cell office:value-type="string">
            <text:p>Christmas tree planting, cultivating and harvesting-</text:p>
          </table:table-cell>
        </table:table-row>
        <table:table-row table:style-name="ro1">
          <table:table-cell office:value-type="string">
            <text:p>0005</text:p>
          </table:table-cell>
          <table:table-cell office:value-type="string">
            <text:p>Farm product-Christmas trees-</text:p>
          </table:table-cell>
        </table:table-row>
        <table:table-row table:style-name="ro1">
          <table:table-cell office:value-type="string">
            <text:p>0005</text:p>
          </table:table-cell>
          <table:table-cell office:value-type="string">
            <text:p>Farm product-holly-</text:p>
          </table:table-cell>
        </table:table-row>
        <table:table-row table:style-name="ro1">
          <table:table-cell office:value-type="string">
            <text:p>0005</text:p>
          </table:table-cell>
          <table:table-cell office:value-type="string">
            <text:p>Farm product-nursery, trees &amp; shrubs-</text:p>
          </table:table-cell>
        </table:table-row>
        <table:table-row table:style-name="ro1">
          <table:table-cell office:value-type="string">
            <text:p>0005</text:p>
          </table:table-cell>
          <table:table-cell office:value-type="string">
            <text:p>Farm product-trees-</text:p>
          </table:table-cell>
        </table:table-row>
        <table:table-row table:style-name="ro1">
          <table:table-cell office:value-type="string">
            <text:p>0005</text:p>
          </table:table-cell>
          <table:table-cell office:value-type="string">
            <text:p>Farm-nursery employees <text:s/>(includes incidental landscape gardening)</text:p>
          </table:table-cell>
        </table:table-row>
        <table:table-row table:style-name="ro1">
          <table:table-cell office:value-type="string">
            <text:p>0005</text:p>
          </table:table-cell>
          <table:table-cell office:value-type="string">
            <text:p>Shrub cultivation-</text:p>
          </table:table-cell>
        </table:table-row>
        <table:table-row table:style-name="ro1">
          <table:table-cell office:value-type="string">
            <text:p>0005</text:p>
          </table:table-cell>
          <table:table-cell office:value-type="string">
            <text:p>Sod dealer-no farming-</text:p>
          </table:table-cell>
        </table:table-row>
        <table:table-row table:style-name="ro1">
          <table:table-cell office:value-type="string">
            <text:p>0005</text:p>
          </table:table-cell>
          <table:table-cell office:value-type="string">
            <text:p>Tree planting for reforestation-</text:p>
          </table:table-cell>
        </table:table-row>
        <table:table-row table:style-name="ro1">
          <table:table-cell office:value-type="string">
            <text:p>0008</text:p>
          </table:table-cell>
          <table:table-cell office:value-type="string">
            <text:p>Farm product-asparagus-</text:p>
          </table:table-cell>
        </table:table-row>
        <table:table-row table:style-name="ro1">
          <table:table-cell office:value-type="string">
            <text:p>0008</text:p>
          </table:table-cell>
          <table:table-cell office:value-type="string">
            <text:p>Farm product-beans, green-</text:p>
          </table:table-cell>
        </table:table-row>
        <table:table-row table:style-name="ro1">
          <table:table-cell office:value-type="string">
            <text:p>0008</text:p>
          </table:table-cell>
          <table:table-cell office:value-type="string">
            <text:p>Farm product-beets, table-</text:p>
          </table:table-cell>
        </table:table-row>
        <table:table-row table:style-name="ro1">
          <table:table-cell office:value-type="string">
            <text:p>0008</text:p>
          </table:table-cell>
          <table:table-cell office:value-type="string">
            <text:p>Farm product-broccoli-</text:p>
          </table:table-cell>
        </table:table-row>
        <table:table-row table:style-name="ro1">
          <table:table-cell office:value-type="string">
            <text:p>0008</text:p>
          </table:table-cell>
          <table:table-cell office:value-type="string">
            <text:p>Farm product-brussels sprouts-</text:p>
          </table:table-cell>
        </table:table-row>
        <table:table-row table:style-name="ro1">
          <table:table-cell office:value-type="string">
            <text:p>0008</text:p>
          </table:table-cell>
          <table:table-cell office:value-type="string">
            <text:p>Farm product-cabbage-</text:p>
          </table:table-cell>
        </table:table-row>
        <table:table-row table:style-name="ro1">
          <table:table-cell office:value-type="string">
            <text:p>0008</text:p>
          </table:table-cell>
          <table:table-cell office:value-type="string">
            <text:p>Farm product-carrots-</text:p>
          </table:table-cell>
        </table:table-row>
        <table:table-row table:style-name="ro1">
          <table:table-cell office:value-type="string">
            <text:p>0008</text:p>
          </table:table-cell>
          <table:table-cell office:value-type="string">
            <text:p>Farm product-cauliflower-</text:p>
          </table:table-cell>
        </table:table-row>
        <table:table-row table:style-name="ro1">
          <table:table-cell office:value-type="string">
            <text:p>0008</text:p>
          </table:table-cell>
          <table:table-cell office:value-type="string">
            <text:p>Farm product-celery-</text:p>
          </table:table-cell>
        </table:table-row>
        <table:table-row table:style-name="ro1">
          <table:table-cell office:value-type="string">
            <text:p>0008</text:p>
          </table:table-cell>
          <table:table-cell office:value-type="string">
            <text:p>Farm product-cucumbers-</text:p>
          </table:table-cell>
        </table:table-row>
        <table:table-row table:style-name="ro1">
          <table:table-cell office:value-type="string">
            <text:p>0008</text:p>
          </table:table-cell>
          <table:table-cell office:value-type="string">
            <text:p>Farm product-horseradish-</text:p>
          </table:table-cell>
        </table:table-row>
        <table:table-row table:style-name="ro1">
          <table:table-cell office:value-type="string">
            <text:p>0008</text:p>
          </table:table-cell>
          <table:table-cell office:value-type="string">
            <text:p>Farm product-kale-</text:p>
          </table:table-cell>
        </table:table-row>
        <table:table-row table:style-name="ro1">
          <table:table-cell office:value-type="string">
            <text:p>0008</text:p>
          </table:table-cell>
          <table:table-cell office:value-type="string">
            <text:p>Farm product-lettuce-</text:p>
          </table:table-cell>
        </table:table-row>
        <table:table-row table:style-name="ro1">
          <table:table-cell office:value-type="string">
            <text:p>0008</text:p>
          </table:table-cell>
          <table:table-cell office:value-type="string">
            <text:p>Farm product-onions, green-</text:p>
          </table:table-cell>
        </table:table-row>
        <table:table-row table:style-name="ro1">
          <table:table-cell office:value-type="string">
            <text:p>0008</text:p>
          </table:table-cell>
          <table:table-cell office:value-type="string">
            <text:p>Farm product-parsnips-</text:p>
          </table:table-cell>
        </table:table-row>
        <table:table-row table:style-name="ro1">
          <table:table-cell office:value-type="string">
            <text:p>0008</text:p>
          </table:table-cell>
          <table:table-cell office:value-type="string">
            <text:p>Farm product-peppers-</text:p>
          </table:table-cell>
        </table:table-row>
        <table:table-row table:style-name="ro1">
          <table:table-cell office:value-type="string">
            <text:p>0008</text:p>
          </table:table-cell>
          <table:table-cell office:value-type="string">
            <text:p>Farm product-radishes-</text:p>
          </table:table-cell>
        </table:table-row>
        <table:table-row table:style-name="ro1">
          <table:table-cell office:value-type="string">
            <text:p>0008</text:p>
          </table:table-cell>
          <table:table-cell office:value-type="string">
            <text:p>Farm product-rhubarb-</text:p>
          </table:table-cell>
        </table:table-row>
        <table:table-row table:style-name="ro1">
          <table:table-cell office:value-type="string">
            <text:p>0008</text:p>
          </table:table-cell>
          <table:table-cell office:value-type="string">
            <text:p>Farm product-rutabagas-</text:p>
          </table:table-cell>
        </table:table-row>
        <table:table-row table:style-name="ro1">
          <table:table-cell office:value-type="string">
            <text:p>0008</text:p>
          </table:table-cell>
          <table:table-cell office:value-type="string">
            <text:p>Farm product-spinach-</text:p>
          </table:table-cell>
        </table:table-row>
        <table:table-row table:style-name="ro1">
          <table:table-cell office:value-type="string">
            <text:p>0008</text:p>
          </table:table-cell>
          <table:table-cell office:value-type="string">
            <text:p>Farm product-taro-</text:p>
          </table:table-cell>
        </table:table-row>
        <table:table-row table:style-name="ro1">
          <table:table-cell office:value-type="string">
            <text:p>0008</text:p>
          </table:table-cell>
          <table:table-cell office:value-type="string">
            <text:p>Farm product-tomatoes-</text:p>
          </table:table-cell>
        </table:table-row>
        <table:table-row table:style-name="ro1">
          <table:table-cell office:value-type="string">
            <text:p>0008</text:p>
          </table:table-cell>
          <table:table-cell office:value-type="string">
            <text:p>Farm product-turnips-</text:p>
          </table:table-cell>
        </table:table-row>
        <table:table-row table:style-name="ro1">
          <table:table-cell office:value-type="string">
            <text:p>0008</text:p>
          </table:table-cell>
          <table:table-cell office:value-type="string">
            <text:p>Farm-gardening-market or truck-</text:p>
          </table:table-cell>
        </table:table-row>
        <table:table-row table:style-name="ro1">
          <table:table-cell office:value-type="string">
            <text:p>0008</text:p>
          </table:table-cell>
          <table:table-cell office:value-type="string">
            <text:p>Farm-vegetable-</text:p>
          </table:table-cell>
        </table:table-row>
        <table:table-row table:style-name="ro1">
          <table:table-cell office:value-type="string">
            <text:p>0008</text:p>
          </table:table-cell>
          <table:table-cell office:value-type="string">
            <text:p>Vegetable growing</text:p>
          </table:table-cell>
        </table:table-row>
        <table:table-row table:style-name="ro1">
          <table:table-cell office:value-type="string">
            <text:p>0016</text:p>
          </table:table-cell>
          <table:table-cell office:value-type="string">
            <text:p>Farm product-apples-</text:p>
          </table:table-cell>
        </table:table-row>
        <table:table-row table:style-name="ro1">
          <table:table-cell office:value-type="string">
            <text:p>0016</text:p>
          </table:table-cell>
          <table:table-cell office:value-type="string">
            <text:p>Farm product-apricots-</text:p>
          </table:table-cell>
        </table:table-row>
        <table:table-row table:style-name="ro1">
          <table:table-cell office:value-type="string">
            <text:p>0016</text:p>
          </table:table-cell>
          <table:table-cell office:value-type="string">
            <text:p>Farm product-bananas-</text:p>
          </table:table-cell>
        </table:table-row>
        <table:table-row table:style-name="ro1">
          <table:table-cell office:value-type="string">
            <text:p>0016</text:p>
          </table:table-cell>
          <table:table-cell office:value-type="string">
            <text:p>Farm product-black walnuts-</text:p>
          </table:table-cell>
        </table:table-row>
        <table:table-row table:style-name="ro1">
          <table:table-cell office:value-type="string">
            <text:p>0016</text:p>
          </table:table-cell>
          <table:table-cell office:value-type="string">
            <text:p>Farm product-cherries-</text:p>
          </table:table-cell>
        </table:table-row>
        <table:table-row table:style-name="ro1">
          <table:table-cell office:value-type="string">
            <text:p>0016</text:p>
          </table:table-cell>
          <table:table-cell office:value-type="string">
            <text:p>Farm product-coffee-</text:p>
          </table:table-cell>
        </table:table-row>
        <table:table-row table:style-name="ro1">
          <table:table-cell office:value-type="string">
            <text:p>0016</text:p>
          </table:table-cell>
          <table:table-cell office:value-type="string">
            <text:p>Farm product-English walnuts-</text:p>
          </table:table-cell>
        </table:table-row>
        <table:table-row table:style-name="ro1">
          <table:table-cell office:value-type="string">
            <text:p>0016</text:p>
          </table:table-cell>
          <table:table-cell office:value-type="string">
            <text:p>Farm product-figs-</text:p>
          </table:table-cell>
        </table:table-row>
        <table:table-row table:style-name="ro1">
          <table:table-cell office:value-type="string">
            <text:p>0016</text:p>
          </table:table-cell>
          <table:table-cell office:value-type="string">
            <text:p>Farm product-filberts-</text:p>
          </table:table-cell>
        </table:table-row>
        <table:table-row table:style-name="ro1">
          <table:table-cell office:value-type="string">
            <text:p>0016</text:p>
          </table:table-cell>
          <table:table-cell office:value-type="string">
            <text:p>Farm product-macadamia nuts-</text:p>
          </table:table-cell>
        </table:table-row>
        <table:table-row table:style-name="ro1">
          <table:table-cell office:value-type="string">
            <text:p>0016</text:p>
          </table:table-cell>
          <table:table-cell office:value-type="string">
            <text:p>Farm product-nectarines-</text:p>
          </table:table-cell>
        </table:table-row>
        <table:table-row table:style-name="ro1">
          <table:table-cell office:value-type="string">
            <text:p>0016</text:p>
          </table:table-cell>
          <table:table-cell office:value-type="string">
            <text:p>Farm product-nuts (black walnut, English walnut, filbert, etc.-tree growing)-</text:p>
          </table:table-cell>
        </table:table-row>
        <table:table-row table:style-name="ro1">
          <table:table-cell office:value-type="string">
            <text:p>0016</text:p>
          </table:table-cell>
          <table:table-cell office:value-type="string">
            <text:p>Farm product-orchards-</text:p>
          </table:table-cell>
        </table:table-row>
        <table:table-row table:style-name="ro1">
          <table:table-cell office:value-type="string">
            <text:p>0016</text:p>
          </table:table-cell>
          <table:table-cell office:value-type="string">
            <text:p>Farm product-papaya-</text:p>
          </table:table-cell>
        </table:table-row>
        <table:table-row table:style-name="ro1">
          <table:table-cell office:value-type="string">
            <text:p>0016</text:p>
          </table:table-cell>
          <table:table-cell office:value-type="string">
            <text:p>Farm product-peaches-</text:p>
          </table:table-cell>
        </table:table-row>
        <table:table-row table:style-name="ro1">
          <table:table-cell office:value-type="string">
            <text:p>0016</text:p>
          </table:table-cell>
          <table:table-cell office:value-type="string">
            <text:p>Farm product-pears-</text:p>
          </table:table-cell>
        </table:table-row>
        <table:table-row table:style-name="ro1">
          <table:table-cell office:value-type="string">
            <text:p>0016</text:p>
          </table:table-cell>
          <table:table-cell office:value-type="string">
            <text:p>Farm product-plums-</text:p>
          </table:table-cell>
        </table:table-row>
        <table:table-row table:style-name="ro1">
          <table:table-cell office:value-type="string">
            <text:p>0016</text:p>
          </table:table-cell>
          <table:table-cell office:value-type="string">
            <text:p>Farm product-prunes-</text:p>
          </table:table-cell>
        </table:table-row>
        <table:table-row table:style-name="ro1">
          <table:table-cell office:value-type="string">
            <text:p>0016</text:p>
          </table:table-cell>
          <table:table-cell office:value-type="string">
            <text:p>Farm product-walnuts-</text:p>
          </table:table-cell>
        </table:table-row>
        <table:table-row table:style-name="ro1">
          <table:table-cell office:value-type="string">
            <text:p>0016</text:p>
          </table:table-cell>
          <table:table-cell office:value-type="string">
            <text:p>Farm-orchard</text:p>
          </table:table-cell>
        </table:table-row>
        <table:table-row table:style-name="ro1">
          <table:table-cell office:value-type="string">
            <text:p>0016</text:p>
          </table:table-cell>
          <table:table-cell office:value-type="string">
            <text:p>Fruit farm-</text:p>
          </table:table-cell>
        </table:table-row>
        <table:table-row table:style-name="ro1">
          <table:table-cell office:value-type="string">
            <text:p>0016</text:p>
          </table:table-cell>
          <table:table-cell office:value-type="string">
            <text:p>Nut farm-</text:p>
          </table:table-cell>
        </table:table-row>
        <table:table-row table:style-name="ro1">
          <table:table-cell office:value-type="string">
            <text:p>0016</text:p>
          </table:table-cell>
          <table:table-cell office:value-type="string">
            <text:p>Turpentine farm</text:p>
          </table:table-cell>
        </table:table-row>
        <table:table-row table:style-name="ro1">
          <table:table-cell office:value-type="string">
            <text:p>0034</text:p>
          </table:table-cell>
          <table:table-cell office:value-type="string">
            <text:p>Apiaries-</text:p>
          </table:table-cell>
        </table:table-row>
        <table:table-row table:style-name="ro1">
          <table:table-cell office:value-type="string">
            <text:p>0034</text:p>
          </table:table-cell>
          <table:table-cell office:value-type="string">
            <text:p>Aviaries-</text:p>
          </table:table-cell>
        </table:table-row>
        <table:table-row table:style-name="ro1">
          <table:table-cell office:value-type="string">
            <text:p>0034</text:p>
          </table:table-cell>
          <table:table-cell office:value-type="string">
            <text:p>Bee raising-</text:p>
          </table:table-cell>
        </table:table-row>
        <table:table-row table:style-name="ro1">
          <table:table-cell office:value-type="string">
            <text:p>0034</text:p>
          </table:table-cell>
          <table:table-cell office:value-type="string">
            <text:p>Chicken catchers-</text:p>
          </table:table-cell>
        </table:table-row>
        <table:table-row table:style-name="ro1">
          <table:table-cell office:value-type="string">
            <text:p>0034</text:p>
          </table:table-cell>
          <table:table-cell office:value-type="string">
            <text:p>Cricket raising-</text:p>
          </table:table-cell>
        </table:table-row>
        <table:table-row table:style-name="ro1">
          <table:table-cell office:value-type="string">
            <text:p>0034</text:p>
          </table:table-cell>
          <table:table-cell office:value-type="string">
            <text:p>Egg or poultry producer-</text:p>
          </table:table-cell>
        </table:table-row>
        <table:table-row table:style-name="ro1">
          <table:table-cell office:value-type="string">
            <text:p>0034</text:p>
          </table:table-cell>
          <table:table-cell office:value-type="string">
            <text:p>Farm product-chickens-</text:p>
          </table:table-cell>
        </table:table-row>
        <table:table-row table:style-name="ro1">
          <table:table-cell office:value-type="string">
            <text:p>0034</text:p>
          </table:table-cell>
          <table:table-cell office:value-type="string">
            <text:p>Farm product-eggs-</text:p>
          </table:table-cell>
        </table:table-row>
        <table:table-row table:style-name="ro1">
          <table:table-cell office:value-type="string">
            <text:p>0034</text:p>
          </table:table-cell>
          <table:table-cell office:value-type="string">
            <text:p>Farm product-ostriches-</text:p>
          </table:table-cell>
        </table:table-row>
        <table:table-row table:style-name="ro1">
          <table:table-cell office:value-type="string">
            <text:p>0034</text:p>
          </table:table-cell>
          <table:table-cell office:value-type="string">
            <text:p>Farm product-poultry-</text:p>
          </table:table-cell>
        </table:table-row>
        <table:table-row table:style-name="ro1">
          <table:table-cell office:value-type="string">
            <text:p>0034</text:p>
          </table:table-cell>
          <table:table-cell office:value-type="string">
            <text:p>Farm product-turkeys-</text:p>
          </table:table-cell>
        </table:table-row>
        <table:table-row table:style-name="ro1">
          <table:table-cell office:value-type="string">
            <text:p>0034</text:p>
          </table:table-cell>
          <table:table-cell office:value-type="string">
            <text:p>Farm-egg or poultry producer</text:p>
          </table:table-cell>
        </table:table-row>
        <table:table-row table:style-name="ro1">
          <table:table-cell office:value-type="string">
            <text:p>0034</text:p>
          </table:table-cell>
          <table:table-cell office:value-type="string">
            <text:p>Farm-poultry or egg producers</text:p>
          </table:table-cell>
        </table:table-row>
        <table:table-row table:style-name="ro1">
          <table:table-cell office:value-type="string">
            <text:p>0034</text:p>
          </table:table-cell>
          <table:table-cell office:value-type="string">
            <text:p>Hatchery-bird-</text:p>
          </table:table-cell>
        </table:table-row>
        <table:table-row table:style-name="ro1">
          <table:table-cell office:value-type="string">
            <text:p>0034</text:p>
          </table:table-cell>
          <table:table-cell office:value-type="string">
            <text:p>Honey processing</text:p>
          </table:table-cell>
        </table:table-row>
        <table:table-row table:style-name="ro1">
          <table:table-cell office:value-type="string">
            <text:p>0034</text:p>
          </table:table-cell>
          <table:table-cell office:value-type="string">
            <text:p>Insect raising-</text:p>
          </table:table-cell>
        </table:table-row>
        <table:table-row table:style-name="ro1">
          <table:table-cell office:value-type="string">
            <text:p>0034</text:p>
          </table:table-cell>
          <table:table-cell office:value-type="string">
            <text:p>Ostrich farms-</text:p>
          </table:table-cell>
        </table:table-row>
        <table:table-row table:style-name="ro1">
          <table:table-cell office:value-type="string">
            <text:p>0034</text:p>
          </table:table-cell>
          <table:table-cell office:value-type="string">
            <text:p>Worm raising-</text:p>
          </table:table-cell>
        </table:table-row>
        <table:table-row table:style-name="ro1">
          <table:table-cell office:value-type="string">
            <text:p>0035</text:p>
          </table:table-cell>
          <table:table-cell office:value-type="string">
            <text:p>Algae farming-</text:p>
          </table:table-cell>
        </table:table-row>
        <table:table-row table:style-name="ro1">
          <table:table-cell office:value-type="string">
            <text:p>0035</text:p>
          </table:table-cell>
          <table:table-cell office:value-type="string">
            <text:p>Bedding plant growers</text:p>
          </table:table-cell>
        </table:table-row>
        <table:table-row table:style-name="ro1">
          <table:table-cell office:value-type="string">
            <text:p>0035</text:p>
          </table:table-cell>
          <table:table-cell office:value-type="string">
            <text:p>Blanket or wreath -evergreen-</text:p>
          </table:table-cell>
        </table:table-row>
        <table:table-row table:style-name="ro1">
          <table:table-cell office:value-type="string">
            <text:p>0035</text:p>
          </table:table-cell>
          <table:table-cell office:value-type="string">
            <text:p>Farm product-bulbs, flowers-</text:p>
          </table:table-cell>
        </table:table-row>
        <table:table-row table:style-name="ro1">
          <table:table-cell office:value-type="string">
            <text:p>0035</text:p>
          </table:table-cell>
          <table:table-cell office:value-type="string">
            <text:p>Farm product-flowers, field growing-</text:p>
          </table:table-cell>
        </table:table-row>
        <table:table-row table:style-name="ro1">
          <table:table-cell office:value-type="string">
            <text:p>0035</text:p>
          </table:table-cell>
          <table:table-cell office:value-type="string">
            <text:p>Farm-florist</text:p>
          </table:table-cell>
        </table:table-row>
        <table:table-row table:style-name="ro1">
          <table:table-cell office:value-type="string">
            <text:p>0035</text:p>
          </table:table-cell>
          <table:table-cell office:value-type="string">
            <text:p>Florist-farm-</text:p>
          </table:table-cell>
        </table:table-row>
        <table:table-row table:style-name="ro1">
          <table:table-cell office:value-type="string">
            <text:p>0035</text:p>
          </table:table-cell>
          <table:table-cell office:value-type="string">
            <text:p>Hydroponic growing of vegetables-</text:p>
          </table:table-cell>
        </table:table-row>
        <table:table-row table:style-name="ro1">
          <table:table-cell office:value-type="string">
            <text:p>0035</text:p>
          </table:table-cell>
          <table:table-cell office:value-type="string">
            <text:p>Mushroom raising-</text:p>
          </table:table-cell>
        </table:table-row>
        <table:table-row table:style-name="ro1">
          <table:table-cell office:value-type="string">
            <text:p>0035</text:p>
          </table:table-cell>
          <table:table-cell office:value-type="string">
            <text:p>Wreath or blanket -evergreen-</text:p>
          </table:table-cell>
        </table:table-row>
        <table:table-row table:style-name="ro1">
          <table:table-cell office:value-type="string">
            <text:p>0036</text:p>
          </table:table-cell>
          <table:table-cell office:value-type="string">
            <text:p>Dairy farm operation-</text:p>
          </table:table-cell>
        </table:table-row>
        <table:table-row table:style-name="ro1">
          <table:table-cell office:value-type="string">
            <text:p>0036</text:p>
          </table:table-cell>
          <table:table-cell office:value-type="string">
            <text:p>Farm product-dairy-</text:p>
          </table:table-cell>
        </table:table-row>
        <table:table-row table:style-name="ro1">
          <table:table-cell office:value-type="string">
            <text:p>0036</text:p>
          </table:table-cell>
          <table:table-cell office:value-type="string">
            <text:p>Farm-dairy</text:p>
          </table:table-cell>
        </table:table-row>
        <table:table-row table:style-name="ro1">
          <table:table-cell office:value-type="string">
            <text:p>0037</text:p>
          </table:table-cell>
          <table:table-cell office:value-type="string">
            <text:p>Corn detasselling-</text:p>
          </table:table-cell>
        </table:table-row>
        <table:table-row table:style-name="ro1">
          <table:table-cell office:value-type="string">
            <text:p>0037</text:p>
          </table:table-cell>
          <table:table-cell office:value-type="string">
            <text:p>Cotton picking-</text:p>
          </table:table-cell>
        </table:table-row>
        <table:table-row table:style-name="ro1">
          <table:table-cell office:value-type="string">
            <text:p>0037</text:p>
          </table:table-cell>
          <table:table-cell office:value-type="string">
            <text:p>Farm product-alfalfa-</text:p>
          </table:table-cell>
        </table:table-row>
        <table:table-row table:style-name="ro1">
          <table:table-cell office:value-type="string">
            <text:p>0037</text:p>
          </table:table-cell>
          <table:table-cell office:value-type="string">
            <text:p>Farm product-barley-</text:p>
          </table:table-cell>
        </table:table-row>
        <table:table-row table:style-name="ro1">
          <table:table-cell office:value-type="string">
            <text:p>0037</text:p>
          </table:table-cell>
          <table:table-cell office:value-type="string">
            <text:p>Farm product-beans, dry-</text:p>
          </table:table-cell>
        </table:table-row>
        <table:table-row table:style-name="ro1">
          <table:table-cell office:value-type="string">
            <text:p>0037</text:p>
          </table:table-cell>
          <table:table-cell office:value-type="string">
            <text:p>Farm product-beets, sugar-</text:p>
          </table:table-cell>
        </table:table-row>
        <table:table-row table:style-name="ro1">
          <table:table-cell office:value-type="string">
            <text:p>0037</text:p>
          </table:table-cell>
          <table:table-cell office:value-type="string">
            <text:p>Farm product-cantaloupes-</text:p>
          </table:table-cell>
        </table:table-row>
        <table:table-row table:style-name="ro1">
          <table:table-cell office:value-type="string">
            <text:p>0037</text:p>
          </table:table-cell>
          <table:table-cell office:value-type="string">
            <text:p>Farm product-clover-</text:p>
          </table:table-cell>
        </table:table-row>
        <table:table-row table:style-name="ro1">
          <table:table-cell office:value-type="string">
            <text:p>0037</text:p>
          </table:table-cell>
          <table:table-cell office:value-type="string">
            <text:p>Farm product-corn-</text:p>
          </table:table-cell>
        </table:table-row>
        <table:table-row table:style-name="ro1">
          <table:table-cell office:value-type="string">
            <text:p>0037</text:p>
          </table:table-cell>
          <table:table-cell office:value-type="string">
            <text:p>Farm product-dill-</text:p>
          </table:table-cell>
        </table:table-row>
        <table:table-row table:style-name="ro1">
          <table:table-cell office:value-type="string">
            <text:p>0037</text:p>
          </table:table-cell>
          <table:table-cell office:value-type="string">
            <text:p>Farm product-garlic-</text:p>
          </table:table-cell>
        </table:table-row>
        <table:table-row table:style-name="ro1">
          <table:table-cell office:value-type="string">
            <text:p>0037</text:p>
          </table:table-cell>
          <table:table-cell office:value-type="string">
            <text:p>Farm product-grain-</text:p>
          </table:table-cell>
        </table:table-row>
        <table:table-row table:style-name="ro1">
          <table:table-cell office:value-type="string">
            <text:p>0037</text:p>
          </table:table-cell>
          <table:table-cell office:value-type="string">
            <text:p>Farm product-grass seed-</text:p>
          </table:table-cell>
        </table:table-row>
        <table:table-row table:style-name="ro1">
          <table:table-cell office:value-type="string">
            <text:p>0037</text:p>
          </table:table-cell>
          <table:table-cell office:value-type="string">
            <text:p>Farm product-hay-</text:p>
          </table:table-cell>
        </table:table-row>
        <table:table-row table:style-name="ro1">
          <table:table-cell office:value-type="string">
            <text:p>0037</text:p>
          </table:table-cell>
          <table:table-cell office:value-type="string">
            <text:p>Farm product-melons-</text:p>
          </table:table-cell>
        </table:table-row>
        <table:table-row table:style-name="ro1">
          <table:table-cell office:value-type="string">
            <text:p>0037</text:p>
          </table:table-cell>
          <table:table-cell office:value-type="string">
            <text:p>Farm product-millet-</text:p>
          </table:table-cell>
        </table:table-row>
        <table:table-row table:style-name="ro1">
          <table:table-cell office:value-type="string">
            <text:p>0037</text:p>
          </table:table-cell>
          <table:table-cell office:value-type="string">
            <text:p>Farm product-mint-</text:p>
          </table:table-cell>
        </table:table-row>
        <table:table-row table:style-name="ro1">
          <table:table-cell office:value-type="string">
            <text:p>0037</text:p>
          </table:table-cell>
          <table:table-cell office:value-type="string">
            <text:p>Farm product-mustard-</text:p>
          </table:table-cell>
        </table:table-row>
        <table:table-row table:style-name="ro1">
          <table:table-cell office:value-type="string">
            <text:p>0037</text:p>
          </table:table-cell>
          <table:table-cell office:value-type="string">
            <text:p>Farm product-oats-</text:p>
          </table:table-cell>
        </table:table-row>
        <table:table-row table:style-name="ro1">
          <table:table-cell office:value-type="string">
            <text:p>0037</text:p>
          </table:table-cell>
          <table:table-cell office:value-type="string">
            <text:p>Farm product-onions, dry-</text:p>
          </table:table-cell>
        </table:table-row>
        <table:table-row table:style-name="ro1">
          <table:table-cell office:value-type="string">
            <text:p>0037</text:p>
          </table:table-cell>
          <table:table-cell office:value-type="string">
            <text:p>Farm product-peanuts-</text:p>
          </table:table-cell>
        </table:table-row>
        <table:table-row table:style-name="ro1">
          <table:table-cell office:value-type="string">
            <text:p>0037</text:p>
          </table:table-cell>
          <table:table-cell office:value-type="string">
            <text:p>Farm product-peas, dry-</text:p>
          </table:table-cell>
        </table:table-row>
        <table:table-row table:style-name="ro1">
          <table:table-cell office:value-type="string">
            <text:p>0037</text:p>
          </table:table-cell>
          <table:table-cell office:value-type="string">
            <text:p>Farm product-peas, green-</text:p>
          </table:table-cell>
        </table:table-row>
        <table:table-row table:style-name="ro1">
          <table:table-cell office:value-type="string">
            <text:p>0037</text:p>
          </table:table-cell>
          <table:table-cell office:value-type="string">
            <text:p>Farm product-peppermint-</text:p>
          </table:table-cell>
        </table:table-row>
        <table:table-row table:style-name="ro1">
          <table:table-cell office:value-type="string">
            <text:p>0037</text:p>
          </table:table-cell>
          <table:table-cell office:value-type="string">
            <text:p>Farm product-pineapples-</text:p>
          </table:table-cell>
        </table:table-row>
        <table:table-row table:style-name="ro1">
          <table:table-cell office:value-type="string">
            <text:p>0037</text:p>
          </table:table-cell>
          <table:table-cell office:value-type="string">
            <text:p>Farm product-potatoes-</text:p>
          </table:table-cell>
        </table:table-row>
        <table:table-row table:style-name="ro1">
          <table:table-cell office:value-type="string">
            <text:p>0037</text:p>
          </table:table-cell>
          <table:table-cell office:value-type="string">
            <text:p>Farm product-pumpkins-</text:p>
          </table:table-cell>
        </table:table-row>
        <table:table-row table:style-name="ro1">
          <table:table-cell office:value-type="string">
            <text:p>0037</text:p>
          </table:table-cell>
          <table:table-cell office:value-type="string">
            <text:p>Farm product-rice-</text:p>
          </table:table-cell>
        </table:table-row>
        <table:table-row table:style-name="ro1">
          <table:table-cell office:value-type="string">
            <text:p>0037</text:p>
          </table:table-cell>
          <table:table-cell office:value-type="string">
            <text:p>Farm product-rye-</text:p>
          </table:table-cell>
        </table:table-row>
        <table:table-row table:style-name="ro1">
          <table:table-cell office:value-type="string">
            <text:p>0037</text:p>
          </table:table-cell>
          <table:table-cell office:value-type="string">
            <text:p>Farm product-squash-</text:p>
          </table:table-cell>
        </table:table-row>
        <table:table-row table:style-name="ro1">
          <table:table-cell office:value-type="string">
            <text:p>0037</text:p>
          </table:table-cell>
          <table:table-cell office:value-type="string">
            <text:p>Farm product-sugar beets-</text:p>
          </table:table-cell>
        </table:table-row>
        <table:table-row table:style-name="ro1">
          <table:table-cell office:value-type="string">
            <text:p>0037</text:p>
          </table:table-cell>
          <table:table-cell office:value-type="string">
            <text:p>Farm product-sugar cane-</text:p>
          </table:table-cell>
        </table:table-row>
        <table:table-row table:style-name="ro1">
          <table:table-cell office:value-type="string">
            <text:p>0037</text:p>
          </table:table-cell>
          <table:table-cell office:value-type="string">
            <text:p>Farm product-timothy-</text:p>
          </table:table-cell>
        </table:table-row>
        <table:table-row table:style-name="ro1">
          <table:table-cell office:value-type="string">
            <text:p>0037</text:p>
          </table:table-cell>
          <table:table-cell office:value-type="string">
            <text:p>Farm product-tobacco-</text:p>
          </table:table-cell>
        </table:table-row>
        <table:table-row table:style-name="ro1">
          <table:table-cell office:value-type="string">
            <text:p>0037</text:p>
          </table:table-cell>
          <table:table-cell office:value-type="string">
            <text:p>Farm product-watermelons-</text:p>
          </table:table-cell>
        </table:table-row>
        <table:table-row table:style-name="ro1">
          <table:table-cell office:value-type="string">
            <text:p>0037</text:p>
          </table:table-cell>
          <table:table-cell office:value-type="string">
            <text:p>Farm product-wheat-</text:p>
          </table:table-cell>
        </table:table-row>
        <table:table-row table:style-name="ro1">
          <table:table-cell office:value-type="string">
            <text:p>0037</text:p>
          </table:table-cell>
          <table:table-cell office:value-type="string">
            <text:p>Farm-field crops</text:p>
          </table:table-cell>
        </table:table-row>
        <table:table-row table:style-name="ro1">
          <table:table-cell office:value-type="string">
            <text:p>0037</text:p>
          </table:table-cell>
          <table:table-cell office:value-type="string">
            <text:p>Farm-NOC</text:p>
          </table:table-cell>
        </table:table-row>
        <table:table-row table:style-name="ro1">
          <table:table-cell office:value-type="string">
            <text:p>0037</text:p>
          </table:table-cell>
          <table:table-cell office:value-type="string">
            <text:p>Grazing land maintenance-</text:p>
          </table:table-cell>
        </table:table-row>
        <table:table-row table:style-name="ro1">
          <table:table-cell office:value-type="string">
            <text:p>0037</text:p>
          </table:table-cell>
          <table:table-cell office:value-type="string">
            <text:p>Moss gathering-</text:p>
          </table:table-cell>
        </table:table-row>
        <table:table-row table:style-name="ro1">
          <table:table-cell office:value-type="string">
            <text:p>0037</text:p>
          </table:table-cell>
          <table:table-cell office:value-type="string">
            <text:p>Peppermint distillation by farmers-</text:p>
          </table:table-cell>
        </table:table-row>
        <table:table-row table:style-name="ro1">
          <table:table-cell office:value-type="string">
            <text:p>0037</text:p>
          </table:table-cell>
          <table:table-cell office:value-type="string">
            <text:p>Sod farming-</text:p>
          </table:table-cell>
        </table:table-row>
        <table:table-row table:style-name="ro1">
          <table:table-cell office:value-type="string">
            <text:p>0037</text:p>
          </table:table-cell>
          <table:table-cell office:value-type="string">
            <text:p>Spice growing-</text:p>
          </table:table-cell>
        </table:table-row>
        <table:table-row table:style-name="ro1">
          <table:table-cell office:value-type="string">
            <text:p>0037</text:p>
          </table:table-cell>
          <table:table-cell office:value-type="string">
            <text:p>Tobacco farms-</text:p>
          </table:table-cell>
        </table:table-row>
        <table:table-row table:style-name="ro1">
          <table:table-cell office:value-type="string">
            <text:p>0042</text:p>
          </table:table-cell>
          <table:table-cell office:value-type="string">
            <text:p>Artificial turf-installation only-</text:p>
          </table:table-cell>
        </table:table-row>
        <table:table-row table:style-name="ro1">
          <table:table-cell office:value-type="string">
            <text:p>0042</text:p>
          </table:table-cell>
          <table:table-cell office:value-type="string">
            <text:p>Landscape gardening</text:p>
          </table:table-cell>
        </table:table-row>
        <table:table-row table:style-name="ro1">
          <table:table-cell office:value-type="string">
            <text:p>0042</text:p>
          </table:table-cell>
          <table:table-cell office:value-type="string">
            <text:p>Road or street sodding or beautification work-</text:p>
          </table:table-cell>
        </table:table-row>
        <table:table-row table:style-name="ro1">
          <table:table-cell office:value-type="string">
            <text:p>0042</text:p>
          </table:table-cell>
          <table:table-cell office:value-type="string">
            <text:p>Street or road construction-beautification work-</text:p>
          </table:table-cell>
        </table:table-row>
        <table:table-row table:style-name="ro1">
          <table:table-cell office:value-type="string">
            <text:p>0042</text:p>
          </table:table-cell>
          <table:table-cell office:value-type="string">
            <text:p>Street or road sodding or beautification work-</text:p>
          </table:table-cell>
        </table:table-row>
        <table:table-row table:style-name="ro1">
          <table:table-cell office:value-type="string">
            <text:p>0050</text:p>
          </table:table-cell>
          <table:table-cell office:value-type="string">
            <text:p>Anhydrous ammonia-application to soil by contractors</text:p>
          </table:table-cell>
        </table:table-row>
        <table:table-row table:style-name="ro1">
          <table:table-cell office:value-type="string">
            <text:p>0050</text:p>
          </table:table-cell>
          <table:table-cell office:value-type="string">
            <text:p>Corn shelling-portable-</text:p>
          </table:table-cell>
        </table:table-row>
        <table:table-row table:style-name="ro1">
          <table:table-cell office:value-type="string">
            <text:p>0050</text:p>
          </table:table-cell>
          <table:table-cell office:value-type="string">
            <text:p>Electric, telephone or alarm line-brush or weed control by spraying-existing right-of-way-</text:p>
          </table:table-cell>
        </table:table-row>
        <table:table-row table:style-name="ro1">
          <table:table-cell office:value-type="string">
            <text:p>0050</text:p>
          </table:table-cell>
          <table:table-cell office:value-type="string">
            <text:p>Farm machinery operation-by contractor-</text:p>
          </table:table-cell>
        </table:table-row>
        <table:table-row table:style-name="ro1">
          <table:table-cell office:value-type="string">
            <text:p>0050</text:p>
          </table:table-cell>
          <table:table-cell office:value-type="string">
            <text:p>Feed -portable-</text:p>
          </table:table-cell>
        </table:table-row>
        <table:table-row table:style-name="ro1">
          <table:table-cell office:value-type="string">
            <text:p>0050</text:p>
          </table:table-cell>
          <table:table-cell office:value-type="string">
            <text:p>Fertilizer application-specialist contractor-</text:p>
          </table:table-cell>
        </table:table-row>
        <table:table-row table:style-name="ro1">
          <table:table-cell office:value-type="string">
            <text:p>0050</text:p>
          </table:table-cell>
          <table:table-cell office:value-type="string">
            <text:p>Hay baling</text:p>
          </table:table-cell>
        </table:table-row>
        <table:table-row table:style-name="ro1">
          <table:table-cell office:value-type="string">
            <text:p>0050</text:p>
          </table:table-cell>
          <table:table-cell office:value-type="string">
            <text:p>Insect control-crops, spraying from ground by specialist contractor-</text:p>
          </table:table-cell>
        </table:table-row>
        <table:table-row table:style-name="ro1">
          <table:table-cell office:value-type="string">
            <text:p>0050</text:p>
          </table:table-cell>
          <table:table-cell office:value-type="string">
            <text:p>Weed control-spraying from ground by specialist contractor-</text:p>
          </table:table-cell>
        </table:table-row>
        <table:table-row table:style-name="ro1">
          <table:table-cell office:value-type="string">
            <text:p>0079</text:p>
          </table:table-cell>
          <table:table-cell office:value-type="string">
            <text:p>Cranberry growers</text:p>
          </table:table-cell>
        </table:table-row>
        <table:table-row table:style-name="ro1">
          <table:table-cell office:value-type="string">
            <text:p>0079</text:p>
          </table:table-cell>
          <table:table-cell office:value-type="string">
            <text:p>Farm product-berries-</text:p>
          </table:table-cell>
        </table:table-row>
        <table:table-row table:style-name="ro1">
          <table:table-cell office:value-type="string">
            <text:p>0079</text:p>
          </table:table-cell>
          <table:table-cell office:value-type="string">
            <text:p>Farm product-cranberries-</text:p>
          </table:table-cell>
        </table:table-row>
        <table:table-row table:style-name="ro1">
          <table:table-cell office:value-type="string">
            <text:p>0079</text:p>
          </table:table-cell>
          <table:table-cell office:value-type="string">
            <text:p>Farm product-currants-</text:p>
          </table:table-cell>
        </table:table-row>
        <table:table-row table:style-name="ro1">
          <table:table-cell office:value-type="string">
            <text:p>0079</text:p>
          </table:table-cell>
          <table:table-cell office:value-type="string">
            <text:p>Farm product-grapes-</text:p>
          </table:table-cell>
        </table:table-row>
        <table:table-row table:style-name="ro1">
          <table:table-cell office:value-type="string">
            <text:p>0079</text:p>
          </table:table-cell>
          <table:table-cell office:value-type="string">
            <text:p>Farm product-hops-</text:p>
          </table:table-cell>
        </table:table-row>
        <table:table-row table:style-name="ro1">
          <table:table-cell office:value-type="string">
            <text:p>0079</text:p>
          </table:table-cell>
          <table:table-cell office:value-type="string">
            <text:p>Farm product-kiwi-</text:p>
          </table:table-cell>
        </table:table-row>
        <table:table-row table:style-name="ro1">
          <table:table-cell office:value-type="string">
            <text:p>0079</text:p>
          </table:table-cell>
          <table:table-cell office:value-type="string">
            <text:p>Farm product-strawberries-</text:p>
          </table:table-cell>
        </table:table-row>
        <table:table-row table:style-name="ro1">
          <table:table-cell office:value-type="string">
            <text:p>0079</text:p>
          </table:table-cell>
          <table:table-cell office:value-type="string">
            <text:p>Farm product-vineyards-</text:p>
          </table:table-cell>
        </table:table-row>
        <table:table-row table:style-name="ro1">
          <table:table-cell office:value-type="string">
            <text:p>0079</text:p>
          </table:table-cell>
          <table:table-cell office:value-type="string">
            <text:p>Farm-berry or vineyard-</text:p>
          </table:table-cell>
        </table:table-row>
        <table:table-row table:style-name="ro1">
          <table:table-cell office:value-type="string">
            <text:p>0079</text:p>
          </table:table-cell>
          <table:table-cell office:value-type="string">
            <text:p>Farm-vineyard or berry-</text:p>
          </table:table-cell>
        </table:table-row>
        <table:table-row table:style-name="ro1">
          <table:table-cell office:value-type="string">
            <text:p>0083</text:p>
          </table:table-cell>
          <table:table-cell office:value-type="string">
            <text:p>Artificial insemination of cattle-. All other than professional employees</text:p>
          </table:table-cell>
        </table:table-row>
        <table:table-row table:style-name="ro1">
          <table:table-cell office:value-type="string">
            <text:p>0083</text:p>
          </table:table-cell>
          <table:table-cell office:value-type="string">
            <text:p>Dude ranches-cattle ranches</text:p>
          </table:table-cell>
        </table:table-row>
        <table:table-row table:style-name="ro1">
          <table:table-cell office:value-type="string">
            <text:p>0083</text:p>
          </table:table-cell>
          <table:table-cell office:value-type="string">
            <text:p>Farm product-cattle-</text:p>
          </table:table-cell>
        </table:table-row>
        <table:table-row table:style-name="ro1">
          <table:table-cell office:value-type="string">
            <text:p>0083</text:p>
          </table:table-cell>
          <table:table-cell office:value-type="string">
            <text:p>Farm product-goats-</text:p>
          </table:table-cell>
        </table:table-row>
        <table:table-row table:style-name="ro1">
          <table:table-cell office:value-type="string">
            <text:p>0083</text:p>
          </table:table-cell>
          <table:table-cell office:value-type="string">
            <text:p>Farm product-hogs-</text:p>
          </table:table-cell>
        </table:table-row>
        <table:table-row table:style-name="ro1">
          <table:table-cell office:value-type="string">
            <text:p>0083</text:p>
          </table:table-cell>
          <table:table-cell office:value-type="string">
            <text:p>Farm product-horses-</text:p>
          </table:table-cell>
        </table:table-row>
        <table:table-row table:style-name="ro1">
          <table:table-cell office:value-type="string">
            <text:p>0083</text:p>
          </table:table-cell>
          <table:table-cell office:value-type="string">
            <text:p>Farm product-sheep-</text:p>
          </table:table-cell>
        </table:table-row>
        <table:table-row table:style-name="ro1">
          <table:table-cell office:value-type="string">
            <text:p>0083</text:p>
          </table:table-cell>
          <table:table-cell office:value-type="string">
            <text:p>Farm-cattle or livestock raising NOC</text:p>
          </table:table-cell>
        </table:table-row>
        <table:table-row table:style-name="ro1">
          <table:table-cell office:value-type="string">
            <text:p>0083</text:p>
          </table:table-cell>
          <table:table-cell office:value-type="string">
            <text:p>Farm-goat or sheep raising</text:p>
          </table:table-cell>
        </table:table-row>
        <table:table-row table:style-name="ro1">
          <table:table-cell office:value-type="string">
            <text:p>0083</text:p>
          </table:table-cell>
          <table:table-cell office:value-type="string">
            <text:p>Farm-livestock or cattle raising NOC</text:p>
          </table:table-cell>
        </table:table-row>
        <table:table-row table:style-name="ro1">
          <table:table-cell office:value-type="string">
            <text:p>0083</text:p>
          </table:table-cell>
          <table:table-cell office:value-type="string">
            <text:p>Farm-sheep or goat raising</text:p>
          </table:table-cell>
        </table:table-row>
        <table:table-row table:style-name="ro1">
          <table:table-cell office:value-type="string">
            <text:p>0106</text:p>
          </table:table-cell>
          <table:table-cell office:value-type="string">
            <text:p>Christmas tree harvesting exclusively-</text:p>
          </table:table-cell>
        </table:table-row>
        <table:table-row table:style-name="ro1">
          <table:table-cell office:value-type="string">
            <text:p>0106</text:p>
          </table:table-cell>
          <table:table-cell office:value-type="string">
            <text:p>Electric, telephone or alarm line-tree pruning, spraying or removal-existing right-of-way-</text:p>
          </table:table-cell>
        </table:table-row>
        <table:table-row table:style-name="ro1">
          <table:table-cell office:value-type="string">
            <text:p>0106</text:p>
          </table:table-cell>
          <table:table-cell office:value-type="string">
            <text:p>Tree pruning, spraying, repairing</text:p>
          </table:table-cell>
        </table:table-row>
        <table:table-row table:style-name="ro1">
          <table:table-cell office:value-type="string">
            <text:p>0113</text:p>
          </table:table-cell>
          <table:table-cell office:value-type="string">
            <text:p>Farm product-fish hatcheries-</text:p>
          </table:table-cell>
        </table:table-row>
        <table:table-row table:style-name="ro1">
          <table:table-cell office:value-type="string">
            <text:p>0113</text:p>
          </table:table-cell>
          <table:table-cell office:value-type="string">
            <text:p>Farm-fish hatchery</text:p>
          </table:table-cell>
        </table:table-row>
        <table:table-row table:style-name="ro1">
          <table:table-cell office:value-type="string">
            <text:p>0113</text:p>
          </table:table-cell>
          <table:table-cell office:value-type="string">
            <text:p>Fish hatcheries-</text:p>
          </table:table-cell>
        </table:table-row>
        <table:table-row table:style-name="ro1">
          <table:table-cell office:value-type="string">
            <text:p>0170</text:p>
          </table:table-cell>
          <table:table-cell office:value-type="string">
            <text:p>Alligator farms-</text:p>
          </table:table-cell>
        </table:table-row>
        <table:table-row table:style-name="ro1">
          <table:table-cell office:value-type="string">
            <text:p>0170</text:p>
          </table:table-cell>
          <table:table-cell office:value-type="string">
            <text:p>Chinchilla raising-</text:p>
          </table:table-cell>
        </table:table-row>
        <table:table-row table:style-name="ro1">
          <table:table-cell office:value-type="string">
            <text:p>0170</text:p>
          </table:table-cell>
          <table:table-cell office:value-type="string">
            <text:p>Farm product-animals-fur bearing-</text:p>
          </table:table-cell>
        </table:table-row>
        <table:table-row table:style-name="ro1">
          <table:table-cell office:value-type="string">
            <text:p>0170</text:p>
          </table:table-cell>
          <table:table-cell office:value-type="string">
            <text:p>Farm-animal raising (fur bearing)</text:p>
          </table:table-cell>
        </table:table-row>
        <table:table-row table:style-name="ro1">
          <table:table-cell office:value-type="string">
            <text:p>0170</text:p>
          </table:table-cell>
          <table:table-cell office:value-type="string">
            <text:p>Fox raising-</text:p>
          </table:table-cell>
        </table:table-row>
        <table:table-row table:style-name="ro1">
          <table:table-cell office:value-type="string">
            <text:p>0170</text:p>
          </table:table-cell>
          <table:table-cell office:value-type="string">
            <text:p>Fur bearing animals-, raising of</text:p>
          </table:table-cell>
        </table:table-row>
        <table:table-row table:style-name="ro1">
          <table:table-cell office:value-type="string">
            <text:p>0170</text:p>
          </table:table-cell>
          <table:table-cell office:value-type="string">
            <text:p>Laboratory animals-breeding or care-</text:p>
          </table:table-cell>
        </table:table-row>
        <table:table-row table:style-name="ro1">
          <table:table-cell office:value-type="string">
            <text:p>0170</text:p>
          </table:table-cell>
          <table:table-cell office:value-type="string">
            <text:p>Mink raising-</text:p>
          </table:table-cell>
        </table:table-row>
        <table:table-row table:style-name="ro1">
          <table:table-cell office:value-type="string">
            <text:p>0251</text:p>
          </table:table-cell>
          <table:table-cell office:value-type="string">
            <text:p>Ditch cleaning-irrigation-</text:p>
          </table:table-cell>
        </table:table-row>
        <table:table-row table:style-name="ro1">
          <table:table-cell office:value-type="string">
            <text:p>0251</text:p>
          </table:table-cell>
          <table:table-cell office:value-type="string">
            <text:p>Irrigation or drainage system or canal maintenance-</text:p>
          </table:table-cell>
        </table:table-row>
        <table:table-row table:style-name="ro1">
          <table:table-cell office:value-type="string">
            <text:p>0251</text:p>
          </table:table-cell>
          <table:table-cell office:value-type="string">
            <text:p>Irrigation works operation</text:p>
          </table:table-cell>
        </table:table-row>
        <table:table-row table:style-name="ro1">
          <table:table-cell office:value-type="string">
            <text:p>0400</text:p>
          </table:table-cell>
          <table:table-cell office:value-type="string">
            <text:p>Cotton compressing</text:p>
          </table:table-cell>
        </table:table-row>
        <table:table-row table:style-name="ro1">
          <table:table-cell office:value-type="string">
            <text:p>0401</text:p>
          </table:table-cell>
          <table:table-cell office:value-type="string">
            <text:p>Cotton gin operation &amp; local managers, drivers</text:p>
          </table:table-cell>
        </table:table-row>
        <table:table-row table:style-name="ro1">
          <table:table-cell office:value-type="string">
            <text:p>0401</text:p>
          </table:table-cell>
          <table:table-cell office:value-type="string">
            <text:p>Decortication-fibrous plants-</text:p>
          </table:table-cell>
        </table:table-row>
        <table:table-row table:style-name="ro1">
          <table:table-cell office:value-type="string">
            <text:p>0908</text:p>
          </table:table-cell>
          <table:table-cell office:value-type="string">
            <text:p>Domestic workers-inside-occasional</text:p>
          </table:table-cell>
        </table:table-row>
        <table:table-row table:style-name="ro1">
          <table:table-cell office:value-type="string">
            <text:p>0909</text:p>
          </table:table-cell>
          <table:table-cell office:value-type="string">
            <text:p>Domestic workers-outside-occasional-including occasional private chauffeurs</text:p>
          </table:table-cell>
        </table:table-row>
        <table:table-row table:style-name="ro1">
          <table:table-cell office:value-type="string">
            <text:p>0912</text:p>
          </table:table-cell>
          <table:table-cell office:value-type="string">
            <text:p>Domestic workers-outside-including private chauffeurs</text:p>
          </table:table-cell>
        </table:table-row>
        <table:table-row table:style-name="ro1">
          <table:table-cell office:value-type="string">
            <text:p>0913</text:p>
          </table:table-cell>
          <table:table-cell office:value-type="string">
            <text:p>Domestic workers-inside</text:p>
          </table:table-cell>
        </table:table-row>
        <table:table-row table:style-name="ro1">
          <table:table-cell office:value-type="string">
            <text:p>0917</text:p>
          </table:table-cell>
          <table:table-cell office:value-type="string">
            <text:p>Domestic service contractor-inside</text:p>
          </table:table-cell>
        </table:table-row>
        <table:table-row table:style-name="ro1">
          <table:table-cell office:value-type="string">
            <text:p>1005</text:p>
          </table:table-cell>
          <table:table-cell office:value-type="string">
            <text:p>Coal mining-surface-</text:p>
          </table:table-cell>
        </table:table-row>
        <table:table-row table:style-name="ro1">
          <table:table-cell office:value-type="string">
            <text:p>1016</text:p>
          </table:table-cell>
          <table:table-cell office:value-type="string">
            <text:p>Coal mining-NOC</text:p>
          </table:table-cell>
        </table:table-row>
        <table:table-row table:style-name="ro1">
          <table:table-cell office:value-type="string">
            <text:p>1164</text:p>
          </table:table-cell>
          <table:table-cell office:value-type="string">
            <text:p>Cave expansion-</text:p>
          </table:table-cell>
        </table:table-row>
        <table:table-row table:style-name="ro1">
          <table:table-cell office:value-type="string">
            <text:p>1164</text:p>
          </table:table-cell>
          <table:table-cell office:value-type="string">
            <text:p>Caves-excavation of new areas for exhibition purposes-</text:p>
          </table:table-cell>
        </table:table-row>
        <table:table-row table:style-name="ro1">
          <table:table-cell office:value-type="string">
            <text:p>1164</text:p>
          </table:table-cell>
          <table:table-cell office:value-type="string">
            <text:p>Clay mining-underground-</text:p>
          </table:table-cell>
        </table:table-row>
        <table:table-row table:style-name="ro1">
          <table:table-cell office:value-type="string">
            <text:p>1164</text:p>
          </table:table-cell>
          <table:table-cell office:value-type="string">
            <text:p>Mineral mining-underground-</text:p>
          </table:table-cell>
        </table:table-row>
        <table:table-row table:style-name="ro1">
          <table:table-cell office:value-type="string">
            <text:p>1164</text:p>
          </table:table-cell>
          <table:table-cell office:value-type="string">
            <text:p>Mining NOC-not coal-underground-</text:p>
          </table:table-cell>
        </table:table-row>
        <table:table-row table:style-name="ro1">
          <table:table-cell office:value-type="string">
            <text:p>1164</text:p>
          </table:table-cell>
          <table:table-cell office:value-type="string">
            <text:p>Ore mining-underground-</text:p>
          </table:table-cell>
        </table:table-row>
        <table:table-row table:style-name="ro1">
          <table:table-cell office:value-type="string">
            <text:p>1164</text:p>
          </table:table-cell>
          <table:table-cell office:value-type="string">
            <text:p>Stone mining-underground-</text:p>
          </table:table-cell>
        </table:table-row>
        <table:table-row table:style-name="ro1">
          <table:table-cell office:value-type="string">
            <text:p>1165</text:p>
          </table:table-cell>
          <table:table-cell office:value-type="string">
            <text:p>Asbestos-surface mining-</text:p>
          </table:table-cell>
        </table:table-row>
        <table:table-row table:style-name="ro1">
          <table:table-cell office:value-type="string">
            <text:p>1165</text:p>
          </table:table-cell>
          <table:table-cell office:value-type="string">
            <text:p>Asphalt-surface mining-</text:p>
          </table:table-cell>
        </table:table-row>
        <table:table-row table:style-name="ro1">
          <table:table-cell office:value-type="string">
            <text:p>1165</text:p>
          </table:table-cell>
          <table:table-cell office:value-type="string">
            <text:p>Chalk-surface mining-</text:p>
          </table:table-cell>
        </table:table-row>
        <table:table-row table:style-name="ro1">
          <table:table-cell office:value-type="string">
            <text:p>1165</text:p>
          </table:table-cell>
          <table:table-cell office:value-type="string">
            <text:p>Graphite-surface mining-</text:p>
          </table:table-cell>
        </table:table-row>
        <table:table-row table:style-name="ro1">
          <table:table-cell office:value-type="string">
            <text:p>1165</text:p>
          </table:table-cell>
          <table:table-cell office:value-type="string">
            <text:p>Gypsum-surface mining-</text:p>
          </table:table-cell>
        </table:table-row>
        <table:table-row table:style-name="ro1">
          <table:table-cell office:value-type="string">
            <text:p>1165</text:p>
          </table:table-cell>
          <table:table-cell office:value-type="string">
            <text:p>Mica-surface mining-</text:p>
          </table:table-cell>
        </table:table-row>
        <table:table-row table:style-name="ro1">
          <table:table-cell office:value-type="string">
            <text:p>1165</text:p>
          </table:table-cell>
          <table:table-cell office:value-type="string">
            <text:p>Mining NOC-not coal-surface</text:p>
          </table:table-cell>
        </table:table-row>
        <table:table-row table:style-name="ro1">
          <table:table-cell office:value-type="string">
            <text:p>1165</text:p>
          </table:table-cell>
          <table:table-cell office:value-type="string">
            <text:p>Ore mining-surface-</text:p>
          </table:table-cell>
        </table:table-row>
        <table:table-row table:style-name="ro1">
          <table:table-cell office:value-type="string">
            <text:p>1165</text:p>
          </table:table-cell>
          <table:table-cell office:value-type="string">
            <text:p>Phosphate rock-surface mining-</text:p>
          </table:table-cell>
        </table:table-row>
        <table:table-row table:style-name="ro1">
          <table:table-cell office:value-type="string">
            <text:p>1165</text:p>
          </table:table-cell>
          <table:table-cell office:value-type="string">
            <text:p>Talc-surface mining-</text:p>
          </table:table-cell>
        </table:table-row>
        <table:table-row table:style-name="ro1">
          <table:table-cell office:value-type="string">
            <text:p>1320</text:p>
          </table:table-cell>
          <table:table-cell office:value-type="string">
            <text:p>Gas or oil lease operator-natural gas-all operations</text:p>
          </table:table-cell>
        </table:table-row>
        <table:table-row table:style-name="ro1">
          <table:table-cell office:value-type="string">
            <text:p>1320</text:p>
          </table:table-cell>
          <table:table-cell office:value-type="string">
            <text:p>Oil or gas lease operator-all operations</text:p>
          </table:table-cell>
        </table:table-row>
        <table:table-row table:style-name="ro1">
          <table:table-cell office:value-type="string">
            <text:p>1322</text:p>
          </table:table-cell>
          <table:table-cell office:value-type="string">
            <text:p>Oil or gas well cleaning or swabbing of old wells having previously produced gas or oil-by contractor-no drilling-</text:p>
          </table:table-cell>
        </table:table-row>
        <table:table-row table:style-name="ro1">
          <table:table-cell office:value-type="string">
            <text:p>1430</text:p>
          </table:table-cell>
          <table:table-cell office:value-type="string">
            <text:p>Lead </text:p>
          </table:table-cell>
        </table:table-row>
        <table:table-row table:style-name="ro1">
          <table:table-cell office:value-type="string">
            <text:p>1430</text:p>
          </table:table-cell>
          <table:table-cell office:value-type="string">
            <text:p>Smelting, sintering or refining-lead-</text:p>
          </table:table-cell>
        </table:table-row>
        <table:table-row table:style-name="ro1">
          <table:table-cell office:value-type="string">
            <text:p>1438</text:p>
          </table:table-cell>
          <table:table-cell office:value-type="string">
            <text:p>Blast furnace operation</text:p>
          </table:table-cell>
        </table:table-row>
        <table:table-row table:style-name="ro1">
          <table:table-cell office:value-type="string">
            <text:p>1438</text:p>
          </table:table-cell>
          <table:table-cell office:value-type="string">
            <text:p>Calcium carbide </text:p>
          </table:table-cell>
        </table:table-row>
        <table:table-row table:style-name="ro1">
          <table:table-cell office:value-type="string">
            <text:p>1438</text:p>
          </table:table-cell>
          <table:table-cell office:value-type="string">
            <text:p>Magnesium metal -all operations and drivers</text:p>
          </table:table-cell>
        </table:table-row>
        <table:table-row table:style-name="ro1">
          <table:table-cell office:value-type="string">
            <text:p>1438</text:p>
          </table:table-cell>
          <table:table-cell office:value-type="string">
            <text:p>Metal extraction from ores-non-ferrous-</text:p>
          </table:table-cell>
        </table:table-row>
        <table:table-row table:style-name="ro1">
          <table:table-cell office:value-type="string">
            <text:p>1438</text:p>
          </table:table-cell>
          <table:table-cell office:value-type="string">
            <text:p>Porcelain frit -</text:p>
          </table:table-cell>
        </table:table-row>
        <table:table-row table:style-name="ro1">
          <table:table-cell office:value-type="string">
            <text:p>1438</text:p>
          </table:table-cell>
          <table:table-cell office:value-type="string">
            <text:p>Smelting, sintering or refining-metals-not iron or lead-NOC</text:p>
          </table:table-cell>
        </table:table-row>
        <table:table-row table:style-name="ro1">
          <table:table-cell office:value-type="string">
            <text:p>1438</text:p>
          </table:table-cell>
          <table:table-cell office:value-type="string">
            <text:p>Smelting-electric process-</text:p>
          </table:table-cell>
        </table:table-row>
        <table:table-row table:style-name="ro1">
          <table:table-cell office:value-type="string">
            <text:p>1438</text:p>
          </table:table-cell>
          <table:table-cell office:value-type="string">
            <text:p>Steel grit -</text:p>
          </table:table-cell>
        </table:table-row>
        <table:table-row table:style-name="ro1">
          <table:table-cell office:value-type="string">
            <text:p>1452</text:p>
          </table:table-cell>
          <table:table-cell office:value-type="string">
            <text:p>Graphite -not artificial-</text:p>
          </table:table-cell>
        </table:table-row>
        <table:table-row table:style-name="ro1">
          <table:table-cell office:value-type="string">
            <text:p>1452</text:p>
          </table:table-cell>
          <table:table-cell office:value-type="string">
            <text:p>Ore milling</text:p>
          </table:table-cell>
        </table:table-row>
        <table:table-row table:style-name="ro1">
          <table:table-cell office:value-type="string">
            <text:p>1463</text:p>
          </table:table-cell>
          <table:table-cell office:value-type="string">
            <text:p>Asphalt works -operated by paving contractors at permanent location</text:p>
          </table:table-cell>
        </table:table-row>
        <table:table-row table:style-name="ro1">
          <table:table-cell office:value-type="string">
            <text:p>1463</text:p>
          </table:table-cell>
          <table:table-cell office:value-type="string">
            <text:p>Coal billet or briquette </text:p>
          </table:table-cell>
        </table:table-row>
        <table:table-row table:style-name="ro1">
          <table:table-cell office:value-type="string">
            <text:p>1472</text:p>
          </table:table-cell>
          <table:table-cell office:value-type="string">
            <text:p>Alcohol -wood</text:p>
          </table:table-cell>
        </table:table-row>
        <table:table-row table:style-name="ro1">
          <table:table-cell office:value-type="string">
            <text:p>1472</text:p>
          </table:table-cell>
          <table:table-cell office:value-type="string">
            <text:p>Camphine </text:p>
          </table:table-cell>
        </table:table-row>
        <table:table-row table:style-name="ro1">
          <table:table-cell office:value-type="string">
            <text:p>1472</text:p>
          </table:table-cell>
          <table:table-cell office:value-type="string">
            <text:p>Charcoal </text:p>
          </table:table-cell>
        </table:table-row>
        <table:table-row table:style-name="ro1">
          <table:table-cell office:value-type="string">
            <text:p>1472</text:p>
          </table:table-cell>
          <table:table-cell office:value-type="string">
            <text:p>Coke </text:p>
          </table:table-cell>
        </table:table-row>
        <table:table-row table:style-name="ro1">
          <table:table-cell office:value-type="string">
            <text:p>1472</text:p>
          </table:table-cell>
          <table:table-cell office:value-type="string">
            <text:p>Creosote </text:p>
          </table:table-cell>
        </table:table-row>
        <table:table-row table:style-name="ro1">
          <table:table-cell office:value-type="string">
            <text:p>1472</text:p>
          </table:table-cell>
          <table:table-cell office:value-type="string">
            <text:p>Distillation-wood-</text:p>
          </table:table-cell>
        </table:table-row>
        <table:table-row table:style-name="ro1">
          <table:table-cell office:value-type="string">
            <text:p>1472</text:p>
          </table:table-cell>
          <table:table-cell office:value-type="string">
            <text:p>Pinene -</text:p>
          </table:table-cell>
        </table:table-row>
        <table:table-row table:style-name="ro1">
          <table:table-cell office:value-type="string">
            <text:p>1624</text:p>
          </table:table-cell>
          <table:table-cell office:value-type="string">
            <text:p>Aplite rock quarry-</text:p>
          </table:table-cell>
        </table:table-row>
        <table:table-row table:style-name="ro1">
          <table:table-cell office:value-type="string">
            <text:p>1624</text:p>
          </table:table-cell>
          <table:table-cell office:value-type="string">
            <text:p>Ballast rock quarry-</text:p>
          </table:table-cell>
        </table:table-row>
        <table:table-row table:style-name="ro1">
          <table:table-cell office:value-type="string">
            <text:p>1624</text:p>
          </table:table-cell>
          <table:table-cell office:value-type="string">
            <text:p>Cement rock quarry-</text:p>
          </table:table-cell>
        </table:table-row>
        <table:table-row table:style-name="ro1">
          <table:table-cell office:value-type="string">
            <text:p>1624</text:p>
          </table:table-cell>
          <table:table-cell office:value-type="string">
            <text:p>Coral rock quarry-</text:p>
          </table:table-cell>
        </table:table-row>
        <table:table-row table:style-name="ro1">
          <table:table-cell office:value-type="string">
            <text:p>1624</text:p>
          </table:table-cell>
          <table:table-cell office:value-type="string">
            <text:p>Feldspar mining</text:p>
          </table:table-cell>
        </table:table-row>
        <table:table-row table:style-name="ro1">
          <table:table-cell office:value-type="string">
            <text:p>1624</text:p>
          </table:table-cell>
          <table:table-cell office:value-type="string">
            <text:p>Feldspar quarry-</text:p>
          </table:table-cell>
        </table:table-row>
        <table:table-row table:style-name="ro1">
          <table:table-cell office:value-type="string">
            <text:p>1624</text:p>
          </table:table-cell>
          <table:table-cell office:value-type="string">
            <text:p>Granite quarry-</text:p>
          </table:table-cell>
        </table:table-row>
        <table:table-row table:style-name="ro1">
          <table:table-cell office:value-type="string">
            <text:p>1624</text:p>
          </table:table-cell>
          <table:table-cell office:value-type="string">
            <text:p>Limestone quarry-</text:p>
          </table:table-cell>
        </table:table-row>
        <table:table-row table:style-name="ro1">
          <table:table-cell office:value-type="string">
            <text:p>1624</text:p>
          </table:table-cell>
          <table:table-cell office:value-type="string">
            <text:p>Quarry NOC</text:p>
          </table:table-cell>
        </table:table-row>
        <table:table-row table:style-name="ro1">
          <table:table-cell office:value-type="string">
            <text:p>1624</text:p>
          </table:table-cell>
          <table:table-cell office:value-type="string">
            <text:p>Rock asphalt quarry-</text:p>
          </table:table-cell>
        </table:table-row>
        <table:table-row table:style-name="ro1">
          <table:table-cell office:value-type="string">
            <text:p>1624</text:p>
          </table:table-cell>
          <table:table-cell office:value-type="string">
            <text:p>Roofing slate <text:s/>or slate splitting</text:p>
          </table:table-cell>
        </table:table-row>
        <table:table-row table:style-name="ro1">
          <table:table-cell office:value-type="string">
            <text:p>1624</text:p>
          </table:table-cell>
          <table:table-cell office:value-type="string">
            <text:p>Silica rock quarry-</text:p>
          </table:table-cell>
        </table:table-row>
        <table:table-row table:style-name="ro1">
          <table:table-cell office:value-type="string">
            <text:p>1624</text:p>
          </table:table-cell>
          <table:table-cell office:value-type="string">
            <text:p>Slag digging and crushing-</text:p>
          </table:table-cell>
        </table:table-row>
        <table:table-row table:style-name="ro1">
          <table:table-cell office:value-type="string">
            <text:p>1624</text:p>
          </table:table-cell>
          <table:table-cell office:value-type="string">
            <text:p>Slate quarry-</text:p>
          </table:table-cell>
        </table:table-row>
        <table:table-row table:style-name="ro1">
          <table:table-cell office:value-type="string">
            <text:p>1624</text:p>
          </table:table-cell>
          <table:table-cell office:value-type="string">
            <text:p>Slate splitting or roofing slate </text:p>
          </table:table-cell>
        </table:table-row>
        <table:table-row table:style-name="ro1">
          <table:table-cell office:value-type="string">
            <text:p>1642</text:p>
          </table:table-cell>
          <table:table-cell office:value-type="string">
            <text:p>Lime</text:p>
          </table:table-cell>
        </table:table-row>
        <table:table-row table:style-name="ro1">
          <table:table-cell office:value-type="string">
            <text:p>1654</text:p>
          </table:table-cell>
          <table:table-cell office:value-type="string">
            <text:p>Quarry-cement rock-surface-</text:p>
          </table:table-cell>
        </table:table-row>
        <table:table-row table:style-name="ro1">
          <table:table-cell office:value-type="string">
            <text:p>1655</text:p>
          </table:table-cell>
          <table:table-cell office:value-type="string">
            <text:p>Lime -quarry-surface-</text:p>
          </table:table-cell>
        </table:table-row>
        <table:table-row table:style-name="ro1">
          <table:table-cell office:value-type="string">
            <text:p>1655</text:p>
          </table:table-cell>
          <table:table-cell office:value-type="string">
            <text:p>Quarry-limestone-surface-</text:p>
          </table:table-cell>
        </table:table-row>
        <table:table-row table:style-name="ro1">
          <table:table-cell office:value-type="string">
            <text:p>1699</text:p>
          </table:table-cell>
          <table:table-cell office:value-type="string">
            <text:p>Fiberglass <text:s/>for insulation purposes</text:p>
          </table:table-cell>
        </table:table-row>
        <table:table-row table:style-name="ro1">
          <table:table-cell office:value-type="string">
            <text:p>1699</text:p>
          </table:table-cell>
          <table:table-cell office:value-type="string">
            <text:p>Insulating-mineral process</text:p>
          </table:table-cell>
        </table:table-row>
        <table:table-row table:style-name="ro1">
          <table:table-cell office:value-type="string">
            <text:p>1699</text:p>
          </table:table-cell>
          <table:table-cell office:value-type="string">
            <text:p>Mineral wool</text:p>
          </table:table-cell>
        </table:table-row>
        <table:table-row table:style-name="ro1">
          <table:table-cell office:value-type="string">
            <text:p>1699</text:p>
          </table:table-cell>
          <table:table-cell office:value-type="string">
            <text:p>Perlite</text:p>
          </table:table-cell>
        </table:table-row>
        <table:table-row table:style-name="ro1">
          <table:table-cell office:value-type="string">
            <text:p>1699</text:p>
          </table:table-cell>
          <table:table-cell office:value-type="string">
            <text:p>Rock wool</text:p>
          </table:table-cell>
        </table:table-row>
        <table:table-row table:style-name="ro1">
          <table:table-cell office:value-type="string">
            <text:p>1699</text:p>
          </table:table-cell>
          <table:table-cell office:value-type="string">
            <text:p>Shale aggregateproduction</text:p>
          </table:table-cell>
        </table:table-row>
        <table:table-row table:style-name="ro1">
          <table:table-cell office:value-type="string">
            <text:p>1699</text:p>
          </table:table-cell>
          <table:table-cell office:value-type="string">
            <text:p>Vermiculite</text:p>
          </table:table-cell>
        </table:table-row>
        <table:table-row table:style-name="ro1">
          <table:table-cell office:value-type="string">
            <text:p>1701</text:p>
          </table:table-cell>
          <table:table-cell office:value-type="string">
            <text:p>Cement</text:p>
          </table:table-cell>
        </table:table-row>
        <table:table-row table:style-name="ro1">
          <table:table-cell office:value-type="string">
            <text:p>1701</text:p>
          </table:table-cell>
          <table:table-cell office:value-type="string">
            <text:p>Magnesite</text:p>
          </table:table-cell>
        </table:table-row>
        <table:table-row table:style-name="ro1">
          <table:table-cell office:value-type="string">
            <text:p>1701</text:p>
          </table:table-cell>
          <table:table-cell office:value-type="string">
            <text:p>Plaster mill</text:p>
          </table:table-cell>
        </table:table-row>
        <table:table-row table:style-name="ro1">
          <table:table-cell office:value-type="string">
            <text:p>1710</text:p>
          </table:table-cell>
          <table:table-cell office:value-type="string">
            <text:p>Gravel -</text:p>
          </table:table-cell>
        </table:table-row>
        <table:table-row table:style-name="ro1">
          <table:table-cell office:value-type="string">
            <text:p>1710</text:p>
          </table:table-cell>
          <table:table-cell office:value-type="string">
            <text:p>Stone crushing</text:p>
          </table:table-cell>
        </table:table-row>
        <table:table-row table:style-name="ro1">
          <table:table-cell office:value-type="string">
            <text:p>1741</text:p>
          </table:table-cell>
          <table:table-cell office:value-type="string">
            <text:p>Flint or spar grinding</text:p>
          </table:table-cell>
        </table:table-row>
        <table:table-row table:style-name="ro1">
          <table:table-cell office:value-type="string">
            <text:p>1741</text:p>
          </table:table-cell>
          <table:table-cell office:value-type="string">
            <text:p>Mica grinding-</text:p>
          </table:table-cell>
        </table:table-row>
        <table:table-row table:style-name="ro1">
          <table:table-cell office:value-type="string">
            <text:p>1741</text:p>
          </table:table-cell>
          <table:table-cell office:value-type="string">
            <text:p>Roofing granules -</text:p>
          </table:table-cell>
        </table:table-row>
        <table:table-row table:style-name="ro1">
          <table:table-cell office:value-type="string">
            <text:p>1741</text:p>
          </table:table-cell>
          <table:table-cell office:value-type="string">
            <text:p>Silica grinding-</text:p>
          </table:table-cell>
        </table:table-row>
        <table:table-row table:style-name="ro1">
          <table:table-cell office:value-type="string">
            <text:p>1741</text:p>
          </table:table-cell>
          <table:table-cell office:value-type="string">
            <text:p>Slate grinding-</text:p>
          </table:table-cell>
        </table:table-row>
        <table:table-row table:style-name="ro1">
          <table:table-cell office:value-type="string">
            <text:p>1741</text:p>
          </table:table-cell>
          <table:table-cell office:value-type="string">
            <text:p>Spar or flint grinding</text:p>
          </table:table-cell>
        </table:table-row>
        <table:table-row table:style-name="ro1">
          <table:table-cell office:value-type="string">
            <text:p>1747</text:p>
          </table:table-cell>
          <table:table-cell office:value-type="string">
            <text:p>Bauxite grinding-</text:p>
          </table:table-cell>
        </table:table-row>
        <table:table-row table:style-name="ro1">
          <table:table-cell office:value-type="string">
            <text:p>1747</text:p>
          </table:table-cell>
          <table:table-cell office:value-type="string">
            <text:p>Clay milling-</text:p>
          </table:table-cell>
        </table:table-row>
        <table:table-row table:style-name="ro1">
          <table:table-cell office:value-type="string">
            <text:p>1747</text:p>
          </table:table-cell>
          <table:table-cell office:value-type="string">
            <text:p>Emery works</text:p>
          </table:table-cell>
        </table:table-row>
        <table:table-row table:style-name="ro1">
          <table:table-cell office:value-type="string">
            <text:p>1747</text:p>
          </table:table-cell>
          <table:table-cell office:value-type="string">
            <text:p>Kaolin grinding-</text:p>
          </table:table-cell>
        </table:table-row>
        <table:table-row table:style-name="ro1">
          <table:table-cell office:value-type="string">
            <text:p>1747</text:p>
          </table:table-cell>
          <table:table-cell office:value-type="string">
            <text:p>Limestone milling-powdered-</text:p>
          </table:table-cell>
        </table:table-row>
        <table:table-row table:style-name="ro1">
          <table:table-cell office:value-type="string">
            <text:p>1747</text:p>
          </table:table-cell>
          <table:table-cell office:value-type="string">
            <text:p>Marl grinding-</text:p>
          </table:table-cell>
        </table:table-row>
        <table:table-row table:style-name="ro1">
          <table:table-cell office:value-type="string">
            <text:p>1747</text:p>
          </table:table-cell>
          <table:table-cell office:value-type="string">
            <text:p>Ochre grinding-</text:p>
          </table:table-cell>
        </table:table-row>
        <table:table-row table:style-name="ro1">
          <table:table-cell office:value-type="string">
            <text:p>1747</text:p>
          </table:table-cell>
          <table:table-cell office:value-type="string">
            <text:p>Talc mill</text:p>
          </table:table-cell>
        </table:table-row>
        <table:table-row table:style-name="ro1">
          <table:table-cell office:value-type="string">
            <text:p>1748</text:p>
          </table:table-cell>
          <table:table-cell office:value-type="string">
            <text:p>Abrasive wheel </text:p>
          </table:table-cell>
        </table:table-row>
        <table:table-row table:style-name="ro1">
          <table:table-cell office:value-type="string">
            <text:p>1803</text:p>
          </table:table-cell>
          <table:table-cell office:value-type="string">
            <text:p>Alabaster turning or carving-</text:p>
          </table:table-cell>
        </table:table-row>
        <table:table-row table:style-name="ro1">
          <table:table-cell office:value-type="string">
            <text:p>1803</text:p>
          </table:table-cell>
          <table:table-cell office:value-type="string">
            <text:p>Granite cutting or polishing-</text:p>
          </table:table-cell>
        </table:table-row>
        <table:table-row table:style-name="ro1">
          <table:table-cell office:value-type="string">
            <text:p>1803</text:p>
          </table:table-cell>
          <table:table-cell office:value-type="string">
            <text:p>Grindstone -no quarrying-</text:p>
          </table:table-cell>
        </table:table-row>
        <table:table-row table:style-name="ro1">
          <table:table-cell office:value-type="string">
            <text:p>1803</text:p>
          </table:table-cell>
          <table:table-cell office:value-type="string">
            <text:p>Limestone cutting or polishing-</text:p>
          </table:table-cell>
        </table:table-row>
        <table:table-row table:style-name="ro1">
          <table:table-cell office:value-type="string">
            <text:p>1803</text:p>
          </table:table-cell>
          <table:table-cell office:value-type="string">
            <text:p>Lithographing stone -no quarrying-</text:p>
          </table:table-cell>
        </table:table-row>
        <table:table-row table:style-name="ro1">
          <table:table-cell office:value-type="string">
            <text:p>1803</text:p>
          </table:table-cell>
          <table:table-cell office:value-type="string">
            <text:p>Marble cutting or polishing-</text:p>
          </table:table-cell>
        </table:table-row>
        <table:table-row table:style-name="ro1">
          <table:table-cell office:value-type="string">
            <text:p>1803</text:p>
          </table:table-cell>
          <table:table-cell office:value-type="string">
            <text:p>Millstone -</text:p>
          </table:table-cell>
        </table:table-row>
        <table:table-row table:style-name="ro1">
          <table:table-cell office:value-type="string">
            <text:p>1803</text:p>
          </table:table-cell>
          <table:table-cell office:value-type="string">
            <text:p>Monument dealer-wholesale or retail-</text:p>
          </table:table-cell>
        </table:table-row>
        <table:table-row table:style-name="ro1">
          <table:table-cell office:value-type="string">
            <text:p>1803</text:p>
          </table:table-cell>
          <table:table-cell office:value-type="string">
            <text:p>Sand blasting of castings-</text:p>
          </table:table-cell>
        </table:table-row>
        <table:table-row table:style-name="ro1">
          <table:table-cell office:value-type="string">
            <text:p>1803</text:p>
          </table:table-cell>
          <table:table-cell office:value-type="string">
            <text:p>Slate milling-</text:p>
          </table:table-cell>
        </table:table-row>
        <table:table-row table:style-name="ro1">
          <table:table-cell office:value-type="string">
            <text:p>1803</text:p>
          </table:table-cell>
          <table:table-cell office:value-type="string">
            <text:p>Soapstone or soapstone products -</text:p>
          </table:table-cell>
        </table:table-row>
        <table:table-row table:style-name="ro1">
          <table:table-cell office:value-type="string">
            <text:p>1803</text:p>
          </table:table-cell>
          <table:table-cell office:value-type="string">
            <text:p>Stone cutting or polishing NOC</text:p>
          </table:table-cell>
        </table:table-row>
        <table:table-row table:style-name="ro1">
          <table:table-cell office:value-type="string">
            <text:p>1852</text:p>
          </table:table-cell>
          <table:table-cell office:value-type="string">
            <text:p>Asbestos cement or shingle</text:p>
          </table:table-cell>
        </table:table-row>
        <table:table-row table:style-name="ro1">
          <table:table-cell office:value-type="string">
            <text:p>1852</text:p>
          </table:table-cell>
          <table:table-cell office:value-type="string">
            <text:p>Asbestos goods</text:p>
          </table:table-cell>
        </table:table-row>
        <table:table-row table:style-name="ro1">
          <table:table-cell office:value-type="string">
            <text:p>1852</text:p>
          </table:table-cell>
          <table:table-cell office:value-type="string">
            <text:p>Asbestos pipecovering -from sheet asbestos-no asbestos weaving</text:p>
          </table:table-cell>
        </table:table-row>
        <table:table-row table:style-name="ro1">
          <table:table-cell office:value-type="string">
            <text:p>1853</text:p>
          </table:table-cell>
          <table:table-cell office:value-type="string">
            <text:p>Mica goods <text:s/>&amp;mica preparing</text:p>
          </table:table-cell>
        </table:table-row>
        <table:table-row table:style-name="ro1">
          <table:table-cell office:value-type="string">
            <text:p>1853</text:p>
          </table:table-cell>
          <table:table-cell office:value-type="string">
            <text:p>Mica splitting</text:p>
          </table:table-cell>
        </table:table-row>
        <table:table-row table:style-name="ro1">
          <table:table-cell office:value-type="string">
            <text:p>1860</text:p>
          </table:table-cell>
          <table:table-cell office:value-type="string">
            <text:p>Abrasive paper orcloth preparation</text:p>
          </table:table-cell>
        </table:table-row>
        <table:table-row table:style-name="ro1">
          <table:table-cell office:value-type="string">
            <text:p>1860</text:p>
          </table:table-cell>
          <table:table-cell office:value-type="string">
            <text:p>Emery cloth</text:p>
          </table:table-cell>
        </table:table-row>
        <table:table-row table:style-name="ro1">
          <table:table-cell office:value-type="string">
            <text:p>1860</text:p>
          </table:table-cell>
          <table:table-cell office:value-type="string">
            <text:p>Sandpaper</text:p>
          </table:table-cell>
        </table:table-row>
        <table:table-row table:style-name="ro1">
          <table:table-cell office:value-type="string">
            <text:p>1924</text:p>
          </table:table-cell>
          <table:table-cell office:value-type="string">
            <text:p>Cable <text:s/>or wiredrawing-not iron or steel</text:p>
          </table:table-cell>
        </table:table-row>
        <table:table-row table:style-name="ro1">
          <table:table-cell office:value-type="string">
            <text:p>1924</text:p>
          </table:table-cell>
          <table:table-cell office:value-type="string">
            <text:p>Wire drawing or cable-not iron or steel</text:p>
          </table:table-cell>
        </table:table-row>
        <table:table-row table:style-name="ro1">
          <table:table-cell office:value-type="string">
            <text:p>1925</text:p>
          </table:table-cell>
          <table:table-cell office:value-type="string">
            <text:p>Die casting</text:p>
          </table:table-cell>
        </table:table-row>
        <table:table-row table:style-name="ro1">
          <table:table-cell office:value-type="string">
            <text:p>2001</text:p>
          </table:table-cell>
          <table:table-cell office:value-type="string">
            <text:p>Cookie -noon-premises consumption</text:p>
          </table:table-cell>
        </table:table-row>
        <table:table-row table:style-name="ro1">
          <table:table-cell office:value-type="string">
            <text:p>2001</text:p>
          </table:table-cell>
          <table:table-cell office:value-type="string">
            <text:p>Cracker</text:p>
          </table:table-cell>
        </table:table-row>
        <table:table-row table:style-name="ro1">
          <table:table-cell office:value-type="string">
            <text:p>2001</text:p>
          </table:table-cell>
          <table:table-cell office:value-type="string">
            <text:p>Ice cream cone</text:p>
          </table:table-cell>
        </table:table-row>
        <table:table-row table:style-name="ro1">
          <table:table-cell office:value-type="string">
            <text:p>2001</text:p>
          </table:table-cell>
          <table:table-cell office:value-type="string">
            <text:p>Matzoth</text:p>
          </table:table-cell>
        </table:table-row>
        <table:table-row table:style-name="ro1">
          <table:table-cell office:value-type="string">
            <text:p>2002</text:p>
          </table:table-cell>
          <table:table-cell office:value-type="string">
            <text:p>Macaroni</text:p>
          </table:table-cell>
        </table:table-row>
        <table:table-row table:style-name="ro1">
          <table:table-cell office:value-type="string">
            <text:p>2002</text:p>
          </table:table-cell>
          <table:table-cell office:value-type="string">
            <text:p>Noodle</text:p>
          </table:table-cell>
        </table:table-row>
        <table:table-row table:style-name="ro1">
          <table:table-cell office:value-type="string">
            <text:p>2002</text:p>
          </table:table-cell>
          <table:table-cell office:value-type="string">
            <text:p>Pasta</text:p>
          </table:table-cell>
        </table:table-row>
        <table:table-row table:style-name="ro1">
          <table:table-cell office:value-type="string">
            <text:p>2002</text:p>
          </table:table-cell>
          <table:table-cell office:value-type="string">
            <text:p>Spaghetti</text:p>
          </table:table-cell>
        </table:table-row>
        <table:table-row table:style-name="ro1">
          <table:table-cell office:value-type="string">
            <text:p>2003</text:p>
          </table:table-cell>
          <table:table-cell office:value-type="string">
            <text:p>Bakery ,route supervisors</text:p>
          </table:table-cell>
        </table:table-row>
        <table:table-row table:style-name="ro1">
          <table:table-cell office:value-type="string">
            <text:p>2003</text:p>
          </table:table-cell>
          <table:table-cell office:value-type="string">
            <text:p>Donut -no consumption on premises-</text:p>
          </table:table-cell>
        </table:table-row>
        <table:table-row table:style-name="ro1">
          <table:table-cell office:value-type="string">
            <text:p>2003</text:p>
          </table:table-cell>
          <table:table-cell office:value-type="string">
            <text:p>Frozen bakery products -</text:p>
          </table:table-cell>
        </table:table-row>
        <table:table-row table:style-name="ro1">
          <table:table-cell office:value-type="string">
            <text:p>2003</text:p>
          </table:table-cell>
          <table:table-cell office:value-type="string">
            <text:p>Pastry -</text:p>
          </table:table-cell>
        </table:table-row>
        <table:table-row table:style-name="ro1">
          <table:table-cell office:value-type="string">
            <text:p>2003</text:p>
          </table:table-cell>
          <table:table-cell office:value-type="string">
            <text:p>Pizza crust -baked</text:p>
          </table:table-cell>
        </table:table-row>
        <table:table-row table:style-name="ro1">
          <table:table-cell office:value-type="string">
            <text:p>2014</text:p>
          </table:table-cell>
          <table:table-cell office:value-type="string">
            <text:p>Alfalfa dehydratingor milling</text:p>
          </table:table-cell>
        </table:table-row>
        <table:table-row table:style-name="ro1">
          <table:table-cell office:value-type="string">
            <text:p>2014</text:p>
          </table:table-cell>
          <table:table-cell office:value-type="string">
            <text:p>Barley milling</text:p>
          </table:table-cell>
        </table:table-row>
        <table:table-row table:style-name="ro1">
          <table:table-cell office:value-type="string">
            <text:p>2014</text:p>
          </table:table-cell>
          <table:table-cell office:value-type="string">
            <text:p>Corn milling</text:p>
          </table:table-cell>
        </table:table-row>
        <table:table-row table:style-name="ro1">
          <table:table-cell office:value-type="string">
            <text:p>2014</text:p>
          </table:table-cell>
          <table:table-cell office:value-type="string">
            <text:p>Feed additives for livestock</text:p>
          </table:table-cell>
        </table:table-row>
        <table:table-row table:style-name="ro1">
          <table:table-cell office:value-type="string">
            <text:p>2014</text:p>
          </table:table-cell>
          <table:table-cell office:value-type="string">
            <text:p>Feed</text:p>
          </table:table-cell>
        </table:table-row>
        <table:table-row table:style-name="ro1">
          <table:table-cell office:value-type="string">
            <text:p>2014</text:p>
          </table:table-cell>
          <table:table-cell office:value-type="string">
            <text:p>Grain milling</text:p>
          </table:table-cell>
        </table:table-row>
        <table:table-row table:style-name="ro1">
          <table:table-cell office:value-type="string">
            <text:p>2014</text:p>
          </table:table-cell>
          <table:table-cell office:value-type="string">
            <text:p>Grist mills</text:p>
          </table:table-cell>
        </table:table-row>
        <table:table-row table:style-name="ro1">
          <table:table-cell office:value-type="string">
            <text:p>2014</text:p>
          </table:table-cell>
          <table:table-cell office:value-type="string">
            <text:p>Milling grain</text:p>
          </table:table-cell>
        </table:table-row>
        <table:table-row table:style-name="ro1">
          <table:table-cell office:value-type="string">
            <text:p>2014</text:p>
          </table:table-cell>
          <table:table-cell office:value-type="string">
            <text:p>Oat milling</text:p>
          </table:table-cell>
        </table:table-row>
        <table:table-row table:style-name="ro1">
          <table:table-cell office:value-type="string">
            <text:p>2014</text:p>
          </table:table-cell>
          <table:table-cell office:value-type="string">
            <text:p>Potato flour</text:p>
          </table:table-cell>
        </table:table-row>
        <table:table-row table:style-name="ro1">
          <table:table-cell office:value-type="string">
            <text:p>2014</text:p>
          </table:table-cell>
          <table:table-cell office:value-type="string">
            <text:p>Rice milling</text:p>
          </table:table-cell>
        </table:table-row>
        <table:table-row table:style-name="ro1">
          <table:table-cell office:value-type="string">
            <text:p>2014</text:p>
          </table:table-cell>
          <table:table-cell office:value-type="string">
            <text:p>Rye milling</text:p>
          </table:table-cell>
        </table:table-row>
        <table:table-row table:style-name="ro1">
          <table:table-cell office:value-type="string">
            <text:p>2014</text:p>
          </table:table-cell>
          <table:table-cell office:value-type="string">
            <text:p>Wheat milling</text:p>
          </table:table-cell>
        </table:table-row>
        <table:table-row table:style-name="ro1">
          <table:table-cell office:value-type="string">
            <text:p>2014</text:p>
          </table:table-cell>
          <table:table-cell office:value-type="string">
            <text:p>Wood flour</text:p>
          </table:table-cell>
        </table:table-row>
        <table:table-row table:style-name="ro1">
          <table:table-cell office:value-type="string">
            <text:p>2016</text:p>
          </table:table-cell>
          <table:table-cell office:value-type="string">
            <text:p>Breakfast food</text:p>
          </table:table-cell>
        </table:table-row>
        <table:table-row table:style-name="ro1">
          <table:table-cell office:value-type="string">
            <text:p>2016</text:p>
          </table:table-cell>
          <table:table-cell office:value-type="string">
            <text:p>Cereal</text:p>
          </table:table-cell>
        </table:table-row>
        <table:table-row table:style-name="ro1">
          <table:table-cell office:value-type="string">
            <text:p>2016</text:p>
          </table:table-cell>
          <table:table-cell office:value-type="string">
            <text:p>Corn flakes</text:p>
          </table:table-cell>
        </table:table-row>
        <table:table-row table:style-name="ro1">
          <table:table-cell office:value-type="string">
            <text:p>2016</text:p>
          </table:table-cell>
          <table:table-cell office:value-type="string">
            <text:p>Cream of wheat</text:p>
          </table:table-cell>
        </table:table-row>
        <table:table-row table:style-name="ro1">
          <table:table-cell office:value-type="string">
            <text:p>2016</text:p>
          </table:table-cell>
          <table:table-cell office:value-type="string">
            <text:p>Farina</text:p>
          </table:table-cell>
        </table:table-row>
        <table:table-row table:style-name="ro1">
          <table:table-cell office:value-type="string">
            <text:p>2016</text:p>
          </table:table-cell>
          <table:table-cell office:value-type="string">
            <text:p>Oatmeal</text:p>
          </table:table-cell>
        </table:table-row>
        <table:table-row table:style-name="ro1">
          <table:table-cell office:value-type="string">
            <text:p>2016</text:p>
          </table:table-cell>
          <table:table-cell office:value-type="string">
            <text:p>Puffed wheat</text:p>
          </table:table-cell>
        </table:table-row>
        <table:table-row table:style-name="ro1">
          <table:table-cell office:value-type="string">
            <text:p>2021</text:p>
          </table:table-cell>
          <table:table-cell office:value-type="string">
            <text:p>Beet sugar</text:p>
          </table:table-cell>
        </table:table-row>
        <table:table-row table:style-name="ro1">
          <table:table-cell office:value-type="string">
            <text:p>2021</text:p>
          </table:table-cell>
          <table:table-cell office:value-type="string">
            <text:p>Honey processing-nobee raising</text:p>
          </table:table-cell>
        </table:table-row>
        <table:table-row table:style-name="ro1">
          <table:table-cell office:value-type="string">
            <text:p>2021</text:p>
          </table:table-cell>
          <table:table-cell office:value-type="string">
            <text:p>Molasses or syrup refining, blending or</text:p>
          </table:table-cell>
        </table:table-row>
        <table:table-row table:style-name="ro1">
          <table:table-cell office:value-type="string">
            <text:p>2021</text:p>
          </table:table-cell>
          <table:table-cell office:value-type="string">
            <text:p>Sugar -beet</text:p>
          </table:table-cell>
        </table:table-row>
        <table:table-row table:style-name="ro1">
          <table:table-cell office:value-type="string">
            <text:p>2021</text:p>
          </table:table-cell>
          <table:table-cell office:value-type="string">
            <text:p>Syrup or molassesrefining</text:p>
          </table:table-cell>
        </table:table-row>
        <table:table-row table:style-name="ro1">
          <table:table-cell office:value-type="string">
            <text:p>2021</text:p>
          </table:table-cell>
          <table:table-cell office:value-type="string">
            <text:p>Syrup or molasses refining-blending or</text:p>
          </table:table-cell>
        </table:table-row>
        <table:table-row table:style-name="ro1">
          <table:table-cell office:value-type="string">
            <text:p>2039</text:p>
          </table:table-cell>
          <table:table-cell office:value-type="string">
            <text:p>Gelato </text:p>
          </table:table-cell>
        </table:table-row>
        <table:table-row table:style-name="ro1">
          <table:table-cell office:value-type="string">
            <text:p>2039</text:p>
          </table:table-cell>
          <table:table-cell office:value-type="string">
            <text:p>Ice cream cabinetinstallation &amp; service, drivers-by ice cream manufacturers</text:p>
          </table:table-cell>
        </table:table-row>
        <table:table-row table:style-name="ro1">
          <table:table-cell office:value-type="string">
            <text:p>2039</text:p>
          </table:table-cell>
          <table:table-cell office:value-type="string">
            <text:p>Ice cream </text:p>
          </table:table-cell>
        </table:table-row>
        <table:table-row table:style-name="ro1">
          <table:table-cell office:value-type="string">
            <text:p>2039</text:p>
          </table:table-cell>
          <table:table-cell office:value-type="string">
            <text:p>Ices </text:p>
          </table:table-cell>
        </table:table-row>
        <table:table-row table:style-name="ro1">
          <table:table-cell office:value-type="string">
            <text:p>2039</text:p>
          </table:table-cell>
          <table:table-cell office:value-type="string">
            <text:p>Sherbert -</text:p>
          </table:table-cell>
        </table:table-row>
        <table:table-row table:style-name="ro1">
          <table:table-cell office:value-type="string">
            <text:p>2041</text:p>
          </table:table-cell>
          <table:table-cell office:value-type="string">
            <text:p>Candy</text:p>
          </table:table-cell>
        </table:table-row>
        <table:table-row table:style-name="ro1">
          <table:table-cell office:value-type="string">
            <text:p>2041</text:p>
          </table:table-cell>
          <table:table-cell office:value-type="string">
            <text:p>Chewing gum</text:p>
          </table:table-cell>
        </table:table-row>
        <table:table-row table:style-name="ro1">
          <table:table-cell office:value-type="string">
            <text:p>2041</text:p>
          </table:table-cell>
          <table:table-cell office:value-type="string">
            <text:p>Chocolate or cocoa</text:p>
          </table:table-cell>
        </table:table-row>
        <table:table-row table:style-name="ro1">
          <table:table-cell office:value-type="string">
            <text:p>2041</text:p>
          </table:table-cell>
          <table:table-cell office:value-type="string">
            <text:p>Cocoa or chocolate</text:p>
          </table:table-cell>
        </table:table-row>
        <table:table-row table:style-name="ro1">
          <table:table-cell office:value-type="string">
            <text:p>2041</text:p>
          </table:table-cell>
          <table:table-cell office:value-type="string">
            <text:p>Confection</text:p>
          </table:table-cell>
        </table:table-row>
        <table:table-row table:style-name="ro1">
          <table:table-cell office:value-type="string">
            <text:p>2065</text:p>
          </table:table-cell>
          <table:table-cell office:value-type="string">
            <text:p>Condensed milk</text:p>
          </table:table-cell>
        </table:table-row>
        <table:table-row table:style-name="ro1">
          <table:table-cell office:value-type="string">
            <text:p>2065</text:p>
          </table:table-cell>
          <table:table-cell office:value-type="string">
            <text:p>Dehydrating milk</text:p>
          </table:table-cell>
        </table:table-row>
        <table:table-row table:style-name="ro1">
          <table:table-cell office:value-type="string">
            <text:p>2065</text:p>
          </table:table-cell>
          <table:table-cell office:value-type="string">
            <text:p>Evaporated milk</text:p>
          </table:table-cell>
        </table:table-row>
        <table:table-row table:style-name="ro1">
          <table:table-cell office:value-type="string">
            <text:p>2065</text:p>
          </table:table-cell>
          <table:table-cell office:value-type="string">
            <text:p>Malted milk-including dehydration of milk</text:p>
          </table:table-cell>
        </table:table-row>
        <table:table-row table:style-name="ro1">
          <table:table-cell office:value-type="string">
            <text:p>2065</text:p>
          </table:table-cell>
          <table:table-cell office:value-type="string">
            <text:p>Milk products NOC</text:p>
          </table:table-cell>
        </table:table-row>
        <table:table-row table:style-name="ro1">
          <table:table-cell office:value-type="string">
            <text:p>2065</text:p>
          </table:table-cell>
          <table:table-cell office:value-type="string">
            <text:p>Powdered milk</text:p>
          </table:table-cell>
        </table:table-row>
        <table:table-row table:style-name="ro1">
          <table:table-cell office:value-type="string">
            <text:p>2070</text:p>
          </table:table-cell>
          <table:table-cell office:value-type="string">
            <text:p>Butter or cheese &amp; route supervisors, drivers</text:p>
          </table:table-cell>
        </table:table-row>
        <table:table-row table:style-name="ro1">
          <table:table-cell office:value-type="string">
            <text:p>2070</text:p>
          </table:table-cell>
          <table:table-cell office:value-type="string">
            <text:p>Buttermilk -</text:p>
          </table:table-cell>
        </table:table-row>
        <table:table-row table:style-name="ro1">
          <table:table-cell office:value-type="string">
            <text:p>2070</text:p>
          </table:table-cell>
          <table:table-cell office:value-type="string">
            <text:p>Cheese or butter &amp; route supervisors, drivers</text:p>
          </table:table-cell>
        </table:table-row>
        <table:table-row table:style-name="ro1">
          <table:table-cell office:value-type="string">
            <text:p>2070</text:p>
          </table:table-cell>
          <table:table-cell office:value-type="string">
            <text:p>Creamery or dairy &amp;route supervisors, drivers</text:p>
          </table:table-cell>
        </table:table-row>
        <table:table-row table:style-name="ro1">
          <table:table-cell office:value-type="string">
            <text:p>2070</text:p>
          </table:table-cell>
          <table:table-cell office:value-type="string">
            <text:p>Milk bottle exchange-all employees</text:p>
          </table:table-cell>
        </table:table-row>
        <table:table-row table:style-name="ro1">
          <table:table-cell office:value-type="string">
            <text:p>2070</text:p>
          </table:table-cell>
          <table:table-cell office:value-type="string">
            <text:p>Milk depot or milkdealer &amp; route supervisors, drivers</text:p>
          </table:table-cell>
        </table:table-row>
        <table:table-row table:style-name="ro1">
          <table:table-cell office:value-type="string">
            <text:p>2081</text:p>
          </table:table-cell>
          <table:table-cell office:value-type="string">
            <text:p>Butchering</text:p>
          </table:table-cell>
        </table:table-row>
        <table:table-row table:style-name="ro1">
          <table:table-cell office:value-type="string">
            <text:p>2081</text:p>
          </table:table-cell>
          <table:table-cell office:value-type="string">
            <text:p>Slaughtering</text:p>
          </table:table-cell>
        </table:table-row>
        <table:table-row table:style-name="ro1">
          <table:table-cell office:value-type="string">
            <text:p>2081</text:p>
          </table:table-cell>
          <table:table-cell office:value-type="string">
            <text:p>Stockyard &amp;butchering</text:p>
          </table:table-cell>
        </table:table-row>
        <table:table-row table:style-name="ro1">
          <table:table-cell office:value-type="string">
            <text:p>2089</text:p>
          </table:table-cell>
          <table:table-cell office:value-type="string">
            <text:p>Packing house-alloperations</text:p>
          </table:table-cell>
        </table:table-row>
        <table:table-row table:style-name="ro1">
          <table:table-cell office:value-type="string">
            <text:p>2095</text:p>
          </table:table-cell>
          <table:table-cell office:value-type="string">
            <text:p>Dehydrating meats</text:p>
          </table:table-cell>
        </table:table-row>
        <table:table-row table:style-name="ro1">
          <table:table-cell office:value-type="string">
            <text:p>2095</text:p>
          </table:table-cell>
          <table:table-cell office:value-type="string">
            <text:p>Fish curing</text:p>
          </table:table-cell>
        </table:table-row>
        <table:table-row table:style-name="ro1">
          <table:table-cell office:value-type="string">
            <text:p>2095</text:p>
          </table:table-cell>
          <table:table-cell office:value-type="string">
            <text:p>Fish evaporating,pickling, salting, smoking</text:p>
          </table:table-cell>
        </table:table-row>
        <table:table-row table:style-name="ro1">
          <table:table-cell office:value-type="string">
            <text:p>2095</text:p>
          </table:table-cell>
          <table:table-cell office:value-type="string">
            <text:p>Meat products NOC</text:p>
          </table:table-cell>
        </table:table-row>
        <table:table-row table:style-name="ro1">
          <table:table-cell office:value-type="string">
            <text:p>2095</text:p>
          </table:table-cell>
          <table:table-cell office:value-type="string">
            <text:p>Sausage casing-wholesale-including cleaning</text:p>
          </table:table-cell>
        </table:table-row>
        <table:table-row table:style-name="ro1">
          <table:table-cell office:value-type="string">
            <text:p>2095</text:p>
          </table:table-cell>
          <table:table-cell office:value-type="string">
            <text:p>Sausage or sausage casing</text:p>
          </table:table-cell>
        </table:table-row>
        <table:table-row table:style-name="ro1">
          <table:table-cell office:value-type="string">
            <text:p>2105</text:p>
          </table:table-cell>
          <table:table-cell office:value-type="string">
            <text:p>Fruit packing</text:p>
          </table:table-cell>
        </table:table-row>
        <table:table-row table:style-name="ro1">
          <table:table-cell office:value-type="string">
            <text:p>2110</text:p>
          </table:table-cell>
          <table:table-cell office:value-type="string">
            <text:p>Pickle</text:p>
          </table:table-cell>
        </table:table-row>
        <table:table-row table:style-name="ro1">
          <table:table-cell office:value-type="string">
            <text:p>2110</text:p>
          </table:table-cell>
          <table:table-cell office:value-type="string">
            <text:p>Pickled pepper</text:p>
          </table:table-cell>
        </table:table-row>
        <table:table-row table:style-name="ro1">
          <table:table-cell office:value-type="string">
            <text:p>2110</text:p>
          </table:table-cell>
          <table:table-cell office:value-type="string">
            <text:p>Pickled tomato</text:p>
          </table:table-cell>
        </table:table-row>
        <table:table-row table:style-name="ro1">
          <table:table-cell office:value-type="string">
            <text:p>2110</text:p>
          </table:table-cell>
          <table:table-cell office:value-type="string">
            <text:p>Sauerkraut</text:p>
          </table:table-cell>
        </table:table-row>
        <table:table-row table:style-name="ro1">
          <table:table-cell office:value-type="string">
            <text:p>2111</text:p>
          </table:table-cell>
          <table:table-cell office:value-type="string">
            <text:p>Aerosol productspackaging</text:p>
          </table:table-cell>
        </table:table-row>
        <table:table-row table:style-name="ro1">
          <table:table-cell office:value-type="string">
            <text:p>2111</text:p>
          </table:table-cell>
          <table:table-cell office:value-type="string">
            <text:p>Cannery NOC</text:p>
          </table:table-cell>
        </table:table-row>
        <table:table-row table:style-name="ro1">
          <table:table-cell office:value-type="string">
            <text:p>2111</text:p>
          </table:table-cell>
          <table:table-cell office:value-type="string">
            <text:p>Cannery: maintenance&amp; security employees</text:p>
          </table:table-cell>
        </table:table-row>
        <table:table-row table:style-name="ro1">
          <table:table-cell office:value-type="string">
            <text:p>2111</text:p>
          </table:table-cell>
          <table:table-cell office:value-type="string">
            <text:p>Canning-motor oil</text:p>
          </table:table-cell>
        </table:table-row>
        <table:table-row table:style-name="ro1">
          <table:table-cell office:value-type="string">
            <text:p>2111</text:p>
          </table:table-cell>
          <table:table-cell office:value-type="string">
            <text:p>canning-turpentine</text:p>
          </table:table-cell>
        </table:table-row>
        <table:table-row table:style-name="ro1">
          <table:table-cell office:value-type="string">
            <text:p>2111</text:p>
          </table:table-cell>
          <table:table-cell office:value-type="string">
            <text:p>Cat food -canningoperation</text:p>
          </table:table-cell>
        </table:table-row>
        <table:table-row table:style-name="ro1">
          <table:table-cell office:value-type="string">
            <text:p>2111</text:p>
          </table:table-cell>
          <table:table-cell office:value-type="string">
            <text:p>Dog food -canningoperation</text:p>
          </table:table-cell>
        </table:table-row>
        <table:table-row table:style-name="ro1">
          <table:table-cell office:value-type="string">
            <text:p>2111</text:p>
          </table:table-cell>
          <table:table-cell office:value-type="string">
            <text:p>Frozen vegetableproducts -preparation similar to canning</text:p>
          </table:table-cell>
        </table:table-row>
        <table:table-row table:style-name="ro1">
          <table:table-cell office:value-type="string">
            <text:p>2111</text:p>
          </table:table-cell>
          <table:table-cell office:value-type="string">
            <text:p>Pea de-veining atcannery</text:p>
          </table:table-cell>
        </table:table-row>
        <table:table-row table:style-name="ro1">
          <table:table-cell office:value-type="string">
            <text:p>2112</text:p>
          </table:table-cell>
          <table:table-cell office:value-type="string">
            <text:p>Dehydrating soup</text:p>
          </table:table-cell>
        </table:table-row>
        <table:table-row table:style-name="ro1">
          <table:table-cell office:value-type="string">
            <text:p>2112</text:p>
          </table:table-cell>
          <table:table-cell office:value-type="string">
            <text:p>Dehydratingvegetables</text:p>
          </table:table-cell>
        </table:table-row>
        <table:table-row table:style-name="ro1">
          <table:table-cell office:value-type="string">
            <text:p>2112</text:p>
          </table:table-cell>
          <table:table-cell office:value-type="string">
            <text:p>Frozen fruitprocessing or packing</text:p>
          </table:table-cell>
        </table:table-row>
        <table:table-row table:style-name="ro1">
          <table:table-cell office:value-type="string">
            <text:p>2112</text:p>
          </table:table-cell>
          <table:table-cell office:value-type="string">
            <text:p>Fruit evaporating orpreserving</text:p>
          </table:table-cell>
        </table:table-row>
        <table:table-row table:style-name="ro1">
          <table:table-cell office:value-type="string">
            <text:p>2112</text:p>
          </table:table-cell>
          <table:table-cell office:value-type="string">
            <text:p>Jam</text:p>
          </table:table-cell>
        </table:table-row>
        <table:table-row table:style-name="ro1">
          <table:table-cell office:value-type="string">
            <text:p>2112</text:p>
          </table:table-cell>
          <table:table-cell office:value-type="string">
            <text:p>Jelly</text:p>
          </table:table-cell>
        </table:table-row>
        <table:table-row table:style-name="ro1">
          <table:table-cell office:value-type="string">
            <text:p>2112</text:p>
          </table:table-cell>
          <table:table-cell office:value-type="string">
            <text:p>Preserves (fruit)</text:p>
          </table:table-cell>
        </table:table-row>
        <table:table-row table:style-name="ro1">
          <table:table-cell office:value-type="string">
            <text:p>2112</text:p>
          </table:table-cell>
          <table:table-cell office:value-type="string">
            <text:p>Syrup -fruit-forsoda fountains</text:p>
          </table:table-cell>
        </table:table-row>
        <table:table-row table:style-name="ro1">
          <table:table-cell office:value-type="string">
            <text:p>2114</text:p>
          </table:table-cell>
          <table:table-cell office:value-type="string">
            <text:p>Clam digging</text:p>
          </table:table-cell>
        </table:table-row>
        <table:table-row table:style-name="ro1">
          <table:table-cell office:value-type="string">
            <text:p>2114</text:p>
          </table:table-cell>
          <table:table-cell office:value-type="string">
            <text:p>Oyster processing</text:p>
          </table:table-cell>
        </table:table-row>
        <table:table-row table:style-name="ro1">
          <table:table-cell office:value-type="string">
            <text:p>2121</text:p>
          </table:table-cell>
          <table:table-cell office:value-type="string">
            <text:p>Brewery</text:p>
          </table:table-cell>
        </table:table-row>
        <table:table-row table:style-name="ro1">
          <table:table-cell office:value-type="string">
            <text:p>2121</text:p>
          </table:table-cell>
          <table:table-cell office:value-type="string">
            <text:p>Malt house</text:p>
          </table:table-cell>
        </table:table-row>
        <table:table-row table:style-name="ro1">
          <table:table-cell office:value-type="string">
            <text:p>2130</text:p>
          </table:table-cell>
          <table:table-cell office:value-type="string">
            <text:p>Alcohol-grain-all operations</text:p>
          </table:table-cell>
        </table:table-row>
        <table:table-row table:style-name="ro1">
          <table:table-cell office:value-type="string">
            <text:p>2130</text:p>
          </table:table-cell>
          <table:table-cell office:value-type="string">
            <text:p>Alcohol-potato-all operations</text:p>
          </table:table-cell>
        </table:table-row>
        <table:table-row table:style-name="ro1">
          <table:table-cell office:value-type="string">
            <text:p>2130</text:p>
          </table:table-cell>
          <table:table-cell office:value-type="string">
            <text:p>Brandy distillery</text:p>
          </table:table-cell>
        </table:table-row>
        <table:table-row table:style-name="ro1">
          <table:table-cell office:value-type="string">
            <text:p>2130</text:p>
          </table:table-cell>
          <table:table-cell office:value-type="string">
            <text:p>Distillery-spirituousliquor</text:p>
          </table:table-cell>
        </table:table-row>
        <table:table-row table:style-name="ro1">
          <table:table-cell office:value-type="string">
            <text:p>2130</text:p>
          </table:table-cell>
          <table:table-cell office:value-type="string">
            <text:p>Gin distillery</text:p>
          </table:table-cell>
        </table:table-row>
        <table:table-row table:style-name="ro1">
          <table:table-cell office:value-type="string">
            <text:p>2130</text:p>
          </table:table-cell>
          <table:table-cell office:value-type="string">
            <text:p>Rum distillery</text:p>
          </table:table-cell>
        </table:table-row>
        <table:table-row table:style-name="ro1">
          <table:table-cell office:value-type="string">
            <text:p>2130</text:p>
          </table:table-cell>
          <table:table-cell office:value-type="string">
            <text:p>Spirituous liquordistillery</text:p>
          </table:table-cell>
        </table:table-row>
        <table:table-row table:style-name="ro1">
          <table:table-cell office:value-type="string">
            <text:p>2130</text:p>
          </table:table-cell>
          <table:table-cell office:value-type="string">
            <text:p>Vodka distillery</text:p>
          </table:table-cell>
        </table:table-row>
        <table:table-row table:style-name="ro1">
          <table:table-cell office:value-type="string">
            <text:p>2130</text:p>
          </table:table-cell>
          <table:table-cell office:value-type="string">
            <text:p>Whiskey distillery</text:p>
          </table:table-cell>
        </table:table-row>
        <table:table-row table:style-name="ro1">
          <table:table-cell office:value-type="string">
            <text:p>2131</text:p>
          </table:table-cell>
          <table:table-cell office:value-type="string">
            <text:p>Bottling-spirituousliquor-not beer or wine</text:p>
          </table:table-cell>
        </table:table-row>
        <table:table-row table:style-name="ro1">
          <table:table-cell office:value-type="string">
            <text:p>2131</text:p>
          </table:table-cell>
          <table:table-cell office:value-type="string">
            <text:p>Liquor bottling-notbeer or wine, including warehousing rectifying or blending</text:p>
          </table:table-cell>
        </table:table-row>
        <table:table-row table:style-name="ro1">
          <table:table-cell office:value-type="string">
            <text:p>2131</text:p>
          </table:table-cell>
          <table:table-cell office:value-type="string">
            <text:p>Spirituous liquorbottling</text:p>
          </table:table-cell>
        </table:table-row>
        <table:table-row table:style-name="ro1">
          <table:table-cell office:value-type="string">
            <text:p>2131</text:p>
          </table:table-cell>
          <table:table-cell office:value-type="string">
            <text:p>Whiskey bottling-notbeer or wine, including warehousing rectifying or blending</text:p>
          </table:table-cell>
        </table:table-row>
        <table:table-row table:style-name="ro1">
          <table:table-cell office:value-type="string">
            <text:p>2143</text:p>
          </table:table-cell>
          <table:table-cell office:value-type="string">
            <text:p>Cider</text:p>
          </table:table-cell>
        </table:table-row>
        <table:table-row table:style-name="ro1">
          <table:table-cell office:value-type="string">
            <text:p>2143</text:p>
          </table:table-cell>
          <table:table-cell office:value-type="string">
            <text:p>Fruit juice</text:p>
          </table:table-cell>
        </table:table-row>
        <table:table-row table:style-name="ro1">
          <table:table-cell office:value-type="string">
            <text:p>2143</text:p>
          </table:table-cell>
          <table:table-cell office:value-type="string">
            <text:p>Vinegar</text:p>
          </table:table-cell>
        </table:table-row>
        <table:table-row table:style-name="ro1">
          <table:table-cell office:value-type="string">
            <text:p>2143</text:p>
          </table:table-cell>
          <table:table-cell office:value-type="string">
            <text:p>Winery</text:p>
          </table:table-cell>
        </table:table-row>
        <table:table-row table:style-name="ro1">
          <table:table-cell office:value-type="string">
            <text:p>2150</text:p>
          </table:table-cell>
          <table:table-cell office:value-type="string">
            <text:p>Ice</text:p>
          </table:table-cell>
        </table:table-row>
        <table:table-row table:style-name="ro1">
          <table:table-cell office:value-type="string">
            <text:p>2150</text:p>
          </table:table-cell>
          <table:table-cell office:value-type="string">
            <text:p>Ice -block</text:p>
          </table:table-cell>
        </table:table-row>
        <table:table-row table:style-name="ro1">
          <table:table-cell office:value-type="string">
            <text:p>2150</text:p>
          </table:table-cell>
          <table:table-cell office:value-type="string">
            <text:p>Ice -crushedbagged</text:p>
          </table:table-cell>
        </table:table-row>
        <table:table-row table:style-name="ro1">
          <table:table-cell office:value-type="string">
            <text:p>2156</text:p>
          </table:table-cell>
          <table:table-cell office:value-type="string">
            <text:p>Bottling of wine-not carbonated-</text:p>
          </table:table-cell>
        </table:table-row>
        <table:table-row table:style-name="ro1">
          <table:table-cell office:value-type="string">
            <text:p>2156</text:p>
          </table:table-cell>
          <table:table-cell office:value-type="string">
            <text:p>Bottling-notcarbonated liquids or spirituous liquors-&amp; route supervisors,drivers</text:p>
          </table:table-cell>
        </table:table-row>
        <table:table-row table:style-name="ro1">
          <table:table-cell office:value-type="string">
            <text:p>2156</text:p>
          </table:table-cell>
          <table:table-cell office:value-type="string">
            <text:p>Cider bottling-</text:p>
          </table:table-cell>
        </table:table-row>
        <table:table-row table:style-name="ro1">
          <table:table-cell office:value-type="string">
            <text:p>2156</text:p>
          </table:table-cell>
          <table:table-cell office:value-type="string">
            <text:p>Soft drinks-canning-not carbonated-</text:p>
          </table:table-cell>
        </table:table-row>
        <table:table-row table:style-name="ro1">
          <table:table-cell office:value-type="string">
            <text:p>2156</text:p>
          </table:table-cell>
          <table:table-cell office:value-type="string">
            <text:p>Vinegar bottling-</text:p>
          </table:table-cell>
        </table:table-row>
        <table:table-row table:style-name="ro1">
          <table:table-cell office:value-type="string">
            <text:p>2156</text:p>
          </table:table-cell>
          <table:table-cell office:value-type="string">
            <text:p>Wine bottling-</text:p>
          </table:table-cell>
        </table:table-row>
        <table:table-row table:style-name="ro1">
          <table:table-cell office:value-type="string">
            <text:p>2157</text:p>
          </table:table-cell>
          <table:table-cell office:value-type="string">
            <text:p>Ale bottling-</text:p>
          </table:table-cell>
        </table:table-row>
        <table:table-row table:style-name="ro1">
          <table:table-cell office:value-type="string">
            <text:p>2157</text:p>
          </table:table-cell>
          <table:table-cell office:value-type="string">
            <text:p>Beer bottling-</text:p>
          </table:table-cell>
        </table:table-row>
        <table:table-row table:style-name="ro1">
          <table:table-cell office:value-type="string">
            <text:p>2157</text:p>
          </table:table-cell>
          <table:table-cell office:value-type="string">
            <text:p>Beverage-carbonated-NOC &amp; route supervisors, drivers</text:p>
          </table:table-cell>
        </table:table-row>
        <table:table-row table:style-name="ro1">
          <table:table-cell office:value-type="string">
            <text:p>2157</text:p>
          </table:table-cell>
          <table:table-cell office:value-type="string">
            <text:p>Bottling NOC &amp; routesupervisors, drivers</text:p>
          </table:table-cell>
        </table:table-row>
        <table:table-row table:style-name="ro1">
          <table:table-cell office:value-type="string">
            <text:p>2157</text:p>
          </table:table-cell>
          <table:table-cell office:value-type="string">
            <text:p>Bottling of wine-carbonated-</text:p>
          </table:table-cell>
        </table:table-row>
        <table:table-row table:style-name="ro1">
          <table:table-cell office:value-type="string">
            <text:p>2157</text:p>
          </table:table-cell>
          <table:table-cell office:value-type="string">
            <text:p>Carbonated beverage <text:s/>NOC &amp; route supervisors, drivers</text:p>
          </table:table-cell>
        </table:table-row>
        <table:table-row table:style-name="ro1">
          <table:table-cell office:value-type="string">
            <text:p>2157</text:p>
          </table:table-cell>
          <table:table-cell office:value-type="string">
            <text:p>Cream-aerated under pressure-</text:p>
          </table:table-cell>
        </table:table-row>
        <table:table-row table:style-name="ro1">
          <table:table-cell office:value-type="string">
            <text:p>2157</text:p>
          </table:table-cell>
          <table:table-cell office:value-type="string">
            <text:p>Soft drinks-canning-carbonated-</text:p>
          </table:table-cell>
        </table:table-row>
        <table:table-row table:style-name="ro1">
          <table:table-cell office:value-type="string">
            <text:p>2172</text:p>
          </table:table-cell>
          <table:table-cell office:value-type="string">
            <text:p>Cigar</text:p>
          </table:table-cell>
        </table:table-row>
        <table:table-row table:style-name="ro1">
          <table:table-cell office:value-type="string">
            <text:p>2172</text:p>
          </table:table-cell>
          <table:table-cell office:value-type="string">
            <text:p>Cigarette filter</text:p>
          </table:table-cell>
        </table:table-row>
        <table:table-row table:style-name="ro1">
          <table:table-cell office:value-type="string">
            <text:p>2172</text:p>
          </table:table-cell>
          <table:table-cell office:value-type="string">
            <text:p>Cigarette</text:p>
          </table:table-cell>
        </table:table-row>
        <table:table-row table:style-name="ro1">
          <table:table-cell office:value-type="string">
            <text:p>2172</text:p>
          </table:table-cell>
          <table:table-cell office:value-type="string">
            <text:p>Snuff</text:p>
          </table:table-cell>
        </table:table-row>
        <table:table-row table:style-name="ro1">
          <table:table-cell office:value-type="string">
            <text:p>2174</text:p>
          </table:table-cell>
          <table:table-cell office:value-type="string">
            <text:p>Tobacco rehandling orwarehousing</text:p>
          </table:table-cell>
        </table:table-row>
        <table:table-row table:style-name="ro1">
          <table:table-cell office:value-type="string">
            <text:p>2211</text:p>
          </table:table-cell>
          <table:table-cell office:value-type="string">
            <text:p>Carbonizing textilematerials</text:p>
          </table:table-cell>
        </table:table-row>
        <table:table-row table:style-name="ro1">
          <table:table-cell office:value-type="string">
            <text:p>2211</text:p>
          </table:table-cell>
          <table:table-cell office:value-type="string">
            <text:p>Cotton batting, wadding or waste</text:p>
          </table:table-cell>
        </table:table-row>
        <table:table-row table:style-name="ro1">
          <table:table-cell office:value-type="string">
            <text:p>2211</text:p>
          </table:table-cell>
          <table:table-cell office:value-type="string">
            <text:p>Shoddy</text:p>
          </table:table-cell>
        </table:table-row>
        <table:table-row table:style-name="ro1">
          <table:table-cell office:value-type="string">
            <text:p>2211</text:p>
          </table:table-cell>
          <table:table-cell office:value-type="string">
            <text:p>Sisal garnetting</text:p>
          </table:table-cell>
        </table:table-row>
        <table:table-row table:style-name="ro1">
          <table:table-cell office:value-type="string">
            <text:p>2211</text:p>
          </table:table-cell>
          <table:table-cell office:value-type="string">
            <text:p>Textile or fiberwaste reprocessing</text:p>
          </table:table-cell>
        </table:table-row>
        <table:table-row table:style-name="ro1">
          <table:table-cell office:value-type="string">
            <text:p>2211</text:p>
          </table:table-cell>
          <table:table-cell office:value-type="string">
            <text:p>Wool combing orscouring</text:p>
          </table:table-cell>
        </table:table-row>
        <table:table-row table:style-name="ro1">
          <table:table-cell office:value-type="string">
            <text:p>2211</text:p>
          </table:table-cell>
          <table:table-cell office:value-type="string">
            <text:p>Wool separating</text:p>
          </table:table-cell>
        </table:table-row>
        <table:table-row table:style-name="ro1">
          <table:table-cell office:value-type="string">
            <text:p>2220</text:p>
          </table:table-cell>
          <table:table-cell office:value-type="string">
            <text:p>Animal hairtwisting-for upholstering use</text:p>
          </table:table-cell>
        </table:table-row>
        <table:table-row table:style-name="ro1">
          <table:table-cell office:value-type="string">
            <text:p>2220</text:p>
          </table:table-cell>
          <table:table-cell office:value-type="string">
            <text:p>Carpet lining from woven fibers</text:p>
          </table:table-cell>
        </table:table-row>
        <table:table-row table:style-name="ro1">
          <table:table-cell office:value-type="string">
            <text:p>2220</text:p>
          </table:table-cell>
          <table:table-cell office:value-type="string">
            <text:p>Carpet or rug-jute or hemp</text:p>
          </table:table-cell>
        </table:table-row>
        <table:table-row table:style-name="ro1">
          <table:table-cell office:value-type="string">
            <text:p>2220</text:p>
          </table:table-cell>
          <table:table-cell office:value-type="string">
            <text:p>Chenille clothmanufacturing</text:p>
          </table:table-cell>
        </table:table-row>
        <table:table-row table:style-name="ro1">
          <table:table-cell office:value-type="string">
            <text:p>2220</text:p>
          </table:table-cell>
          <table:table-cell office:value-type="string">
            <text:p>Cord or twine-cotton</text:p>
          </table:table-cell>
        </table:table-row>
        <table:table-row table:style-name="ro1">
          <table:table-cell office:value-type="string">
            <text:p>2220</text:p>
          </table:table-cell>
          <table:table-cell office:value-type="string">
            <text:p>Cordage, rope ortwine <text:s/>NOC</text:p>
          </table:table-cell>
        </table:table-row>
        <table:table-row table:style-name="ro1">
          <table:table-cell office:value-type="string">
            <text:p>2220</text:p>
          </table:table-cell>
          <table:table-cell office:value-type="string">
            <text:p>Cotton spinning andweaving</text:p>
          </table:table-cell>
        </table:table-row>
        <table:table-row table:style-name="ro1">
          <table:table-cell office:value-type="string">
            <text:p>2220</text:p>
          </table:table-cell>
          <table:table-cell office:value-type="string">
            <text:p>Flax spinning andweaving</text:p>
          </table:table-cell>
        </table:table-row>
        <table:table-row table:style-name="ro1">
          <table:table-cell office:value-type="string">
            <text:p>2220</text:p>
          </table:table-cell>
          <table:table-cell office:value-type="string">
            <text:p>Hemp or jute spinningand weaving</text:p>
          </table:table-cell>
        </table:table-row>
        <table:table-row table:style-name="ro1">
          <table:table-cell office:value-type="string">
            <text:p>2220</text:p>
          </table:table-cell>
          <table:table-cell office:value-type="string">
            <text:p>Jute or hemp spinningand weaving</text:p>
          </table:table-cell>
        </table:table-row>
        <table:table-row table:style-name="ro1">
          <table:table-cell office:value-type="string">
            <text:p>2220</text:p>
          </table:table-cell>
          <table:table-cell office:value-type="string">
            <text:p>Linen cloth</text:p>
          </table:table-cell>
        </table:table-row>
        <table:table-row table:style-name="ro1">
          <table:table-cell office:value-type="string">
            <text:p>2220</text:p>
          </table:table-cell>
          <table:table-cell office:value-type="string">
            <text:p>Linen thread</text:p>
          </table:table-cell>
        </table:table-row>
        <table:table-row table:style-name="ro1">
          <table:table-cell office:value-type="string">
            <text:p>2220</text:p>
          </table:table-cell>
          <table:table-cell office:value-type="string">
            <text:p>Mop head -fromcotton waste</text:p>
          </table:table-cell>
        </table:table-row>
        <table:table-row table:style-name="ro1">
          <table:table-cell office:value-type="string">
            <text:p>2220</text:p>
          </table:table-cell>
          <table:table-cell office:value-type="string">
            <text:p>Rope, cordage ortwine <text:s/>NOC</text:p>
          </table:table-cell>
        </table:table-row>
        <table:table-row table:style-name="ro1">
          <table:table-cell office:value-type="string">
            <text:p>2220</text:p>
          </table:table-cell>
          <table:table-cell office:value-type="string">
            <text:p>Rug or carpet-jute or hemp</text:p>
          </table:table-cell>
        </table:table-row>
        <table:table-row table:style-name="ro1">
          <table:table-cell office:value-type="string">
            <text:p>2220</text:p>
          </table:table-cell>
          <table:table-cell office:value-type="string">
            <text:p>Thread or yarn-cotton</text:p>
          </table:table-cell>
        </table:table-row>
        <table:table-row table:style-name="ro1">
          <table:table-cell office:value-type="string">
            <text:p>2220</text:p>
          </table:table-cell>
          <table:table-cell office:value-type="string">
            <text:p>Twine or cord-cotton</text:p>
          </table:table-cell>
        </table:table-row>
        <table:table-row table:style-name="ro1">
          <table:table-cell office:value-type="string">
            <text:p>2220</text:p>
          </table:table-cell>
          <table:table-cell office:value-type="string">
            <text:p>Twine, cordage orrope <text:s/>NOC</text:p>
          </table:table-cell>
        </table:table-row>
        <table:table-row table:style-name="ro1">
          <table:table-cell office:value-type="string">
            <text:p>2220</text:p>
          </table:table-cell>
          <table:table-cell office:value-type="string">
            <text:p>Yarn or thread-cotton</text:p>
          </table:table-cell>
        </table:table-row>
        <table:table-row table:style-name="ro1">
          <table:table-cell office:value-type="string">
            <text:p>2286</text:p>
          </table:table-cell>
          <table:table-cell office:value-type="string">
            <text:p>Wool spinning andweaving</text:p>
          </table:table-cell>
        </table:table-row>
        <table:table-row table:style-name="ro1">
          <table:table-cell office:value-type="string">
            <text:p>2286</text:p>
          </table:table-cell>
          <table:table-cell office:value-type="string">
            <text:p>Yarn -wool</text:p>
          </table:table-cell>
        </table:table-row>
        <table:table-row table:style-name="ro1">
          <table:table-cell office:value-type="string">
            <text:p>2288</text:p>
          </table:table-cell>
          <table:table-cell office:value-type="string">
            <text:p>Air conditioningfilter media -nonwoven</text:p>
          </table:table-cell>
        </table:table-row>
        <table:table-row table:style-name="ro1">
          <table:table-cell office:value-type="string">
            <text:p>2288</text:p>
          </table:table-cell>
          <table:table-cell office:value-type="string">
            <text:p>Automobile floor mat <text:s/>from felt or felt-like material</text:p>
          </table:table-cell>
        </table:table-row>
        <table:table-row table:style-name="ro1">
          <table:table-cell office:value-type="string">
            <text:p>2288</text:p>
          </table:table-cell>
          <table:table-cell office:value-type="string">
            <text:p>Automobile interiortrim <text:s/>from felt or felt-like material</text:p>
          </table:table-cell>
        </table:table-row>
        <table:table-row table:style-name="ro1">
          <table:table-cell office:value-type="string">
            <text:p>2288</text:p>
          </table:table-cell>
          <table:table-cell office:value-type="string">
            <text:p>Felting</text:p>
          </table:table-cell>
        </table:table-row>
        <table:table-row table:style-name="ro1">
          <table:table-cell office:value-type="string">
            <text:p>2288</text:p>
          </table:table-cell>
          <table:table-cell office:value-type="string">
            <text:p>Mattress pad from felt or felt-like material</text:p>
          </table:table-cell>
        </table:table-row>
        <table:table-row table:style-name="ro1">
          <table:table-cell office:value-type="string">
            <text:p>2300</text:p>
          </table:table-cell>
          <table:table-cell office:value-type="string">
            <text:p>Plush or velvet</text:p>
          </table:table-cell>
        </table:table-row>
        <table:table-row table:style-name="ro1">
          <table:table-cell office:value-type="string">
            <text:p>2300</text:p>
          </table:table-cell>
          <table:table-cell office:value-type="string">
            <text:p>Velvet or plush</text:p>
          </table:table-cell>
        </table:table-row>
        <table:table-row table:style-name="ro1">
          <table:table-cell office:value-type="string">
            <text:p>2302</text:p>
          </table:table-cell>
          <table:table-cell office:value-type="string">
            <text:p>Glass yarn weaving</text:p>
          </table:table-cell>
        </table:table-row>
        <table:table-row table:style-name="ro1">
          <table:table-cell office:value-type="string">
            <text:p>2302</text:p>
          </table:table-cell>
          <table:table-cell office:value-type="string">
            <text:p>Plastic yarn weaving</text:p>
          </table:table-cell>
        </table:table-row>
        <table:table-row table:style-name="ro1">
          <table:table-cell office:value-type="string">
            <text:p>2302</text:p>
          </table:table-cell>
          <table:table-cell office:value-type="string">
            <text:p>Ribbon -textilefabrics</text:p>
          </table:table-cell>
        </table:table-row>
        <table:table-row table:style-name="ro1">
          <table:table-cell office:value-type="string">
            <text:p>2302</text:p>
          </table:table-cell>
          <table:table-cell office:value-type="string">
            <text:p>Silk thread or yarn</text:p>
          </table:table-cell>
        </table:table-row>
        <table:table-row table:style-name="ro1">
          <table:table-cell office:value-type="string">
            <text:p>2302</text:p>
          </table:table-cell>
          <table:table-cell office:value-type="string">
            <text:p>Silk throwing andweaving</text:p>
          </table:table-cell>
        </table:table-row>
        <table:table-row table:style-name="ro1">
          <table:table-cell office:value-type="string">
            <text:p>2302</text:p>
          </table:table-cell>
          <table:table-cell office:value-type="string">
            <text:p>Synthetic yarn</text:p>
          </table:table-cell>
        </table:table-row>
        <table:table-row table:style-name="ro1">
          <table:table-cell office:value-type="string">
            <text:p>2302</text:p>
          </table:table-cell>
          <table:table-cell office:value-type="string">
            <text:p>Thread or yarn-silk</text:p>
          </table:table-cell>
        </table:table-row>
        <table:table-row table:style-name="ro1">
          <table:table-cell office:value-type="string">
            <text:p>2302</text:p>
          </table:table-cell>
          <table:table-cell office:value-type="string">
            <text:p>Weaving mills usingmixed yarns</text:p>
          </table:table-cell>
        </table:table-row>
        <table:table-row table:style-name="ro1">
          <table:table-cell office:value-type="string">
            <text:p>2302</text:p>
          </table:table-cell>
          <table:table-cell office:value-type="string">
            <text:p>Yarn or thread-silk</text:p>
          </table:table-cell>
        </table:table-row>
        <table:table-row table:style-name="ro1">
          <table:table-cell office:value-type="string">
            <text:p>2305</text:p>
          </table:table-cell>
          <table:table-cell office:value-type="string">
            <text:p>Acetate textile fiber</text:p>
          </table:table-cell>
        </table:table-row>
        <table:table-row table:style-name="ro1">
          <table:table-cell office:value-type="string">
            <text:p>2305</text:p>
          </table:table-cell>
          <table:table-cell office:value-type="string">
            <text:p>Nylon textile fiber</text:p>
          </table:table-cell>
        </table:table-row>
        <table:table-row table:style-name="ro1">
          <table:table-cell office:value-type="string">
            <text:p>2305</text:p>
          </table:table-cell>
          <table:table-cell office:value-type="string">
            <text:p>Plastic thread</text:p>
          </table:table-cell>
        </table:table-row>
        <table:table-row table:style-name="ro1">
          <table:table-cell office:value-type="string">
            <text:p>2305</text:p>
          </table:table-cell>
          <table:table-cell office:value-type="string">
            <text:p>Polyester textile fiber</text:p>
          </table:table-cell>
        </table:table-row>
        <table:table-row table:style-name="ro1">
          <table:table-cell office:value-type="string">
            <text:p>2305</text:p>
          </table:table-cell>
          <table:table-cell office:value-type="string">
            <text:p>Rayon</text:p>
          </table:table-cell>
        </table:table-row>
        <table:table-row table:style-name="ro1">
          <table:table-cell office:value-type="string">
            <text:p>2305</text:p>
          </table:table-cell>
          <table:table-cell office:value-type="string">
            <text:p>Textile fiber-synthetic</text:p>
          </table:table-cell>
        </table:table-row>
        <table:table-row table:style-name="ro1">
          <table:table-cell office:value-type="string">
            <text:p>2352</text:p>
          </table:table-cell>
          <table:table-cell office:value-type="string">
            <text:p>Cordage, rope ortwine <text:s/>NOC (MO, NJ, OK)</text:p>
          </table:table-cell>
        </table:table-row>
        <table:table-row table:style-name="ro1">
          <table:table-cell office:value-type="string">
            <text:p>2361</text:p>
          </table:table-cell>
          <table:table-cell office:value-type="string">
            <text:p>Hosiery dyeing andfinishing</text:p>
          </table:table-cell>
        </table:table-row>
        <table:table-row table:style-name="ro1">
          <table:table-cell office:value-type="string">
            <text:p>2361</text:p>
          </table:table-cell>
          <table:table-cell office:value-type="string">
            <text:p>Hosiery</text:p>
          </table:table-cell>
        </table:table-row>
        <table:table-row table:style-name="ro1">
          <table:table-cell office:value-type="string">
            <text:p>2362</text:p>
          </table:table-cell>
          <table:table-cell office:value-type="string">
            <text:p>Glove or mitten-knit</text:p>
          </table:table-cell>
        </table:table-row>
        <table:table-row table:style-name="ro1">
          <table:table-cell office:value-type="string">
            <text:p>2362</text:p>
          </table:table-cell>
          <table:table-cell office:value-type="string">
            <text:p>Knit goods <text:s/>NOC</text:p>
          </table:table-cell>
        </table:table-row>
        <table:table-row table:style-name="ro1">
          <table:table-cell office:value-type="string">
            <text:p>2362</text:p>
          </table:table-cell>
          <table:table-cell office:value-type="string">
            <text:p>Mitten or glove-knit</text:p>
          </table:table-cell>
        </table:table-row>
        <table:table-row table:style-name="ro1">
          <table:table-cell office:value-type="string">
            <text:p>2362</text:p>
          </table:table-cell>
          <table:table-cell office:value-type="string">
            <text:p>Necktie -knitted</text:p>
          </table:table-cell>
        </table:table-row>
        <table:table-row table:style-name="ro1">
          <table:table-cell office:value-type="string">
            <text:p>2380</text:p>
          </table:table-cell>
          <table:table-cell office:value-type="string">
            <text:p>Braid or fringe</text:p>
          </table:table-cell>
        </table:table-row>
        <table:table-row table:style-name="ro1">
          <table:table-cell office:value-type="string">
            <text:p>2380</text:p>
          </table:table-cell>
          <table:table-cell office:value-type="string">
            <text:p>Fringe or braid</text:p>
          </table:table-cell>
        </table:table-row>
        <table:table-row table:style-name="ro1">
          <table:table-cell office:value-type="string">
            <text:p>2380</text:p>
          </table:table-cell>
          <table:table-cell office:value-type="string">
            <text:p>Label -wovenlabels</text:p>
          </table:table-cell>
        </table:table-row>
        <table:table-row table:style-name="ro1">
          <table:table-cell office:value-type="string">
            <text:p>2380</text:p>
          </table:table-cell>
          <table:table-cell office:value-type="string">
            <text:p>Net</text:p>
          </table:table-cell>
        </table:table-row>
        <table:table-row table:style-name="ro1">
          <table:table-cell office:value-type="string">
            <text:p>2380</text:p>
          </table:table-cell>
          <table:table-cell office:value-type="string">
            <text:p>Pipe cleaner</text:p>
          </table:table-cell>
        </table:table-row>
        <table:table-row table:style-name="ro1">
          <table:table-cell office:value-type="string">
            <text:p>2380</text:p>
          </table:table-cell>
          <table:table-cell office:value-type="string">
            <text:p>Webbing</text:p>
          </table:table-cell>
        </table:table-row>
        <table:table-row table:style-name="ro1">
          <table:table-cell office:value-type="string">
            <text:p>2386</text:p>
          </table:table-cell>
          <table:table-cell office:value-type="string">
            <text:p>Lace</text:p>
          </table:table-cell>
        </table:table-row>
        <table:table-row table:style-name="ro1">
          <table:table-cell office:value-type="string">
            <text:p>2388</text:p>
          </table:table-cell>
          <table:table-cell office:value-type="string">
            <text:p>Embroidery</text:p>
          </table:table-cell>
        </table:table-row>
        <table:table-row table:style-name="ro1">
          <table:table-cell office:value-type="string">
            <text:p>2388</text:p>
          </table:table-cell>
          <table:table-cell office:value-type="string">
            <text:p>Nailheadornamentation</text:p>
          </table:table-cell>
        </table:table-row>
        <table:table-row table:style-name="ro1">
          <table:table-cell office:value-type="string">
            <text:p>2388</text:p>
          </table:table-cell>
          <table:table-cell office:value-type="string">
            <text:p>Pleating andstitching or tucking-not clothing manufacturing</text:p>
          </table:table-cell>
        </table:table-row>
        <table:table-row table:style-name="ro1">
          <table:table-cell office:value-type="string">
            <text:p>2388</text:p>
          </table:table-cell>
          <table:table-cell office:value-type="string">
            <text:p>Trimmings orribbons-hand sewing on finished garments</text:p>
          </table:table-cell>
        </table:table-row>
        <table:table-row table:style-name="ro1">
          <table:table-cell office:value-type="string">
            <text:p>2388</text:p>
          </table:table-cell>
          <table:table-cell office:value-type="string">
            <text:p>Trimmings-manufacturing fancy trimming or piping-notmanufacturing binding tape or ribbon</text:p>
          </table:table-cell>
        </table:table-row>
        <table:table-row table:style-name="ro1">
          <table:table-cell office:value-type="string">
            <text:p>2402</text:p>
          </table:table-cell>
          <table:table-cell office:value-type="string">
            <text:p>Carpet or rug NOC</text:p>
          </table:table-cell>
        </table:table-row>
        <table:table-row table:style-name="ro1">
          <table:table-cell office:value-type="string">
            <text:p>2402</text:p>
          </table:table-cell>
          <table:table-cell office:value-type="string">
            <text:p>Chenille carpetmanufacturing</text:p>
          </table:table-cell>
        </table:table-row>
        <table:table-row table:style-name="ro1">
          <table:table-cell office:value-type="string">
            <text:p>2402</text:p>
          </table:table-cell>
          <table:table-cell office:value-type="string">
            <text:p>Hose -woven firehose from linen thread</text:p>
          </table:table-cell>
        </table:table-row>
        <table:table-row table:style-name="ro1">
          <table:table-cell office:value-type="string">
            <text:p>2402</text:p>
          </table:table-cell>
          <table:table-cell office:value-type="string">
            <text:p>Rug -braided rugs</text:p>
          </table:table-cell>
        </table:table-row>
        <table:table-row table:style-name="ro1">
          <table:table-cell office:value-type="string">
            <text:p>2402</text:p>
          </table:table-cell>
          <table:table-cell office:value-type="string">
            <text:p>Rug or carpet NOC</text:p>
          </table:table-cell>
        </table:table-row>
        <table:table-row table:style-name="ro1">
          <table:table-cell office:value-type="string">
            <text:p>2413</text:p>
          </table:table-cell>
          <table:table-cell office:value-type="string">
            <text:p>Flock coating oftextiles</text:p>
          </table:table-cell>
        </table:table-row>
        <table:table-row table:style-name="ro1">
          <table:table-cell office:value-type="string">
            <text:p>2413</text:p>
          </table:table-cell>
          <table:table-cell office:value-type="string">
            <text:p>Mercerizing textile</text:p>
          </table:table-cell>
        </table:table-row>
        <table:table-row table:style-name="ro1">
          <table:table-cell office:value-type="string">
            <text:p>2413</text:p>
          </table:table-cell>
          <table:table-cell office:value-type="string">
            <text:p>Silk-screen processcloth printing-machinery operations prior to or after handoperations</text:p>
          </table:table-cell>
        </table:table-row>
        <table:table-row table:style-name="ro1">
          <table:table-cell office:value-type="string">
            <text:p>2413</text:p>
          </table:table-cell>
          <table:table-cell office:value-type="string">
            <text:p>Textile-bleaching,dyeing, mercerizing, finishing</text:p>
          </table:table-cell>
        </table:table-row>
        <table:table-row table:style-name="ro1">
          <table:table-cell office:value-type="string">
            <text:p>2416</text:p>
          </table:table-cell>
          <table:table-cell office:value-type="string">
            <text:p>Mercerizing yarn</text:p>
          </table:table-cell>
        </table:table-row>
        <table:table-row table:style-name="ro1">
          <table:table-cell office:value-type="string">
            <text:p>2416</text:p>
          </table:table-cell>
          <table:table-cell office:value-type="string">
            <text:p>Thread or yarn dyeingor finishing</text:p>
          </table:table-cell>
        </table:table-row>
        <table:table-row table:style-name="ro1">
          <table:table-cell office:value-type="string">
            <text:p>2416</text:p>
          </table:table-cell>
          <table:table-cell office:value-type="string">
            <text:p>Yarn or thread dyeingor finishing</text:p>
          </table:table-cell>
        </table:table-row>
        <table:table-row table:style-name="ro1">
          <table:table-cell office:value-type="string">
            <text:p>2417</text:p>
          </table:table-cell>
          <table:table-cell office:value-type="string">
            <text:p>Cloth printing</text:p>
          </table:table-cell>
        </table:table-row>
        <table:table-row table:style-name="ro1">
          <table:table-cell office:value-type="string">
            <text:p>2501</text:p>
          </table:table-cell>
          <table:table-cell office:value-type="string">
            <text:p>Automobile seat cover</text:p>
          </table:table-cell>
        </table:table-row>
        <table:table-row table:style-name="ro1">
          <table:table-cell office:value-type="string">
            <text:p>2501</text:p>
          </table:table-cell>
          <table:table-cell office:value-type="string">
            <text:p>Chenille products <text:s/>from chenille cloth-no carpet or cloth</text:p>
          </table:table-cell>
        </table:table-row>
        <table:table-row table:style-name="ro1">
          <table:table-cell office:value-type="string">
            <text:p>2501</text:p>
          </table:table-cell>
          <table:table-cell office:value-type="string">
            <text:p>Clothing</text:p>
          </table:table-cell>
        </table:table-row>
        <table:table-row table:style-name="ro1">
          <table:table-cell office:value-type="string">
            <text:p>2501</text:p>
          </table:table-cell>
          <table:table-cell office:value-type="string">
            <text:p>Collar</text:p>
          </table:table-cell>
        </table:table-row>
        <table:table-row table:style-name="ro1">
          <table:table-cell office:value-type="string">
            <text:p>2501</text:p>
          </table:table-cell>
          <table:table-cell office:value-type="string">
            <text:p>Cushion, pillow or quilt</text:p>
          </table:table-cell>
        </table:table-row>
        <table:table-row table:style-name="ro1">
          <table:table-cell office:value-type="string">
            <text:p>2501</text:p>
          </table:table-cell>
          <table:table-cell office:value-type="string">
            <text:p>Doll clothing or cloth dolls or cloth parts</text:p>
          </table:table-cell>
        </table:table-row>
        <table:table-row table:style-name="ro1">
          <table:table-cell office:value-type="string">
            <text:p>2501</text:p>
          </table:table-cell>
          <table:table-cell office:value-type="string">
            <text:p>Draperies or curtain-from cloth, paper or plastic-cutting and sewing</text:p>
          </table:table-cell>
        </table:table-row>
        <table:table-row table:style-name="ro1">
          <table:table-cell office:value-type="string">
            <text:p>2501</text:p>
          </table:table-cell>
          <table:table-cell office:value-type="string">
            <text:p>Feather pillow</text:p>
          </table:table-cell>
        </table:table-row>
        <table:table-row table:style-name="ro1">
          <table:table-cell office:value-type="string">
            <text:p>2501</text:p>
          </table:table-cell>
          <table:table-cell office:value-type="string">
            <text:p>Fur clothing</text:p>
          </table:table-cell>
        </table:table-row>
        <table:table-row table:style-name="ro1">
          <table:table-cell office:value-type="string">
            <text:p>2501</text:p>
          </table:table-cell>
          <table:table-cell office:value-type="string">
            <text:p>Furnishing goods NOC</text:p>
          </table:table-cell>
        </table:table-row>
        <table:table-row table:style-name="ro1">
          <table:table-cell office:value-type="string">
            <text:p>2501</text:p>
          </table:table-cell>
          <table:table-cell office:value-type="string">
            <text:p>Furriers-repairing orremodeling fur garments</text:p>
          </table:table-cell>
        </table:table-row>
        <table:table-row table:style-name="ro1">
          <table:table-cell office:value-type="string">
            <text:p>2501</text:p>
          </table:table-cell>
          <table:table-cell office:value-type="string">
            <text:p>Hat frame-ladies-from buckram</text:p>
          </table:table-cell>
        </table:table-row>
        <table:table-row table:style-name="ro1">
          <table:table-cell office:value-type="string">
            <text:p>2501</text:p>
          </table:table-cell>
          <table:table-cell office:value-type="string">
            <text:p>Hat</text:p>
          </table:table-cell>
        </table:table-row>
        <table:table-row table:style-name="ro1">
          <table:table-cell office:value-type="string">
            <text:p>2501</text:p>
          </table:table-cell>
          <table:table-cell office:value-type="string">
            <text:p>Jewelry traymanufacture-fabric</text:p>
          </table:table-cell>
        </table:table-row>
        <table:table-row table:style-name="ro1">
          <table:table-cell office:value-type="string">
            <text:p>2501</text:p>
          </table:table-cell>
          <table:table-cell office:value-type="string">
            <text:p>Lamp shade-parchment or textile-(frame manufacturing to be separatelyrated)</text:p>
          </table:table-cell>
        </table:table-row>
        <table:table-row table:style-name="ro1">
          <table:table-cell office:value-type="string">
            <text:p>2501</text:p>
          </table:table-cell>
          <table:table-cell office:value-type="string">
            <text:p>Lingerie</text:p>
          </table:table-cell>
        </table:table-row>
        <table:table-row table:style-name="ro1">
          <table:table-cell office:value-type="string">
            <text:p>2501</text:p>
          </table:table-cell>
          <table:table-cell office:value-type="string">
            <text:p>Lining -hat</text:p>
          </table:table-cell>
        </table:table-row>
        <table:table-row table:style-name="ro1">
          <table:table-cell office:value-type="string">
            <text:p>2501</text:p>
          </table:table-cell>
          <table:table-cell office:value-type="string">
            <text:p>Linings-sewing intocoats by hand</text:p>
          </table:table-cell>
        </table:table-row>
        <table:table-row table:style-name="ro1">
          <table:table-cell office:value-type="string">
            <text:p>2501</text:p>
          </table:table-cell>
          <table:table-cell office:value-type="string">
            <text:p>Millinery</text:p>
          </table:table-cell>
        </table:table-row>
        <table:table-row table:style-name="ro1">
          <table:table-cell office:value-type="string">
            <text:p>2501</text:p>
          </table:table-cell>
          <table:table-cell office:value-type="string">
            <text:p>Mosquitonetting-cutting, sewing</text:p>
          </table:table-cell>
        </table:table-row>
        <table:table-row table:style-name="ro1">
          <table:table-cell office:value-type="string">
            <text:p>2501</text:p>
          </table:table-cell>
          <table:table-cell office:value-type="string">
            <text:p>Parachute</text:p>
          </table:table-cell>
        </table:table-row>
        <table:table-row table:style-name="ro1">
          <table:table-cell office:value-type="string">
            <text:p>2501</text:p>
          </table:table-cell>
          <table:table-cell office:value-type="string">
            <text:p>Pillow, quilt or cushion</text:p>
          </table:table-cell>
        </table:table-row>
        <table:table-row table:style-name="ro1">
          <table:table-cell office:value-type="string">
            <text:p>2501</text:p>
          </table:table-cell>
          <table:table-cell office:value-type="string">
            <text:p>Powder puff -fromfabrics or dressed wool skins</text:p>
          </table:table-cell>
        </table:table-row>
        <table:table-row table:style-name="ro1">
          <table:table-cell office:value-type="string">
            <text:p>2501</text:p>
          </table:table-cell>
          <table:table-cell office:value-type="string">
            <text:p>Quilt, cushion or pillow</text:p>
          </table:table-cell>
        </table:table-row>
        <table:table-row table:style-name="ro1">
          <table:table-cell office:value-type="string">
            <text:p>2501</text:p>
          </table:table-cell>
          <table:table-cell office:value-type="string">
            <text:p>Quilted cloth-for garments and garment linings</text:p>
          </table:table-cell>
        </table:table-row>
        <table:table-row table:style-name="ro1">
          <table:table-cell office:value-type="string">
            <text:p>2501</text:p>
          </table:table-cell>
          <table:table-cell office:value-type="string">
            <text:p>Shirt</text:p>
          </table:table-cell>
        </table:table-row>
        <table:table-row table:style-name="ro1">
          <table:table-cell office:value-type="string">
            <text:p>2501</text:p>
          </table:table-cell>
          <table:table-cell office:value-type="string">
            <text:p>Shoe ornament-fabric</text:p>
          </table:table-cell>
        </table:table-row>
        <table:table-row table:style-name="ro1">
          <table:table-cell office:value-type="string">
            <text:p>2501</text:p>
          </table:table-cell>
          <table:table-cell office:value-type="string">
            <text:p>Sign -silk-screenprinting-cloth</text:p>
          </table:table-cell>
        </table:table-row>
        <table:table-row table:style-name="ro1">
          <table:table-cell office:value-type="string">
            <text:p>2501</text:p>
          </table:table-cell>
          <table:table-cell office:value-type="string">
            <text:p>Silk-screen processcloth printing-hand printing operations</text:p>
          </table:table-cell>
        </table:table-row>
        <table:table-row table:style-name="ro1">
          <table:table-cell office:value-type="string">
            <text:p>2501</text:p>
          </table:table-cell>
          <table:table-cell office:value-type="string">
            <text:p>Suspender</text:p>
          </table:table-cell>
        </table:table-row>
        <table:table-row table:style-name="ro1">
          <table:table-cell office:value-type="string">
            <text:p>2501</text:p>
          </table:table-cell>
          <table:table-cell office:value-type="string">
            <text:p>Textilemending-invisible textile weaving of wearing apparel</text:p>
          </table:table-cell>
        </table:table-row>
        <table:table-row table:style-name="ro1">
          <table:table-cell office:value-type="string">
            <text:p>2501</text:p>
          </table:table-cell>
          <table:table-cell office:value-type="string">
            <text:p>Toy-cloth-stuffed animals or toys</text:p>
          </table:table-cell>
        </table:table-row>
        <table:table-row table:style-name="ro1">
          <table:table-cell office:value-type="string">
            <text:p>2501</text:p>
          </table:table-cell>
          <table:table-cell office:value-type="string">
            <text:p>Umbrella</text:p>
          </table:table-cell>
        </table:table-row>
        <table:table-row table:style-name="ro1">
          <table:table-cell office:value-type="string">
            <text:p>2503</text:p>
          </table:table-cell>
          <table:table-cell office:value-type="string">
            <text:p>Dressmaking ortailoring-custom exclusively</text:p>
          </table:table-cell>
        </table:table-row>
        <table:table-row table:style-name="ro1">
          <table:table-cell office:value-type="string">
            <text:p>2503</text:p>
          </table:table-cell>
          <table:table-cell office:value-type="string">
            <text:p>Fur coat and jacket-custom-made</text:p>
          </table:table-cell>
        </table:table-row>
        <table:table-row table:style-name="ro1">
          <table:table-cell office:value-type="string">
            <text:p>2503</text:p>
          </table:table-cell>
          <table:table-cell office:value-type="string">
            <text:p>Tailoring ordressmaking-custom exclusively</text:p>
          </table:table-cell>
        </table:table-row>
        <table:table-row table:style-name="ro1">
          <table:table-cell office:value-type="string">
            <text:p>2534</text:p>
          </table:table-cell>
          <table:table-cell office:value-type="string">
            <text:p>Christmas tree-aluminum</text:p>
          </table:table-cell>
        </table:table-row>
        <table:table-row table:style-name="ro1">
          <table:table-cell office:value-type="string">
            <text:p>2534</text:p>
          </table:table-cell>
          <table:table-cell office:value-type="string">
            <text:p>Feather or flower-artificial</text:p>
          </table:table-cell>
        </table:table-row>
        <table:table-row table:style-name="ro1">
          <table:table-cell office:value-type="string">
            <text:p>2534</text:p>
          </table:table-cell>
          <table:table-cell office:value-type="string">
            <text:p>Flower or feather-artificial</text:p>
          </table:table-cell>
        </table:table-row>
        <table:table-row table:style-name="ro1">
          <table:table-cell office:value-type="string">
            <text:p>2534</text:p>
          </table:table-cell>
          <table:table-cell office:value-type="string">
            <text:p>Fur pointing</text:p>
          </table:table-cell>
        </table:table-row>
        <table:table-row table:style-name="ro1">
          <table:table-cell office:value-type="string">
            <text:p>2534</text:p>
          </table:table-cell>
          <table:table-cell office:value-type="string">
            <text:p>Hair goods</text:p>
          </table:table-cell>
        </table:table-row>
        <table:table-row table:style-name="ro1">
          <table:table-cell office:value-type="string">
            <text:p>2570</text:p>
          </table:table-cell>
          <table:table-cell office:value-type="string">
            <text:p>Box spring or mattress</text:p>
          </table:table-cell>
        </table:table-row>
        <table:table-row table:style-name="ro1">
          <table:table-cell office:value-type="string">
            <text:p>2570</text:p>
          </table:table-cell>
          <table:table-cell office:value-type="string">
            <text:p>Mattress or box spring</text:p>
          </table:table-cell>
        </table:table-row>
        <table:table-row table:style-name="ro1">
          <table:table-cell office:value-type="string">
            <text:p>2576</text:p>
          </table:table-cell>
          <table:table-cell office:value-type="string">
            <text:p>Apron <text:s/>fromcanvas material</text:p>
          </table:table-cell>
        </table:table-row>
        <table:table-row table:style-name="ro1">
          <table:table-cell office:value-type="string">
            <text:p>2576</text:p>
          </table:table-cell>
          <table:table-cell office:value-type="string">
            <text:p>Automobile convertible top</text:p>
          </table:table-cell>
        </table:table-row>
        <table:table-row table:style-name="ro1">
          <table:table-cell office:value-type="string">
            <text:p>2576</text:p>
          </table:table-cell>
          <table:table-cell office:value-type="string">
            <text:p>Awning manufacturing:canvas products</text:p>
          </table:table-cell>
        </table:table-row>
        <table:table-row table:style-name="ro1">
          <table:table-cell office:value-type="string">
            <text:p>2576</text:p>
          </table:table-cell>
          <table:table-cell office:value-type="string">
            <text:p>Awning or tent-shop</text:p>
          </table:table-cell>
        </table:table-row>
        <table:table-row table:style-name="ro1">
          <table:table-cell office:value-type="string">
            <text:p>2576</text:p>
          </table:table-cell>
          <table:table-cell office:value-type="string">
            <text:p>Bag <text:s/>from canvasmaterial</text:p>
          </table:table-cell>
        </table:table-row>
        <table:table-row table:style-name="ro1">
          <table:table-cell office:value-type="string">
            <text:p>2576</text:p>
          </table:table-cell>
          <table:table-cell office:value-type="string">
            <text:p>Buffing or polishing cloth, cloth disks or cloth wheel</text:p>
          </table:table-cell>
        </table:table-row>
        <table:table-row table:style-name="ro1">
          <table:table-cell office:value-type="string">
            <text:p>2576</text:p>
          </table:table-cell>
          <table:table-cell office:value-type="string">
            <text:p>Canvas goods NOC-shop</text:p>
          </table:table-cell>
        </table:table-row>
        <table:table-row table:style-name="ro1">
          <table:table-cell office:value-type="string">
            <text:p>2576</text:p>
          </table:table-cell>
          <table:table-cell office:value-type="string">
            <text:p>Sail making</text:p>
          </table:table-cell>
        </table:table-row>
        <table:table-row table:style-name="ro1">
          <table:table-cell office:value-type="string">
            <text:p>2576</text:p>
          </table:table-cell>
          <table:table-cell office:value-type="string">
            <text:p>Tarpaulin <text:s/>fromcanvas material</text:p>
          </table:table-cell>
        </table:table-row>
        <table:table-row table:style-name="ro1">
          <table:table-cell office:value-type="string">
            <text:p>2576</text:p>
          </table:table-cell>
          <table:table-cell office:value-type="string">
            <text:p>Tent or awning-shop</text:p>
          </table:table-cell>
        </table:table-row>
        <table:table-row table:style-name="ro1">
          <table:table-cell office:value-type="string">
            <text:p>2578</text:p>
          </table:table-cell>
          <table:table-cell office:value-type="string">
            <text:p>Bag or sack-cloth</text:p>
          </table:table-cell>
        </table:table-row>
        <table:table-row table:style-name="ro1">
          <table:table-cell office:value-type="string">
            <text:p>2578</text:p>
          </table:table-cell>
          <table:table-cell office:value-type="string">
            <text:p>Bag renovating</text:p>
          </table:table-cell>
        </table:table-row>
        <table:table-row table:style-name="ro1">
          <table:table-cell office:value-type="string">
            <text:p>2578</text:p>
          </table:table-cell>
          <table:table-cell office:value-type="string">
            <text:p>Sack or bag-cloth</text:p>
          </table:table-cell>
        </table:table-row>
        <table:table-row table:style-name="ro1">
          <table:table-cell office:value-type="string">
            <text:p>2582</text:p>
          </table:table-cell>
          <table:table-cell office:value-type="string">
            <text:p>Cleaning or dyeingcollecting or distributing station</text:p>
          </table:table-cell>
        </table:table-row>
        <table:table-row table:style-name="ro1">
          <table:table-cell office:value-type="string">
            <text:p>2585</text:p>
          </table:table-cell>
          <table:table-cell office:value-type="string">
            <text:p>Carpet, rug or upholstery cleaning-shop or outside</text:p>
          </table:table-cell>
        </table:table-row>
        <table:table-row table:style-name="ro1">
          <table:table-cell office:value-type="string">
            <text:p>2585</text:p>
          </table:table-cell>
          <table:table-cell office:value-type="string">
            <text:p>Diaper service &amp;route supervisors, drivers</text:p>
          </table:table-cell>
        </table:table-row>
        <table:table-row table:style-name="ro1">
          <table:table-cell office:value-type="string">
            <text:p>2585</text:p>
          </table:table-cell>
          <table:table-cell office:value-type="string">
            <text:p>Laundry NOC &amp; routesupervisors, drivers</text:p>
          </table:table-cell>
        </table:table-row>
        <table:table-row table:style-name="ro1">
          <table:table-cell office:value-type="string">
            <text:p>2585</text:p>
          </table:table-cell>
          <table:table-cell office:value-type="string">
            <text:p>Laundry-non-fabricgoods</text:p>
          </table:table-cell>
        </table:table-row>
        <table:table-row table:style-name="ro1">
          <table:table-cell office:value-type="string">
            <text:p>2585</text:p>
          </table:table-cell>
          <table:table-cell office:value-type="string">
            <text:p>Rug, carpet or upholstery-cleaning-shop or outside-</text:p>
          </table:table-cell>
        </table:table-row>
        <table:table-row table:style-name="ro1">
          <table:table-cell office:value-type="string">
            <text:p>2585</text:p>
          </table:table-cell>
          <table:table-cell office:value-type="string">
            <text:p>Upholstery, carpet or rug cleaning</text:p>
          </table:table-cell>
        </table:table-row>
        <table:table-row table:style-name="ro1">
          <table:table-cell office:value-type="string">
            <text:p>2585</text:p>
          </table:table-cell>
          <table:table-cell office:value-type="string">
            <text:p>Venetian blind laundries-</text:p>
          </table:table-cell>
        </table:table-row>
        <table:table-row table:style-name="ro1">
          <table:table-cell office:value-type="string">
            <text:p>2586</text:p>
          </table:table-cell>
          <table:table-cell office:value-type="string">
            <text:p>Cleaning or dyeing &amp;route supervisors, drivers</text:p>
          </table:table-cell>
        </table:table-row>
        <table:table-row table:style-name="ro1">
          <table:table-cell office:value-type="string">
            <text:p>2586</text:p>
          </table:table-cell>
          <table:table-cell office:value-type="string">
            <text:p>Dyeing or cleaning &amp;route supervisors, drivers</text:p>
          </table:table-cell>
        </table:table-row>
        <table:table-row table:style-name="ro1">
          <table:table-cell office:value-type="string">
            <text:p>2586</text:p>
          </table:table-cell>
          <table:table-cell office:value-type="string">
            <text:p>Feather dyeing-</text:p>
          </table:table-cell>
        </table:table-row>
        <table:table-row table:style-name="ro1">
          <table:table-cell office:value-type="string">
            <text:p>2586</text:p>
          </table:table-cell>
          <table:table-cell office:value-type="string">
            <text:p>Fur clothing-cleaning, tumbling, glazing, combing and ironing-</text:p>
          </table:table-cell>
        </table:table-row>
        <table:table-row table:style-name="ro1">
          <table:table-cell office:value-type="string">
            <text:p>2587</text:p>
          </table:table-cell>
          <table:table-cell office:value-type="string">
            <text:p>Toilet or towelsupply co. &amp; route supervisors, drivers</text:p>
          </table:table-cell>
        </table:table-row>
        <table:table-row table:style-name="ro1">
          <table:table-cell office:value-type="string">
            <text:p>2587</text:p>
          </table:table-cell>
          <table:table-cell office:value-type="string">
            <text:p>Towel or toiletsupply co. &amp; route supervisors, drivers</text:p>
          </table:table-cell>
        </table:table-row>
        <table:table-row table:style-name="ro1">
          <table:table-cell office:value-type="string">
            <text:p>2589</text:p>
          </table:table-cell>
          <table:table-cell office:value-type="string">
            <text:p>Dry cleaning andlaundry store-retail-&amp; route supervisors, drivers</text:p>
          </table:table-cell>
        </table:table-row>
        <table:table-row table:style-name="ro1">
          <table:table-cell office:value-type="string">
            <text:p>2589</text:p>
          </table:table-cell>
          <table:table-cell office:value-type="string">
            <text:p>Laundry and drycleaning store-retail-&amp; route supervisors, drivers</text:p>
          </table:table-cell>
        </table:table-row>
        <table:table-row table:style-name="ro1">
          <table:table-cell office:value-type="string">
            <text:p>2600</text:p>
          </table:table-cell>
          <table:table-cell office:value-type="string">
            <text:p>Fur dressing ordyeing</text:p>
          </table:table-cell>
        </table:table-row>
        <table:table-row table:style-name="ro1">
          <table:table-cell office:value-type="string">
            <text:p>2600</text:p>
          </table:table-cell>
          <table:table-cell office:value-type="string">
            <text:p>Fur -preparingskins</text:p>
          </table:table-cell>
        </table:table-row>
        <table:table-row table:style-name="ro1">
          <table:table-cell office:value-type="string">
            <text:p>2600</text:p>
          </table:table-cell>
          <table:table-cell office:value-type="string">
            <text:p>Hair-preparation forbrush manufacturers (dehairing to be separately rated)</text:p>
          </table:table-cell>
        </table:table-row>
        <table:table-row table:style-name="ro1">
          <table:table-cell office:value-type="string">
            <text:p>2623</text:p>
          </table:table-cell>
          <table:table-cell office:value-type="string">
            <text:p>Hatters' fur</text:p>
          </table:table-cell>
        </table:table-row>
        <table:table-row table:style-name="ro1">
          <table:table-cell office:value-type="string">
            <text:p>2623</text:p>
          </table:table-cell>
          <table:table-cell office:value-type="string">
            <text:p>Leather dressing</text:p>
          </table:table-cell>
        </table:table-row>
        <table:table-row table:style-name="ro1">
          <table:table-cell office:value-type="string">
            <text:p>2623</text:p>
          </table:table-cell>
          <table:table-cell office:value-type="string">
            <text:p>Leather embossing</text:p>
          </table:table-cell>
        </table:table-row>
        <table:table-row table:style-name="ro1">
          <table:table-cell office:value-type="string">
            <text:p>2623</text:p>
          </table:table-cell>
          <table:table-cell office:value-type="string">
            <text:p>Leather -patentor enamel</text:p>
          </table:table-cell>
        </table:table-row>
        <table:table-row table:style-name="ro1">
          <table:table-cell office:value-type="string">
            <text:p>2623</text:p>
          </table:table-cell>
          <table:table-cell office:value-type="string">
            <text:p>Sheepskin pickling</text:p>
          </table:table-cell>
        </table:table-row>
        <table:table-row table:style-name="ro1">
          <table:table-cell office:value-type="string">
            <text:p>2623</text:p>
          </table:table-cell>
          <table:table-cell office:value-type="string">
            <text:p>Tanning</text:p>
          </table:table-cell>
        </table:table-row>
        <table:table-row table:style-name="ro1">
          <table:table-cell office:value-type="string">
            <text:p>2623</text:p>
          </table:table-cell>
          <table:table-cell office:value-type="string">
            <text:p>Wool pulling</text:p>
          </table:table-cell>
        </table:table-row>
        <table:table-row table:style-name="ro1">
          <table:table-cell office:value-type="string">
            <text:p>2651</text:p>
          </table:table-cell>
          <table:table-cell office:value-type="string">
            <text:p>Gasket or washer-not metal</text:p>
          </table:table-cell>
        </table:table-row>
        <table:table-row table:style-name="ro1">
          <table:table-cell office:value-type="string">
            <text:p>2651</text:p>
          </table:table-cell>
          <table:table-cell office:value-type="string">
            <text:p>Shoe findings</text:p>
          </table:table-cell>
        </table:table-row>
        <table:table-row table:style-name="ro1">
          <table:table-cell office:value-type="string">
            <text:p>2651</text:p>
          </table:table-cell>
          <table:table-cell office:value-type="string">
            <text:p>Shoe stock</text:p>
          </table:table-cell>
        </table:table-row>
        <table:table-row table:style-name="ro1">
          <table:table-cell office:value-type="string">
            <text:p>2651</text:p>
          </table:table-cell>
          <table:table-cell office:value-type="string">
            <text:p>Washer or gasket-not metal</text:p>
          </table:table-cell>
        </table:table-row>
        <table:table-row table:style-name="ro1">
          <table:table-cell office:value-type="string">
            <text:p>2660</text:p>
          </table:table-cell>
          <table:table-cell office:value-type="string">
            <text:p>Boot or shoe <text:s/>NOC</text:p>
          </table:table-cell>
        </table:table-row>
        <table:table-row table:style-name="ro1">
          <table:table-cell office:value-type="string">
            <text:p>2660</text:p>
          </table:table-cell>
          <table:table-cell office:value-type="string">
            <text:p>Shoe or boot <text:s/>NOC</text:p>
          </table:table-cell>
        </table:table-row>
        <table:table-row table:style-name="ro1">
          <table:table-cell office:value-type="string">
            <text:p>2660</text:p>
          </table:table-cell>
          <table:table-cell office:value-type="string">
            <text:p>Slipper</text:p>
          </table:table-cell>
        </table:table-row>
        <table:table-row table:style-name="ro1">
          <table:table-cell office:value-type="string">
            <text:p>2670</text:p>
          </table:table-cell>
          <table:table-cell office:value-type="string">
            <text:p>Glove lining</text:p>
          </table:table-cell>
        </table:table-row>
        <table:table-row table:style-name="ro1">
          <table:table-cell office:value-type="string">
            <text:p>2670</text:p>
          </table:table-cell>
          <table:table-cell office:value-type="string">
            <text:p>Glove -includingbaseball, boxing, handball and punching bag gloves</text:p>
          </table:table-cell>
        </table:table-row>
        <table:table-row table:style-name="ro1">
          <table:table-cell office:value-type="string">
            <text:p>2670</text:p>
          </table:table-cell>
          <table:table-cell office:value-type="string">
            <text:p>Glove -leather ortextile</text:p>
          </table:table-cell>
        </table:table-row>
        <table:table-row table:style-name="ro1">
          <table:table-cell office:value-type="string">
            <text:p>2683</text:p>
          </table:table-cell>
          <table:table-cell office:value-type="string">
            <text:p>Hand luggage</text:p>
          </table:table-cell>
        </table:table-row>
        <table:table-row table:style-name="ro1">
          <table:table-cell office:value-type="string">
            <text:p>2683</text:p>
          </table:table-cell>
          <table:table-cell office:value-type="string">
            <text:p>Luggage -hand</text:p>
          </table:table-cell>
        </table:table-row>
        <table:table-row table:style-name="ro1">
          <table:table-cell office:value-type="string">
            <text:p>2688</text:p>
          </table:table-cell>
          <table:table-cell office:value-type="string">
            <text:p>Football, soccer,volleyball or basketball -(bladder <text:s/>to be separatelyrated)</text:p>
          </table:table-cell>
        </table:table-row>
        <table:table-row table:style-name="ro1">
          <table:table-cell office:value-type="string">
            <text:p>2688</text:p>
          </table:table-cell>
          <table:table-cell office:value-type="string">
            <text:p>Key case <text:s/>fromleather, imitation leather or vinyl</text:p>
          </table:table-cell>
        </table:table-row>
        <table:table-row table:style-name="ro1">
          <table:table-cell office:value-type="string">
            <text:p>2688</text:p>
          </table:table-cell>
          <table:table-cell office:value-type="string">
            <text:p>Leather belting</text:p>
          </table:table-cell>
        </table:table-row>
        <table:table-row table:style-name="ro1">
          <table:table-cell office:value-type="string">
            <text:p>2688</text:p>
          </table:table-cell>
          <table:table-cell office:value-type="string">
            <text:p>Leather goods NOC</text:p>
          </table:table-cell>
        </table:table-row>
        <table:table-row table:style-name="ro1">
          <table:table-cell office:value-type="string">
            <text:p>2688</text:p>
          </table:table-cell>
          <table:table-cell office:value-type="string">
            <text:p>Leather skiving</text:p>
          </table:table-cell>
        </table:table-row>
        <table:table-row table:style-name="ro1">
          <table:table-cell office:value-type="string">
            <text:p>2688</text:p>
          </table:table-cell>
          <table:table-cell office:value-type="string">
            <text:p>Pocketbook</text:p>
          </table:table-cell>
        </table:table-row>
        <table:table-row table:style-name="ro1">
          <table:table-cell office:value-type="string">
            <text:p>2688</text:p>
          </table:table-cell>
          <table:table-cell office:value-type="string">
            <text:p>Pocketbook <text:s/>fromleather, imitation leather or vinyl</text:p>
          </table:table-cell>
        </table:table-row>
        <table:table-row table:style-name="ro1">
          <table:table-cell office:value-type="string">
            <text:p>2688</text:p>
          </table:table-cell>
          <table:table-cell office:value-type="string">
            <text:p>Wallet <text:s/>fromleather, imitation leather or vinyl</text:p>
          </table:table-cell>
        </table:table-row>
        <table:table-row table:style-name="ro1">
          <table:table-cell office:value-type="string">
            <text:p>2688</text:p>
          </table:table-cell>
          <table:table-cell office:value-type="string">
            <text:p>Welting -leather,latex, burlap, paper, twine, etc.</text:p>
          </table:table-cell>
        </table:table-row>
        <table:table-row table:style-name="ro1">
          <table:table-cell office:value-type="string">
            <text:p>2702</text:p>
          </table:table-cell>
          <table:table-cell office:value-type="string">
            <text:p>Bark peeling in connection with logging-</text:p>
          </table:table-cell>
        </table:table-row>
        <table:table-row table:style-name="ro1">
          <table:table-cell office:value-type="string">
            <text:p>2702</text:p>
          </table:table-cell>
          <table:table-cell office:value-type="string">
            <text:p>Bark peeling-contractors-for pulpwood-</text:p>
          </table:table-cell>
        </table:table-row>
        <table:table-row table:style-name="ro1">
          <table:table-cell office:value-type="string">
            <text:p>2702</text:p>
          </table:table-cell>
          <table:table-cell office:value-type="string">
            <text:p>Dam or lock construction-timber or brush cutting and removal</text:p>
          </table:table-cell>
        </table:table-row>
        <table:table-row table:style-name="ro1">
          <table:table-cell office:value-type="string">
            <text:p>2702</text:p>
          </table:table-cell>
          <table:table-cell office:value-type="string">
            <text:p>Electric, telephone or alarm line-clearing of new right-of-way-standing timber-</text:p>
          </table:table-cell>
        </table:table-row>
        <table:table-row table:style-name="ro1">
          <table:table-cell office:value-type="string">
            <text:p>2702</text:p>
          </table:table-cell>
          <table:table-cell office:value-type="string">
            <text:p>Logging or lumbering</text:p>
          </table:table-cell>
        </table:table-row>
        <table:table-row table:style-name="ro1">
          <table:table-cell office:value-type="string">
            <text:p>2702</text:p>
          </table:table-cell>
          <table:table-cell office:value-type="string">
            <text:p>Logging or lumbering:all other employees</text:p>
          </table:table-cell>
        </table:table-row>
        <table:table-row table:style-name="ro1">
          <table:table-cell office:value-type="string">
            <text:p>2710</text:p>
          </table:table-cell>
          <table:table-cell office:value-type="string">
            <text:p>Barking mills</text:p>
          </table:table-cell>
        </table:table-row>
        <table:table-row table:style-name="ro1">
          <table:table-cell office:value-type="string">
            <text:p>2710</text:p>
          </table:table-cell>
          <table:table-cell office:value-type="string">
            <text:p>Chip harvesteroperation-portable or permanent</text:p>
          </table:table-cell>
        </table:table-row>
        <table:table-row table:style-name="ro1">
          <table:table-cell office:value-type="string">
            <text:p>2710</text:p>
          </table:table-cell>
          <table:table-cell office:value-type="string">
            <text:p>Green chainoperation-lumber</text:p>
          </table:table-cell>
        </table:table-row>
        <table:table-row table:style-name="ro1">
          <table:table-cell office:value-type="string">
            <text:p>2710</text:p>
          </table:table-cell>
          <table:table-cell office:value-type="string">
            <text:p>Lath -wood</text:p>
          </table:table-cell>
        </table:table-row>
        <table:table-row table:style-name="ro1">
          <table:table-cell office:value-type="string">
            <text:p>2710</text:p>
          </table:table-cell>
          <table:table-cell office:value-type="string">
            <text:p>Log cabin-sawmill operation</text:p>
          </table:table-cell>
        </table:table-row>
        <table:table-row table:style-name="ro1">
          <table:table-cell office:value-type="string">
            <text:p>2710</text:p>
          </table:table-cell>
          <table:table-cell office:value-type="string">
            <text:p>Log processing-posts&amp; rails for fences</text:p>
          </table:table-cell>
        </table:table-row>
        <table:table-row table:style-name="ro1">
          <table:table-cell office:value-type="string">
            <text:p>2710</text:p>
          </table:table-cell>
          <table:table-cell office:value-type="string">
            <text:p>Sawmill</text:p>
          </table:table-cell>
        </table:table-row>
        <table:table-row table:style-name="ro1">
          <table:table-cell office:value-type="string">
            <text:p>2710</text:p>
          </table:table-cell>
          <table:table-cell office:value-type="string">
            <text:p>Shingle -wood</text:p>
          </table:table-cell>
        </table:table-row>
        <table:table-row table:style-name="ro1">
          <table:table-cell office:value-type="string">
            <text:p>2710</text:p>
          </table:table-cell>
          <table:table-cell office:value-type="string">
            <text:p>Snow fence :cutting lath from logs</text:p>
          </table:table-cell>
        </table:table-row>
        <table:table-row table:style-name="ro1">
          <table:table-cell office:value-type="string">
            <text:p>2710</text:p>
          </table:table-cell>
          <table:table-cell office:value-type="string">
            <text:p>Wood chip</text:p>
          </table:table-cell>
        </table:table-row>
        <table:table-row table:style-name="ro1">
          <table:table-cell office:value-type="string">
            <text:p>2710</text:p>
          </table:table-cell>
          <table:table-cell office:value-type="string">
            <text:p>Wood shaving(excelsior) <text:s/>in sawmill</text:p>
          </table:table-cell>
        </table:table-row>
        <table:table-row table:style-name="ro1">
          <table:table-cell office:value-type="string">
            <text:p>2714</text:p>
          </table:table-cell>
          <table:table-cell office:value-type="string">
            <text:p>Veneer</text:p>
          </table:table-cell>
        </table:table-row>
        <table:table-row table:style-name="ro1">
          <table:table-cell office:value-type="string">
            <text:p>2731</text:p>
          </table:table-cell>
          <table:table-cell office:value-type="string">
            <text:p>Baseboard -wood</text:p>
          </table:table-cell>
        </table:table-row>
        <table:table-row table:style-name="ro1">
          <table:table-cell office:value-type="string">
            <text:p>2731</text:p>
          </table:table-cell>
          <table:table-cell office:value-type="string">
            <text:p>Dowel -wood</text:p>
          </table:table-cell>
        </table:table-row>
        <table:table-row table:style-name="ro1">
          <table:table-cell office:value-type="string">
            <text:p>2731</text:p>
          </table:table-cell>
          <table:table-cell office:value-type="string">
            <text:p>Dressed lumber mill</text:p>
          </table:table-cell>
        </table:table-row>
        <table:table-row table:style-name="ro1">
          <table:table-cell office:value-type="string">
            <text:p>2731</text:p>
          </table:table-cell>
          <table:table-cell office:value-type="string">
            <text:p>Flooring -wood</text:p>
          </table:table-cell>
        </table:table-row>
        <table:table-row table:style-name="ro1">
          <table:table-cell office:value-type="string">
            <text:p>2731</text:p>
          </table:table-cell>
          <table:table-cell office:value-type="string">
            <text:p>Lumberremanufacturing</text:p>
          </table:table-cell>
        </table:table-row>
        <table:table-row table:style-name="ro1">
          <table:table-cell office:value-type="string">
            <text:p>2731</text:p>
          </table:table-cell>
          <table:table-cell office:value-type="string">
            <text:p>Molding -wood</text:p>
          </table:table-cell>
        </table:table-row>
        <table:table-row table:style-name="ro1">
          <table:table-cell office:value-type="string">
            <text:p>2731</text:p>
          </table:table-cell>
          <table:table-cell office:value-type="string">
            <text:p>Picture frame molding</text:p>
          </table:table-cell>
        </table:table-row>
        <table:table-row table:style-name="ro1">
          <table:table-cell office:value-type="string">
            <text:p>2731</text:p>
          </table:table-cell>
          <table:table-cell office:value-type="string">
            <text:p>Planing or moldingmill</text:p>
          </table:table-cell>
        </table:table-row>
        <table:table-row table:style-name="ro1">
          <table:table-cell office:value-type="string">
            <text:p>2731</text:p>
          </table:table-cell>
          <table:table-cell office:value-type="string">
            <text:p>Wood shaving(excelsior) <text:s/>in planing or molding mill</text:p>
          </table:table-cell>
        </table:table-row>
        <table:table-row table:style-name="ro1">
          <table:table-cell office:value-type="string">
            <text:p>2735</text:p>
          </table:table-cell>
          <table:table-cell office:value-type="string">
            <text:p>Barrel stock</text:p>
          </table:table-cell>
        </table:table-row>
        <table:table-row table:style-name="ro1">
          <table:table-cell office:value-type="string">
            <text:p>2735</text:p>
          </table:table-cell>
          <table:table-cell office:value-type="string">
            <text:p>Cooperage stock</text:p>
          </table:table-cell>
        </table:table-row>
        <table:table-row table:style-name="ro1">
          <table:table-cell office:value-type="string">
            <text:p>2735</text:p>
          </table:table-cell>
          <table:table-cell office:value-type="string">
            <text:p>Furniture stock</text:p>
          </table:table-cell>
        </table:table-row>
        <table:table-row table:style-name="ro1">
          <table:table-cell office:value-type="string">
            <text:p>2735</text:p>
          </table:table-cell>
          <table:table-cell office:value-type="string">
            <text:p>Last block</text:p>
          </table:table-cell>
        </table:table-row>
        <table:table-row table:style-name="ro1">
          <table:table-cell office:value-type="string">
            <text:p>2735</text:p>
          </table:table-cell>
          <table:table-cell office:value-type="string">
            <text:p>Pencil stock-wood</text:p>
          </table:table-cell>
        </table:table-row>
        <table:table-row table:style-name="ro1">
          <table:table-cell office:value-type="string">
            <text:p>2735</text:p>
          </table:table-cell>
          <table:table-cell office:value-type="string">
            <text:p>Pipe block or blank-wooden smoking</text:p>
          </table:table-cell>
        </table:table-row>
        <table:table-row table:style-name="ro1">
          <table:table-cell office:value-type="string">
            <text:p>2735</text:p>
          </table:table-cell>
          <table:table-cell office:value-type="string">
            <text:p>Stave -wood</text:p>
          </table:table-cell>
        </table:table-row>
        <table:table-row table:style-name="ro1">
          <table:table-cell office:value-type="string">
            <text:p>2759</text:p>
          </table:table-cell>
          <table:table-cell office:value-type="string">
            <text:p>Box or box shook-wooden</text:p>
          </table:table-cell>
        </table:table-row>
        <table:table-row table:style-name="ro1">
          <table:table-cell office:value-type="string">
            <text:p>2759</text:p>
          </table:table-cell>
          <table:table-cell office:value-type="string">
            <text:p>Packing case</text:p>
          </table:table-cell>
        </table:table-row>
        <table:table-row table:style-name="ro1">
          <table:table-cell office:value-type="string">
            <text:p>2759</text:p>
          </table:table-cell>
          <table:table-cell office:value-type="string">
            <text:p>Pallet &amp; skid-wood</text:p>
          </table:table-cell>
        </table:table-row>
        <table:table-row table:style-name="ro1">
          <table:table-cell office:value-type="string">
            <text:p>2759</text:p>
          </table:table-cell>
          <table:table-cell office:value-type="string">
            <text:p>Pallet manufactureand repair-wood</text:p>
          </table:table-cell>
        </table:table-row>
        <table:table-row table:style-name="ro1">
          <table:table-cell office:value-type="string">
            <text:p>2759</text:p>
          </table:table-cell>
          <table:table-cell office:value-type="string">
            <text:p>Skid -wooden</text:p>
          </table:table-cell>
        </table:table-row>
        <table:table-row table:style-name="ro1">
          <table:table-cell office:value-type="string">
            <text:p>2790</text:p>
          </table:table-cell>
          <table:table-cell office:value-type="string">
            <text:p>Airplane propeller-wood</text:p>
          </table:table-cell>
        </table:table-row>
        <table:table-row table:style-name="ro1">
          <table:table-cell office:value-type="string">
            <text:p>2790</text:p>
          </table:table-cell>
          <table:table-cell office:value-type="string">
            <text:p>Airplane-model kit <text:s/>(high grade)</text:p>
          </table:table-cell>
        </table:table-row>
        <table:table-row table:style-name="ro1">
          <table:table-cell office:value-type="string">
            <text:p>2790</text:p>
          </table:table-cell>
          <table:table-cell office:value-type="string">
            <text:p>Architectural scalemodel building</text:p>
          </table:table-cell>
        </table:table-row>
        <table:table-row table:style-name="ro1">
          <table:table-cell office:value-type="string">
            <text:p>2790</text:p>
          </table:table-cell>
          <table:table-cell office:value-type="string">
            <text:p>Last or shoe form</text:p>
          </table:table-cell>
        </table:table-row>
        <table:table-row table:style-name="ro1">
          <table:table-cell office:value-type="string">
            <text:p>2790</text:p>
          </table:table-cell>
          <table:table-cell office:value-type="string">
            <text:p>Model ships, railroador aircraft kit -high grade</text:p>
          </table:table-cell>
        </table:table-row>
        <table:table-row table:style-name="ro1">
          <table:table-cell office:value-type="string">
            <text:p>2790</text:p>
          </table:table-cell>
          <table:table-cell office:value-type="string">
            <text:p>Mold -aluminumfor plastics industry</text:p>
          </table:table-cell>
        </table:table-row>
        <table:table-row table:style-name="ro1">
          <table:table-cell office:value-type="string">
            <text:p>2790</text:p>
          </table:table-cell>
          <table:table-cell office:value-type="string">
            <text:p>Pattern making NOC</text:p>
          </table:table-cell>
        </table:table-row>
        <table:table-row table:style-name="ro1">
          <table:table-cell office:value-type="string">
            <text:p>2790</text:p>
          </table:table-cell>
          <table:table-cell office:value-type="string">
            <text:p>Shoe form or last form</text:p>
          </table:table-cell>
        </table:table-row>
        <table:table-row table:style-name="ro1">
          <table:table-cell office:value-type="string">
            <text:p>2790</text:p>
          </table:table-cell>
          <table:table-cell office:value-type="string">
            <text:p>Wood carving-by handor machine</text:p>
          </table:table-cell>
        </table:table-row>
        <table:table-row table:style-name="ro1">
          <table:table-cell office:value-type="string">
            <text:p>2791</text:p>
          </table:table-cell>
          <table:table-cell office:value-type="string">
            <text:p>Pipe -wooden,tobacco (MD, MO, NC, NJ, OK, VA, VT)</text:p>
          </table:table-cell>
        </table:table-row>
        <table:table-row table:style-name="ro1">
          <table:table-cell office:value-type="string">
            <text:p>2802</text:p>
          </table:table-cell>
          <table:table-cell office:value-type="string">
            <text:p>Bleacher -wood-</text:p>
          </table:table-cell>
        </table:table-row>
        <table:table-row table:style-name="ro1">
          <table:table-cell office:value-type="string">
            <text:p>2802</text:p>
          </table:table-cell>
          <table:table-cell office:value-type="string">
            <text:p>Building beam or column -wood-</text:p>
          </table:table-cell>
        </table:table-row>
        <table:table-row table:style-name="ro1">
          <table:table-cell office:value-type="string">
            <text:p>2802</text:p>
          </table:table-cell>
          <table:table-cell office:value-type="string">
            <text:p>Building-portable-wood</text:p>
          </table:table-cell>
        </table:table-row>
        <table:table-row table:style-name="ro1">
          <table:table-cell office:value-type="string">
            <text:p>2802</text:p>
          </table:table-cell>
          <table:table-cell office:value-type="string">
            <text:p>Carpentry-shop only-</text:p>
          </table:table-cell>
        </table:table-row>
        <table:table-row table:style-name="ro1">
          <table:table-cell office:value-type="string">
            <text:p>2802</text:p>
          </table:table-cell>
          <table:table-cell office:value-type="string">
            <text:p>Door, sash or assembled millwork -wood</text:p>
          </table:table-cell>
        </table:table-row>
        <table:table-row table:style-name="ro1">
          <table:table-cell office:value-type="string">
            <text:p>2802</text:p>
          </table:table-cell>
          <table:table-cell office:value-type="string">
            <text:p>Fence -wood, picket-</text:p>
          </table:table-cell>
        </table:table-row>
        <table:table-row table:style-name="ro1">
          <table:table-cell office:value-type="string">
            <text:p>2802</text:p>
          </table:table-cell>
          <table:table-cell office:value-type="string">
            <text:p>Ladder -wood-</text:p>
          </table:table-cell>
        </table:table-row>
        <table:table-row table:style-name="ro1">
          <table:table-cell office:value-type="string">
            <text:p>2802</text:p>
          </table:table-cell>
          <table:table-cell office:value-type="string">
            <text:p>Laminated wood building beams and columns -</text:p>
          </table:table-cell>
        </table:table-row>
        <table:table-row table:style-name="ro1">
          <table:table-cell office:value-type="string">
            <text:p>2802</text:p>
          </table:table-cell>
          <table:table-cell office:value-type="string">
            <text:p>Modular homes (factory built)-wood-</text:p>
          </table:table-cell>
        </table:table-row>
        <table:table-row table:style-name="ro1">
          <table:table-cell office:value-type="string">
            <text:p>2802</text:p>
          </table:table-cell>
          <table:table-cell office:value-type="string">
            <text:p>Prefabricated house--wood-shop work-</text:p>
          </table:table-cell>
        </table:table-row>
        <table:table-row table:style-name="ro1">
          <table:table-cell office:value-type="string">
            <text:p>2802</text:p>
          </table:table-cell>
          <table:table-cell office:value-type="string">
            <text:p>Roof truss -wood-</text:p>
          </table:table-cell>
        </table:table-row>
        <table:table-row table:style-name="ro1">
          <table:table-cell office:value-type="string">
            <text:p>2802</text:p>
          </table:table-cell>
          <table:table-cell office:value-type="string">
            <text:p>Sash, door or assembled millwork -wood-</text:p>
          </table:table-cell>
        </table:table-row>
        <table:table-row table:style-name="ro1">
          <table:table-cell office:value-type="string">
            <text:p>2802</text:p>
          </table:table-cell>
          <table:table-cell office:value-type="string">
            <text:p>Screen -window-wood-</text:p>
          </table:table-cell>
        </table:table-row>
        <table:table-row table:style-name="ro1">
          <table:table-cell office:value-type="string">
            <text:p>2802</text:p>
          </table:table-cell>
          <table:table-cell office:value-type="string">
            <text:p>Silo building-wood-shop-</text:p>
          </table:table-cell>
        </table:table-row>
        <table:table-row table:style-name="ro1">
          <table:table-cell office:value-type="string">
            <text:p>2802</text:p>
          </table:table-cell>
          <table:table-cell office:value-type="string">
            <text:p>Staircase fabrication-wood-</text:p>
          </table:table-cell>
        </table:table-row>
        <table:table-row table:style-name="ro1">
          <table:table-cell office:value-type="string">
            <text:p>2802</text:p>
          </table:table-cell>
          <table:table-cell office:value-type="string">
            <text:p>Tank building-wood-shop-</text:p>
          </table:table-cell>
        </table:table-row>
        <table:table-row table:style-name="ro1">
          <table:table-cell office:value-type="string">
            <text:p>2802</text:p>
          </table:table-cell>
          <table:table-cell office:value-type="string">
            <text:p>Wheelbarrow -wood-</text:p>
          </table:table-cell>
        </table:table-row>
        <table:table-row table:style-name="ro1">
          <table:table-cell office:value-type="string">
            <text:p>2802</text:p>
          </table:table-cell>
          <table:table-cell office:value-type="string">
            <text:p>Windmill -wood-</text:p>
          </table:table-cell>
        </table:table-row>
        <table:table-row table:style-name="ro1">
          <table:table-cell office:value-type="string">
            <text:p>2802</text:p>
          </table:table-cell>
          <table:table-cell office:value-type="string">
            <text:p>Window screen -wood-</text:p>
          </table:table-cell>
        </table:table-row>
        <table:table-row table:style-name="ro1">
          <table:table-cell office:value-type="string">
            <text:p>2812</text:p>
          </table:table-cell>
          <table:table-cell office:value-type="string">
            <text:p>Advertising displays-wooden</text:p>
          </table:table-cell>
        </table:table-row>
        <table:table-row table:style-name="ro1">
          <table:table-cell office:value-type="string">
            <text:p>2812</text:p>
          </table:table-cell>
          <table:table-cell office:value-type="string">
            <text:p>Automobile trailer-home-type</text:p>
          </table:table-cell>
        </table:table-row>
        <table:table-row table:style-name="ro1">
          <table:table-cell office:value-type="string">
            <text:p>2812</text:p>
          </table:table-cell>
          <table:table-cell office:value-type="string">
            <text:p>Cabinet works-withpower machinery</text:p>
          </table:table-cell>
        </table:table-row>
        <table:table-row table:style-name="ro1">
          <table:table-cell office:value-type="string">
            <text:p>2812</text:p>
          </table:table-cell>
          <table:table-cell office:value-type="string">
            <text:p>Exhibition boothfabrication</text:p>
          </table:table-cell>
        </table:table-row>
        <table:table-row table:style-name="ro1">
          <table:table-cell office:value-type="string">
            <text:p>2812</text:p>
          </table:table-cell>
          <table:table-cell office:value-type="string">
            <text:p>Incubator -wood</text:p>
          </table:table-cell>
        </table:table-row>
        <table:table-row table:style-name="ro1">
          <table:table-cell office:value-type="string">
            <text:p>2812</text:p>
          </table:table-cell>
          <table:table-cell office:value-type="string">
            <text:p>Kitchencabinets-manufacture</text:p>
          </table:table-cell>
        </table:table-row>
        <table:table-row table:style-name="ro1">
          <table:table-cell office:value-type="string">
            <text:p>2812</text:p>
          </table:table-cell>
          <table:table-cell office:value-type="string">
            <text:p>Parade floatfabrication</text:p>
          </table:table-cell>
        </table:table-row>
        <table:table-row table:style-name="ro1">
          <table:table-cell office:value-type="string">
            <text:p>2812</text:p>
          </table:table-cell>
          <table:table-cell office:value-type="string">
            <text:p>Refrigerated showcase-wood</text:p>
          </table:table-cell>
        </table:table-row>
        <table:table-row table:style-name="ro1">
          <table:table-cell office:value-type="string">
            <text:p>2812</text:p>
          </table:table-cell>
          <table:table-cell office:value-type="string">
            <text:p>Showcase -wood</text:p>
          </table:table-cell>
        </table:table-row>
        <table:table-row table:style-name="ro1">
          <table:table-cell office:value-type="string">
            <text:p>2812</text:p>
          </table:table-cell>
          <table:table-cell office:value-type="string">
            <text:p>Sign -wood-nopainting-using power machinery</text:p>
          </table:table-cell>
        </table:table-row>
        <table:table-row table:style-name="ro1">
          <table:table-cell office:value-type="string">
            <text:p>2812</text:p>
          </table:table-cell>
          <table:table-cell office:value-type="string">
            <text:p>Stage sceneryfabrication</text:p>
          </table:table-cell>
        </table:table-row>
        <table:table-row table:style-name="ro1">
          <table:table-cell office:value-type="string">
            <text:p>2812</text:p>
          </table:table-cell>
          <table:table-cell office:value-type="string">
            <text:p>Trailer-home-type</text:p>
          </table:table-cell>
        </table:table-row>
        <table:table-row table:style-name="ro1">
          <table:table-cell office:value-type="string">
            <text:p>2835</text:p>
          </table:table-cell>
          <table:table-cell office:value-type="string">
            <text:p>Brush or broomassembly</text:p>
          </table:table-cell>
        </table:table-row>
        <table:table-row table:style-name="ro1">
          <table:table-cell office:value-type="string">
            <text:p>2835</text:p>
          </table:table-cell>
          <table:table-cell office:value-type="string">
            <text:p>Mop -assemblyonly</text:p>
          </table:table-cell>
        </table:table-row>
        <table:table-row table:style-name="ro1">
          <table:table-cell office:value-type="string">
            <text:p>2836</text:p>
          </table:table-cell>
          <table:table-cell office:value-type="string">
            <text:p>Brush or broom NOC</text:p>
          </table:table-cell>
        </table:table-row>
        <table:table-row table:style-name="ro1">
          <table:table-cell office:value-type="string">
            <text:p>2841</text:p>
          </table:table-cell>
          <table:table-cell office:value-type="string">
            <text:p>Baseball bat</text:p>
          </table:table-cell>
        </table:table-row>
        <table:table-row table:style-name="ro1">
          <table:table-cell office:value-type="string">
            <text:p>2841</text:p>
          </table:table-cell>
          <table:table-cell office:value-type="string">
            <text:p>Bobbin and spool-wood</text:p>
          </table:table-cell>
        </table:table-row>
        <table:table-row table:style-name="ro1">
          <table:table-cell office:value-type="string">
            <text:p>2841</text:p>
          </table:table-cell>
          <table:table-cell office:value-type="string">
            <text:p>Box -wood framesfor traveling or luggage bags</text:p>
          </table:table-cell>
        </table:table-row>
        <table:table-row table:style-name="ro1">
          <table:table-cell office:value-type="string">
            <text:p>2841</text:p>
          </table:table-cell>
          <table:table-cell office:value-type="string">
            <text:p>Brush or broom handle</text:p>
          </table:table-cell>
        </table:table-row>
        <table:table-row table:style-name="ro1">
          <table:table-cell office:value-type="string">
            <text:p>2841</text:p>
          </table:table-cell>
          <table:table-cell office:value-type="string">
            <text:p>Coat hanger -wood</text:p>
          </table:table-cell>
        </table:table-row>
        <table:table-row table:style-name="ro1">
          <table:table-cell office:value-type="string">
            <text:p>2841</text:p>
          </table:table-cell>
          <table:table-cell office:value-type="string">
            <text:p>Cork board <text:s/>and cork products</text:p>
          </table:table-cell>
        </table:table-row>
        <table:table-row table:style-name="ro1">
          <table:table-cell office:value-type="string">
            <text:p>2841</text:p>
          </table:table-cell>
          <table:table-cell office:value-type="string">
            <text:p>Cork cutting works</text:p>
          </table:table-cell>
        </table:table-row>
        <table:table-row table:style-name="ro1">
          <table:table-cell office:value-type="string">
            <text:p>2841</text:p>
          </table:table-cell>
          <table:table-cell office:value-type="string">
            <text:p>Crutch -wood</text:p>
          </table:table-cell>
        </table:table-row>
        <table:table-row table:style-name="ro1">
          <table:table-cell office:value-type="string">
            <text:p>2841</text:p>
          </table:table-cell>
          <table:table-cell office:value-type="string">
            <text:p>Golf club heads orshafts -wood</text:p>
          </table:table-cell>
        </table:table-row>
        <table:table-row table:style-name="ro1">
          <table:table-cell office:value-type="string">
            <text:p>2841</text:p>
          </table:table-cell>
          <table:table-cell office:value-type="string">
            <text:p>Gunstock</text:p>
          </table:table-cell>
        </table:table-row>
        <table:table-row table:style-name="ro1">
          <table:table-cell office:value-type="string">
            <text:p>2841</text:p>
          </table:table-cell>
          <table:table-cell office:value-type="string">
            <text:p>Handle -wood</text:p>
          </table:table-cell>
        </table:table-row>
        <table:table-row table:style-name="ro1">
          <table:table-cell office:value-type="string">
            <text:p>2841</text:p>
          </table:table-cell>
          <table:table-cell office:value-type="string">
            <text:p>Hat block -wood</text:p>
          </table:table-cell>
        </table:table-row>
        <table:table-row table:style-name="ro1">
          <table:table-cell office:value-type="string">
            <text:p>2841</text:p>
          </table:table-cell>
          <table:table-cell office:value-type="string">
            <text:p>Heel-wood-covering to be separately rated</text:p>
          </table:table-cell>
        </table:table-row>
        <table:table-row table:style-name="ro1">
          <table:table-cell office:value-type="string">
            <text:p>2841</text:p>
          </table:table-cell>
          <table:table-cell office:value-type="string">
            <text:p>Hub and spoke-wood</text:p>
          </table:table-cell>
        </table:table-row>
        <table:table-row table:style-name="ro1">
          <table:table-cell office:value-type="string">
            <text:p>2841</text:p>
          </table:table-cell>
          <table:table-cell office:value-type="string">
            <text:p>Jewelry traymanufacture-wooden</text:p>
          </table:table-cell>
        </table:table-row>
        <table:table-row table:style-name="ro1">
          <table:table-cell office:value-type="string">
            <text:p>2841</text:p>
          </table:table-cell>
          <table:table-cell office:value-type="string">
            <text:p>Match stick-(stick portion only-refer to Code 4279 for <text:s/>of completematch)</text:p>
          </table:table-cell>
        </table:table-row>
        <table:table-row table:style-name="ro1">
          <table:table-cell office:value-type="string">
            <text:p>2841</text:p>
          </table:table-cell>
          <table:table-cell office:value-type="string">
            <text:p>Peg and skewer-wood</text:p>
          </table:table-cell>
        </table:table-row>
        <table:table-row table:style-name="ro1">
          <table:table-cell office:value-type="string">
            <text:p>2841</text:p>
          </table:table-cell>
          <table:table-cell office:value-type="string">
            <text:p>Pipe -wooden,tobacco</text:p>
          </table:table-cell>
        </table:table-row>
        <table:table-row table:style-name="ro1">
          <table:table-cell office:value-type="string">
            <text:p>2841</text:p>
          </table:table-cell>
          <table:table-cell office:value-type="string">
            <text:p>Pulley block-wood</text:p>
          </table:table-cell>
        </table:table-row>
        <table:table-row table:style-name="ro1">
          <table:table-cell office:value-type="string">
            <text:p>2841</text:p>
          </table:table-cell>
          <table:table-cell office:value-type="string">
            <text:p>Saddle tree</text:p>
          </table:table-cell>
        </table:table-row>
        <table:table-row table:style-name="ro1">
          <table:table-cell office:value-type="string">
            <text:p>2841</text:p>
          </table:table-cell>
          <table:table-cell office:value-type="string">
            <text:p>Shade roller-wood</text:p>
          </table:table-cell>
        </table:table-row>
        <table:table-row table:style-name="ro1">
          <table:table-cell office:value-type="string">
            <text:p>2841</text:p>
          </table:table-cell>
          <table:table-cell office:value-type="string">
            <text:p>Shuttle</text:p>
          </table:table-cell>
        </table:table-row>
        <table:table-row table:style-name="ro1">
          <table:table-cell office:value-type="string">
            <text:p>2841</text:p>
          </table:table-cell>
          <table:table-cell office:value-type="string">
            <text:p>Skimanufacturing-wood</text:p>
          </table:table-cell>
        </table:table-row>
        <table:table-row table:style-name="ro1">
          <table:table-cell office:value-type="string">
            <text:p>2841</text:p>
          </table:table-cell>
          <table:table-cell office:value-type="string">
            <text:p>Spool -wood</text:p>
          </table:table-cell>
        </table:table-row>
        <table:table-row table:style-name="ro1">
          <table:table-cell office:value-type="string">
            <text:p>2841</text:p>
          </table:table-cell>
          <table:table-cell office:value-type="string">
            <text:p>Toothpick</text:p>
          </table:table-cell>
        </table:table-row>
        <table:table-row table:style-name="ro1">
          <table:table-cell office:value-type="string">
            <text:p>2841</text:p>
          </table:table-cell>
          <table:table-cell office:value-type="string">
            <text:p>Toy -wood</text:p>
          </table:table-cell>
        </table:table-row>
        <table:table-row table:style-name="ro1">
          <table:table-cell office:value-type="string">
            <text:p>2841</text:p>
          </table:table-cell>
          <table:table-cell office:value-type="string">
            <text:p>Wheel or caster-wood</text:p>
          </table:table-cell>
        </table:table-row>
        <table:table-row table:style-name="ro1">
          <table:table-cell office:value-type="string">
            <text:p>2841</text:p>
          </table:table-cell>
          <table:table-cell office:value-type="string">
            <text:p>Window shade roller</text:p>
          </table:table-cell>
        </table:table-row>
        <table:table-row table:style-name="ro1">
          <table:table-cell office:value-type="string">
            <text:p>2841</text:p>
          </table:table-cell>
          <table:table-cell office:value-type="string">
            <text:p>Wood turned products <text:s/>NOC</text:p>
          </table:table-cell>
        </table:table-row>
        <table:table-row table:style-name="ro1">
          <table:table-cell office:value-type="string">
            <text:p>2841</text:p>
          </table:table-cell>
          <table:table-cell office:value-type="string">
            <text:p>Woodenware <text:s/>NOC</text:p>
          </table:table-cell>
        </table:table-row>
        <table:table-row table:style-name="ro1">
          <table:table-cell office:value-type="string">
            <text:p>2881</text:p>
          </table:table-cell>
          <table:table-cell office:value-type="string">
            <text:p>Barrel assembly</text:p>
          </table:table-cell>
        </table:table-row>
        <table:table-row table:style-name="ro1">
          <table:table-cell office:value-type="string">
            <text:p>2881</text:p>
          </table:table-cell>
          <table:table-cell office:value-type="string">
            <text:p>Barrel dealersincluding repairing-wood</text:p>
          </table:table-cell>
        </table:table-row>
        <table:table-row table:style-name="ro1">
          <table:table-cell office:value-type="string">
            <text:p>2881</text:p>
          </table:table-cell>
          <table:table-cell office:value-type="string">
            <text:p>Bed assembling-wood</text:p>
          </table:table-cell>
        </table:table-row>
        <table:table-row table:style-name="ro1">
          <table:table-cell office:value-type="string">
            <text:p>2881</text:p>
          </table:table-cell>
          <table:table-cell office:value-type="string">
            <text:p>Cabinet works-nopower woodworking machinery</text:p>
          </table:table-cell>
        </table:table-row>
        <table:table-row table:style-name="ro1">
          <table:table-cell office:value-type="string">
            <text:p>2881</text:p>
          </table:table-cell>
          <table:table-cell office:value-type="string">
            <text:p>Cask assembly</text:p>
          </table:table-cell>
        </table:table-row>
        <table:table-row table:style-name="ro1">
          <table:table-cell office:value-type="string">
            <text:p>2881</text:p>
          </table:table-cell>
          <table:table-cell office:value-type="string">
            <text:p>Casket or coffin or assembly-wood</text:p>
          </table:table-cell>
        </table:table-row>
        <table:table-row table:style-name="ro1">
          <table:table-cell office:value-type="string">
            <text:p>2881</text:p>
          </table:table-cell>
          <table:table-cell office:value-type="string">
            <text:p>Chair assembling-wood</text:p>
          </table:table-cell>
        </table:table-row>
        <table:table-row table:style-name="ro1">
          <table:table-cell office:value-type="string">
            <text:p>2881</text:p>
          </table:table-cell>
          <table:table-cell office:value-type="string">
            <text:p>Clock assembly towood base</text:p>
          </table:table-cell>
        </table:table-row>
        <table:table-row table:style-name="ro1">
          <table:table-cell office:value-type="string">
            <text:p>2881</text:p>
          </table:table-cell>
          <table:table-cell office:value-type="string">
            <text:p>Coffin <text:s/>orassembly-wood</text:p>
          </table:table-cell>
        </table:table-row>
        <table:table-row table:style-name="ro1">
          <table:table-cell office:value-type="string">
            <text:p>2881</text:p>
          </table:table-cell>
          <table:table-cell office:value-type="string">
            <text:p>Coffin or casket or assembly-wood</text:p>
          </table:table-cell>
        </table:table-row>
        <table:table-row table:style-name="ro1">
          <table:table-cell office:value-type="string">
            <text:p>2881</text:p>
          </table:table-cell>
          <table:table-cell office:value-type="string">
            <text:p>Cooperage assembly</text:p>
          </table:table-cell>
        </table:table-row>
        <table:table-row table:style-name="ro1">
          <table:table-cell office:value-type="string">
            <text:p>2881</text:p>
          </table:table-cell>
          <table:table-cell office:value-type="string">
            <text:p>Furnitureassembly-wood-from manufactured parts</text:p>
          </table:table-cell>
        </table:table-row>
        <table:table-row table:style-name="ro1">
          <table:table-cell office:value-type="string">
            <text:p>2881</text:p>
          </table:table-cell>
          <table:table-cell office:value-type="string">
            <text:p>Keg assembly</text:p>
          </table:table-cell>
        </table:table-row>
        <table:table-row table:style-name="ro1">
          <table:table-cell office:value-type="string">
            <text:p>2881</text:p>
          </table:table-cell>
          <table:table-cell office:value-type="string">
            <text:p>Picture frameassembling-from manufactured parts</text:p>
          </table:table-cell>
        </table:table-row>
        <table:table-row table:style-name="ro1">
          <table:table-cell office:value-type="string">
            <text:p>2881</text:p>
          </table:table-cell>
          <table:table-cell office:value-type="string">
            <text:p>Sign -wood-nopainting or using power machinery</text:p>
          </table:table-cell>
        </table:table-row>
        <table:table-row table:style-name="ro1">
          <table:table-cell office:value-type="string">
            <text:p>2881</text:p>
          </table:table-cell>
          <table:table-cell office:value-type="string">
            <text:p>Table assembling-wood</text:p>
          </table:table-cell>
        </table:table-row>
        <table:table-row table:style-name="ro1">
          <table:table-cell office:value-type="string">
            <text:p>2881</text:p>
          </table:table-cell>
          <table:table-cell office:value-type="string">
            <text:p>Trophy -wooden</text:p>
          </table:table-cell>
        </table:table-row>
        <table:table-row table:style-name="ro1">
          <table:table-cell office:value-type="string">
            <text:p>2881</text:p>
          </table:table-cell>
          <table:table-cell office:value-type="string">
            <text:p>Tubassembly-cooperage</text:p>
          </table:table-cell>
        </table:table-row>
        <table:table-row table:style-name="ro1">
          <table:table-cell office:value-type="string">
            <text:p>2881</text:p>
          </table:table-cell>
          <table:table-cell office:value-type="string">
            <text:p>Venetian blindassembly</text:p>
          </table:table-cell>
        </table:table-row>
        <table:table-row table:style-name="ro1">
          <table:table-cell office:value-type="string">
            <text:p>2883</text:p>
          </table:table-cell>
          <table:table-cell office:value-type="string">
            <text:p>Airplanesubassemblies -wood</text:p>
          </table:table-cell>
        </table:table-row>
        <table:table-row table:style-name="ro1">
          <table:table-cell office:value-type="string">
            <text:p>2883</text:p>
          </table:table-cell>
          <table:table-cell office:value-type="string">
            <text:p>Billiard table</text:p>
          </table:table-cell>
        </table:table-row>
        <table:table-row table:style-name="ro1">
          <table:table-cell office:value-type="string">
            <text:p>2883</text:p>
          </table:table-cell>
          <table:table-cell office:value-type="string">
            <text:p>Box -cigar-wood</text:p>
          </table:table-cell>
        </table:table-row>
        <table:table-row table:style-name="ro1">
          <table:table-cell office:value-type="string">
            <text:p>2883</text:p>
          </table:table-cell>
          <table:table-cell office:value-type="string">
            <text:p>Cabinet <text:s/>foraudio or visual device</text:p>
          </table:table-cell>
        </table:table-row>
        <table:table-row table:style-name="ro1">
          <table:table-cell office:value-type="string">
            <text:p>2883</text:p>
          </table:table-cell>
          <table:table-cell office:value-type="string">
            <text:p>Cedar chest</text:p>
          </table:table-cell>
        </table:table-row>
        <table:table-row table:style-name="ro1">
          <table:table-cell office:value-type="string">
            <text:p>2883</text:p>
          </table:table-cell>
          <table:table-cell office:value-type="string">
            <text:p>Furniture-wood-NOC</text:p>
          </table:table-cell>
        </table:table-row>
        <table:table-row table:style-name="ro1">
          <table:table-cell office:value-type="string">
            <text:p>2883</text:p>
          </table:table-cell>
          <table:table-cell office:value-type="string">
            <text:p>Lamp -wooden</text:p>
          </table:table-cell>
        </table:table-row>
        <table:table-row table:style-name="ro1">
          <table:table-cell office:value-type="string">
            <text:p>2883</text:p>
          </table:table-cell>
          <table:table-cell office:value-type="string">
            <text:p>Piano case</text:p>
          </table:table-cell>
        </table:table-row>
        <table:table-row table:style-name="ro1">
          <table:table-cell office:value-type="string">
            <text:p>2883</text:p>
          </table:table-cell>
          <table:table-cell office:value-type="string">
            <text:p>Speaker enclosure <text:s/>including assembly of components</text:p>
          </table:table-cell>
        </table:table-row>
        <table:table-row table:style-name="ro1">
          <table:table-cell office:value-type="string">
            <text:p>2883</text:p>
          </table:table-cell>
          <table:table-cell office:value-type="string">
            <text:p>Tank, seat or cabinet-toilet-wood</text:p>
          </table:table-cell>
        </table:table-row>
        <table:table-row table:style-name="ro1">
          <table:table-cell office:value-type="string">
            <text:p>2883</text:p>
          </table:table-cell>
          <table:table-cell office:value-type="string">
            <text:p>Trunk -metalframes or fittings to be separately rated</text:p>
          </table:table-cell>
        </table:table-row>
        <table:table-row table:style-name="ro1">
          <table:table-cell office:value-type="string">
            <text:p>2913</text:p>
          </table:table-cell>
          <table:table-cell office:value-type="string">
            <text:p>Basket -willowware</text:p>
          </table:table-cell>
        </table:table-row>
        <table:table-row table:style-name="ro1">
          <table:table-cell office:value-type="string">
            <text:p>2913</text:p>
          </table:table-cell>
          <table:table-cell office:value-type="string">
            <text:p>Fiber furniture</text:p>
          </table:table-cell>
        </table:table-row>
        <table:table-row table:style-name="ro1">
          <table:table-cell office:value-type="string">
            <text:p>2913</text:p>
          </table:table-cell>
          <table:table-cell office:value-type="string">
            <text:p>Furniture-rattan, willow or twisted fiber</text:p>
          </table:table-cell>
        </table:table-row>
        <table:table-row table:style-name="ro1">
          <table:table-cell office:value-type="string">
            <text:p>2913</text:p>
          </table:table-cell>
          <table:table-cell office:value-type="string">
            <text:p>Plants (fibrous) goods</text:p>
          </table:table-cell>
        </table:table-row>
        <table:table-row table:style-name="ro1">
          <table:table-cell office:value-type="string">
            <text:p>2913</text:p>
          </table:table-cell>
          <table:table-cell office:value-type="string">
            <text:p>Rattan, willow or twisted fiber products</text:p>
          </table:table-cell>
        </table:table-row>
        <table:table-row table:style-name="ro1">
          <table:table-cell office:value-type="string">
            <text:p>2913</text:p>
          </table:table-cell>
          <table:table-cell office:value-type="string">
            <text:p>Willow ware</text:p>
          </table:table-cell>
        </table:table-row>
        <table:table-row table:style-name="ro1">
          <table:table-cell office:value-type="string">
            <text:p>2913</text:p>
          </table:table-cell>
          <table:table-cell office:value-type="string">
            <text:p>Willow, rattan or twisted fiber products</text:p>
          </table:table-cell>
        </table:table-row>
        <table:table-row table:style-name="ro1">
          <table:table-cell office:value-type="string">
            <text:p>2915</text:p>
          </table:table-cell>
          <table:table-cell office:value-type="string">
            <text:p>Barrel -wood veneer-incl. veneer</text:p>
          </table:table-cell>
        </table:table-row>
        <table:table-row table:style-name="ro1">
          <table:table-cell office:value-type="string">
            <text:p>2915</text:p>
          </table:table-cell>
          <table:table-cell office:value-type="string">
            <text:p>Basket -wood veneer-incl. veneer</text:p>
          </table:table-cell>
        </table:table-row>
        <table:table-row table:style-name="ro1">
          <table:table-cell office:value-type="string">
            <text:p>2915</text:p>
          </table:table-cell>
          <table:table-cell office:value-type="string">
            <text:p>Plywood-including veneer</text:p>
          </table:table-cell>
        </table:table-row>
        <table:table-row table:style-name="ro1">
          <table:table-cell office:value-type="string">
            <text:p>2915</text:p>
          </table:table-cell>
          <table:table-cell office:value-type="string">
            <text:p>Veneer products-including veneer</text:p>
          </table:table-cell>
        </table:table-row>
        <table:table-row table:style-name="ro1">
          <table:table-cell office:value-type="string">
            <text:p>2916</text:p>
          </table:table-cell>
          <table:table-cell office:value-type="string">
            <text:p>Barrel -wood veneer-no veneer</text:p>
          </table:table-cell>
        </table:table-row>
        <table:table-row table:style-name="ro1">
          <table:table-cell office:value-type="string">
            <text:p>2916</text:p>
          </table:table-cell>
          <table:table-cell office:value-type="string">
            <text:p>Basket -wood veneer-no veneer</text:p>
          </table:table-cell>
        </table:table-row>
        <table:table-row table:style-name="ro1">
          <table:table-cell office:value-type="string">
            <text:p>2916</text:p>
          </table:table-cell>
          <table:table-cell office:value-type="string">
            <text:p>Panel -veneered, no veneer</text:p>
          </table:table-cell>
        </table:table-row>
        <table:table-row table:style-name="ro1">
          <table:table-cell office:value-type="string">
            <text:p>2916</text:p>
          </table:table-cell>
          <table:table-cell office:value-type="string">
            <text:p>Plywood -no veneer</text:p>
          </table:table-cell>
        </table:table-row>
        <table:table-row table:style-name="ro1">
          <table:table-cell office:value-type="string">
            <text:p>2916</text:p>
          </table:table-cell>
          <table:table-cell office:value-type="string">
            <text:p>Table &amp; desk top-veneered, no veneer</text:p>
          </table:table-cell>
        </table:table-row>
        <table:table-row table:style-name="ro1">
          <table:table-cell office:value-type="string">
            <text:p>2916</text:p>
          </table:table-cell>
          <table:table-cell office:value-type="string">
            <text:p>Veneer products-no veneer</text:p>
          </table:table-cell>
        </table:table-row>
        <table:table-row table:style-name="ro1">
          <table:table-cell office:value-type="string">
            <text:p>2923</text:p>
          </table:table-cell>
          <table:table-cell office:value-type="string">
            <text:p>Musical instrument-wood-NOC</text:p>
          </table:table-cell>
        </table:table-row>
        <table:table-row table:style-name="ro1">
          <table:table-cell office:value-type="string">
            <text:p>2923</text:p>
          </table:table-cell>
          <table:table-cell office:value-type="string">
            <text:p>Organ building &amp;installation</text:p>
          </table:table-cell>
        </table:table-row>
        <table:table-row table:style-name="ro1">
          <table:table-cell office:value-type="string">
            <text:p>2923</text:p>
          </table:table-cell>
          <table:table-cell office:value-type="string">
            <text:p>Piano keys</text:p>
          </table:table-cell>
        </table:table-row>
        <table:table-row table:style-name="ro1">
          <table:table-cell office:value-type="string">
            <text:p>2923</text:p>
          </table:table-cell>
          <table:table-cell office:value-type="string">
            <text:p>Piano</text:p>
          </table:table-cell>
        </table:table-row>
        <table:table-row table:style-name="ro1">
          <table:table-cell office:value-type="string">
            <text:p>2942</text:p>
          </table:table-cell>
          <table:table-cell office:value-type="string">
            <text:p>Crayon, pencil or penholder</text:p>
          </table:table-cell>
        </table:table-row>
        <table:table-row table:style-name="ro1">
          <table:table-cell office:value-type="string">
            <text:p>2942</text:p>
          </table:table-cell>
          <table:table-cell office:value-type="string">
            <text:p>Lead pencil</text:p>
          </table:table-cell>
        </table:table-row>
        <table:table-row table:style-name="ro1">
          <table:table-cell office:value-type="string">
            <text:p>2942</text:p>
          </table:table-cell>
          <table:table-cell office:value-type="string">
            <text:p>Pencil</text:p>
          </table:table-cell>
        </table:table-row>
        <table:table-row table:style-name="ro1">
          <table:table-cell office:value-type="string">
            <text:p>2942</text:p>
          </table:table-cell>
          <table:table-cell office:value-type="string">
            <text:p>Pencil, penholder or crayon</text:p>
          </table:table-cell>
        </table:table-row>
        <table:table-row table:style-name="ro1">
          <table:table-cell office:value-type="string">
            <text:p>2942</text:p>
          </table:table-cell>
          <table:table-cell office:value-type="string">
            <text:p>Penholder, crayon or pencil</text:p>
          </table:table-cell>
        </table:table-row>
        <table:table-row table:style-name="ro1">
          <table:table-cell office:value-type="string">
            <text:p>2960</text:p>
          </table:table-cell>
          <table:table-cell office:value-type="string">
            <text:p>Pole, post or tie yard</text:p>
          </table:table-cell>
        </table:table-row>
        <table:table-row table:style-name="ro1">
          <table:table-cell office:value-type="string">
            <text:p>2960</text:p>
          </table:table-cell>
          <table:table-cell office:value-type="string">
            <text:p>Telephone poles-treating-</text:p>
          </table:table-cell>
        </table:table-row>
        <table:table-row table:style-name="ro1">
          <table:table-cell office:value-type="string">
            <text:p>2960</text:p>
          </table:table-cell>
          <table:table-cell office:value-type="string">
            <text:p>Tie, post or pole yard</text:p>
          </table:table-cell>
        </table:table-row>
        <table:table-row table:style-name="ro1">
          <table:table-cell office:value-type="string">
            <text:p>2960</text:p>
          </table:table-cell>
          <table:table-cell office:value-type="string">
            <text:p>Wood preserving</text:p>
          </table:table-cell>
        </table:table-row>
        <table:table-row table:style-name="ro1">
          <table:table-cell office:value-type="string">
            <text:p>3004</text:p>
          </table:table-cell>
          <table:table-cell office:value-type="string">
            <text:p>Iron or steel -steelmaking</text:p>
          </table:table-cell>
        </table:table-row>
        <table:table-row table:style-name="ro1">
          <table:table-cell office:value-type="string">
            <text:p>3018</text:p>
          </table:table-cell>
          <table:table-cell office:value-type="string">
            <text:p>Iron or steel : doubling process-</text:p>
          </table:table-cell>
        </table:table-row>
        <table:table-row table:style-name="ro1">
          <table:table-cell office:value-type="string">
            <text:p>3018</text:p>
          </table:table-cell>
          <table:table-cell office:value-type="string">
            <text:p>Iron or steel -rolling mill</text:p>
          </table:table-cell>
        </table:table-row>
        <table:table-row table:style-name="ro1">
          <table:table-cell office:value-type="string">
            <text:p>3018</text:p>
          </table:table-cell>
          <table:table-cell office:value-type="string">
            <text:p>Rolling mill-iron or steel </text:p>
          </table:table-cell>
        </table:table-row>
        <table:table-row table:style-name="ro1">
          <table:table-cell office:value-type="string">
            <text:p>3022</text:p>
          </table:table-cell>
          <table:table-cell office:value-type="string">
            <text:p>Pipe manufacturing NOC</text:p>
          </table:table-cell>
        </table:table-row>
        <table:table-row table:style-name="ro1">
          <table:table-cell office:value-type="string">
            <text:p>3022</text:p>
          </table:table-cell>
          <table:table-cell office:value-type="string">
            <text:p>Pipe or tube <text:s/>NOC</text:p>
          </table:table-cell>
        </table:table-row>
        <table:table-row table:style-name="ro1">
          <table:table-cell office:value-type="string">
            <text:p>3022</text:p>
          </table:table-cell>
          <table:table-cell office:value-type="string">
            <text:p>Tubing -non-ferrous-for automobile exhaust systems-</text:p>
          </table:table-cell>
        </table:table-row>
        <table:table-row table:style-name="ro1">
          <table:table-cell office:value-type="string">
            <text:p>3027</text:p>
          </table:table-cell>
          <table:table-cell office:value-type="string">
            <text:p>Brass plate, sheet, strip or coil stock -</text:p>
          </table:table-cell>
        </table:table-row>
        <table:table-row table:style-name="ro1">
          <table:table-cell office:value-type="string">
            <text:p>3027</text:p>
          </table:table-cell>
          <table:table-cell office:value-type="string">
            <text:p>Copper plate, sheet, strip or coil stock -</text:p>
          </table:table-cell>
        </table:table-row>
        <table:table-row table:style-name="ro1">
          <table:table-cell office:value-type="string">
            <text:p>3027</text:p>
          </table:table-cell>
          <table:table-cell office:value-type="string">
            <text:p>Lead works</text:p>
          </table:table-cell>
        </table:table-row>
        <table:table-row table:style-name="ro1">
          <table:table-cell office:value-type="string">
            <text:p>3027</text:p>
          </table:table-cell>
          <table:table-cell office:value-type="string">
            <text:p>Pipe or tube -lead-</text:p>
          </table:table-cell>
        </table:table-row>
        <table:table-row table:style-name="ro1">
          <table:table-cell office:value-type="string">
            <text:p>3027</text:p>
          </table:table-cell>
          <table:table-cell office:value-type="string">
            <text:p>Rolling mill NOC</text:p>
          </table:table-cell>
        </table:table-row>
        <table:table-row table:style-name="ro1">
          <table:table-cell office:value-type="string">
            <text:p>3028</text:p>
          </table:table-cell>
          <table:table-cell office:value-type="string">
            <text:p>Pipe or tube -iron or steel</text:p>
          </table:table-cell>
        </table:table-row>
        <table:table-row table:style-name="ro1">
          <table:table-cell office:value-type="string">
            <text:p>3028</text:p>
          </table:table-cell>
          <table:table-cell office:value-type="string">
            <text:p>Tubing -iron or steel-for automobile exhaust systems-</text:p>
          </table:table-cell>
        </table:table-row>
        <table:table-row table:style-name="ro1">
          <table:table-cell office:value-type="string">
            <text:p>3030</text:p>
          </table:table-cell>
          <table:table-cell office:value-type="string">
            <text:p>Iron or steel-iron or steel works-shop-structural-</text:p>
          </table:table-cell>
        </table:table-row>
        <table:table-row table:style-name="ro1">
          <table:table-cell office:value-type="string">
            <text:p>3040</text:p>
          </table:table-cell>
          <table:table-cell office:value-type="string">
            <text:p>Aircraft landing mats -by welding</text:p>
          </table:table-cell>
        </table:table-row>
        <table:table-row table:style-name="ro1">
          <table:table-cell office:value-type="string">
            <text:p>3040</text:p>
          </table:table-cell>
          <table:table-cell office:value-type="string">
            <text:p>Balcony fabrication-iron or steel-</text:p>
          </table:table-cell>
        </table:table-row>
        <table:table-row table:style-name="ro1">
          <table:table-cell office:value-type="string">
            <text:p>3040</text:p>
          </table:table-cell>
          <table:table-cell office:value-type="string">
            <text:p>Burial vault -metal-</text:p>
          </table:table-cell>
        </table:table-row>
        <table:table-row table:style-name="ro1">
          <table:table-cell office:value-type="string">
            <text:p>3040</text:p>
          </table:table-cell>
          <table:table-cell office:value-type="string">
            <text:p>Crab pot -</text:p>
          </table:table-cell>
        </table:table-row>
        <table:table-row table:style-name="ro1">
          <table:table-cell office:value-type="string">
            <text:p>3040</text:p>
          </table:table-cell>
          <table:table-cell office:value-type="string">
            <text:p>Door -metal(heavy metal)</text:p>
          </table:table-cell>
        </table:table-row>
        <table:table-row table:style-name="ro1">
          <table:table-cell office:value-type="string">
            <text:p>3040</text:p>
          </table:table-cell>
          <table:table-cell office:value-type="string">
            <text:p>Elevator door fabrication-iron or steel-</text:p>
          </table:table-cell>
        </table:table-row>
        <table:table-row table:style-name="ro1">
          <table:table-cell office:value-type="string">
            <text:p>3040</text:p>
          </table:table-cell>
          <table:table-cell office:value-type="string">
            <text:p>Fire door fabrication-iron or steel</text:p>
          </table:table-cell>
        </table:table-row>
        <table:table-row table:style-name="ro1">
          <table:table-cell office:value-type="string">
            <text:p>3040</text:p>
          </table:table-cell>
          <table:table-cell office:value-type="string">
            <text:p>Fire escape fabrication-iron or steel-</text:p>
          </table:table-cell>
        </table:table-row>
        <table:table-row table:style-name="ro1">
          <table:table-cell office:value-type="string">
            <text:p>3040</text:p>
          </table:table-cell>
          <table:table-cell office:value-type="string">
            <text:p>Iron or steel-iron works-shop-ornamental-</text:p>
          </table:table-cell>
        </table:table-row>
        <table:table-row table:style-name="ro1">
          <table:table-cell office:value-type="string">
            <text:p>3040</text:p>
          </table:table-cell>
          <table:table-cell office:value-type="string">
            <text:p>Railings fabrication-iron or steel-</text:p>
          </table:table-cell>
        </table:table-row>
        <table:table-row table:style-name="ro1">
          <table:table-cell office:value-type="string">
            <text:p>3040</text:p>
          </table:table-cell>
          <table:table-cell office:value-type="string">
            <text:p>Shutter fabrication-iron or steel-</text:p>
          </table:table-cell>
        </table:table-row>
        <table:table-row table:style-name="ro1">
          <table:table-cell office:value-type="string">
            <text:p>3040</text:p>
          </table:table-cell>
          <table:table-cell office:value-type="string">
            <text:p>Staircase fabrication-iron or steel-</text:p>
          </table:table-cell>
        </table:table-row>
        <table:table-row table:style-name="ro1">
          <table:table-cell office:value-type="string">
            <text:p>3041</text:p>
          </table:table-cell>
          <table:table-cell office:value-type="string">
            <text:p>Facade fabrication-metal-</text:p>
          </table:table-cell>
        </table:table-row>
        <table:table-row table:style-name="ro1">
          <table:table-cell office:value-type="string">
            <text:p>3041</text:p>
          </table:table-cell>
          <table:table-cell office:value-type="string">
            <text:p>Furniture -wrought iron-</text:p>
          </table:table-cell>
        </table:table-row>
        <table:table-row table:style-name="ro1">
          <table:table-cell office:value-type="string">
            <text:p>3041</text:p>
          </table:table-cell>
          <table:table-cell office:value-type="string">
            <text:p>Iron or steel-fabrication ironworks-shop-decorative or artistic-foundries</text:p>
          </table:table-cell>
        </table:table-row>
        <table:table-row table:style-name="ro1">
          <table:table-cell office:value-type="string">
            <text:p>3041</text:p>
          </table:table-cell>
          <table:table-cell office:value-type="string">
            <text:p>Memorial plaque fabrication-metal-</text:p>
          </table:table-cell>
        </table:table-row>
        <table:table-row table:style-name="ro1">
          <table:table-cell office:value-type="string">
            <text:p>3041</text:p>
          </table:table-cell>
          <table:table-cell office:value-type="string">
            <text:p>Sculptures, hand formed-metal-</text:p>
          </table:table-cell>
        </table:table-row>
        <table:table-row table:style-name="ro1">
          <table:table-cell office:value-type="string">
            <text:p>3041</text:p>
          </table:table-cell>
          <table:table-cell office:value-type="string">
            <text:p>Sun dial fabrication-metal-</text:p>
          </table:table-cell>
        </table:table-row>
        <table:table-row table:style-name="ro1">
          <table:table-cell office:value-type="string">
            <text:p>3041</text:p>
          </table:table-cell>
          <table:table-cell office:value-type="string">
            <text:p>Wrought iron furniture -</text:p>
          </table:table-cell>
        </table:table-row>
        <table:table-row table:style-name="ro1">
          <table:table-cell office:value-type="string">
            <text:p>3042</text:p>
          </table:table-cell>
          <table:table-cell office:value-type="string">
            <text:p>Elevator or escalator</text:p>
          </table:table-cell>
        </table:table-row>
        <table:table-row table:style-name="ro1">
          <table:table-cell office:value-type="string">
            <text:p>3042</text:p>
          </table:table-cell>
          <table:table-cell office:value-type="string">
            <text:p>Escalator or elevator</text:p>
          </table:table-cell>
        </table:table-row>
        <table:table-row table:style-name="ro1">
          <table:table-cell office:value-type="string">
            <text:p>3064</text:p>
          </table:table-cell>
          <table:table-cell office:value-type="string">
            <text:p>Neon sign</text:p>
          </table:table-cell>
        </table:table-row>
        <table:table-row table:style-name="ro1">
          <table:table-cell office:value-type="string">
            <text:p>3064</text:p>
          </table:table-cell>
          <table:table-cell office:value-type="string">
            <text:p>Sign -metal</text:p>
          </table:table-cell>
        </table:table-row>
        <table:table-row table:style-name="ro1">
          <table:table-cell office:value-type="string">
            <text:p>3064</text:p>
          </table:table-cell>
          <table:table-cell office:value-type="string">
            <text:p>Sign -silk-screenprinting-metal</text:p>
          </table:table-cell>
        </table:table-row>
        <table:table-row table:style-name="ro1">
          <table:table-cell office:value-type="string">
            <text:p>3066</text:p>
          </table:table-cell>
          <table:table-cell office:value-type="string">
            <text:p>Coppersmith-shop</text:p>
          </table:table-cell>
        </table:table-row>
        <table:table-row table:style-name="ro1">
          <table:table-cell office:value-type="string">
            <text:p>3066</text:p>
          </table:table-cell>
          <table:table-cell office:value-type="string">
            <text:p>Culvert -sheetmetal</text:p>
          </table:table-cell>
        </table:table-row>
        <table:table-row table:style-name="ro1">
          <table:table-cell office:value-type="string">
            <text:p>3066</text:p>
          </table:table-cell>
          <table:table-cell office:value-type="string">
            <text:p>Door, door frame orsash -wood-metal covered</text:p>
          </table:table-cell>
        </table:table-row>
        <table:table-row table:style-name="ro1">
          <table:table-cell office:value-type="string">
            <text:p>3066</text:p>
          </table:table-cell>
          <table:table-cell office:value-type="string">
            <text:p>Duct -airconditioning</text:p>
          </table:table-cell>
        </table:table-row>
        <table:table-row table:style-name="ro1">
          <table:table-cell office:value-type="string">
            <text:p>3066</text:p>
          </table:table-cell>
          <table:table-cell office:value-type="string">
            <text:p>Grain bin</text:p>
          </table:table-cell>
        </table:table-row>
        <table:table-row table:style-name="ro1">
          <table:table-cell office:value-type="string">
            <text:p>3066</text:p>
          </table:table-cell>
          <table:table-cell office:value-type="string">
            <text:p>Gutter (drainage)</text:p>
          </table:table-cell>
        </table:table-row>
        <table:table-row table:style-name="ro1">
          <table:table-cell office:value-type="string">
            <text:p>3066</text:p>
          </table:table-cell>
          <table:table-cell office:value-type="string">
            <text:p>Hotel and restaurantkitchen equipment -sheet metal</text:p>
          </table:table-cell>
        </table:table-row>
        <table:table-row table:style-name="ro1">
          <table:table-cell office:value-type="string">
            <text:p>3066</text:p>
          </table:table-cell>
          <table:table-cell office:value-type="string">
            <text:p>Oven -metalindustrial drying ovens</text:p>
          </table:table-cell>
        </table:table-row>
        <table:table-row table:style-name="ro1">
          <table:table-cell office:value-type="string">
            <text:p>3066</text:p>
          </table:table-cell>
          <table:table-cell office:value-type="string">
            <text:p>Oven -nomechanical parts</text:p>
          </table:table-cell>
        </table:table-row>
        <table:table-row table:style-name="ro1">
          <table:table-cell office:value-type="string">
            <text:p>3066</text:p>
          </table:table-cell>
          <table:table-cell office:value-type="string">
            <text:p>Restaurant andhotel-kitchen equipment -sheet metal</text:p>
          </table:table-cell>
        </table:table-row>
        <table:table-row table:style-name="ro1">
          <table:table-cell office:value-type="string">
            <text:p>3066</text:p>
          </table:table-cell>
          <table:table-cell office:value-type="string">
            <text:p>Sash -metal</text:p>
          </table:table-cell>
        </table:table-row>
        <table:table-row table:style-name="ro1">
          <table:table-cell office:value-type="string">
            <text:p>3066</text:p>
          </table:table-cell>
          <table:table-cell office:value-type="string">
            <text:p>Sheet metal work-shop</text:p>
          </table:table-cell>
        </table:table-row>
        <table:table-row table:style-name="ro1">
          <table:table-cell office:value-type="string">
            <text:p>3066</text:p>
          </table:table-cell>
          <table:table-cell office:value-type="string">
            <text:p>Skylight</text:p>
          </table:table-cell>
        </table:table-row>
        <table:table-row table:style-name="ro1">
          <table:table-cell office:value-type="string">
            <text:p>3076</text:p>
          </table:table-cell>
          <table:table-cell office:value-type="string">
            <text:p>Airplanesubassemblies -metal cowling, wing, tabs, &amp; aileron, etc.</text:p>
          </table:table-cell>
        </table:table-row>
        <table:table-row table:style-name="ro1">
          <table:table-cell office:value-type="string">
            <text:p>3076</text:p>
          </table:table-cell>
          <table:table-cell office:value-type="string">
            <text:p>Awningmanufacturing-metal-no erection work</text:p>
          </table:table-cell>
        </table:table-row>
        <table:table-row table:style-name="ro1">
          <table:table-cell office:value-type="string">
            <text:p>3076</text:p>
          </table:table-cell>
          <table:table-cell office:value-type="string">
            <text:p>Bedstead <text:s/>orassembly-metal</text:p>
          </table:table-cell>
        </table:table-row>
        <table:table-row table:style-name="ro1">
          <table:table-cell office:value-type="string">
            <text:p>3076</text:p>
          </table:table-cell>
          <table:table-cell office:value-type="string">
            <text:p>Casket or coffin or assembly-metal</text:p>
          </table:table-cell>
        </table:table-row>
        <table:table-row table:style-name="ro1">
          <table:table-cell office:value-type="string">
            <text:p>3076</text:p>
          </table:table-cell>
          <table:table-cell office:value-type="string">
            <text:p>Coffin or casket or assembly-metal</text:p>
          </table:table-cell>
        </table:table-row>
        <table:table-row table:style-name="ro1">
          <table:table-cell office:value-type="string">
            <text:p>3076</text:p>
          </table:table-cell>
          <table:table-cell office:value-type="string">
            <text:p>Cryogenic device-sheet metal work</text:p>
          </table:table-cell>
        </table:table-row>
        <table:table-row table:style-name="ro1">
          <table:table-cell office:value-type="string">
            <text:p>3076</text:p>
          </table:table-cell>
          <table:table-cell office:value-type="string">
            <text:p>Door -metal(light metal)</text:p>
          </table:table-cell>
        </table:table-row>
        <table:table-row table:style-name="ro1">
          <table:table-cell office:value-type="string">
            <text:p>3076</text:p>
          </table:table-cell>
          <table:table-cell office:value-type="string">
            <text:p>Fireproof equipment</text:p>
          </table:table-cell>
        </table:table-row>
        <table:table-row table:style-name="ro1">
          <table:table-cell office:value-type="string">
            <text:p>3076</text:p>
          </table:table-cell>
          <table:table-cell office:value-type="string">
            <text:p>Furniture -metal</text:p>
          </table:table-cell>
        </table:table-row>
        <table:table-row table:style-name="ro1">
          <table:table-cell office:value-type="string">
            <text:p>3076</text:p>
          </table:table-cell>
          <table:table-cell office:value-type="string">
            <text:p>Garment rack-metal</text:p>
          </table:table-cell>
        </table:table-row>
        <table:table-row table:style-name="ro1">
          <table:table-cell office:value-type="string">
            <text:p>3076</text:p>
          </table:table-cell>
          <table:table-cell office:value-type="string">
            <text:p>Ice cream cabinet-metal</text:p>
          </table:table-cell>
        </table:table-row>
        <table:table-row table:style-name="ro1">
          <table:table-cell office:value-type="string">
            <text:p>3076</text:p>
          </table:table-cell>
          <table:table-cell office:value-type="string">
            <text:p>Incubator -metal</text:p>
          </table:table-cell>
        </table:table-row>
        <table:table-row table:style-name="ro1">
          <table:table-cell office:value-type="string">
            <text:p>3076</text:p>
          </table:table-cell>
          <table:table-cell office:value-type="string">
            <text:p>Jalousie or jalousiescreen manufacture-metal or glass</text:p>
          </table:table-cell>
        </table:table-row>
        <table:table-row table:style-name="ro1">
          <table:table-cell office:value-type="string">
            <text:p>3076</text:p>
          </table:table-cell>
          <table:table-cell office:value-type="string">
            <text:p>Locker -sheetmetal</text:p>
          </table:table-cell>
        </table:table-row>
        <table:table-row table:style-name="ro1">
          <table:table-cell office:value-type="string">
            <text:p>3076</text:p>
          </table:table-cell>
          <table:table-cell office:value-type="string">
            <text:p>Panel -sheetmetal</text:p>
          </table:table-cell>
        </table:table-row>
        <table:table-row table:style-name="ro1">
          <table:table-cell office:value-type="string">
            <text:p>3076</text:p>
          </table:table-cell>
          <table:table-cell office:value-type="string">
            <text:p>Partition -sheetmetal</text:p>
          </table:table-cell>
        </table:table-row>
        <table:table-row table:style-name="ro1">
          <table:table-cell office:value-type="string">
            <text:p>3076</text:p>
          </table:table-cell>
          <table:table-cell office:value-type="string">
            <text:p>Radiator cabinet orshield -metal</text:p>
          </table:table-cell>
        </table:table-row>
        <table:table-row table:style-name="ro1">
          <table:table-cell office:value-type="string">
            <text:p>3076</text:p>
          </table:table-cell>
          <table:table-cell office:value-type="string">
            <text:p>Refrigerator-metal-household or commercial-all other than refrigeratingunit</text:p>
          </table:table-cell>
        </table:table-row>
        <table:table-row table:style-name="ro1">
          <table:table-cell office:value-type="string">
            <text:p>3076</text:p>
          </table:table-cell>
          <table:table-cell office:value-type="string">
            <text:p>Satellite dish-metal mesh</text:p>
          </table:table-cell>
        </table:table-row>
        <table:table-row table:style-name="ro1">
          <table:table-cell office:value-type="string">
            <text:p>3076</text:p>
          </table:table-cell>
          <table:table-cell office:value-type="string">
            <text:p>Soda water fountain or apparatus</text:p>
          </table:table-cell>
        </table:table-row>
        <table:table-row table:style-name="ro1">
          <table:table-cell office:value-type="string">
            <text:p>3076</text:p>
          </table:table-cell>
          <table:table-cell office:value-type="string">
            <text:p>Window sash-aluminum</text:p>
          </table:table-cell>
        </table:table-row>
        <table:table-row table:style-name="ro1">
          <table:table-cell office:value-type="string">
            <text:p>3081</text:p>
          </table:table-cell>
          <table:table-cell office:value-type="string">
            <text:p>Bathtub -enameled iron-</text:p>
          </table:table-cell>
        </table:table-row>
        <table:table-row table:style-name="ro1">
          <table:table-cell office:value-type="string">
            <text:p>3081</text:p>
          </table:table-cell>
          <table:table-cell office:value-type="string">
            <text:p>Enameled iron ware -</text:p>
          </table:table-cell>
        </table:table-row>
        <table:table-row table:style-name="ro1">
          <table:table-cell office:value-type="string">
            <text:p>3081</text:p>
          </table:table-cell>
          <table:table-cell office:value-type="string">
            <text:p>Foundry-ferrous-NOC-</text:p>
          </table:table-cell>
        </table:table-row>
        <table:table-row table:style-name="ro1">
          <table:table-cell office:value-type="string">
            <text:p>3081</text:p>
          </table:table-cell>
          <table:table-cell office:value-type="string">
            <text:p>Foundry-soil pipe using pit method-</text:p>
          </table:table-cell>
        </table:table-row>
        <table:table-row table:style-name="ro1">
          <table:table-cell office:value-type="string">
            <text:p>3081</text:p>
          </table:table-cell>
          <table:table-cell office:value-type="string">
            <text:p>Shipbuilding-iron orsteel-NOC : foundry-ferrous-NOC</text:p>
          </table:table-cell>
        </table:table-row>
        <table:table-row table:style-name="ro1">
          <table:table-cell office:value-type="string">
            <text:p>3081</text:p>
          </table:table-cell>
          <table:table-cell office:value-type="string">
            <text:p>Sink -enameled iron-</text:p>
          </table:table-cell>
        </table:table-row>
        <table:table-row table:style-name="ro1">
          <table:table-cell office:value-type="string">
            <text:p>3082</text:p>
          </table:table-cell>
          <table:table-cell office:value-type="string">
            <text:p>Car wheel-railroad</text:p>
          </table:table-cell>
        </table:table-row>
        <table:table-row table:style-name="ro1">
          <table:table-cell office:value-type="string">
            <text:p>3082</text:p>
          </table:table-cell>
          <table:table-cell office:value-type="string">
            <text:p>Foundry-steelcastings</text:p>
          </table:table-cell>
        </table:table-row>
        <table:table-row table:style-name="ro1">
          <table:table-cell office:value-type="string">
            <text:p>3085</text:p>
          </table:table-cell>
          <table:table-cell office:value-type="string">
            <text:p>Casting <text:s/>forothers-using non-ferrous metal</text:p>
          </table:table-cell>
        </table:table-row>
        <table:table-row table:style-name="ro1">
          <table:table-cell office:value-type="string">
            <text:p>3085</text:p>
          </table:table-cell>
          <table:table-cell office:value-type="string">
            <text:p>Foundry-non-ferrous</text:p>
          </table:table-cell>
        </table:table-row>
        <table:table-row table:style-name="ro1">
          <table:table-cell office:value-type="string">
            <text:p>3085</text:p>
          </table:table-cell>
          <table:table-cell office:value-type="string">
            <text:p>Shipbuilding-iron orsteel-NOC : foundry-non-ferrous</text:p>
          </table:table-cell>
        </table:table-row>
        <table:table-row table:style-name="ro1">
          <table:table-cell office:value-type="string">
            <text:p>3110</text:p>
          </table:table-cell>
          <table:table-cell office:value-type="string">
            <text:p>Chain -forged</text:p>
          </table:table-cell>
        </table:table-row>
        <table:table-row table:style-name="ro1">
          <table:table-cell office:value-type="string">
            <text:p>3110</text:p>
          </table:table-cell>
          <table:table-cell office:value-type="string">
            <text:p>Forging work-drop ormachine</text:p>
          </table:table-cell>
        </table:table-row>
        <table:table-row table:style-name="ro1">
          <table:table-cell office:value-type="string">
            <text:p>3110</text:p>
          </table:table-cell>
          <table:table-cell office:value-type="string">
            <text:p>Tool -drop ormachine forged NOC-forging</text:p>
          </table:table-cell>
        </table:table-row>
        <table:table-row table:style-name="ro1">
          <table:table-cell office:value-type="string">
            <text:p>3111</text:p>
          </table:table-cell>
          <table:table-cell office:value-type="string">
            <text:p>Blacksmith</text:p>
          </table:table-cell>
        </table:table-row>
        <table:table-row table:style-name="ro1">
          <table:table-cell office:value-type="string">
            <text:p>3111</text:p>
          </table:table-cell>
          <table:table-cell office:value-type="string">
            <text:p>Horseshoeing</text:p>
          </table:table-cell>
        </table:table-row>
        <table:table-row table:style-name="ro1">
          <table:table-cell office:value-type="string">
            <text:p>3111</text:p>
          </table:table-cell>
          <table:table-cell office:value-type="string">
            <text:p>Pipe bending andcutting</text:p>
          </table:table-cell>
        </table:table-row>
        <table:table-row table:style-name="ro1">
          <table:table-cell office:value-type="string">
            <text:p>3113</text:p>
          </table:table-cell>
          <table:table-cell office:value-type="string">
            <text:p>Bits-power tool-not drop or machine forged</text:p>
          </table:table-cell>
        </table:table-row>
        <table:table-row table:style-name="ro1">
          <table:table-cell office:value-type="string">
            <text:p>3113</text:p>
          </table:table-cell>
          <table:table-cell office:value-type="string">
            <text:p>Machine tools (small)-not drop or machine forged</text:p>
          </table:table-cell>
        </table:table-row>
        <table:table-row table:style-name="ro1">
          <table:table-cell office:value-type="string">
            <text:p>3113</text:p>
          </table:table-cell>
          <table:table-cell office:value-type="string">
            <text:p>Moulds-non-forged machined metal moulds for the plastic industry</text:p>
          </table:table-cell>
        </table:table-row>
        <table:table-row table:style-name="ro1">
          <table:table-cell office:value-type="string">
            <text:p>3113</text:p>
          </table:table-cell>
          <table:table-cell office:value-type="string">
            <text:p>Plumber's hand tool-not drop or machine forged</text:p>
          </table:table-cell>
        </table:table-row>
        <table:table-row table:style-name="ro1">
          <table:table-cell office:value-type="string">
            <text:p>3113</text:p>
          </table:table-cell>
          <table:table-cell office:value-type="string">
            <text:p>Saw filer -notdrop or machine forged</text:p>
          </table:table-cell>
        </table:table-row>
        <table:table-row table:style-name="ro1">
          <table:table-cell office:value-type="string">
            <text:p>3113</text:p>
          </table:table-cell>
          <table:table-cell office:value-type="string">
            <text:p>Tool -not drop ormachine forged-NOC</text:p>
          </table:table-cell>
        </table:table-row>
        <table:table-row table:style-name="ro1">
          <table:table-cell office:value-type="string">
            <text:p>3113</text:p>
          </table:table-cell>
          <table:table-cell office:value-type="string">
            <text:p>Twist drills -notdrop or machine forged</text:p>
          </table:table-cell>
        </table:table-row>
        <table:table-row table:style-name="ro1">
          <table:table-cell office:value-type="string">
            <text:p>3113</text:p>
          </table:table-cell>
          <table:table-cell office:value-type="string">
            <text:p>Watchmaker tool-not drop or machine forged</text:p>
          </table:table-cell>
        </table:table-row>
        <table:table-row table:style-name="ro1">
          <table:table-cell office:value-type="string">
            <text:p>3114</text:p>
          </table:table-cell>
          <table:table-cell office:value-type="string">
            <text:p>Bits-power tool-drop or machine forged</text:p>
          </table:table-cell>
        </table:table-row>
        <table:table-row table:style-name="ro1">
          <table:table-cell office:value-type="string">
            <text:p>3114</text:p>
          </table:table-cell>
          <table:table-cell office:value-type="string">
            <text:p>Machine tools (small)-drop or machine forged</text:p>
          </table:table-cell>
        </table:table-row>
        <table:table-row table:style-name="ro1">
          <table:table-cell office:value-type="string">
            <text:p>3114</text:p>
          </table:table-cell>
          <table:table-cell office:value-type="string">
            <text:p>Moulds -forgedmachined metal moulds for the plastic industry</text:p>
          </table:table-cell>
        </table:table-row>
        <table:table-row table:style-name="ro1">
          <table:table-cell office:value-type="string">
            <text:p>3114</text:p>
          </table:table-cell>
          <table:table-cell office:value-type="string">
            <text:p>Plumber's hand tool-drop or machine forged</text:p>
          </table:table-cell>
        </table:table-row>
        <table:table-row table:style-name="ro1">
          <table:table-cell office:value-type="string">
            <text:p>3114</text:p>
          </table:table-cell>
          <table:table-cell office:value-type="string">
            <text:p>Saw filer -dropor machine forged</text:p>
          </table:table-cell>
        </table:table-row>
        <table:table-row table:style-name="ro1">
          <table:table-cell office:value-type="string">
            <text:p>3114</text:p>
          </table:table-cell>
          <table:table-cell office:value-type="string">
            <text:p>Tool -drop ormachine forged NOC-machining</text:p>
          </table:table-cell>
        </table:table-row>
        <table:table-row table:style-name="ro1">
          <table:table-cell office:value-type="string">
            <text:p>3114</text:p>
          </table:table-cell>
          <table:table-cell office:value-type="string">
            <text:p>Twist drills-drop or machine forged</text:p>
          </table:table-cell>
        </table:table-row>
        <table:table-row table:style-name="ro1">
          <table:table-cell office:value-type="string">
            <text:p>3114</text:p>
          </table:table-cell>
          <table:table-cell office:value-type="string">
            <text:p>Watchmaker tool-drop or machine forged</text:p>
          </table:table-cell>
        </table:table-row>
        <table:table-row table:style-name="ro1">
          <table:table-cell office:value-type="string">
            <text:p>3118</text:p>
          </table:table-cell>
          <table:table-cell office:value-type="string">
            <text:p>File</text:p>
          </table:table-cell>
        </table:table-row>
        <table:table-row table:style-name="ro1">
          <table:table-cell office:value-type="string">
            <text:p>3118</text:p>
          </table:table-cell>
          <table:table-cell office:value-type="string">
            <text:p>Saw</text:p>
          </table:table-cell>
        </table:table-row>
        <table:table-row table:style-name="ro1">
          <table:table-cell office:value-type="string">
            <text:p>3118</text:p>
          </table:table-cell>
          <table:table-cell office:value-type="string">
            <text:p>Saws-sharpening</text:p>
          </table:table-cell>
        </table:table-row>
        <table:table-row table:style-name="ro1">
          <table:table-cell office:value-type="string">
            <text:p>3119</text:p>
          </table:table-cell>
          <table:table-cell office:value-type="string">
            <text:p>Needle</text:p>
          </table:table-cell>
        </table:table-row>
        <table:table-row table:style-name="ro1">
          <table:table-cell office:value-type="string">
            <text:p>3119</text:p>
          </table:table-cell>
          <table:table-cell office:value-type="string">
            <text:p>Pen point</text:p>
          </table:table-cell>
        </table:table-row>
        <table:table-row table:style-name="ro1">
          <table:table-cell office:value-type="string">
            <text:p>3122</text:p>
          </table:table-cell>
          <table:table-cell office:value-type="string">
            <text:p>Cutlery <text:s/>NOC</text:p>
          </table:table-cell>
        </table:table-row>
        <table:table-row table:style-name="ro1">
          <table:table-cell office:value-type="string">
            <text:p>3122</text:p>
          </table:table-cell>
          <table:table-cell office:value-type="string">
            <text:p>Knife</text:p>
          </table:table-cell>
        </table:table-row>
        <table:table-row table:style-name="ro1">
          <table:table-cell office:value-type="string">
            <text:p>3122</text:p>
          </table:table-cell>
          <table:table-cell office:value-type="string">
            <text:p>Manicure products</text:p>
          </table:table-cell>
        </table:table-row>
        <table:table-row table:style-name="ro1">
          <table:table-cell office:value-type="string">
            <text:p>3122</text:p>
          </table:table-cell>
          <table:table-cell office:value-type="string">
            <text:p>Razor <text:s/>NOC (notelectric)</text:p>
          </table:table-cell>
        </table:table-row>
        <table:table-row table:style-name="ro1">
          <table:table-cell office:value-type="string">
            <text:p>3122</text:p>
          </table:table-cell>
          <table:table-cell office:value-type="string">
            <text:p>Tweezers</text:p>
          </table:table-cell>
        </table:table-row>
        <table:table-row table:style-name="ro1">
          <table:table-cell office:value-type="string">
            <text:p>3126</text:p>
          </table:table-cell>
          <table:table-cell office:value-type="string">
            <text:p>Agricultural tool-hand</text:p>
          </table:table-cell>
        </table:table-row>
        <table:table-row table:style-name="ro1">
          <table:table-cell office:value-type="string">
            <text:p>3126</text:p>
          </table:table-cell>
          <table:table-cell office:value-type="string">
            <text:p>Artesian well tool</text:p>
          </table:table-cell>
        </table:table-row>
        <table:table-row table:style-name="ro1">
          <table:table-cell office:value-type="string">
            <text:p>3126</text:p>
          </table:table-cell>
          <table:table-cell office:value-type="string">
            <text:p>Ax and sledgehammer</text:p>
          </table:table-cell>
        </table:table-row>
        <table:table-row table:style-name="ro1">
          <table:table-cell office:value-type="string">
            <text:p>3126</text:p>
          </table:table-cell>
          <table:table-cell office:value-type="string">
            <text:p>Construction tool</text:p>
          </table:table-cell>
        </table:table-row>
        <table:table-row table:style-name="ro1">
          <table:table-cell office:value-type="string">
            <text:p>3126</text:p>
          </table:table-cell>
          <table:table-cell office:value-type="string">
            <text:p>Logging tool</text:p>
          </table:table-cell>
        </table:table-row>
        <table:table-row table:style-name="ro1">
          <table:table-cell office:value-type="string">
            <text:p>3126</text:p>
          </table:table-cell>
          <table:table-cell office:value-type="string">
            <text:p>Mining tool</text:p>
          </table:table-cell>
        </table:table-row>
        <table:table-row table:style-name="ro1">
          <table:table-cell office:value-type="string">
            <text:p>3126</text:p>
          </table:table-cell>
          <table:table-cell office:value-type="string">
            <text:p>Oil well tool</text:p>
          </table:table-cell>
        </table:table-row>
        <table:table-row table:style-name="ro1">
          <table:table-cell office:value-type="string">
            <text:p>3126</text:p>
          </table:table-cell>
          <table:table-cell office:value-type="string">
            <text:p>Plowshare</text:p>
          </table:table-cell>
        </table:table-row>
        <table:table-row table:style-name="ro1">
          <table:table-cell office:value-type="string">
            <text:p>3126</text:p>
          </table:table-cell>
          <table:table-cell office:value-type="string">
            <text:p>Sledgehammer</text:p>
          </table:table-cell>
        </table:table-row>
        <table:table-row table:style-name="ro1">
          <table:table-cell office:value-type="string">
            <text:p>3126</text:p>
          </table:table-cell>
          <table:table-cell office:value-type="string">
            <text:p>Tool-agricultural, construction, logging, mining, oil orartesian well</text:p>
          </table:table-cell>
        </table:table-row>
        <table:table-row table:style-name="ro1">
          <table:table-cell office:value-type="string">
            <text:p>3126</text:p>
          </table:table-cell>
          <table:table-cell office:value-type="string">
            <text:p>Wheelbarrow-metal</text:p>
          </table:table-cell>
        </table:table-row>
        <table:table-row table:style-name="ro1">
          <table:table-cell office:value-type="string">
            <text:p>3131</text:p>
          </table:table-cell>
          <table:table-cell office:value-type="string">
            <text:p>Buckle -metal(not brass, copper or silver)</text:p>
          </table:table-cell>
        </table:table-row>
        <table:table-row table:style-name="ro1">
          <table:table-cell office:value-type="string">
            <text:p>3131</text:p>
          </table:table-cell>
          <table:table-cell office:value-type="string">
            <text:p>Button -campaignor convention</text:p>
          </table:table-cell>
        </table:table-row>
        <table:table-row table:style-name="ro1">
          <table:table-cell office:value-type="string">
            <text:p>3131</text:p>
          </table:table-cell>
          <table:table-cell office:value-type="string">
            <text:p>Button or fastener-metal</text:p>
          </table:table-cell>
        </table:table-row>
        <table:table-row table:style-name="ro1">
          <table:table-cell office:value-type="string">
            <text:p>3131</text:p>
          </table:table-cell>
          <table:table-cell office:value-type="string">
            <text:p>Fastener or button-metal</text:p>
          </table:table-cell>
        </table:table-row>
        <table:table-row table:style-name="ro1">
          <table:table-cell office:value-type="string">
            <text:p>3131</text:p>
          </table:table-cell>
          <table:table-cell office:value-type="string">
            <text:p>Jewelers findings</text:p>
          </table:table-cell>
        </table:table-row>
        <table:table-row table:style-name="ro1">
          <table:table-cell office:value-type="string">
            <text:p>3131</text:p>
          </table:table-cell>
          <table:table-cell office:value-type="string">
            <text:p>Zipper</text:p>
          </table:table-cell>
        </table:table-row>
        <table:table-row table:style-name="ro1">
          <table:table-cell office:value-type="string">
            <text:p>3132</text:p>
          </table:table-cell>
          <table:table-cell office:value-type="string">
            <text:p>Bolt or nut</text:p>
          </table:table-cell>
        </table:table-row>
        <table:table-row table:style-name="ro1">
          <table:table-cell office:value-type="string">
            <text:p>3132</text:p>
          </table:table-cell>
          <table:table-cell office:value-type="string">
            <text:p>Nut or bolt</text:p>
          </table:table-cell>
        </table:table-row>
        <table:table-row table:style-name="ro1">
          <table:table-cell office:value-type="string">
            <text:p>3132</text:p>
          </table:table-cell>
          <table:table-cell office:value-type="string">
            <text:p>Spike</text:p>
          </table:table-cell>
        </table:table-row>
        <table:table-row table:style-name="ro1">
          <table:table-cell office:value-type="string">
            <text:p>3145</text:p>
          </table:table-cell>
          <table:table-cell office:value-type="string">
            <text:p>Automatic screw machine products</text:p>
          </table:table-cell>
        </table:table-row>
        <table:table-row table:style-name="ro1">
          <table:table-cell office:value-type="string">
            <text:p>3145</text:p>
          </table:table-cell>
          <table:table-cell office:value-type="string">
            <text:p>Screw</text:p>
          </table:table-cell>
        </table:table-row>
        <table:table-row table:style-name="ro1">
          <table:table-cell office:value-type="string">
            <text:p>3146</text:p>
          </table:table-cell>
          <table:table-cell office:value-type="string">
            <text:p>Automobile accelerator assembly</text:p>
          </table:table-cell>
        </table:table-row>
        <table:table-row table:style-name="ro1">
          <table:table-cell office:value-type="string">
            <text:p>3146</text:p>
          </table:table-cell>
          <table:table-cell office:value-type="string">
            <text:p>Automobile choke</text:p>
          </table:table-cell>
        </table:table-row>
        <table:table-row table:style-name="ro1">
          <table:table-cell office:value-type="string">
            <text:p>3146</text:p>
          </table:table-cell>
          <table:table-cell office:value-type="string">
            <text:p>Automobile throttle rod</text:p>
          </table:table-cell>
        </table:table-row>
        <table:table-row table:style-name="ro1">
          <table:table-cell office:value-type="string">
            <text:p>3146</text:p>
          </table:table-cell>
          <table:table-cell office:value-type="string">
            <text:p>Automobile window and trim molding</text:p>
          </table:table-cell>
        </table:table-row>
        <table:table-row table:style-name="ro1">
          <table:table-cell office:value-type="string">
            <text:p>3146</text:p>
          </table:table-cell>
          <table:table-cell office:value-type="string">
            <text:p>Chain -roll ordrive-type</text:p>
          </table:table-cell>
        </table:table-row>
        <table:table-row table:style-name="ro1">
          <table:table-cell office:value-type="string">
            <text:p>3146</text:p>
          </table:table-cell>
          <table:table-cell office:value-type="string">
            <text:p>Doorknob</text:p>
          </table:table-cell>
        </table:table-row>
        <table:table-row table:style-name="ro1">
          <table:table-cell office:value-type="string">
            <text:p>3146</text:p>
          </table:table-cell>
          <table:table-cell office:value-type="string">
            <text:p>Handbag frame-metal</text:p>
          </table:table-cell>
        </table:table-row>
        <table:table-row table:style-name="ro1">
          <table:table-cell office:value-type="string">
            <text:p>3146</text:p>
          </table:table-cell>
          <table:table-cell office:value-type="string">
            <text:p>Handle</text:p>
          </table:table-cell>
        </table:table-row>
        <table:table-row table:style-name="ro1">
          <table:table-cell office:value-type="string">
            <text:p>3146</text:p>
          </table:table-cell>
          <table:table-cell office:value-type="string">
            <text:p>Hardware <text:s/>NOC</text:p>
          </table:table-cell>
        </table:table-row>
        <table:table-row table:style-name="ro1">
          <table:table-cell office:value-type="string">
            <text:p>3146</text:p>
          </table:table-cell>
          <table:table-cell office:value-type="string">
            <text:p>Horseshoe</text:p>
          </table:table-cell>
        </table:table-row>
        <table:table-row table:style-name="ro1">
          <table:table-cell office:value-type="string">
            <text:p>3146</text:p>
          </table:table-cell>
          <table:table-cell office:value-type="string">
            <text:p>Ice skate</text:p>
          </table:table-cell>
        </table:table-row>
        <table:table-row table:style-name="ro1">
          <table:table-cell office:value-type="string">
            <text:p>3146</text:p>
          </table:table-cell>
          <table:table-cell office:value-type="string">
            <text:p>Roller skate</text:p>
          </table:table-cell>
        </table:table-row>
        <table:table-row table:style-name="ro1">
          <table:table-cell office:value-type="string">
            <text:p>3146</text:p>
          </table:table-cell>
          <table:table-cell office:value-type="string">
            <text:p>Saddlery hardware</text:p>
          </table:table-cell>
        </table:table-row>
        <table:table-row table:style-name="ro1">
          <table:table-cell office:value-type="string">
            <text:p>3146</text:p>
          </table:table-cell>
          <table:table-cell office:value-type="string">
            <text:p>Skate</text:p>
          </table:table-cell>
        </table:table-row>
        <table:table-row table:style-name="ro1">
          <table:table-cell office:value-type="string">
            <text:p>3146</text:p>
          </table:table-cell>
          <table:table-cell office:value-type="string">
            <text:p>Television antenna</text:p>
          </table:table-cell>
        </table:table-row>
        <table:table-row table:style-name="ro1">
          <table:table-cell office:value-type="string">
            <text:p>3169</text:p>
          </table:table-cell>
          <table:table-cell office:value-type="string">
            <text:p>Furnace -oil orgas fired</text:p>
          </table:table-cell>
        </table:table-row>
        <table:table-row table:style-name="ro1">
          <table:table-cell office:value-type="string">
            <text:p>3169</text:p>
          </table:table-cell>
          <table:table-cell office:value-type="string">
            <text:p>Oven -containingmechanical parts</text:p>
          </table:table-cell>
        </table:table-row>
        <table:table-row table:style-name="ro1">
          <table:table-cell office:value-type="string">
            <text:p>3169</text:p>
          </table:table-cell>
          <table:table-cell office:value-type="string">
            <text:p>Range -gas orelectric</text:p>
          </table:table-cell>
        </table:table-row>
        <table:table-row table:style-name="ro1">
          <table:table-cell office:value-type="string">
            <text:p>3169</text:p>
          </table:table-cell>
          <table:table-cell office:value-type="string">
            <text:p>Stove</text:p>
          </table:table-cell>
        </table:table-row>
        <table:table-row table:style-name="ro1">
          <table:table-cell office:value-type="string">
            <text:p>3169</text:p>
          </table:table-cell>
          <table:table-cell office:value-type="string">
            <text:p>Water heater</text:p>
          </table:table-cell>
        </table:table-row>
        <table:table-row table:style-name="ro1">
          <table:table-cell office:value-type="string">
            <text:p>3175</text:p>
          </table:table-cell>
          <table:table-cell office:value-type="string">
            <text:p>Boiler -cast ironfor heating purposes</text:p>
          </table:table-cell>
        </table:table-row>
        <table:table-row table:style-name="ro1">
          <table:table-cell office:value-type="string">
            <text:p>3175</text:p>
          </table:table-cell>
          <table:table-cell office:value-type="string">
            <text:p>Heater or radiator</text:p>
          </table:table-cell>
        </table:table-row>
        <table:table-row table:style-name="ro1">
          <table:table-cell office:value-type="string">
            <text:p>3175</text:p>
          </table:table-cell>
          <table:table-cell office:value-type="string">
            <text:p>Radiator or heater</text:p>
          </table:table-cell>
        </table:table-row>
        <table:table-row table:style-name="ro1">
          <table:table-cell office:value-type="string">
            <text:p>3179</text:p>
          </table:table-cell>
          <table:table-cell office:value-type="string">
            <text:p>Automobile horn-electric</text:p>
          </table:table-cell>
        </table:table-row>
        <table:table-row table:style-name="ro1">
          <table:table-cell office:value-type="string">
            <text:p>3179</text:p>
          </table:table-cell>
          <table:table-cell office:value-type="string">
            <text:p>Blender-household</text:p>
          </table:table-cell>
        </table:table-row>
        <table:table-row table:style-name="ro1">
          <table:table-cell office:value-type="string">
            <text:p>3179</text:p>
          </table:table-cell>
          <table:table-cell office:value-type="string">
            <text:p>Cryogenic device-refrigeration unit</text:p>
          </table:table-cell>
        </table:table-row>
        <table:table-row table:style-name="ro1">
          <table:table-cell office:value-type="string">
            <text:p>3179</text:p>
          </table:table-cell>
          <table:table-cell office:value-type="string">
            <text:p>Dehumidifier</text:p>
          </table:table-cell>
        </table:table-row>
        <table:table-row table:style-name="ro1">
          <table:table-cell office:value-type="string">
            <text:p>3179</text:p>
          </table:table-cell>
          <table:table-cell office:value-type="string">
            <text:p>Electric razor or repair</text:p>
          </table:table-cell>
        </table:table-row>
        <table:table-row table:style-name="ro1">
          <table:table-cell office:value-type="string">
            <text:p>3179</text:p>
          </table:table-cell>
          <table:table-cell office:value-type="string">
            <text:p>Electrical apparatus <text:s/>NOC</text:p>
          </table:table-cell>
        </table:table-row>
        <table:table-row table:style-name="ro1">
          <table:table-cell office:value-type="string">
            <text:p>3179</text:p>
          </table:table-cell>
          <table:table-cell office:value-type="string">
            <text:p>Electrical cable connector</text:p>
          </table:table-cell>
        </table:table-row>
        <table:table-row table:style-name="ro1">
          <table:table-cell office:value-type="string">
            <text:p>3179</text:p>
          </table:table-cell>
          <table:table-cell office:value-type="string">
            <text:p>Fan</text:p>
          </table:table-cell>
        </table:table-row>
        <table:table-row table:style-name="ro1">
          <table:table-cell office:value-type="string">
            <text:p>3179</text:p>
          </table:table-cell>
          <table:table-cell office:value-type="string">
            <text:p>Fire alarm siren</text:p>
          </table:table-cell>
        </table:table-row>
        <table:table-row table:style-name="ro1">
          <table:table-cell office:value-type="string">
            <text:p>3179</text:p>
          </table:table-cell>
          <table:table-cell office:value-type="string">
            <text:p>Flashlight <text:s/>orassembling</text:p>
          </table:table-cell>
        </table:table-row>
        <table:table-row table:style-name="ro1">
          <table:table-cell office:value-type="string">
            <text:p>3179</text:p>
          </table:table-cell>
          <table:table-cell office:value-type="string">
            <text:p>Humidifier</text:p>
          </table:table-cell>
        </table:table-row>
        <table:table-row table:style-name="ro1">
          <table:table-cell office:value-type="string">
            <text:p>3179</text:p>
          </table:table-cell>
          <table:table-cell office:value-type="string">
            <text:p>Iron (clothing presser)</text:p>
          </table:table-cell>
        </table:table-row>
        <table:table-row table:style-name="ro1">
          <table:table-cell office:value-type="string">
            <text:p>3179</text:p>
          </table:table-cell>
          <table:table-cell office:value-type="string">
            <text:p>Microwave oven</text:p>
          </table:table-cell>
        </table:table-row>
        <table:table-row table:style-name="ro1">
          <table:table-cell office:value-type="string">
            <text:p>3179</text:p>
          </table:table-cell>
          <table:table-cell office:value-type="string">
            <text:p>Motor -fractionalhorsepower</text:p>
          </table:table-cell>
        </table:table-row>
        <table:table-row table:style-name="ro1">
          <table:table-cell office:value-type="string">
            <text:p>3179</text:p>
          </table:table-cell>
          <table:table-cell office:value-type="string">
            <text:p>Percolator</text:p>
          </table:table-cell>
        </table:table-row>
        <table:table-row table:style-name="ro1">
          <table:table-cell office:value-type="string">
            <text:p>3179</text:p>
          </table:table-cell>
          <table:table-cell office:value-type="string">
            <text:p>Razor <text:s/>orrepair-electric</text:p>
          </table:table-cell>
        </table:table-row>
        <table:table-row table:style-name="ro1">
          <table:table-cell office:value-type="string">
            <text:p>3179</text:p>
          </table:table-cell>
          <table:table-cell office:value-type="string">
            <text:p>Refrigerator-metal-household or commercial- or assemblingrefrigerating unit</text:p>
          </table:table-cell>
        </table:table-row>
        <table:table-row table:style-name="ro1">
          <table:table-cell office:value-type="string">
            <text:p>3179</text:p>
          </table:table-cell>
          <table:table-cell office:value-type="string">
            <text:p>Scanner -forpricing at cash registers</text:p>
          </table:table-cell>
        </table:table-row>
        <table:table-row table:style-name="ro1">
          <table:table-cell office:value-type="string">
            <text:p>3179</text:p>
          </table:table-cell>
          <table:table-cell office:value-type="string">
            <text:p>Smoke alarm</text:p>
          </table:table-cell>
        </table:table-row>
        <table:table-row table:style-name="ro1">
          <table:table-cell office:value-type="string">
            <text:p>3179</text:p>
          </table:table-cell>
          <table:table-cell office:value-type="string">
            <text:p>Thermostat</text:p>
          </table:table-cell>
        </table:table-row>
        <table:table-row table:style-name="ro1">
          <table:table-cell office:value-type="string">
            <text:p>3179</text:p>
          </table:table-cell>
          <table:table-cell office:value-type="string">
            <text:p>Toaster</text:p>
          </table:table-cell>
        </table:table-row>
        <table:table-row table:style-name="ro1">
          <table:table-cell office:value-type="string">
            <text:p>3179</text:p>
          </table:table-cell>
          <table:table-cell office:value-type="string">
            <text:p>Truck trailerrefrigeration systems installation or repair at insured'spremises</text:p>
          </table:table-cell>
        </table:table-row>
        <table:table-row table:style-name="ro1">
          <table:table-cell office:value-type="string">
            <text:p>3179</text:p>
          </table:table-cell>
          <table:table-cell office:value-type="string">
            <text:p>Vacuum</text:p>
          </table:table-cell>
        </table:table-row>
        <table:table-row table:style-name="ro1">
          <table:table-cell office:value-type="string">
            <text:p>3179</text:p>
          </table:table-cell>
          <table:table-cell office:value-type="string">
            <text:p>Wall switches-electrical</text:p>
          </table:table-cell>
        </table:table-row>
        <table:table-row table:style-name="ro1">
          <table:table-cell office:value-type="string">
            <text:p>3180</text:p>
          </table:table-cell>
          <table:table-cell office:value-type="string">
            <text:p>Chandelier</text:p>
          </table:table-cell>
        </table:table-row>
        <table:table-row table:style-name="ro1">
          <table:table-cell office:value-type="string">
            <text:p>3180</text:p>
          </table:table-cell>
          <table:table-cell office:value-type="string">
            <text:p>Electric or gas lighting fixtures</text:p>
          </table:table-cell>
        </table:table-row>
        <table:table-row table:style-name="ro1">
          <table:table-cell office:value-type="string">
            <text:p>3180</text:p>
          </table:table-cell>
          <table:table-cell office:value-type="string">
            <text:p>Gas or electric lighting fixtures</text:p>
          </table:table-cell>
        </table:table-row>
        <table:table-row table:style-name="ro1">
          <table:table-cell office:value-type="string">
            <text:p>3180</text:p>
          </table:table-cell>
          <table:table-cell office:value-type="string">
            <text:p>Lamp -floor ortable-using metal processing</text:p>
          </table:table-cell>
        </table:table-row>
        <table:table-row table:style-name="ro1">
          <table:table-cell office:value-type="string">
            <text:p>3188</text:p>
          </table:table-cell>
          <table:table-cell office:value-type="string">
            <text:p>Faucet</text:p>
          </table:table-cell>
        </table:table-row>
        <table:table-row table:style-name="ro1">
          <table:table-cell office:value-type="string">
            <text:p>3188</text:p>
          </table:table-cell>
          <table:table-cell office:value-type="string">
            <text:p>Plumbers' supplies <text:s/>NOC</text:p>
          </table:table-cell>
        </table:table-row>
        <table:table-row table:style-name="ro1">
          <table:table-cell office:value-type="string">
            <text:p>3220</text:p>
          </table:table-cell>
          <table:table-cell office:value-type="string">
            <text:p>Can</text:p>
          </table:table-cell>
        </table:table-row>
        <table:table-row table:style-name="ro1">
          <table:table-cell office:value-type="string">
            <text:p>3223</text:p>
          </table:table-cell>
          <table:table-cell office:value-type="string">
            <text:p>Lamp or portablelantern <text:s/>NOC</text:p>
          </table:table-cell>
        </table:table-row>
        <table:table-row table:style-name="ro1">
          <table:table-cell office:value-type="string">
            <text:p>3223</text:p>
          </table:table-cell>
          <table:table-cell office:value-type="string">
            <text:p>Lantern or lamp NOC</text:p>
          </table:table-cell>
        </table:table-row>
        <table:table-row table:style-name="ro1">
          <table:table-cell office:value-type="string">
            <text:p>3224</text:p>
          </table:table-cell>
          <table:table-cell office:value-type="string">
            <text:p>Agate or enamel wear</text:p>
          </table:table-cell>
        </table:table-row>
        <table:table-row table:style-name="ro1">
          <table:table-cell office:value-type="string">
            <text:p>3224</text:p>
          </table:table-cell>
          <table:table-cell office:value-type="string">
            <text:p>Enamel or agate ware</text:p>
          </table:table-cell>
        </table:table-row>
        <table:table-row table:style-name="ro1">
          <table:table-cell office:value-type="string">
            <text:p>3224</text:p>
          </table:table-cell>
          <table:table-cell office:value-type="string">
            <text:p>Porcelainizing ofmetal products</text:p>
          </table:table-cell>
        </table:table-row>
        <table:table-row table:style-name="ro1">
          <table:table-cell office:value-type="string">
            <text:p>3227</text:p>
          </table:table-cell>
          <table:table-cell office:value-type="string">
            <text:p>Aluminum ware</text:p>
          </table:table-cell>
        </table:table-row>
        <table:table-row table:style-name="ro1">
          <table:table-cell office:value-type="string">
            <text:p>3227</text:p>
          </table:table-cell>
          <table:table-cell office:value-type="string">
            <text:p>Cooking utensils-steel</text:p>
          </table:table-cell>
        </table:table-row>
        <table:table-row table:style-name="ro1">
          <table:table-cell office:value-type="string">
            <text:p>3240</text:p>
          </table:table-cell>
          <table:table-cell office:value-type="string">
            <text:p>Cable or wire rope-iron or steel</text:p>
          </table:table-cell>
        </table:table-row>
        <table:table-row table:style-name="ro1">
          <table:table-cell office:value-type="string">
            <text:p>3240</text:p>
          </table:table-cell>
          <table:table-cell office:value-type="string">
            <text:p>Wire rope or cable-iron or steel</text:p>
          </table:table-cell>
        </table:table-row>
        <table:table-row table:style-name="ro1">
          <table:table-cell office:value-type="string">
            <text:p>3241</text:p>
          </table:table-cell>
          <table:table-cell office:value-type="string">
            <text:p>Wire drawing-iron orsteel</text:p>
          </table:table-cell>
        </table:table-row>
        <table:table-row table:style-name="ro1">
          <table:table-cell office:value-type="string">
            <text:p>3255</text:p>
          </table:table-cell>
          <table:table-cell office:value-type="string">
            <text:p>Wire cloth</text:p>
          </table:table-cell>
        </table:table-row>
        <table:table-row table:style-name="ro1">
          <table:table-cell office:value-type="string">
            <text:p>3257</text:p>
          </table:table-cell>
          <table:table-cell office:value-type="string">
            <text:p>Cage -wire</text:p>
          </table:table-cell>
        </table:table-row>
        <table:table-row table:style-name="ro1">
          <table:table-cell office:value-type="string">
            <text:p>3257</text:p>
          </table:table-cell>
          <table:table-cell office:value-type="string">
            <text:p>Chain -formed orwelded from wire</text:p>
          </table:table-cell>
        </table:table-row>
        <table:table-row table:style-name="ro1">
          <table:table-cell office:value-type="string">
            <text:p>3257</text:p>
          </table:table-cell>
          <table:table-cell office:value-type="string">
            <text:p>Coat hanger-metal</text:p>
          </table:table-cell>
        </table:table-row>
        <table:table-row table:style-name="ro1">
          <table:table-cell office:value-type="string">
            <text:p>3257</text:p>
          </table:table-cell>
          <table:table-cell office:value-type="string">
            <text:p>Conveyor belt-wire</text:p>
          </table:table-cell>
        </table:table-row>
        <table:table-row table:style-name="ro1">
          <table:table-cell office:value-type="string">
            <text:p>3257</text:p>
          </table:table-cell>
          <table:table-cell office:value-type="string">
            <text:p>Fence -wire</text:p>
          </table:table-cell>
        </table:table-row>
        <table:table-row table:style-name="ro1">
          <table:table-cell office:value-type="string">
            <text:p>3257</text:p>
          </table:table-cell>
          <table:table-cell office:value-type="string">
            <text:p>Filter screen-for use in grain mills</text:p>
          </table:table-cell>
        </table:table-row>
        <table:table-row table:style-name="ro1">
          <table:table-cell office:value-type="string">
            <text:p>3257</text:p>
          </table:table-cell>
          <table:table-cell office:value-type="string">
            <text:p>Lamp shade frame-wire</text:p>
          </table:table-cell>
        </table:table-row>
        <table:table-row table:style-name="ro1">
          <table:table-cell office:value-type="string">
            <text:p>3257</text:p>
          </table:table-cell>
          <table:table-cell office:value-type="string">
            <text:p>Snow fence : wiretwisting</text:p>
          </table:table-cell>
        </table:table-row>
        <table:table-row table:style-name="ro1">
          <table:table-cell office:value-type="string">
            <text:p>3257</text:p>
          </table:table-cell>
          <table:table-cell office:value-type="string">
            <text:p>Spring -wire</text:p>
          </table:table-cell>
        </table:table-row>
        <table:table-row table:style-name="ro1">
          <table:table-cell office:value-type="string">
            <text:p>3257</text:p>
          </table:table-cell>
          <table:table-cell office:value-type="string">
            <text:p>Welding rod</text:p>
          </table:table-cell>
        </table:table-row>
        <table:table-row table:style-name="ro1">
          <table:table-cell office:value-type="string">
            <text:p>3257</text:p>
          </table:table-cell>
          <table:table-cell office:value-type="string">
            <text:p>Wire fence</text:p>
          </table:table-cell>
        </table:table-row>
        <table:table-row table:style-name="ro1">
          <table:table-cell office:value-type="string">
            <text:p>3257</text:p>
          </table:table-cell>
          <table:table-cell office:value-type="string">
            <text:p>Wire goods <text:s/>NOC</text:p>
          </table:table-cell>
        </table:table-row>
        <table:table-row table:style-name="ro1">
          <table:table-cell office:value-type="string">
            <text:p>3270</text:p>
          </table:table-cell>
          <table:table-cell office:value-type="string">
            <text:p>Eyelet</text:p>
          </table:table-cell>
        </table:table-row>
        <table:table-row table:style-name="ro1">
          <table:table-cell office:value-type="string">
            <text:p>3270</text:p>
          </table:table-cell>
          <table:table-cell office:value-type="string">
            <text:p>Nail</text:p>
          </table:table-cell>
        </table:table-row>
        <table:table-row table:style-name="ro1">
          <table:table-cell office:value-type="string">
            <text:p>3270</text:p>
          </table:table-cell>
          <table:table-cell office:value-type="string">
            <text:p>Pin</text:p>
          </table:table-cell>
        </table:table-row>
        <table:table-row table:style-name="ro1">
          <table:table-cell office:value-type="string">
            <text:p>3270</text:p>
          </table:table-cell>
          <table:table-cell office:value-type="string">
            <text:p>Razor blade-safety</text:p>
          </table:table-cell>
        </table:table-row>
        <table:table-row table:style-name="ro1">
          <table:table-cell office:value-type="string">
            <text:p>3270</text:p>
          </table:table-cell>
          <table:table-cell office:value-type="string">
            <text:p>Razor -safety</text:p>
          </table:table-cell>
        </table:table-row>
        <table:table-row table:style-name="ro1">
          <table:table-cell office:value-type="string">
            <text:p>3270</text:p>
          </table:table-cell>
          <table:table-cell office:value-type="string">
            <text:p>Safety pin</text:p>
          </table:table-cell>
        </table:table-row>
        <table:table-row table:style-name="ro1">
          <table:table-cell office:value-type="string">
            <text:p>3270</text:p>
          </table:table-cell>
          <table:table-cell office:value-type="string">
            <text:p>Snap fasteners</text:p>
          </table:table-cell>
        </table:table-row>
        <table:table-row table:style-name="ro1">
          <table:table-cell office:value-type="string">
            <text:p>3270</text:p>
          </table:table-cell>
          <table:table-cell office:value-type="string">
            <text:p>Staple</text:p>
          </table:table-cell>
        </table:table-row>
        <table:table-row table:style-name="ro1">
          <table:table-cell office:value-type="string">
            <text:p>3270</text:p>
          </table:table-cell>
          <table:table-cell office:value-type="string">
            <text:p>Tack <text:s/>(nail type)</text:p>
          </table:table-cell>
        </table:table-row>
        <table:table-row table:style-name="ro1">
          <table:table-cell office:value-type="string">
            <text:p>3300</text:p>
          </table:table-cell>
          <table:table-cell office:value-type="string">
            <text:p>Automobile cushions or seat</text:p>
          </table:table-cell>
        </table:table-row>
        <table:table-row table:style-name="ro1">
          <table:table-cell office:value-type="string">
            <text:p>3300</text:p>
          </table:table-cell>
          <table:table-cell office:value-type="string">
            <text:p>Bed spring or wire mattress</text:p>
          </table:table-cell>
        </table:table-row>
        <table:table-row table:style-name="ro1">
          <table:table-cell office:value-type="string">
            <text:p>3300</text:p>
          </table:table-cell>
          <table:table-cell office:value-type="string">
            <text:p>Couches (folding)</text:p>
          </table:table-cell>
        </table:table-row>
        <table:table-row table:style-name="ro1">
          <table:table-cell office:value-type="string">
            <text:p>3300</text:p>
          </table:table-cell>
          <table:table-cell office:value-type="string">
            <text:p>Daybed</text:p>
          </table:table-cell>
        </table:table-row>
        <table:table-row table:style-name="ro1">
          <table:table-cell office:value-type="string">
            <text:p>3300</text:p>
          </table:table-cell>
          <table:table-cell office:value-type="string">
            <text:p>Wire mattress or bed spring</text:p>
          </table:table-cell>
        </table:table-row>
        <table:table-row table:style-name="ro1">
          <table:table-cell office:value-type="string">
            <text:p>3303</text:p>
          </table:table-cell>
          <table:table-cell office:value-type="string">
            <text:p>Automobile bumper</text:p>
          </table:table-cell>
        </table:table-row>
        <table:table-row table:style-name="ro1">
          <table:table-cell office:value-type="string">
            <text:p>3303</text:p>
          </table:table-cell>
          <table:table-cell office:value-type="string">
            <text:p>Automobilebumper-straightening &amp; repair</text:p>
          </table:table-cell>
        </table:table-row>
        <table:table-row table:style-name="ro1">
          <table:table-cell office:value-type="string">
            <text:p>3303</text:p>
          </table:table-cell>
          <table:table-cell office:value-type="string">
            <text:p>Spring</text:p>
          </table:table-cell>
        </table:table-row>
        <table:table-row table:style-name="ro1">
          <table:table-cell office:value-type="string">
            <text:p>3307</text:p>
          </table:table-cell>
          <table:table-cell office:value-type="string">
            <text:p>Heat treating-metal</text:p>
          </table:table-cell>
        </table:table-row>
        <table:table-row table:style-name="ro1">
          <table:table-cell office:value-type="string">
            <text:p>3315</text:p>
          </table:table-cell>
          <table:table-cell office:value-type="string">
            <text:p>Bird cage</text:p>
          </table:table-cell>
        </table:table-row>
        <table:table-row table:style-name="ro1">
          <table:table-cell office:value-type="string">
            <text:p>3315</text:p>
          </table:table-cell>
          <table:table-cell office:value-type="string">
            <text:p>Brass or copper goods</text:p>
          </table:table-cell>
        </table:table-row>
        <table:table-row table:style-name="ro1">
          <table:table-cell office:value-type="string">
            <text:p>3315</text:p>
          </table:table-cell>
          <table:table-cell office:value-type="string">
            <text:p>Buckle -brass orcopper</text:p>
          </table:table-cell>
        </table:table-row>
        <table:table-row table:style-name="ro1">
          <table:table-cell office:value-type="string">
            <text:p>3315</text:p>
          </table:table-cell>
          <table:table-cell office:value-type="string">
            <text:p>Cigar and cigarettelighter <text:s/>or assembling</text:p>
          </table:table-cell>
        </table:table-row>
        <table:table-row table:style-name="ro1">
          <table:table-cell office:value-type="string">
            <text:p>3315</text:p>
          </table:table-cell>
          <table:table-cell office:value-type="string">
            <text:p>Copper or brass goods</text:p>
          </table:table-cell>
        </table:table-row>
        <table:table-row table:style-name="ro1">
          <table:table-cell office:value-type="string">
            <text:p>3315</text:p>
          </table:table-cell>
          <table:table-cell office:value-type="string">
            <text:p>Explosives orammunition -cartridge or shell case -metal</text:p>
          </table:table-cell>
        </table:table-row>
        <table:table-row table:style-name="ro1">
          <table:table-cell office:value-type="string">
            <text:p>3315</text:p>
          </table:table-cell>
          <table:table-cell office:value-type="string">
            <text:p>Fire extinguisher</text:p>
          </table:table-cell>
        </table:table-row>
        <table:table-row table:style-name="ro1">
          <table:table-cell office:value-type="string">
            <text:p>3315</text:p>
          </table:table-cell>
          <table:table-cell office:value-type="string">
            <text:p>Flashlight case</text:p>
          </table:table-cell>
        </table:table-row>
        <table:table-row table:style-name="ro1">
          <table:table-cell office:value-type="string">
            <text:p>3315</text:p>
          </table:table-cell>
          <table:table-cell office:value-type="string">
            <text:p>Hub cap</text:p>
          </table:table-cell>
        </table:table-row>
        <table:table-row table:style-name="ro1">
          <table:table-cell office:value-type="string">
            <text:p>3315</text:p>
          </table:table-cell>
          <table:table-cell office:value-type="string">
            <text:p>Lightning rod</text:p>
          </table:table-cell>
        </table:table-row>
        <table:table-row table:style-name="ro1">
          <table:table-cell office:value-type="string">
            <text:p>3315</text:p>
          </table:table-cell>
          <table:table-cell office:value-type="string">
            <text:p>Picture hook</text:p>
          </table:table-cell>
        </table:table-row>
        <table:table-row table:style-name="ro1">
          <table:table-cell office:value-type="string">
            <text:p>3334</text:p>
          </table:table-cell>
          <table:table-cell office:value-type="string">
            <text:p>Collapsible white metal tube and cap</text:p>
          </table:table-cell>
        </table:table-row>
        <table:table-row table:style-name="ro1">
          <table:table-cell office:value-type="string">
            <text:p>3334</text:p>
          </table:table-cell>
          <table:table-cell office:value-type="string">
            <text:p>Tin foil</text:p>
          </table:table-cell>
        </table:table-row>
        <table:table-row table:style-name="ro1">
          <table:table-cell office:value-type="string">
            <text:p>3334</text:p>
          </table:table-cell>
          <table:table-cell office:value-type="string">
            <text:p>Tube-metal-collapsible</text:p>
          </table:table-cell>
        </table:table-row>
        <table:table-row table:style-name="ro1">
          <table:table-cell office:value-type="string">
            <text:p>3336</text:p>
          </table:table-cell>
          <table:table-cell office:value-type="string">
            <text:p>Castings-metal-by lost wax process</text:p>
          </table:table-cell>
        </table:table-row>
        <table:table-row table:style-name="ro1">
          <table:table-cell office:value-type="string">
            <text:p>3336</text:p>
          </table:table-cell>
          <table:table-cell office:value-type="string">
            <text:p>Type foundry</text:p>
          </table:table-cell>
        </table:table-row>
        <table:table-row table:style-name="ro1">
          <table:table-cell office:value-type="string">
            <text:p>3365</text:p>
          </table:table-cell>
          <table:table-cell office:value-type="string">
            <text:p>Pipe testing or inspection-destructive-including radiographic or X-ray processes-</text:p>
          </table:table-cell>
        </table:table-row>
        <table:table-row table:style-name="ro1">
          <table:table-cell office:value-type="string">
            <text:p>3365</text:p>
          </table:table-cell>
          <table:table-cell office:value-type="string">
            <text:p>Welding or cutting NOC</text:p>
          </table:table-cell>
        </table:table-row>
        <table:table-row table:style-name="ro1">
          <table:table-cell office:value-type="string">
            <text:p>3365</text:p>
          </table:table-cell>
          <table:table-cell office:value-type="string">
            <text:p>Welding-microscopic-</text:p>
          </table:table-cell>
        </table:table-row>
        <table:table-row table:style-name="ro1">
          <table:table-cell office:value-type="string">
            <text:p>3365</text:p>
          </table:table-cell>
          <table:table-cell office:value-type="string">
            <text:p>Welding-robotic-</text:p>
          </table:table-cell>
        </table:table-row>
        <table:table-row table:style-name="ro1">
          <table:table-cell office:value-type="string">
            <text:p>3372</text:p>
          </table:table-cell>
          <table:table-cell office:value-type="string">
            <text:p>Anodizing metalarticles</text:p>
          </table:table-cell>
        </table:table-row>
        <table:table-row table:style-name="ro1">
          <table:table-cell office:value-type="string">
            <text:p>3372</text:p>
          </table:table-cell>
          <table:table-cell office:value-type="string">
            <text:p>Buffing and polishing-small articles-shop only-no</text:p>
          </table:table-cell>
        </table:table-row>
        <table:table-row table:style-name="ro1">
          <table:table-cell office:value-type="string">
            <text:p>3372</text:p>
          </table:table-cell>
          <table:table-cell office:value-type="string">
            <text:p>Deburring-metal</text:p>
          </table:table-cell>
        </table:table-row>
        <table:table-row table:style-name="ro1">
          <table:table-cell office:value-type="string">
            <text:p>3372</text:p>
          </table:table-cell>
          <table:table-cell office:value-type="string">
            <text:p>Detinning</text:p>
          </table:table-cell>
        </table:table-row>
        <table:table-row table:style-name="ro1">
          <table:table-cell office:value-type="string">
            <text:p>3372</text:p>
          </table:table-cell>
          <table:table-cell office:value-type="string">
            <text:p>Electroplating</text:p>
          </table:table-cell>
        </table:table-row>
        <table:table-row table:style-name="ro1">
          <table:table-cell office:value-type="string">
            <text:p>3372</text:p>
          </table:table-cell>
          <table:table-cell office:value-type="string">
            <text:p>Metalcleaning-pickling</text:p>
          </table:table-cell>
        </table:table-row>
        <table:table-row table:style-name="ro1">
          <table:table-cell office:value-type="string">
            <text:p>3372</text:p>
          </table:table-cell>
          <table:table-cell office:value-type="string">
            <text:p>Metal finishing (deburring)</text:p>
          </table:table-cell>
        </table:table-row>
        <table:table-row table:style-name="ro1">
          <table:table-cell office:value-type="string">
            <text:p>3372</text:p>
          </table:table-cell>
          <table:table-cell office:value-type="string">
            <text:p>Polishing and buffing-small articles-shop only-no</text:p>
          </table:table-cell>
        </table:table-row>
        <table:table-row table:style-name="ro1">
          <table:table-cell office:value-type="string">
            <text:p>3372</text:p>
          </table:table-cell>
          <table:table-cell office:value-type="string">
            <text:p>Shot peening-metalparts</text:p>
          </table:table-cell>
        </table:table-row>
        <table:table-row table:style-name="ro1">
          <table:table-cell office:value-type="string">
            <text:p>3373</text:p>
          </table:table-cell>
          <table:table-cell office:value-type="string">
            <text:p>Aluminum coating ofsteel wire</text:p>
          </table:table-cell>
        </table:table-row>
        <table:table-row table:style-name="ro1">
          <table:table-cell office:value-type="string">
            <text:p>3373</text:p>
          </table:table-cell>
          <table:table-cell office:value-type="string">
            <text:p>Chemical milling</text:p>
          </table:table-cell>
        </table:table-row>
        <table:table-row table:style-name="ro1">
          <table:table-cell office:value-type="string">
            <text:p>3373</text:p>
          </table:table-cell>
          <table:table-cell office:value-type="string">
            <text:p>Galvanizing ortinning-not electrolytic</text:p>
          </table:table-cell>
        </table:table-row>
        <table:table-row table:style-name="ro1">
          <table:table-cell office:value-type="string">
            <text:p>3373</text:p>
          </table:table-cell>
          <table:table-cell office:value-type="string">
            <text:p>Rustproofing tools orother metal articles</text:p>
          </table:table-cell>
        </table:table-row>
        <table:table-row table:style-name="ro1">
          <table:table-cell office:value-type="string">
            <text:p>3373</text:p>
          </table:table-cell>
          <table:table-cell office:value-type="string">
            <text:p>Tinning orgalvanizing-not electrolytic</text:p>
          </table:table-cell>
        </table:table-row>
        <table:table-row table:style-name="ro1">
          <table:table-cell office:value-type="string">
            <text:p>3383</text:p>
          </table:table-cell>
          <table:table-cell office:value-type="string">
            <text:p>Buckle -silver</text:p>
          </table:table-cell>
        </table:table-row>
        <table:table-row table:style-name="ro1">
          <table:table-cell office:value-type="string">
            <text:p>3383</text:p>
          </table:table-cell>
          <table:table-cell office:value-type="string">
            <text:p>Coronet</text:p>
          </table:table-cell>
        </table:table-row>
        <table:table-row table:style-name="ro1">
          <table:table-cell office:value-type="string">
            <text:p>3383</text:p>
          </table:table-cell>
          <table:table-cell office:value-type="string">
            <text:p>Gold leaf</text:p>
          </table:table-cell>
        </table:table-row>
        <table:table-row table:style-name="ro1">
          <table:table-cell office:value-type="string">
            <text:p>3383</text:p>
          </table:table-cell>
          <table:table-cell office:value-type="string">
            <text:p>Horn</text:p>
          </table:table-cell>
        </table:table-row>
        <table:table-row table:style-name="ro1">
          <table:table-cell office:value-type="string">
            <text:p>3383</text:p>
          </table:table-cell>
          <table:table-cell office:value-type="string">
            <text:p>Jewelry</text:p>
          </table:table-cell>
        </table:table-row>
        <table:table-row table:style-name="ro1">
          <table:table-cell office:value-type="string">
            <text:p>3383</text:p>
          </table:table-cell>
          <table:table-cell office:value-type="string">
            <text:p>Jewelry repair-notjewelry store</text:p>
          </table:table-cell>
        </table:table-row>
        <table:table-row table:style-name="ro1">
          <table:table-cell office:value-type="string">
            <text:p>3383</text:p>
          </table:table-cell>
          <table:table-cell office:value-type="string">
            <text:p>Musical instrument-metal-NOC</text:p>
          </table:table-cell>
        </table:table-row>
        <table:table-row table:style-name="ro1">
          <table:table-cell office:value-type="string">
            <text:p>3383</text:p>
          </table:table-cell>
          <table:table-cell office:value-type="string">
            <text:p>Silverware</text:p>
          </table:table-cell>
        </table:table-row>
        <table:table-row table:style-name="ro1">
          <table:table-cell office:value-type="string">
            <text:p>3383</text:p>
          </table:table-cell>
          <table:table-cell office:value-type="string">
            <text:p>Trombone</text:p>
          </table:table-cell>
        </table:table-row>
        <table:table-row table:style-name="ro1">
          <table:table-cell office:value-type="string">
            <text:p>3383</text:p>
          </table:table-cell>
          <table:table-cell office:value-type="string">
            <text:p>Watch case</text:p>
          </table:table-cell>
        </table:table-row>
        <table:table-row table:style-name="ro1">
          <table:table-cell office:value-type="string">
            <text:p>3385</text:p>
          </table:table-cell>
          <table:table-cell office:value-type="string">
            <text:p>Camera repair</text:p>
          </table:table-cell>
        </table:table-row>
        <table:table-row table:style-name="ro1">
          <table:table-cell office:value-type="string">
            <text:p>3385</text:p>
          </table:table-cell>
          <table:table-cell office:value-type="string">
            <text:p>Clock</text:p>
          </table:table-cell>
        </table:table-row>
        <table:table-row table:style-name="ro1">
          <table:table-cell office:value-type="string">
            <text:p>3385</text:p>
          </table:table-cell>
          <table:table-cell office:value-type="string">
            <text:p>Clock repair-notjewelry store</text:p>
          </table:table-cell>
        </table:table-row>
        <table:table-row table:style-name="ro1">
          <table:table-cell office:value-type="string">
            <text:p>3385</text:p>
          </table:table-cell>
          <table:table-cell office:value-type="string">
            <text:p>Watch</text:p>
          </table:table-cell>
        </table:table-row>
        <table:table-row table:style-name="ro1">
          <table:table-cell office:value-type="string">
            <text:p>3400</text:p>
          </table:table-cell>
          <table:table-cell office:value-type="string">
            <text:p>Air rifle -metalstamped parts</text:p>
          </table:table-cell>
        </table:table-row>
        <table:table-row table:style-name="ro1">
          <table:table-cell office:value-type="string">
            <text:p>3400</text:p>
          </table:table-cell>
          <table:table-cell office:value-type="string">
            <text:p>Ash can -metalstamped parts</text:p>
          </table:table-cell>
        </table:table-row>
        <table:table-row table:style-name="ro1">
          <table:table-cell office:value-type="string">
            <text:p>3400</text:p>
          </table:table-cell>
          <table:table-cell office:value-type="string">
            <text:p>Automobile parts-miscellaneous stamped parts such as fenders</text:p>
          </table:table-cell>
        </table:table-row>
        <table:table-row table:style-name="ro1">
          <table:table-cell office:value-type="string">
            <text:p>3400</text:p>
          </table:table-cell>
          <table:table-cell office:value-type="string">
            <text:p>Barrel or drum-steel-metal stamped parts</text:p>
          </table:table-cell>
        </table:table-row>
        <table:table-row table:style-name="ro1">
          <table:table-cell office:value-type="string">
            <text:p>3400</text:p>
          </table:table-cell>
          <table:table-cell office:value-type="string">
            <text:p>Barrel ordrum-steel-reconditioning or repair</text:p>
          </table:table-cell>
        </table:table-row>
        <table:table-row table:style-name="ro1">
          <table:table-cell office:value-type="string">
            <text:p>3400</text:p>
          </table:table-cell>
          <table:table-cell office:value-type="string">
            <text:p>Bullet clip-metal stamped parts</text:p>
          </table:table-cell>
        </table:table-row>
        <table:table-row table:style-name="ro1">
          <table:table-cell office:value-type="string">
            <text:p>3400</text:p>
          </table:table-cell>
          <table:table-cell office:value-type="string">
            <text:p>Fender-automobile-metal stamped parts</text:p>
          </table:table-cell>
        </table:table-row>
        <table:table-row table:style-name="ro1">
          <table:table-cell office:value-type="string">
            <text:p>3400</text:p>
          </table:table-cell>
          <table:table-cell office:value-type="string">
            <text:p>Keg -metalstamped parts</text:p>
          </table:table-cell>
        </table:table-row>
        <table:table-row table:style-name="ro1">
          <table:table-cell office:value-type="string">
            <text:p>3400</text:p>
          </table:table-cell>
          <table:table-cell office:value-type="string">
            <text:p>Metal stamped goods <text:s/>NOC</text:p>
          </table:table-cell>
        </table:table-row>
        <table:table-row table:style-name="ro1">
          <table:table-cell office:value-type="string">
            <text:p>3400</text:p>
          </table:table-cell>
          <table:table-cell office:value-type="string">
            <text:p>Metal stampingNOC</text:p>
          </table:table-cell>
        </table:table-row>
        <table:table-row table:style-name="ro1">
          <table:table-cell office:value-type="string">
            <text:p>3400</text:p>
          </table:table-cell>
          <table:table-cell office:value-type="string">
            <text:p>Metal tag -metalstamped parts</text:p>
          </table:table-cell>
        </table:table-row>
        <table:table-row table:style-name="ro1">
          <table:table-cell office:value-type="string">
            <text:p>3400</text:p>
          </table:table-cell>
          <table:table-cell office:value-type="string">
            <text:p>Tinware -pieplates, pails, waste baskets, ash cans, dustpans-metal stampedparts</text:p>
          </table:table-cell>
        </table:table-row>
        <table:table-row table:style-name="ro1">
          <table:table-cell office:value-type="string">
            <text:p>3400</text:p>
          </table:table-cell>
          <table:table-cell office:value-type="string">
            <text:p>Toy -metalstamped parts</text:p>
          </table:table-cell>
        </table:table-row>
        <table:table-row table:style-name="ro1">
          <table:table-cell office:value-type="string">
            <text:p>3507</text:p>
          </table:table-cell>
          <table:table-cell office:value-type="string">
            <text:p>Agricultural machinery</text:p>
          </table:table-cell>
        </table:table-row>
        <table:table-row table:style-name="ro1">
          <table:table-cell office:value-type="string">
            <text:p>3507</text:p>
          </table:table-cell>
          <table:table-cell office:value-type="string">
            <text:p>Baling press-hydraulic</text:p>
          </table:table-cell>
        </table:table-row>
        <table:table-row table:style-name="ro1">
          <table:table-cell office:value-type="string">
            <text:p>3507</text:p>
          </table:table-cell>
          <table:table-cell office:value-type="string">
            <text:p>Constructionmachinery, dredge or steam shovel <text:s/>NOC</text:p>
          </table:table-cell>
        </table:table-row>
        <table:table-row table:style-name="ro1">
          <table:table-cell office:value-type="string">
            <text:p>3507</text:p>
          </table:table-cell>
          <table:table-cell office:value-type="string">
            <text:p>Conveyor</text:p>
          </table:table-cell>
        </table:table-row>
        <table:table-row table:style-name="ro1">
          <table:table-cell office:value-type="string">
            <text:p>3507</text:p>
          </table:table-cell>
          <table:table-cell office:value-type="string">
            <text:p>Cotton gin machine</text:p>
          </table:table-cell>
        </table:table-row>
        <table:table-row table:style-name="ro1">
          <table:table-cell office:value-type="string">
            <text:p>3507</text:p>
          </table:table-cell>
          <table:table-cell office:value-type="string">
            <text:p>Crane -overhead</text:p>
          </table:table-cell>
        </table:table-row>
        <table:table-row table:style-name="ro1">
          <table:table-cell office:value-type="string">
            <text:p>3507</text:p>
          </table:table-cell>
          <table:table-cell office:value-type="string">
            <text:p>Dredge, steam shovelor construction machinery <text:s/>NOC</text:p>
          </table:table-cell>
        </table:table-row>
        <table:table-row table:style-name="ro1">
          <table:table-cell office:value-type="string">
            <text:p>3507</text:p>
          </table:table-cell>
          <table:table-cell office:value-type="string">
            <text:p>Dust collector systems</text:p>
          </table:table-cell>
        </table:table-row>
        <table:table-row table:style-name="ro1">
          <table:table-cell office:value-type="string">
            <text:p>3507</text:p>
          </table:table-cell>
          <table:table-cell office:value-type="string">
            <text:p>Hay loader</text:p>
          </table:table-cell>
        </table:table-row>
        <table:table-row table:style-name="ro1">
          <table:table-cell office:value-type="string">
            <text:p>3507</text:p>
          </table:table-cell>
          <table:table-cell office:value-type="string">
            <text:p>Hoisting systems</text:p>
          </table:table-cell>
        </table:table-row>
        <table:table-row table:style-name="ro1">
          <table:table-cell office:value-type="string">
            <text:p>3507</text:p>
          </table:table-cell>
          <table:table-cell office:value-type="string">
            <text:p>Lawn mower</text:p>
          </table:table-cell>
        </table:table-row>
        <table:table-row table:style-name="ro1">
          <table:table-cell office:value-type="string">
            <text:p>3507</text:p>
          </table:table-cell>
          <table:table-cell office:value-type="string">
            <text:p>Locomotive works</text:p>
          </table:table-cell>
        </table:table-row>
        <table:table-row table:style-name="ro1">
          <table:table-cell office:value-type="string">
            <text:p>3507</text:p>
          </table:table-cell>
          <table:table-cell office:value-type="string">
            <text:p>Mining or ore milling machinery</text:p>
          </table:table-cell>
        </table:table-row>
        <table:table-row table:style-name="ro1">
          <table:table-cell office:value-type="string">
            <text:p>3507</text:p>
          </table:table-cell>
          <table:table-cell office:value-type="string">
            <text:p>Ore milling or mining machinery</text:p>
          </table:table-cell>
        </table:table-row>
        <table:table-row table:style-name="ro1">
          <table:table-cell office:value-type="string">
            <text:p>3507</text:p>
          </table:table-cell>
          <table:table-cell office:value-type="string">
            <text:p>Pile driving equipment</text:p>
          </table:table-cell>
        </table:table-row>
        <table:table-row table:style-name="ro1">
          <table:table-cell office:value-type="string">
            <text:p>3507</text:p>
          </table:table-cell>
          <table:table-cell office:value-type="string">
            <text:p>Pneumatic unloaders</text:p>
          </table:table-cell>
        </table:table-row>
        <table:table-row table:style-name="ro1">
          <table:table-cell office:value-type="string">
            <text:p>3507</text:p>
          </table:table-cell>
          <table:table-cell office:value-type="string">
            <text:p>Pollution control systems</text:p>
          </table:table-cell>
        </table:table-row>
        <table:table-row table:style-name="ro1">
          <table:table-cell office:value-type="string">
            <text:p>3507</text:p>
          </table:table-cell>
          <table:table-cell office:value-type="string">
            <text:p>Power plow or traction engine</text:p>
          </table:table-cell>
        </table:table-row>
        <table:table-row table:style-name="ro1">
          <table:table-cell office:value-type="string">
            <text:p>3507</text:p>
          </table:table-cell>
          <table:table-cell office:value-type="string">
            <text:p>Reaper</text:p>
          </table:table-cell>
        </table:table-row>
        <table:table-row table:style-name="ro1">
          <table:table-cell office:value-type="string">
            <text:p>3507</text:p>
          </table:table-cell>
          <table:table-cell office:value-type="string">
            <text:p>Road or street making machinery</text:p>
          </table:table-cell>
        </table:table-row>
        <table:table-row table:style-name="ro1">
          <table:table-cell office:value-type="string">
            <text:p>3507</text:p>
          </table:table-cell>
          <table:table-cell office:value-type="string">
            <text:p>Safe <text:s/>orrepairing</text:p>
          </table:table-cell>
        </table:table-row>
        <table:table-row table:style-name="ro1">
          <table:table-cell office:value-type="string">
            <text:p>3507</text:p>
          </table:table-cell>
          <table:table-cell office:value-type="string">
            <text:p>Steam shovel, dredgeor construction machinery <text:s/>NOC</text:p>
          </table:table-cell>
        </table:table-row>
        <table:table-row table:style-name="ro1">
          <table:table-cell office:value-type="string">
            <text:p>3507</text:p>
          </table:table-cell>
          <table:table-cell office:value-type="string">
            <text:p>Street or road making machinery</text:p>
          </table:table-cell>
        </table:table-row>
        <table:table-row table:style-name="ro1">
          <table:table-cell office:value-type="string">
            <text:p>3507</text:p>
          </table:table-cell>
          <table:table-cell office:value-type="string">
            <text:p>Traction engine or power plow</text:p>
          </table:table-cell>
        </table:table-row>
        <table:table-row table:style-name="ro1">
          <table:table-cell office:value-type="string">
            <text:p>3507</text:p>
          </table:table-cell>
          <table:table-cell office:value-type="string">
            <text:p>Tractor-Caterpillar-type</text:p>
          </table:table-cell>
        </table:table-row>
        <table:table-row table:style-name="ro1">
          <table:table-cell office:value-type="string">
            <text:p>3515</text:p>
          </table:table-cell>
          <table:table-cell office:value-type="string">
            <text:p>Knitting machine</text:p>
          </table:table-cell>
        </table:table-row>
        <table:table-row table:style-name="ro1">
          <table:table-cell office:value-type="string">
            <text:p>3515</text:p>
          </table:table-cell>
          <table:table-cell office:value-type="string">
            <text:p>Loom harness or reed</text:p>
          </table:table-cell>
        </table:table-row>
        <table:table-row table:style-name="ro1">
          <table:table-cell office:value-type="string">
            <text:p>3515</text:p>
          </table:table-cell>
          <table:table-cell office:value-type="string">
            <text:p>Textile machinery</text:p>
          </table:table-cell>
        </table:table-row>
        <table:table-row table:style-name="ro1">
          <table:table-cell office:value-type="string">
            <text:p>3548</text:p>
          </table:table-cell>
          <table:table-cell office:value-type="string">
            <text:p>Anti-aircraft gun</text:p>
          </table:table-cell>
        </table:table-row>
        <table:table-row table:style-name="ro1">
          <table:table-cell office:value-type="string">
            <text:p>3548</text:p>
          </table:table-cell>
          <table:table-cell office:value-type="string">
            <text:p>Arms <text:s/>NOC</text:p>
          </table:table-cell>
        </table:table-row>
        <table:table-row table:style-name="ro1">
          <table:table-cell office:value-type="string">
            <text:p>3548</text:p>
          </table:table-cell>
          <table:table-cell office:value-type="string">
            <text:p>Artillery cannon</text:p>
          </table:table-cell>
        </table:table-row>
        <table:table-row table:style-name="ro1">
          <table:table-cell office:value-type="string">
            <text:p>3548</text:p>
          </table:table-cell>
          <table:table-cell office:value-type="string">
            <text:p>Bookbinding or printing machine</text:p>
          </table:table-cell>
        </table:table-row>
        <table:table-row table:style-name="ro1">
          <table:table-cell office:value-type="string">
            <text:p>3548</text:p>
          </table:table-cell>
          <table:table-cell office:value-type="string">
            <text:p>Gun -20-mm andlarger</text:p>
          </table:table-cell>
        </table:table-row>
        <table:table-row table:style-name="ro1">
          <table:table-cell office:value-type="string">
            <text:p>3548</text:p>
          </table:table-cell>
          <table:table-cell office:value-type="string">
            <text:p>Printing or bookbinding machine</text:p>
          </table:table-cell>
        </table:table-row>
        <table:table-row table:style-name="ro1">
          <table:table-cell office:value-type="string">
            <text:p>3548</text:p>
          </table:table-cell>
          <table:table-cell office:value-type="string">
            <text:p>Tank gun</text:p>
          </table:table-cell>
        </table:table-row>
        <table:table-row table:style-name="ro1">
          <table:table-cell office:value-type="string">
            <text:p>3548</text:p>
          </table:table-cell>
          <table:table-cell office:value-type="string">
            <text:p>Torpedo</text:p>
          </table:table-cell>
        </table:table-row>
        <table:table-row table:style-name="ro1">
          <table:table-cell office:value-type="string">
            <text:p>3559</text:p>
          </table:table-cell>
          <table:table-cell office:value-type="string">
            <text:p>Confection machine</text:p>
          </table:table-cell>
        </table:table-row>
        <table:table-row table:style-name="ro1">
          <table:table-cell office:value-type="string">
            <text:p>3559</text:p>
          </table:table-cell>
          <table:table-cell office:value-type="string">
            <text:p>Juke box</text:p>
          </table:table-cell>
        </table:table-row>
        <table:table-row table:style-name="ro1">
          <table:table-cell office:value-type="string">
            <text:p>3559</text:p>
          </table:table-cell>
          <table:table-cell office:value-type="string">
            <text:p>Locker -automatic</text:p>
          </table:table-cell>
        </table:table-row>
        <table:table-row table:style-name="ro1">
          <table:table-cell office:value-type="string">
            <text:p>3559</text:p>
          </table:table-cell>
          <table:table-cell office:value-type="string">
            <text:p>Scale -automatic</text:p>
          </table:table-cell>
        </table:table-row>
        <table:table-row table:style-name="ro1">
          <table:table-cell office:value-type="string">
            <text:p>3559</text:p>
          </table:table-cell>
          <table:table-cell office:value-type="string">
            <text:p>Vending machine</text:p>
          </table:table-cell>
        </table:table-row>
        <table:table-row table:style-name="ro1">
          <table:table-cell office:value-type="string">
            <text:p>3574</text:p>
          </table:table-cell>
          <table:table-cell office:value-type="string">
            <text:p>Adding machine</text:p>
          </table:table-cell>
        </table:table-row>
        <table:table-row table:style-name="ro1">
          <table:table-cell office:value-type="string">
            <text:p>3574</text:p>
          </table:table-cell>
          <table:table-cell office:value-type="string">
            <text:p>Air pressure or steam gauge</text:p>
          </table:table-cell>
        </table:table-row>
        <table:table-row table:style-name="ro1">
          <table:table-cell office:value-type="string">
            <text:p>3574</text:p>
          </table:table-cell>
          <table:table-cell office:value-type="string">
            <text:p>Arms -small</text:p>
          </table:table-cell>
        </table:table-row>
        <table:table-row table:style-name="ro1">
          <table:table-cell office:value-type="string">
            <text:p>3574</text:p>
          </table:table-cell>
          <table:table-cell office:value-type="string">
            <text:p>Calculator</text:p>
          </table:table-cell>
        </table:table-row>
        <table:table-row table:style-name="ro1">
          <table:table-cell office:value-type="string">
            <text:p>3574</text:p>
          </table:table-cell>
          <table:table-cell office:value-type="string">
            <text:p>Cash register</text:p>
          </table:table-cell>
        </table:table-row>
        <table:table-row table:style-name="ro1">
          <table:table-cell office:value-type="string">
            <text:p>3574</text:p>
          </table:table-cell>
          <table:table-cell office:value-type="string">
            <text:p>Computing, recordingor office machine <text:s/>NOC</text:p>
          </table:table-cell>
        </table:table-row>
        <table:table-row table:style-name="ro1">
          <table:table-cell office:value-type="string">
            <text:p>3574</text:p>
          </table:table-cell>
          <table:table-cell office:value-type="string">
            <text:p>Explosives orammunition -cartridge <text:s/>or assembly-small arms</text:p>
          </table:table-cell>
        </table:table-row>
        <table:table-row table:style-name="ro1">
          <table:table-cell office:value-type="string">
            <text:p>3574</text:p>
          </table:table-cell>
          <table:table-cell office:value-type="string">
            <text:p>Gas meter</text:p>
          </table:table-cell>
        </table:table-row>
        <table:table-row table:style-name="ro1">
          <table:table-cell office:value-type="string">
            <text:p>3574</text:p>
          </table:table-cell>
          <table:table-cell office:value-type="string">
            <text:p>Humidity control (gauges, meters)</text:p>
          </table:table-cell>
        </table:table-row>
        <table:table-row table:style-name="ro1">
          <table:table-cell office:value-type="string">
            <text:p>3574</text:p>
          </table:table-cell>
          <table:table-cell office:value-type="string">
            <text:p>Machine gun -.50caliber or less</text:p>
          </table:table-cell>
        </table:table-row>
        <table:table-row table:style-name="ro1">
          <table:table-cell office:value-type="string">
            <text:p>3574</text:p>
          </table:table-cell>
          <table:table-cell office:value-type="string">
            <text:p>Pistol -.50caliber or less</text:p>
          </table:table-cell>
        </table:table-row>
        <table:table-row table:style-name="ro1">
          <table:table-cell office:value-type="string">
            <text:p>3574</text:p>
          </table:table-cell>
          <table:table-cell office:value-type="string">
            <text:p>Recording machine <text:s/>(office-type)</text:p>
          </table:table-cell>
        </table:table-row>
        <table:table-row table:style-name="ro1">
          <table:table-cell office:value-type="string">
            <text:p>3574</text:p>
          </table:table-cell>
          <table:table-cell office:value-type="string">
            <text:p>Rifle -.50caliber or less</text:p>
          </table:table-cell>
        </table:table-row>
        <table:table-row table:style-name="ro1">
          <table:table-cell office:value-type="string">
            <text:p>3574</text:p>
          </table:table-cell>
          <table:table-cell office:value-type="string">
            <text:p>Sewing machine</text:p>
          </table:table-cell>
        </table:table-row>
        <table:table-row table:style-name="ro1">
          <table:table-cell office:value-type="string">
            <text:p>3574</text:p>
          </table:table-cell>
          <table:table-cell office:value-type="string">
            <text:p>Sewingmachines-commercial-repairing or rebuilding machines, cutters &amp;parts in shop</text:p>
          </table:table-cell>
        </table:table-row>
        <table:table-row table:style-name="ro1">
          <table:table-cell office:value-type="string">
            <text:p>3574</text:p>
          </table:table-cell>
          <table:table-cell office:value-type="string">
            <text:p>Shotgun -.50caliber or less</text:p>
          </table:table-cell>
        </table:table-row>
        <table:table-row table:style-name="ro1">
          <table:table-cell office:value-type="string">
            <text:p>3574</text:p>
          </table:table-cell>
          <table:table-cell office:value-type="string">
            <text:p>Slot machine -notvending machines</text:p>
          </table:table-cell>
        </table:table-row>
        <table:table-row table:style-name="ro1">
          <table:table-cell office:value-type="string">
            <text:p>3574</text:p>
          </table:table-cell>
          <table:table-cell office:value-type="string">
            <text:p>Speedometer or taximeter</text:p>
          </table:table-cell>
        </table:table-row>
        <table:table-row table:style-name="ro1">
          <table:table-cell office:value-type="string">
            <text:p>3574</text:p>
          </table:table-cell>
          <table:table-cell office:value-type="string">
            <text:p>Steam or air pressure gauge</text:p>
          </table:table-cell>
        </table:table-row>
        <table:table-row table:style-name="ro1">
          <table:table-cell office:value-type="string">
            <text:p>3574</text:p>
          </table:table-cell>
          <table:table-cell office:value-type="string">
            <text:p>Taximeter or speedometer</text:p>
          </table:table-cell>
        </table:table-row>
        <table:table-row table:style-name="ro1">
          <table:table-cell office:value-type="string">
            <text:p>3574</text:p>
          </table:table-cell>
          <table:table-cell office:value-type="string">
            <text:p>Typewriter</text:p>
          </table:table-cell>
        </table:table-row>
        <table:table-row table:style-name="ro1">
          <table:table-cell office:value-type="string">
            <text:p>3574</text:p>
          </table:table-cell>
          <table:table-cell office:value-type="string">
            <text:p>Voting machine</text:p>
          </table:table-cell>
        </table:table-row>
        <table:table-row table:style-name="ro1">
          <table:table-cell office:value-type="string">
            <text:p>3581</text:p>
          </table:table-cell>
          <table:table-cell office:value-type="string">
            <text:p>Carburetor</text:p>
          </table:table-cell>
        </table:table-row>
        <table:table-row table:style-name="ro1">
          <table:table-cell office:value-type="string">
            <text:p>3581</text:p>
          </table:table-cell>
          <table:table-cell office:value-type="string">
            <text:p>Fuel injection device</text:p>
          </table:table-cell>
        </table:table-row>
        <table:table-row table:style-name="ro1">
          <table:table-cell office:value-type="string">
            <text:p>3581</text:p>
          </table:table-cell>
          <table:table-cell office:value-type="string">
            <text:p>Fuel pump -auto</text:p>
          </table:table-cell>
        </table:table-row>
        <table:table-row table:style-name="ro1">
          <table:table-cell office:value-type="string">
            <text:p>3581</text:p>
          </table:table-cell>
          <table:table-cell office:value-type="string">
            <text:p>Super charger</text:p>
          </table:table-cell>
        </table:table-row>
        <table:table-row table:style-name="ro1">
          <table:table-cell office:value-type="string">
            <text:p>3581</text:p>
          </table:table-cell>
          <table:table-cell office:value-type="string">
            <text:p>Turbo supercharger <text:s/>or repair</text:p>
          </table:table-cell>
        </table:table-row>
        <table:table-row table:style-name="ro1">
          <table:table-cell office:value-type="string">
            <text:p>3612</text:p>
          </table:table-cell>
          <table:table-cell office:value-type="string">
            <text:p>Engine <text:s/>NOC</text:p>
          </table:table-cell>
        </table:table-row>
        <table:table-row table:style-name="ro1">
          <table:table-cell office:value-type="string">
            <text:p>3612</text:p>
          </table:table-cell>
          <table:table-cell office:value-type="string">
            <text:p>Engine -outboardmotors</text:p>
          </table:table-cell>
        </table:table-row>
        <table:table-row table:style-name="ro1">
          <table:table-cell office:value-type="string">
            <text:p>3612</text:p>
          </table:table-cell>
          <table:table-cell office:value-type="string">
            <text:p>Hydraulic device-jacks, auto lifts</text:p>
          </table:table-cell>
        </table:table-row>
        <table:table-row table:style-name="ro1">
          <table:table-cell office:value-type="string">
            <text:p>3612</text:p>
          </table:table-cell>
          <table:table-cell office:value-type="string">
            <text:p>Outboard motor</text:p>
          </table:table-cell>
        </table:table-row>
        <table:table-row table:style-name="ro1">
          <table:table-cell office:value-type="string">
            <text:p>3612</text:p>
          </table:table-cell>
          <table:table-cell office:value-type="string">
            <text:p>Pneumatic device-drills, riveters, hammers</text:p>
          </table:table-cell>
        </table:table-row>
        <table:table-row table:style-name="ro1">
          <table:table-cell office:value-type="string">
            <text:p>3612</text:p>
          </table:table-cell>
          <table:table-cell office:value-type="string">
            <text:p>Pump</text:p>
          </table:table-cell>
        </table:table-row>
        <table:table-row table:style-name="ro1">
          <table:table-cell office:value-type="string">
            <text:p>3620</text:p>
          </table:table-cell>
          <table:table-cell office:value-type="string">
            <text:p>Armor plateprocessing</text:p>
          </table:table-cell>
        </table:table-row>
        <table:table-row table:style-name="ro1">
          <table:table-cell office:value-type="string">
            <text:p>3620</text:p>
          </table:table-cell>
          <table:table-cell office:value-type="string">
            <text:p>Boilermaking</text:p>
          </table:table-cell>
        </table:table-row>
        <table:table-row table:style-name="ro1">
          <table:table-cell office:value-type="string">
            <text:p>3620</text:p>
          </table:table-cell>
          <table:table-cell office:value-type="string">
            <text:p>Culvert -platemetal</text:p>
          </table:table-cell>
        </table:table-row>
        <table:table-row table:style-name="ro1">
          <table:table-cell office:value-type="string">
            <text:p>3620</text:p>
          </table:table-cell>
          <table:table-cell office:value-type="string">
            <text:p>Military tank hull <text:s/>or assembly</text:p>
          </table:table-cell>
        </table:table-row>
        <table:table-row table:style-name="ro1">
          <table:table-cell office:value-type="string">
            <text:p>3620</text:p>
          </table:table-cell>
          <table:table-cell office:value-type="string">
            <text:p>Refuse container (dumpster)</text:p>
          </table:table-cell>
        </table:table-row>
        <table:table-row table:style-name="ro1">
          <table:table-cell office:value-type="string">
            <text:p>3620</text:p>
          </table:table-cell>
          <table:table-cell office:value-type="string">
            <text:p>Shipbuilding-iron orsteel-NOC-boilermaking</text:p>
          </table:table-cell>
        </table:table-row>
        <table:table-row table:style-name="ro1">
          <table:table-cell office:value-type="string">
            <text:p>3620</text:p>
          </table:table-cell>
          <table:table-cell office:value-type="string">
            <text:p>Tankbuilding-metal-shop</text:p>
          </table:table-cell>
        </table:table-row>
        <table:table-row table:style-name="ro1">
          <table:table-cell office:value-type="string">
            <text:p>3620</text:p>
          </table:table-cell>
          <table:table-cell office:value-type="string">
            <text:p>Whiskey still</text:p>
          </table:table-cell>
        </table:table-row>
        <table:table-row table:style-name="ro1">
          <table:table-cell office:value-type="string">
            <text:p>3629</text:p>
          </table:table-cell>
          <table:table-cell office:value-type="string">
            <text:p>Precision machinedparts <text:s/>NOC</text:p>
          </table:table-cell>
        </table:table-row>
        <table:table-row table:style-name="ro1">
          <table:table-cell office:value-type="string">
            <text:p>3632</text:p>
          </table:table-cell>
          <table:table-cell office:value-type="string">
            <text:p>Automobile brakedrums-reconditioning &amp; relining-drums removed from vehicle byothers</text:p>
          </table:table-cell>
        </table:table-row>
        <table:table-row table:style-name="ro1">
          <table:table-cell office:value-type="string">
            <text:p>3632</text:p>
          </table:table-cell>
          <table:table-cell office:value-type="string">
            <text:p>Automobile clutchrebuilding-clutch removed from vehicle by others</text:p>
          </table:table-cell>
        </table:table-row>
        <table:table-row table:style-name="ro1">
          <table:table-cell office:value-type="string">
            <text:p>3632</text:p>
          </table:table-cell>
          <table:table-cell office:value-type="string">
            <text:p>Automobile enginerebuilding-engine removed from vehicle by others</text:p>
          </table:table-cell>
        </table:table-row>
        <table:table-row table:style-name="ro1">
          <table:table-cell office:value-type="string">
            <text:p>3632</text:p>
          </table:table-cell>
          <table:table-cell office:value-type="string">
            <text:p>Automobile jack-not stamped</text:p>
          </table:table-cell>
        </table:table-row>
        <table:table-row table:style-name="ro1">
          <table:table-cell office:value-type="string">
            <text:p>3632</text:p>
          </table:table-cell>
          <table:table-cell office:value-type="string">
            <text:p>Automobile piston</text:p>
          </table:table-cell>
        </table:table-row>
        <table:table-row table:style-name="ro1">
          <table:table-cell office:value-type="string">
            <text:p>3632</text:p>
          </table:table-cell>
          <table:table-cell office:value-type="string">
            <text:p>Automotive machineshops-no work on cars-including cylinder reboring, valvegrinding, turning down brake drums, etc.</text:p>
          </table:table-cell>
        </table:table-row>
        <table:table-row table:style-name="ro1">
          <table:table-cell office:value-type="string">
            <text:p>3632</text:p>
          </table:table-cell>
          <table:table-cell office:value-type="string">
            <text:p>Axle unit assembling or</text:p>
          </table:table-cell>
        </table:table-row>
        <table:table-row table:style-name="ro1">
          <table:table-cell office:value-type="string">
            <text:p>3632</text:p>
          </table:table-cell>
          <table:table-cell office:value-type="string">
            <text:p>Bomb case</text:p>
          </table:table-cell>
        </table:table-row>
        <table:table-row table:style-name="ro1">
          <table:table-cell office:value-type="string">
            <text:p>3632</text:p>
          </table:table-cell>
          <table:table-cell office:value-type="string">
            <text:p>Diesel engines usedas generators-repair</text:p>
          </table:table-cell>
        </table:table-row>
        <table:table-row table:style-name="ro1">
          <table:table-cell office:value-type="string">
            <text:p>3632</text:p>
          </table:table-cell>
          <table:table-cell office:value-type="string">
            <text:p>Explosives orammunition -projectile or shell</text:p>
          </table:table-cell>
        </table:table-row>
        <table:table-row table:style-name="ro1">
          <table:table-cell office:value-type="string">
            <text:p>3632</text:p>
          </table:table-cell>
          <table:table-cell office:value-type="string">
            <text:p>Laundry machinery-commercial or household</text:p>
          </table:table-cell>
        </table:table-row>
        <table:table-row table:style-name="ro1">
          <table:table-cell office:value-type="string">
            <text:p>3632</text:p>
          </table:table-cell>
          <table:table-cell office:value-type="string">
            <text:p>Lawn mower repair</text:p>
          </table:table-cell>
        </table:table-row>
        <table:table-row table:style-name="ro1">
          <table:table-cell office:value-type="string">
            <text:p>3632</text:p>
          </table:table-cell>
          <table:table-cell office:value-type="string">
            <text:p>Machine shop NOC</text:p>
          </table:table-cell>
        </table:table-row>
        <table:table-row table:style-name="ro1">
          <table:table-cell office:value-type="string">
            <text:p>3632</text:p>
          </table:table-cell>
          <table:table-cell office:value-type="string">
            <text:p>Piston-automobile</text:p>
          </table:table-cell>
        </table:table-row>
        <table:table-row table:style-name="ro1">
          <table:table-cell office:value-type="string">
            <text:p>3632</text:p>
          </table:table-cell>
          <table:table-cell office:value-type="string">
            <text:p>Rebabbitting of autoconnecting rods</text:p>
          </table:table-cell>
        </table:table-row>
        <table:table-row table:style-name="ro1">
          <table:table-cell office:value-type="string">
            <text:p>3632</text:p>
          </table:table-cell>
          <table:table-cell office:value-type="string">
            <text:p>Sharpening industrialtools</text:p>
          </table:table-cell>
        </table:table-row>
        <table:table-row table:style-name="ro1">
          <table:table-cell office:value-type="string">
            <text:p>3632</text:p>
          </table:table-cell>
          <table:table-cell office:value-type="string">
            <text:p>Shipbuilding-iron orsteel-NOC: machine shop</text:p>
          </table:table-cell>
        </table:table-row>
        <table:table-row table:style-name="ro1">
          <table:table-cell office:value-type="string">
            <text:p>3632</text:p>
          </table:table-cell>
          <table:table-cell office:value-type="string">
            <text:p>Stoker</text:p>
          </table:table-cell>
        </table:table-row>
        <table:table-row table:style-name="ro1">
          <table:table-cell office:value-type="string">
            <text:p>3632</text:p>
          </table:table-cell>
          <table:table-cell office:value-type="string">
            <text:p>Toolsharpening-industrial tools</text:p>
          </table:table-cell>
        </table:table-row>
        <table:table-row table:style-name="ro1">
          <table:table-cell office:value-type="string">
            <text:p>3632</text:p>
          </table:table-cell>
          <table:table-cell office:value-type="string">
            <text:p>Woodworking machine</text:p>
          </table:table-cell>
        </table:table-row>
        <table:table-row table:style-name="ro1">
          <table:table-cell office:value-type="string">
            <text:p>3634</text:p>
          </table:table-cell>
          <table:table-cell office:value-type="string">
            <text:p>Acetylene torch</text:p>
          </table:table-cell>
        </table:table-row>
        <table:table-row table:style-name="ro1">
          <table:table-cell office:value-type="string">
            <text:p>3634</text:p>
          </table:table-cell>
          <table:table-cell office:value-type="string">
            <text:p>Automatic sprinkler head</text:p>
          </table:table-cell>
        </table:table-row>
        <table:table-row table:style-name="ro1">
          <table:table-cell office:value-type="string">
            <text:p>3634</text:p>
          </table:table-cell>
          <table:table-cell office:value-type="string">
            <text:p>Sprinkler head</text:p>
          </table:table-cell>
        </table:table-row>
        <table:table-row table:style-name="ro1">
          <table:table-cell office:value-type="string">
            <text:p>3634</text:p>
          </table:table-cell>
          <table:table-cell office:value-type="string">
            <text:p>Valve</text:p>
          </table:table-cell>
        </table:table-row>
        <table:table-row table:style-name="ro1">
          <table:table-cell office:value-type="string">
            <text:p>3634</text:p>
          </table:table-cell>
          <table:table-cell office:value-type="string">
            <text:p>Water meter</text:p>
          </table:table-cell>
        </table:table-row>
        <table:table-row table:style-name="ro1">
          <table:table-cell office:value-type="string">
            <text:p>3634</text:p>
          </table:table-cell>
          <table:table-cell office:value-type="string">
            <text:p>Welding torch</text:p>
          </table:table-cell>
        </table:table-row>
        <table:table-row table:style-name="ro1">
          <table:table-cell office:value-type="string">
            <text:p>3635</text:p>
          </table:table-cell>
          <table:table-cell office:value-type="string">
            <text:p>Airplane-cam &amp; gear</text:p>
          </table:table-cell>
        </table:table-row>
        <table:table-row table:style-name="ro1">
          <table:table-cell office:value-type="string">
            <text:p>3635</text:p>
          </table:table-cell>
          <table:table-cell office:value-type="string">
            <text:p>Gear <text:s/>or grinding</text:p>
          </table:table-cell>
        </table:table-row>
        <table:table-row table:style-name="ro1">
          <table:table-cell office:value-type="string">
            <text:p>3635</text:p>
          </table:table-cell>
          <table:table-cell office:value-type="string">
            <text:p>Piston pin</text:p>
          </table:table-cell>
        </table:table-row>
        <table:table-row table:style-name="ro1">
          <table:table-cell office:value-type="string">
            <text:p>3635</text:p>
          </table:table-cell>
          <table:table-cell office:value-type="string">
            <text:p>Piston ring</text:p>
          </table:table-cell>
        </table:table-row>
        <table:table-row table:style-name="ro1">
          <table:table-cell office:value-type="string">
            <text:p>3638</text:p>
          </table:table-cell>
          <table:table-cell office:value-type="string">
            <text:p>Ball or roller bearing</text:p>
          </table:table-cell>
        </table:table-row>
        <table:table-row table:style-name="ro1">
          <table:table-cell office:value-type="string">
            <text:p>3638</text:p>
          </table:table-cell>
          <table:table-cell office:value-type="string">
            <text:p>Roller or ball bearing</text:p>
          </table:table-cell>
        </table:table-row>
        <table:table-row table:style-name="ro1">
          <table:table-cell office:value-type="string">
            <text:p>3642</text:p>
          </table:table-cell>
          <table:table-cell office:value-type="string">
            <text:p>Battery -dry</text:p>
          </table:table-cell>
        </table:table-row>
        <table:table-row table:style-name="ro1">
          <table:table-cell office:value-type="string">
            <text:p>3643</text:p>
          </table:table-cell>
          <table:table-cell office:value-type="string">
            <text:p>Battery charger</text:p>
          </table:table-cell>
        </table:table-row>
        <table:table-row table:style-name="ro1">
          <table:table-cell office:value-type="string">
            <text:p>3643</text:p>
          </table:table-cell>
          <table:table-cell office:value-type="string">
            <text:p>Electric power or transmission equipment</text:p>
          </table:table-cell>
        </table:table-row>
        <table:table-row table:style-name="ro1">
          <table:table-cell office:value-type="string">
            <text:p>3643</text:p>
          </table:table-cell>
          <table:table-cell office:value-type="string">
            <text:p>Sewingmachines-commercial-repairing and rebuilding electric motors</text:p>
          </table:table-cell>
        </table:table-row>
        <table:table-row table:style-name="ro1">
          <table:table-cell office:value-type="string">
            <text:p>3647</text:p>
          </table:table-cell>
          <table:table-cell office:value-type="string">
            <text:p>Battery -storage</text:p>
          </table:table-cell>
        </table:table-row>
        <table:table-row table:style-name="ro1">
          <table:table-cell office:value-type="string">
            <text:p>3648</text:p>
          </table:table-cell>
          <table:table-cell office:value-type="string">
            <text:p>Alternator</text:p>
          </table:table-cell>
        </table:table-row>
        <table:table-row table:style-name="ro1">
          <table:table-cell office:value-type="string">
            <text:p>3648</text:p>
          </table:table-cell>
          <table:table-cell office:value-type="string">
            <text:p>Automotive electricalapparatus repair-no removal from installation in or repair ofvehicles</text:p>
          </table:table-cell>
        </table:table-row>
        <table:table-row table:style-name="ro1">
          <table:table-cell office:value-type="string">
            <text:p>3648</text:p>
          </table:table-cell>
          <table:table-cell office:value-type="string">
            <text:p>Automotive lighting,ignition or starting apparatus <text:s/>NOC</text:p>
          </table:table-cell>
        </table:table-row>
        <table:table-row table:style-name="ro1">
          <table:table-cell office:value-type="string">
            <text:p>3648</text:p>
          </table:table-cell>
          <table:table-cell office:value-type="string">
            <text:p>Directional signal</text:p>
          </table:table-cell>
        </table:table-row>
        <table:table-row table:style-name="ro1">
          <table:table-cell office:value-type="string">
            <text:p>3648</text:p>
          </table:table-cell>
          <table:table-cell office:value-type="string">
            <text:p>Distributor (automobile) parts</text:p>
          </table:table-cell>
        </table:table-row>
        <table:table-row table:style-name="ro1">
          <table:table-cell office:value-type="string">
            <text:p>3648</text:p>
          </table:table-cell>
          <table:table-cell office:value-type="string">
            <text:p>Fuse -household</text:p>
          </table:table-cell>
        </table:table-row>
        <table:table-row table:style-name="ro1">
          <table:table-cell office:value-type="string">
            <text:p>3648</text:p>
          </table:table-cell>
          <table:table-cell office:value-type="string">
            <text:p>Generator</text:p>
          </table:table-cell>
        </table:table-row>
        <table:table-row table:style-name="ro1">
          <table:table-cell office:value-type="string">
            <text:p>3648</text:p>
          </table:table-cell>
          <table:table-cell office:value-type="string">
            <text:p>Horn -automobile</text:p>
          </table:table-cell>
        </table:table-row>
        <table:table-row table:style-name="ro1">
          <table:table-cell office:value-type="string">
            <text:p>3648</text:p>
          </table:table-cell>
          <table:table-cell office:value-type="string">
            <text:p>Ignition coil</text:p>
          </table:table-cell>
        </table:table-row>
        <table:table-row table:style-name="ro1">
          <table:table-cell office:value-type="string">
            <text:p>3648</text:p>
          </table:table-cell>
          <table:table-cell office:value-type="string">
            <text:p>Siren</text:p>
          </table:table-cell>
        </table:table-row>
        <table:table-row table:style-name="ro1">
          <table:table-cell office:value-type="string">
            <text:p>3648</text:p>
          </table:table-cell>
          <table:table-cell office:value-type="string">
            <text:p>Spark plug</text:p>
          </table:table-cell>
        </table:table-row>
        <table:table-row table:style-name="ro1">
          <table:table-cell office:value-type="string">
            <text:p>3648</text:p>
          </table:table-cell>
          <table:table-cell office:value-type="string">
            <text:p>Windshield wiper</text:p>
          </table:table-cell>
        </table:table-row>
        <table:table-row table:style-name="ro1">
          <table:table-cell office:value-type="string">
            <text:p>3681</text:p>
          </table:table-cell>
          <table:table-cell office:value-type="string">
            <text:p>Antennae</text:p>
          </table:table-cell>
        </table:table-row>
        <table:table-row table:style-name="ro1">
          <table:table-cell office:value-type="string">
            <text:p>3681</text:p>
          </table:table-cell>
          <table:table-cell office:value-type="string">
            <text:p>Circuit board</text:p>
          </table:table-cell>
        </table:table-row>
        <table:table-row table:style-name="ro1">
          <table:table-cell office:value-type="string">
            <text:p>3681</text:p>
          </table:table-cell>
          <table:table-cell office:value-type="string">
            <text:p>Coil -electrical</text:p>
          </table:table-cell>
        </table:table-row>
        <table:table-row table:style-name="ro1">
          <table:table-cell office:value-type="string">
            <text:p>3681</text:p>
          </table:table-cell>
          <table:table-cell office:value-type="string">
            <text:p>Condenser-electrical</text:p>
          </table:table-cell>
        </table:table-row>
        <table:table-row table:style-name="ro1">
          <table:table-cell office:value-type="string">
            <text:p>3681</text:p>
          </table:table-cell>
          <table:table-cell office:value-type="string">
            <text:p>Electrical cord set,radio or ignition harness assembly</text:p>
          </table:table-cell>
        </table:table-row>
        <table:table-row table:style-name="ro1">
          <table:table-cell office:value-type="string">
            <text:p>3681</text:p>
          </table:table-cell>
          <table:table-cell office:value-type="string">
            <text:p>Electronic timers</text:p>
          </table:table-cell>
        </table:table-row>
        <table:table-row table:style-name="ro1">
          <table:table-cell office:value-type="string">
            <text:p>3681</text:p>
          </table:table-cell>
          <table:table-cell office:value-type="string">
            <text:p>Hearing aid</text:p>
          </table:table-cell>
        </table:table-row>
        <table:table-row table:style-name="ro1">
          <table:table-cell office:value-type="string">
            <text:p>3681</text:p>
          </table:table-cell>
          <table:table-cell office:value-type="string">
            <text:p>Printed circuit</text:p>
          </table:table-cell>
        </table:table-row>
        <table:table-row table:style-name="ro1">
          <table:table-cell office:value-type="string">
            <text:p>3681</text:p>
          </table:table-cell>
          <table:table-cell office:value-type="string">
            <text:p>Radio set</text:p>
          </table:table-cell>
        </table:table-row>
        <table:table-row table:style-name="ro1">
          <table:table-cell office:value-type="string">
            <text:p>3681</text:p>
          </table:table-cell>
          <table:table-cell office:value-type="string">
            <text:p>Satellite dish-electronic component</text:p>
          </table:table-cell>
        </table:table-row>
        <table:table-row table:style-name="ro1">
          <table:table-cell office:value-type="string">
            <text:p>3681</text:p>
          </table:table-cell>
          <table:table-cell office:value-type="string">
            <text:p>Speaker</text:p>
          </table:table-cell>
        </table:table-row>
        <table:table-row table:style-name="ro1">
          <table:table-cell office:value-type="string">
            <text:p>3681</text:p>
          </table:table-cell>
          <table:table-cell office:value-type="string">
            <text:p>Telephone</text:p>
          </table:table-cell>
        </table:table-row>
        <table:table-row table:style-name="ro1">
          <table:table-cell office:value-type="string">
            <text:p>3681</text:p>
          </table:table-cell>
          <table:table-cell office:value-type="string">
            <text:p>Telephone or telegraph apparatus</text:p>
          </table:table-cell>
        </table:table-row>
        <table:table-row table:style-name="ro1">
          <table:table-cell office:value-type="string">
            <text:p>3681</text:p>
          </table:table-cell>
          <table:table-cell office:value-type="string">
            <text:p>Television set</text:p>
          </table:table-cell>
        </table:table-row>
        <table:table-row table:style-name="ro1">
          <table:table-cell office:value-type="string">
            <text:p>3681</text:p>
          </table:table-cell>
          <table:table-cell office:value-type="string">
            <text:p>Television, radio,telephone or telecommunication device <text:s/>NOC</text:p>
          </table:table-cell>
        </table:table-row>
        <table:table-row table:style-name="ro1">
          <table:table-cell office:value-type="string">
            <text:p>3681</text:p>
          </table:table-cell>
          <table:table-cell office:value-type="string">
            <text:p>Transformer</text:p>
          </table:table-cell>
        </table:table-row>
        <table:table-row table:style-name="ro1">
          <table:table-cell office:value-type="string">
            <text:p>3685</text:p>
          </table:table-cell>
          <table:table-cell office:value-type="string">
            <text:p>Assay balance</text:p>
          </table:table-cell>
        </table:table-row>
        <table:table-row table:style-name="ro1">
          <table:table-cell office:value-type="string">
            <text:p>3685</text:p>
          </table:table-cell>
          <table:table-cell office:value-type="string">
            <text:p>Dental instrument</text:p>
          </table:table-cell>
        </table:table-row>
        <table:table-row table:style-name="ro1">
          <table:table-cell office:value-type="string">
            <text:p>3685</text:p>
          </table:table-cell>
          <table:table-cell office:value-type="string">
            <text:p>Electro-physical therapy equipment</text:p>
          </table:table-cell>
        </table:table-row>
        <table:table-row table:style-name="ro1">
          <table:table-cell office:value-type="string">
            <text:p>3685</text:p>
          </table:table-cell>
          <table:table-cell office:value-type="string">
            <text:p>Ether-suction machine</text:p>
          </table:table-cell>
        </table:table-row>
        <table:table-row table:style-name="ro1">
          <table:table-cell office:value-type="string">
            <text:p>3685</text:p>
          </table:table-cell>
          <table:table-cell office:value-type="string">
            <text:p>Instrument <text:s/>NOC</text:p>
          </table:table-cell>
        </table:table-row>
        <table:table-row table:style-name="ro1">
          <table:table-cell office:value-type="string">
            <text:p>3685</text:p>
          </table:table-cell>
          <table:table-cell office:value-type="string">
            <text:p>Instrument-airplane</text:p>
          </table:table-cell>
        </table:table-row>
        <table:table-row table:style-name="ro1">
          <table:table-cell office:value-type="string">
            <text:p>3685</text:p>
          </table:table-cell>
          <table:table-cell office:value-type="string">
            <text:p>Instrument-surveyors</text:p>
          </table:table-cell>
        </table:table-row>
        <table:table-row table:style-name="ro1">
          <table:table-cell office:value-type="string">
            <text:p>3685</text:p>
          </table:table-cell>
          <table:table-cell office:value-type="string">
            <text:p>Medical diagnostic lamp</text:p>
          </table:table-cell>
        </table:table-row>
        <table:table-row table:style-name="ro1">
          <table:table-cell office:value-type="string">
            <text:p>3685</text:p>
          </table:table-cell>
          <table:table-cell office:value-type="string">
            <text:p>Pyrometer</text:p>
          </table:table-cell>
        </table:table-row>
        <table:table-row table:style-name="ro1">
          <table:table-cell office:value-type="string">
            <text:p>3685</text:p>
          </table:table-cell>
          <table:table-cell office:value-type="string">
            <text:p>Surgical instrument</text:p>
          </table:table-cell>
        </table:table-row>
        <table:table-row table:style-name="ro1">
          <table:table-cell office:value-type="string">
            <text:p>3685</text:p>
          </table:table-cell>
          <table:table-cell office:value-type="string">
            <text:p>Thermometer</text:p>
          </table:table-cell>
        </table:table-row>
        <table:table-row table:style-name="ro1">
          <table:table-cell office:value-type="string">
            <text:p>3685</text:p>
          </table:table-cell>
          <table:table-cell office:value-type="string">
            <text:p>X-ray apparatus</text:p>
          </table:table-cell>
        </table:table-row>
        <table:table-row table:style-name="ro1">
          <table:table-cell office:value-type="string">
            <text:p>3719</text:p>
          </table:table-cell>
          <table:table-cell office:value-type="string">
            <text:p>Oil still erection orrepair</text:p>
          </table:table-cell>
        </table:table-row>
        <table:table-row table:style-name="ro1">
          <table:table-cell office:value-type="string">
            <text:p>3724</text:p>
          </table:table-cell>
          <table:table-cell office:value-type="string">
            <text:p>Acetylene gas machine installation</text:p>
          </table:table-cell>
        </table:table-row>
        <table:table-row table:style-name="ro1">
          <table:table-cell office:value-type="string">
            <text:p>3724</text:p>
          </table:table-cell>
          <table:table-cell office:value-type="string">
            <text:p>Air conditioning-non-portable-machinery installation</text:p>
          </table:table-cell>
        </table:table-row>
        <table:table-row table:style-name="ro1">
          <table:table-cell office:value-type="string">
            <text:p>3724</text:p>
          </table:table-cell>
          <table:table-cell office:value-type="string">
            <text:p>Compressor repair or service-away from shop-</text:p>
          </table:table-cell>
        </table:table-row>
        <table:table-row table:style-name="ro1">
          <table:table-cell office:value-type="string">
            <text:p>3724</text:p>
          </table:table-cell>
          <table:table-cell office:value-type="string">
            <text:p>Cooling tower erection-prefabricated wood or metal-</text:p>
          </table:table-cell>
        </table:table-row>
        <table:table-row table:style-name="ro1">
          <table:table-cell office:value-type="string">
            <text:p>3724</text:p>
          </table:table-cell>
          <table:table-cell office:value-type="string">
            <text:p>Door installation-overhead-</text:p>
          </table:table-cell>
        </table:table-row>
        <table:table-row table:style-name="ro1">
          <table:table-cell office:value-type="string">
            <text:p>3724</text:p>
          </table:table-cell>
          <table:table-cell office:value-type="string">
            <text:p>Electrical apparatus installation or repair</text:p>
          </table:table-cell>
        </table:table-row>
        <table:table-row table:style-name="ro1">
          <table:table-cell office:value-type="string">
            <text:p>3724</text:p>
          </table:table-cell>
          <table:table-cell office:value-type="string">
            <text:p>Electrical power equipment repair or service-away from shop-</text:p>
          </table:table-cell>
        </table:table-row>
        <table:table-row table:style-name="ro1">
          <table:table-cell office:value-type="string">
            <text:p>3724</text:p>
          </table:table-cell>
          <table:table-cell office:value-type="string">
            <text:p>Floodlights-erection of temporary floodlights-</text:p>
          </table:table-cell>
        </table:table-row>
        <table:table-row table:style-name="ro1">
          <table:table-cell office:value-type="string">
            <text:p>3724</text:p>
          </table:table-cell>
          <table:table-cell office:value-type="string">
            <text:p>Gas bench and retort installation-</text:p>
          </table:table-cell>
        </table:table-row>
        <table:table-row table:style-name="ro1">
          <table:table-cell office:value-type="string">
            <text:p>3724</text:p>
          </table:table-cell>
          <table:table-cell office:value-type="string">
            <text:p>Gasoline pump installation</text:p>
          </table:table-cell>
        </table:table-row>
        <table:table-row table:style-name="ro1">
          <table:table-cell office:value-type="string">
            <text:p>3724</text:p>
          </table:table-cell>
          <table:table-cell office:value-type="string">
            <text:p>Grates-installing or replacing in steam boilers-by specialist contractors-</text:p>
          </table:table-cell>
        </table:table-row>
        <table:table-row table:style-name="ro1">
          <table:table-cell office:value-type="string">
            <text:p>3724</text:p>
          </table:table-cell>
          <table:table-cell office:value-type="string">
            <text:p>Leather belting installation or repair-</text:p>
          </table:table-cell>
        </table:table-row>
        <table:table-row table:style-name="ro1">
          <table:table-cell office:value-type="string">
            <text:p>3724</text:p>
          </table:table-cell>
          <table:table-cell office:value-type="string">
            <text:p>Millwright work NOC</text:p>
          </table:table-cell>
        </table:table-row>
        <table:table-row table:style-name="ro1">
          <table:table-cell office:value-type="string">
            <text:p>3724</text:p>
          </table:table-cell>
          <table:table-cell office:value-type="string">
            <text:p>Motor (heavy) repair or service-away from shop-</text:p>
          </table:table-cell>
        </table:table-row>
        <table:table-row table:style-name="ro1">
          <table:table-cell office:value-type="string">
            <text:p>3724</text:p>
          </table:table-cell>
          <table:table-cell office:value-type="string">
            <text:p>Oil or gas burnerinstallation -commercial type</text:p>
          </table:table-cell>
        </table:table-row>
        <table:table-row table:style-name="ro1">
          <table:table-cell office:value-type="string">
            <text:p>3724</text:p>
          </table:table-cell>
          <table:table-cell office:value-type="string">
            <text:p>Overhead (garage) doors installation</text:p>
          </table:table-cell>
        </table:table-row>
        <table:table-row table:style-name="ro1">
          <table:table-cell office:value-type="string">
            <text:p>3724</text:p>
          </table:table-cell>
          <table:table-cell office:value-type="string">
            <text:p>Pump installation -commercial</text:p>
          </table:table-cell>
        </table:table-row>
        <table:table-row table:style-name="ro1">
          <table:table-cell office:value-type="string">
            <text:p>3724</text:p>
          </table:table-cell>
          <table:table-cell office:value-type="string">
            <text:p>Refrigeration-commercial-installation or repair of compressors, motors</text:p>
          </table:table-cell>
        </table:table-row>
        <table:table-row table:style-name="ro1">
          <table:table-cell office:value-type="string">
            <text:p>3724</text:p>
          </table:table-cell>
          <table:table-cell office:value-type="string">
            <text:p>Satellite dishinstallation-large- (concrete work or wiring inbuilding interiors to be separately classified)</text:p>
          </table:table-cell>
        </table:table-row>
        <table:table-row table:style-name="ro1">
          <table:table-cell office:value-type="string">
            <text:p>3724</text:p>
          </table:table-cell>
          <table:table-cell office:value-type="string">
            <text:p>Scales-installation or adjustment-platform or beam-type-</text:p>
          </table:table-cell>
        </table:table-row>
        <table:table-row table:style-name="ro1">
          <table:table-cell office:value-type="string">
            <text:p>3724</text:p>
          </table:table-cell>
          <table:table-cell office:value-type="string">
            <text:p>Sewing machines-commercial-repairing, installing and dismantling in sewing plants</text:p>
          </table:table-cell>
        </table:table-row>
        <table:table-row table:style-name="ro1">
          <table:table-cell office:value-type="string">
            <text:p>3724</text:p>
          </table:table-cell>
          <table:table-cell office:value-type="string">
            <text:p>Tank installation-gas stations-</text:p>
          </table:table-cell>
        </table:table-row>
        <table:table-row table:style-name="ro1">
          <table:table-cell office:value-type="string">
            <text:p>3724</text:p>
          </table:table-cell>
          <table:table-cell office:value-type="string">
            <text:p>Truck trailer refrigeration systems installation or repair away from insured's premises-</text:p>
          </table:table-cell>
        </table:table-row>
        <table:table-row table:style-name="ro1">
          <table:table-cell office:value-type="string">
            <text:p>3724</text:p>
          </table:table-cell>
          <table:table-cell office:value-type="string">
            <text:p>Water cooling tower erection-</text:p>
          </table:table-cell>
        </table:table-row>
        <table:table-row table:style-name="ro1">
          <table:table-cell office:value-type="string">
            <text:p>3726</text:p>
          </table:table-cell>
          <table:table-cell office:value-type="string">
            <text:p>Beer vat coating withchemicals</text:p>
          </table:table-cell>
        </table:table-row>
        <table:table-row table:style-name="ro1">
          <table:table-cell office:value-type="string">
            <text:p>3726</text:p>
          </table:table-cell>
          <table:table-cell office:value-type="string">
            <text:p>Boiler installationor repair-steam</text:p>
          </table:table-cell>
        </table:table-row>
        <table:table-row table:style-name="ro1">
          <table:table-cell office:value-type="string">
            <text:p>3726</text:p>
          </table:table-cell>
          <table:table-cell office:value-type="string">
            <text:p>Boiler scaling</text:p>
          </table:table-cell>
        </table:table-row>
        <table:table-row table:style-name="ro1">
          <table:table-cell office:value-type="string">
            <text:p>3726</text:p>
          </table:table-cell>
          <table:table-cell office:value-type="string">
            <text:p>Cleaning tanks ortank cars</text:p>
          </table:table-cell>
        </table:table-row>
        <table:table-row table:style-name="ro1">
          <table:table-cell office:value-type="string">
            <text:p>3726</text:p>
          </table:table-cell>
          <table:table-cell office:value-type="string">
            <text:p>Tank cleaning-oil orgas storage: inside</text:p>
          </table:table-cell>
        </table:table-row>
        <table:table-row table:style-name="ro1">
          <table:table-cell office:value-type="string">
            <text:p>3726</text:p>
          </table:table-cell>
          <table:table-cell office:value-type="string">
            <text:p>Tank erection orrepair-metal-within buildings exclusively</text:p>
          </table:table-cell>
        </table:table-row>
        <table:table-row table:style-name="ro1">
          <table:table-cell office:value-type="string">
            <text:p>3803</text:p>
          </table:table-cell>
          <table:table-cell office:value-type="string">
            <text:p>Airplane wheel</text:p>
          </table:table-cell>
        </table:table-row>
        <table:table-row table:style-name="ro1">
          <table:table-cell office:value-type="string">
            <text:p>3803</text:p>
          </table:table-cell>
          <table:table-cell office:value-type="string">
            <text:p>Automobile wheel-metal-not cast</text:p>
          </table:table-cell>
        </table:table-row>
        <table:table-row table:style-name="ro1">
          <table:table-cell office:value-type="string">
            <text:p>3803</text:p>
          </table:table-cell>
          <table:table-cell office:value-type="string">
            <text:p>Wheel-automobile, metal-not cast</text:p>
          </table:table-cell>
        </table:table-row>
        <table:table-row table:style-name="ro1">
          <table:table-cell office:value-type="string">
            <text:p>3807</text:p>
          </table:table-cell>
          <table:table-cell office:value-type="string">
            <text:p>Automobile radiator</text:p>
          </table:table-cell>
        </table:table-row>
        <table:table-row table:style-name="ro1">
          <table:table-cell office:value-type="string">
            <text:p>3807</text:p>
          </table:table-cell>
          <table:table-cell office:value-type="string">
            <text:p>Radiator-automobile</text:p>
          </table:table-cell>
        </table:table-row>
        <table:table-row table:style-name="ro1">
          <table:table-cell office:value-type="string">
            <text:p>3808</text:p>
          </table:table-cell>
          <table:table-cell office:value-type="string">
            <text:p>Automobile <text:s/>orassembly</text:p>
          </table:table-cell>
        </table:table-row>
        <table:table-row table:style-name="ro1">
          <table:table-cell office:value-type="string">
            <text:p>3808</text:p>
          </table:table-cell>
          <table:table-cell office:value-type="string">
            <text:p>Bus <text:s/>orassembly-entire vehicle</text:p>
          </table:table-cell>
        </table:table-row>
        <table:table-row table:style-name="ro1">
          <table:table-cell office:value-type="string">
            <text:p>3808</text:p>
          </table:table-cell>
          <table:table-cell office:value-type="string">
            <text:p>Carriage or wagon <text:s/>or assembly</text:p>
          </table:table-cell>
        </table:table-row>
        <table:table-row table:style-name="ro1">
          <table:table-cell office:value-type="string">
            <text:p>3808</text:p>
          </table:table-cell>
          <table:table-cell office:value-type="string">
            <text:p>Golf cart <text:s/>orassembly-entire vehicle</text:p>
          </table:table-cell>
        </table:table-row>
        <table:table-row table:style-name="ro1">
          <table:table-cell office:value-type="string">
            <text:p>3808</text:p>
          </table:table-cell>
          <table:table-cell office:value-type="string">
            <text:p>Snowmobile <text:s/>orassembly-entire vehicle</text:p>
          </table:table-cell>
        </table:table-row>
        <table:table-row table:style-name="ro1">
          <table:table-cell office:value-type="string">
            <text:p>3808</text:p>
          </table:table-cell>
          <table:table-cell office:value-type="string">
            <text:p>Truck <text:s/>orassembly-entire vehicle</text:p>
          </table:table-cell>
        </table:table-row>
        <table:table-row table:style-name="ro1">
          <table:table-cell office:value-type="string">
            <text:p>3808</text:p>
          </table:table-cell>
          <table:table-cell office:value-type="string">
            <text:p>Wagon or carriage <text:s/>or assembly</text:p>
          </table:table-cell>
        </table:table-row>
        <table:table-row table:style-name="ro1">
          <table:table-cell office:value-type="string">
            <text:p>3821</text:p>
          </table:table-cell>
          <table:table-cell office:value-type="string">
            <text:p>Aircraft salvaging-</text:p>
          </table:table-cell>
        </table:table-row>
        <table:table-row table:style-name="ro1">
          <table:table-cell office:value-type="string">
            <text:p>3821</text:p>
          </table:table-cell>
          <table:table-cell office:value-type="string">
            <text:p>Automobile dismantling</text:p>
          </table:table-cell>
        </table:table-row>
        <table:table-row table:style-name="ro1">
          <table:table-cell office:value-type="string">
            <text:p>3822</text:p>
          </table:table-cell>
          <table:table-cell office:value-type="string">
            <text:p>Automobile, bus,truck or trailer body : die-pressed steel</text:p>
          </table:table-cell>
        </table:table-row>
        <table:table-row table:style-name="ro1">
          <table:table-cell office:value-type="string">
            <text:p>3822</text:p>
          </table:table-cell>
          <table:table-cell office:value-type="string">
            <text:p>Boat trailer-die-pressed steel</text:p>
          </table:table-cell>
        </table:table-row>
        <table:table-row table:style-name="ro1">
          <table:table-cell office:value-type="string">
            <text:p>3822</text:p>
          </table:table-cell>
          <table:table-cell office:value-type="string">
            <text:p>Shipping container <text:s/>(containerized cargo boxes)-die-pressed steel</text:p>
          </table:table-cell>
        </table:table-row>
        <table:table-row table:style-name="ro1">
          <table:table-cell office:value-type="string">
            <text:p>3822</text:p>
          </table:table-cell>
          <table:table-cell office:value-type="string">
            <text:p>Trailer body -not"home" type-die-pressed steel</text:p>
          </table:table-cell>
        </table:table-row>
        <table:table-row table:style-name="ro1">
          <table:table-cell office:value-type="string">
            <text:p>3824</text:p>
          </table:table-cell>
          <table:table-cell office:value-type="string">
            <text:p>Automobile, bus,truck or trailer body : other than die-pressed steel</text:p>
          </table:table-cell>
        </table:table-row>
        <table:table-row table:style-name="ro1">
          <table:table-cell office:value-type="string">
            <text:p>3824</text:p>
          </table:table-cell>
          <table:table-cell office:value-type="string">
            <text:p>Boat trailer -nodie-pressed steel</text:p>
          </table:table-cell>
        </table:table-row>
        <table:table-row table:style-name="ro1">
          <table:table-cell office:value-type="string">
            <text:p>3824</text:p>
          </table:table-cell>
          <table:table-cell office:value-type="string">
            <text:p>Shipping container <text:s/>(containerized cargo boxes)-no die-pressed steel</text:p>
          </table:table-cell>
        </table:table-row>
        <table:table-row table:style-name="ro1">
          <table:table-cell office:value-type="string">
            <text:p>3824</text:p>
          </table:table-cell>
          <table:table-cell office:value-type="string">
            <text:p>Trailer body -not"home" type-other than die-pressed steel</text:p>
          </table:table-cell>
        </table:table-row>
        <table:table-row table:style-name="ro1">
          <table:table-cell office:value-type="string">
            <text:p>3826</text:p>
          </table:table-cell>
          <table:table-cell office:value-type="string">
            <text:p>Aircraft engine</text:p>
          </table:table-cell>
        </table:table-row>
        <table:table-row table:style-name="ro1">
          <table:table-cell office:value-type="string">
            <text:p>3826</text:p>
          </table:table-cell>
          <table:table-cell office:value-type="string">
            <text:p>Engine -aircraft</text:p>
          </table:table-cell>
        </table:table-row>
        <table:table-row table:style-name="ro1">
          <table:table-cell office:value-type="string">
            <text:p>3827</text:p>
          </table:table-cell>
          <table:table-cell office:value-type="string">
            <text:p>Automobile engine</text:p>
          </table:table-cell>
        </table:table-row>
        <table:table-row table:style-name="ro1">
          <table:table-cell office:value-type="string">
            <text:p>3827</text:p>
          </table:table-cell>
          <table:table-cell office:value-type="string">
            <text:p>Bus engine</text:p>
          </table:table-cell>
        </table:table-row>
        <table:table-row table:style-name="ro1">
          <table:table-cell office:value-type="string">
            <text:p>3827</text:p>
          </table:table-cell>
          <table:table-cell office:value-type="string">
            <text:p>Engine-automobile</text:p>
          </table:table-cell>
        </table:table-row>
        <table:table-row table:style-name="ro1">
          <table:table-cell office:value-type="string">
            <text:p>3827</text:p>
          </table:table-cell>
          <table:table-cell office:value-type="string">
            <text:p>Truck engine</text:p>
          </table:table-cell>
        </table:table-row>
        <table:table-row table:style-name="ro1">
          <table:table-cell office:value-type="string">
            <text:p>3830</text:p>
          </table:table-cell>
          <table:table-cell office:value-type="string">
            <text:p>Airplane</text:p>
          </table:table-cell>
        </table:table-row>
        <table:table-row table:style-name="ro1">
          <table:table-cell office:value-type="string">
            <text:p>3851</text:p>
          </table:table-cell>
          <table:table-cell office:value-type="string">
            <text:p>Motorcycle <text:s/>orassembly</text:p>
          </table:table-cell>
        </table:table-row>
        <table:table-row table:style-name="ro1">
          <table:table-cell office:value-type="string">
            <text:p>3865</text:p>
          </table:table-cell>
          <table:table-cell office:value-type="string">
            <text:p>Baby carriage</text:p>
          </table:table-cell>
        </table:table-row>
        <table:table-row table:style-name="ro1">
          <table:table-cell office:value-type="string">
            <text:p>3865</text:p>
          </table:table-cell>
          <table:table-cell office:value-type="string">
            <text:p>Bicycle <text:s/>orassembly</text:p>
          </table:table-cell>
        </table:table-row>
        <table:table-row table:style-name="ro1">
          <table:table-cell office:value-type="string">
            <text:p>3865</text:p>
          </table:table-cell>
          <table:table-cell office:value-type="string">
            <text:p>Tricycle</text:p>
          </table:table-cell>
        </table:table-row>
        <table:table-row table:style-name="ro1">
          <table:table-cell office:value-type="string">
            <text:p>3865</text:p>
          </table:table-cell>
          <table:table-cell office:value-type="string">
            <text:p>Wheelchair</text:p>
          </table:table-cell>
        </table:table-row>
        <table:table-row table:style-name="ro1">
          <table:table-cell office:value-type="string">
            <text:p>3881</text:p>
          </table:table-cell>
          <table:table-cell office:value-type="string">
            <text:p>Car -railroad-</text:p>
          </table:table-cell>
        </table:table-row>
        <table:table-row table:style-name="ro1">
          <table:table-cell office:value-type="string">
            <text:p>3881</text:p>
          </table:table-cell>
          <table:table-cell office:value-type="string">
            <text:p>Railroad car dismantling</text:p>
          </table:table-cell>
        </table:table-row>
        <table:table-row table:style-name="ro1">
          <table:table-cell office:value-type="string">
            <text:p>3881</text:p>
          </table:table-cell>
          <table:table-cell office:value-type="string">
            <text:p>Railroad car -</text:p>
          </table:table-cell>
        </table:table-row>
        <table:table-row table:style-name="ro1">
          <table:table-cell office:value-type="string">
            <text:p>4000</text:p>
          </table:table-cell>
          <table:table-cell office:value-type="string">
            <text:p>Clay or shale digging</text:p>
          </table:table-cell>
        </table:table-row>
        <table:table-row table:style-name="ro1">
          <table:table-cell office:value-type="string">
            <text:p>4000</text:p>
          </table:table-cell>
          <table:table-cell office:value-type="string">
            <text:p>Culm recovery-</text:p>
          </table:table-cell>
        </table:table-row>
        <table:table-row table:style-name="ro1">
          <table:table-cell office:value-type="string">
            <text:p>4000</text:p>
          </table:table-cell>
          <table:table-cell office:value-type="string">
            <text:p>Diatomite-digging and stripping-</text:p>
          </table:table-cell>
        </table:table-row>
        <table:table-row table:style-name="ro1">
          <table:table-cell office:value-type="string">
            <text:p>4000</text:p>
          </table:table-cell>
          <table:table-cell office:value-type="string">
            <text:p>Dredging of materials on non-navigable waters with incidental shore operations-</text:p>
          </table:table-cell>
        </table:table-row>
        <table:table-row table:style-name="ro1">
          <table:table-cell office:value-type="string">
            <text:p>4000</text:p>
          </table:table-cell>
          <table:table-cell office:value-type="string">
            <text:p>Gravel or sand digging</text:p>
          </table:table-cell>
        </table:table-row>
        <table:table-row table:style-name="ro1">
          <table:table-cell office:value-type="string">
            <text:p>4000</text:p>
          </table:table-cell>
          <table:table-cell office:value-type="string">
            <text:p>Humus digging and bagging-</text:p>
          </table:table-cell>
        </table:table-row>
        <table:table-row table:style-name="ro1">
          <table:table-cell office:value-type="string">
            <text:p>4000</text:p>
          </table:table-cell>
          <table:table-cell office:value-type="string">
            <text:p>Marl-digging and stripping-</text:p>
          </table:table-cell>
        </table:table-row>
        <table:table-row table:style-name="ro1">
          <table:table-cell office:value-type="string">
            <text:p>4000</text:p>
          </table:table-cell>
          <table:table-cell office:value-type="string">
            <text:p>Peat digging-</text:p>
          </table:table-cell>
        </table:table-row>
        <table:table-row table:style-name="ro1">
          <table:table-cell office:value-type="string">
            <text:p>4000</text:p>
          </table:table-cell>
          <table:table-cell office:value-type="string">
            <text:p>Sand or gravel digging</text:p>
          </table:table-cell>
        </table:table-row>
        <table:table-row table:style-name="ro1">
          <table:table-cell office:value-type="string">
            <text:p>4000</text:p>
          </table:table-cell>
          <table:table-cell office:value-type="string">
            <text:p>Shale or clay digging</text:p>
          </table:table-cell>
        </table:table-row>
        <table:table-row table:style-name="ro1">
          <table:table-cell office:value-type="string">
            <text:p>4000</text:p>
          </table:table-cell>
          <table:table-cell office:value-type="string">
            <text:p>Stone digging for stone crushing plant-</text:p>
          </table:table-cell>
        </table:table-row>
        <table:table-row table:style-name="ro1">
          <table:table-cell office:value-type="string">
            <text:p>4018</text:p>
          </table:table-cell>
          <table:table-cell office:value-type="string">
            <text:p>Refractory products-all employees <text:s/>(MO)</text:p>
          </table:table-cell>
        </table:table-row>
        <table:table-row table:style-name="ro1">
          <table:table-cell office:value-type="string">
            <text:p>4021</text:p>
          </table:table-cell>
          <table:table-cell office:value-type="string">
            <text:p>Asphalt paving bricks -</text:p>
          </table:table-cell>
        </table:table-row>
        <table:table-row table:style-name="ro1">
          <table:table-cell office:value-type="string">
            <text:p>4021</text:p>
          </table:table-cell>
          <table:table-cell office:value-type="string">
            <text:p>Brick or clay products <text:s/>NOC</text:p>
          </table:table-cell>
        </table:table-row>
        <table:table-row table:style-name="ro1">
          <table:table-cell office:value-type="string">
            <text:p>4021</text:p>
          </table:table-cell>
          <table:table-cell office:value-type="string">
            <text:p>Clay products or brick <text:s/>NOC</text:p>
          </table:table-cell>
        </table:table-row>
        <table:table-row table:style-name="ro1">
          <table:table-cell office:value-type="string">
            <text:p>4021</text:p>
          </table:table-cell>
          <table:table-cell office:value-type="string">
            <text:p>Conduit -clay-</text:p>
          </table:table-cell>
        </table:table-row>
        <table:table-row table:style-name="ro1">
          <table:table-cell office:value-type="string">
            <text:p>4021</text:p>
          </table:table-cell>
          <table:table-cell office:value-type="string">
            <text:p>Earthenware or tile <text:s/>NOC</text:p>
          </table:table-cell>
        </table:table-row>
        <table:table-row table:style-name="ro1">
          <table:table-cell office:value-type="string">
            <text:p>4021</text:p>
          </table:table-cell>
          <table:table-cell office:value-type="string">
            <text:p>Pipe -sewer or drain, clay-</text:p>
          </table:table-cell>
        </table:table-row>
        <table:table-row table:style-name="ro1">
          <table:table-cell office:value-type="string">
            <text:p>4021</text:p>
          </table:table-cell>
          <table:table-cell office:value-type="string">
            <text:p>Tile or earthenware <text:s/>NOC</text:p>
          </table:table-cell>
        </table:table-row>
        <table:table-row table:style-name="ro1">
          <table:table-cell office:value-type="string">
            <text:p>4024</text:p>
          </table:table-cell>
          <table:table-cell office:value-type="string">
            <text:p>Brick -fire or enameled-</text:p>
          </table:table-cell>
        </table:table-row>
        <table:table-row table:style-name="ro1">
          <table:table-cell office:value-type="string">
            <text:p>4024</text:p>
          </table:table-cell>
          <table:table-cell office:value-type="string">
            <text:p>Refractory products </text:p>
          </table:table-cell>
        </table:table-row>
        <table:table-row table:style-name="ro1">
          <table:table-cell office:value-type="string">
            <text:p>4024</text:p>
          </table:table-cell>
          <table:table-cell office:value-type="string">
            <text:p>Tile -boiler orstoker</text:p>
          </table:table-cell>
        </table:table-row>
        <table:table-row table:style-name="ro1">
          <table:table-cell office:value-type="string">
            <text:p>4034</text:p>
          </table:table-cell>
          <table:table-cell office:value-type="string">
            <text:p>Burial vaults (concrete) manufacture and installation</text:p>
          </table:table-cell>
        </table:table-row>
        <table:table-row table:style-name="ro1">
          <table:table-cell office:value-type="string">
            <text:p>4034</text:p>
          </table:table-cell>
          <table:table-cell office:value-type="string">
            <text:p>Coffin and casket -concrete-</text:p>
          </table:table-cell>
        </table:table-row>
        <table:table-row table:style-name="ro1">
          <table:table-cell office:value-type="string">
            <text:p>4034</text:p>
          </table:table-cell>
          <table:table-cell office:value-type="string">
            <text:p>Concrete block -</text:p>
          </table:table-cell>
        </table:table-row>
        <table:table-row table:style-name="ro1">
          <table:table-cell office:value-type="string">
            <text:p>4034</text:p>
          </table:table-cell>
          <table:table-cell office:value-type="string">
            <text:p>Concrete brick -</text:p>
          </table:table-cell>
        </table:table-row>
        <table:table-row table:style-name="ro1">
          <table:table-cell office:value-type="string">
            <text:p>4034</text:p>
          </table:table-cell>
          <table:table-cell office:value-type="string">
            <text:p>Concrete products </text:p>
          </table:table-cell>
        </table:table-row>
        <table:table-row table:style-name="ro1">
          <table:table-cell office:value-type="string">
            <text:p>4034</text:p>
          </table:table-cell>
          <table:table-cell office:value-type="string">
            <text:p>Cornice -concrete-</text:p>
          </table:table-cell>
        </table:table-row>
        <table:table-row table:style-name="ro1">
          <table:table-cell office:value-type="string">
            <text:p>4034</text:p>
          </table:table-cell>
          <table:table-cell office:value-type="string">
            <text:p>Garden furniture -concrete-</text:p>
          </table:table-cell>
        </table:table-row>
        <table:table-row table:style-name="ro1">
          <table:table-cell office:value-type="string">
            <text:p>4034</text:p>
          </table:table-cell>
          <table:table-cell office:value-type="string">
            <text:p>Grill -concrete-</text:p>
          </table:table-cell>
        </table:table-row>
        <table:table-row table:style-name="ro1">
          <table:table-cell office:value-type="string">
            <text:p>4034</text:p>
          </table:table-cell>
          <table:table-cell office:value-type="string">
            <text:p>Lawn ornament -concrete-</text:p>
          </table:table-cell>
        </table:table-row>
        <table:table-row table:style-name="ro1">
          <table:table-cell office:value-type="string">
            <text:p>4034</text:p>
          </table:table-cell>
          <table:table-cell office:value-type="string">
            <text:p>Ornamental figure -concrete-</text:p>
          </table:table-cell>
        </table:table-row>
        <table:table-row table:style-name="ro1">
          <table:table-cell office:value-type="string">
            <text:p>4034</text:p>
          </table:table-cell>
          <table:table-cell office:value-type="string">
            <text:p>Patio block -small-concrete-</text:p>
          </table:table-cell>
        </table:table-row>
        <table:table-row table:style-name="ro1">
          <table:table-cell office:value-type="string">
            <text:p>4034</text:p>
          </table:table-cell>
          <table:table-cell office:value-type="string">
            <text:p>Pre-stressed concrete beam -</text:p>
          </table:table-cell>
        </table:table-row>
        <table:table-row table:style-name="ro1">
          <table:table-cell office:value-type="string">
            <text:p>4034</text:p>
          </table:table-cell>
          <table:table-cell office:value-type="string">
            <text:p>Pre-stressed concrete girder -</text:p>
          </table:table-cell>
        </table:table-row>
        <table:table-row table:style-name="ro1">
          <table:table-cell office:value-type="string">
            <text:p>4034</text:p>
          </table:table-cell>
          <table:table-cell office:value-type="string">
            <text:p>Roof tile -concrete-</text:p>
          </table:table-cell>
        </table:table-row>
        <table:table-row table:style-name="ro1">
          <table:table-cell office:value-type="string">
            <text:p>4034</text:p>
          </table:table-cell>
          <table:table-cell office:value-type="string">
            <text:p>Sill -concrete-</text:p>
          </table:table-cell>
        </table:table-row>
        <table:table-row table:style-name="ro1">
          <table:table-cell office:value-type="string">
            <text:p>4036</text:p>
          </table:table-cell>
          <table:table-cell office:value-type="string">
            <text:p>Artificial marble -</text:p>
          </table:table-cell>
        </table:table-row>
        <table:table-row table:style-name="ro1">
          <table:table-cell office:value-type="string">
            <text:p>4036</text:p>
          </table:table-cell>
          <table:table-cell office:value-type="string">
            <text:p>Marble -artificial-</text:p>
          </table:table-cell>
        </table:table-row>
        <table:table-row table:style-name="ro1">
          <table:table-cell office:value-type="string">
            <text:p>4036</text:p>
          </table:table-cell>
          <table:table-cell office:value-type="string">
            <text:p>Mortar -</text:p>
          </table:table-cell>
        </table:table-row>
        <table:table-row table:style-name="ro1">
          <table:table-cell office:value-type="string">
            <text:p>4036</text:p>
          </table:table-cell>
          <table:table-cell office:value-type="string">
            <text:p>Plaster or staff mixing</text:p>
          </table:table-cell>
        </table:table-row>
        <table:table-row table:style-name="ro1">
          <table:table-cell office:value-type="string">
            <text:p>4036</text:p>
          </table:table-cell>
          <table:table-cell office:value-type="string">
            <text:p>Plasterboard or plaster block </text:p>
          </table:table-cell>
        </table:table-row>
        <table:table-row table:style-name="ro1">
          <table:table-cell office:value-type="string">
            <text:p>4036</text:p>
          </table:table-cell>
          <table:table-cell office:value-type="string">
            <text:p>Roof coating -stucco type-</text:p>
          </table:table-cell>
        </table:table-row>
        <table:table-row table:style-name="ro1">
          <table:table-cell office:value-type="string">
            <text:p>4036</text:p>
          </table:table-cell>
          <table:table-cell office:value-type="string">
            <text:p>Staff or plaster mixing</text:p>
          </table:table-cell>
        </table:table-row>
        <table:table-row table:style-name="ro1">
          <table:table-cell office:value-type="string">
            <text:p>4036</text:p>
          </table:table-cell>
          <table:table-cell office:value-type="string">
            <text:p>Wall coating -stucco type-</text:p>
          </table:table-cell>
        </table:table-row>
        <table:table-row table:style-name="ro1">
          <table:table-cell office:value-type="string">
            <text:p>4038</text:p>
          </table:table-cell>
          <table:table-cell office:value-type="string">
            <text:p>Display -papiermache</text:p>
          </table:table-cell>
        </table:table-row>
        <table:table-row table:style-name="ro1">
          <table:table-cell office:value-type="string">
            <text:p>4038</text:p>
          </table:table-cell>
          <table:table-cell office:value-type="string">
            <text:p>Dress form</text:p>
          </table:table-cell>
        </table:table-row>
        <table:table-row table:style-name="ro1">
          <table:table-cell office:value-type="string">
            <text:p>4038</text:p>
          </table:table-cell>
          <table:table-cell office:value-type="string">
            <text:p>Dressmaker forms-plaster</text:p>
          </table:table-cell>
        </table:table-row>
        <table:table-row table:style-name="ro1">
          <table:table-cell office:value-type="string">
            <text:p>4038</text:p>
          </table:table-cell>
          <table:table-cell office:value-type="string">
            <text:p>Map -relief-madeof plaster</text:p>
          </table:table-cell>
        </table:table-row>
        <table:table-row table:style-name="ro1">
          <table:table-cell office:value-type="string">
            <text:p>4038</text:p>
          </table:table-cell>
          <table:table-cell office:value-type="string">
            <text:p>Novelties-plaster</text:p>
          </table:table-cell>
        </table:table-row>
        <table:table-row table:style-name="ro1">
          <table:table-cell office:value-type="string">
            <text:p>4038</text:p>
          </table:table-cell>
          <table:table-cell office:value-type="string">
            <text:p>Ornament or plaster statuary</text:p>
          </table:table-cell>
        </table:table-row>
        <table:table-row table:style-name="ro1">
          <table:table-cell office:value-type="string">
            <text:p>4038</text:p>
          </table:table-cell>
          <table:table-cell office:value-type="string">
            <text:p>Papier mache goods</text:p>
          </table:table-cell>
        </table:table-row>
        <table:table-row table:style-name="ro1">
          <table:table-cell office:value-type="string">
            <text:p>4038</text:p>
          </table:table-cell>
          <table:table-cell office:value-type="string">
            <text:p>Plaster form</text:p>
          </table:table-cell>
        </table:table-row>
        <table:table-row table:style-name="ro1">
          <table:table-cell office:value-type="string">
            <text:p>4038</text:p>
          </table:table-cell>
          <table:table-cell office:value-type="string">
            <text:p>Plaster novelties</text:p>
          </table:table-cell>
        </table:table-row>
        <table:table-row table:style-name="ro1">
          <table:table-cell office:value-type="string">
            <text:p>4038</text:p>
          </table:table-cell>
          <table:table-cell office:value-type="string">
            <text:p>Plaster statuary or ornament</text:p>
          </table:table-cell>
        </table:table-row>
        <table:table-row table:style-name="ro1">
          <table:table-cell office:value-type="string">
            <text:p>4053</text:p>
          </table:table-cell>
          <table:table-cell office:value-type="string">
            <text:p>Etching-aluminumoxide process</text:p>
          </table:table-cell>
        </table:table-row>
        <table:table-row table:style-name="ro1">
          <table:table-cell office:value-type="string">
            <text:p>4053</text:p>
          </table:table-cell>
          <table:table-cell office:value-type="string">
            <text:p>Pottery -china ortableware</text:p>
          </table:table-cell>
        </table:table-row>
        <table:table-row table:style-name="ro1">
          <table:table-cell office:value-type="string">
            <text:p>4053</text:p>
          </table:table-cell>
          <table:table-cell office:value-type="string">
            <text:p>Sand carving</text:p>
          </table:table-cell>
        </table:table-row>
        <table:table-row table:style-name="ro1">
          <table:table-cell office:value-type="string">
            <text:p>4053</text:p>
          </table:table-cell>
          <table:table-cell office:value-type="string">
            <text:p>Terra cotta</text:p>
          </table:table-cell>
        </table:table-row>
        <table:table-row table:style-name="ro1">
          <table:table-cell office:value-type="string">
            <text:p>4061</text:p>
          </table:table-cell>
          <table:table-cell office:value-type="string">
            <text:p>Ceramics</text:p>
          </table:table-cell>
        </table:table-row>
        <table:table-row table:style-name="ro1">
          <table:table-cell office:value-type="string">
            <text:p>4061</text:p>
          </table:table-cell>
          <table:table-cell office:value-type="string">
            <text:p>Clay flower pot-hand molded or cast</text:p>
          </table:table-cell>
        </table:table-row>
        <table:table-row table:style-name="ro1">
          <table:table-cell office:value-type="string">
            <text:p>4061</text:p>
          </table:table-cell>
          <table:table-cell office:value-type="string">
            <text:p>Pottery-earthenware-glazed or porcelain-hand molded or cast</text:p>
          </table:table-cell>
        </table:table-row>
        <table:table-row table:style-name="ro1">
          <table:table-cell office:value-type="string">
            <text:p>4062</text:p>
          </table:table-cell>
          <table:table-cell office:value-type="string">
            <text:p>Ceramic goods-spark plug cores, spools, pulleys</text:p>
          </table:table-cell>
        </table:table-row>
        <table:table-row table:style-name="ro1">
          <table:table-cell office:value-type="string">
            <text:p>4062</text:p>
          </table:table-cell>
          <table:table-cell office:value-type="string">
            <text:p>Clay flower pot-press formed</text:p>
          </table:table-cell>
        </table:table-row>
        <table:table-row table:style-name="ro1">
          <table:table-cell office:value-type="string">
            <text:p>4062</text:p>
          </table:table-cell>
          <table:table-cell office:value-type="string">
            <text:p>Porcelainware-mechanical press forming</text:p>
          </table:table-cell>
        </table:table-row>
        <table:table-row table:style-name="ro1">
          <table:table-cell office:value-type="string">
            <text:p>4062</text:p>
          </table:table-cell>
          <table:table-cell office:value-type="string">
            <text:p>Pottery-porcelain ware-mechanical press forming</text:p>
          </table:table-cell>
        </table:table-row>
        <table:table-row table:style-name="ro1">
          <table:table-cell office:value-type="string">
            <text:p>4062</text:p>
          </table:table-cell>
          <table:table-cell office:value-type="string">
            <text:p>Tile-decorative-non-structural</text:p>
          </table:table-cell>
        </table:table-row>
        <table:table-row table:style-name="ro1">
          <table:table-cell office:value-type="string">
            <text:p>4101</text:p>
          </table:table-cell>
          <table:table-cell office:value-type="string">
            <text:p>Glass -</text:p>
          </table:table-cell>
        </table:table-row>
        <table:table-row table:style-name="ro1">
          <table:table-cell office:value-type="string">
            <text:p>4101</text:p>
          </table:table-cell>
          <table:table-cell office:value-type="string">
            <text:p>Glass -blown sheet window-</text:p>
          </table:table-cell>
        </table:table-row>
        <table:table-row table:style-name="ro1">
          <table:table-cell office:value-type="string">
            <text:p>4101</text:p>
          </table:table-cell>
          <table:table-cell office:value-type="string">
            <text:p>Glass -polished plate-</text:p>
          </table:table-cell>
        </table:table-row>
        <table:table-row table:style-name="ro1">
          <table:table-cell office:value-type="string">
            <text:p>4101</text:p>
          </table:table-cell>
          <table:table-cell office:value-type="string">
            <text:p>Glass -rolled-</text:p>
          </table:table-cell>
        </table:table-row>
        <table:table-row table:style-name="ro1">
          <table:table-cell office:value-type="string">
            <text:p>4111</text:p>
          </table:table-cell>
          <table:table-cell office:value-type="string">
            <text:p>Automobile headlight lens</text:p>
          </table:table-cell>
        </table:table-row>
        <table:table-row table:style-name="ro1">
          <table:table-cell office:value-type="string">
            <text:p>4111</text:p>
          </table:table-cell>
          <table:table-cell office:value-type="string">
            <text:p>Glassware -noautomatic blowing machines</text:p>
          </table:table-cell>
        </table:table-row>
        <table:table-row table:style-name="ro1">
          <table:table-cell office:value-type="string">
            <text:p>4111</text:p>
          </table:table-cell>
          <table:table-cell office:value-type="string">
            <text:p>Tableware-glass-no automatic blowing machines</text:p>
          </table:table-cell>
        </table:table-row>
        <table:table-row table:style-name="ro1">
          <table:table-cell office:value-type="string">
            <text:p>4112</text:p>
          </table:table-cell>
          <table:table-cell office:value-type="string">
            <text:p>Cathode-ray tube</text:p>
          </table:table-cell>
        </table:table-row>
        <table:table-row table:style-name="ro1">
          <table:table-cell office:value-type="string">
            <text:p>4112</text:p>
          </table:table-cell>
          <table:table-cell office:value-type="string">
            <text:p>Fluorescent tube</text:p>
          </table:table-cell>
        </table:table-row>
        <table:table-row table:style-name="ro1">
          <table:table-cell office:value-type="string">
            <text:p>4112</text:p>
          </table:table-cell>
          <table:table-cell office:value-type="string">
            <text:p>Incandescent lamp</text:p>
          </table:table-cell>
        </table:table-row>
        <table:table-row table:style-name="ro1">
          <table:table-cell office:value-type="string">
            <text:p>4112</text:p>
          </table:table-cell>
          <table:table-cell office:value-type="string">
            <text:p>Light bulb</text:p>
          </table:table-cell>
        </table:table-row>
        <table:table-row table:style-name="ro1">
          <table:table-cell office:value-type="string">
            <text:p>4112</text:p>
          </table:table-cell>
          <table:table-cell office:value-type="string">
            <text:p>Neon lamp</text:p>
          </table:table-cell>
        </table:table-row>
        <table:table-row table:style-name="ro1">
          <table:table-cell office:value-type="string">
            <text:p>4112</text:p>
          </table:table-cell>
          <table:table-cell office:value-type="string">
            <text:p>Photoflash bulb</text:p>
          </table:table-cell>
        </table:table-row>
        <table:table-row table:style-name="ro1">
          <table:table-cell office:value-type="string">
            <text:p>4112</text:p>
          </table:table-cell>
          <table:table-cell office:value-type="string">
            <text:p>Photoflood lamp</text:p>
          </table:table-cell>
        </table:table-row>
        <table:table-row table:style-name="ro1">
          <table:table-cell office:value-type="string">
            <text:p>4112</text:p>
          </table:table-cell>
          <table:table-cell office:value-type="string">
            <text:p>Radio tube</text:p>
          </table:table-cell>
        </table:table-row>
        <table:table-row table:style-name="ro1">
          <table:table-cell office:value-type="string">
            <text:p>4112</text:p>
          </table:table-cell>
          <table:table-cell office:value-type="string">
            <text:p>Television tube</text:p>
          </table:table-cell>
        </table:table-row>
        <table:table-row table:style-name="ro1">
          <table:table-cell office:value-type="string">
            <text:p>4112</text:p>
          </table:table-cell>
          <table:table-cell office:value-type="string">
            <text:p>X-ray tube</text:p>
          </table:table-cell>
        </table:table-row>
        <table:table-row table:style-name="ro1">
          <table:table-cell office:value-type="string">
            <text:p>4113</text:p>
          </table:table-cell>
          <table:table-cell office:value-type="string">
            <text:p>Glass -cut</text:p>
          </table:table-cell>
        </table:table-row>
        <table:table-row table:style-name="ro1">
          <table:table-cell office:value-type="string">
            <text:p>4114</text:p>
          </table:table-cell>
          <table:table-cell office:value-type="string">
            <text:p>Bottle -milk,soft drink</text:p>
          </table:table-cell>
        </table:table-row>
        <table:table-row table:style-name="ro1">
          <table:table-cell office:value-type="string">
            <text:p>4114</text:p>
          </table:table-cell>
          <table:table-cell office:value-type="string">
            <text:p>Glassware <text:s/>NOC</text:p>
          </table:table-cell>
        </table:table-row>
        <table:table-row table:style-name="ro1">
          <table:table-cell office:value-type="string">
            <text:p>4114</text:p>
          </table:table-cell>
          <table:table-cell office:value-type="string">
            <text:p>Glassware <text:s/>usingautomatic blowing machines</text:p>
          </table:table-cell>
        </table:table-row>
        <table:table-row table:style-name="ro1">
          <table:table-cell office:value-type="string">
            <text:p>4114</text:p>
          </table:table-cell>
          <table:table-cell office:value-type="string">
            <text:p>Jar</text:p>
          </table:table-cell>
        </table:table-row>
        <table:table-row table:style-name="ro1">
          <table:table-cell office:value-type="string">
            <text:p>4130</text:p>
          </table:table-cell>
          <table:table-cell office:value-type="string">
            <text:p>Aquarium -glass</text:p>
          </table:table-cell>
        </table:table-row>
        <table:table-row table:style-name="ro1">
          <table:table-cell office:value-type="string">
            <text:p>4130</text:p>
          </table:table-cell>
          <table:table-cell office:value-type="string">
            <text:p>Glass merchant</text:p>
          </table:table-cell>
        </table:table-row>
        <table:table-row table:style-name="ro1">
          <table:table-cell office:value-type="string">
            <text:p>4131</text:p>
          </table:table-cell>
          <table:table-cell office:value-type="string">
            <text:p>Appliance glass-used in microwave ovens, display panels and video games</text:p>
          </table:table-cell>
        </table:table-row>
        <table:table-row table:style-name="ro1">
          <table:table-cell office:value-type="string">
            <text:p>4131</text:p>
          </table:table-cell>
          <table:table-cell office:value-type="string">
            <text:p>Mirror</text:p>
          </table:table-cell>
        </table:table-row>
        <table:table-row table:style-name="ro1">
          <table:table-cell office:value-type="string">
            <text:p>4133</text:p>
          </table:table-cell>
          <table:table-cell office:value-type="string">
            <text:p>Cathedral or art glass window</text:p>
          </table:table-cell>
        </table:table-row>
        <table:table-row table:style-name="ro1">
          <table:table-cell office:value-type="string">
            <text:p>4133</text:p>
          </table:table-cell>
          <table:table-cell office:value-type="string">
            <text:p>Glass window-stained</text:p>
          </table:table-cell>
        </table:table-row>
        <table:table-row table:style-name="ro1">
          <table:table-cell office:value-type="string">
            <text:p>4150</text:p>
          </table:table-cell>
          <table:table-cell office:value-type="string">
            <text:p>Binocular</text:p>
          </table:table-cell>
        </table:table-row>
        <table:table-row table:style-name="ro1">
          <table:table-cell office:value-type="string">
            <text:p>4150</text:p>
          </table:table-cell>
          <table:table-cell office:value-type="string">
            <text:p>Computer chip</text:p>
          </table:table-cell>
        </table:table-row>
        <table:table-row table:style-name="ro1">
          <table:table-cell office:value-type="string">
            <text:p>4150</text:p>
          </table:table-cell>
          <table:table-cell office:value-type="string">
            <text:p>Contact lens</text:p>
          </table:table-cell>
        </table:table-row>
        <table:table-row table:style-name="ro1">
          <table:table-cell office:value-type="string">
            <text:p>4150</text:p>
          </table:table-cell>
          <table:table-cell office:value-type="string">
            <text:p>Crystal -radio orelectronic</text:p>
          </table:table-cell>
        </table:table-row>
        <table:table-row table:style-name="ro1">
          <table:table-cell office:value-type="string">
            <text:p>4150</text:p>
          </table:table-cell>
          <table:table-cell office:value-type="string">
            <text:p>Electronic chip</text:p>
          </table:table-cell>
        </table:table-row>
        <table:table-row table:style-name="ro1">
          <table:table-cell office:value-type="string">
            <text:p>4150</text:p>
          </table:table-cell>
          <table:table-cell office:value-type="string">
            <text:p>Eyeglass</text:p>
          </table:table-cell>
        </table:table-row>
        <table:table-row table:style-name="ro1">
          <table:table-cell office:value-type="string">
            <text:p>4150</text:p>
          </table:table-cell>
          <table:table-cell office:value-type="string">
            <text:p>Goggle</text:p>
          </table:table-cell>
        </table:table-row>
        <table:table-row table:style-name="ro1">
          <table:table-cell office:value-type="string">
            <text:p>4150</text:p>
          </table:table-cell>
          <table:table-cell office:value-type="string">
            <text:p>Lens -ground</text:p>
          </table:table-cell>
        </table:table-row>
        <table:table-row table:style-name="ro1">
          <table:table-cell office:value-type="string">
            <text:p>4150</text:p>
          </table:table-cell>
          <table:table-cell office:value-type="string">
            <text:p>Opera glasses</text:p>
          </table:table-cell>
        </table:table-row>
        <table:table-row table:style-name="ro1">
          <table:table-cell office:value-type="string">
            <text:p>4150</text:p>
          </table:table-cell>
          <table:table-cell office:value-type="string">
            <text:p>Optical goods NOC</text:p>
          </table:table-cell>
        </table:table-row>
        <table:table-row table:style-name="ro1">
          <table:table-cell office:value-type="string">
            <text:p>4150</text:p>
          </table:table-cell>
          <table:table-cell office:value-type="string">
            <text:p>Telescope -withlens grinding</text:p>
          </table:table-cell>
        </table:table-row>
        <table:table-row table:style-name="ro1">
          <table:table-cell office:value-type="string">
            <text:p>4206</text:p>
          </table:table-cell>
          <table:table-cell office:value-type="string">
            <text:p>Bark peeling in papermills-ground wood process</text:p>
          </table:table-cell>
        </table:table-row>
        <table:table-row table:style-name="ro1">
          <table:table-cell office:value-type="string">
            <text:p>4206</text:p>
          </table:table-cell>
          <table:table-cell office:value-type="string">
            <text:p>Pulp -ground woodprocess</text:p>
          </table:table-cell>
        </table:table-row>
        <table:table-row table:style-name="ro1">
          <table:table-cell office:value-type="string">
            <text:p>4207</text:p>
          </table:table-cell>
          <table:table-cell office:value-type="string">
            <text:p>Bark peeling in papermills-chemical process</text:p>
          </table:table-cell>
        </table:table-row>
        <table:table-row table:style-name="ro1">
          <table:table-cell office:value-type="string">
            <text:p>4207</text:p>
          </table:table-cell>
          <table:table-cell office:value-type="string">
            <text:p>Pulp -chemicalprocess</text:p>
          </table:table-cell>
        </table:table-row>
        <table:table-row table:style-name="ro1">
          <table:table-cell office:value-type="string">
            <text:p>4239</text:p>
          </table:table-cell>
          <table:table-cell office:value-type="string">
            <text:p>Cardboard bristol board and paperboard</text:p>
          </table:table-cell>
        </table:table-row>
        <table:table-row table:style-name="ro1">
          <table:table-cell office:value-type="string">
            <text:p>4239</text:p>
          </table:table-cell>
          <table:table-cell office:value-type="string">
            <text:p>Chip or particleboard</text:p>
          </table:table-cell>
        </table:table-row>
        <table:table-row table:style-name="ro1">
          <table:table-cell office:value-type="string">
            <text:p>4239</text:p>
          </table:table-cell>
          <table:table-cell office:value-type="string">
            <text:p>Fiberboard</text:p>
          </table:table-cell>
        </table:table-row>
        <table:table-row table:style-name="ro1">
          <table:table-cell office:value-type="string">
            <text:p>4239</text:p>
          </table:table-cell>
          <table:table-cell office:value-type="string">
            <text:p>Paper</text:p>
          </table:table-cell>
        </table:table-row>
        <table:table-row table:style-name="ro1">
          <table:table-cell office:value-type="string">
            <text:p>4239</text:p>
          </table:table-cell>
          <table:table-cell office:value-type="string">
            <text:p>Particleboard</text:p>
          </table:table-cell>
        </table:table-row>
        <table:table-row table:style-name="ro1">
          <table:table-cell office:value-type="string">
            <text:p>4240</text:p>
          </table:table-cell>
          <table:table-cell office:value-type="string">
            <text:p>Box -set up paper</text:p>
          </table:table-cell>
        </table:table-row>
        <table:table-row table:style-name="ro1">
          <table:table-cell office:value-type="string">
            <text:p>4243</text:p>
          </table:table-cell>
          <table:table-cell office:value-type="string">
            <text:p>Box -foldingpaper-NOC</text:p>
          </table:table-cell>
        </table:table-row>
        <table:table-row table:style-name="ro1">
          <table:table-cell office:value-type="string">
            <text:p>4243</text:p>
          </table:table-cell>
          <table:table-cell office:value-type="string">
            <text:p>Filter -paper,fiberglass</text:p>
          </table:table-cell>
        </table:table-row>
        <table:table-row table:style-name="ro1">
          <table:table-cell office:value-type="string">
            <text:p>4244</text:p>
          </table:table-cell>
          <table:table-cell office:value-type="string">
            <text:p>Corrugated or fiberboard container</text:p>
          </table:table-cell>
        </table:table-row>
        <table:table-row table:style-name="ro1">
          <table:table-cell office:value-type="string">
            <text:p>4244</text:p>
          </table:table-cell>
          <table:table-cell office:value-type="string">
            <text:p>Fiberboard container</text:p>
          </table:table-cell>
        </table:table-row>
        <table:table-row table:style-name="ro1">
          <table:table-cell office:value-type="string">
            <text:p>4244</text:p>
          </table:table-cell>
          <table:table-cell office:value-type="string">
            <text:p>Honeycomb packaging products</text:p>
          </table:table-cell>
        </table:table-row>
        <table:table-row table:style-name="ro1">
          <table:table-cell office:value-type="string">
            <text:p>4250</text:p>
          </table:table-cell>
          <table:table-cell office:value-type="string">
            <text:p>Cork paper -no paper</text:p>
          </table:table-cell>
        </table:table-row>
        <table:table-row table:style-name="ro1">
          <table:table-cell office:value-type="string">
            <text:p>4250</text:p>
          </table:table-cell>
          <table:table-cell office:value-type="string">
            <text:p>Flypaper</text:p>
          </table:table-cell>
        </table:table-row>
        <table:table-row table:style-name="ro1">
          <table:table-cell office:value-type="string">
            <text:p>4250</text:p>
          </table:table-cell>
          <table:table-cell office:value-type="string">
            <text:p>Paper coating</text:p>
          </table:table-cell>
        </table:table-row>
        <table:table-row table:style-name="ro1">
          <table:table-cell office:value-type="string">
            <text:p>4250</text:p>
          </table:table-cell>
          <table:table-cell office:value-type="string">
            <text:p>Paper corrugating orlaminating</text:p>
          </table:table-cell>
        </table:table-row>
        <table:table-row table:style-name="ro1">
          <table:table-cell office:value-type="string">
            <text:p>4250</text:p>
          </table:table-cell>
          <table:table-cell office:value-type="string">
            <text:p>Paper crepeing</text:p>
          </table:table-cell>
        </table:table-row>
        <table:table-row table:style-name="ro1">
          <table:table-cell office:value-type="string">
            <text:p>4250</text:p>
          </table:table-cell>
          <table:table-cell office:value-type="string">
            <text:p>Paper oiling,paraffining, parchmentizing or waxing</text:p>
          </table:table-cell>
        </table:table-row>
        <table:table-row table:style-name="ro1">
          <table:table-cell office:value-type="string">
            <text:p>4251</text:p>
          </table:table-cell>
          <table:table-cell office:value-type="string">
            <text:p>Carbon paper or typewriter ribbon</text:p>
          </table:table-cell>
        </table:table-row>
        <table:table-row table:style-name="ro1">
          <table:table-cell office:value-type="string">
            <text:p>4251</text:p>
          </table:table-cell>
          <table:table-cell office:value-type="string">
            <text:p>Coin wrappers and currency strap</text:p>
          </table:table-cell>
        </table:table-row>
        <table:table-row table:style-name="ro1">
          <table:table-cell office:value-type="string">
            <text:p>4251</text:p>
          </table:table-cell>
          <table:table-cell office:value-type="string">
            <text:p>Envelope</text:p>
          </table:table-cell>
        </table:table-row>
        <table:table-row table:style-name="ro1">
          <table:table-cell office:value-type="string">
            <text:p>4251</text:p>
          </table:table-cell>
          <table:table-cell office:value-type="string">
            <text:p>Filing folders or indexing devices</text:p>
          </table:table-cell>
        </table:table-row>
        <table:table-row table:style-name="ro1">
          <table:table-cell office:value-type="string">
            <text:p>4251</text:p>
          </table:table-cell>
          <table:table-cell office:value-type="string">
            <text:p>Inked ribbonpreparation</text:p>
          </table:table-cell>
        </table:table-row>
        <table:table-row table:style-name="ro1">
          <table:table-cell office:value-type="string">
            <text:p>4251</text:p>
          </table:table-cell>
          <table:table-cell office:value-type="string">
            <text:p>Label -paper</text:p>
          </table:table-cell>
        </table:table-row>
        <table:table-row table:style-name="ro1">
          <table:table-cell office:value-type="string">
            <text:p>4251</text:p>
          </table:table-cell>
          <table:table-cell office:value-type="string">
            <text:p>Loose leaf ledger or notebook</text:p>
          </table:table-cell>
        </table:table-row>
        <table:table-row table:style-name="ro1">
          <table:table-cell office:value-type="string">
            <text:p>4251</text:p>
          </table:table-cell>
          <table:table-cell office:value-type="string">
            <text:p>Notebook or loose-leaf ledger</text:p>
          </table:table-cell>
        </table:table-row>
        <table:table-row table:style-name="ro1">
          <table:table-cell office:value-type="string">
            <text:p>4251</text:p>
          </table:table-cell>
          <table:table-cell office:value-type="string">
            <text:p>Stationery</text:p>
          </table:table-cell>
        </table:table-row>
        <table:table-row table:style-name="ro1">
          <table:table-cell office:value-type="string">
            <text:p>4251</text:p>
          </table:table-cell>
          <table:table-cell office:value-type="string">
            <text:p>Typewriter ribbon or carbon paper</text:p>
          </table:table-cell>
        </table:table-row>
        <table:table-row table:style-name="ro1">
          <table:table-cell office:value-type="string">
            <text:p>4263</text:p>
          </table:table-cell>
          <table:table-cell office:value-type="string">
            <text:p>Fiber goods</text:p>
          </table:table-cell>
        </table:table-row>
        <table:table-row table:style-name="ro1">
          <table:table-cell office:value-type="string">
            <text:p>4263</text:p>
          </table:table-cell>
          <table:table-cell office:value-type="string">
            <text:p>Insulation -paper</text:p>
          </table:table-cell>
        </table:table-row>
        <table:table-row table:style-name="ro1">
          <table:table-cell office:value-type="string">
            <text:p>4273</text:p>
          </table:table-cell>
          <table:table-cell office:value-type="string">
            <text:p>Bag -paper orplastic</text:p>
          </table:table-cell>
        </table:table-row>
        <table:table-row table:style-name="ro1">
          <table:table-cell office:value-type="string">
            <text:p>4279</text:p>
          </table:table-cell>
          <table:table-cell office:value-type="string">
            <text:p>Box or case lining-from waterproof paper for export packing</text:p>
          </table:table-cell>
        </table:table-row>
        <table:table-row table:style-name="ro1">
          <table:table-cell office:value-type="string">
            <text:p>4279</text:p>
          </table:table-cell>
          <table:table-cell office:value-type="string">
            <text:p>Cardboard mailing tube</text:p>
          </table:table-cell>
        </table:table-row>
        <table:table-row table:style-name="ro1">
          <table:table-cell office:value-type="string">
            <text:p>4279</text:p>
          </table:table-cell>
          <table:table-cell office:value-type="string">
            <text:p>Cop tube</text:p>
          </table:table-cell>
        </table:table-row>
        <table:table-row table:style-name="ro1">
          <table:table-cell office:value-type="string">
            <text:p>4279</text:p>
          </table:table-cell>
          <table:table-cell office:value-type="string">
            <text:p>Display-cardboard</text:p>
          </table:table-cell>
        </table:table-row>
        <table:table-row table:style-name="ro1">
          <table:table-cell office:value-type="string">
            <text:p>4279</text:p>
          </table:table-cell>
          <table:table-cell office:value-type="string">
            <text:p>Lithograph mountingand finishing</text:p>
          </table:table-cell>
        </table:table-row>
        <table:table-row table:style-name="ro1">
          <table:table-cell office:value-type="string">
            <text:p>4279</text:p>
          </table:table-cell>
          <table:table-cell office:value-type="string">
            <text:p>Mailing tube-cardboard</text:p>
          </table:table-cell>
        </table:table-row>
        <table:table-row table:style-name="ro1">
          <table:table-cell office:value-type="string">
            <text:p>4279</text:p>
          </table:table-cell>
          <table:table-cell office:value-type="string">
            <text:p>Match -paper or wooden</text:p>
          </table:table-cell>
        </table:table-row>
        <table:table-row table:style-name="ro1">
          <table:table-cell office:value-type="string">
            <text:p>4279</text:p>
          </table:table-cell>
          <table:table-cell office:value-type="string">
            <text:p>Milk bottle cap-paper-including printing</text:p>
          </table:table-cell>
        </table:table-row>
        <table:table-row table:style-name="ro1">
          <table:table-cell office:value-type="string">
            <text:p>4279</text:p>
          </table:table-cell>
          <table:table-cell office:value-type="string">
            <text:p>Napkin</text:p>
          </table:table-cell>
        </table:table-row>
        <table:table-row table:style-name="ro1">
          <table:table-cell office:value-type="string">
            <text:p>4279</text:p>
          </table:table-cell>
          <table:table-cell office:value-type="string">
            <text:p>Paper goods <text:s/>NOC</text:p>
          </table:table-cell>
        </table:table-row>
        <table:table-row table:style-name="ro1">
          <table:table-cell office:value-type="string">
            <text:p>4279</text:p>
          </table:table-cell>
          <table:table-cell office:value-type="string">
            <text:p>Paper plate</text:p>
          </table:table-cell>
        </table:table-row>
        <table:table-row table:style-name="ro1">
          <table:table-cell office:value-type="string">
            <text:p>4279</text:p>
          </table:table-cell>
          <table:table-cell office:value-type="string">
            <text:p>Paper sheeting orslitting and winding</text:p>
          </table:table-cell>
        </table:table-row>
        <table:table-row table:style-name="ro1">
          <table:table-cell office:value-type="string">
            <text:p>4279</text:p>
          </table:table-cell>
          <table:table-cell office:value-type="string">
            <text:p>Paper towel</text:p>
          </table:table-cell>
        </table:table-row>
        <table:table-row table:style-name="ro1">
          <table:table-cell office:value-type="string">
            <text:p>4279</text:p>
          </table:table-cell>
          <table:table-cell office:value-type="string">
            <text:p>Paper twine</text:p>
          </table:table-cell>
        </table:table-row>
        <table:table-row table:style-name="ro1">
          <table:table-cell office:value-type="string">
            <text:p>4279</text:p>
          </table:table-cell>
          <table:table-cell office:value-type="string">
            <text:p>Toilet tissue</text:p>
          </table:table-cell>
        </table:table-row>
        <table:table-row table:style-name="ro1">
          <table:table-cell office:value-type="string">
            <text:p>4279</text:p>
          </table:table-cell>
          <table:table-cell office:value-type="string">
            <text:p>Toy -cardboard</text:p>
          </table:table-cell>
        </table:table-row>
        <table:table-row table:style-name="ro1">
          <table:table-cell office:value-type="string">
            <text:p>4279</text:p>
          </table:table-cell>
          <table:table-cell office:value-type="string">
            <text:p>Wallpaper</text:p>
          </table:table-cell>
        </table:table-row>
        <table:table-row table:style-name="ro1">
          <table:table-cell office:value-type="string">
            <text:p>4279</text:p>
          </table:table-cell>
          <table:table-cell office:value-type="string">
            <text:p>Waxed paper</text:p>
          </table:table-cell>
        </table:table-row>
        <table:table-row table:style-name="ro1">
          <table:table-cell office:value-type="string">
            <text:p>4282</text:p>
          </table:table-cell>
          <table:table-cell office:value-type="string">
            <text:p>Boot or shoe pattern</text:p>
          </table:table-cell>
        </table:table-row>
        <table:table-row table:style-name="ro1">
          <table:table-cell office:value-type="string">
            <text:p>4282</text:p>
          </table:table-cell>
          <table:table-cell office:value-type="string">
            <text:p>Dress pattern-paper</text:p>
          </table:table-cell>
        </table:table-row>
        <table:table-row table:style-name="ro1">
          <table:table-cell office:value-type="string">
            <text:p>4282</text:p>
          </table:table-cell>
          <table:table-cell office:value-type="string">
            <text:p>Music roll-perforated paper</text:p>
          </table:table-cell>
        </table:table-row>
        <table:table-row table:style-name="ro1">
          <table:table-cell office:value-type="string">
            <text:p>4282</text:p>
          </table:table-cell>
          <table:table-cell office:value-type="string">
            <text:p>Shoe or boot pattern</text:p>
          </table:table-cell>
        </table:table-row>
        <table:table-row table:style-name="ro1">
          <table:table-cell office:value-type="string">
            <text:p>4283</text:p>
          </table:table-cell>
          <table:table-cell office:value-type="string">
            <text:p>Building or roofingpaper or felt preparation-no installation</text:p>
          </table:table-cell>
        </table:table-row>
        <table:table-row table:style-name="ro1">
          <table:table-cell office:value-type="string">
            <text:p>4283</text:p>
          </table:table-cell>
          <table:table-cell office:value-type="string">
            <text:p>Felt or building orroofing paper preparation-no installation</text:p>
          </table:table-cell>
        </table:table-row>
        <table:table-row table:style-name="ro1">
          <table:table-cell office:value-type="string">
            <text:p>4283</text:p>
          </table:table-cell>
          <table:table-cell office:value-type="string">
            <text:p>Roofing or buildingpaper or felt preparation-no installation</text:p>
          </table:table-cell>
        </table:table-row>
        <table:table-row table:style-name="ro1">
          <table:table-cell office:value-type="string">
            <text:p>4283</text:p>
          </table:table-cell>
          <table:table-cell office:value-type="string">
            <text:p>Roofing paper or roofing felt</text:p>
          </table:table-cell>
        </table:table-row>
        <table:table-row table:style-name="ro1">
          <table:table-cell office:value-type="string">
            <text:p>4299</text:p>
          </table:table-cell>
          <table:table-cell office:value-type="string">
            <text:p>Banks and trustcompanies: printing employees</text:p>
          </table:table-cell>
        </table:table-row>
        <table:table-row table:style-name="ro1">
          <table:table-cell office:value-type="string">
            <text:p>4299</text:p>
          </table:table-cell>
          <table:table-cell office:value-type="string">
            <text:p>Decalcomania transfer-not silk-screen process</text:p>
          </table:table-cell>
        </table:table-row>
        <table:table-row table:style-name="ro1">
          <table:table-cell office:value-type="string">
            <text:p>4299</text:p>
          </table:table-cell>
          <table:table-cell office:value-type="string">
            <text:p>Electrotyping</text:p>
          </table:table-cell>
        </table:table-row>
        <table:table-row table:style-name="ro1">
          <table:table-cell office:value-type="string">
            <text:p>4299</text:p>
          </table:table-cell>
          <table:table-cell office:value-type="string">
            <text:p>Lithographing</text:p>
          </table:table-cell>
        </table:table-row>
        <table:table-row table:style-name="ro1">
          <table:table-cell office:value-type="string">
            <text:p>4299</text:p>
          </table:table-cell>
          <table:table-cell office:value-type="string">
            <text:p>Paper ruling</text:p>
          </table:table-cell>
        </table:table-row>
        <table:table-row table:style-name="ro1">
          <table:table-cell office:value-type="string">
            <text:p>4299</text:p>
          </table:table-cell>
          <table:table-cell office:value-type="string">
            <text:p>Photographiccomposition-printing-not clerical</text:p>
          </table:table-cell>
        </table:table-row>
        <table:table-row table:style-name="ro1">
          <table:table-cell office:value-type="string">
            <text:p>4299</text:p>
          </table:table-cell>
          <table:table-cell office:value-type="string">
            <text:p>Plastic or vinyl sign-computerized</text:p>
          </table:table-cell>
        </table:table-row>
        <table:table-row table:style-name="ro1">
          <table:table-cell office:value-type="string">
            <text:p>4299</text:p>
          </table:table-cell>
          <table:table-cell office:value-type="string">
            <text:p>Playing cards</text:p>
          </table:table-cell>
        </table:table-row>
        <table:table-row table:style-name="ro1">
          <table:table-cell office:value-type="string">
            <text:p>4299</text:p>
          </table:table-cell>
          <table:table-cell office:value-type="string">
            <text:p>Printing</text:p>
          </table:table-cell>
        </table:table-row>
        <table:table-row table:style-name="ro1">
          <table:table-cell office:value-type="string">
            <text:p>4299</text:p>
          </table:table-cell>
          <table:table-cell office:value-type="string">
            <text:p>Rubber stamp <text:s/>orassembly</text:p>
          </table:table-cell>
        </table:table-row>
        <table:table-row table:style-name="ro1">
          <table:table-cell office:value-type="string">
            <text:p>4299</text:p>
          </table:table-cell>
          <table:table-cell office:value-type="string">
            <text:p>Sign -plastic orvinyl-computer-generated letters or graphics-no manufacture orpreparation of surfaces</text:p>
          </table:table-cell>
        </table:table-row>
        <table:table-row table:style-name="ro1">
          <table:table-cell office:value-type="string">
            <text:p>4299</text:p>
          </table:table-cell>
          <table:table-cell office:value-type="string">
            <text:p>Sign -silk-screenprinting-paper or plasterboard</text:p>
          </table:table-cell>
        </table:table-row>
        <table:table-row table:style-name="ro1">
          <table:table-cell office:value-type="string">
            <text:p>4299</text:p>
          </table:table-cell>
          <table:table-cell office:value-type="string">
            <text:p>Sign -silk-screenprinting-plastic</text:p>
          </table:table-cell>
        </table:table-row>
        <table:table-row table:style-name="ro1">
          <table:table-cell office:value-type="string">
            <text:p>4299</text:p>
          </table:table-cell>
          <table:table-cell office:value-type="string">
            <text:p>Sign -silk-screenprinting-wood</text:p>
          </table:table-cell>
        </table:table-row>
        <table:table-row table:style-name="ro1">
          <table:table-cell office:value-type="string">
            <text:p>4299</text:p>
          </table:table-cell>
          <table:table-cell office:value-type="string">
            <text:p>Stereotyping</text:p>
          </table:table-cell>
        </table:table-row>
        <table:table-row table:style-name="ro1">
          <table:table-cell office:value-type="string">
            <text:p>4304</text:p>
          </table:table-cell>
          <table:table-cell office:value-type="string">
            <text:p>Newspaper publishing</text:p>
          </table:table-cell>
        </table:table-row>
        <table:table-row table:style-name="ro1">
          <table:table-cell office:value-type="string">
            <text:p>4304</text:p>
          </table:table-cell>
          <table:table-cell office:value-type="string">
            <text:p>Photographiccomposition-newspaper-not clerical</text:p>
          </table:table-cell>
        </table:table-row>
        <table:table-row table:style-name="ro1">
          <table:table-cell office:value-type="string">
            <text:p>4307</text:p>
          </table:table-cell>
          <table:table-cell office:value-type="string">
            <text:p>Bookbinding</text:p>
          </table:table-cell>
        </table:table-row>
        <table:table-row table:style-name="ro1">
          <table:table-cell office:value-type="string">
            <text:p>4307</text:p>
          </table:table-cell>
          <table:table-cell office:value-type="string">
            <text:p>Table pad -fromcardboard and fabric</text:p>
          </table:table-cell>
        </table:table-row>
        <table:table-row table:style-name="ro1">
          <table:table-cell office:value-type="string">
            <text:p>4308</text:p>
          </table:table-cell>
          <table:table-cell office:value-type="string">
            <text:p>Linotype or handcomposition</text:p>
          </table:table-cell>
        </table:table-row>
        <table:table-row table:style-name="ro1">
          <table:table-cell office:value-type="string">
            <text:p>4351</text:p>
          </table:table-cell>
          <table:table-cell office:value-type="string">
            <text:p>Photoengraving</text:p>
          </table:table-cell>
        </table:table-row>
        <table:table-row table:style-name="ro1">
          <table:table-cell office:value-type="string">
            <text:p>4352</text:p>
          </table:table-cell>
          <table:table-cell office:value-type="string">
            <text:p>China decorating-byhand</text:p>
          </table:table-cell>
        </table:table-row>
        <table:table-row table:style-name="ro1">
          <table:table-cell office:value-type="string">
            <text:p>4352</text:p>
          </table:table-cell>
          <table:table-cell office:value-type="string">
            <text:p>Decorating ceramic orglass by hand</text:p>
          </table:table-cell>
        </table:table-row>
        <table:table-row table:style-name="ro1">
          <table:table-cell office:value-type="string">
            <text:p>4352</text:p>
          </table:table-cell>
          <table:table-cell office:value-type="string">
            <text:p>Engraving</text:p>
          </table:table-cell>
        </table:table-row>
        <table:table-row table:style-name="ro1">
          <table:table-cell office:value-type="string">
            <text:p>4352</text:p>
          </table:table-cell>
          <table:table-cell office:value-type="string">
            <text:p>Glass-crystalengraving</text:p>
          </table:table-cell>
        </table:table-row>
        <table:table-row table:style-name="ro1">
          <table:table-cell office:value-type="string">
            <text:p>4360</text:p>
          </table:table-cell>
          <table:table-cell office:value-type="string">
            <text:p>Motion picture:development of negatives, printing &amp; all subsequent operations</text:p>
          </table:table-cell>
        </table:table-row>
        <table:table-row table:style-name="ro1">
          <table:table-cell office:value-type="string">
            <text:p>4361</text:p>
          </table:table-cell>
          <table:table-cell office:value-type="string">
            <text:p>Aerial photographer-ground laboratory employees-</text:p>
          </table:table-cell>
        </table:table-row>
        <table:table-row table:style-name="ro1">
          <table:table-cell office:value-type="string">
            <text:p>4361</text:p>
          </table:table-cell>
          <table:table-cell office:value-type="string">
            <text:p>Blueprint duplication service-</text:p>
          </table:table-cell>
        </table:table-row>
        <table:table-row table:style-name="ro1">
          <table:table-cell office:value-type="string">
            <text:p>4361</text:p>
          </table:table-cell>
          <table:table-cell office:value-type="string">
            <text:p>Film printshops-developing and printing of films-all employees &amp; clerical,salespersons, drivers</text:p>
          </table:table-cell>
        </table:table-row>
        <table:table-row table:style-name="ro1">
          <table:table-cell office:value-type="string">
            <text:p>4361</text:p>
          </table:table-cell>
          <table:table-cell office:value-type="string">
            <text:p>Mapping or survey work-aerial-photography-ground laboratory-</text:p>
          </table:table-cell>
        </table:table-row>
        <table:table-row table:style-name="ro1">
          <table:table-cell office:value-type="string">
            <text:p>4361</text:p>
          </table:table-cell>
          <table:table-cell office:value-type="string">
            <text:p>Microfilming-</text:p>
          </table:table-cell>
        </table:table-row>
        <table:table-row table:style-name="ro1">
          <table:table-cell office:value-type="string">
            <text:p>4361</text:p>
          </table:table-cell>
          <table:table-cell office:value-type="string">
            <text:p>Photographer-allemployees &amp; clerical, salespersons, drivers</text:p>
          </table:table-cell>
        </table:table-row>
        <table:table-row table:style-name="ro1">
          <table:table-cell office:value-type="string">
            <text:p>4362</text:p>
          </table:table-cell>
          <table:table-cell office:value-type="string">
            <text:p>Film exchange &amp;clerical</text:p>
          </table:table-cell>
        </table:table-row>
        <table:table-row table:style-name="ro1">
          <table:table-cell office:value-type="string">
            <text:p>4362</text:p>
          </table:table-cell>
          <table:table-cell office:value-type="string">
            <text:p>Motion picture filmexchange projection rooms, &amp; clerical</text:p>
          </table:table-cell>
        </table:table-row>
        <table:table-row table:style-name="ro1">
          <table:table-cell office:value-type="string">
            <text:p>4410</text:p>
          </table:table-cell>
          <table:table-cell office:value-type="string">
            <text:p>Belt -rubber</text:p>
          </table:table-cell>
        </table:table-row>
        <table:table-row table:style-name="ro1">
          <table:table-cell office:value-type="string">
            <text:p>4410</text:p>
          </table:table-cell>
          <table:table-cell office:value-type="string">
            <text:p>Boot or shoe-rubber</text:p>
          </table:table-cell>
        </table:table-row>
        <table:table-row table:style-name="ro1">
          <table:table-cell office:value-type="string">
            <text:p>4410</text:p>
          </table:table-cell>
          <table:table-cell office:value-type="string">
            <text:p>Carpet pad-rubber</text:p>
          </table:table-cell>
        </table:table-row>
        <table:table-row table:style-name="ro1">
          <table:table-cell office:value-type="string">
            <text:p>4410</text:p>
          </table:table-cell>
          <table:table-cell office:value-type="string">
            <text:p>Cement compound-rubber</text:p>
          </table:table-cell>
        </table:table-row>
        <table:table-row table:style-name="ro1">
          <table:table-cell office:value-type="string">
            <text:p>4410</text:p>
          </table:table-cell>
          <table:table-cell office:value-type="string">
            <text:p>Cushion -rubber</text:p>
          </table:table-cell>
        </table:table-row>
        <table:table-row table:style-name="ro1">
          <table:table-cell office:value-type="string">
            <text:p>4410</text:p>
          </table:table-cell>
          <table:table-cell office:value-type="string">
            <text:p>Fabric coating-rubberor plastic</text:p>
          </table:table-cell>
        </table:table-row>
        <table:table-row table:style-name="ro1">
          <table:table-cell office:value-type="string">
            <text:p>4410</text:p>
          </table:table-cell>
          <table:table-cell office:value-type="string">
            <text:p>Floor tile-rubber</text:p>
          </table:table-cell>
        </table:table-row>
        <table:table-row table:style-name="ro1">
          <table:table-cell office:value-type="string">
            <text:p>4410</text:p>
          </table:table-cell>
          <table:table-cell office:value-type="string">
            <text:p>Foam rubber</text:p>
          </table:table-cell>
        </table:table-row>
        <table:table-row table:style-name="ro1">
          <table:table-cell office:value-type="string">
            <text:p>4410</text:p>
          </table:table-cell>
          <table:table-cell office:value-type="string">
            <text:p>Glove -rubber</text:p>
          </table:table-cell>
        </table:table-row>
        <table:table-row table:style-name="ro1">
          <table:table-cell office:value-type="string">
            <text:p>4410</text:p>
          </table:table-cell>
          <table:table-cell office:value-type="string">
            <text:p>Heel or sole-rubber</text:p>
          </table:table-cell>
        </table:table-row>
        <table:table-row table:style-name="ro1">
          <table:table-cell office:value-type="string">
            <text:p>4410</text:p>
          </table:table-cell>
          <table:table-cell office:value-type="string">
            <text:p>Hose -rubber</text:p>
          </table:table-cell>
        </table:table-row>
        <table:table-row table:style-name="ro1">
          <table:table-cell office:value-type="string">
            <text:p>4410</text:p>
          </table:table-cell>
          <table:table-cell office:value-type="string">
            <text:p>Jar ring -rubber</text:p>
          </table:table-cell>
        </table:table-row>
        <table:table-row table:style-name="ro1">
          <table:table-cell office:value-type="string">
            <text:p>4410</text:p>
          </table:table-cell>
          <table:table-cell office:value-type="string">
            <text:p>Metal coating-rubberor plastic</text:p>
          </table:table-cell>
        </table:table-row>
        <table:table-row table:style-name="ro1">
          <table:table-cell office:value-type="string">
            <text:p>4410</text:p>
          </table:table-cell>
          <table:table-cell office:value-type="string">
            <text:p>Mouthpiece-rubber</text:p>
          </table:table-cell>
        </table:table-row>
        <table:table-row table:style-name="ro1">
          <table:table-cell office:value-type="string">
            <text:p>4410</text:p>
          </table:table-cell>
          <table:table-cell office:value-type="string">
            <text:p>Plastic scrapreclaiming-foamed or expanded plastics</text:p>
          </table:table-cell>
        </table:table-row>
        <table:table-row table:style-name="ro1">
          <table:table-cell office:value-type="string">
            <text:p>4410</text:p>
          </table:table-cell>
          <table:table-cell office:value-type="string">
            <text:p>Rubber band</text:p>
          </table:table-cell>
        </table:table-row>
        <table:table-row table:style-name="ro1">
          <table:table-cell office:value-type="string">
            <text:p>4410</text:p>
          </table:table-cell>
          <table:table-cell office:value-type="string">
            <text:p>Rubber goods <text:s/>NOC</text:p>
          </table:table-cell>
        </table:table-row>
        <table:table-row table:style-name="ro1">
          <table:table-cell office:value-type="string">
            <text:p>4410</text:p>
          </table:table-cell>
          <table:table-cell office:value-type="string">
            <text:p>Rubber reclaiming</text:p>
          </table:table-cell>
        </table:table-row>
        <table:table-row table:style-name="ro1">
          <table:table-cell office:value-type="string">
            <text:p>4410</text:p>
          </table:table-cell>
          <table:table-cell office:value-type="string">
            <text:p>Sealing compound-rubber</text:p>
          </table:table-cell>
        </table:table-row>
        <table:table-row table:style-name="ro1">
          <table:table-cell office:value-type="string">
            <text:p>4410</text:p>
          </table:table-cell>
          <table:table-cell office:value-type="string">
            <text:p>Shoe or boot-rubber-includes combined rubber and fabric boots or shoes</text:p>
          </table:table-cell>
        </table:table-row>
        <table:table-row table:style-name="ro1">
          <table:table-cell office:value-type="string">
            <text:p>4410</text:p>
          </table:table-cell>
          <table:table-cell office:value-type="string">
            <text:p>Sneaker</text:p>
          </table:table-cell>
        </table:table-row>
        <table:table-row table:style-name="ro1">
          <table:table-cell office:value-type="string">
            <text:p>4420</text:p>
          </table:table-cell>
          <table:table-cell office:value-type="string">
            <text:p>Rubber tire</text:p>
          </table:table-cell>
        </table:table-row>
        <table:table-row table:style-name="ro1">
          <table:table-cell office:value-type="string">
            <text:p>4431</text:p>
          </table:table-cell>
          <table:table-cell office:value-type="string">
            <text:p>Cassettes-magneticmedia, manufacture or assembly</text:p>
          </table:table-cell>
        </table:table-row>
        <table:table-row table:style-name="ro1">
          <table:table-cell office:value-type="string">
            <text:p>4431</text:p>
          </table:table-cell>
          <table:table-cell office:value-type="string">
            <text:p>Phonograph record</text:p>
          </table:table-cell>
        </table:table-row>
        <table:table-row table:style-name="ro1">
          <table:table-cell office:value-type="string">
            <text:p>4432</text:p>
          </table:table-cell>
          <table:table-cell office:value-type="string">
            <text:p>Fountain pen</text:p>
          </table:table-cell>
        </table:table-row>
        <table:table-row table:style-name="ro1">
          <table:table-cell office:value-type="string">
            <text:p>4432</text:p>
          </table:table-cell>
          <table:table-cell office:value-type="string">
            <text:p>Pen -all types</text:p>
          </table:table-cell>
        </table:table-row>
        <table:table-row table:style-name="ro1">
          <table:table-cell office:value-type="string">
            <text:p>4432</text:p>
          </table:table-cell>
          <table:table-cell office:value-type="string">
            <text:p>Pencil-mechanical</text:p>
          </table:table-cell>
        </table:table-row>
        <table:table-row table:style-name="ro1">
          <table:table-cell office:value-type="string">
            <text:p>4439</text:p>
          </table:table-cell>
          <table:table-cell office:value-type="string">
            <text:p>Lacquer or spirit varnish</text:p>
          </table:table-cell>
        </table:table-row>
        <table:table-row table:style-name="ro1">
          <table:table-cell office:value-type="string">
            <text:p>4439</text:p>
          </table:table-cell>
          <table:table-cell office:value-type="string">
            <text:p>Spirit varnish or lacquer</text:p>
          </table:table-cell>
        </table:table-row>
        <table:table-row table:style-name="ro1">
          <table:table-cell office:value-type="string">
            <text:p>4439</text:p>
          </table:table-cell>
          <table:table-cell office:value-type="string">
            <text:p>Varnish -spirit</text:p>
          </table:table-cell>
        </table:table-row>
        <table:table-row table:style-name="ro1">
          <table:table-cell office:value-type="string">
            <text:p>4452</text:p>
          </table:table-cell>
          <table:table-cell office:value-type="string">
            <text:p>Advertising sign-celluloid</text:p>
          </table:table-cell>
        </table:table-row>
        <table:table-row table:style-name="ro1">
          <table:table-cell office:value-type="string">
            <text:p>4452</text:p>
          </table:table-cell>
          <table:table-cell office:value-type="string">
            <text:p>Bone or ivory goods</text:p>
          </table:table-cell>
        </table:table-row>
        <table:table-row table:style-name="ro1">
          <table:table-cell office:value-type="string">
            <text:p>4452</text:p>
          </table:table-cell>
          <table:table-cell office:value-type="string">
            <text:p>Horn goods-fabricated products</text:p>
          </table:table-cell>
        </table:table-row>
        <table:table-row table:style-name="ro1">
          <table:table-cell office:value-type="string">
            <text:p>4452</text:p>
          </table:table-cell>
          <table:table-cell office:value-type="string">
            <text:p>Ivory or bone goods</text:p>
          </table:table-cell>
        </table:table-row>
        <table:table-row table:style-name="ro1">
          <table:table-cell office:value-type="string">
            <text:p>4452</text:p>
          </table:table-cell>
          <table:table-cell office:value-type="string">
            <text:p>Plastic goods <text:s/>bydipping process</text:p>
          </table:table-cell>
        </table:table-row>
        <table:table-row table:style-name="ro1">
          <table:table-cell office:value-type="string">
            <text:p>4452</text:p>
          </table:table-cell>
          <table:table-cell office:value-type="string">
            <text:p>Plastics-fabricated products NOC</text:p>
          </table:table-cell>
        </table:table-row>
        <table:table-row table:style-name="ro1">
          <table:table-cell office:value-type="string">
            <text:p>4459</text:p>
          </table:table-cell>
          <table:table-cell office:value-type="string">
            <text:p>Pipe -plastic,extrusion method</text:p>
          </table:table-cell>
        </table:table-row>
        <table:table-row table:style-name="ro1">
          <table:table-cell office:value-type="string">
            <text:p>4459</text:p>
          </table:table-cell>
          <table:table-cell office:value-type="string">
            <text:p>Plastics -sheets,rods or tubes</text:p>
          </table:table-cell>
        </table:table-row>
        <table:table-row table:style-name="ro1">
          <table:table-cell office:value-type="string">
            <text:p>4459</text:p>
          </table:table-cell>
          <table:table-cell office:value-type="string">
            <text:p>Pyroxylin</text:p>
          </table:table-cell>
        </table:table-row>
        <table:table-row table:style-name="ro1">
          <table:table-cell office:value-type="string">
            <text:p>4470</text:p>
          </table:table-cell>
          <table:table-cell office:value-type="string">
            <text:p>Cable-insulated-electrical</text:p>
          </table:table-cell>
        </table:table-row>
        <table:table-row table:style-name="ro1">
          <table:table-cell office:value-type="string">
            <text:p>4470</text:p>
          </table:table-cell>
          <table:table-cell office:value-type="string">
            <text:p>Wire insulating orcovering</text:p>
          </table:table-cell>
        </table:table-row>
        <table:table-row table:style-name="ro1">
          <table:table-cell office:value-type="string">
            <text:p>4484</text:p>
          </table:table-cell>
          <table:table-cell office:value-type="string">
            <text:p>Button <text:s/>NOC</text:p>
          </table:table-cell>
        </table:table-row>
        <table:table-row table:style-name="ro1">
          <table:table-cell office:value-type="string">
            <text:p>4484</text:p>
          </table:table-cell>
          <table:table-cell office:value-type="string">
            <text:p>Doll or doll parts <text:s/>or assembly</text:p>
          </table:table-cell>
        </table:table-row>
        <table:table-row table:style-name="ro1">
          <table:table-cell office:value-type="string">
            <text:p>4484</text:p>
          </table:table-cell>
          <table:table-cell office:value-type="string">
            <text:p>Plastics -moldedproducts NOC</text:p>
          </table:table-cell>
        </table:table-row>
        <table:table-row table:style-name="ro1">
          <table:table-cell office:value-type="string">
            <text:p>4484</text:p>
          </table:table-cell>
          <table:table-cell office:value-type="string">
            <text:p>Plastics-laminatedmolded products <text:s/>by laminating liquid plastic impregnatedfibers, with the use of brush or spray, either in or over a mold or form NOC</text:p>
          </table:table-cell>
        </table:table-row>
        <table:table-row table:style-name="ro1">
          <table:table-cell office:value-type="string">
            <text:p>4493</text:p>
          </table:table-cell>
          <table:table-cell office:value-type="string">
            <text:p>Asphalt tile</text:p>
          </table:table-cell>
        </table:table-row>
        <table:table-row table:style-name="ro1">
          <table:table-cell office:value-type="string">
            <text:p>4493</text:p>
          </table:table-cell>
          <table:table-cell office:value-type="string">
            <text:p>Fabric coating orimpregnating NOC</text:p>
          </table:table-cell>
        </table:table-row>
        <table:table-row table:style-name="ro1">
          <table:table-cell office:value-type="string">
            <text:p>4493</text:p>
          </table:table-cell>
          <table:table-cell office:value-type="string">
            <text:p>Fiberglass-plastic-coated</text:p>
          </table:table-cell>
        </table:table-row>
        <table:table-row table:style-name="ro1">
          <table:table-cell office:value-type="string">
            <text:p>4493</text:p>
          </table:table-cell>
          <table:table-cell office:value-type="string">
            <text:p>Leather-imitation</text:p>
          </table:table-cell>
        </table:table-row>
        <table:table-row table:style-name="ro1">
          <table:table-cell office:value-type="string">
            <text:p>4493</text:p>
          </table:table-cell>
          <table:table-cell office:value-type="string">
            <text:p>Linoleum</text:p>
          </table:table-cell>
        </table:table-row>
        <table:table-row table:style-name="ro1">
          <table:table-cell office:value-type="string">
            <text:p>4493</text:p>
          </table:table-cell>
          <table:table-cell office:value-type="string">
            <text:p>Oil cloth</text:p>
          </table:table-cell>
        </table:table-row>
        <table:table-row table:style-name="ro1">
          <table:table-cell office:value-type="string">
            <text:p>4511</text:p>
          </table:table-cell>
          <table:table-cell office:value-type="string">
            <text:p>Analytical chemist</text:p>
          </table:table-cell>
        </table:table-row>
        <table:table-row table:style-name="ro1">
          <table:table-cell office:value-type="string">
            <text:p>4511</text:p>
          </table:table-cell>
          <table:table-cell office:value-type="string">
            <text:p>Assaying</text:p>
          </table:table-cell>
        </table:table-row>
        <table:table-row table:style-name="ro1">
          <table:table-cell office:value-type="string">
            <text:p>4511</text:p>
          </table:table-cell>
          <table:table-cell office:value-type="string">
            <text:p>Building materialresearch or analytical laboratory</text:p>
          </table:table-cell>
        </table:table-row>
        <table:table-row table:style-name="ro1">
          <table:table-cell office:value-type="string">
            <text:p>4511</text:p>
          </table:table-cell>
          <table:table-cell office:value-type="string">
            <text:p>Geophysical researchor analytical laboratory</text:p>
          </table:table-cell>
        </table:table-row>
        <table:table-row table:style-name="ro1">
          <table:table-cell office:value-type="string">
            <text:p>4511</text:p>
          </table:table-cell>
          <table:table-cell office:value-type="string">
            <text:p>Magnaflux testing andinspection</text:p>
          </table:table-cell>
        </table:table-row>
        <table:table-row table:style-name="ro1">
          <table:table-cell office:value-type="string">
            <text:p>4511</text:p>
          </table:table-cell>
          <table:table-cell office:value-type="string">
            <text:p>Medicalapparatus-sterilization using X-ray process</text:p>
          </table:table-cell>
        </table:table-row>
        <table:table-row table:style-name="ro1">
          <table:table-cell office:value-type="string">
            <text:p>4511</text:p>
          </table:table-cell>
          <table:table-cell office:value-type="string">
            <text:p>Medical research oranalytical laboratory</text:p>
          </table:table-cell>
        </table:table-row>
        <table:table-row table:style-name="ro1">
          <table:table-cell office:value-type="string">
            <text:p>4511</text:p>
          </table:table-cell>
          <table:table-cell office:value-type="string">
            <text:p>Metallurgicalresearch or analytical laboratory</text:p>
          </table:table-cell>
        </table:table-row>
        <table:table-row table:style-name="ro1">
          <table:table-cell office:value-type="string">
            <text:p>4511</text:p>
          </table:table-cell>
          <table:table-cell office:value-type="string">
            <text:p>Microbiology researchor analytical laboratory</text:p>
          </table:table-cell>
        </table:table-row>
        <table:table-row table:style-name="ro1">
          <table:table-cell office:value-type="string">
            <text:p>4511</text:p>
          </table:table-cell>
          <table:table-cell office:value-type="string">
            <text:p>Ordinance research oranalytical laboratory</text:p>
          </table:table-cell>
        </table:table-row>
        <table:table-row table:style-name="ro1">
          <table:table-cell office:value-type="string">
            <text:p>4511</text:p>
          </table:table-cell>
          <table:table-cell office:value-type="string">
            <text:p>Petroleum research oranalytical laboratory</text:p>
          </table:table-cell>
        </table:table-row>
        <table:table-row table:style-name="ro1">
          <table:table-cell office:value-type="string">
            <text:p>4511</text:p>
          </table:table-cell>
          <table:table-cell office:value-type="string">
            <text:p>Pharmacology researchor analytical laboratory</text:p>
          </table:table-cell>
        </table:table-row>
        <table:table-row table:style-name="ro1">
          <table:table-cell office:value-type="string">
            <text:p>4511</text:p>
          </table:table-cell>
          <table:table-cell office:value-type="string">
            <text:p>Radiography researchor analytical laboratory</text:p>
          </table:table-cell>
        </table:table-row>
        <table:table-row table:style-name="ro1">
          <table:table-cell office:value-type="string">
            <text:p>4511</text:p>
          </table:table-cell>
          <table:table-cell office:value-type="string">
            <text:p>Sand or gravelresearch or analytical laboratory-for precious stones</text:p>
          </table:table-cell>
        </table:table-row>
        <table:table-row table:style-name="ro1">
          <table:table-cell office:value-type="string">
            <text:p>4511</text:p>
          </table:table-cell>
          <table:table-cell office:value-type="string">
            <text:p>Soil testing researchor analytical laboratory</text:p>
          </table:table-cell>
        </table:table-row>
        <table:table-row table:style-name="ro1">
          <table:table-cell office:value-type="string">
            <text:p>4511</text:p>
          </table:table-cell>
          <table:table-cell office:value-type="string">
            <text:p>Toxicology researchor analytical laboratory</text:p>
          </table:table-cell>
        </table:table-row>
        <table:table-row table:style-name="ro1">
          <table:table-cell office:value-type="string">
            <text:p>4511</text:p>
          </table:table-cell>
          <table:table-cell office:value-type="string">
            <text:p>Transistor researchor analytical laboratory</text:p>
          </table:table-cell>
        </table:table-row>
        <table:table-row table:style-name="ro1">
          <table:table-cell office:value-type="string">
            <text:p>4557</text:p>
          </table:table-cell>
          <table:table-cell office:value-type="string">
            <text:p>Axle grease</text:p>
          </table:table-cell>
        </table:table-row>
        <table:table-row table:style-name="ro1">
          <table:table-cell office:value-type="string">
            <text:p>4557</text:p>
          </table:table-cell>
          <table:table-cell office:value-type="string">
            <text:p>Brake fluid</text:p>
          </table:table-cell>
        </table:table-row>
        <table:table-row table:style-name="ro1">
          <table:table-cell office:value-type="string">
            <text:p>4557</text:p>
          </table:table-cell>
          <table:table-cell office:value-type="string">
            <text:p>Buffing or polishing compounds</text:p>
          </table:table-cell>
        </table:table-row>
        <table:table-row table:style-name="ro1">
          <table:table-cell office:value-type="string">
            <text:p>4557</text:p>
          </table:table-cell>
          <table:table-cell office:value-type="string">
            <text:p>Candle</text:p>
          </table:table-cell>
        </table:table-row>
        <table:table-row table:style-name="ro1">
          <table:table-cell office:value-type="string">
            <text:p>4557</text:p>
          </table:table-cell>
          <table:table-cell office:value-type="string">
            <text:p>Dressing or polish</text:p>
          </table:table-cell>
        </table:table-row>
        <table:table-row table:style-name="ro1">
          <table:table-cell office:value-type="string">
            <text:p>4557</text:p>
          </table:table-cell>
          <table:table-cell office:value-type="string">
            <text:p>Grease or oil mixingor blending</text:p>
          </table:table-cell>
        </table:table-row>
        <table:table-row table:style-name="ro1">
          <table:table-cell office:value-type="string">
            <text:p>4557</text:p>
          </table:table-cell>
          <table:table-cell office:value-type="string">
            <text:p>Ink</text:p>
          </table:table-cell>
        </table:table-row>
        <table:table-row table:style-name="ro1">
          <table:table-cell office:value-type="string">
            <text:p>4557</text:p>
          </table:table-cell>
          <table:table-cell office:value-type="string">
            <text:p>Mucilage, ink (writing) or paste</text:p>
          </table:table-cell>
        </table:table-row>
        <table:table-row table:style-name="ro1">
          <table:table-cell office:value-type="string">
            <text:p>4557</text:p>
          </table:table-cell>
          <table:table-cell office:value-type="string">
            <text:p>Oil or grease mixingor blending</text:p>
          </table:table-cell>
        </table:table-row>
        <table:table-row table:style-name="ro1">
          <table:table-cell office:value-type="string">
            <text:p>4557</text:p>
          </table:table-cell>
          <table:table-cell office:value-type="string">
            <text:p>Paste, ink (writing) or mucilage</text:p>
          </table:table-cell>
        </table:table-row>
        <table:table-row table:style-name="ro1">
          <table:table-cell office:value-type="string">
            <text:p>4557</text:p>
          </table:table-cell>
          <table:table-cell office:value-type="string">
            <text:p>Polish or dressing</text:p>
          </table:table-cell>
        </table:table-row>
        <table:table-row table:style-name="ro1">
          <table:table-cell office:value-type="string">
            <text:p>4557</text:p>
          </table:table-cell>
          <table:table-cell office:value-type="string">
            <text:p>Saddle soap</text:p>
          </table:table-cell>
        </table:table-row>
        <table:table-row table:style-name="ro1">
          <table:table-cell office:value-type="string">
            <text:p>4557</text:p>
          </table:table-cell>
          <table:table-cell office:value-type="string">
            <text:p>Sealing wax</text:p>
          </table:table-cell>
        </table:table-row>
        <table:table-row table:style-name="ro1">
          <table:table-cell office:value-type="string">
            <text:p>4557</text:p>
          </table:table-cell>
          <table:table-cell office:value-type="string">
            <text:p>Tallow chandlers</text:p>
          </table:table-cell>
        </table:table-row>
        <table:table-row table:style-name="ro1">
          <table:table-cell office:value-type="string">
            <text:p>4557</text:p>
          </table:table-cell>
          <table:table-cell office:value-type="string">
            <text:p>Wax</text:p>
          </table:table-cell>
        </table:table-row>
        <table:table-row table:style-name="ro1">
          <table:table-cell office:value-type="string">
            <text:p>4557</text:p>
          </table:table-cell>
          <table:table-cell office:value-type="string">
            <text:p>Wax products</text:p>
          </table:table-cell>
        </table:table-row>
        <table:table-row table:style-name="ro1">
          <table:table-cell office:value-type="string">
            <text:p>4558</text:p>
          </table:table-cell>
          <table:table-cell office:value-type="string">
            <text:p>Caulking compound</text:p>
          </table:table-cell>
        </table:table-row>
        <table:table-row table:style-name="ro1">
          <table:table-cell office:value-type="string">
            <text:p>4558</text:p>
          </table:table-cell>
          <table:table-cell office:value-type="string">
            <text:p>Color grinding,blending or testing</text:p>
          </table:table-cell>
        </table:table-row>
        <table:table-row table:style-name="ro1">
          <table:table-cell office:value-type="string">
            <text:p>4558</text:p>
          </table:table-cell>
          <table:table-cell office:value-type="string">
            <text:p>Paint</text:p>
          </table:table-cell>
        </table:table-row>
        <table:table-row table:style-name="ro1">
          <table:table-cell office:value-type="string">
            <text:p>4558</text:p>
          </table:table-cell>
          <table:table-cell office:value-type="string">
            <text:p>Putty</text:p>
          </table:table-cell>
        </table:table-row>
        <table:table-row table:style-name="ro1">
          <table:table-cell office:value-type="string">
            <text:p>4558</text:p>
          </table:table-cell>
          <table:table-cell office:value-type="string">
            <text:p>Whiting</text:p>
          </table:table-cell>
        </table:table-row>
        <table:table-row table:style-name="ro1">
          <table:table-cell office:value-type="string">
            <text:p>4561</text:p>
          </table:table-cell>
          <table:table-cell office:value-type="string">
            <text:p>Varnish-oleo-resinous</text:p>
          </table:table-cell>
        </table:table-row>
        <table:table-row table:style-name="ro1">
          <table:table-cell office:value-type="string">
            <text:p>4568</text:p>
          </table:table-cell>
          <table:table-cell office:value-type="string">
            <text:p>Borax, potash or salt producing or refining</text:p>
          </table:table-cell>
        </table:table-row>
        <table:table-row table:style-name="ro1">
          <table:table-cell office:value-type="string">
            <text:p>4568</text:p>
          </table:table-cell>
          <table:table-cell office:value-type="string">
            <text:p>Potash, borax or salt producing or refining</text:p>
          </table:table-cell>
        </table:table-row>
        <table:table-row table:style-name="ro1">
          <table:table-cell office:value-type="string">
            <text:p>4568</text:p>
          </table:table-cell>
          <table:table-cell office:value-type="string">
            <text:p>Salt, borax or potash producing or refining</text:p>
          </table:table-cell>
        </table:table-row>
        <table:table-row table:style-name="ro1">
          <table:table-cell office:value-type="string">
            <text:p>4581</text:p>
          </table:table-cell>
          <table:table-cell office:value-type="string">
            <text:p>Phosphate works</text:p>
          </table:table-cell>
        </table:table-row>
        <table:table-row table:style-name="ro1">
          <table:table-cell office:value-type="string">
            <text:p>4583</text:p>
          </table:table-cell>
          <table:table-cell office:value-type="string">
            <text:p>Fertilizer </text:p>
          </table:table-cell>
        </table:table-row>
        <table:table-row table:style-name="ro1">
          <table:table-cell office:value-type="string">
            <text:p>4583</text:p>
          </table:table-cell>
          <table:table-cell office:value-type="string">
            <text:p>Fertilizer -from seaweed-</text:p>
          </table:table-cell>
        </table:table-row>
        <table:table-row table:style-name="ro1">
          <table:table-cell office:value-type="string">
            <text:p>4583</text:p>
          </table:table-cell>
          <table:table-cell office:value-type="string">
            <text:p>Peat moss mixture -</text:p>
          </table:table-cell>
        </table:table-row>
        <table:table-row table:style-name="ro1">
          <table:table-cell office:value-type="string">
            <text:p>4583</text:p>
          </table:table-cell>
          <table:table-cell office:value-type="string">
            <text:p>Potting soil mixture -</text:p>
          </table:table-cell>
        </table:table-row>
        <table:table-row table:style-name="ro1">
          <table:table-cell office:value-type="string">
            <text:p>4583</text:p>
          </table:table-cell>
          <table:table-cell office:value-type="string">
            <text:p>Soil conditioner -</text:p>
          </table:table-cell>
        </table:table-row>
        <table:table-row table:style-name="ro1">
          <table:table-cell office:value-type="string">
            <text:p>4597</text:p>
          </table:table-cell>
          <table:table-cell office:value-type="string">
            <text:p>Ink (writing),mucilage or paste <text:s/>(GA, MO, NJ, NY)</text:p>
          </table:table-cell>
        </table:table-row>
        <table:table-row table:style-name="ro1">
          <table:table-cell office:value-type="string">
            <text:p>4611</text:p>
          </table:table-cell>
          <table:table-cell office:value-type="string">
            <text:p>Cosmetics -notmanufacturing ingredients</text:p>
          </table:table-cell>
        </table:table-row>
        <table:table-row table:style-name="ro1">
          <table:table-cell office:value-type="string">
            <text:p>4611</text:p>
          </table:table-cell>
          <table:table-cell office:value-type="string">
            <text:p>Cough drop</text:p>
          </table:table-cell>
        </table:table-row>
        <table:table-row table:style-name="ro1">
          <table:table-cell office:value-type="string">
            <text:p>4611</text:p>
          </table:table-cell>
          <table:table-cell office:value-type="string">
            <text:p>Cough syrupcompounding or preparation-no <text:s/>of ingredients</text:p>
          </table:table-cell>
        </table:table-row>
        <table:table-row table:style-name="ro1">
          <table:table-cell office:value-type="string">
            <text:p>4611</text:p>
          </table:table-cell>
          <table:table-cell office:value-type="string">
            <text:p>Drug, medicine orpharmaceutical preparation, compounding or blending-no <text:s/>ofingredients</text:p>
          </table:table-cell>
        </table:table-row>
        <table:table-row table:style-name="ro1">
          <table:table-cell office:value-type="string">
            <text:p>4611</text:p>
          </table:table-cell>
          <table:table-cell office:value-type="string">
            <text:p>Medicine, drug orpharmaceutical preparation, compounding or blending-no <text:s/>ofingredients</text:p>
          </table:table-cell>
        </table:table-row>
        <table:table-row table:style-name="ro1">
          <table:table-cell office:value-type="string">
            <text:p>4611</text:p>
          </table:table-cell>
          <table:table-cell office:value-type="string">
            <text:p>Ointment compoundingor preparation-no <text:s/>of ingredients</text:p>
          </table:table-cell>
        </table:table-row>
        <table:table-row table:style-name="ro1">
          <table:table-cell office:value-type="string">
            <text:p>4611</text:p>
          </table:table-cell>
          <table:table-cell office:value-type="string">
            <text:p>Perfume compoundingor preparation-no <text:s/>of ingredients</text:p>
          </table:table-cell>
        </table:table-row>
        <table:table-row table:style-name="ro1">
          <table:table-cell office:value-type="string">
            <text:p>4611</text:p>
          </table:table-cell>
          <table:table-cell office:value-type="string">
            <text:p>Pharmaceutical, drugor medicine preparation, compounding or blending-no <text:s/>ofingredients</text:p>
          </table:table-cell>
        </table:table-row>
        <table:table-row table:style-name="ro1">
          <table:table-cell office:value-type="string">
            <text:p>4611</text:p>
          </table:table-cell>
          <table:table-cell office:value-type="string">
            <text:p>Shampoo compoundingor preparation-no <text:s/>of ingredients</text:p>
          </table:table-cell>
        </table:table-row>
        <table:table-row table:style-name="ro1">
          <table:table-cell office:value-type="string">
            <text:p>4611</text:p>
          </table:table-cell>
          <table:table-cell office:value-type="string">
            <text:p>Toothpastecompounding or preparation-no <text:s/>of ingredients</text:p>
          </table:table-cell>
        </table:table-row>
        <table:table-row table:style-name="ro1">
          <table:table-cell office:value-type="string">
            <text:p>4635</text:p>
          </table:table-cell>
          <table:table-cell office:value-type="string">
            <text:p>Acetylene gas </text:p>
          </table:table-cell>
        </table:table-row>
        <table:table-row table:style-name="ro1">
          <table:table-cell office:value-type="string">
            <text:p>4635</text:p>
          </table:table-cell>
          <table:table-cell office:value-type="string">
            <text:p>Carbon dioxide -</text:p>
          </table:table-cell>
        </table:table-row>
        <table:table-row table:style-name="ro1">
          <table:table-cell office:value-type="string">
            <text:p>4635</text:p>
          </table:table-cell>
          <table:table-cell office:value-type="string">
            <text:p>Carbonic acid gas </text:p>
          </table:table-cell>
        </table:table-row>
        <table:table-row table:style-name="ro1">
          <table:table-cell office:value-type="string">
            <text:p>4635</text:p>
          </table:table-cell>
          <table:table-cell office:value-type="string">
            <text:p>Dry ice -</text:p>
          </table:table-cell>
        </table:table-row>
        <table:table-row table:style-name="ro1">
          <table:table-cell office:value-type="string">
            <text:p>4635</text:p>
          </table:table-cell>
          <table:table-cell office:value-type="string">
            <text:p>Fire extinguisher-service or recharge-</text:p>
          </table:table-cell>
        </table:table-row>
        <table:table-row table:style-name="ro1">
          <table:table-cell office:value-type="string">
            <text:p>4635</text:p>
          </table:table-cell>
          <table:table-cell office:value-type="string">
            <text:p>Hydrogen or oxygen </text:p>
          </table:table-cell>
        </table:table-row>
        <table:table-row table:style-name="ro1">
          <table:table-cell office:value-type="string">
            <text:p>4635</text:p>
          </table:table-cell>
          <table:table-cell office:value-type="string">
            <text:p>Oxygen or hydrogen </text:p>
          </table:table-cell>
        </table:table-row>
        <table:table-row table:style-name="ro1">
          <table:table-cell office:value-type="string">
            <text:p>4635</text:p>
          </table:table-cell>
          <table:table-cell office:value-type="string">
            <text:p>Tank charging-gases or compressed air-</text:p>
          </table:table-cell>
        </table:table-row>
        <table:table-row table:style-name="ro1">
          <table:table-cell office:value-type="string">
            <text:p>4653</text:p>
          </table:table-cell>
          <table:table-cell office:value-type="string">
            <text:p>Gelatin : not food-</text:p>
          </table:table-cell>
        </table:table-row>
        <table:table-row table:style-name="ro1">
          <table:table-cell office:value-type="string">
            <text:p>4653</text:p>
          </table:table-cell>
          <table:table-cell office:value-type="string">
            <text:p>Glue </text:p>
          </table:table-cell>
        </table:table-row>
        <table:table-row table:style-name="ro1">
          <table:table-cell office:value-type="string">
            <text:p>4653</text:p>
          </table:table-cell>
          <table:table-cell office:value-type="string">
            <text:p>Isinglass -</text:p>
          </table:table-cell>
        </table:table-row>
        <table:table-row table:style-name="ro1">
          <table:table-cell office:value-type="string">
            <text:p>4665</text:p>
          </table:table-cell>
          <table:table-cell office:value-type="string">
            <text:p>Cod liver oil -</text:p>
          </table:table-cell>
        </table:table-row>
        <table:table-row table:style-name="ro1">
          <table:table-cell office:value-type="string">
            <text:p>4665</text:p>
          </table:table-cell>
          <table:table-cell office:value-type="string">
            <text:p>Fish oil -</text:p>
          </table:table-cell>
        </table:table-row>
        <table:table-row table:style-name="ro1">
          <table:table-cell office:value-type="string">
            <text:p>4665</text:p>
          </table:table-cell>
          <table:table-cell office:value-type="string">
            <text:p>Rendering works NOC</text:p>
          </table:table-cell>
        </table:table-row>
        <table:table-row table:style-name="ro1">
          <table:table-cell office:value-type="string">
            <text:p>4670</text:p>
          </table:table-cell>
          <table:table-cell office:value-type="string">
            <text:p>Cottonseed feed -</text:p>
          </table:table-cell>
        </table:table-row>
        <table:table-row table:style-name="ro1">
          <table:table-cell office:value-type="string">
            <text:p>4670</text:p>
          </table:table-cell>
          <table:table-cell office:value-type="string">
            <text:p>Cottonseed oil -mechanical-</text:p>
          </table:table-cell>
        </table:table-row>
        <table:table-row table:style-name="ro1">
          <table:table-cell office:value-type="string">
            <text:p>4670</text:p>
          </table:table-cell>
          <table:table-cell office:value-type="string">
            <text:p>Cottonseed oil -solvent-</text:p>
          </table:table-cell>
        </table:table-row>
        <table:table-row table:style-name="ro1">
          <table:table-cell office:value-type="string">
            <text:p>4683</text:p>
          </table:table-cell>
          <table:table-cell office:value-type="string">
            <text:p>Cottonseed oilrefining</text:p>
          </table:table-cell>
        </table:table-row>
        <table:table-row table:style-name="ro1">
          <table:table-cell office:value-type="string">
            <text:p>4683</text:p>
          </table:table-cell>
          <table:table-cell office:value-type="string">
            <text:p>Flaxseed oil -notusing solvent extraction process</text:p>
          </table:table-cell>
        </table:table-row>
        <table:table-row table:style-name="ro1">
          <table:table-cell office:value-type="string">
            <text:p>4683</text:p>
          </table:table-cell>
          <table:table-cell office:value-type="string">
            <text:p>Lard refining</text:p>
          </table:table-cell>
        </table:table-row>
        <table:table-row table:style-name="ro1">
          <table:table-cell office:value-type="string">
            <text:p>4683</text:p>
          </table:table-cell>
          <table:table-cell office:value-type="string">
            <text:p>Oil-vegetable-NOC</text:p>
          </table:table-cell>
        </table:table-row>
        <table:table-row table:style-name="ro1">
          <table:table-cell office:value-type="string">
            <text:p>4683</text:p>
          </table:table-cell>
          <table:table-cell office:value-type="string">
            <text:p>Peanut oil -notusing solvent extraction process</text:p>
          </table:table-cell>
        </table:table-row>
        <table:table-row table:style-name="ro1">
          <table:table-cell office:value-type="string">
            <text:p>4683</text:p>
          </table:table-cell>
          <table:table-cell office:value-type="string">
            <text:p>Soybean oil -notusing solvent extraction process</text:p>
          </table:table-cell>
        </table:table-row>
        <table:table-row table:style-name="ro1">
          <table:table-cell office:value-type="string">
            <text:p>4683</text:p>
          </table:table-cell>
          <table:table-cell office:value-type="string">
            <text:p>Sunflower oil-not using solvent extraction process</text:p>
          </table:table-cell>
        </table:table-row>
        <table:table-row table:style-name="ro1">
          <table:table-cell office:value-type="string">
            <text:p>4686</text:p>
          </table:table-cell>
          <table:table-cell office:value-type="string">
            <text:p>Flaxseed oil-using solvent extraction process</text:p>
          </table:table-cell>
        </table:table-row>
        <table:table-row table:style-name="ro1">
          <table:table-cell office:value-type="string">
            <text:p>4686</text:p>
          </table:table-cell>
          <table:table-cell office:value-type="string">
            <text:p>Oil-vegetable-solvent extraction process</text:p>
          </table:table-cell>
        </table:table-row>
        <table:table-row table:style-name="ro1">
          <table:table-cell office:value-type="string">
            <text:p>4686</text:p>
          </table:table-cell>
          <table:table-cell office:value-type="string">
            <text:p>Peanut oil -usingsolvent extraction process</text:p>
          </table:table-cell>
        </table:table-row>
        <table:table-row table:style-name="ro1">
          <table:table-cell office:value-type="string">
            <text:p>4686</text:p>
          </table:table-cell>
          <table:table-cell office:value-type="string">
            <text:p>Soybean oil-using solvent extraction process</text:p>
          </table:table-cell>
        </table:table-row>
        <table:table-row table:style-name="ro1">
          <table:table-cell office:value-type="string">
            <text:p>4686</text:p>
          </table:table-cell>
          <table:table-cell office:value-type="string">
            <text:p>Sunflower oil-using solvent extraction process</text:p>
          </table:table-cell>
        </table:table-row>
        <table:table-row table:style-name="ro1">
          <table:table-cell office:value-type="string">
            <text:p>4692</text:p>
          </table:table-cell>
          <table:table-cell office:value-type="string">
            <text:p>Artificial teeth</text:p>
          </table:table-cell>
        </table:table-row>
        <table:table-row table:style-name="ro1">
          <table:table-cell office:value-type="string">
            <text:p>4692</text:p>
          </table:table-cell>
          <table:table-cell office:value-type="string">
            <text:p>Dental laboratory</text:p>
          </table:table-cell>
        </table:table-row>
        <table:table-row table:style-name="ro1">
          <table:table-cell office:value-type="string">
            <text:p>4693</text:p>
          </table:table-cell>
          <table:table-cell office:value-type="string">
            <text:p>Absorbent cotton</text:p>
          </table:table-cell>
        </table:table-row>
        <table:table-row table:style-name="ro1">
          <table:table-cell office:value-type="string">
            <text:p>4693</text:p>
          </table:table-cell>
          <table:table-cell office:value-type="string">
            <text:p>Artificial limb</text:p>
          </table:table-cell>
        </table:table-row>
        <table:table-row table:style-name="ro1">
          <table:table-cell office:value-type="string">
            <text:p>4693</text:p>
          </table:table-cell>
          <table:table-cell office:value-type="string">
            <text:p>Bandage -weavingto be separately rated</text:p>
          </table:table-cell>
        </table:table-row>
        <table:table-row table:style-name="ro1">
          <table:table-cell office:value-type="string">
            <text:p>4693</text:p>
          </table:table-cell>
          <table:table-cell office:value-type="string">
            <text:p>Braces for the handicapped</text:p>
          </table:table-cell>
        </table:table-row>
        <table:table-row table:style-name="ro1">
          <table:table-cell office:value-type="string">
            <text:p>4693</text:p>
          </table:table-cell>
          <table:table-cell office:value-type="string">
            <text:p>Foot goods -archsupports, bunion straps</text:p>
          </table:table-cell>
        </table:table-row>
        <table:table-row table:style-name="ro1">
          <table:table-cell office:value-type="string">
            <text:p>4693</text:p>
          </table:table-cell>
          <table:table-cell office:value-type="string">
            <text:p>Pharmaceutical orsurgical goods <text:s/>NOC</text:p>
          </table:table-cell>
        </table:table-row>
        <table:table-row table:style-name="ro1">
          <table:table-cell office:value-type="string">
            <text:p>4693</text:p>
          </table:table-cell>
          <table:table-cell office:value-type="string">
            <text:p>Surgical dressings</text:p>
          </table:table-cell>
        </table:table-row>
        <table:table-row table:style-name="ro1">
          <table:table-cell office:value-type="string">
            <text:p>4693</text:p>
          </table:table-cell>
          <table:table-cell office:value-type="string">
            <text:p>Surgical orpharmaceutical goods <text:s/>NOC</text:p>
          </table:table-cell>
        </table:table-row>
        <table:table-row table:style-name="ro1">
          <table:table-cell office:value-type="string">
            <text:p>4703</text:p>
          </table:table-cell>
          <table:table-cell office:value-type="string">
            <text:p>Corn products</text:p>
          </table:table-cell>
        </table:table-row>
        <table:table-row table:style-name="ro1">
          <table:table-cell office:value-type="string">
            <text:p>4703</text:p>
          </table:table-cell>
          <table:table-cell office:value-type="string">
            <text:p>Dextrine</text:p>
          </table:table-cell>
        </table:table-row>
        <table:table-row table:style-name="ro1">
          <table:table-cell office:value-type="string">
            <text:p>4703</text:p>
          </table:table-cell>
          <table:table-cell office:value-type="string">
            <text:p>Glucose</text:p>
          </table:table-cell>
        </table:table-row>
        <table:table-row table:style-name="ro1">
          <table:table-cell office:value-type="string">
            <text:p>4703</text:p>
          </table:table-cell>
          <table:table-cell office:value-type="string">
            <text:p>Starch</text:p>
          </table:table-cell>
        </table:table-row>
        <table:table-row table:style-name="ro1">
          <table:table-cell office:value-type="string">
            <text:p>4716</text:p>
          </table:table-cell>
          <table:table-cell office:value-type="string">
            <text:p>Lard refining (IL,IN, MA, MO)</text:p>
          </table:table-cell>
        </table:table-row>
        <table:table-row table:style-name="ro1">
          <table:table-cell office:value-type="string">
            <text:p>4717</text:p>
          </table:table-cell>
          <table:table-cell office:value-type="string">
            <text:p>Butter substitute</text:p>
          </table:table-cell>
        </table:table-row>
        <table:table-row table:style-name="ro1">
          <table:table-cell office:value-type="string">
            <text:p>4717</text:p>
          </table:table-cell>
          <table:table-cell office:value-type="string">
            <text:p>Hydrogenation of oils</text:p>
          </table:table-cell>
        </table:table-row>
        <table:table-row table:style-name="ro1">
          <table:table-cell office:value-type="string">
            <text:p>4717</text:p>
          </table:table-cell>
          <table:table-cell office:value-type="string">
            <text:p>Margarine</text:p>
          </table:table-cell>
        </table:table-row>
        <table:table-row table:style-name="ro1">
          <table:table-cell office:value-type="string">
            <text:p>4720</text:p>
          </table:table-cell>
          <table:table-cell office:value-type="string">
            <text:p>Detergent</text:p>
          </table:table-cell>
        </table:table-row>
        <table:table-row table:style-name="ro1">
          <table:table-cell office:value-type="string">
            <text:p>4720</text:p>
          </table:table-cell>
          <table:table-cell office:value-type="string">
            <text:p>Soap -liquid</text:p>
          </table:table-cell>
        </table:table-row>
        <table:table-row table:style-name="ro1">
          <table:table-cell office:value-type="string">
            <text:p>4720</text:p>
          </table:table-cell>
          <table:table-cell office:value-type="string">
            <text:p>Soap or synthetic detergent</text:p>
          </table:table-cell>
        </table:table-row>
        <table:table-row table:style-name="ro1">
          <table:table-cell office:value-type="string">
            <text:p>4740</text:p>
          </table:table-cell>
          <table:table-cell office:value-type="string">
            <text:p>Gasoline recovery</text:p>
          </table:table-cell>
        </table:table-row>
        <table:table-row table:style-name="ro1">
          <table:table-cell office:value-type="string">
            <text:p>4740</text:p>
          </table:table-cell>
          <table:table-cell office:value-type="string">
            <text:p>Gasoline recovery from casing head or natural gas-absorption process-</text:p>
          </table:table-cell>
        </table:table-row>
        <table:table-row table:style-name="ro1">
          <table:table-cell office:value-type="string">
            <text:p>4740</text:p>
          </table:table-cell>
          <table:table-cell office:value-type="string">
            <text:p>Motor oil-used, reclaiming, recycling or rerefining-</text:p>
          </table:table-cell>
        </table:table-row>
        <table:table-row table:style-name="ro1">
          <table:table-cell office:value-type="string">
            <text:p>4740</text:p>
          </table:table-cell>
          <table:table-cell office:value-type="string">
            <text:p>Oil refining-petroleum-</text:p>
          </table:table-cell>
        </table:table-row>
        <table:table-row table:style-name="ro1">
          <table:table-cell office:value-type="string">
            <text:p>4740</text:p>
          </table:table-cell>
          <table:table-cell office:value-type="string">
            <text:p>Oil-reclaiming of used motor oil-</text:p>
          </table:table-cell>
        </table:table-row>
        <table:table-row table:style-name="ro1">
          <table:table-cell office:value-type="string">
            <text:p>4741</text:p>
          </table:table-cell>
          <table:table-cell office:value-type="string">
            <text:p>Asphalt or tar distilling or refining</text:p>
          </table:table-cell>
        </table:table-row>
        <table:table-row table:style-name="ro1">
          <table:table-cell office:value-type="string">
            <text:p>4741</text:p>
          </table:table-cell>
          <table:table-cell office:value-type="string">
            <text:p>Roofing compound -of asphalt and asbestos-</text:p>
          </table:table-cell>
        </table:table-row>
        <table:table-row table:style-name="ro1">
          <table:table-cell office:value-type="string">
            <text:p>4751</text:p>
          </table:table-cell>
          <table:table-cell office:value-type="string">
            <text:p>Synthetic rubber</text:p>
          </table:table-cell>
        </table:table-row>
        <table:table-row table:style-name="ro1">
          <table:table-cell office:value-type="string">
            <text:p>4771</text:p>
          </table:table-cell>
          <table:table-cell office:value-type="string">
            <text:p>Explosives or ammunition -bag loading-propellant charges-</text:p>
          </table:table-cell>
        </table:table-row>
        <table:table-row table:style-name="ro1">
          <table:table-cell office:value-type="string">
            <text:p>4771</text:p>
          </table:table-cell>
          <table:table-cell office:value-type="string">
            <text:p>Explosives or ammunition -black powder </text:p>
          </table:table-cell>
        </table:table-row>
        <table:table-row table:style-name="ro1">
          <table:table-cell office:value-type="string">
            <text:p>4771</text:p>
          </table:table-cell>
          <table:table-cell office:value-type="string">
            <text:p>Explosives or ammunition -cap, primer, fuse, booster or detonator assembly</text:p>
          </table:table-cell>
        </table:table-row>
        <table:table-row table:style-name="ro1">
          <table:table-cell office:value-type="string">
            <text:p>4771</text:p>
          </table:table-cell>
          <table:table-cell office:value-type="string">
            <text:p>Explosives or ammunition -cartridge charging or loading</text:p>
          </table:table-cell>
        </table:table-row>
        <table:table-row table:style-name="ro1">
          <table:table-cell office:value-type="string">
            <text:p>4771</text:p>
          </table:table-cell>
          <table:table-cell office:value-type="string">
            <text:p>Explosives or ammunition -explosives distributors</text:p>
          </table:table-cell>
        </table:table-row>
        <table:table-row table:style-name="ro1">
          <table:table-cell office:value-type="string">
            <text:p>4771</text:p>
          </table:table-cell>
          <table:table-cell office:value-type="string">
            <text:p>Explosives or ammunition -fireworks </text:p>
          </table:table-cell>
        </table:table-row>
        <table:table-row table:style-name="ro1">
          <table:table-cell office:value-type="string">
            <text:p>4771</text:p>
          </table:table-cell>
          <table:table-cell office:value-type="string">
            <text:p>Explosives or ammunition -high explosives </text:p>
          </table:table-cell>
        </table:table-row>
        <table:table-row table:style-name="ro1">
          <table:table-cell office:value-type="string">
            <text:p>4771</text:p>
          </table:table-cell>
          <table:table-cell office:value-type="string">
            <text:p>Explosives or ammunition -NOC</text:p>
          </table:table-cell>
        </table:table-row>
        <table:table-row table:style-name="ro1">
          <table:table-cell office:value-type="string">
            <text:p>4771</text:p>
          </table:table-cell>
          <table:table-cell office:value-type="string">
            <text:p>Explosives or ammunition -projectile, bomb, mine or grenade loading</text:p>
          </table:table-cell>
        </table:table-row>
        <table:table-row table:style-name="ro1">
          <table:table-cell office:value-type="string">
            <text:p>4771</text:p>
          </table:table-cell>
          <table:table-cell office:value-type="string">
            <text:p>Explosives or ammunition -shell case loading</text:p>
          </table:table-cell>
        </table:table-row>
        <table:table-row table:style-name="ro1">
          <table:table-cell office:value-type="string">
            <text:p>4771</text:p>
          </table:table-cell>
          <table:table-cell office:value-type="string">
            <text:p>Explosives or ammunition -smokeless powder -</text:p>
          </table:table-cell>
        </table:table-row>
        <table:table-row table:style-name="ro1">
          <table:table-cell office:value-type="string">
            <text:p>4771</text:p>
          </table:table-cell>
          <table:table-cell office:value-type="string">
            <text:p>Nitro starch explosives -</text:p>
          </table:table-cell>
        </table:table-row>
        <table:table-row table:style-name="ro1">
          <table:table-cell office:value-type="string">
            <text:p>4771</text:p>
          </table:table-cell>
          <table:table-cell office:value-type="string">
            <text:p>Nitroglycerine explosives -</text:p>
          </table:table-cell>
        </table:table-row>
        <table:table-row table:style-name="ro1">
          <table:table-cell office:value-type="string">
            <text:p>4771</text:p>
          </table:table-cell>
          <table:table-cell office:value-type="string">
            <text:p>Picrates explosives -</text:p>
          </table:table-cell>
        </table:table-row>
        <table:table-row table:style-name="ro1">
          <table:table-cell office:value-type="string">
            <text:p>4771</text:p>
          </table:table-cell>
          <table:table-cell office:value-type="string">
            <text:p>Picric acid explosives -</text:p>
          </table:table-cell>
        </table:table-row>
        <table:table-row table:style-name="ro1">
          <table:table-cell office:value-type="string">
            <text:p>4771</text:p>
          </table:table-cell>
          <table:table-cell office:value-type="string">
            <text:p>Tetryl explosives -</text:p>
          </table:table-cell>
        </table:table-row>
        <table:table-row table:style-name="ro1">
          <table:table-cell office:value-type="string">
            <text:p>4777</text:p>
          </table:table-cell>
          <table:table-cell office:value-type="string">
            <text:p>Blasting agents-preparation or distribution</text:p>
          </table:table-cell>
        </table:table-row>
        <table:table-row table:style-name="ro1">
          <table:table-cell office:value-type="string">
            <text:p>4777</text:p>
          </table:table-cell>
          <table:table-cell office:value-type="string">
            <text:p>Fireworks dealer-</text:p>
          </table:table-cell>
        </table:table-row>
        <table:table-row table:style-name="ro1">
          <table:table-cell office:value-type="string">
            <text:p>4825</text:p>
          </table:table-cell>
          <table:table-cell office:value-type="string">
            <text:p>Drug, medicine orpharmaceutical preparation <text:s/>&amp; includes <text:s/>of ingredients</text:p>
          </table:table-cell>
        </table:table-row>
        <table:table-row table:style-name="ro1">
          <table:table-cell office:value-type="string">
            <text:p>4825</text:p>
          </table:table-cell>
          <table:table-cell office:value-type="string">
            <text:p>Dye -natural</text:p>
          </table:table-cell>
        </table:table-row>
        <table:table-row table:style-name="ro1">
          <table:table-cell office:value-type="string">
            <text:p>4825</text:p>
          </table:table-cell>
          <table:table-cell office:value-type="string">
            <text:p>Essential oils <text:s/>&amp;distillation</text:p>
          </table:table-cell>
        </table:table-row>
        <table:table-row table:style-name="ro1">
          <table:table-cell office:value-type="string">
            <text:p>4825</text:p>
          </table:table-cell>
          <table:table-cell office:value-type="string">
            <text:p>Extract</text:p>
          </table:table-cell>
        </table:table-row>
        <table:table-row table:style-name="ro1">
          <table:table-cell office:value-type="string">
            <text:p>4825</text:p>
          </table:table-cell>
          <table:table-cell office:value-type="string">
            <text:p>Hydrogen peroxide</text:p>
          </table:table-cell>
        </table:table-row>
        <table:table-row table:style-name="ro1">
          <table:table-cell office:value-type="string">
            <text:p>4825</text:p>
          </table:table-cell>
          <table:table-cell office:value-type="string">
            <text:p>Incense</text:p>
          </table:table-cell>
        </table:table-row>
        <table:table-row table:style-name="ro1">
          <table:table-cell office:value-type="string">
            <text:p>4825</text:p>
          </table:table-cell>
          <table:table-cell office:value-type="string">
            <text:p>Insulin</text:p>
          </table:table-cell>
        </table:table-row>
        <table:table-row table:style-name="ro1">
          <table:table-cell office:value-type="string">
            <text:p>4825</text:p>
          </table:table-cell>
          <table:table-cell office:value-type="string">
            <text:p>Iodine</text:p>
          </table:table-cell>
        </table:table-row>
        <table:table-row table:style-name="ro1">
          <table:table-cell office:value-type="string">
            <text:p>4825</text:p>
          </table:table-cell>
          <table:table-cell office:value-type="string">
            <text:p>Licorice extract</text:p>
          </table:table-cell>
        </table:table-row>
        <table:table-row table:style-name="ro1">
          <table:table-cell office:value-type="string">
            <text:p>4825</text:p>
          </table:table-cell>
          <table:table-cell office:value-type="string">
            <text:p>Medicine, drug orpharmaceutical preparation <text:s/>&amp; includes <text:s/>of ingredients</text:p>
          </table:table-cell>
        </table:table-row>
        <table:table-row table:style-name="ro1">
          <table:table-cell office:value-type="string">
            <text:p>4825</text:p>
          </table:table-cell>
          <table:table-cell office:value-type="string">
            <text:p>Penicillin</text:p>
          </table:table-cell>
        </table:table-row>
        <table:table-row table:style-name="ro1">
          <table:table-cell office:value-type="string">
            <text:p>4825</text:p>
          </table:table-cell>
          <table:table-cell office:value-type="string">
            <text:p>Pharmaceutical, drugor medicine preparation <text:s/>&amp; includes <text:s/>of ingredients</text:p>
          </table:table-cell>
        </table:table-row>
        <table:table-row table:style-name="ro1">
          <table:table-cell office:value-type="string">
            <text:p>4825</text:p>
          </table:table-cell>
          <table:table-cell office:value-type="string">
            <text:p>Syrup -forcarbonated beverages</text:p>
          </table:table-cell>
        </table:table-row>
        <table:table-row table:style-name="ro1">
          <table:table-cell office:value-type="string">
            <text:p>4825</text:p>
          </table:table-cell>
          <table:table-cell office:value-type="string">
            <text:p>Tanning extract</text:p>
          </table:table-cell>
        </table:table-row>
        <table:table-row table:style-name="ro1">
          <table:table-cell office:value-type="string">
            <text:p>4825</text:p>
          </table:table-cell>
          <table:table-cell office:value-type="string">
            <text:p>Vitamin</text:p>
          </table:table-cell>
        </table:table-row>
        <table:table-row table:style-name="ro1">
          <table:table-cell office:value-type="string">
            <text:p>4828</text:p>
          </table:table-cell>
          <table:table-cell office:value-type="string">
            <text:p>Chemical blending ormixing NOC-all operations and drivers</text:p>
          </table:table-cell>
        </table:table-row>
        <table:table-row table:style-name="ro1">
          <table:table-cell office:value-type="string">
            <text:p>4828</text:p>
          </table:table-cell>
          <table:table-cell office:value-type="string">
            <text:p>Insect control-usingpoisonous gases</text:p>
          </table:table-cell>
        </table:table-row>
        <table:table-row table:style-name="ro1">
          <table:table-cell office:value-type="string">
            <text:p>4829</text:p>
          </table:table-cell>
          <table:table-cell office:value-type="string">
            <text:p>Chemical <text:s/>NOC-all operations</text:p>
          </table:table-cell>
        </table:table-row>
        <table:table-row table:style-name="ro1">
          <table:table-cell office:value-type="string">
            <text:p>4902</text:p>
          </table:table-cell>
          <table:table-cell office:value-type="string">
            <text:p>Airplane-model kit <text:s/>(toy)</text:p>
          </table:table-cell>
        </table:table-row>
        <table:table-row table:style-name="ro1">
          <table:table-cell office:value-type="string">
            <text:p>4902</text:p>
          </table:table-cell>
          <table:table-cell office:value-type="string">
            <text:p>Archery equipment</text:p>
          </table:table-cell>
        </table:table-row>
        <table:table-row table:style-name="ro1">
          <table:table-cell office:value-type="string">
            <text:p>4902</text:p>
          </table:table-cell>
          <table:table-cell office:value-type="string">
            <text:p>Baseball mask</text:p>
          </table:table-cell>
        </table:table-row>
        <table:table-row table:style-name="ro1">
          <table:table-cell office:value-type="string">
            <text:p>4902</text:p>
          </table:table-cell>
          <table:table-cell office:value-type="string">
            <text:p>Baseball</text:p>
          </table:table-cell>
        </table:table-row>
        <table:table-row table:style-name="ro1">
          <table:table-cell office:value-type="string">
            <text:p>4902</text:p>
          </table:table-cell>
          <table:table-cell office:value-type="string">
            <text:p>Clay target -forskeet shooting</text:p>
          </table:table-cell>
        </table:table-row>
        <table:table-row table:style-name="ro1">
          <table:table-cell office:value-type="string">
            <text:p>4902</text:p>
          </table:table-cell>
          <table:table-cell office:value-type="string">
            <text:p>Fishing rod and tackle</text:p>
          </table:table-cell>
        </table:table-row>
        <table:table-row table:style-name="ro1">
          <table:table-cell office:value-type="string">
            <text:p>4902</text:p>
          </table:table-cell>
          <table:table-cell office:value-type="string">
            <text:p>Fishing tackle repair</text:p>
          </table:table-cell>
        </table:table-row>
        <table:table-row table:style-name="ro1">
          <table:table-cell office:value-type="string">
            <text:p>4902</text:p>
          </table:table-cell>
          <table:table-cell office:value-type="string">
            <text:p>Golf ball</text:p>
          </table:table-cell>
        </table:table-row>
        <table:table-row table:style-name="ro1">
          <table:table-cell office:value-type="string">
            <text:p>4902</text:p>
          </table:table-cell>
          <table:table-cell office:value-type="string">
            <text:p>Golf clubs</text:p>
          </table:table-cell>
        </table:table-row>
        <table:table-row table:style-name="ro1">
          <table:table-cell office:value-type="string">
            <text:p>4902</text:p>
          </table:table-cell>
          <table:table-cell office:value-type="string">
            <text:p>Golf clubs- orassembling</text:p>
          </table:table-cell>
        </table:table-row>
        <table:table-row table:style-name="ro1">
          <table:table-cell office:value-type="string">
            <text:p>4902</text:p>
          </table:table-cell>
          <table:table-cell office:value-type="string">
            <text:p>Gymnasium appliance</text:p>
          </table:table-cell>
        </table:table-row>
        <table:table-row table:style-name="ro1">
          <table:table-cell office:value-type="string">
            <text:p>4902</text:p>
          </table:table-cell>
          <table:table-cell office:value-type="string">
            <text:p>Harness or saddle</text:p>
          </table:table-cell>
        </table:table-row>
        <table:table-row table:style-name="ro1">
          <table:table-cell office:value-type="string">
            <text:p>4902</text:p>
          </table:table-cell>
          <table:table-cell office:value-type="string">
            <text:p>Helmet -sports</text:p>
          </table:table-cell>
        </table:table-row>
        <table:table-row table:style-name="ro1">
          <table:table-cell office:value-type="string">
            <text:p>4902</text:p>
          </table:table-cell>
          <table:table-cell office:value-type="string">
            <text:p>Model airplane-balsa wood</text:p>
          </table:table-cell>
        </table:table-row>
        <table:table-row table:style-name="ro1">
          <table:table-cell office:value-type="string">
            <text:p>4902</text:p>
          </table:table-cell>
          <table:table-cell office:value-type="string">
            <text:p>Saddle or harness</text:p>
          </table:table-cell>
        </table:table-row>
        <table:table-row table:style-name="ro1">
          <table:table-cell office:value-type="string">
            <text:p>4902</text:p>
          </table:table-cell>
          <table:table-cell office:value-type="string">
            <text:p>Sporting goods NOC</text:p>
          </table:table-cell>
        </table:table-row>
        <table:table-row table:style-name="ro1">
          <table:table-cell office:value-type="string">
            <text:p>4902</text:p>
          </table:table-cell>
          <table:table-cell office:value-type="string">
            <text:p>Table tennis set</text:p>
          </table:table-cell>
        </table:table-row>
        <table:table-row table:style-name="ro1">
          <table:table-cell office:value-type="string">
            <text:p>4902</text:p>
          </table:table-cell>
          <table:table-cell office:value-type="string">
            <text:p>Tennis ball</text:p>
          </table:table-cell>
        </table:table-row>
        <table:table-row table:style-name="ro1">
          <table:table-cell office:value-type="string">
            <text:p>4902</text:p>
          </table:table-cell>
          <table:table-cell office:value-type="string">
            <text:p>Whip</text:p>
          </table:table-cell>
        </table:table-row>
        <table:table-row table:style-name="ro1">
          <table:table-cell office:value-type="string">
            <text:p>4923</text:p>
          </table:table-cell>
          <table:table-cell office:value-type="string">
            <text:p>Audio or visual recording media</text:p>
          </table:table-cell>
        </table:table-row>
        <table:table-row table:style-name="ro1">
          <table:table-cell office:value-type="string">
            <text:p>4923</text:p>
          </table:table-cell>
          <table:table-cell office:value-type="string">
            <text:p>Blueprint paper</text:p>
          </table:table-cell>
        </table:table-row>
        <table:table-row table:style-name="ro1">
          <table:table-cell office:value-type="string">
            <text:p>4923</text:p>
          </table:table-cell>
          <table:table-cell office:value-type="string">
            <text:p>Camera</text:p>
          </table:table-cell>
        </table:table-row>
        <table:table-row table:style-name="ro1">
          <table:table-cell office:value-type="string">
            <text:p>4923</text:p>
          </table:table-cell>
          <table:table-cell office:value-type="string">
            <text:p>Disc -magnetic</text:p>
          </table:table-cell>
        </table:table-row>
        <table:table-row table:style-name="ro1">
          <table:table-cell office:value-type="string">
            <text:p>4923</text:p>
          </table:table-cell>
          <table:table-cell office:value-type="string">
            <text:p>Photo films and dry plates</text:p>
          </table:table-cell>
        </table:table-row>
        <table:table-row table:style-name="ro1">
          <table:table-cell office:value-type="string">
            <text:p>4923</text:p>
          </table:table-cell>
          <table:table-cell office:value-type="string">
            <text:p>Photographic supplies</text:p>
          </table:table-cell>
        </table:table-row>
        <table:table-row table:style-name="ro1">
          <table:table-cell office:value-type="string">
            <text:p>4923</text:p>
          </table:table-cell>
          <table:table-cell office:value-type="string">
            <text:p>Recording tape or disk</text:p>
          </table:table-cell>
        </table:table-row>
        <table:table-row table:style-name="ro1">
          <table:table-cell office:value-type="string">
            <text:p>4923</text:p>
          </table:table-cell>
          <table:table-cell office:value-type="string">
            <text:p>Tape -magnetic</text:p>
          </table:table-cell>
        </table:table-row>
        <table:table-row table:style-name="ro1">
          <table:table-cell office:value-type="string">
            <text:p>4940</text:p>
          </table:table-cell>
          <table:table-cell office:value-type="string">
            <text:p>Soda water fountainor apparatus <text:s/>(IL, MO, OK)</text:p>
          </table:table-cell>
        </table:table-row>
        <table:table-row table:style-name="ro1">
          <table:table-cell office:value-type="string">
            <text:p>5020</text:p>
          </table:table-cell>
          <table:table-cell office:value-type="string">
            <text:p>Acoustical ceilinginstallation</text:p>
          </table:table-cell>
        </table:table-row>
        <table:table-row table:style-name="ro1">
          <table:table-cell office:value-type="string">
            <text:p>5020</text:p>
          </table:table-cell>
          <table:table-cell office:value-type="string">
            <text:p>Ceilinginstallation-suspended acoustical grid type</text:p>
          </table:table-cell>
        </table:table-row>
        <table:table-row table:style-name="ro1">
          <table:table-cell office:value-type="string">
            <text:p>5022</text:p>
          </table:table-cell>
          <table:table-cell office:value-type="string">
            <text:p>Blast furnace repairand relining-masonry</text:p>
          </table:table-cell>
        </table:table-row>
        <table:table-row table:style-name="ro1">
          <table:table-cell office:value-type="string">
            <text:p>5022</text:p>
          </table:table-cell>
          <table:table-cell office:value-type="string">
            <text:p>Boiler brickwork-installation or repair</text:p>
          </table:table-cell>
        </table:table-row>
        <table:table-row table:style-name="ro1">
          <table:table-cell office:value-type="string">
            <text:p>5022</text:p>
          </table:table-cell>
          <table:table-cell office:value-type="string">
            <text:p>Brickwork-installation, repair or cleaning</text:p>
          </table:table-cell>
        </table:table-row>
        <table:table-row table:style-name="ro1">
          <table:table-cell office:value-type="string">
            <text:p>5022</text:p>
          </table:table-cell>
          <table:table-cell office:value-type="string">
            <text:p>Building caulking</text:p>
          </table:table-cell>
        </table:table-row>
        <table:table-row table:style-name="ro1">
          <table:table-cell office:value-type="string">
            <text:p>5022</text:p>
          </table:table-cell>
          <table:table-cell office:value-type="string">
            <text:p>Burial vaultinstallation-no manufacture</text:p>
          </table:table-cell>
        </table:table-row>
        <table:table-row table:style-name="ro1">
          <table:table-cell office:value-type="string">
            <text:p>5022</text:p>
          </table:table-cell>
          <table:table-cell office:value-type="string">
            <text:p>Cement block erection</text:p>
          </table:table-cell>
        </table:table-row>
        <table:table-row table:style-name="ro1">
          <table:table-cell office:value-type="string">
            <text:p>5022</text:p>
          </table:table-cell>
          <table:table-cell office:value-type="string">
            <text:p>Chimneyconstruction-one- or two-story residences</text:p>
          </table:table-cell>
        </table:table-row>
        <table:table-row table:style-name="ro1">
          <table:table-cell office:value-type="string">
            <text:p>5022</text:p>
          </table:table-cell>
          <table:table-cell office:value-type="string">
            <text:p>Fireplaceconstruction</text:p>
          </table:table-cell>
        </table:table-row>
        <table:table-row table:style-name="ro1">
          <table:table-cell office:value-type="string">
            <text:p>5022</text:p>
          </table:table-cell>
          <table:table-cell office:value-type="string">
            <text:p>Fireproof tilesetting</text:p>
          </table:table-cell>
        </table:table-row>
        <table:table-row table:style-name="ro1">
          <table:table-cell office:value-type="string">
            <text:p>5022</text:p>
          </table:table-cell>
          <table:table-cell office:value-type="string">
            <text:p>Masonry NOC</text:p>
          </table:table-cell>
        </table:table-row>
        <table:table-row table:style-name="ro1">
          <table:table-cell office:value-type="string">
            <text:p>5022</text:p>
          </table:table-cell>
          <table:table-cell office:value-type="string">
            <text:p>Mausoleums incemeteries-erection only</text:p>
          </table:table-cell>
        </table:table-row>
        <table:table-row table:style-name="ro1">
          <table:table-cell office:value-type="string">
            <text:p>5022</text:p>
          </table:table-cell>
          <table:table-cell office:value-type="string">
            <text:p>Plastering or stuccowork-on outside of buildings</text:p>
          </table:table-cell>
        </table:table-row>
        <table:table-row table:style-name="ro1">
          <table:table-cell office:value-type="string">
            <text:p>5022</text:p>
          </table:table-cell>
          <table:table-cell office:value-type="string">
            <text:p>Silo erection-masonryor tile</text:p>
          </table:table-cell>
        </table:table-row>
        <table:table-row table:style-name="ro1">
          <table:table-cell office:value-type="string">
            <text:p>5022</text:p>
          </table:table-cell>
          <table:table-cell office:value-type="string">
            <text:p>Stucco or plasteringwork-on outside of buildings</text:p>
          </table:table-cell>
        </table:table-row>
        <table:table-row table:style-name="ro1">
          <table:table-cell office:value-type="string">
            <text:p>5022</text:p>
          </table:table-cell>
          <table:table-cell office:value-type="string">
            <text:p>Tuck pointingperformed by contractor engaged in chimney work assigned to Code5022</text:p>
          </table:table-cell>
        </table:table-row>
        <table:table-row table:style-name="ro1">
          <table:table-cell office:value-type="string">
            <text:p>5022</text:p>
          </table:table-cell>
          <table:table-cell office:value-type="string">
            <text:p>Tuck pointingperformed by specialist contractor</text:p>
          </table:table-cell>
        </table:table-row>
        <table:table-row table:style-name="ro1">
          <table:table-cell office:value-type="string">
            <text:p>5022</text:p>
          </table:table-cell>
          <table:table-cell office:value-type="string">
            <text:p>Waterproofing:exterior-with trowel</text:p>
          </table:table-cell>
        </table:table-row>
        <table:table-row table:style-name="ro1">
          <table:table-cell office:value-type="string">
            <text:p>5022</text:p>
          </table:table-cell>
          <table:table-cell office:value-type="string">
            <text:p>Wrecking-notmarine-all operations-masonry</text:p>
          </table:table-cell>
        </table:table-row>
        <table:table-row table:style-name="ro1">
          <table:table-cell office:value-type="string">
            <text:p>5037</text:p>
          </table:table-cell>
          <table:table-cell office:value-type="string">
            <text:p>Painting-metalbridges &amp; shop operations, drivers</text:p>
          </table:table-cell>
        </table:table-row>
        <table:table-row table:style-name="ro1">
          <table:table-cell office:value-type="string">
            <text:p>5037</text:p>
          </table:table-cell>
          <table:table-cell office:value-type="string">
            <text:p>Painting-metal structures-over two stories in height-</text:p>
          </table:table-cell>
        </table:table-row>
        <table:table-row table:style-name="ro1">
          <table:table-cell office:value-type="string">
            <text:p>5040</text:p>
          </table:table-cell>
          <table:table-cell office:value-type="string">
            <text:p>Balcony erection-ironor steel, exterior</text:p>
          </table:table-cell>
        </table:table-row>
        <table:table-row table:style-name="ro1">
          <table:table-cell office:value-type="string">
            <text:p>5040</text:p>
          </table:table-cell>
          <table:table-cell office:value-type="string">
            <text:p>Cable TV-erection ofmain receiving or transmitting tower</text:p>
          </table:table-cell>
        </table:table-row>
        <table:table-row table:style-name="ro1">
          <table:table-cell office:value-type="string">
            <text:p>5040</text:p>
          </table:table-cell>
          <table:table-cell office:value-type="string">
            <text:p>Fire escapeinstallation: outside of buildings</text:p>
          </table:table-cell>
        </table:table-row>
        <table:table-row table:style-name="ro1">
          <table:table-cell office:value-type="string">
            <text:p>5040</text:p>
          </table:table-cell>
          <table:table-cell office:value-type="string">
            <text:p>Fireproofshutter-erection or repair</text:p>
          </table:table-cell>
        </table:table-row>
        <table:table-row table:style-name="ro1">
          <table:table-cell office:value-type="string">
            <text:p>5040</text:p>
          </table:table-cell>
          <table:table-cell office:value-type="string">
            <text:p>Gas holder erection</text:p>
          </table:table-cell>
        </table:table-row>
        <table:table-row table:style-name="ro1">
          <table:table-cell office:value-type="string">
            <text:p>5040</text:p>
          </table:table-cell>
          <table:table-cell office:value-type="string">
            <text:p>Iron or steelerection-exterior (balconies, fire escapes staircases, etc.)</text:p>
          </table:table-cell>
        </table:table-row>
        <table:table-row table:style-name="ro1">
          <table:table-cell office:value-type="string">
            <text:p>5040</text:p>
          </table:table-cell>
          <table:table-cell office:value-type="string">
            <text:p>Iron or steelerection-frame structures over two stories in height</text:p>
          </table:table-cell>
        </table:table-row>
        <table:table-row table:style-name="ro1">
          <table:table-cell office:value-type="string">
            <text:p>5040</text:p>
          </table:table-cell>
          <table:table-cell office:value-type="string">
            <text:p>Iron or steelerection-metal bridges</text:p>
          </table:table-cell>
        </table:table-row>
        <table:table-row table:style-name="ro1">
          <table:table-cell office:value-type="string">
            <text:p>5040</text:p>
          </table:table-cell>
          <table:table-cell office:value-type="string">
            <text:p>Iron or steelerection-radio, television or water towers, smokestacks, gasholders</text:p>
          </table:table-cell>
        </table:table-row>
        <table:table-row table:style-name="ro1">
          <table:table-cell office:value-type="string">
            <text:p>5040</text:p>
          </table:table-cell>
          <table:table-cell office:value-type="string">
            <text:p>Radio transmissiontower erection</text:p>
          </table:table-cell>
        </table:table-row>
        <table:table-row table:style-name="ro1">
          <table:table-cell office:value-type="string">
            <text:p>5040</text:p>
          </table:table-cell>
          <table:table-cell office:value-type="string">
            <text:p>Tankerection-spherical steel</text:p>
          </table:table-cell>
        </table:table-row>
        <table:table-row table:style-name="ro1">
          <table:table-cell office:value-type="string">
            <text:p>5040</text:p>
          </table:table-cell>
          <table:table-cell office:value-type="string">
            <text:p>Televisiontransmission tower erection</text:p>
          </table:table-cell>
        </table:table-row>
        <table:table-row table:style-name="ro1">
          <table:table-cell office:value-type="string">
            <text:p>5040</text:p>
          </table:table-cell>
          <table:table-cell office:value-type="string">
            <text:p>Water towers-erection</text:p>
          </table:table-cell>
        </table:table-row>
        <table:table-row table:style-name="ro1">
          <table:table-cell office:value-type="string">
            <text:p>5057</text:p>
          </table:table-cell>
          <table:table-cell office:value-type="string">
            <text:p>Blast furnaceerection</text:p>
          </table:table-cell>
        </table:table-row>
        <table:table-row table:style-name="ro1">
          <table:table-cell office:value-type="string">
            <text:p>5057</text:p>
          </table:table-cell>
          <table:table-cell office:value-type="string">
            <text:p>Clothesdryers-metal-erection on roofs</text:p>
          </table:table-cell>
        </table:table-row>
        <table:table-row table:style-name="ro1">
          <table:table-cell office:value-type="string">
            <text:p>5057</text:p>
          </table:table-cell>
          <table:table-cell office:value-type="string">
            <text:p>Concrete or cementdistributing towers-installation, repair or removal</text:p>
          </table:table-cell>
        </table:table-row>
        <table:table-row table:style-name="ro1">
          <table:table-cell office:value-type="string">
            <text:p>5057</text:p>
          </table:table-cell>
          <table:table-cell office:value-type="string">
            <text:p>Crane or derrickinstallation</text:p>
          </table:table-cell>
        </table:table-row>
        <table:table-row table:style-name="ro1">
          <table:table-cell office:value-type="string">
            <text:p>5057</text:p>
          </table:table-cell>
          <table:table-cell office:value-type="string">
            <text:p>Derrick or oil rigerecting or dismantling-all operations-metal</text:p>
          </table:table-cell>
        </table:table-row>
        <table:table-row table:style-name="ro1">
          <table:table-cell office:value-type="string">
            <text:p>5057</text:p>
          </table:table-cell>
          <table:table-cell office:value-type="string">
            <text:p>Iron or steelerection NOC</text:p>
          </table:table-cell>
        </table:table-row>
        <table:table-row table:style-name="ro1">
          <table:table-cell office:value-type="string">
            <text:p>5057</text:p>
          </table:table-cell>
          <table:table-cell office:value-type="string">
            <text:p>Oil rig or derrickerecting or dismantling-metal-all operations</text:p>
          </table:table-cell>
        </table:table-row>
        <table:table-row table:style-name="ro1">
          <table:table-cell office:value-type="string">
            <text:p>5057</text:p>
          </table:table-cell>
          <table:table-cell office:value-type="string">
            <text:p>Scaffolding: concreteor cement distributing towers-installation, repair or removal</text:p>
          </table:table-cell>
        </table:table-row>
        <table:table-row table:style-name="ro1">
          <table:table-cell office:value-type="string">
            <text:p>5057</text:p>
          </table:table-cell>
          <table:table-cell office:value-type="string">
            <text:p>Scaffolding: scaffoldinstallation, repair or removal-built up from the ground-notsuspended or swinging type</text:p>
          </table:table-cell>
        </table:table-row>
        <table:table-row table:style-name="ro1">
          <table:table-cell office:value-type="string">
            <text:p>5057</text:p>
          </table:table-cell>
          <table:table-cell office:value-type="string">
            <text:p>Vault construction orinstallation</text:p>
          </table:table-cell>
        </table:table-row>
        <table:table-row table:style-name="ro1">
          <table:table-cell office:value-type="string">
            <text:p>5057</text:p>
          </table:table-cell>
          <table:table-cell office:value-type="string">
            <text:p>Windmillerection-metal</text:p>
          </table:table-cell>
        </table:table-row>
        <table:table-row table:style-name="ro1">
          <table:table-cell office:value-type="string">
            <text:p>5057</text:p>
          </table:table-cell>
          <table:table-cell office:value-type="string">
            <text:p>Wrecking-notmarine-all operations-iron or steel</text:p>
          </table:table-cell>
        </table:table-row>
        <table:table-row table:style-name="ro1">
          <table:table-cell office:value-type="string">
            <text:p>5059</text:p>
          </table:table-cell>
          <table:table-cell office:value-type="string">
            <text:p>Iron or steelerection-frame structures not over two stories in height</text:p>
          </table:table-cell>
        </table:table-row>
        <table:table-row table:style-name="ro1">
          <table:table-cell office:value-type="string">
            <text:p>5067</text:p>
          </table:table-cell>
          <table:table-cell office:value-type="string">
            <text:p>Bridge building-metal(MO)</text:p>
          </table:table-cell>
        </table:table-row>
        <table:table-row table:style-name="ro1">
          <table:table-cell office:value-type="string">
            <text:p>5069</text:p>
          </table:table-cell>
          <table:table-cell office:value-type="string">
            <text:p>Iron or steelerection-construction of dwellings not over two stories inheight</text:p>
          </table:table-cell>
        </table:table-row>
        <table:table-row table:style-name="ro1">
          <table:table-cell office:value-type="string">
            <text:p>5069</text:p>
          </table:table-cell>
          <table:table-cell office:value-type="string">
            <text:p>Military reservationconstruction-iron or steel erection not over two stories inheight</text:p>
          </table:table-cell>
        </table:table-row>
        <table:table-row table:style-name="ro1">
          <table:table-cell office:value-type="string">
            <text:p>5069</text:p>
          </table:table-cell>
          <table:table-cell office:value-type="string">
            <text:p>Swimming poolconstruction-iron or steel</text:p>
          </table:table-cell>
        </table:table-row>
        <table:table-row table:style-name="ro1">
          <table:table-cell office:value-type="string">
            <text:p>5102</text:p>
          </table:table-cell>
          <table:table-cell office:value-type="string">
            <text:p>Aluminum windows ordoors-not storm-installation</text:p>
          </table:table-cell>
        </table:table-row>
        <table:table-row table:style-name="ro1">
          <table:table-cell office:value-type="string">
            <text:p>5102</text:p>
          </table:table-cell>
          <table:table-cell office:value-type="string">
            <text:p>Artistic metalerection work-plaques, facades, facings</text:p>
          </table:table-cell>
        </table:table-row>
        <table:table-row table:style-name="ro1">
          <table:table-cell office:value-type="string">
            <text:p>5102</text:p>
          </table:table-cell>
          <table:table-cell office:value-type="string">
            <text:p>Awning erection:canvas products</text:p>
          </table:table-cell>
        </table:table-row>
        <table:table-row table:style-name="ro1">
          <table:table-cell office:value-type="string">
            <text:p>5102</text:p>
          </table:table-cell>
          <table:table-cell office:value-type="string">
            <text:p>Awning, tent orcanvas goods erection, removal or repair</text:p>
          </table:table-cell>
        </table:table-row>
        <table:table-row table:style-name="ro1">
          <table:table-cell office:value-type="string">
            <text:p>5102</text:p>
          </table:table-cell>
          <table:table-cell office:value-type="string">
            <text:p>Camouflagework-decorating</text:p>
          </table:table-cell>
        </table:table-row>
        <table:table-row table:style-name="ro1">
          <table:table-cell office:value-type="string">
            <text:p>5102</text:p>
          </table:table-cell>
          <table:table-cell office:value-type="string">
            <text:p>Canvas goods, awningor tent erection, removal or repair</text:p>
          </table:table-cell>
        </table:table-row>
        <table:table-row table:style-name="ro1">
          <table:table-cell office:value-type="string">
            <text:p>5102</text:p>
          </table:table-cell>
          <table:table-cell office:value-type="string">
            <text:p>Canvassidewalls-erection-at ballparks, etc.</text:p>
          </table:table-cell>
        </table:table-row>
        <table:table-row table:style-name="ro1">
          <table:table-cell office:value-type="string">
            <text:p>5102</text:p>
          </table:table-cell>
          <table:table-cell office:value-type="string">
            <text:p>Decorating</text:p>
          </table:table-cell>
        </table:table-row>
        <table:table-row table:style-name="ro1">
          <table:table-cell office:value-type="string">
            <text:p>5102</text:p>
          </table:table-cell>
          <table:table-cell office:value-type="string">
            <text:p>Decorative metalerection work-plaques, facades, facings</text:p>
          </table:table-cell>
        </table:table-row>
        <table:table-row table:style-name="ro1">
          <table:table-cell office:value-type="string">
            <text:p>5102</text:p>
          </table:table-cell>
          <table:table-cell office:value-type="string">
            <text:p>Doorinstallation-metal or metal covered-in garages-not overhead</text:p>
          </table:table-cell>
        </table:table-row>
        <table:table-row table:style-name="ro1">
          <table:table-cell office:value-type="string">
            <text:p>5102</text:p>
          </table:table-cell>
          <table:table-cell office:value-type="string">
            <text:p>Door, door frame orsash erection-metal or metal covered</text:p>
          </table:table-cell>
        </table:table-row>
        <table:table-row table:style-name="ro1">
          <table:table-cell office:value-type="string">
            <text:p>5102</text:p>
          </table:table-cell>
          <table:table-cell office:value-type="string">
            <text:p>Draperies orcurtains-installation in public buildings NOC</text:p>
          </table:table-cell>
        </table:table-row>
        <table:table-row table:style-name="ro1">
          <table:table-cell office:value-type="string">
            <text:p>5102</text:p>
          </table:table-cell>
          <table:table-cell office:value-type="string">
            <text:p>Elevator entrance &amp;door installation</text:p>
          </table:table-cell>
        </table:table-row>
        <table:table-row table:style-name="ro1">
          <table:table-cell office:value-type="string">
            <text:p>5102</text:p>
          </table:table-cell>
          <table:table-cell office:value-type="string">
            <text:p>Fence erection toprevent soil erosion</text:p>
          </table:table-cell>
        </table:table-row>
        <table:table-row table:style-name="ro1">
          <table:table-cell office:value-type="string">
            <text:p>5102</text:p>
          </table:table-cell>
          <table:table-cell office:value-type="string">
            <text:p>Fire doorinstallation</text:p>
          </table:table-cell>
        </table:table-row>
        <table:table-row table:style-name="ro1">
          <table:table-cell office:value-type="string">
            <text:p>5102</text:p>
          </table:table-cell>
          <table:table-cell office:value-type="string">
            <text:p>Fire escapeinstallation: inside of buildings</text:p>
          </table:table-cell>
        </table:table-row>
        <table:table-row table:style-name="ro1">
          <table:table-cell office:value-type="string">
            <text:p>5102</text:p>
          </table:table-cell>
          <table:table-cell office:value-type="string">
            <text:p>Flags and buntingerection</text:p>
          </table:table-cell>
        </table:table-row>
        <table:table-row table:style-name="ro1">
          <table:table-cell office:value-type="string">
            <text:p>5102</text:p>
          </table:table-cell>
          <table:table-cell office:value-type="string">
            <text:p>Iron or steelerection-decorative</text:p>
          </table:table-cell>
        </table:table-row>
        <table:table-row table:style-name="ro1">
          <table:table-cell office:value-type="string">
            <text:p>5102</text:p>
          </table:table-cell>
          <table:table-cell office:value-type="string">
            <text:p>Iron or steelerection-door or sash erection-metal or metal covered</text:p>
          </table:table-cell>
        </table:table-row>
        <table:table-row table:style-name="ro1">
          <table:table-cell office:value-type="string">
            <text:p>5102</text:p>
          </table:table-cell>
          <table:table-cell office:value-type="string">
            <text:p>Iron or steelerection-non-structural-interior</text:p>
          </table:table-cell>
        </table:table-row>
        <table:table-row table:style-name="ro1">
          <table:table-cell office:value-type="string">
            <text:p>5102</text:p>
          </table:table-cell>
          <table:table-cell office:value-type="string">
            <text:p>Lining reservoirs,lagoons, ponds-rubber or plastic</text:p>
          </table:table-cell>
        </table:table-row>
        <table:table-row table:style-name="ro1">
          <table:table-cell office:value-type="string">
            <text:p>5102</text:p>
          </table:table-cell>
          <table:table-cell office:value-type="string">
            <text:p>Metal sashinstallation</text:p>
          </table:table-cell>
        </table:table-row>
        <table:table-row table:style-name="ro1">
          <table:table-cell office:value-type="string">
            <text:p>5102</text:p>
          </table:table-cell>
          <table:table-cell office:value-type="string">
            <text:p>Prison cellerection-steel</text:p>
          </table:table-cell>
        </table:table-row>
        <table:table-row table:style-name="ro1">
          <table:table-cell office:value-type="string">
            <text:p>5102</text:p>
          </table:table-cell>
          <table:table-cell office:value-type="string">
            <text:p>Steel frameerection-interior-by specialist contractor</text:p>
          </table:table-cell>
        </table:table-row>
        <table:table-row table:style-name="ro1">
          <table:table-cell office:value-type="string">
            <text:p>5102</text:p>
          </table:table-cell>
          <table:table-cell office:value-type="string">
            <text:p>Tent, awning orcanvas goods erection, removal or repair</text:p>
          </table:table-cell>
        </table:table-row>
        <table:table-row table:style-name="ro1">
          <table:table-cell office:value-type="string">
            <text:p>5102</text:p>
          </table:table-cell>
          <table:table-cell office:value-type="string">
            <text:p>Window frame &amp; sashinstallation or repair-metal</text:p>
          </table:table-cell>
        </table:table-row>
        <table:table-row table:style-name="ro1">
          <table:table-cell office:value-type="string">
            <text:p>5146</text:p>
          </table:table-cell>
          <table:table-cell office:value-type="string">
            <text:p>Boardinstallation-chalk, bulletin or cork</text:p>
          </table:table-cell>
        </table:table-row>
        <table:table-row table:style-name="ro1">
          <table:table-cell office:value-type="string">
            <text:p>5146</text:p>
          </table:table-cell>
          <table:table-cell office:value-type="string">
            <text:p>Dental equipmentinstallation</text:p>
          </table:table-cell>
        </table:table-row>
        <table:table-row table:style-name="ro1">
          <table:table-cell office:value-type="string">
            <text:p>5146</text:p>
          </table:table-cell>
          <table:table-cell office:value-type="string">
            <text:p>Exhibitions-tradeshows or conventions, setting up or taking down</text:p>
          </table:table-cell>
        </table:table-row>
        <table:table-row table:style-name="ro1">
          <table:table-cell office:value-type="string">
            <text:p>5146</text:p>
          </table:table-cell>
          <table:table-cell office:value-type="string">
            <text:p>Filing equipmentinstallation</text:p>
          </table:table-cell>
        </table:table-row>
        <table:table-row table:style-name="ro1">
          <table:table-cell office:value-type="string">
            <text:p>5146</text:p>
          </table:table-cell>
          <table:table-cell office:value-type="string">
            <text:p>Fixtures or furnitureinstallation-portable-NOC</text:p>
          </table:table-cell>
        </table:table-row>
        <table:table-row table:style-name="ro1">
          <table:table-cell office:value-type="string">
            <text:p>5146</text:p>
          </table:table-cell>
          <table:table-cell office:value-type="string">
            <text:p>Floorinstallation-floating or access</text:p>
          </table:table-cell>
        </table:table-row>
        <table:table-row table:style-name="ro1">
          <table:table-cell office:value-type="string">
            <text:p>5146</text:p>
          </table:table-cell>
          <table:table-cell office:value-type="string">
            <text:p>Furniture or fixturesinstallation-portable-NOC</text:p>
          </table:table-cell>
        </table:table-row>
        <table:table-row table:style-name="ro1">
          <table:table-cell office:value-type="string">
            <text:p>5146</text:p>
          </table:table-cell>
          <table:table-cell office:value-type="string">
            <text:p>Hospital equipmentinstallation</text:p>
          </table:table-cell>
        </table:table-row>
        <table:table-row table:style-name="ro1">
          <table:table-cell office:value-type="string">
            <text:p>5146</text:p>
          </table:table-cell>
          <table:table-cell office:value-type="string">
            <text:p>Kitchen equipmentinstallation-commercial</text:p>
          </table:table-cell>
        </table:table-row>
        <table:table-row table:style-name="ro1">
          <table:table-cell office:value-type="string">
            <text:p>5146</text:p>
          </table:table-cell>
          <table:table-cell office:value-type="string">
            <text:p>Metal partitioninstallation</text:p>
          </table:table-cell>
        </table:table-row>
        <table:table-row table:style-name="ro1">
          <table:table-cell office:value-type="string">
            <text:p>5146</text:p>
          </table:table-cell>
          <table:table-cell office:value-type="string">
            <text:p>Modular partition orworkstation installation</text:p>
          </table:table-cell>
        </table:table-row>
        <table:table-row table:style-name="ro1">
          <table:table-cell office:value-type="string">
            <text:p>5146</text:p>
          </table:table-cell>
          <table:table-cell office:value-type="string">
            <text:p>Partitioninstallation-metal</text:p>
          </table:table-cell>
        </table:table-row>
        <table:table-row table:style-name="ro1">
          <table:table-cell office:value-type="string">
            <text:p>5146</text:p>
          </table:table-cell>
          <table:table-cell office:value-type="string">
            <text:p>Showcase erection andinstallation</text:p>
          </table:table-cell>
        </table:table-row>
        <table:table-row table:style-name="ro1">
          <table:table-cell office:value-type="string">
            <text:p>5146</text:p>
          </table:table-cell>
          <table:table-cell office:value-type="string">
            <text:p>Soda fountain orcounter installation</text:p>
          </table:table-cell>
        </table:table-row>
        <table:table-row table:style-name="ro1">
          <table:table-cell office:value-type="string">
            <text:p>5146</text:p>
          </table:table-cell>
          <table:table-cell office:value-type="string">
            <text:p>Steel lockerinstallation</text:p>
          </table:table-cell>
        </table:table-row>
        <table:table-row table:style-name="ro1">
          <table:table-cell office:value-type="string">
            <text:p>5146</text:p>
          </table:table-cell>
          <table:table-cell office:value-type="string">
            <text:p>Theater seatsinstallation</text:p>
          </table:table-cell>
        </table:table-row>
        <table:table-row table:style-name="ro1">
          <table:table-cell office:value-type="string">
            <text:p>5146</text:p>
          </table:table-cell>
          <table:table-cell office:value-type="string">
            <text:p>Workstation-modularpartition metal-installation</text:p>
          </table:table-cell>
        </table:table-row>
        <table:table-row table:style-name="ro1">
          <table:table-cell office:value-type="string">
            <text:p>5160</text:p>
          </table:table-cell>
          <table:table-cell office:value-type="string">
            <text:p>Elevator erection orrepair</text:p>
          </table:table-cell>
        </table:table-row>
        <table:table-row table:style-name="ro1">
          <table:table-cell office:value-type="string">
            <text:p>5160</text:p>
          </table:table-cell>
          <table:table-cell office:value-type="string">
            <text:p>Elevatorservicing-oiling, adjusting and maintenance</text:p>
          </table:table-cell>
        </table:table-row>
        <table:table-row table:style-name="ro1">
          <table:table-cell office:value-type="string">
            <text:p>5160</text:p>
          </table:table-cell>
          <table:table-cell office:value-type="string">
            <text:p>Escalator erection orrepair</text:p>
          </table:table-cell>
        </table:table-row>
        <table:table-row table:style-name="ro1">
          <table:table-cell office:value-type="string">
            <text:p>5183</text:p>
          </table:table-cell>
          <table:table-cell office:value-type="string">
            <text:p>Air conditioning-non-portable-plumbing</text:p>
          </table:table-cell>
        </table:table-row>
        <table:table-row table:style-name="ro1">
          <table:table-cell office:value-type="string">
            <text:p>5183</text:p>
          </table:table-cell>
          <table:table-cell office:value-type="string">
            <text:p>Beer and soft drink dispensing equipment, cleaning</text:p>
          </table:table-cell>
        </table:table-row>
        <table:table-row table:style-name="ro1">
          <table:table-cell office:value-type="string">
            <text:p>5183</text:p>
          </table:table-cell>
          <table:table-cell office:value-type="string">
            <text:p>Beer coil cleaning-</text:p>
          </table:table-cell>
        </table:table-row>
        <table:table-row table:style-name="ro1">
          <table:table-cell office:value-type="string">
            <text:p>5183</text:p>
          </table:table-cell>
          <table:table-cell office:value-type="string">
            <text:p>Beer drawing equipment-cleaning and installation-</text:p>
          </table:table-cell>
        </table:table-row>
        <table:table-row table:style-name="ro1">
          <table:table-cell office:value-type="string">
            <text:p>5183</text:p>
          </table:table-cell>
          <table:table-cell office:value-type="string">
            <text:p>Boiler or steam pipe insulating</text:p>
          </table:table-cell>
        </table:table-row>
        <table:table-row table:style-name="ro1">
          <table:table-cell office:value-type="string">
            <text:p>5183</text:p>
          </table:table-cell>
          <table:table-cell office:value-type="string">
            <text:p>Boilers-domestic-installation or repair-</text:p>
          </table:table-cell>
        </table:table-row>
        <table:table-row table:style-name="ro1">
          <table:table-cell office:value-type="string">
            <text:p>5183</text:p>
          </table:table-cell>
          <table:table-cell office:value-type="string">
            <text:p>Carrier system-pneumatic-installation or repair</text:p>
          </table:table-cell>
        </table:table-row>
        <table:table-row table:style-name="ro1">
          <table:table-cell office:value-type="string">
            <text:p>5183</text:p>
          </table:table-cell>
          <table:table-cell office:value-type="string">
            <text:p>Furnace installation-hot water or steam-</text:p>
          </table:table-cell>
        </table:table-row>
        <table:table-row table:style-name="ro1">
          <table:table-cell office:value-type="string">
            <text:p>5183</text:p>
          </table:table-cell>
          <table:table-cell office:value-type="string">
            <text:p>Insulation of pipesand boilers-non-asbestos materials</text:p>
          </table:table-cell>
        </table:table-row>
        <table:table-row table:style-name="ro1">
          <table:table-cell office:value-type="string">
            <text:p>5183</text:p>
          </table:table-cell>
          <table:table-cell office:value-type="string">
            <text:p>Insulation-steam pipe or boiler</text:p>
          </table:table-cell>
        </table:table-row>
        <table:table-row table:style-name="ro1">
          <table:table-cell office:value-type="string">
            <text:p>5183</text:p>
          </table:table-cell>
          <table:table-cell office:value-type="string">
            <text:p>Lawn sprinkler systems installation-underground-</text:p>
          </table:table-cell>
        </table:table-row>
        <table:table-row table:style-name="ro1">
          <table:table-cell office:value-type="string">
            <text:p>5183</text:p>
          </table:table-cell>
          <table:table-cell office:value-type="string">
            <text:p>Oil or gas burnerinstallation -domestic type-</text:p>
          </table:table-cell>
        </table:table-row>
        <table:table-row table:style-name="ro1">
          <table:table-cell office:value-type="string">
            <text:p>5183</text:p>
          </table:table-cell>
          <table:table-cell office:value-type="string">
            <text:p>Oil still pipe insulation</text:p>
          </table:table-cell>
        </table:table-row>
        <table:table-row table:style-name="ro1">
          <table:table-cell office:value-type="string">
            <text:p>5183</text:p>
          </table:table-cell>
          <table:table-cell office:value-type="string">
            <text:p>Plumbing NOC</text:p>
          </table:table-cell>
        </table:table-row>
        <table:table-row table:style-name="ro1">
          <table:table-cell office:value-type="string">
            <text:p>5183</text:p>
          </table:table-cell>
          <table:table-cell office:value-type="string">
            <text:p>Pump installation -domestic or residential</text:p>
          </table:table-cell>
        </table:table-row>
        <table:table-row table:style-name="ro1">
          <table:table-cell office:value-type="string">
            <text:p>5183</text:p>
          </table:table-cell>
          <table:table-cell office:value-type="string">
            <text:p>Refrigeration-commercial or domestic-pipe fitting-including theinstallation of tubing; drivers</text:p>
          </table:table-cell>
        </table:table-row>
        <table:table-row table:style-name="ro1">
          <table:table-cell office:value-type="string">
            <text:p>5183</text:p>
          </table:table-cell>
          <table:table-cell office:value-type="string">
            <text:p>Sewer cleaning-building connections-using portable equipment-</text:p>
          </table:table-cell>
        </table:table-row>
        <table:table-row table:style-name="ro1">
          <table:table-cell office:value-type="string">
            <text:p>5183</text:p>
          </table:table-cell>
          <table:table-cell office:value-type="string">
            <text:p>Soft drink or beer dispensing unit equipment-cleaning</text:p>
          </table:table-cell>
        </table:table-row>
        <table:table-row table:style-name="ro1">
          <table:table-cell office:value-type="string">
            <text:p>5183</text:p>
          </table:table-cell>
          <table:table-cell office:value-type="string">
            <text:p>Sprinkler installation-residential-</text:p>
          </table:table-cell>
        </table:table-row>
        <table:table-row table:style-name="ro1">
          <table:table-cell office:value-type="string">
            <text:p>5183</text:p>
          </table:table-cell>
          <table:table-cell office:value-type="string">
            <text:p>Steam pipe or boiler insulating</text:p>
          </table:table-cell>
        </table:table-row>
        <table:table-row table:style-name="ro1">
          <table:table-cell office:value-type="string">
            <text:p>5183</text:p>
          </table:table-cell>
          <table:table-cell office:value-type="string">
            <text:p>Thermostat installation-not electric-</text:p>
          </table:table-cell>
        </table:table-row>
        <table:table-row table:style-name="ro1">
          <table:table-cell office:value-type="string">
            <text:p>5183</text:p>
          </table:table-cell>
          <table:table-cell office:value-type="string">
            <text:p>Water softener-installation or service-domestic-</text:p>
          </table:table-cell>
        </table:table-row>
        <table:table-row table:style-name="ro1">
          <table:table-cell office:value-type="string">
            <text:p>5188</text:p>
          </table:table-cell>
          <table:table-cell office:value-type="string">
            <text:p>Automatic sprinkler installation</text:p>
          </table:table-cell>
        </table:table-row>
        <table:table-row table:style-name="ro1">
          <table:table-cell office:value-type="string">
            <text:p>5188</text:p>
          </table:table-cell>
          <table:table-cell office:value-type="string">
            <text:p>Fire extinguishing systems-dry chemical-installation and service</text:p>
          </table:table-cell>
        </table:table-row>
        <table:table-row table:style-name="ro1">
          <table:table-cell office:value-type="string">
            <text:p>5188</text:p>
          </table:table-cell>
          <table:table-cell office:value-type="string">
            <text:p>Sprinkler installation-fire-</text:p>
          </table:table-cell>
        </table:table-row>
        <table:table-row table:style-name="ro1">
          <table:table-cell office:value-type="string">
            <text:p>5190</text:p>
          </table:table-cell>
          <table:table-cell office:value-type="string">
            <text:p>Air conditioning-non-portable-servicing, cleaning, oiling or adjusting-</text:p>
          </table:table-cell>
        </table:table-row>
        <table:table-row table:style-name="ro1">
          <table:table-cell office:value-type="string">
            <text:p>5190</text:p>
          </table:table-cell>
          <table:table-cell office:value-type="string">
            <text:p>Cable installation</text:p>
          </table:table-cell>
        </table:table-row>
        <table:table-row table:style-name="ro1">
          <table:table-cell office:value-type="string">
            <text:p>5190</text:p>
          </table:table-cell>
          <table:table-cell office:value-type="string">
            <text:p>Christmas or holiday decorations-street or outside-</text:p>
          </table:table-cell>
        </table:table-row>
        <table:table-row table:style-name="ro1">
          <table:table-cell office:value-type="string">
            <text:p>5190</text:p>
          </table:table-cell>
          <table:table-cell office:value-type="string">
            <text:p>Dishwasher-installation, service or repair-commercial-</text:p>
          </table:table-cell>
        </table:table-row>
        <table:table-row table:style-name="ro1">
          <table:table-cell office:value-type="string">
            <text:p>5190</text:p>
          </table:table-cell>
          <table:table-cell office:value-type="string">
            <text:p>Electric oven-installation, service or repair-commercial-</text:p>
          </table:table-cell>
        </table:table-row>
        <table:table-row table:style-name="ro1">
          <table:table-cell office:value-type="string">
            <text:p>5190</text:p>
          </table:table-cell>
          <table:table-cell office:value-type="string">
            <text:p>Electrical wiring-within buildings</text:p>
          </table:table-cell>
        </table:table-row>
        <table:table-row table:style-name="ro1">
          <table:table-cell office:value-type="string">
            <text:p>5190</text:p>
          </table:table-cell>
          <table:table-cell office:value-type="string">
            <text:p>Food mixers-installation, service or repair-commercial-</text:p>
          </table:table-cell>
        </table:table-row>
        <table:table-row table:style-name="ro1">
          <table:table-cell office:value-type="string">
            <text:p>5190</text:p>
          </table:table-cell>
          <table:table-cell office:value-type="string">
            <text:p>Fry kettle-installation, service or repair-commercial-</text:p>
          </table:table-cell>
        </table:table-row>
        <table:table-row table:style-name="ro1">
          <table:table-cell office:value-type="string">
            <text:p>5190</text:p>
          </table:table-cell>
          <table:table-cell office:value-type="string">
            <text:p>Ice cream cabinet installation &amp; service, drivers-by specialist contractors-</text:p>
          </table:table-cell>
        </table:table-row>
        <table:table-row table:style-name="ro1">
          <table:table-cell office:value-type="string">
            <text:p>5190</text:p>
          </table:table-cell>
          <table:table-cell office:value-type="string">
            <text:p>Meter-electric-installing, repairing and testing-including shop;</text:p>
          </table:table-cell>
        </table:table-row>
        <table:table-row table:style-name="ro1">
          <table:table-cell office:value-type="string">
            <text:p>5190</text:p>
          </table:table-cell>
          <table:table-cell office:value-type="string">
            <text:p>Refrigeration-commercial-cleaning, oiling or adjusting-</text:p>
          </table:table-cell>
        </table:table-row>
        <table:table-row table:style-name="ro1">
          <table:table-cell office:value-type="string">
            <text:p>5190</text:p>
          </table:table-cell>
          <table:table-cell office:value-type="string">
            <text:p>Sewing machines-commercial-electrical wiring-away from shop-</text:p>
          </table:table-cell>
        </table:table-row>
        <table:table-row table:style-name="ro1">
          <table:table-cell office:value-type="string">
            <text:p>5190</text:p>
          </table:table-cell>
          <table:table-cell office:value-type="string">
            <text:p>Thermostat installation-electric-</text:p>
          </table:table-cell>
        </table:table-row>
        <table:table-row table:style-name="ro1">
          <table:table-cell office:value-type="string">
            <text:p>5191</text:p>
          </table:table-cell>
          <table:table-cell office:value-type="string">
            <text:p>Banks and trustcompanies: office machine repair employees</text:p>
          </table:table-cell>
        </table:table-row>
        <table:table-row table:style-name="ro1">
          <table:table-cell office:value-type="string">
            <text:p>5191</text:p>
          </table:table-cell>
          <table:table-cell office:value-type="string">
            <text:p>Cashregister-installation, service or repair</text:p>
          </table:table-cell>
        </table:table-row>
        <table:table-row table:style-name="ro1">
          <table:table-cell office:value-type="string">
            <text:p>5191</text:p>
          </table:table-cell>
          <table:table-cell office:value-type="string">
            <text:p>Computer deviceinstallation, inspection, service or repair</text:p>
          </table:table-cell>
        </table:table-row>
        <table:table-row table:style-name="ro1">
          <table:table-cell office:value-type="string">
            <text:p>5191</text:p>
          </table:table-cell>
          <table:table-cell office:value-type="string">
            <text:p>Computer-installation, service or repair</text:p>
          </table:table-cell>
        </table:table-row>
        <table:table-row table:style-name="ro1">
          <table:table-cell office:value-type="string">
            <text:p>5191</text:p>
          </table:table-cell>
          <table:table-cell office:value-type="string">
            <text:p>Copymachine-installation, service or repair</text:p>
          </table:table-cell>
        </table:table-row>
        <table:table-row table:style-name="ro1">
          <table:table-cell office:value-type="string">
            <text:p>5191</text:p>
          </table:table-cell>
          <table:table-cell office:value-type="string">
            <text:p>Meat slicers orgrinders-service or repair</text:p>
          </table:table-cell>
        </table:table-row>
        <table:table-row table:style-name="ro1">
          <table:table-cell office:value-type="string">
            <text:p>5191</text:p>
          </table:table-cell>
          <table:table-cell office:value-type="string">
            <text:p>Office machine orappliance installation, inspection, adjustment or repair</text:p>
          </table:table-cell>
        </table:table-row>
        <table:table-row table:style-name="ro1">
          <table:table-cell office:value-type="string">
            <text:p>5191</text:p>
          </table:table-cell>
          <table:table-cell office:value-type="string">
            <text:p>Piano tuning-awayfrom shop</text:p>
          </table:table-cell>
        </table:table-row>
        <table:table-row table:style-name="ro1">
          <table:table-cell office:value-type="string">
            <text:p>5191</text:p>
          </table:table-cell>
          <table:table-cell office:value-type="string">
            <text:p>Scales-installationor adjustment-counter-type</text:p>
          </table:table-cell>
        </table:table-row>
        <table:table-row table:style-name="ro1">
          <table:table-cell office:value-type="string">
            <text:p>5191</text:p>
          </table:table-cell>
          <table:table-cell office:value-type="string">
            <text:p>Soapdispenser-installation and inspection</text:p>
          </table:table-cell>
        </table:table-row>
        <table:table-row table:style-name="ro1">
          <table:table-cell office:value-type="string">
            <text:p>5191</text:p>
          </table:table-cell>
          <table:table-cell office:value-type="string">
            <text:p>Typewriter-installation, service or repair</text:p>
          </table:table-cell>
        </table:table-row>
        <table:table-row table:style-name="ro1">
          <table:table-cell office:value-type="string">
            <text:p>5191</text:p>
          </table:table-cell>
          <table:table-cell office:value-type="string">
            <text:p>X-ray equipment,installation, service &amp; repair</text:p>
          </table:table-cell>
        </table:table-row>
        <table:table-row table:style-name="ro1">
          <table:table-cell office:value-type="string">
            <text:p>5192</text:p>
          </table:table-cell>
          <table:table-cell office:value-type="string">
            <text:p>Amusement machines-coin operated, installation, service or repair-</text:p>
          </table:table-cell>
        </table:table-row>
        <table:table-row table:style-name="ro1">
          <table:table-cell office:value-type="string">
            <text:p>5192</text:p>
          </table:table-cell>
          <table:table-cell office:value-type="string">
            <text:p>Automatic tellermachines installation, service or repair-&amp; salespersons, drivers</text:p>
          </table:table-cell>
        </table:table-row>
        <table:table-row table:style-name="ro1">
          <table:table-cell office:value-type="string">
            <text:p>5192</text:p>
          </table:table-cell>
          <table:table-cell office:value-type="string">
            <text:p>Coffee: servicecompanies-all operations &amp; salespersons, drivers</text:p>
          </table:table-cell>
        </table:table-row>
        <table:table-row table:style-name="ro1">
          <table:table-cell office:value-type="string">
            <text:p>5192</text:p>
          </table:table-cell>
          <table:table-cell office:value-type="string">
            <text:p>Jukeboxes-installation, service or repair-&amp; salespersons, drivers</text:p>
          </table:table-cell>
        </table:table-row>
        <table:table-row table:style-name="ro1">
          <table:table-cell office:value-type="string">
            <text:p>5192</text:p>
          </table:table-cell>
          <table:table-cell office:value-type="string">
            <text:p>Parking metersinstallation, service or repair-&amp; salespersons, drivers</text:p>
          </table:table-cell>
        </table:table-row>
        <table:table-row table:style-name="ro1">
          <table:table-cell office:value-type="string">
            <text:p>5192</text:p>
          </table:table-cell>
          <table:table-cell office:value-type="string">
            <text:p>Pinballmachines-service or repair-&amp; salespersons, drivers</text:p>
          </table:table-cell>
        </table:table-row>
        <table:table-row table:style-name="ro1">
          <table:table-cell office:value-type="string">
            <text:p>5192</text:p>
          </table:table-cell>
          <table:table-cell office:value-type="string">
            <text:p>Scales-installationor adjustment &amp; salespersons, drivers-coin-operated type</text:p>
          </table:table-cell>
        </table:table-row>
        <table:table-row table:style-name="ro1">
          <table:table-cell office:value-type="string">
            <text:p>5192</text:p>
          </table:table-cell>
          <table:table-cell office:value-type="string">
            <text:p>Traffic control arm unit-installation, service or repair-</text:p>
          </table:table-cell>
        </table:table-row>
        <table:table-row table:style-name="ro1">
          <table:table-cell office:value-type="string">
            <text:p>5192</text:p>
          </table:table-cell>
          <table:table-cell office:value-type="string">
            <text:p>Vending or coinoperated machines-installation, service or repair &amp;salespersons, drivers</text:p>
          </table:table-cell>
        </table:table-row>
        <table:table-row table:style-name="ro1">
          <table:table-cell office:value-type="string">
            <text:p>5192</text:p>
          </table:table-cell>
          <table:table-cell office:value-type="string">
            <text:p>Video games-coin operated, installation, service or repair-</text:p>
          </table:table-cell>
        </table:table-row>
        <table:table-row table:style-name="ro1">
          <table:table-cell office:value-type="string">
            <text:p>5192</text:p>
          </table:table-cell>
          <table:table-cell office:value-type="string">
            <text:p>Washing machines-coin operated, installation, service or repair-</text:p>
          </table:table-cell>
        </table:table-row>
        <table:table-row table:style-name="ro1">
          <table:table-cell office:value-type="string">
            <text:p>5213</text:p>
          </table:table-cell>
          <table:table-cell office:value-type="string">
            <text:p>Caulking-withpressure gun</text:p>
          </table:table-cell>
        </table:table-row>
        <table:table-row table:style-name="ro1">
          <table:table-cell office:value-type="string">
            <text:p>5213</text:p>
          </table:table-cell>
          <table:table-cell office:value-type="string">
            <text:p>Cleaning orrenovating building exteriors</text:p>
          </table:table-cell>
        </table:table-row>
        <table:table-row table:style-name="ro1">
          <table:table-cell office:value-type="string">
            <text:p>5213</text:p>
          </table:table-cell>
          <table:table-cell office:value-type="string">
            <text:p>Concrete constructionNOC</text:p>
          </table:table-cell>
        </table:table-row>
        <table:table-row table:style-name="ro1">
          <table:table-cell office:value-type="string">
            <text:p>5213</text:p>
          </table:table-cell>
          <table:table-cell office:value-type="string">
            <text:p>Concrete constructionNOC-fabricating, setting up or taking down forms</text:p>
          </table:table-cell>
        </table:table-row>
        <table:table-row table:style-name="ro1">
          <table:table-cell office:value-type="string">
            <text:p>5213</text:p>
          </table:table-cell>
          <table:table-cell office:value-type="string">
            <text:p>Concreteconstruction-monolithic</text:p>
          </table:table-cell>
        </table:table-row>
        <table:table-row table:style-name="ro1">
          <table:table-cell office:value-type="string">
            <text:p>5213</text:p>
          </table:table-cell>
          <table:table-cell office:value-type="string">
            <text:p>Concrete iglooconstruction-for explosives</text:p>
          </table:table-cell>
        </table:table-row>
        <table:table-row table:style-name="ro1">
          <table:table-cell office:value-type="string">
            <text:p>5213</text:p>
          </table:table-cell>
          <table:table-cell office:value-type="string">
            <text:p>Concrete pre-castslab installation-roofs and floors</text:p>
          </table:table-cell>
        </table:table-row>
        <table:table-row table:style-name="ro1">
          <table:table-cell office:value-type="string">
            <text:p>5213</text:p>
          </table:table-cell>
          <table:table-cell office:value-type="string">
            <text:p>Concrete pre-castwall panel installation</text:p>
          </table:table-cell>
        </table:table-row>
        <table:table-row table:style-name="ro1">
          <table:table-cell office:value-type="string">
            <text:p>5213</text:p>
          </table:table-cell>
          <table:table-cell office:value-type="string">
            <text:p>Concrete privateresidences construction-monolithic</text:p>
          </table:table-cell>
        </table:table-row>
        <table:table-row table:style-name="ro1">
          <table:table-cell office:value-type="string">
            <text:p>5213</text:p>
          </table:table-cell>
          <table:table-cell office:value-type="string">
            <text:p>Floorconstruction-concrete, self-bearing</text:p>
          </table:table-cell>
        </table:table-row>
        <table:table-row table:style-name="ro1">
          <table:table-cell office:value-type="string">
            <text:p>5213</text:p>
          </table:table-cell>
          <table:table-cell office:value-type="string">
            <text:p>Grain elevatorconstruction-concrete</text:p>
          </table:table-cell>
        </table:table-row>
        <table:table-row table:style-name="ro1">
          <table:table-cell office:value-type="string">
            <text:p>5213</text:p>
          </table:table-cell>
          <table:table-cell office:value-type="string">
            <text:p>Grouting: placing ofcement or plastic compound</text:p>
          </table:table-cell>
        </table:table-row>
        <table:table-row table:style-name="ro1">
          <table:table-cell office:value-type="string">
            <text:p>5213</text:p>
          </table:table-cell>
          <table:table-cell office:value-type="string">
            <text:p>Guniting-notchimneys-all operations</text:p>
          </table:table-cell>
        </table:table-row>
        <table:table-row table:style-name="ro1">
          <table:table-cell office:value-type="string">
            <text:p>5213</text:p>
          </table:table-cell>
          <table:table-cell office:value-type="string">
            <text:p>Pierconstruction-concrete</text:p>
          </table:table-cell>
        </table:table-row>
        <table:table-row table:style-name="ro1">
          <table:table-cell office:value-type="string">
            <text:p>5213</text:p>
          </table:table-cell>
          <table:table-cell office:value-type="string">
            <text:p>Plastic armorapplication</text:p>
          </table:table-cell>
        </table:table-row>
        <table:table-row table:style-name="ro1">
          <table:table-cell office:value-type="string">
            <text:p>5213</text:p>
          </table:table-cell>
          <table:table-cell office:value-type="string">
            <text:p>Satellite dishinstallation: applies to ground or roof-mounted installations:installation of concrete mounting pad</text:p>
          </table:table-cell>
        </table:table-row>
        <table:table-row table:style-name="ro1">
          <table:table-cell office:value-type="string">
            <text:p>5213</text:p>
          </table:table-cell>
          <table:table-cell office:value-type="string">
            <text:p>Siloerection-concrete</text:p>
          </table:table-cell>
        </table:table-row>
        <table:table-row table:style-name="ro1">
          <table:table-cell office:value-type="string">
            <text:p>5213</text:p>
          </table:table-cell>
          <table:table-cell office:value-type="string">
            <text:p>Siloerection-pre-cast concrete staves</text:p>
          </table:table-cell>
        </table:table-row>
        <table:table-row table:style-name="ro1">
          <table:table-cell office:value-type="string">
            <text:p>5213</text:p>
          </table:table-cell>
          <table:table-cell office:value-type="string">
            <text:p>Waterproofing: spraygun, cement gun or other pressure apparatus</text:p>
          </table:table-cell>
        </table:table-row>
        <table:table-row table:style-name="ro1">
          <table:table-cell office:value-type="string">
            <text:p>5213</text:p>
          </table:table-cell>
          <table:table-cell office:value-type="string">
            <text:p>Wrecking-notmarine-all operations-concrete or concrete encased</text:p>
          </table:table-cell>
        </table:table-row>
        <table:table-row table:style-name="ro1">
          <table:table-cell office:value-type="string">
            <text:p>5215</text:p>
          </table:table-cell>
          <table:table-cell office:value-type="string">
            <text:p>Concreteconstruction-construction of private residences, fabricating,setting up or taking down forms</text:p>
          </table:table-cell>
        </table:table-row>
        <table:table-row table:style-name="ro1">
          <table:table-cell office:value-type="string">
            <text:p>5215</text:p>
          </table:table-cell>
          <table:table-cell office:value-type="string">
            <text:p>Concrete privateresidences construction-not monolithic</text:p>
          </table:table-cell>
        </table:table-row>
        <table:table-row table:style-name="ro1">
          <table:table-cell office:value-type="string">
            <text:p>5215</text:p>
          </table:table-cell>
          <table:table-cell office:value-type="string">
            <text:p>Concretework-incidental to the construction of private residence</text:p>
          </table:table-cell>
        </table:table-row>
        <table:table-row table:style-name="ro1">
          <table:table-cell office:value-type="string">
            <text:p>5215</text:p>
          </table:table-cell>
          <table:table-cell office:value-type="string">
            <text:p>Military reservationconstruction-concrete-not monolithic</text:p>
          </table:table-cell>
        </table:table-row>
        <table:table-row table:style-name="ro1">
          <table:table-cell office:value-type="string">
            <text:p>5221</text:p>
          </table:table-cell>
          <table:table-cell office:value-type="string">
            <text:p>Concrete igloo construction-floors-</text:p>
          </table:table-cell>
        </table:table-row>
        <table:table-row table:style-name="ro1">
          <table:table-cell office:value-type="string">
            <text:p>5221</text:p>
          </table:table-cell>
          <table:table-cell office:value-type="string">
            <text:p>Concrete or cement work-floors, driveways, yards or sidewalks-</text:p>
          </table:table-cell>
        </table:table-row>
        <table:table-row table:style-name="ro1">
          <table:table-cell office:value-type="string">
            <text:p>5221</text:p>
          </table:table-cell>
          <table:table-cell office:value-type="string">
            <text:p>Floor laying-mastic floor mix-</text:p>
          </table:table-cell>
        </table:table-row>
        <table:table-row table:style-name="ro1">
          <table:table-cell office:value-type="string">
            <text:p>5221</text:p>
          </table:table-cell>
          <table:table-cell office:value-type="string">
            <text:p>Light prisms in sidewalks-installation-or repair-</text:p>
          </table:table-cell>
        </table:table-row>
        <table:table-row table:style-name="ro1">
          <table:table-cell office:value-type="string">
            <text:p>5221</text:p>
          </table:table-cell>
          <table:table-cell office:value-type="string">
            <text:p>Monuments in cemeteries-erection only-</text:p>
          </table:table-cell>
        </table:table-row>
        <table:table-row table:style-name="ro1">
          <table:table-cell office:value-type="string">
            <text:p>5221</text:p>
          </table:table-cell>
          <table:table-cell office:value-type="string">
            <text:p>Paving or repaving-floors, driveways, yards or sidewalks-</text:p>
          </table:table-cell>
        </table:table-row>
        <table:table-row table:style-name="ro1">
          <table:table-cell office:value-type="string">
            <text:p>5221</text:p>
          </table:table-cell>
          <table:table-cell office:value-type="string">
            <text:p>Paving-wood block-interior-</text:p>
          </table:table-cell>
        </table:table-row>
        <table:table-row table:style-name="ro1">
          <table:table-cell office:value-type="string">
            <text:p>5221</text:p>
          </table:table-cell>
          <table:table-cell office:value-type="string">
            <text:p>Sidewalk washingusing pressure spray gun</text:p>
          </table:table-cell>
        </table:table-row>
        <table:table-row table:style-name="ro1">
          <table:table-cell office:value-type="string">
            <text:p>5222</text:p>
          </table:table-cell>
          <table:table-cell office:value-type="string">
            <text:p>Chimneycleaning-industrial smoke stacks</text:p>
          </table:table-cell>
        </table:table-row>
        <table:table-row table:style-name="ro1">
          <table:table-cell office:value-type="string">
            <text:p>5222</text:p>
          </table:table-cell>
          <table:table-cell office:value-type="string">
            <text:p>Chimneyconstruction-not metal (commercial)</text:p>
          </table:table-cell>
        </table:table-row>
        <table:table-row table:style-name="ro1">
          <table:table-cell office:value-type="string">
            <text:p>5222</text:p>
          </table:table-cell>
          <table:table-cell office:value-type="string">
            <text:p>Concrete constructionin connection with bridges or culverts</text:p>
          </table:table-cell>
        </table:table-row>
        <table:table-row table:style-name="ro1">
          <table:table-cell office:value-type="string">
            <text:p>5222</text:p>
          </table:table-cell>
          <table:table-cell office:value-type="string">
            <text:p>Smokestack or chimneylining-not metal</text:p>
          </table:table-cell>
        </table:table-row>
        <table:table-row table:style-name="ro1">
          <table:table-cell office:value-type="string">
            <text:p>5222</text:p>
          </table:table-cell>
          <table:table-cell office:value-type="string">
            <text:p>Tuck pointingperformed by contractor engaged in chimney work assigned to Code5222</text:p>
          </table:table-cell>
        </table:table-row>
        <table:table-row table:style-name="ro1">
          <table:table-cell office:value-type="string">
            <text:p>5223</text:p>
          </table:table-cell>
          <table:table-cell office:value-type="string">
            <text:p>Swimming pool construction-not iron or steel-</text:p>
          </table:table-cell>
        </table:table-row>
        <table:table-row table:style-name="ro1">
          <table:table-cell office:value-type="string">
            <text:p>5348</text:p>
          </table:table-cell>
          <table:table-cell office:value-type="string">
            <text:p>Floorlaying-tile-ceramic</text:p>
          </table:table-cell>
        </table:table-row>
        <table:table-row table:style-name="ro1">
          <table:table-cell office:value-type="string">
            <text:p>5348</text:p>
          </table:table-cell>
          <table:table-cell office:value-type="string">
            <text:p>Marble or stonesetting-inside</text:p>
          </table:table-cell>
        </table:table-row>
        <table:table-row table:style-name="ro1">
          <table:table-cell office:value-type="string">
            <text:p>5348</text:p>
          </table:table-cell>
          <table:table-cell office:value-type="string">
            <text:p>Marble tubs, sinks,counters-installation-separately rate plumbing</text:p>
          </table:table-cell>
        </table:table-row>
        <table:table-row table:style-name="ro1">
          <table:table-cell office:value-type="string">
            <text:p>5348</text:p>
          </table:table-cell>
          <table:table-cell office:value-type="string">
            <text:p>Marble tubs, sinks,counters-plumbing-separately rate installation</text:p>
          </table:table-cell>
        </table:table-row>
        <table:table-row table:style-name="ro1">
          <table:table-cell office:value-type="string">
            <text:p>5348</text:p>
          </table:table-cell>
          <table:table-cell office:value-type="string">
            <text:p>Mosaic, stone,terrazzo or tile work-inside</text:p>
          </table:table-cell>
        </table:table-row>
        <table:table-row table:style-name="ro1">
          <table:table-cell office:value-type="string">
            <text:p>5348</text:p>
          </table:table-cell>
          <table:table-cell office:value-type="string">
            <text:p>Stone or marblesetting-inside</text:p>
          </table:table-cell>
        </table:table-row>
        <table:table-row table:style-name="ro1">
          <table:table-cell office:value-type="string">
            <text:p>5348</text:p>
          </table:table-cell>
          <table:table-cell office:value-type="string">
            <text:p>Stone, mosaic,terrazzo or tile work-inside</text:p>
          </table:table-cell>
        </table:table-row>
        <table:table-row table:style-name="ro1">
          <table:table-cell office:value-type="string">
            <text:p>5348</text:p>
          </table:table-cell>
          <table:table-cell office:value-type="string">
            <text:p>Terrazzo, mosaic,stone or tile work-inside</text:p>
          </table:table-cell>
        </table:table-row>
        <table:table-row table:style-name="ro1">
          <table:table-cell office:value-type="string">
            <text:p>5348</text:p>
          </table:table-cell>
          <table:table-cell office:value-type="string">
            <text:p>Tile, stone, mosaicor terrazzo work-inside</text:p>
          </table:table-cell>
        </table:table-row>
        <table:table-row table:style-name="ro1">
          <table:table-cell office:value-type="string">
            <text:p>5402</text:p>
          </table:table-cell>
          <table:table-cell office:value-type="string">
            <text:p>Greenhouseerection-all operations</text:p>
          </table:table-cell>
        </table:table-row>
        <table:table-row table:style-name="ro1">
          <table:table-cell office:value-type="string">
            <text:p>5402</text:p>
          </table:table-cell>
          <table:table-cell office:value-type="string">
            <text:p>Hothouse erection-alloperations</text:p>
          </table:table-cell>
        </table:table-row>
        <table:table-row table:style-name="ro1">
          <table:table-cell office:value-type="string">
            <text:p>5403</text:p>
          </table:table-cell>
          <table:table-cell office:value-type="string">
            <text:p>Aluminum sidinginstallation (all types except those eligible for Codes 5645 or5651)</text:p>
          </table:table-cell>
        </table:table-row>
        <table:table-row table:style-name="ro1">
          <table:table-cell office:value-type="string">
            <text:p>5403</text:p>
          </table:table-cell>
          <table:table-cell office:value-type="string">
            <text:p>Bridgeconstruction-wood</text:p>
          </table:table-cell>
        </table:table-row>
        <table:table-row table:style-name="ro1">
          <table:table-cell office:value-type="string">
            <text:p>5403</text:p>
          </table:table-cell>
          <table:table-cell office:value-type="string">
            <text:p>Carpentry NOC</text:p>
          </table:table-cell>
        </table:table-row>
        <table:table-row table:style-name="ro1">
          <table:table-cell office:value-type="string">
            <text:p>5403</text:p>
          </table:table-cell>
          <table:table-cell office:value-type="string">
            <text:p>Carpentry-doorinstallation-pre-hung</text:p>
          </table:table-cell>
        </table:table-row>
        <table:table-row table:style-name="ro1">
          <table:table-cell office:value-type="string">
            <text:p>5403</text:p>
          </table:table-cell>
          <table:table-cell office:value-type="string">
            <text:p>Clothes poleerection-wood</text:p>
          </table:table-cell>
        </table:table-row>
        <table:table-row table:style-name="ro1">
          <table:table-cell office:value-type="string">
            <text:p>5403</text:p>
          </table:table-cell>
          <table:table-cell office:value-type="string">
            <text:p>Derrick or oil rigerecting or dismantling-all operations-wood</text:p>
          </table:table-cell>
        </table:table-row>
        <table:table-row table:style-name="ro1">
          <table:table-cell office:value-type="string">
            <text:p>5403</text:p>
          </table:table-cell>
          <table:table-cell office:value-type="string">
            <text:p>Doorinstallation-pre-hung</text:p>
          </table:table-cell>
        </table:table-row>
        <table:table-row table:style-name="ro1">
          <table:table-cell office:value-type="string">
            <text:p>5403</text:p>
          </table:table-cell>
          <table:table-cell office:value-type="string">
            <text:p>Grandstands orbleachers erection-portable-wood or metal</text:p>
          </table:table-cell>
        </table:table-row>
        <table:table-row table:style-name="ro1">
          <table:table-cell office:value-type="string">
            <text:p>5403</text:p>
          </table:table-cell>
          <table:table-cell office:value-type="string">
            <text:p>Oil rig or derrickerecting or dismantling-wood-all operations</text:p>
          </table:table-cell>
        </table:table-row>
        <table:table-row table:style-name="ro1">
          <table:table-cell office:value-type="string">
            <text:p>5403</text:p>
          </table:table-cell>
          <table:table-cell office:value-type="string">
            <text:p>Scaffolding: sidewalkbridges not over one story in height</text:p>
          </table:table-cell>
        </table:table-row>
        <table:table-row table:style-name="ro1">
          <table:table-cell office:value-type="string">
            <text:p>5403</text:p>
          </table:table-cell>
          <table:table-cell office:value-type="string">
            <text:p>Sidinginstallation-aluminum or vinyl-all buildings or structures otherthan dwellings for one- or two-family or those less than threestories in height</text:p>
          </table:table-cell>
        </table:table-row>
        <table:table-row table:style-name="ro1">
          <table:table-cell office:value-type="string">
            <text:p>5403</text:p>
          </table:table-cell>
          <table:table-cell office:value-type="string">
            <text:p>Silo erection-wood</text:p>
          </table:table-cell>
        </table:table-row>
        <table:table-row table:style-name="ro1">
          <table:table-cell office:value-type="string">
            <text:p>5403</text:p>
          </table:table-cell>
          <table:table-cell office:value-type="string">
            <text:p>Steel frameerection-interior-by carpentry NOC-contractors</text:p>
          </table:table-cell>
        </table:table-row>
        <table:table-row table:style-name="ro1">
          <table:table-cell office:value-type="string">
            <text:p>5403</text:p>
          </table:table-cell>
          <table:table-cell office:value-type="string">
            <text:p>Tank erection-wooden</text:p>
          </table:table-cell>
        </table:table-row>
        <table:table-row table:style-name="ro1">
          <table:table-cell office:value-type="string">
            <text:p>5403</text:p>
          </table:table-cell>
          <table:table-cell office:value-type="string">
            <text:p>Vinyl sidinginstallation-all other than 5645 or 5651 type dwellings</text:p>
          </table:table-cell>
        </table:table-row>
        <table:table-row table:style-name="ro1">
          <table:table-cell office:value-type="string">
            <text:p>5403</text:p>
          </table:table-cell>
          <table:table-cell office:value-type="string">
            <text:p>Wrecking-notmarine-all operations-wooden-including dwellings</text:p>
          </table:table-cell>
        </table:table-row>
        <table:table-row table:style-name="ro1">
          <table:table-cell office:value-type="string">
            <text:p>5409</text:p>
          </table:table-cell>
          <table:table-cell office:value-type="string">
            <text:p>Ceilings-suspended or cemented-installation</text:p>
          </table:table-cell>
        </table:table-row>
        <table:table-row table:style-name="ro1">
          <table:table-cell office:value-type="string">
            <text:p>5437</text:p>
          </table:table-cell>
          <table:table-cell office:value-type="string">
            <text:p>Bowling lanerefinishing</text:p>
          </table:table-cell>
        </table:table-row>
        <table:table-row table:style-name="ro1">
          <table:table-cell office:value-type="string">
            <text:p>5437</text:p>
          </table:table-cell>
          <table:table-cell office:value-type="string">
            <text:p>Carpentry-doorinstallation-extensive finishing</text:p>
          </table:table-cell>
        </table:table-row>
        <table:table-row table:style-name="ro1">
          <table:table-cell office:value-type="string">
            <text:p>5437</text:p>
          </table:table-cell>
          <table:table-cell office:value-type="string">
            <text:p>Carpentry-installation of cabinet work or interior trim</text:p>
          </table:table-cell>
        </table:table-row>
        <table:table-row table:style-name="ro1">
          <table:table-cell office:value-type="string">
            <text:p>5437</text:p>
          </table:table-cell>
          <table:table-cell office:value-type="string">
            <text:p>Carpentry-installation of finished wooden flooring</text:p>
          </table:table-cell>
        </table:table-row>
        <table:table-row table:style-name="ro1">
          <table:table-cell office:value-type="string">
            <text:p>5437</text:p>
          </table:table-cell>
          <table:table-cell office:value-type="string">
            <text:p>Floor laying-parquet</text:p>
          </table:table-cell>
        </table:table-row>
        <table:table-row table:style-name="ro1">
          <table:table-cell office:value-type="string">
            <text:p>5437</text:p>
          </table:table-cell>
          <table:table-cell office:value-type="string">
            <text:p>Floor sanding orscraping-wood floors</text:p>
          </table:table-cell>
        </table:table-row>
        <table:table-row table:style-name="ro1">
          <table:table-cell office:value-type="string">
            <text:p>5437</text:p>
          </table:table-cell>
          <table:table-cell office:value-type="string">
            <text:p>Kitchencabinets-installation</text:p>
          </table:table-cell>
        </table:table-row>
        <table:table-row table:style-name="ro1">
          <table:table-cell office:value-type="string">
            <text:p>5437</text:p>
          </table:table-cell>
          <table:table-cell office:value-type="string">
            <text:p>Locks-installation innew buildings</text:p>
          </table:table-cell>
        </table:table-row>
        <table:table-row table:style-name="ro1">
          <table:table-cell office:value-type="string">
            <text:p>5437</text:p>
          </table:table-cell>
          <table:table-cell office:value-type="string">
            <text:p>Moldinginstallation--interior</text:p>
          </table:table-cell>
        </table:table-row>
        <table:table-row table:style-name="ro1">
          <table:table-cell office:value-type="string">
            <text:p>5437</text:p>
          </table:table-cell>
          <table:table-cell office:value-type="string">
            <text:p>Panelinginstallation-interior</text:p>
          </table:table-cell>
        </table:table-row>
        <table:table-row table:style-name="ro1">
          <table:table-cell office:value-type="string">
            <text:p>5437</text:p>
          </table:table-cell>
          <table:table-cell office:value-type="string">
            <text:p>Sandingfloors-contract</text:p>
          </table:table-cell>
        </table:table-row>
        <table:table-row table:style-name="ro1">
          <table:table-cell office:value-type="string">
            <text:p>5437</text:p>
          </table:table-cell>
          <table:table-cell office:value-type="string">
            <text:p>Stair building(wooden)-erection</text:p>
          </table:table-cell>
        </table:table-row>
        <table:table-row table:style-name="ro1">
          <table:table-cell office:value-type="string">
            <text:p>5437</text:p>
          </table:table-cell>
          <table:table-cell office:value-type="string">
            <text:p>Weather strippinginstallation</text:p>
          </table:table-cell>
        </table:table-row>
        <table:table-row table:style-name="ro1">
          <table:table-cell office:value-type="string">
            <text:p>5443</text:p>
          </table:table-cell>
          <table:table-cell office:value-type="string">
            <text:p>Lathing</text:p>
          </table:table-cell>
        </table:table-row>
        <table:table-row table:style-name="ro1">
          <table:table-cell office:value-type="string">
            <text:p>5445</text:p>
          </table:table-cell>
          <table:table-cell office:value-type="string">
            <text:p>Partition system installation-stud-</text:p>
          </table:table-cell>
        </table:table-row>
        <table:table-row table:style-name="ro1">
          <table:table-cell office:value-type="string">
            <text:p>5445</text:p>
          </table:table-cell>
          <table:table-cell office:value-type="string">
            <text:p>Sheet rock installation-within buildings-</text:p>
          </table:table-cell>
        </table:table-row>
        <table:table-row table:style-name="ro1">
          <table:table-cell office:value-type="string">
            <text:p>5445</text:p>
          </table:table-cell>
          <table:table-cell office:value-type="string">
            <text:p>Steel frame erection-interior-by contractors engaged in wallboard installation-</text:p>
          </table:table-cell>
        </table:table-row>
        <table:table-row table:style-name="ro1">
          <table:table-cell office:value-type="string">
            <text:p>5445</text:p>
          </table:table-cell>
          <table:table-cell office:value-type="string">
            <text:p>Wallboard installation-within buildings-</text:p>
          </table:table-cell>
        </table:table-row>
        <table:table-row table:style-name="ro1">
          <table:table-cell office:value-type="string">
            <text:p>5462</text:p>
          </table:table-cell>
          <table:table-cell office:value-type="string">
            <text:p>Glazier-away from shop-</text:p>
          </table:table-cell>
        </table:table-row>
        <table:table-row table:style-name="ro1">
          <table:table-cell office:value-type="string">
            <text:p>5472</text:p>
          </table:table-cell>
          <table:table-cell office:value-type="string">
            <text:p>Asbestos contractor-pipe and boiler work exclusively</text:p>
          </table:table-cell>
        </table:table-row>
        <table:table-row table:style-name="ro1">
          <table:table-cell office:value-type="string">
            <text:p>5473</text:p>
          </table:table-cell>
          <table:table-cell office:value-type="string">
            <text:p>Asbestos contractor-NOC</text:p>
          </table:table-cell>
        </table:table-row>
        <table:table-row table:style-name="ro1">
          <table:table-cell office:value-type="string">
            <text:p>5474</text:p>
          </table:table-cell>
          <table:table-cell office:value-type="string">
            <text:p>Aircraft painting</text:p>
          </table:table-cell>
        </table:table-row>
        <table:table-row table:style-name="ro1">
          <table:table-cell office:value-type="string">
            <text:p>5474</text:p>
          </table:table-cell>
          <table:table-cell office:value-type="string">
            <text:p>Camouflage work-painting-</text:p>
          </table:table-cell>
        </table:table-row>
        <table:table-row table:style-name="ro1">
          <table:table-cell office:value-type="string">
            <text:p>5474</text:p>
          </table:table-cell>
          <table:table-cell office:value-type="string">
            <text:p>Cleaning building interiors, machinery &amp; equipment using spray apparatus-</text:p>
          </table:table-cell>
        </table:table-row>
        <table:table-row table:style-name="ro1">
          <table:table-cell office:value-type="string">
            <text:p>5474</text:p>
          </table:table-cell>
          <table:table-cell office:value-type="string">
            <text:p>Painting murals on walls-artists-</text:p>
          </table:table-cell>
        </table:table-row>
        <table:table-row table:style-name="ro1">
          <table:table-cell office:value-type="string">
            <text:p>5474</text:p>
          </table:table-cell>
          <table:table-cell office:value-type="string">
            <text:p>Painting of stripes on parking lots-</text:p>
          </table:table-cell>
        </table:table-row>
        <table:table-row table:style-name="ro1">
          <table:table-cell office:value-type="string">
            <text:p>5474</text:p>
          </table:table-cell>
          <table:table-cell office:value-type="string">
            <text:p>Painting orpaperhanging NOC &amp; shop operations, drivers</text:p>
          </table:table-cell>
        </table:table-row>
        <table:table-row table:style-name="ro1">
          <table:table-cell office:value-type="string">
            <text:p>5474</text:p>
          </table:table-cell>
          <table:table-cell office:value-type="string">
            <text:p>Painting-aircraft</text:p>
          </table:table-cell>
        </table:table-row>
        <table:table-row table:style-name="ro1">
          <table:table-cell office:value-type="string">
            <text:p>5474</text:p>
          </table:table-cell>
          <table:table-cell office:value-type="string">
            <text:p>Painting-electrostatic-shop and exterior operations-</text:p>
          </table:table-cell>
        </table:table-row>
        <table:table-row table:style-name="ro1">
          <table:table-cell office:value-type="string">
            <text:p>5474</text:p>
          </table:table-cell>
          <table:table-cell office:value-type="string">
            <text:p>Tank cleaning-oil or gas storage: outside-</text:p>
          </table:table-cell>
        </table:table-row>
        <table:table-row table:style-name="ro1">
          <table:table-cell office:value-type="string">
            <text:p>5474</text:p>
          </table:table-cell>
          <table:table-cell office:value-type="string">
            <text:p>Waterproofing: application by brush or hand caulking gun-</text:p>
          </table:table-cell>
        </table:table-row>
        <table:table-row table:style-name="ro1">
          <table:table-cell office:value-type="string">
            <text:p>5474</text:p>
          </table:table-cell>
          <table:table-cell office:value-type="string">
            <text:p>Window tinting-brush or spray-on method-</text:p>
          </table:table-cell>
        </table:table-row>
        <table:table-row table:style-name="ro1">
          <table:table-cell office:value-type="string">
            <text:p>5478</text:p>
          </table:table-cell>
          <table:table-cell office:value-type="string">
            <text:p>Carpet installation</text:p>
          </table:table-cell>
        </table:table-row>
        <table:table-row table:style-name="ro1">
          <table:table-cell office:value-type="string">
            <text:p>5478</text:p>
          </table:table-cell>
          <table:table-cell office:value-type="string">
            <text:p>Carpet, linoleum,vinyl, asphalt, and rubber floor tile installation</text:p>
          </table:table-cell>
        </table:table-row>
        <table:table-row table:style-name="ro1">
          <table:table-cell office:value-type="string">
            <text:p>5478</text:p>
          </table:table-cell>
          <table:table-cell office:value-type="string">
            <text:p>Floorcovering-installation of linoleum, asphalt or rubber tiling(ceramic tile installation to be separately rated)</text:p>
          </table:table-cell>
        </table:table-row>
        <table:table-row table:style-name="ro1">
          <table:table-cell office:value-type="string">
            <text:p>5478</text:p>
          </table:table-cell>
          <table:table-cell office:value-type="string">
            <text:p>Floorlaying-linoleum, asphalt, rubber or composition tiling</text:p>
          </table:table-cell>
        </table:table-row>
        <table:table-row table:style-name="ro1">
          <table:table-cell office:value-type="string">
            <text:p>5478</text:p>
          </table:table-cell>
          <table:table-cell office:value-type="string">
            <text:p>Linoleum installation</text:p>
          </table:table-cell>
        </table:table-row>
        <table:table-row table:style-name="ro1">
          <table:table-cell office:value-type="string">
            <text:p>5478</text:p>
          </table:table-cell>
          <table:table-cell office:value-type="string">
            <text:p>Rubber tileinstallation</text:p>
          </table:table-cell>
        </table:table-row>
        <table:table-row table:style-name="ro1">
          <table:table-cell office:value-type="string">
            <text:p>5478</text:p>
          </table:table-cell>
          <table:table-cell office:value-type="string">
            <text:p>Tileinstallation-non-ceramic</text:p>
          </table:table-cell>
        </table:table-row>
        <table:table-row table:style-name="ro1">
          <table:table-cell office:value-type="string">
            <text:p>5479</text:p>
          </table:table-cell>
          <table:table-cell office:value-type="string">
            <text:p>Acoustical material installation</text:p>
          </table:table-cell>
        </table:table-row>
        <table:table-row table:style-name="ro1">
          <table:table-cell office:value-type="string">
            <text:p>5479</text:p>
          </table:table-cell>
          <table:table-cell office:value-type="string">
            <text:p>Insulation work NOC</text:p>
          </table:table-cell>
        </table:table-row>
        <table:table-row table:style-name="ro1">
          <table:table-cell office:value-type="string">
            <text:p>5480</text:p>
          </table:table-cell>
          <table:table-cell office:value-type="string">
            <text:p>Plastering NOC</text:p>
          </table:table-cell>
        </table:table-row>
        <table:table-row table:style-name="ro1">
          <table:table-cell office:value-type="string">
            <text:p>5480</text:p>
          </table:table-cell>
          <table:table-cell office:value-type="string">
            <text:p>Waterproofing: interior-with trowel-</text:p>
          </table:table-cell>
        </table:table-row>
        <table:table-row table:style-name="ro1">
          <table:table-cell office:value-type="string">
            <text:p>5491</text:p>
          </table:table-cell>
          <table:table-cell office:value-type="string">
            <text:p>Paperhanging</text:p>
          </table:table-cell>
        </table:table-row>
        <table:table-row table:style-name="ro1">
          <table:table-cell office:value-type="string">
            <text:p>5491</text:p>
          </table:table-cell>
          <table:table-cell office:value-type="string">
            <text:p>Window tinting-plastic film exclusively-</text:p>
          </table:table-cell>
        </table:table-row>
        <table:table-row table:style-name="ro1">
          <table:table-cell office:value-type="string">
            <text:p>5505</text:p>
          </table:table-cell>
          <table:table-cell office:value-type="string">
            <text:p>Paving or roadsurfacing or scraping NOC &amp; yards, drivers (MO</text:p>
          </table:table-cell>
        </table:table-row>
        <table:table-row table:style-name="ro1">
          <table:table-cell office:value-type="string">
            <text:p>5506</text:p>
          </table:table-cell>
          <table:table-cell office:value-type="string">
            <text:p>Airport construction-paving</text:p>
          </table:table-cell>
        </table:table-row>
        <table:table-row table:style-name="ro1">
          <table:table-cell office:value-type="string">
            <text:p>5506</text:p>
          </table:table-cell>
          <table:table-cell office:value-type="string">
            <text:p>Airport runway construction-concrete or cement-</text:p>
          </table:table-cell>
        </table:table-row>
        <table:table-row table:style-name="ro1">
          <table:table-cell office:value-type="string">
            <text:p>5506</text:p>
          </table:table-cell>
          <table:table-cell office:value-type="string">
            <text:p>Airport warming apron construction-concrete or cement-</text:p>
          </table:table-cell>
        </table:table-row>
        <table:table-row table:style-name="ro1">
          <table:table-cell office:value-type="string">
            <text:p>5506</text:p>
          </table:table-cell>
          <table:table-cell office:value-type="string">
            <text:p>Artificial turf installation-surface preparation only-</text:p>
          </table:table-cell>
        </table:table-row>
        <table:table-row table:style-name="ro1">
          <table:table-cell office:value-type="string">
            <text:p>5506</text:p>
          </table:table-cell>
          <table:table-cell office:value-type="string">
            <text:p>Asphalt laying on top of already constructed highway-</text:p>
          </table:table-cell>
        </table:table-row>
        <table:table-row table:style-name="ro1">
          <table:table-cell office:value-type="string">
            <text:p>5506</text:p>
          </table:table-cell>
          <table:table-cell office:value-type="string">
            <text:p>Asphalt works -operated by road paving contractors at temporarylocation</text:p>
          </table:table-cell>
        </table:table-row>
        <table:table-row table:style-name="ro1">
          <table:table-cell office:value-type="string">
            <text:p>5506</text:p>
          </table:table-cell>
          <table:table-cell office:value-type="string">
            <text:p>Asphalt-spraying roads with liquid asphalt-</text:p>
          </table:table-cell>
        </table:table-row>
        <table:table-row table:style-name="ro1">
          <table:table-cell office:value-type="string">
            <text:p>5506</text:p>
          </table:table-cell>
          <table:table-cell office:value-type="string">
            <text:p>Highway guard rails-installation-</text:p>
          </table:table-cell>
        </table:table-row>
        <table:table-row table:style-name="ro1">
          <table:table-cell office:value-type="string">
            <text:p>5506</text:p>
          </table:table-cell>
          <table:table-cell office:value-type="string">
            <text:p>Highway maintenance-</text:p>
          </table:table-cell>
        </table:table-row>
        <table:table-row table:style-name="ro1">
          <table:table-cell office:value-type="string">
            <text:p>5506</text:p>
          </table:table-cell>
          <table:table-cell office:value-type="string">
            <text:p>Highway operations-toll roads-miscellaneous road maintenance-</text:p>
          </table:table-cell>
        </table:table-row>
        <table:table-row table:style-name="ro1">
          <table:table-cell office:value-type="string">
            <text:p>5506</text:p>
          </table:table-cell>
          <table:table-cell office:value-type="string">
            <text:p>Oiling of roads in connection with spreading of sand-</text:p>
          </table:table-cell>
        </table:table-row>
        <table:table-row table:style-name="ro1">
          <table:table-cell office:value-type="string">
            <text:p>5506</text:p>
          </table:table-cell>
          <table:table-cell office:value-type="string">
            <text:p>Painting of stripes on streets, roads or highways-</text:p>
          </table:table-cell>
        </table:table-row>
        <table:table-row table:style-name="ro1">
          <table:table-cell office:value-type="string">
            <text:p>5506</text:p>
          </table:table-cell>
          <table:table-cell office:value-type="string">
            <text:p>Roads-oiling: delivery and spreading of oil in conjunction with spreading of sand or gravel by oil distributors-</text:p>
          </table:table-cell>
        </table:table-row>
        <table:table-row table:style-name="ro1">
          <table:table-cell office:value-type="string">
            <text:p>5506</text:p>
          </table:table-cell>
          <table:table-cell office:value-type="string">
            <text:p>Street or road construction-paving or repaving</text:p>
          </table:table-cell>
        </table:table-row>
        <table:table-row table:style-name="ro1">
          <table:table-cell office:value-type="string">
            <text:p>5507</text:p>
          </table:table-cell>
          <table:table-cell office:value-type="string">
            <text:p>Street or road construction-sub-surface work</text:p>
          </table:table-cell>
        </table:table-row>
        <table:table-row table:style-name="ro1">
          <table:table-cell office:value-type="string">
            <text:p>5507</text:p>
          </table:table-cell>
          <table:table-cell office:value-type="string">
            <text:p>Stump removal operations-by specialist contractors</text:p>
          </table:table-cell>
        </table:table-row>
        <table:table-row table:style-name="ro1">
          <table:table-cell office:value-type="string">
            <text:p>5508</text:p>
          </table:table-cell>
          <table:table-cell office:value-type="string">
            <text:p>Stone crushing-by road building contractors as part of road project-</text:p>
          </table:table-cell>
        </table:table-row>
        <table:table-row table:style-name="ro1">
          <table:table-cell office:value-type="string">
            <text:p>5508</text:p>
          </table:table-cell>
          <table:table-cell office:value-type="string">
            <text:p>Street or road construction-rock excavation</text:p>
          </table:table-cell>
        </table:table-row>
        <table:table-row table:style-name="ro1">
          <table:table-cell office:value-type="string">
            <text:p>5515</text:p>
          </table:table-cell>
          <table:table-cell office:value-type="string">
            <text:p>Street or roadconstruction <text:s/>(MO)</text:p>
          </table:table-cell>
        </table:table-row>
        <table:table-row table:style-name="ro1">
          <table:table-cell office:value-type="string">
            <text:p>5536</text:p>
          </table:table-cell>
          <table:table-cell office:value-type="string">
            <text:p>Heating and air conditioning duct work-shop &amp; outside-</text:p>
          </table:table-cell>
        </table:table-row>
        <table:table-row table:style-name="ro1">
          <table:table-cell office:value-type="string">
            <text:p>5538</text:p>
          </table:table-cell>
          <table:table-cell office:value-type="string">
            <text:p>Air conditioning-non-portable-sheet metal work</text:p>
          </table:table-cell>
        </table:table-row>
        <table:table-row table:style-name="ro1">
          <table:table-cell office:value-type="string">
            <text:p>5538</text:p>
          </table:table-cell>
          <table:table-cell office:value-type="string">
            <text:p>Awning erection-metal-</text:p>
          </table:table-cell>
        </table:table-row>
        <table:table-row table:style-name="ro1">
          <table:table-cell office:value-type="string">
            <text:p>5538</text:p>
          </table:table-cell>
          <table:table-cell office:value-type="string">
            <text:p>Awning manufacturing &amp; erection of metal awnings-</text:p>
          </table:table-cell>
        </table:table-row>
        <table:table-row table:style-name="ro1">
          <table:table-cell office:value-type="string">
            <text:p>5538</text:p>
          </table:table-cell>
          <table:table-cell office:value-type="string">
            <text:p>Butler bins-</text:p>
          </table:table-cell>
        </table:table-row>
        <table:table-row table:style-name="ro1">
          <table:table-cell office:value-type="string">
            <text:p>5538</text:p>
          </table:table-cell>
          <table:table-cell office:value-type="string">
            <text:p>Clean air rooms-sheet metal-shop and installation-</text:p>
          </table:table-cell>
        </table:table-row>
        <table:table-row table:style-name="ro1">
          <table:table-cell office:value-type="string">
            <text:p>5538</text:p>
          </table:table-cell>
          <table:table-cell office:value-type="string">
            <text:p>Decking-sheet metal, fabrication and installation-</text:p>
          </table:table-cell>
        </table:table-row>
        <table:table-row table:style-name="ro1">
          <table:table-cell office:value-type="string">
            <text:p>5538</text:p>
          </table:table-cell>
          <table:table-cell office:value-type="string">
            <text:p>Duct work-shop and installation-</text:p>
          </table:table-cell>
        </table:table-row>
        <table:table-row table:style-name="ro1">
          <table:table-cell office:value-type="string">
            <text:p>5538</text:p>
          </table:table-cell>
          <table:table-cell office:value-type="string">
            <text:p>Ducts-for heating and air conditioning systems-fiberglass or sheet metal, fabrication &amp; installation-</text:p>
          </table:table-cell>
        </table:table-row>
        <table:table-row table:style-name="ro1">
          <table:table-cell office:value-type="string">
            <text:p>5538</text:p>
          </table:table-cell>
          <table:table-cell office:value-type="string">
            <text:p>Furnace installation-hot air-</text:p>
          </table:table-cell>
        </table:table-row>
        <table:table-row table:style-name="ro1">
          <table:table-cell office:value-type="string">
            <text:p>5538</text:p>
          </table:table-cell>
          <table:table-cell office:value-type="string">
            <text:p>Metal ceiling or wallcovering installation &amp; shop, drivers</text:p>
          </table:table-cell>
        </table:table-row>
        <table:table-row table:style-name="ro1">
          <table:table-cell office:value-type="string">
            <text:p>5538</text:p>
          </table:table-cell>
          <table:table-cell office:value-type="string">
            <text:p>Quonset structure construction-sheet metal-shop and installation-</text:p>
          </table:table-cell>
        </table:table-row>
        <table:table-row table:style-name="ro1">
          <table:table-cell office:value-type="string">
            <text:p>5538</text:p>
          </table:table-cell>
          <table:table-cell office:value-type="string">
            <text:p>Sheet metal covered steel frame building construction-framework-appropriate iron or steel erection classification-</text:p>
          </table:table-cell>
        </table:table-row>
        <table:table-row table:style-name="ro1">
          <table:table-cell office:value-type="string">
            <text:p>5538</text:p>
          </table:table-cell>
          <table:table-cell office:value-type="string">
            <text:p>Sheet metal covered steel frame building construction-sheet metal siding-</text:p>
          </table:table-cell>
        </table:table-row>
        <table:table-row table:style-name="ro1">
          <table:table-cell office:value-type="string">
            <text:p>5538</text:p>
          </table:table-cell>
          <table:table-cell office:value-type="string">
            <text:p>Sheet metal decking-installation for sub-roofs or floors-</text:p>
          </table:table-cell>
        </table:table-row>
        <table:table-row table:style-name="ro1">
          <table:table-cell office:value-type="string">
            <text:p>5538</text:p>
          </table:table-cell>
          <table:table-cell office:value-type="string">
            <text:p>Sheet metal work-shop and outside-NOC</text:p>
          </table:table-cell>
        </table:table-row>
        <table:table-row table:style-name="ro1">
          <table:table-cell office:value-type="string">
            <text:p>5538</text:p>
          </table:table-cell>
          <table:table-cell office:value-type="string">
            <text:p>Silo erection-glass fused to steel-</text:p>
          </table:table-cell>
        </table:table-row>
        <table:table-row table:style-name="ro1">
          <table:table-cell office:value-type="string">
            <text:p>5538</text:p>
          </table:table-cell>
          <table:table-cell office:value-type="string">
            <text:p>Silo erection-metal-</text:p>
          </table:table-cell>
        </table:table-row>
        <table:table-row table:style-name="ro1">
          <table:table-cell office:value-type="string">
            <text:p>5538</text:p>
          </table:table-cell>
          <table:table-cell office:value-type="string">
            <text:p>Skylight installation</text:p>
          </table:table-cell>
        </table:table-row>
        <table:table-row table:style-name="ro1">
          <table:table-cell office:value-type="string">
            <text:p>5538</text:p>
          </table:table-cell>
          <table:table-cell office:value-type="string">
            <text:p>Telephone booth-shop and installation-</text:p>
          </table:table-cell>
        </table:table-row>
        <table:table-row table:style-name="ro1">
          <table:table-cell office:value-type="string">
            <text:p>5538</text:p>
          </table:table-cell>
          <table:table-cell office:value-type="string">
            <text:p>Wall covering ormetal ceiling installation &amp; shop, drivers</text:p>
          </table:table-cell>
        </table:table-row>
        <table:table-row table:style-name="ro1">
          <table:table-cell office:value-type="string">
            <text:p>5551</text:p>
          </table:table-cell>
          <table:table-cell office:value-type="string">
            <text:p>Roofing-all kinds</text:p>
          </table:table-cell>
        </table:table-row>
        <table:table-row table:style-name="ro1">
          <table:table-cell office:value-type="string">
            <text:p>5551</text:p>
          </table:table-cell>
          <table:table-cell office:value-type="string">
            <text:p>Roofing-all kinds-&amp;yard employees, drivers</text:p>
          </table:table-cell>
        </table:table-row>
        <table:table-row table:style-name="ro1">
          <table:table-cell office:value-type="string">
            <text:p>5551</text:p>
          </table:table-cell>
          <table:table-cell office:value-type="string">
            <text:p>Roof-insulation-</text:p>
          </table:table-cell>
        </table:table-row>
        <table:table-row table:style-name="ro1">
          <table:table-cell office:value-type="string">
            <text:p>5551</text:p>
          </table:table-cell>
          <table:table-cell office:value-type="string">
            <text:p>Roof-pressure washing-</text:p>
          </table:table-cell>
        </table:table-row>
        <table:table-row table:style-name="ro1">
          <table:table-cell office:value-type="string">
            <text:p>5551</text:p>
          </table:table-cell>
          <table:table-cell office:value-type="string">
            <text:p>Roof-waterproofing-</text:p>
          </table:table-cell>
        </table:table-row>
        <table:table-row table:style-name="ro1">
          <table:table-cell office:value-type="string">
            <text:p>5606</text:p>
          </table:table-cell>
          <table:table-cell office:value-type="string">
            <text:p>Contractor-executivesupervisor</text:p>
          </table:table-cell>
        </table:table-row>
        <table:table-row table:style-name="ro1">
          <table:table-cell office:value-type="string">
            <text:p>5610</text:p>
          </table:table-cell>
          <table:table-cell office:value-type="string">
            <text:p>Cleaner-debrisremoval</text:p>
          </table:table-cell>
        </table:table-row>
        <table:table-row table:style-name="ro1">
          <table:table-cell office:value-type="string">
            <text:p>5610</text:p>
          </table:table-cell>
          <table:table-cell office:value-type="string">
            <text:p>Cleaning railroadfreight cars-not tank</text:p>
          </table:table-cell>
        </table:table-row>
        <table:table-row table:style-name="ro1">
          <table:table-cell office:value-type="string">
            <text:p>5610</text:p>
          </table:table-cell>
          <table:table-cell office:value-type="string">
            <text:p>Railroad car cleaning</text:p>
          </table:table-cell>
        </table:table-row>
        <table:table-row table:style-name="ro1">
          <table:table-cell office:value-type="string">
            <text:p>5610</text:p>
          </table:table-cell>
          <table:table-cell office:value-type="string">
            <text:p>Timekeepers-construction or erection</text:p>
          </table:table-cell>
        </table:table-row>
        <table:table-row table:style-name="ro1">
          <table:table-cell office:value-type="string">
            <text:p>5610</text:p>
          </table:table-cell>
          <table:table-cell office:value-type="string">
            <text:p>Watchguards-construction or erection</text:p>
          </table:table-cell>
        </table:table-row>
        <table:table-row table:style-name="ro1">
          <table:table-cell office:value-type="string">
            <text:p>5645</text:p>
          </table:table-cell>
          <table:table-cell office:value-type="string">
            <text:p>Aluminum sidinginstallation-detached one- or two-family dwellings</text:p>
          </table:table-cell>
        </table:table-row>
        <table:table-row table:style-name="ro1">
          <table:table-cell office:value-type="string">
            <text:p>5645</text:p>
          </table:table-cell>
          <table:table-cell office:value-type="string">
            <text:p>Aluminum storm doorsor windows installation</text:p>
          </table:table-cell>
        </table:table-row>
        <table:table-row table:style-name="ro1">
          <table:table-cell office:value-type="string">
            <text:p>5645</text:p>
          </table:table-cell>
          <table:table-cell office:value-type="string">
            <text:p>Carpentry-detachedone- or two-family dwellings</text:p>
          </table:table-cell>
        </table:table-row>
        <table:table-row table:style-name="ro1">
          <table:table-cell office:value-type="string">
            <text:p>5645</text:p>
          </table:table-cell>
          <table:table-cell office:value-type="string">
            <text:p>Doorinstallation-screened-metal or wood</text:p>
          </table:table-cell>
        </table:table-row>
        <table:table-row table:style-name="ro1">
          <table:table-cell office:value-type="string">
            <text:p>5645</text:p>
          </table:table-cell>
          <table:table-cell office:value-type="string">
            <text:p>Jalousie or jalousiescreen erection-metal or glass</text:p>
          </table:table-cell>
        </table:table-row>
        <table:table-row table:style-name="ro1">
          <table:table-cell office:value-type="string">
            <text:p>5645</text:p>
          </table:table-cell>
          <table:table-cell office:value-type="string">
            <text:p>Sidinginstallation-aluminum or vinyl-detached one- or two-familydwellings</text:p>
          </table:table-cell>
        </table:table-row>
        <table:table-row table:style-name="ro1">
          <table:table-cell office:value-type="string">
            <text:p>5645</text:p>
          </table:table-cell>
          <table:table-cell office:value-type="string">
            <text:p>Steel frameerection-interior-by carpentry contractors for one- ortwo-family dwellings</text:p>
          </table:table-cell>
        </table:table-row>
        <table:table-row table:style-name="ro1">
          <table:table-cell office:value-type="string">
            <text:p>5645</text:p>
          </table:table-cell>
          <table:table-cell office:value-type="string">
            <text:p>Storm doors or stormsash-installation-wood or metal</text:p>
          </table:table-cell>
        </table:table-row>
        <table:table-row table:style-name="ro1">
          <table:table-cell office:value-type="string">
            <text:p>5645</text:p>
          </table:table-cell>
          <table:table-cell office:value-type="string">
            <text:p>Vinyl sidinginstallation-detached one- or two-family dwellings</text:p>
          </table:table-cell>
        </table:table-row>
        <table:table-row table:style-name="ro1">
          <table:table-cell office:value-type="string">
            <text:p>5645</text:p>
          </table:table-cell>
          <table:table-cell office:value-type="string">
            <text:p>Window screen orscreen door installation-metal or wood separately rated</text:p>
          </table:table-cell>
        </table:table-row>
        <table:table-row table:style-name="ro1">
          <table:table-cell office:value-type="string">
            <text:p>5651</text:p>
          </table:table-cell>
          <table:table-cell office:value-type="string">
            <text:p>Aluminum sidinginstallation-dwellings-three stories or less in height</text:p>
          </table:table-cell>
        </table:table-row>
        <table:table-row table:style-name="ro1">
          <table:table-cell office:value-type="string">
            <text:p>5651</text:p>
          </table:table-cell>
          <table:table-cell office:value-type="string">
            <text:p>Carpentry-dwellings-three stories or less</text:p>
          </table:table-cell>
        </table:table-row>
        <table:table-row table:style-name="ro1">
          <table:table-cell office:value-type="string">
            <text:p>5651</text:p>
          </table:table-cell>
          <table:table-cell office:value-type="string">
            <text:p>Military reservationconstruction-carpentry</text:p>
          </table:table-cell>
        </table:table-row>
        <table:table-row table:style-name="ro1">
          <table:table-cell office:value-type="string">
            <text:p>5651</text:p>
          </table:table-cell>
          <table:table-cell office:value-type="string">
            <text:p>Sidinginstallation-aluminum or vinyl-dwellings-three stories or less</text:p>
          </table:table-cell>
        </table:table-row>
        <table:table-row table:style-name="ro1">
          <table:table-cell office:value-type="string">
            <text:p>5651</text:p>
          </table:table-cell>
          <table:table-cell office:value-type="string">
            <text:p>Vinyl sidinginstallation-dwellings-three stories or less</text:p>
          </table:table-cell>
        </table:table-row>
        <table:table-row table:style-name="ro1">
          <table:table-cell office:value-type="string">
            <text:p>5703</text:p>
          </table:table-cell>
          <table:table-cell office:value-type="string">
            <text:p>Building raising or moving</text:p>
          </table:table-cell>
        </table:table-row>
        <table:table-row table:style-name="ro1">
          <table:table-cell office:value-type="string">
            <text:p>5703</text:p>
          </table:table-cell>
          <table:table-cell office:value-type="string">
            <text:p>Underpinning buildings or structures</text:p>
          </table:table-cell>
        </table:table-row>
        <table:table-row table:style-name="ro1">
          <table:table-cell office:value-type="string">
            <text:p>5705</text:p>
          </table:table-cell>
          <table:table-cell office:value-type="string">
            <text:p>Salvage operation-nowrecking or any structural operations</text:p>
          </table:table-cell>
        </table:table-row>
        <table:table-row table:style-name="ro1">
          <table:table-cell office:value-type="string">
            <text:p>5951</text:p>
          </table:table-cell>
          <table:table-cell office:value-type="string">
            <text:p>Anti-toxin, serum or virus </text:p>
          </table:table-cell>
        </table:table-row>
        <table:table-row table:style-name="ro1">
          <table:table-cell office:value-type="string">
            <text:p>5951</text:p>
          </table:table-cell>
          <table:table-cell office:value-type="string">
            <text:p>Serum, anti-toxin or virus </text:p>
          </table:table-cell>
        </table:table-row>
        <table:table-row table:style-name="ro1">
          <table:table-cell office:value-type="string">
            <text:p>5951</text:p>
          </table:table-cell>
          <table:table-cell office:value-type="string">
            <text:p>Virus, anti-toxin or serum </text:p>
          </table:table-cell>
        </table:table-row>
        <table:table-row table:style-name="ro1">
          <table:table-cell office:value-type="string">
            <text:p>6003</text:p>
          </table:table-cell>
          <table:table-cell office:value-type="string">
            <text:p>Breakwaterconstruction-consisting wholly of pile driving</text:p>
          </table:table-cell>
        </table:table-row>
        <table:table-row table:style-name="ro1">
          <table:table-cell office:value-type="string">
            <text:p>6003</text:p>
          </table:table-cell>
          <table:table-cell office:value-type="string">
            <text:p>Bulkheadconstruction-consisting wholly of pile driving</text:p>
          </table:table-cell>
        </table:table-row>
        <table:table-row table:style-name="ro1">
          <table:table-cell office:value-type="string">
            <text:p>6003</text:p>
          </table:table-cell>
          <table:table-cell office:value-type="string">
            <text:p>Floating boat dockconstruction</text:p>
          </table:table-cell>
        </table:table-row>
        <table:table-row table:style-name="ro1">
          <table:table-cell office:value-type="string">
            <text:p>6003</text:p>
          </table:table-cell>
          <table:table-cell office:value-type="string">
            <text:p>Groyneconstruction-consisting wholly of pile driving</text:p>
          </table:table-cell>
        </table:table-row>
        <table:table-row table:style-name="ro1">
          <table:table-cell office:value-type="string">
            <text:p>6003</text:p>
          </table:table-cell>
          <table:table-cell office:value-type="string">
            <text:p>Jettyconstruction-consisting wholly of pile driving</text:p>
          </table:table-cell>
        </table:table-row>
        <table:table-row table:style-name="ro1">
          <table:table-cell office:value-type="string">
            <text:p>6003</text:p>
          </table:table-cell>
          <table:table-cell office:value-type="string">
            <text:p>Pile driving</text:p>
          </table:table-cell>
        </table:table-row>
        <table:table-row table:style-name="ro1">
          <table:table-cell office:value-type="string">
            <text:p>6003</text:p>
          </table:table-cell>
          <table:table-cell office:value-type="string">
            <text:p>Seawallconstruction-consisting wholly of pile driving</text:p>
          </table:table-cell>
        </table:table-row>
        <table:table-row table:style-name="ro1">
          <table:table-cell office:value-type="string">
            <text:p>6003</text:p>
          </table:table-cell>
          <table:table-cell office:value-type="string">
            <text:p>Timber wharfconstruction</text:p>
          </table:table-cell>
        </table:table-row>
        <table:table-row table:style-name="ro1">
          <table:table-cell office:value-type="string">
            <text:p>6003</text:p>
          </table:table-cell>
          <table:table-cell office:value-type="string">
            <text:p>Wood bridgeconstruction-pile driving over water</text:p>
          </table:table-cell>
        </table:table-row>
        <table:table-row table:style-name="ro1">
          <table:table-cell office:value-type="string">
            <text:p>6003</text:p>
          </table:table-cell>
          <table:table-cell office:value-type="string">
            <text:p>Wrecking-notmarine-all operations-piers or wharfs</text:p>
          </table:table-cell>
        </table:table-row>
        <table:table-row table:style-name="ro1">
          <table:table-cell office:value-type="string">
            <text:p>6005</text:p>
          </table:table-cell>
          <table:table-cell office:value-type="string">
            <text:p>Breakwater or jetty construction-all operations to completion</text:p>
          </table:table-cell>
        </table:table-row>
        <table:table-row table:style-name="ro1">
          <table:table-cell office:value-type="string">
            <text:p>6005</text:p>
          </table:table-cell>
          <table:table-cell office:value-type="string">
            <text:p>Dike or revetment construction</text:p>
          </table:table-cell>
        </table:table-row>
        <table:table-row table:style-name="ro1">
          <table:table-cell office:value-type="string">
            <text:p>6005</text:p>
          </table:table-cell>
          <table:table-cell office:value-type="string">
            <text:p>Jetty or breakwater construction-all operations to completion</text:p>
          </table:table-cell>
        </table:table-row>
        <table:table-row table:style-name="ro1">
          <table:table-cell office:value-type="string">
            <text:p>6005</text:p>
          </table:table-cell>
          <table:table-cell office:value-type="string">
            <text:p>Revetment or dike construction</text:p>
          </table:table-cell>
        </table:table-row>
        <table:table-row table:style-name="ro1">
          <table:table-cell office:value-type="string">
            <text:p>6017</text:p>
          </table:table-cell>
          <table:table-cell office:value-type="string">
            <text:p>Dam or lockconstruction-concrete work-all operations</text:p>
          </table:table-cell>
        </table:table-row>
        <table:table-row table:style-name="ro1">
          <table:table-cell office:value-type="string">
            <text:p>6018</text:p>
          </table:table-cell>
          <table:table-cell office:value-type="string">
            <text:p>Dam or lock construction-earthmoving or placing-all operations</text:p>
          </table:table-cell>
        </table:table-row>
        <table:table-row table:style-name="ro1">
          <table:table-cell office:value-type="string">
            <text:p>6045</text:p>
          </table:table-cell>
          <table:table-cell office:value-type="string">
            <text:p>Levee construction-all operations to completion</text:p>
          </table:table-cell>
        </table:table-row>
        <table:table-row table:style-name="ro1">
          <table:table-cell office:value-type="string">
            <text:p>6204</text:p>
          </table:table-cell>
          <table:table-cell office:value-type="string">
            <text:p>Core sample drilling-</text:p>
          </table:table-cell>
        </table:table-row>
        <table:table-row table:style-name="ro1">
          <table:table-cell office:value-type="string">
            <text:p>6204</text:p>
          </table:table-cell>
          <table:table-cell office:value-type="string">
            <text:p>Drilling NOC</text:p>
          </table:table-cell>
        </table:table-row>
        <table:table-row table:style-name="ro1">
          <table:table-cell office:value-type="string">
            <text:p>6204</text:p>
          </table:table-cell>
          <table:table-cell office:value-type="string">
            <text:p>Grouting: drilling of holes-</text:p>
          </table:table-cell>
        </table:table-row>
        <table:table-row table:style-name="ro1">
          <table:table-cell office:value-type="string">
            <text:p>6204</text:p>
          </table:table-cell>
          <table:table-cell office:value-type="string">
            <text:p>Vibroflotation process-building foundations-</text:p>
          </table:table-cell>
        </table:table-row>
        <table:table-row table:style-name="ro1">
          <table:table-cell office:value-type="string">
            <text:p>6204</text:p>
          </table:table-cell>
          <table:table-cell office:value-type="string">
            <text:p>Water well drilling-</text:p>
          </table:table-cell>
        </table:table-row>
        <table:table-row table:style-name="ro1">
          <table:table-cell office:value-type="string">
            <text:p>6206</text:p>
          </table:table-cell>
          <table:table-cell office:value-type="string">
            <text:p>Oil or gas well acidizing-all employees</text:p>
          </table:table-cell>
        </table:table-row>
        <table:table-row table:style-name="ro1">
          <table:table-cell office:value-type="string">
            <text:p>6206</text:p>
          </table:table-cell>
          <table:table-cell office:value-type="string">
            <text:p>Oil or gas well cementing</text:p>
          </table:table-cell>
        </table:table-row>
        <table:table-row table:style-name="ro1">
          <table:table-cell office:value-type="string">
            <text:p>6206</text:p>
          </table:table-cell>
          <table:table-cell office:value-type="string">
            <text:p>Sandfracturing in connection with oil well work-</text:p>
          </table:table-cell>
        </table:table-row>
        <table:table-row table:style-name="ro1">
          <table:table-cell office:value-type="string">
            <text:p>6213</text:p>
          </table:table-cell>
          <table:table-cell office:value-type="string">
            <text:p>Oil or gas well-specialty tool operation NOC-by contractor-all employees</text:p>
          </table:table-cell>
        </table:table-row>
        <table:table-row table:style-name="ro1">
          <table:table-cell office:value-type="string">
            <text:p>6213</text:p>
          </table:table-cell>
          <table:table-cell office:value-type="string">
            <text:p>Pipe testing-destructive, oil or gas pipes not under construction-</text:p>
          </table:table-cell>
        </table:table-row>
        <table:table-row table:style-name="ro1">
          <table:table-cell office:value-type="string">
            <text:p>6214</text:p>
          </table:table-cell>
          <table:table-cell office:value-type="string">
            <text:p>Oil or gas well-perforating of casing-all employees</text:p>
          </table:table-cell>
        </table:table-row>
        <table:table-row table:style-name="ro1">
          <table:table-cell office:value-type="string">
            <text:p>6216</text:p>
          </table:table-cell>
          <table:table-cell office:value-type="string">
            <text:p>Gas or oil lease work NOC-natural gas-by contractor-</text:p>
          </table:table-cell>
        </table:table-row>
        <table:table-row table:style-name="ro1">
          <table:table-cell office:value-type="string">
            <text:p>6216</text:p>
          </table:table-cell>
          <table:table-cell office:value-type="string">
            <text:p>Oil or gas lease work NOC-by contractor-</text:p>
          </table:table-cell>
        </table:table-row>
        <table:table-row table:style-name="ro1">
          <table:table-cell office:value-type="string">
            <text:p>6216</text:p>
          </table:table-cell>
          <table:table-cell office:value-type="string">
            <text:p>Oil or gas well-dirt construction operator-</text:p>
          </table:table-cell>
        </table:table-row>
        <table:table-row table:style-name="ro1">
          <table:table-cell office:value-type="string">
            <text:p>6216</text:p>
          </table:table-cell>
          <table:table-cell office:value-type="string">
            <text:p>Oil or gas well-oil treating service-</text:p>
          </table:table-cell>
        </table:table-row>
        <table:table-row table:style-name="ro1">
          <table:table-cell office:value-type="string">
            <text:p>6216</text:p>
          </table:table-cell>
          <table:table-cell office:value-type="string">
            <text:p>Oil or gas well-roustabout service-</text:p>
          </table:table-cell>
        </table:table-row>
        <table:table-row table:style-name="ro1">
          <table:table-cell office:value-type="string">
            <text:p>6216</text:p>
          </table:table-cell>
          <table:table-cell office:value-type="string">
            <text:p>Oil or gas well-tank cleaning service-</text:p>
          </table:table-cell>
        </table:table-row>
        <table:table-row table:style-name="ro1">
          <table:table-cell office:value-type="string">
            <text:p>6217</text:p>
          </table:table-cell>
          <table:table-cell office:value-type="string">
            <text:p>Airport construction-grading</text:p>
          </table:table-cell>
        </table:table-row>
        <table:table-row table:style-name="ro1">
          <table:table-cell office:value-type="string">
            <text:p>6217</text:p>
          </table:table-cell>
          <table:table-cell office:value-type="string">
            <text:p>Blasting rock-specialist contractors-</text:p>
          </table:table-cell>
        </table:table-row>
        <table:table-row table:style-name="ro1">
          <table:table-cell office:value-type="string">
            <text:p>6217</text:p>
          </table:table-cell>
          <table:table-cell office:value-type="string">
            <text:p>Electric, telephone or alarm line-clearing brush or stumps from existing right-of-way-</text:p>
          </table:table-cell>
        </table:table-row>
        <table:table-row table:style-name="ro1">
          <table:table-cell office:value-type="string">
            <text:p>6217</text:p>
          </table:table-cell>
          <table:table-cell office:value-type="string">
            <text:p>Excavation</text:p>
          </table:table-cell>
        </table:table-row>
        <table:table-row table:style-name="ro1">
          <table:table-cell office:value-type="string">
            <text:p>6217</text:p>
          </table:table-cell>
          <table:table-cell office:value-type="string">
            <text:p>Grading of land NOC</text:p>
          </table:table-cell>
        </table:table-row>
        <table:table-row table:style-name="ro1">
          <table:table-cell office:value-type="string">
            <text:p>6217</text:p>
          </table:table-cell>
          <table:table-cell office:value-type="string">
            <text:p>Rock excavation</text:p>
          </table:table-cell>
        </table:table-row>
        <table:table-row table:style-name="ro1">
          <table:table-cell office:value-type="string">
            <text:p>6217</text:p>
          </table:table-cell>
          <table:table-cell office:value-type="string">
            <text:p>Sanitary landfill-</text:p>
          </table:table-cell>
        </table:table-row>
        <table:table-row table:style-name="ro1">
          <table:table-cell office:value-type="string">
            <text:p>6217</text:p>
          </table:table-cell>
          <table:table-cell office:value-type="string">
            <text:p>Tree removal operations-limited number from developed sites-</text:p>
          </table:table-cell>
        </table:table-row>
        <table:table-row table:style-name="ro1">
          <table:table-cell office:value-type="string">
            <text:p>6217</text:p>
          </table:table-cell>
          <table:table-cell office:value-type="string">
            <text:p>Waterproofing: excavation work necessary or incidental thereto-</text:p>
          </table:table-cell>
        </table:table-row>
        <table:table-row table:style-name="ro1">
          <table:table-cell office:value-type="string">
            <text:p>6229</text:p>
          </table:table-cell>
          <table:table-cell office:value-type="string">
            <text:p>Drainage or irrigation system construction</text:p>
          </table:table-cell>
        </table:table-row>
        <table:table-row table:style-name="ro1">
          <table:table-cell office:value-type="string">
            <text:p>6229</text:p>
          </table:table-cell>
          <table:table-cell office:value-type="string">
            <text:p>Irrigation or drainage system construction</text:p>
          </table:table-cell>
        </table:table-row>
        <table:table-row table:style-name="ro1">
          <table:table-cell office:value-type="string">
            <text:p>6229</text:p>
          </table:table-cell>
          <table:table-cell office:value-type="string">
            <text:p>Septic tank installation by specialist contractors-</text:p>
          </table:table-cell>
        </table:table-row>
        <table:table-row table:style-name="ro1">
          <table:table-cell office:value-type="string">
            <text:p>6229</text:p>
          </table:table-cell>
          <table:table-cell office:value-type="string">
            <text:p>Sprinkler installation-irrigation-</text:p>
          </table:table-cell>
        </table:table-row>
        <table:table-row table:style-name="ro1">
          <table:table-cell office:value-type="string">
            <text:p>6233</text:p>
          </table:table-cell>
          <table:table-cell office:value-type="string">
            <text:p>Oil or gas pipeline construction</text:p>
          </table:table-cell>
        </table:table-row>
        <table:table-row table:style-name="ro1">
          <table:table-cell office:value-type="string">
            <text:p>6233</text:p>
          </table:table-cell>
          <table:table-cell office:value-type="string">
            <text:p>Pipeline reclamation-oil or gas-</text:p>
          </table:table-cell>
        </table:table-row>
        <table:table-row table:style-name="ro1">
          <table:table-cell office:value-type="string">
            <text:p>6235</text:p>
          </table:table-cell>
          <table:table-cell office:value-type="string">
            <text:p>Drilling orredrilling of oil or gas wells and installation of casingdrivers</text:p>
          </table:table-cell>
        </table:table-row>
        <table:table-row table:style-name="ro1">
          <table:table-cell office:value-type="string">
            <text:p>6235</text:p>
          </table:table-cell>
          <table:table-cell office:value-type="string">
            <text:p>Fire flooding-drilling in connection with oil or gas well-</text:p>
          </table:table-cell>
        </table:table-row>
        <table:table-row table:style-name="ro1">
          <table:table-cell office:value-type="string">
            <text:p>6235</text:p>
          </table:table-cell>
          <table:table-cell office:value-type="string">
            <text:p>Oil or gas well drilling or redrilling</text:p>
          </table:table-cell>
        </table:table-row>
        <table:table-row table:style-name="ro1">
          <table:table-cell office:value-type="string">
            <text:p>6235</text:p>
          </table:table-cell>
          <table:table-cell office:value-type="string">
            <text:p>Oil or gas well-shooting</text:p>
          </table:table-cell>
        </table:table-row>
        <table:table-row table:style-name="ro1">
          <table:table-cell office:value-type="string">
            <text:p>6235</text:p>
          </table:table-cell>
          <table:table-cell office:value-type="string">
            <text:p>Thermal flooding-drilling in connection with oil or gas well-</text:p>
          </table:table-cell>
        </table:table-row>
        <table:table-row table:style-name="ro1">
          <table:table-cell office:value-type="string">
            <text:p>6235</text:p>
          </table:table-cell>
          <table:table-cell office:value-type="string">
            <text:p>Water flooding-drilling in connection with oil or gas well-</text:p>
          </table:table-cell>
        </table:table-row>
        <table:table-row table:style-name="ro1">
          <table:table-cell office:value-type="string">
            <text:p>6236</text:p>
          </table:table-cell>
          <table:table-cell office:value-type="string">
            <text:p>Oil or gas well-installation or recovery of casings</text:p>
          </table:table-cell>
        </table:table-row>
        <table:table-row table:style-name="ro1">
          <table:table-cell office:value-type="string">
            <text:p>6237</text:p>
          </table:table-cell>
          <table:table-cell office:value-type="string">
            <text:p>Oil analyzing at oil well site in trailers away from well-</text:p>
          </table:table-cell>
        </table:table-row>
        <table:table-row table:style-name="ro1">
          <table:table-cell office:value-type="string">
            <text:p>6237</text:p>
          </table:table-cell>
          <table:table-cell office:value-type="string">
            <text:p>Oil or gas well-instrument logging or survey work-</text:p>
          </table:table-cell>
        </table:table-row>
        <table:table-row table:style-name="ro1">
          <table:table-cell office:value-type="string">
            <text:p>6251</text:p>
          </table:table-cell>
          <table:table-cell office:value-type="string">
            <text:p>Tunneling-notpneumatic-all operations</text:p>
          </table:table-cell>
        </table:table-row>
        <table:table-row table:style-name="ro1">
          <table:table-cell office:value-type="string">
            <text:p>6252</text:p>
          </table:table-cell>
          <table:table-cell office:value-type="string">
            <text:p>Caisson work-alloperations to completion</text:p>
          </table:table-cell>
        </table:table-row>
        <table:table-row table:style-name="ro1">
          <table:table-cell office:value-type="string">
            <text:p>6252</text:p>
          </table:table-cell>
          <table:table-cell office:value-type="string">
            <text:p>Cofferdam work-notpneumatic-all operations to completion</text:p>
          </table:table-cell>
        </table:table-row>
        <table:table-row table:style-name="ro1">
          <table:table-cell office:value-type="string">
            <text:p>6252</text:p>
          </table:table-cell>
          <table:table-cell office:value-type="string">
            <text:p>Missiles-constructunderground launch pad</text:p>
          </table:table-cell>
        </table:table-row>
        <table:table-row table:style-name="ro1">
          <table:table-cell office:value-type="string">
            <text:p>6252</text:p>
          </table:table-cell>
          <table:table-cell office:value-type="string">
            <text:p>Shaft sinking-alloperations</text:p>
          </table:table-cell>
        </table:table-row>
        <table:table-row table:style-name="ro1">
          <table:table-cell office:value-type="string">
            <text:p>6260</text:p>
          </table:table-cell>
          <table:table-cell office:value-type="string">
            <text:p>Tunneling-pneumatic-all operations</text:p>
          </table:table-cell>
        </table:table-row>
        <table:table-row table:style-name="ro1">
          <table:table-cell office:value-type="string">
            <text:p>6306</text:p>
          </table:table-cell>
          <table:table-cell office:value-type="string">
            <text:p>Sewer construction-all operations</text:p>
          </table:table-cell>
        </table:table-row>
        <table:table-row table:style-name="ro1">
          <table:table-cell office:value-type="string">
            <text:p>6319</text:p>
          </table:table-cell>
          <table:table-cell office:value-type="string">
            <text:p>Gas main or connection construction</text:p>
          </table:table-cell>
        </table:table-row>
        <table:table-row table:style-name="ro1">
          <table:table-cell office:value-type="string">
            <text:p>6319</text:p>
          </table:table-cell>
          <table:table-cell office:value-type="string">
            <text:p>Steam mains or connections construction</text:p>
          </table:table-cell>
        </table:table-row>
        <table:table-row table:style-name="ro1">
          <table:table-cell office:value-type="string">
            <text:p>6319</text:p>
          </table:table-cell>
          <table:table-cell office:value-type="string">
            <text:p>Water main or connection construction</text:p>
          </table:table-cell>
        </table:table-row>
        <table:table-row table:style-name="ro1">
          <table:table-cell office:value-type="string">
            <text:p>6325</text:p>
          </table:table-cell>
          <table:table-cell office:value-type="string">
            <text:p>Cable laying-byspecialist contractors employing automatic equipment which, inone operation, opens the trench, lays the cable and backfills-</text:p>
          </table:table-cell>
        </table:table-row>
        <table:table-row table:style-name="ro1">
          <table:table-cell office:value-type="string">
            <text:p>6325</text:p>
          </table:table-cell>
          <table:table-cell office:value-type="string">
            <text:p>Cable TV-cable installation-plow-in method-</text:p>
          </table:table-cell>
        </table:table-row>
        <table:table-row table:style-name="ro1">
          <table:table-cell office:value-type="string">
            <text:p>6325</text:p>
          </table:table-cell>
          <table:table-cell office:value-type="string">
            <text:p>Conduit construction-for cables or wires-</text:p>
          </table:table-cell>
        </table:table-row>
        <table:table-row table:style-name="ro1">
          <table:table-cell office:value-type="string">
            <text:p>6325</text:p>
          </table:table-cell>
          <table:table-cell office:value-type="string">
            <text:p>Railroad switch and road crossing signals installation-</text:p>
          </table:table-cell>
        </table:table-row>
        <table:table-row table:style-name="ro1">
          <table:table-cell office:value-type="string">
            <text:p>6325</text:p>
          </table:table-cell>
          <table:table-cell office:value-type="string">
            <text:p>Traffic signal installation-</text:p>
          </table:table-cell>
        </table:table-row>
        <table:table-row table:style-name="ro1">
          <table:table-cell office:value-type="string">
            <text:p>6400</text:p>
          </table:table-cell>
          <table:table-cell office:value-type="string">
            <text:p>Fence erection-metal</text:p>
          </table:table-cell>
        </table:table-row>
        <table:table-row table:style-name="ro1">
          <table:table-cell office:value-type="string">
            <text:p>6400</text:p>
          </table:table-cell>
          <table:table-cell office:value-type="string">
            <text:p>Mobile home windstormtie-down installation-by specialist contractor</text:p>
          </table:table-cell>
        </table:table-row>
        <table:table-row table:style-name="ro1">
          <table:table-cell office:value-type="string">
            <text:p>6504</text:p>
          </table:table-cell>
          <table:table-cell office:value-type="string">
            <text:p>Baking powder</text:p>
          </table:table-cell>
        </table:table-row>
        <table:table-row table:style-name="ro1">
          <table:table-cell office:value-type="string">
            <text:p>6504</text:p>
          </table:table-cell>
          <table:table-cell office:value-type="string">
            <text:p>Beverage powders-drymix, blend, package</text:p>
          </table:table-cell>
        </table:table-row>
        <table:table-row table:style-name="ro1">
          <table:table-cell office:value-type="string">
            <text:p>6504</text:p>
          </table:table-cell>
          <table:table-cell office:value-type="string">
            <text:p>Catsup</text:p>
          </table:table-cell>
        </table:table-row>
        <table:table-row table:style-name="ro1">
          <table:table-cell office:value-type="string">
            <text:p>6504</text:p>
          </table:table-cell>
          <table:table-cell office:value-type="string">
            <text:p>Coconut shredding ordrying</text:p>
          </table:table-cell>
        </table:table-row>
        <table:table-row table:style-name="ro1">
          <table:table-cell office:value-type="string">
            <text:p>6504</text:p>
          </table:table-cell>
          <table:table-cell office:value-type="string">
            <text:p>Coffee cleaning,roasting or grinding</text:p>
          </table:table-cell>
        </table:table-row>
        <table:table-row table:style-name="ro1">
          <table:table-cell office:value-type="string">
            <text:p>6504</text:p>
          </table:table-cell>
          <table:table-cell office:value-type="string">
            <text:p>Dairy products-imitation</text:p>
          </table:table-cell>
        </table:table-row>
        <table:table-row table:style-name="ro1">
          <table:table-cell office:value-type="string">
            <text:p>6504</text:p>
          </table:table-cell>
          <table:table-cell office:value-type="string">
            <text:p>Dehydrating coffee ortea</text:p>
          </table:table-cell>
        </table:table-row>
        <table:table-row table:style-name="ro1">
          <table:table-cell office:value-type="string">
            <text:p>6504</text:p>
          </table:table-cell>
          <table:table-cell office:value-type="string">
            <text:p>Dehydrating eggs</text:p>
          </table:table-cell>
        </table:table-row>
        <table:table-row table:style-name="ro1">
          <table:table-cell office:value-type="string">
            <text:p>6504</text:p>
          </table:table-cell>
          <table:table-cell office:value-type="string">
            <text:p>Dog food-packaged-dry pelleted</text:p>
          </table:table-cell>
        </table:table-row>
        <table:table-row table:style-name="ro1">
          <table:table-cell office:value-type="string">
            <text:p>6504</text:p>
          </table:table-cell>
          <table:table-cell office:value-type="string">
            <text:p>Flour mixing andblending-no milling</text:p>
          </table:table-cell>
        </table:table-row>
        <table:table-row table:style-name="ro1">
          <table:table-cell office:value-type="string">
            <text:p>6504</text:p>
          </table:table-cell>
          <table:table-cell office:value-type="string">
            <text:p>Food sundries NOC-no cereal milling</text:p>
          </table:table-cell>
        </table:table-row>
        <table:table-row table:style-name="ro1">
          <table:table-cell office:value-type="string">
            <text:p>6504</text:p>
          </table:table-cell>
          <table:table-cell office:value-type="string">
            <text:p>Gelatin : refinedfood product</text:p>
          </table:table-cell>
        </table:table-row>
        <table:table-row table:style-name="ro1">
          <table:table-cell office:value-type="string">
            <text:p>6504</text:p>
          </table:table-cell>
          <table:table-cell office:value-type="string">
            <text:p>Ketchup</text:p>
          </table:table-cell>
        </table:table-row>
        <table:table-row table:style-name="ro1">
          <table:table-cell office:value-type="string">
            <text:p>6504</text:p>
          </table:table-cell>
          <table:table-cell office:value-type="string">
            <text:p>Malted milk <text:s/>frompowdered milk, sugar, malt, cocoa</text:p>
          </table:table-cell>
        </table:table-row>
        <table:table-row table:style-name="ro1">
          <table:table-cell office:value-type="string">
            <text:p>6504</text:p>
          </table:table-cell>
          <table:table-cell office:value-type="string">
            <text:p>Mayonnaise</text:p>
          </table:table-cell>
        </table:table-row>
        <table:table-row table:style-name="ro1">
          <table:table-cell office:value-type="string">
            <text:p>6504</text:p>
          </table:table-cell>
          <table:table-cell office:value-type="string">
            <text:p>Melba toast -nobaking of bread</text:p>
          </table:table-cell>
        </table:table-row>
        <table:table-row table:style-name="ro1">
          <table:table-cell office:value-type="string">
            <text:p>6504</text:p>
          </table:table-cell>
          <table:table-cell office:value-type="string">
            <text:p>Mustard</text:p>
          </table:table-cell>
        </table:table-row>
        <table:table-row table:style-name="ro1">
          <table:table-cell office:value-type="string">
            <text:p>6504</text:p>
          </table:table-cell>
          <table:table-cell office:value-type="string">
            <text:p>Nut cleaning orshelling</text:p>
          </table:table-cell>
        </table:table-row>
        <table:table-row table:style-name="ro1">
          <table:table-cell office:value-type="string">
            <text:p>6504</text:p>
          </table:table-cell>
          <table:table-cell office:value-type="string">
            <text:p>Peanut butter</text:p>
          </table:table-cell>
        </table:table-row>
        <table:table-row table:style-name="ro1">
          <table:table-cell office:value-type="string">
            <text:p>6504</text:p>
          </table:table-cell>
          <table:table-cell office:value-type="string">
            <text:p>Pizza crust -not baked</text:p>
          </table:table-cell>
        </table:table-row>
        <table:table-row table:style-name="ro1">
          <table:table-cell office:value-type="string">
            <text:p>6504</text:p>
          </table:table-cell>
          <table:table-cell office:value-type="string">
            <text:p>Popcorn</text:p>
          </table:table-cell>
        </table:table-row>
        <table:table-row table:style-name="ro1">
          <table:table-cell office:value-type="string">
            <text:p>6504</text:p>
          </table:table-cell>
          <table:table-cell office:value-type="string">
            <text:p>Potato chip</text:p>
          </table:table-cell>
        </table:table-row>
        <table:table-row table:style-name="ro1">
          <table:table-cell office:value-type="string">
            <text:p>6504</text:p>
          </table:table-cell>
          <table:table-cell office:value-type="string">
            <text:p>Roasting of nuts</text:p>
          </table:table-cell>
        </table:table-row>
        <table:table-row table:style-name="ro1">
          <table:table-cell office:value-type="string">
            <text:p>6504</text:p>
          </table:table-cell>
          <table:table-cell office:value-type="string">
            <text:p>Salad dressing</text:p>
          </table:table-cell>
        </table:table-row>
        <table:table-row table:style-name="ro1">
          <table:table-cell office:value-type="string">
            <text:p>6504</text:p>
          </table:table-cell>
          <table:table-cell office:value-type="string">
            <text:p>Sandwichpreparation-not sold directly to consumer</text:p>
          </table:table-cell>
        </table:table-row>
        <table:table-row table:style-name="ro1">
          <table:table-cell office:value-type="string">
            <text:p>6504</text:p>
          </table:table-cell>
          <table:table-cell office:value-type="string">
            <text:p>Spice mills</text:p>
          </table:table-cell>
        </table:table-row>
        <table:table-row table:style-name="ro1">
          <table:table-cell office:value-type="string">
            <text:p>6504</text:p>
          </table:table-cell>
          <table:table-cell office:value-type="string">
            <text:p>Yeast</text:p>
          </table:table-cell>
        </table:table-row>
        <table:table-row table:style-name="ro1">
          <table:table-cell office:value-type="string">
            <text:p>6702</text:p>
          </table:table-cell>
          <table:table-cell office:value-type="string">
            <text:p>Railroadconstruction-all operations including clerical salespersons -Program I</text:p>
          </table:table-cell>
        </table:table-row>
        <table:table-row table:style-name="ro1">
          <table:table-cell office:value-type="string">
            <text:p>6703</text:p>
          </table:table-cell>
          <table:table-cell office:value-type="string">
            <text:p>Railroadconstruction-all operations including clerical salespersons -Program II-State Act</text:p>
          </table:table-cell>
        </table:table-row>
        <table:table-row table:style-name="ro1">
          <table:table-cell office:value-type="string">
            <text:p>6704</text:p>
          </table:table-cell>
          <table:table-cell office:value-type="string">
            <text:p>Railroadconstruction-all operations including clerical salespersons -Program II-USL Act</text:p>
          </table:table-cell>
        </table:table-row>
        <table:table-row table:style-name="ro1">
          <table:table-cell office:value-type="string">
            <text:p>6801</text:p>
          </table:table-cell>
          <table:table-cell office:value-type="string">
            <text:p>Boatbuilding-wood-NOC-U.S. Act -U.S. Act</text:p>
          </table:table-cell>
        </table:table-row>
        <table:table-row table:style-name="ro1">
          <table:table-cell office:value-type="string">
            <text:p>6801</text:p>
          </table:table-cell>
          <table:table-cell office:value-type="string">
            <text:p>Dry dockconstruction-floating--State Act</text:p>
          </table:table-cell>
        </table:table-row>
        <table:table-row table:style-name="ro1">
          <table:table-cell office:value-type="string">
            <text:p>6811</text:p>
          </table:table-cell>
          <table:table-cell office:value-type="string">
            <text:p>Boatbuilding-wood-NOC-State Act</text:p>
          </table:table-cell>
        </table:table-row>
        <table:table-row table:style-name="ro1">
          <table:table-cell office:value-type="string">
            <text:p>6824</text:p>
          </table:table-cell>
          <table:table-cell office:value-type="string">
            <text:p>Boatbuilding orrepair -coverage under the Longshore Act</text:p>
          </table:table-cell>
        </table:table-row>
        <table:table-row table:style-name="ro1">
          <table:table-cell office:value-type="string">
            <text:p>6824</text:p>
          </table:table-cell>
          <table:table-cell office:value-type="string">
            <text:p>Motorboat-not exceeding 150 feet in length-building or repair-U.S. Act-</text:p>
          </table:table-cell>
        </table:table-row>
        <table:table-row table:style-name="ro1">
          <table:table-cell office:value-type="string">
            <text:p>6824</text:p>
          </table:table-cell>
          <table:table-cell office:value-type="string">
            <text:p>Personal watercraft-building or repair-U.S. Act-</text:p>
          </table:table-cell>
        </table:table-row>
        <table:table-row table:style-name="ro1">
          <table:table-cell office:value-type="string">
            <text:p>6824</text:p>
          </table:table-cell>
          <table:table-cell office:value-type="string">
            <text:p>Rowboat-not exceeding 150 feet in length-building or repair-U.S. Act-</text:p>
          </table:table-cell>
        </table:table-row>
        <table:table-row table:style-name="ro1">
          <table:table-cell office:value-type="string">
            <text:p>6824</text:p>
          </table:table-cell>
          <table:table-cell office:value-type="string">
            <text:p>Sailboat-not exceeding 150 feet in length-building or repair-U.S. Act-</text:p>
          </table:table-cell>
        </table:table-row>
        <table:table-row table:style-name="ro1">
          <table:table-cell office:value-type="string">
            <text:p>6824</text:p>
          </table:table-cell>
          <table:table-cell office:value-type="string">
            <text:p>Yachts-not exceeding 150 feet in length-building or repair-U.S. Act-</text:p>
          </table:table-cell>
        </table:table-row>
        <table:table-row table:style-name="ro1">
          <table:table-cell office:value-type="string">
            <text:p>6825</text:p>
          </table:table-cell>
          <table:table-cell office:value-type="string">
            <text:p>Shipbuilding-iron orsteel--U.S. Act (MO)</text:p>
          </table:table-cell>
        </table:table-row>
        <table:table-row table:style-name="ro1">
          <table:table-cell office:value-type="string">
            <text:p>6826</text:p>
          </table:table-cell>
          <table:table-cell office:value-type="string">
            <text:p>Marina -coverage under Longshore Act</text:p>
          </table:table-cell>
        </table:table-row>
        <table:table-row table:style-name="ro1">
          <table:table-cell office:value-type="string">
            <text:p>6834</text:p>
          </table:table-cell>
          <table:table-cell office:value-type="string">
            <text:p>Boatbuilding orrepair -coverage under the State Act</text:p>
          </table:table-cell>
        </table:table-row>
        <table:table-row table:style-name="ro1">
          <table:table-cell office:value-type="string">
            <text:p>6834</text:p>
          </table:table-cell>
          <table:table-cell office:value-type="string">
            <text:p>Canoe building</text:p>
          </table:table-cell>
        </table:table-row>
        <table:table-row table:style-name="ro1">
          <table:table-cell office:value-type="string">
            <text:p>6834</text:p>
          </table:table-cell>
          <table:table-cell office:value-type="string">
            <text:p>Motorboat-not exceeding 150 feet in length-building or repair-State Act-</text:p>
          </table:table-cell>
        </table:table-row>
        <table:table-row table:style-name="ro1">
          <table:table-cell office:value-type="string">
            <text:p>6834</text:p>
          </table:table-cell>
          <table:table-cell office:value-type="string">
            <text:p>Personal watercraft-building or repair-State Act-</text:p>
          </table:table-cell>
        </table:table-row>
        <table:table-row table:style-name="ro1">
          <table:table-cell office:value-type="string">
            <text:p>6834</text:p>
          </table:table-cell>
          <table:table-cell office:value-type="string">
            <text:p>Rowboat-not exceeding 150 feet in length-building or repair-State Act-</text:p>
          </table:table-cell>
        </table:table-row>
        <table:table-row table:style-name="ro1">
          <table:table-cell office:value-type="string">
            <text:p>6834</text:p>
          </table:table-cell>
          <table:table-cell office:value-type="string">
            <text:p>Sailboat-not exceeding 150 feet in length-building or repair-State Act-</text:p>
          </table:table-cell>
        </table:table-row>
        <table:table-row table:style-name="ro1">
          <table:table-cell office:value-type="string">
            <text:p>6834</text:p>
          </table:table-cell>
          <table:table-cell office:value-type="string">
            <text:p>Yachts-not exceeding 150 feet in length-building or repair-State Act-</text:p>
          </table:table-cell>
        </table:table-row>
        <table:table-row table:style-name="ro1">
          <table:table-cell office:value-type="string">
            <text:p>6835</text:p>
          </table:table-cell>
          <table:table-cell office:value-type="string">
            <text:p>Shipbuilding-iron orsteel--State Act (MO)</text:p>
          </table:table-cell>
        </table:table-row>
        <table:table-row table:style-name="ro1">
          <table:table-cell office:value-type="string">
            <text:p>6836</text:p>
          </table:table-cell>
          <table:table-cell office:value-type="string">
            <text:p>Marina -coverage under State Act</text:p>
          </table:table-cell>
        </table:table-row>
        <table:table-row table:style-name="ro1">
          <table:table-cell office:value-type="string">
            <text:p>6843</text:p>
          </table:table-cell>
          <table:table-cell office:value-type="string">
            <text:p>Barge building-iron or steel-U.S. Act-</text:p>
          </table:table-cell>
        </table:table-row>
        <table:table-row table:style-name="ro1">
          <table:table-cell office:value-type="string">
            <text:p>6843</text:p>
          </table:table-cell>
          <table:table-cell office:value-type="string">
            <text:p>Dry dock building-floating-iron or steel-U.S. Act-</text:p>
          </table:table-cell>
        </table:table-row>
        <table:table-row table:style-name="ro1">
          <table:table-cell office:value-type="string">
            <text:p>6843</text:p>
          </table:table-cell>
          <table:table-cell office:value-type="string">
            <text:p>Launch (ship) building-iron or steel-U.S. Act-</text:p>
          </table:table-cell>
        </table:table-row>
        <table:table-row table:style-name="ro1">
          <table:table-cell office:value-type="string">
            <text:p>6843</text:p>
          </table:table-cell>
          <table:table-cell office:value-type="string">
            <text:p>Oil drilling platformbuilding-floating-iron or steel-U.S. Act</text:p>
          </table:table-cell>
        </table:table-row>
        <table:table-row table:style-name="ro1">
          <table:table-cell office:value-type="string">
            <text:p>6843</text:p>
          </table:table-cell>
          <table:table-cell office:value-type="string">
            <text:p>Scow building-iron or steel-U.S. Act-</text:p>
          </table:table-cell>
        </table:table-row>
        <table:table-row table:style-name="ro1">
          <table:table-cell office:value-type="string">
            <text:p>6843</text:p>
          </table:table-cell>
          <table:table-cell office:value-type="string">
            <text:p>Ship keels-laying-U.S. Act-</text:p>
          </table:table-cell>
        </table:table-row>
        <table:table-row table:style-name="ro1">
          <table:table-cell office:value-type="string">
            <text:p>6843</text:p>
          </table:table-cell>
          <table:table-cell office:value-type="string">
            <text:p>Shipbuilding-iron orsteel-NOC : all except boilermaking, foundry &amp; machineshop employees</text:p>
          </table:table-cell>
        </table:table-row>
        <table:table-row table:style-name="ro1">
          <table:table-cell office:value-type="string">
            <text:p>6843</text:p>
          </table:table-cell>
          <table:table-cell office:value-type="string">
            <text:p>Tugboat building-iron or steel-U.S. Act-</text:p>
          </table:table-cell>
        </table:table-row>
        <table:table-row table:style-name="ro1">
          <table:table-cell office:value-type="string">
            <text:p>6845</text:p>
          </table:table-cell>
          <table:table-cell office:value-type="string">
            <text:p>Shipbuilding-naval</text:p>
          </table:table-cell>
        </table:table-row>
        <table:table-row table:style-name="ro1">
          <table:table-cell office:value-type="string">
            <text:p>6854</text:p>
          </table:table-cell>
          <table:table-cell office:value-type="string">
            <text:p>Barge building-iron or steel-State Act-</text:p>
          </table:table-cell>
        </table:table-row>
        <table:table-row table:style-name="ro1">
          <table:table-cell office:value-type="string">
            <text:p>6854</text:p>
          </table:table-cell>
          <table:table-cell office:value-type="string">
            <text:p>Dry dock building-floating-iron or steel-State Act-</text:p>
          </table:table-cell>
        </table:table-row>
        <table:table-row table:style-name="ro1">
          <table:table-cell office:value-type="string">
            <text:p>6854</text:p>
          </table:table-cell>
          <table:table-cell office:value-type="string">
            <text:p>Launch (ship) building-iron or steel-State Act-</text:p>
          </table:table-cell>
        </table:table-row>
        <table:table-row table:style-name="ro1">
          <table:table-cell office:value-type="string">
            <text:p>6854</text:p>
          </table:table-cell>
          <table:table-cell office:value-type="string">
            <text:p>Lighter (ship) building-iron or steel-State Act-</text:p>
          </table:table-cell>
        </table:table-row>
        <table:table-row table:style-name="ro1">
          <table:table-cell office:value-type="string">
            <text:p>6854</text:p>
          </table:table-cell>
          <table:table-cell office:value-type="string">
            <text:p>Oil drilling platformbuilding-floating-iron or steel-State Act</text:p>
          </table:table-cell>
        </table:table-row>
        <table:table-row table:style-name="ro1">
          <table:table-cell office:value-type="string">
            <text:p>6854</text:p>
          </table:table-cell>
          <table:table-cell office:value-type="string">
            <text:p>Scow building-iron or steel-State Act-</text:p>
          </table:table-cell>
        </table:table-row>
        <table:table-row table:style-name="ro1">
          <table:table-cell office:value-type="string">
            <text:p>6854</text:p>
          </table:table-cell>
          <table:table-cell office:value-type="string">
            <text:p>Ship keels-laying-State Act-</text:p>
          </table:table-cell>
        </table:table-row>
        <table:table-row table:style-name="ro1">
          <table:table-cell office:value-type="string">
            <text:p>6854</text:p>
          </table:table-cell>
          <table:table-cell office:value-type="string">
            <text:p>Tugboat building-iron or steel-State Act-</text:p>
          </table:table-cell>
        </table:table-row>
        <table:table-row table:style-name="ro1">
          <table:table-cell office:value-type="string">
            <text:p>6872</text:p>
          </table:table-cell>
          <table:table-cell office:value-type="string">
            <text:p>Marine railway operation</text:p>
          </table:table-cell>
        </table:table-row>
        <table:table-row table:style-name="ro1">
          <table:table-cell office:value-type="string">
            <text:p>6872</text:p>
          </table:table-cell>
          <table:table-cell office:value-type="string">
            <text:p>Ship cleaning-all operations-</text:p>
          </table:table-cell>
        </table:table-row>
        <table:table-row table:style-name="ro1">
          <table:table-cell office:value-type="string">
            <text:p>6872</text:p>
          </table:table-cell>
          <table:table-cell office:value-type="string">
            <text:p>Ship repair or conversion-all operations</text:p>
          </table:table-cell>
        </table:table-row>
        <table:table-row table:style-name="ro1">
          <table:table-cell office:value-type="string">
            <text:p>6874</text:p>
          </table:table-cell>
          <table:table-cell office:value-type="string">
            <text:p>Painting-ship hulls</text:p>
          </table:table-cell>
        </table:table-row>
        <table:table-row table:style-name="ro1">
          <table:table-cell office:value-type="string">
            <text:p>6874</text:p>
          </table:table-cell>
          <table:table-cell office:value-type="string">
            <text:p>Ship scaling</text:p>
          </table:table-cell>
        </table:table-row>
        <table:table-row table:style-name="ro1">
          <table:table-cell office:value-type="string">
            <text:p>6882</text:p>
          </table:table-cell>
          <table:table-cell office:value-type="string">
            <text:p>Marine railway operation</text:p>
          </table:table-cell>
        </table:table-row>
        <table:table-row table:style-name="ro1">
          <table:table-cell office:value-type="string">
            <text:p>6882</text:p>
          </table:table-cell>
          <table:table-cell office:value-type="string">
            <text:p>Ship repair or conversion-all operations</text:p>
          </table:table-cell>
        </table:table-row>
        <table:table-row table:style-name="ro1">
          <table:table-cell office:value-type="string">
            <text:p>6884</text:p>
          </table:table-cell>
          <table:table-cell office:value-type="string">
            <text:p>Painting-ship hulls</text:p>
          </table:table-cell>
        </table:table-row>
        <table:table-row table:style-name="ro1">
          <table:table-cell office:value-type="string">
            <text:p>7016</text:p>
          </table:table-cell>
          <table:table-cell office:value-type="string">
            <text:p>Boat testing-newlyconstructed vessels-Program I</text:p>
          </table:table-cell>
        </table:table-row>
        <table:table-row table:style-name="ro1">
          <table:table-cell office:value-type="string">
            <text:p>7016</text:p>
          </table:table-cell>
          <table:table-cell office:value-type="string">
            <text:p>Ferries-Program I</text:p>
          </table:table-cell>
        </table:table-row>
        <table:table-row table:style-name="ro1">
          <table:table-cell office:value-type="string">
            <text:p>7016</text:p>
          </table:table-cell>
          <table:table-cell office:value-type="string">
            <text:p>Fishingvessels-NOC-Program I</text:p>
          </table:table-cell>
        </table:table-row>
        <table:table-row table:style-name="ro1">
          <table:table-cell office:value-type="string">
            <text:p>7016</text:p>
          </table:table-cell>
          <table:table-cell office:value-type="string">
            <text:p>Gambling vessels-15tons or greater-Program I</text:p>
          </table:table-cell>
        </table:table-row>
        <table:table-row table:style-name="ro1">
          <table:table-cell office:value-type="string">
            <text:p>7016</text:p>
          </table:table-cell>
          <table:table-cell office:value-type="string">
            <text:p>Hovercrafts-operatedover water-Program I</text:p>
          </table:table-cell>
        </table:table-row>
        <table:table-row table:style-name="ro1">
          <table:table-cell office:value-type="string">
            <text:p>7016</text:p>
          </table:table-cell>
          <table:table-cell office:value-type="string">
            <text:p>Hydrofoils-operatedover water-Program I</text:p>
          </table:table-cell>
        </table:table-row>
        <table:table-row table:style-name="ro1">
          <table:table-cell office:value-type="string">
            <text:p>7016</text:p>
          </table:table-cell>
          <table:table-cell office:value-type="string">
            <text:p>Oyster boats-ProgramI</text:p>
          </table:table-cell>
        </table:table-row>
        <table:table-row table:style-name="ro1">
          <table:table-cell office:value-type="string">
            <text:p>7016</text:p>
          </table:table-cell>
          <table:table-cell office:value-type="string">
            <text:p>Pilots who guidevessels-Program I</text:p>
          </table:table-cell>
        </table:table-row>
        <table:table-row table:style-name="ro1">
          <table:table-cell office:value-type="string">
            <text:p>7016</text:p>
          </table:table-cell>
          <table:table-cell office:value-type="string">
            <text:p>Supply boats-ProgramI</text:p>
          </table:table-cell>
        </table:table-row>
        <table:table-row table:style-name="ro1">
          <table:table-cell office:value-type="string">
            <text:p>7016</text:p>
          </table:table-cell>
          <table:table-cell office:value-type="string">
            <text:p>Tugboats-Program I</text:p>
          </table:table-cell>
        </table:table-row>
        <table:table-row table:style-name="ro1">
          <table:table-cell office:value-type="string">
            <text:p>7016</text:p>
          </table:table-cell>
          <table:table-cell office:value-type="string">
            <text:p>Vessels-NOC-Program I</text:p>
          </table:table-cell>
        </table:table-row>
        <table:table-row table:style-name="ro1">
          <table:table-cell office:value-type="string">
            <text:p>7016</text:p>
          </table:table-cell>
          <table:table-cell office:value-type="string">
            <text:p>Weed clearing byvessel-Program I</text:p>
          </table:table-cell>
        </table:table-row>
        <table:table-row table:style-name="ro1">
          <table:table-cell office:value-type="string">
            <text:p>7024</text:p>
          </table:table-cell>
          <table:table-cell office:value-type="string">
            <text:p>Boat testing-newlyconstructed vessels-Program II-State Act</text:p>
          </table:table-cell>
        </table:table-row>
        <table:table-row table:style-name="ro1">
          <table:table-cell office:value-type="string">
            <text:p>7024</text:p>
          </table:table-cell>
          <table:table-cell office:value-type="string">
            <text:p>Ferries-ProgramII-State Act</text:p>
          </table:table-cell>
        </table:table-row>
        <table:table-row table:style-name="ro1">
          <table:table-cell office:value-type="string">
            <text:p>7024</text:p>
          </table:table-cell>
          <table:table-cell office:value-type="string">
            <text:p>Fishingvessels-NOC-Program II-State Act</text:p>
          </table:table-cell>
        </table:table-row>
        <table:table-row table:style-name="ro1">
          <table:table-cell office:value-type="string">
            <text:p>7024</text:p>
          </table:table-cell>
          <table:table-cell office:value-type="string">
            <text:p>Gambling vessels-15tons or greater-Program II-State Act</text:p>
          </table:table-cell>
        </table:table-row>
        <table:table-row table:style-name="ro1">
          <table:table-cell office:value-type="string">
            <text:p>7024</text:p>
          </table:table-cell>
          <table:table-cell office:value-type="string">
            <text:p>Hovercrafts-operatedover water-Program II-State Act</text:p>
          </table:table-cell>
        </table:table-row>
        <table:table-row table:style-name="ro1">
          <table:table-cell office:value-type="string">
            <text:p>7024</text:p>
          </table:table-cell>
          <table:table-cell office:value-type="string">
            <text:p>Hydrofoils-operatedover water-Program II-State Act</text:p>
          </table:table-cell>
        </table:table-row>
        <table:table-row table:style-name="ro1">
          <table:table-cell office:value-type="string">
            <text:p>7024</text:p>
          </table:table-cell>
          <table:table-cell office:value-type="string">
            <text:p>Oyster boats-ProgramII-State Act</text:p>
          </table:table-cell>
        </table:table-row>
        <table:table-row table:style-name="ro1">
          <table:table-cell office:value-type="string">
            <text:p>7024</text:p>
          </table:table-cell>
          <table:table-cell office:value-type="string">
            <text:p>Pilots who guidevessels-Program II-State Act</text:p>
          </table:table-cell>
        </table:table-row>
        <table:table-row table:style-name="ro1">
          <table:table-cell office:value-type="string">
            <text:p>7024</text:p>
          </table:table-cell>
          <table:table-cell office:value-type="string">
            <text:p>Supply boats-ProgramII-State Act</text:p>
          </table:table-cell>
        </table:table-row>
        <table:table-row table:style-name="ro1">
          <table:table-cell office:value-type="string">
            <text:p>7024</text:p>
          </table:table-cell>
          <table:table-cell office:value-type="string">
            <text:p>Tugboats-ProgramII-State Act</text:p>
          </table:table-cell>
        </table:table-row>
        <table:table-row table:style-name="ro1">
          <table:table-cell office:value-type="string">
            <text:p>7024</text:p>
          </table:table-cell>
          <table:table-cell office:value-type="string">
            <text:p>Vessels-NOC-ProgramII-State Act</text:p>
          </table:table-cell>
        </table:table-row>
        <table:table-row table:style-name="ro1">
          <table:table-cell office:value-type="string">
            <text:p>7024</text:p>
          </table:table-cell>
          <table:table-cell office:value-type="string">
            <text:p>Weed clearing byvessel-Program II-State Act</text:p>
          </table:table-cell>
        </table:table-row>
        <table:table-row table:style-name="ro1">
          <table:table-cell office:value-type="string">
            <text:p>7038</text:p>
          </table:table-cell>
          <table:table-cell office:value-type="string">
            <text:p>Boat livery-boatsunder 15 tons-Program I</text:p>
          </table:table-cell>
        </table:table-row>
        <table:table-row table:style-name="ro1">
          <table:table-cell office:value-type="string">
            <text:p>7038</text:p>
          </table:table-cell>
          <table:table-cell office:value-type="string">
            <text:p>Chartered fishingboat-less than 15 tons-Program I</text:p>
          </table:table-cell>
        </table:table-row>
        <table:table-row table:style-name="ro1">
          <table:table-cell office:value-type="string">
            <text:p>7038</text:p>
          </table:table-cell>
          <table:table-cell office:value-type="string">
            <text:p>Drift fishingboat-less than 15 tons-Program I</text:p>
          </table:table-cell>
        </table:table-row>
        <table:table-row table:style-name="ro1">
          <table:table-cell office:value-type="string">
            <text:p>7038</text:p>
          </table:table-cell>
          <table:table-cell office:value-type="string">
            <text:p>Gambling vessels-lessthan 15 tons-Program I</text:p>
          </table:table-cell>
        </table:table-row>
        <table:table-row table:style-name="ro1">
          <table:table-cell office:value-type="string">
            <text:p>7038</text:p>
          </table:table-cell>
          <table:table-cell office:value-type="string">
            <text:p>Glass bottomboat-tourist attraction-Program I</text:p>
          </table:table-cell>
        </table:table-row>
        <table:table-row table:style-name="ro1">
          <table:table-cell office:value-type="string">
            <text:p>7038</text:p>
          </table:table-cell>
          <table:table-cell office:value-type="string">
            <text:p>Harbor tour boat-lessthan 15 tons-Program I</text:p>
          </table:table-cell>
        </table:table-row>
        <table:table-row table:style-name="ro1">
          <table:table-cell office:value-type="string">
            <text:p>7038</text:p>
          </table:table-cell>
          <table:table-cell office:value-type="string">
            <text:p>Pilot boats-Program I</text:p>
          </table:table-cell>
        </table:table-row>
        <table:table-row table:style-name="ro1">
          <table:table-cell office:value-type="string">
            <text:p>7038</text:p>
          </table:table-cell>
          <table:table-cell office:value-type="string">
            <text:p>Riverboat gamblingvessel-less than 15 tons-Program I</text:p>
          </table:table-cell>
        </table:table-row>
        <table:table-row table:style-name="ro1">
          <table:table-cell office:value-type="string">
            <text:p>7038</text:p>
          </table:table-cell>
          <table:table-cell office:value-type="string">
            <text:p>Sightseeing boat-lessthan 15 tons-Program I</text:p>
          </table:table-cell>
        </table:table-row>
        <table:table-row table:style-name="ro1">
          <table:table-cell office:value-type="string">
            <text:p>7038</text:p>
          </table:table-cell>
          <table:table-cell office:value-type="string">
            <text:p>Vessels-sail-ProgramI</text:p>
          </table:table-cell>
        </table:table-row>
        <table:table-row table:style-name="ro1">
          <table:table-cell office:value-type="string">
            <text:p>7038</text:p>
          </table:table-cell>
          <table:table-cell office:value-type="string">
            <text:p>White water raftingtrips-Program I</text:p>
          </table:table-cell>
        </table:table-row>
        <table:table-row table:style-name="ro1">
          <table:table-cell office:value-type="string">
            <text:p>7038</text:p>
          </table:table-cell>
          <table:table-cell office:value-type="string">
            <text:p>Yachts-private-sailor power-Program I</text:p>
          </table:table-cell>
        </table:table-row>
        <table:table-row table:style-name="ro1">
          <table:table-cell office:value-type="string">
            <text:p>7046</text:p>
          </table:table-cell>
          <table:table-cell office:value-type="string">
            <text:p>Vessels-notself-propelled-Program I</text:p>
          </table:table-cell>
        </table:table-row>
        <table:table-row table:style-name="ro1">
          <table:table-cell office:value-type="string">
            <text:p>7047</text:p>
          </table:table-cell>
          <table:table-cell office:value-type="string">
            <text:p>Boat testing-newlyconstructed vessels-Program II-USL Act</text:p>
          </table:table-cell>
        </table:table-row>
        <table:table-row table:style-name="ro1">
          <table:table-cell office:value-type="string">
            <text:p>7047</text:p>
          </table:table-cell>
          <table:table-cell office:value-type="string">
            <text:p>Ferries-ProgramII-USL Act</text:p>
          </table:table-cell>
        </table:table-row>
        <table:table-row table:style-name="ro1">
          <table:table-cell office:value-type="string">
            <text:p>7047</text:p>
          </table:table-cell>
          <table:table-cell office:value-type="string">
            <text:p>Fishingvessels-NOC-Program II-USL Act</text:p>
          </table:table-cell>
        </table:table-row>
        <table:table-row table:style-name="ro1">
          <table:table-cell office:value-type="string">
            <text:p>7047</text:p>
          </table:table-cell>
          <table:table-cell office:value-type="string">
            <text:p>Gambling vessels-15tons or greater-Program II-USL Act</text:p>
          </table:table-cell>
        </table:table-row>
        <table:table-row table:style-name="ro1">
          <table:table-cell office:value-type="string">
            <text:p>7047</text:p>
          </table:table-cell>
          <table:table-cell office:value-type="string">
            <text:p>Hovercrafts-operatedover water-Program II-USL Act</text:p>
          </table:table-cell>
        </table:table-row>
        <table:table-row table:style-name="ro1">
          <table:table-cell office:value-type="string">
            <text:p>7047</text:p>
          </table:table-cell>
          <table:table-cell office:value-type="string">
            <text:p>Hydrofoils-operatedover water-Program II-USL Act</text:p>
          </table:table-cell>
        </table:table-row>
        <table:table-row table:style-name="ro1">
          <table:table-cell office:value-type="string">
            <text:p>7047</text:p>
          </table:table-cell>
          <table:table-cell office:value-type="string">
            <text:p>Oyster boats-ProgramII-USL Act</text:p>
          </table:table-cell>
        </table:table-row>
        <table:table-row table:style-name="ro1">
          <table:table-cell office:value-type="string">
            <text:p>7047</text:p>
          </table:table-cell>
          <table:table-cell office:value-type="string">
            <text:p>Pilots who guidevessels-Program II-USL Act</text:p>
          </table:table-cell>
        </table:table-row>
        <table:table-row table:style-name="ro1">
          <table:table-cell office:value-type="string">
            <text:p>7047</text:p>
          </table:table-cell>
          <table:table-cell office:value-type="string">
            <text:p>Supply boats-ProgramII-USL Act</text:p>
          </table:table-cell>
        </table:table-row>
        <table:table-row table:style-name="ro1">
          <table:table-cell office:value-type="string">
            <text:p>7047</text:p>
          </table:table-cell>
          <table:table-cell office:value-type="string">
            <text:p>Tugboats-ProgramII-USL Act</text:p>
          </table:table-cell>
        </table:table-row>
        <table:table-row table:style-name="ro1">
          <table:table-cell office:value-type="string">
            <text:p>7047</text:p>
          </table:table-cell>
          <table:table-cell office:value-type="string">
            <text:p>Vessels-NOC-ProgramII-USL Act</text:p>
          </table:table-cell>
        </table:table-row>
        <table:table-row table:style-name="ro1">
          <table:table-cell office:value-type="string">
            <text:p>7047</text:p>
          </table:table-cell>
          <table:table-cell office:value-type="string">
            <text:p>Weed clearing byvessel-Program II-USL Act</text:p>
          </table:table-cell>
        </table:table-row>
        <table:table-row table:style-name="ro1">
          <table:table-cell office:value-type="string">
            <text:p>7050</text:p>
          </table:table-cell>
          <table:table-cell office:value-type="string">
            <text:p>Boat livery-boatsunder 15 tons-Program II-USL Act</text:p>
          </table:table-cell>
        </table:table-row>
        <table:table-row table:style-name="ro1">
          <table:table-cell office:value-type="string">
            <text:p>7050</text:p>
          </table:table-cell>
          <table:table-cell office:value-type="string">
            <text:p>Chartered fishingboat-less than 15 tons-Program II-USL Act</text:p>
          </table:table-cell>
        </table:table-row>
        <table:table-row table:style-name="ro1">
          <table:table-cell office:value-type="string">
            <text:p>7050</text:p>
          </table:table-cell>
          <table:table-cell office:value-type="string">
            <text:p>Drift fishingboat-less than 15 tons-Program II-USL Act</text:p>
          </table:table-cell>
        </table:table-row>
        <table:table-row table:style-name="ro1">
          <table:table-cell office:value-type="string">
            <text:p>7050</text:p>
          </table:table-cell>
          <table:table-cell office:value-type="string">
            <text:p>Gambling vessels-lessthan 15 tons-Program II-USL Act</text:p>
          </table:table-cell>
        </table:table-row>
        <table:table-row table:style-name="ro1">
          <table:table-cell office:value-type="string">
            <text:p>7050</text:p>
          </table:table-cell>
          <table:table-cell office:value-type="string">
            <text:p>Glass bottomboat-tourist attraction-Program II-USL Act</text:p>
          </table:table-cell>
        </table:table-row>
        <table:table-row table:style-name="ro1">
          <table:table-cell office:value-type="string">
            <text:p>7050</text:p>
          </table:table-cell>
          <table:table-cell office:value-type="string">
            <text:p>Harbor tour boat-lessthan 15 tons-Program II-USL Act</text:p>
          </table:table-cell>
        </table:table-row>
        <table:table-row table:style-name="ro1">
          <table:table-cell office:value-type="string">
            <text:p>7050</text:p>
          </table:table-cell>
          <table:table-cell office:value-type="string">
            <text:p>Pilot boats-ProgramII-USL Act</text:p>
          </table:table-cell>
        </table:table-row>
        <table:table-row table:style-name="ro1">
          <table:table-cell office:value-type="string">
            <text:p>7050</text:p>
          </table:table-cell>
          <table:table-cell office:value-type="string">
            <text:p>Riverboat gamblingvessel-less than 15 tons-Program II-USL Act</text:p>
          </table:table-cell>
        </table:table-row>
        <table:table-row table:style-name="ro1">
          <table:table-cell office:value-type="string">
            <text:p>7050</text:p>
          </table:table-cell>
          <table:table-cell office:value-type="string">
            <text:p>Sightseeing boat-lessthan 15 tons-Program II-USL Act</text:p>
          </table:table-cell>
        </table:table-row>
        <table:table-row table:style-name="ro1">
          <table:table-cell office:value-type="string">
            <text:p>7050</text:p>
          </table:table-cell>
          <table:table-cell office:value-type="string">
            <text:p>Vessels-sail-ProgramII-USL Act</text:p>
          </table:table-cell>
        </table:table-row>
        <table:table-row table:style-name="ro1">
          <table:table-cell office:value-type="string">
            <text:p>7050</text:p>
          </table:table-cell>
          <table:table-cell office:value-type="string">
            <text:p>White water raftingtrips-Program II-USL Act</text:p>
          </table:table-cell>
        </table:table-row>
        <table:table-row table:style-name="ro1">
          <table:table-cell office:value-type="string">
            <text:p>7050</text:p>
          </table:table-cell>
          <table:table-cell office:value-type="string">
            <text:p>Yachts-private-sailor power-Program II-USL Act</text:p>
          </table:table-cell>
        </table:table-row>
        <table:table-row table:style-name="ro1">
          <table:table-cell office:value-type="string">
            <text:p>7090</text:p>
          </table:table-cell>
          <table:table-cell office:value-type="string">
            <text:p>Boat livery-boatsunder 15 tons-Program II-State Act</text:p>
          </table:table-cell>
        </table:table-row>
        <table:table-row table:style-name="ro1">
          <table:table-cell office:value-type="string">
            <text:p>7090</text:p>
          </table:table-cell>
          <table:table-cell office:value-type="string">
            <text:p>Chartered fishingboat-less than 15 tons-Program II-State Act</text:p>
          </table:table-cell>
        </table:table-row>
        <table:table-row table:style-name="ro1">
          <table:table-cell office:value-type="string">
            <text:p>7090</text:p>
          </table:table-cell>
          <table:table-cell office:value-type="string">
            <text:p>Drift fishingboat-less than 15 tons-Program II-State Act</text:p>
          </table:table-cell>
        </table:table-row>
        <table:table-row table:style-name="ro1">
          <table:table-cell office:value-type="string">
            <text:p>7090</text:p>
          </table:table-cell>
          <table:table-cell office:value-type="string">
            <text:p>Gambling vessels-lessthan 15 tons-Program II-State Act</text:p>
          </table:table-cell>
        </table:table-row>
        <table:table-row table:style-name="ro1">
          <table:table-cell office:value-type="string">
            <text:p>7090</text:p>
          </table:table-cell>
          <table:table-cell office:value-type="string">
            <text:p>Glass bottomboat-tourist attraction-Program II-State Act</text:p>
          </table:table-cell>
        </table:table-row>
        <table:table-row table:style-name="ro1">
          <table:table-cell office:value-type="string">
            <text:p>7090</text:p>
          </table:table-cell>
          <table:table-cell office:value-type="string">
            <text:p>Harbor tour boat-lessthan 15 tons-Program II-State Act</text:p>
          </table:table-cell>
        </table:table-row>
        <table:table-row table:style-name="ro1">
          <table:table-cell office:value-type="string">
            <text:p>7090</text:p>
          </table:table-cell>
          <table:table-cell office:value-type="string">
            <text:p>Pilot boats-ProgramII-State Act</text:p>
          </table:table-cell>
        </table:table-row>
        <table:table-row table:style-name="ro1">
          <table:table-cell office:value-type="string">
            <text:p>7090</text:p>
          </table:table-cell>
          <table:table-cell office:value-type="string">
            <text:p>Riverboat gamblingvessel-less than 15 tons-Program II-State Act</text:p>
          </table:table-cell>
        </table:table-row>
        <table:table-row table:style-name="ro1">
          <table:table-cell office:value-type="string">
            <text:p>7090</text:p>
          </table:table-cell>
          <table:table-cell office:value-type="string">
            <text:p>Sightseeing boat-lessthan 15 tons-Program II-State Act</text:p>
          </table:table-cell>
        </table:table-row>
        <table:table-row table:style-name="ro1">
          <table:table-cell office:value-type="string">
            <text:p>7090</text:p>
          </table:table-cell>
          <table:table-cell office:value-type="string">
            <text:p>Vessels-sail-ProgramII-State Act</text:p>
          </table:table-cell>
        </table:table-row>
        <table:table-row table:style-name="ro1">
          <table:table-cell office:value-type="string">
            <text:p>7090</text:p>
          </table:table-cell>
          <table:table-cell office:value-type="string">
            <text:p>White water raftingtrips-Program II-State Act</text:p>
          </table:table-cell>
        </table:table-row>
        <table:table-row table:style-name="ro1">
          <table:table-cell office:value-type="string">
            <text:p>7090</text:p>
          </table:table-cell>
          <table:table-cell office:value-type="string">
            <text:p>Yachts-private-sailor power-Program II-State Act</text:p>
          </table:table-cell>
        </table:table-row>
        <table:table-row table:style-name="ro1">
          <table:table-cell office:value-type="string">
            <text:p>7098</text:p>
          </table:table-cell>
          <table:table-cell office:value-type="string">
            <text:p>Vessels-notself-propelled-Program II-State Act</text:p>
          </table:table-cell>
        </table:table-row>
        <table:table-row table:style-name="ro1">
          <table:table-cell office:value-type="string">
            <text:p>7099</text:p>
          </table:table-cell>
          <table:table-cell office:value-type="string">
            <text:p>Vessels-notself-propelled-Program II-USL Act</text:p>
          </table:table-cell>
        </table:table-row>
        <table:table-row table:style-name="ro1">
          <table:table-cell office:value-type="string">
            <text:p>7133</text:p>
          </table:table-cell>
          <table:table-cell office:value-type="string">
            <text:p>Intrastate railroad operation-all employees</text:p>
          </table:table-cell>
        </table:table-row>
        <table:table-row table:style-name="ro1">
          <table:table-cell office:value-type="string">
            <text:p>7133</text:p>
          </table:table-cell>
          <table:table-cell office:value-type="string">
            <text:p>Railroad operation NOC: all employees</text:p>
          </table:table-cell>
        </table:table-row>
        <table:table-row table:style-name="ro1">
          <table:table-cell office:value-type="string">
            <text:p>7133</text:p>
          </table:table-cell>
          <table:table-cell office:value-type="string">
            <text:p>Subway operation-allemployees and drivers</text:p>
          </table:table-cell>
        </table:table-row>
        <table:table-row table:style-name="ro1">
          <table:table-cell office:value-type="string">
            <text:p>7151</text:p>
          </table:table-cell>
          <table:table-cell office:value-type="string">
            <text:p>Interstaterailroads-all employees and drivers-Program I</text:p>
          </table:table-cell>
        </table:table-row>
        <table:table-row table:style-name="ro1">
          <table:table-cell office:value-type="string">
            <text:p>7151</text:p>
          </table:table-cell>
          <table:table-cell office:value-type="string">
            <text:p>Railroadoperation-all employees including clerical-Program I</text:p>
          </table:table-cell>
        </table:table-row>
        <table:table-row table:style-name="ro1">
          <table:table-cell office:value-type="string">
            <text:p>7152</text:p>
          </table:table-cell>
          <table:table-cell office:value-type="string">
            <text:p>Interstaterailroads-all employees and drivers-Program II-USL Act</text:p>
          </table:table-cell>
        </table:table-row>
        <table:table-row table:style-name="ro1">
          <table:table-cell office:value-type="string">
            <text:p>7152</text:p>
          </table:table-cell>
          <table:table-cell office:value-type="string">
            <text:p>Railroadoperation-all employees including clerical-Program II-USL Act</text:p>
          </table:table-cell>
        </table:table-row>
        <table:table-row table:style-name="ro1">
          <table:table-cell office:value-type="string">
            <text:p>7153</text:p>
          </table:table-cell>
          <table:table-cell office:value-type="string">
            <text:p>Interstaterailroads-all employees and drivers-Program II-State Act</text:p>
          </table:table-cell>
        </table:table-row>
        <table:table-row table:style-name="ro1">
          <table:table-cell office:value-type="string">
            <text:p>7153</text:p>
          </table:table-cell>
          <table:table-cell office:value-type="string">
            <text:p>Railroadoperation-all employees including clerical-Program II-State Act</text:p>
          </table:table-cell>
        </table:table-row>
        <table:table-row table:style-name="ro1">
          <table:table-cell office:value-type="string">
            <text:p>7207</text:p>
          </table:table-cell>
          <table:table-cell office:value-type="string">
            <text:p>Riding academy orclub <text:s/>(MO, NJ)</text:p>
          </table:table-cell>
        </table:table-row>
        <table:table-row table:style-name="ro1">
          <table:table-cell office:value-type="string">
            <text:p>7219</text:p>
          </table:table-cell>
          <table:table-cell office:value-type="string">
            <text:p>Auto rental orleasing co.-drivers of trucks NOC or other commercial</text:p>
          </table:table-cell>
        </table:table-row>
        <table:table-row table:style-name="ro1">
          <table:table-cell office:value-type="string">
            <text:p>7222</text:p>
          </table:table-cell>
          <table:table-cell office:value-type="string">
            <text:p>Hauling &amp; stringing of oil or gas pipe lines-</text:p>
          </table:table-cell>
        </table:table-row>
        <table:table-row table:style-name="ro1">
          <table:table-cell office:value-type="string">
            <text:p>7222</text:p>
          </table:table-cell>
          <table:table-cell office:value-type="string">
            <text:p>Trucking-oil field equipment-all employees</text:p>
          </table:table-cell>
        </table:table-row>
        <table:table-row table:style-name="ro1">
          <table:table-cell office:value-type="string">
            <text:p>7228</text:p>
          </table:table-cell>
          <table:table-cell office:value-type="string">
            <text:p>Automobile haulaway or driveaway-local hauling only-</text:p>
          </table:table-cell>
        </table:table-row>
        <table:table-row table:style-name="ro1">
          <table:table-cell office:value-type="string">
            <text:p>7228</text:p>
          </table:table-cell>
          <table:table-cell office:value-type="string">
            <text:p>Automobile repossession operations-local hauling only-</text:p>
          </table:table-cell>
        </table:table-row>
        <table:table-row table:style-name="ro1">
          <table:table-cell office:value-type="string">
            <text:p>7228</text:p>
          </table:table-cell>
          <table:table-cell office:value-type="string">
            <text:p>Automobile towing company-local hauling only-no other operations</text:p>
          </table:table-cell>
        </table:table-row>
        <table:table-row table:style-name="ro1">
          <table:table-cell office:value-type="string">
            <text:p>7228</text:p>
          </table:table-cell>
          <table:table-cell office:value-type="string">
            <text:p>Concrete ready mix operations-materials not owned by the insured-local hauling only-</text:p>
          </table:table-cell>
        </table:table-row>
        <table:table-row table:style-name="ro1">
          <table:table-cell office:value-type="string">
            <text:p>7228</text:p>
          </table:table-cell>
          <table:table-cell office:value-type="string">
            <text:p>Mobile home delivery-by specialist contractor-delivery only-local hauling only-</text:p>
          </table:table-cell>
        </table:table-row>
        <table:table-row table:style-name="ro1">
          <table:table-cell office:value-type="string">
            <text:p>7228</text:p>
          </table:table-cell>
          <table:table-cell office:value-type="string">
            <text:p>Scaffolding: deliveryof materials only-local hauling only-no installation, repair orremoval</text:p>
          </table:table-cell>
        </table:table-row>
        <table:table-row table:style-name="ro1">
          <table:table-cell office:value-type="string">
            <text:p>7228</text:p>
          </table:table-cell>
          <table:table-cell office:value-type="string">
            <text:p>Trucking-hauling explosives or ammunition-local hauling only-all employees</text:p>
          </table:table-cell>
        </table:table-row>
        <table:table-row table:style-name="ro1">
          <table:table-cell office:value-type="string">
            <text:p>7228</text:p>
          </table:table-cell>
          <table:table-cell office:value-type="string">
            <text:p>Trucking-local hauling only-all employees</text:p>
          </table:table-cell>
        </table:table-row>
        <table:table-row table:style-name="ro1">
          <table:table-cell office:value-type="string">
            <text:p>7229</text:p>
          </table:table-cell>
          <table:table-cell office:value-type="string">
            <text:p>Automobile haulaway or driveaway-long distance hauling-</text:p>
          </table:table-cell>
        </table:table-row>
        <table:table-row table:style-name="ro1">
          <table:table-cell office:value-type="string">
            <text:p>7229</text:p>
          </table:table-cell>
          <table:table-cell office:value-type="string">
            <text:p>Automobile repossession operations-long distance hauling-</text:p>
          </table:table-cell>
        </table:table-row>
        <table:table-row table:style-name="ro1">
          <table:table-cell office:value-type="string">
            <text:p>7229</text:p>
          </table:table-cell>
          <table:table-cell office:value-type="string">
            <text:p>Automobile towing company-long distance hauling-no other operations</text:p>
          </table:table-cell>
        </table:table-row>
        <table:table-row table:style-name="ro1">
          <table:table-cell office:value-type="string">
            <text:p>7229</text:p>
          </table:table-cell>
          <table:table-cell office:value-type="string">
            <text:p>Concrete ready mix operations-materials not owned by the insured-long distance hauling-</text:p>
          </table:table-cell>
        </table:table-row>
        <table:table-row table:style-name="ro1">
          <table:table-cell office:value-type="string">
            <text:p>7229</text:p>
          </table:table-cell>
          <table:table-cell office:value-type="string">
            <text:p>Mobile home delivery-by specialist contractor-delivery only-long distance hauling-</text:p>
          </table:table-cell>
        </table:table-row>
        <table:table-row table:style-name="ro1">
          <table:table-cell office:value-type="string">
            <text:p>7229</text:p>
          </table:table-cell>
          <table:table-cell office:value-type="string">
            <text:p>Scaffolding: deliveryof materials only-long distance hauling-no installation, repairor removal</text:p>
          </table:table-cell>
        </table:table-row>
        <table:table-row table:style-name="ro1">
          <table:table-cell office:value-type="string">
            <text:p>7229</text:p>
          </table:table-cell>
          <table:table-cell office:value-type="string">
            <text:p>Trucking-hauling explosives or ammunition-long distance hauling-all employees</text:p>
          </table:table-cell>
        </table:table-row>
        <table:table-row table:style-name="ro1">
          <table:table-cell office:value-type="string">
            <text:p>7229</text:p>
          </table:table-cell>
          <table:table-cell office:value-type="string">
            <text:p>Trucking-long distance hauling only-all employees</text:p>
          </table:table-cell>
        </table:table-row>
        <table:table-row table:style-name="ro1">
          <table:table-cell office:value-type="string">
            <text:p>7230</text:p>
          </table:table-cell>
          <table:table-cell office:value-type="string">
            <text:p>Trucking-parcel or package delivery-all employees</text:p>
          </table:table-cell>
        </table:table-row>
        <table:table-row table:style-name="ro1">
          <table:table-cell office:value-type="string">
            <text:p>7231</text:p>
          </table:table-cell>
          <table:table-cell office:value-type="string">
            <text:p>Trucking-mail, parcel or package delivery-all employees</text:p>
          </table:table-cell>
        </table:table-row>
        <table:table-row table:style-name="ro1">
          <table:table-cell office:value-type="string">
            <text:p>7232</text:p>
          </table:table-cell>
          <table:table-cell office:value-type="string">
            <text:p>Trucking-mail, parcel or package delivery-under contract with the U.S. Postal Service-all employees</text:p>
          </table:table-cell>
        </table:table-row>
        <table:table-row table:style-name="ro1">
          <table:table-cell office:value-type="string">
            <text:p>7250</text:p>
          </table:table-cell>
          <table:table-cell office:value-type="string">
            <text:p>Trucking-haulingexplosives or ammunition-all employees <text:s/>(AZ, MO)</text:p>
          </table:table-cell>
        </table:table-row>
        <table:table-row table:style-name="ro1">
          <table:table-cell office:value-type="string">
            <text:p>7309</text:p>
          </table:table-cell>
          <table:table-cell office:value-type="string">
            <text:p>Stevedoring NOC</text:p>
          </table:table-cell>
        </table:table-row>
        <table:table-row table:style-name="ro1">
          <table:table-cell office:value-type="string">
            <text:p>7313</text:p>
          </table:table-cell>
          <table:table-cell office:value-type="string">
            <text:p>Coal dock operation &amp;stevedoring</text:p>
          </table:table-cell>
        </table:table-row>
        <table:table-row table:style-name="ro1">
          <table:table-cell office:value-type="string">
            <text:p>7313</text:p>
          </table:table-cell>
          <table:table-cell office:value-type="string">
            <text:p>Ore dock operation &amp;stevedoring</text:p>
          </table:table-cell>
        </table:table-row>
        <table:table-row table:style-name="ro1">
          <table:table-cell office:value-type="string">
            <text:p>7317</text:p>
          </table:table-cell>
          <table:table-cell office:value-type="string">
            <text:p>Automobile haulawayor driveaway-driving cars on or off vessels</text:p>
          </table:table-cell>
        </table:table-row>
        <table:table-row table:style-name="ro1">
          <table:table-cell office:value-type="string">
            <text:p>7317</text:p>
          </table:table-cell>
          <table:table-cell office:value-type="string">
            <text:p>Stevedoring-by handor hand trucks exclusively</text:p>
          </table:table-cell>
        </table:table-row>
        <table:table-row table:style-name="ro1">
          <table:table-cell office:value-type="string">
            <text:p>7327</text:p>
          </table:table-cell>
          <table:table-cell office:value-type="string">
            <text:p>Stevedoring-containerized freight</text:p>
          </table:table-cell>
        </table:table-row>
        <table:table-row table:style-name="ro1">
          <table:table-cell office:value-type="string">
            <text:p>7333</text:p>
          </table:table-cell>
          <table:table-cell office:value-type="string">
            <text:p>Dredging-alltypes-Program I</text:p>
          </table:table-cell>
        </table:table-row>
        <table:table-row table:style-name="ro1">
          <table:table-cell office:value-type="string">
            <text:p>7335</text:p>
          </table:table-cell>
          <table:table-cell office:value-type="string">
            <text:p>Dredging-alltypes-Program II-State Act</text:p>
          </table:table-cell>
        </table:table-row>
        <table:table-row table:style-name="ro1">
          <table:table-cell office:value-type="string">
            <text:p>7337</text:p>
          </table:table-cell>
          <table:table-cell office:value-type="string">
            <text:p>Dredging-alltypes-Program II-USL Act</text:p>
          </table:table-cell>
        </table:table-row>
        <table:table-row table:style-name="ro1">
          <table:table-cell office:value-type="string">
            <text:p>7350</text:p>
          </table:table-cell>
          <table:table-cell office:value-type="string">
            <text:p>Freight handlingNOC-coverage under Longshore Act</text:p>
          </table:table-cell>
        </table:table-row>
        <table:table-row table:style-name="ro1">
          <table:table-cell office:value-type="string">
            <text:p>7350</text:p>
          </table:table-cell>
          <table:table-cell office:value-type="string">
            <text:p>Freighthandling-explosives or ammunition-under contract-coverage underLongshore Act</text:p>
          </table:table-cell>
        </table:table-row>
        <table:table-row table:style-name="ro1">
          <table:table-cell office:value-type="string">
            <text:p>7350</text:p>
          </table:table-cell>
          <table:table-cell office:value-type="string">
            <text:p>Stevedoring-freighthandling NOC-coverage under Longshore Act</text:p>
          </table:table-cell>
        </table:table-row>
        <table:table-row table:style-name="ro1">
          <table:table-cell office:value-type="string">
            <text:p>7360</text:p>
          </table:table-cell>
          <table:table-cell office:value-type="string">
            <text:p>Aircraft orautomobile-preparing and crating for shipment</text:p>
          </table:table-cell>
        </table:table-row>
        <table:table-row table:style-name="ro1">
          <table:table-cell office:value-type="string">
            <text:p>7360</text:p>
          </table:table-cell>
          <table:table-cell office:value-type="string">
            <text:p>Freight cars-icing</text:p>
          </table:table-cell>
        </table:table-row>
        <table:table-row table:style-name="ro1">
          <table:table-cell office:value-type="string">
            <text:p>7360</text:p>
          </table:table-cell>
          <table:table-cell office:value-type="string">
            <text:p>Freight handlingNOC-coverage under State Act</text:p>
          </table:table-cell>
        </table:table-row>
        <table:table-row table:style-name="ro1">
          <table:table-cell office:value-type="string">
            <text:p>7360</text:p>
          </table:table-cell>
          <table:table-cell office:value-type="string">
            <text:p>Freighthandling-explosives or ammunition-under contract-coverage underState Act</text:p>
          </table:table-cell>
        </table:table-row>
        <table:table-row table:style-name="ro1">
          <table:table-cell office:value-type="string">
            <text:p>7360</text:p>
          </table:table-cell>
          <table:table-cell office:value-type="string">
            <text:p>Icing refrigeratorcars</text:p>
          </table:table-cell>
        </table:table-row>
        <table:table-row table:style-name="ro1">
          <table:table-cell office:value-type="string">
            <text:p>7360</text:p>
          </table:table-cell>
          <table:table-cell office:value-type="string">
            <text:p>Refrigeration carloading or unloading</text:p>
          </table:table-cell>
        </table:table-row>
        <table:table-row table:style-name="ro1">
          <table:table-cell office:value-type="string">
            <text:p>7360</text:p>
          </table:table-cell>
          <table:table-cell office:value-type="string">
            <text:p>Refrigerationcars-icing or re-icing</text:p>
          </table:table-cell>
        </table:table-row>
        <table:table-row table:style-name="ro1">
          <table:table-cell office:value-type="string">
            <text:p>7360</text:p>
          </table:table-cell>
          <table:table-cell office:value-type="string">
            <text:p>Stevedoring-freighthandling NOC-coverage under State Act</text:p>
          </table:table-cell>
        </table:table-row>
        <table:table-row table:style-name="ro1">
          <table:table-cell office:value-type="string">
            <text:p>7370</text:p>
          </table:table-cell>
          <table:table-cell office:value-type="string">
            <text:p>Ambulance servicecompanies -all other than garage employees</text:p>
          </table:table-cell>
        </table:table-row>
        <table:table-row table:style-name="ro1">
          <table:table-cell office:value-type="string">
            <text:p>7370</text:p>
          </table:table-cell>
          <table:table-cell office:value-type="string">
            <text:p>Limousinecompany-non-scheduled -all other than garage employees</text:p>
          </table:table-cell>
        </table:table-row>
        <table:table-row table:style-name="ro1">
          <table:table-cell office:value-type="string">
            <text:p>7370</text:p>
          </table:table-cell>
          <table:table-cell office:value-type="string">
            <text:p>Taxicab company--all other than garage employees</text:p>
          </table:table-cell>
        </table:table-row>
        <table:table-row table:style-name="ro1">
          <table:table-cell office:value-type="string">
            <text:p>7380</text:p>
          </table:table-cell>
          <table:table-cell office:value-type="string">
            <text:p>Advertising material distribution-mobile &amp; door to door-</text:p>
          </table:table-cell>
        </table:table-row>
        <table:table-row table:style-name="ro1">
          <table:table-cell office:value-type="string">
            <text:p>7380</text:p>
          </table:table-cell>
          <table:table-cell office:value-type="string">
            <text:p>Banks and trustcompanies: armored car crews <text:s/>(bank employees-notcontractors)</text:p>
          </table:table-cell>
        </table:table-row>
        <table:table-row table:style-name="ro1">
          <table:table-cell office:value-type="string">
            <text:p>7380</text:p>
          </table:table-cell>
          <table:table-cell office:value-type="string">
            <text:p>Bookmobile drivers</text:p>
          </table:table-cell>
        </table:table-row>
        <table:table-row table:style-name="ro1">
          <table:table-cell office:value-type="string">
            <text:p>7380</text:p>
          </table:table-cell>
          <table:table-cell office:value-type="string">
            <text:p>Chauffeurs &amp; helpers NOC-commercial-</text:p>
          </table:table-cell>
        </table:table-row>
        <table:table-row table:style-name="ro1">
          <table:table-cell office:value-type="string">
            <text:p>7380</text:p>
          </table:table-cell>
          <table:table-cell office:value-type="string">
            <text:p>Delivery of goods using bicycles-</text:p>
          </table:table-cell>
        </table:table-row>
        <table:table-row table:style-name="ro1">
          <table:table-cell office:value-type="string">
            <text:p>7380</text:p>
          </table:table-cell>
          <table:table-cell office:value-type="string">
            <text:p>Distributingcompanies-if employees transported to location in cars ortrucks- (samples, advertising circulars telephone directories, etc.)</text:p>
          </table:table-cell>
        </table:table-row>
        <table:table-row table:style-name="ro1">
          <table:table-cell office:value-type="string">
            <text:p>7380</text:p>
          </table:table-cell>
          <table:table-cell office:value-type="string">
            <text:p>Drivers, chauffeursand their helpers NOC-commercial</text:p>
          </table:table-cell>
        </table:table-row>
        <table:table-row table:style-name="ro1">
          <table:table-cell office:value-type="string">
            <text:p>7380</text:p>
          </table:table-cell>
          <table:table-cell office:value-type="string">
            <text:p>Food vendors-mobile-</text:p>
          </table:table-cell>
        </table:table-row>
        <table:table-row table:style-name="ro1">
          <table:table-cell office:value-type="string">
            <text:p>7380</text:p>
          </table:table-cell>
          <table:table-cell office:value-type="string">
            <text:p>Geophysical exploration NOC-all employees</text:p>
          </table:table-cell>
        </table:table-row>
        <table:table-row table:style-name="ro1">
          <table:table-cell office:value-type="string">
            <text:p>7380</text:p>
          </table:table-cell>
          <table:table-cell office:value-type="string">
            <text:p>Highway operations-toll roads-receipts collectors, traveling-</text:p>
          </table:table-cell>
        </table:table-row>
        <table:table-row table:style-name="ro1">
          <table:table-cell office:value-type="string">
            <text:p>7380</text:p>
          </table:table-cell>
          <table:table-cell office:value-type="string">
            <text:p>Ice cream vendors-mobile-</text:p>
          </table:table-cell>
        </table:table-row>
        <table:table-row table:style-name="ro1">
          <table:table-cell office:value-type="string">
            <text:p>7380</text:p>
          </table:table-cell>
          <table:table-cell office:value-type="string">
            <text:p>Sample distributors-transported by car or truck-</text:p>
          </table:table-cell>
        </table:table-row>
        <table:table-row table:style-name="ro1">
          <table:table-cell office:value-type="string">
            <text:p>7380</text:p>
          </table:table-cell>
          <table:table-cell office:value-type="string">
            <text:p>School bus driver employed by school district-</text:p>
          </table:table-cell>
        </table:table-row>
        <table:table-row table:style-name="ro1">
          <table:table-cell office:value-type="string">
            <text:p>7380</text:p>
          </table:table-cell>
          <table:table-cell office:value-type="string">
            <text:p>U.S.O. activities-mobile units-</text:p>
          </table:table-cell>
        </table:table-row>
        <table:table-row table:style-name="ro1">
          <table:table-cell office:value-type="string">
            <text:p>7382</text:p>
          </table:table-cell>
          <table:table-cell office:value-type="string">
            <text:p>Bus companies -all employees other than garage employees</text:p>
          </table:table-cell>
        </table:table-row>
        <table:table-row table:style-name="ro1">
          <table:table-cell office:value-type="string">
            <text:p>7382</text:p>
          </table:table-cell>
          <table:table-cell office:value-type="string">
            <text:p>Limousine company-scheduled-all other than garage employees-</text:p>
          </table:table-cell>
        </table:table-row>
        <table:table-row table:style-name="ro1">
          <table:table-cell office:value-type="string">
            <text:p>7382</text:p>
          </table:table-cell>
          <table:table-cell office:value-type="string">
            <text:p>Pilot car service--"wide load, etc."</text:p>
          </table:table-cell>
        </table:table-row>
        <table:table-row table:style-name="ro1">
          <table:table-cell office:value-type="string">
            <text:p>7382</text:p>
          </table:table-cell>
          <table:table-cell office:value-type="string">
            <text:p>Railroadoperation-street--all other than yard employees</text:p>
          </table:table-cell>
        </table:table-row>
        <table:table-row table:style-name="ro1">
          <table:table-cell office:value-type="string">
            <text:p>7382</text:p>
          </table:table-cell>
          <table:table-cell office:value-type="string">
            <text:p>School bus driver employed by independent bus company-</text:p>
          </table:table-cell>
        </table:table-row>
        <table:table-row table:style-name="ro1">
          <table:table-cell office:value-type="string">
            <text:p>7382</text:p>
          </table:table-cell>
          <table:table-cell office:value-type="string">
            <text:p>Street railroads-</text:p>
          </table:table-cell>
        </table:table-row>
        <table:table-row table:style-name="ro1">
          <table:table-cell office:value-type="string">
            <text:p>7382</text:p>
          </table:table-cell>
          <table:table-cell office:value-type="string">
            <text:p>Trackless trolley operators-</text:p>
          </table:table-cell>
        </table:table-row>
        <table:table-row table:style-name="ro1">
          <table:table-cell office:value-type="string">
            <text:p>7390</text:p>
          </table:table-cell>
          <table:table-cell office:value-type="string">
            <text:p>Ale or beer dealer-wholesale</text:p>
          </table:table-cell>
        </table:table-row>
        <table:table-row table:style-name="ro1">
          <table:table-cell office:value-type="string">
            <text:p>7390</text:p>
          </table:table-cell>
          <table:table-cell office:value-type="string">
            <text:p>Beer or ale dealer-wholesale-</text:p>
          </table:table-cell>
        </table:table-row>
        <table:table-row table:style-name="ro1">
          <table:table-cell office:value-type="string">
            <text:p>7394</text:p>
          </table:table-cell>
          <table:table-cell office:value-type="string">
            <text:p>Demolitionoperations-underwater-Program I</text:p>
          </table:table-cell>
        </table:table-row>
        <table:table-row table:style-name="ro1">
          <table:table-cell office:value-type="string">
            <text:p>7394</text:p>
          </table:table-cell>
          <table:table-cell office:value-type="string">
            <text:p>Diving-marine-ProgramI</text:p>
          </table:table-cell>
        </table:table-row>
        <table:table-row table:style-name="ro1">
          <table:table-cell office:value-type="string">
            <text:p>7394</text:p>
          </table:table-cell>
          <table:table-cell office:value-type="string">
            <text:p>Oil Spills-cleaningon navigable waters-Program I</text:p>
          </table:table-cell>
        </table:table-row>
        <table:table-row table:style-name="ro1">
          <table:table-cell office:value-type="string">
            <text:p>7394</text:p>
          </table:table-cell>
          <table:table-cell office:value-type="string">
            <text:p>Scuba divers innavigable water-Program I</text:p>
          </table:table-cell>
        </table:table-row>
        <table:table-row table:style-name="ro1">
          <table:table-cell office:value-type="string">
            <text:p>7394</text:p>
          </table:table-cell>
          <table:table-cell office:value-type="string">
            <text:p>Skin divers innavigable water-Program I</text:p>
          </table:table-cell>
        </table:table-row>
        <table:table-row table:style-name="ro1">
          <table:table-cell office:value-type="string">
            <text:p>7394</text:p>
          </table:table-cell>
          <table:table-cell office:value-type="string">
            <text:p>Wrecking-marine &amp;salvage operations-Program I</text:p>
          </table:table-cell>
        </table:table-row>
        <table:table-row table:style-name="ro1">
          <table:table-cell office:value-type="string">
            <text:p>7395</text:p>
          </table:table-cell>
          <table:table-cell office:value-type="string">
            <text:p>Demolitionoperations-underwater-Program II-State Act</text:p>
          </table:table-cell>
        </table:table-row>
        <table:table-row table:style-name="ro1">
          <table:table-cell office:value-type="string">
            <text:p>7395</text:p>
          </table:table-cell>
          <table:table-cell office:value-type="string">
            <text:p>Diving-marine-ProgramII-State Act</text:p>
          </table:table-cell>
        </table:table-row>
        <table:table-row table:style-name="ro1">
          <table:table-cell office:value-type="string">
            <text:p>7395</text:p>
          </table:table-cell>
          <table:table-cell office:value-type="string">
            <text:p>Oil Spills-cleaningon navigable waters-Program II-State Act</text:p>
          </table:table-cell>
        </table:table-row>
        <table:table-row table:style-name="ro1">
          <table:table-cell office:value-type="string">
            <text:p>7395</text:p>
          </table:table-cell>
          <table:table-cell office:value-type="string">
            <text:p>Scuba divers innavigable water-Program II-State Act</text:p>
          </table:table-cell>
        </table:table-row>
        <table:table-row table:style-name="ro1">
          <table:table-cell office:value-type="string">
            <text:p>7395</text:p>
          </table:table-cell>
          <table:table-cell office:value-type="string">
            <text:p>Skin divers innavigable water-Program II-State Act</text:p>
          </table:table-cell>
        </table:table-row>
        <table:table-row table:style-name="ro1">
          <table:table-cell office:value-type="string">
            <text:p>7395</text:p>
          </table:table-cell>
          <table:table-cell office:value-type="string">
            <text:p>Wrecking-marine &amp;salvage operations-Program II-State Act</text:p>
          </table:table-cell>
        </table:table-row>
        <table:table-row table:style-name="ro1">
          <table:table-cell office:value-type="string">
            <text:p>7398</text:p>
          </table:table-cell>
          <table:table-cell office:value-type="string">
            <text:p>Demolitionoperations-underwater-Program II-USL Act</text:p>
          </table:table-cell>
        </table:table-row>
        <table:table-row table:style-name="ro1">
          <table:table-cell office:value-type="string">
            <text:p>7398</text:p>
          </table:table-cell>
          <table:table-cell office:value-type="string">
            <text:p>Diving-marine-ProgramII-USL Act</text:p>
          </table:table-cell>
        </table:table-row>
        <table:table-row table:style-name="ro1">
          <table:table-cell office:value-type="string">
            <text:p>7398</text:p>
          </table:table-cell>
          <table:table-cell office:value-type="string">
            <text:p>Oil Spills-cleaningon navigable waters-Program II-USL Act</text:p>
          </table:table-cell>
        </table:table-row>
        <table:table-row table:style-name="ro1">
          <table:table-cell office:value-type="string">
            <text:p>7398</text:p>
          </table:table-cell>
          <table:table-cell office:value-type="string">
            <text:p>Scuba divers innavigable water-Program II-USL Act</text:p>
          </table:table-cell>
        </table:table-row>
        <table:table-row table:style-name="ro1">
          <table:table-cell office:value-type="string">
            <text:p>7398</text:p>
          </table:table-cell>
          <table:table-cell office:value-type="string">
            <text:p>Skin divers innavigable water-Program II-USL Act</text:p>
          </table:table-cell>
        </table:table-row>
        <table:table-row table:style-name="ro1">
          <table:table-cell office:value-type="string">
            <text:p>7398</text:p>
          </table:table-cell>
          <table:table-cell office:value-type="string">
            <text:p>Wrecking-marine &amp;salvage operations-Program II-USL Act</text:p>
          </table:table-cell>
        </table:table-row>
        <table:table-row table:style-name="ro1">
          <table:table-cell office:value-type="string">
            <text:p>7403</text:p>
          </table:table-cell>
          <table:table-cell office:value-type="string">
            <text:p>Aircraft orhelicopter air carrier-scheduled or supplemental-. Allother than flying crew</text:p>
          </table:table-cell>
        </table:table-row>
        <table:table-row table:style-name="ro1">
          <table:table-cell office:value-type="string">
            <text:p>7405</text:p>
          </table:table-cell>
          <table:table-cell office:value-type="string">
            <text:p>Aircraft orhelicopter air carrier-scheduled or supplemental-flying crew</text:p>
          </table:table-cell>
        </table:table-row>
        <table:table-row table:style-name="ro1">
          <table:table-cell office:value-type="string">
            <text:p>7409</text:p>
          </table:table-cell>
          <table:table-cell office:value-type="string">
            <text:p>Aircraft orhelicopter aerial application, seeding, herding orscintillometer surveying-flying crew</text:p>
          </table:table-cell>
        </table:table-row>
        <table:table-row table:style-name="ro1">
          <table:table-cell office:value-type="string">
            <text:p>7409</text:p>
          </table:table-cell>
          <table:table-cell office:value-type="string">
            <text:p>Insectcontrol-spraying from aircraft</text:p>
          </table:table-cell>
        </table:table-row>
        <table:table-row table:style-name="ro1">
          <table:table-cell office:value-type="string">
            <text:p>7409</text:p>
          </table:table-cell>
          <table:table-cell office:value-type="string">
            <text:p>Weed control-sprayingfrom aircraft</text:p>
          </table:table-cell>
        </table:table-row>
        <table:table-row table:style-name="ro1">
          <table:table-cell office:value-type="string">
            <text:p>7418</text:p>
          </table:table-cell>
          <table:table-cell office:value-type="string">
            <text:p>Aircraft orhelicopter operation: patrol, photography mapping or surveywork: flying crew (AK, MO)</text:p>
          </table:table-cell>
        </table:table-row>
        <table:table-row table:style-name="ro1">
          <table:table-cell office:value-type="string">
            <text:p>7420</text:p>
          </table:table-cell>
          <table:table-cell office:value-type="string">
            <text:p>Aircraft orhelicopter aerial forest fire fighting-flying crew</text:p>
          </table:table-cell>
        </table:table-row>
        <table:table-row table:style-name="ro1">
          <table:table-cell office:value-type="string">
            <text:p>7420</text:p>
          </table:table-cell>
          <table:table-cell office:value-type="string">
            <text:p>Aircraft orhelicopter operation: parachute jumping for publicexhibition-flying crew</text:p>
          </table:table-cell>
        </table:table-row>
        <table:table-row table:style-name="ro1">
          <table:table-cell office:value-type="string">
            <text:p>7420</text:p>
          </table:table-cell>
          <table:table-cell office:value-type="string">
            <text:p>Aircraft orhelicopter: public exhibition involving stunt flying racing orparachute jumping-flying crew</text:p>
          </table:table-cell>
        </table:table-row>
        <table:table-row table:style-name="ro1">
          <table:table-cell office:value-type="string">
            <text:p>7421</text:p>
          </table:table-cell>
          <table:table-cell office:value-type="string">
            <text:p>Aircraft orhelicopter: transportation of personnel in conduct of employer'sbusiness-flying crew</text:p>
          </table:table-cell>
        </table:table-row>
        <table:table-row table:style-name="ro1">
          <table:table-cell office:value-type="string">
            <text:p>7422</text:p>
          </table:table-cell>
          <table:table-cell office:value-type="string">
            <text:p>Aircraftoperation-fixed wing NOC-flying crew</text:p>
          </table:table-cell>
        </table:table-row>
        <table:table-row table:style-name="ro1">
          <table:table-cell office:value-type="string">
            <text:p>7422</text:p>
          </table:table-cell>
          <table:table-cell office:value-type="string">
            <text:p>Aircraft orhelicopter air ambulance</text:p>
          </table:table-cell>
        </table:table-row>
        <table:table-row table:style-name="ro1">
          <table:table-cell office:value-type="string">
            <text:p>7422</text:p>
          </table:table-cell>
          <table:table-cell office:value-type="string">
            <text:p>Aircraft orhelicopter flight testing by manufacturer-manufactured under anapproved type certificate-flying crew</text:p>
          </table:table-cell>
        </table:table-row>
        <table:table-row table:style-name="ro1">
          <table:table-cell office:value-type="string">
            <text:p>7422</text:p>
          </table:table-cell>
          <table:table-cell office:value-type="string">
            <text:p>Aircraft orhelicopter operation: aerial advertising, flying crew</text:p>
          </table:table-cell>
        </table:table-row>
        <table:table-row table:style-name="ro1">
          <table:table-cell office:value-type="string">
            <text:p>7422</text:p>
          </table:table-cell>
          <table:table-cell office:value-type="string">
            <text:p>Aircraft orhelicopter operation: aerial photography, flying crew</text:p>
          </table:table-cell>
        </table:table-row>
        <table:table-row table:style-name="ro1">
          <table:table-cell office:value-type="string">
            <text:p>7422</text:p>
          </table:table-cell>
          <table:table-cell office:value-type="string">
            <text:p>Aircraft orhelicopter operation: parachute jumping conducted by licensedskydiving schools</text:p>
          </table:table-cell>
        </table:table-row>
        <table:table-row table:style-name="ro1">
          <table:table-cell office:value-type="string">
            <text:p>7422</text:p>
          </table:table-cell>
          <table:table-cell office:value-type="string">
            <text:p>Aircraft orhelicopter: patrol, photography-mapping or survey work-flyingcrew</text:p>
          </table:table-cell>
        </table:table-row>
        <table:table-row table:style-name="ro1">
          <table:table-cell office:value-type="string">
            <text:p>7422</text:p>
          </table:table-cell>
          <table:table-cell office:value-type="string">
            <text:p>Aircraft orhelicopter: sales or service agency-flying crew</text:p>
          </table:table-cell>
        </table:table-row>
        <table:table-row table:style-name="ro1">
          <table:table-cell office:value-type="string">
            <text:p>7422</text:p>
          </table:table-cell>
          <table:table-cell office:value-type="string">
            <text:p>Balloonist-hot air</text:p>
          </table:table-cell>
        </table:table-row>
        <table:table-row table:style-name="ro1">
          <table:table-cell office:value-type="string">
            <text:p>7422</text:p>
          </table:table-cell>
          <table:table-cell office:value-type="string">
            <text:p>Mapping or surveywork-aerial-photography-flying crew</text:p>
          </table:table-cell>
        </table:table-row>
        <table:table-row table:style-name="ro1">
          <table:table-cell office:value-type="string">
            <text:p>7422</text:p>
          </table:table-cell>
          <table:table-cell office:value-type="string">
            <text:p>School-pilottraining-flying instructors</text:p>
          </table:table-cell>
        </table:table-row>
        <table:table-row table:style-name="ro1">
          <table:table-cell office:value-type="string">
            <text:p>7423</text:p>
          </table:table-cell>
          <table:table-cell office:value-type="string">
            <text:p>Aircraftoperation-fixed wing NOC-. All other than flying crew</text:p>
          </table:table-cell>
        </table:table-row>
        <table:table-row table:style-name="ro1">
          <table:table-cell office:value-type="string">
            <text:p>7423</text:p>
          </table:table-cell>
          <table:table-cell office:value-type="string">
            <text:p>Aircraftoperation-helicopters NOC-. All other than flying crew</text:p>
          </table:table-cell>
        </table:table-row>
        <table:table-row table:style-name="ro1">
          <table:table-cell office:value-type="string">
            <text:p>7423</text:p>
          </table:table-cell>
          <table:table-cell office:value-type="string">
            <text:p>Aircraft orhelicopter aerial application, seeding, herding orscintillometer surveying-. All employees other thanflying crew</text:p>
          </table:table-cell>
        </table:table-row>
        <table:table-row table:style-name="ro1">
          <table:table-cell office:value-type="string">
            <text:p>7423</text:p>
          </table:table-cell>
          <table:table-cell office:value-type="string">
            <text:p>Aircraft orhelicopter air carrier-commuter-. All other than flyingcrew</text:p>
          </table:table-cell>
        </table:table-row>
        <table:table-row table:style-name="ro1">
          <table:table-cell office:value-type="string">
            <text:p>7423</text:p>
          </table:table-cell>
          <table:table-cell office:value-type="string">
            <text:p>Aircraft or helicopter operation: air carrier-commuter: all other employees</text:p>
          </table:table-cell>
        </table:table-row>
        <table:table-row table:style-name="ro1">
          <table:table-cell office:value-type="string">
            <text:p>7423</text:p>
          </table:table-cell>
          <table:table-cell office:value-type="string">
            <text:p>Aircraft or helicopter: patrol, photography-mapping or survey work. All other employees</text:p>
          </table:table-cell>
        </table:table-row>
        <table:table-row table:style-name="ro1">
          <table:table-cell office:value-type="string">
            <text:p>7423</text:p>
          </table:table-cell>
          <table:table-cell office:value-type="string">
            <text:p>Aircraft orhelicopter: public exhibition involving stunt flying racing orparachute jumping . All employees other than flyingcrew</text:p>
          </table:table-cell>
        </table:table-row>
        <table:table-row table:style-name="ro1">
          <table:table-cell office:value-type="string">
            <text:p>7423</text:p>
          </table:table-cell>
          <table:table-cell office:value-type="string">
            <text:p>Aircraft orhelicopter: sales or service agency . All other thanflying crew</text:p>
          </table:table-cell>
        </table:table-row>
        <table:table-row table:style-name="ro1">
          <table:table-cell office:value-type="string">
            <text:p>7423</text:p>
          </table:table-cell>
          <table:table-cell office:value-type="string">
            <text:p>Aircraft or helicopter: transportation of personnel in conduct of employer's business-ground crew personnel-</text:p>
          </table:table-cell>
        </table:table-row>
        <table:table-row table:style-name="ro1">
          <table:table-cell office:value-type="string">
            <text:p>7423</text:p>
          </table:table-cell>
          <table:table-cell office:value-type="string">
            <text:p>Airport or heliport operator-</text:p>
          </table:table-cell>
        </table:table-row>
        <table:table-row table:style-name="ro1">
          <table:table-cell office:value-type="string">
            <text:p>7425</text:p>
          </table:table-cell>
          <table:table-cell office:value-type="string">
            <text:p>Aircraftoperation-helicopters NOC-flying crew</text:p>
          </table:table-cell>
        </table:table-row>
        <table:table-row table:style-name="ro1">
          <table:table-cell office:value-type="string">
            <text:p>7425</text:p>
          </table:table-cell>
          <table:table-cell office:value-type="string">
            <text:p>Aircraftoperation-helicopters-sky crane work-flying crew</text:p>
          </table:table-cell>
        </table:table-row>
        <table:table-row table:style-name="ro1">
          <table:table-cell office:value-type="string">
            <text:p>7425</text:p>
          </table:table-cell>
          <table:table-cell office:value-type="string">
            <text:p>Aircraft orhelicopter operation: aerial logging operations flying crew</text:p>
          </table:table-cell>
        </table:table-row>
        <table:table-row table:style-name="ro1">
          <table:table-cell office:value-type="string">
            <text:p>7425</text:p>
          </table:table-cell>
          <table:table-cell office:value-type="string">
            <text:p>Aircraft orhelicopter operation: sky crane operations, flying crew</text:p>
          </table:table-cell>
        </table:table-row>
        <table:table-row table:style-name="ro1">
          <table:table-cell office:value-type="string">
            <text:p>7431</text:p>
          </table:table-cell>
          <table:table-cell office:value-type="string">
            <text:p>Aircraft orhelicopter air carrier-commuter-flying crew</text:p>
          </table:table-cell>
        </table:table-row>
        <table:table-row table:style-name="ro1">
          <table:table-cell office:value-type="string">
            <text:p>7502</text:p>
          </table:table-cell>
          <table:table-cell office:value-type="string">
            <text:p>Gas company-natural-local distribution</text:p>
          </table:table-cell>
        </table:table-row>
        <table:table-row table:style-name="ro1">
          <table:table-cell office:value-type="string">
            <text:p>7502</text:p>
          </table:table-cell>
          <table:table-cell office:value-type="string">
            <text:p>Gas distributing-l.p.g..-local</text:p>
          </table:table-cell>
        </table:table-row>
        <table:table-row table:style-name="ro1">
          <table:table-cell office:value-type="string">
            <text:p>7502</text:p>
          </table:table-cell>
          <table:table-cell office:value-type="string">
            <text:p>Gas works</text:p>
          </table:table-cell>
        </table:table-row>
        <table:table-row table:style-name="ro1">
          <table:table-cell office:value-type="string">
            <text:p>7515</text:p>
          </table:table-cell>
          <table:table-cell office:value-type="string">
            <text:p>Fuel storage-underground-</text:p>
          </table:table-cell>
        </table:table-row>
        <table:table-row table:style-name="ro1">
          <table:table-cell office:value-type="string">
            <text:p>7515</text:p>
          </table:table-cell>
          <table:table-cell office:value-type="string">
            <text:p>Oil or gas pipeline operation</text:p>
          </table:table-cell>
        </table:table-row>
        <table:table-row table:style-name="ro1">
          <table:table-cell office:value-type="string">
            <text:p>7520</text:p>
          </table:table-cell>
          <table:table-cell office:value-type="string">
            <text:p>Fireplug-installation, repair and maintenance</text:p>
          </table:table-cell>
        </table:table-row>
        <table:table-row table:style-name="ro1">
          <table:table-cell office:value-type="string">
            <text:p>7520</text:p>
          </table:table-cell>
          <table:table-cell office:value-type="string">
            <text:p>Waterworks operation</text:p>
          </table:table-cell>
        </table:table-row>
        <table:table-row table:style-name="ro1">
          <table:table-cell office:value-type="string">
            <text:p>7538</text:p>
          </table:table-cell>
          <table:table-cell office:value-type="string">
            <text:p>Electric light orpower line clearing of new right-of-ways by line contractor- (clearing of right-of-way performed by contractors alsoengaged in telephone telegraph or alarm line construction shall be assigned to Code7601)</text:p>
          </table:table-cell>
        </table:table-row>
        <table:table-row table:style-name="ro1">
          <table:table-cell office:value-type="string">
            <text:p>7538</text:p>
          </table:table-cell>
          <table:table-cell office:value-type="string">
            <text:p>Electric light or power line construction</text:p>
          </table:table-cell>
        </table:table-row>
        <table:table-row table:style-name="ro1">
          <table:table-cell office:value-type="string">
            <text:p>7538</text:p>
          </table:table-cell>
          <table:table-cell office:value-type="string">
            <text:p>Floodlighting ofstadiums, parks, etc.-drivers</text:p>
          </table:table-cell>
        </table:table-row>
        <table:table-row table:style-name="ro1">
          <table:table-cell office:value-type="string">
            <text:p>7539</text:p>
          </table:table-cell>
          <table:table-cell office:value-type="string">
            <text:p>Electric light or power co. NOC-all employees</text:p>
          </table:table-cell>
        </table:table-row>
        <table:table-row table:style-name="ro1">
          <table:table-cell office:value-type="string">
            <text:p>7539</text:p>
          </table:table-cell>
          <table:table-cell office:value-type="string">
            <text:p>Steam heating or power co.-all employees</text:p>
          </table:table-cell>
        </table:table-row>
        <table:table-row table:style-name="ro1">
          <table:table-cell office:value-type="string">
            <text:p>7540</text:p>
          </table:table-cell>
          <table:table-cell office:value-type="string">
            <text:p>Electric light or power cooperative-REA project only-all employees</text:p>
          </table:table-cell>
        </table:table-row>
        <table:table-row table:style-name="ro1">
          <table:table-cell office:value-type="string">
            <text:p>7580</text:p>
          </table:table-cell>
          <table:table-cell office:value-type="string">
            <text:p>Sewage disposal plant operation</text:p>
          </table:table-cell>
        </table:table-row>
        <table:table-row table:style-name="ro1">
          <table:table-cell office:value-type="string">
            <text:p>7590</text:p>
          </table:table-cell>
          <table:table-cell office:value-type="string">
            <text:p>Garbage works</text:p>
          </table:table-cell>
        </table:table-row>
        <table:table-row table:style-name="ro1">
          <table:table-cell office:value-type="string">
            <text:p>7600</text:p>
          </table:table-cell>
          <table:table-cell office:value-type="string">
            <text:p>Cable TV-extension ofservice into homes</text:p>
          </table:table-cell>
        </table:table-row>
        <table:table-row table:style-name="ro1">
          <table:table-cell office:value-type="string">
            <text:p>7600</text:p>
          </table:table-cell>
          <table:table-cell office:value-type="string">
            <text:p>Cable TV-service orrepair of existing cables</text:p>
          </table:table-cell>
        </table:table-row>
        <table:table-row table:style-name="ro1">
          <table:table-cell office:value-type="string">
            <text:p>7600</text:p>
          </table:table-cell>
          <table:table-cell office:value-type="string">
            <text:p>Telephone ortelegraph co.: all employees except office exchange or clerical</text:p>
          </table:table-cell>
        </table:table-row>
        <table:table-row table:style-name="ro1">
          <table:table-cell office:value-type="string">
            <text:p>7601</text:p>
          </table:table-cell>
          <table:table-cell office:value-type="string">
            <text:p>Cable TV-stringing of cable on existing utility poles-</text:p>
          </table:table-cell>
        </table:table-row>
        <table:table-row table:style-name="ro1">
          <table:table-cell office:value-type="string">
            <text:p>7601</text:p>
          </table:table-cell>
          <table:table-cell office:value-type="string">
            <text:p>Fire alarm, telephone or telegraph line construction</text:p>
          </table:table-cell>
        </table:table-row>
        <table:table-row table:style-name="ro1">
          <table:table-cell office:value-type="string">
            <text:p>7601</text:p>
          </table:table-cell>
          <table:table-cell office:value-type="string">
            <text:p>Telephone, telegraph or fire alarm line construction</text:p>
          </table:table-cell>
        </table:table-row>
        <table:table-row table:style-name="ro1">
          <table:table-cell office:value-type="string">
            <text:p>7605</text:p>
          </table:table-cell>
          <table:table-cell office:value-type="string">
            <text:p>Audio or intercommunication system installation-within buildings-</text:p>
          </table:table-cell>
        </table:table-row>
        <table:table-row table:style-name="ro1">
          <table:table-cell office:value-type="string">
            <text:p>7605</text:p>
          </table:table-cell>
          <table:table-cell office:value-type="string">
            <text:p>Burglar alarm installation or repair</text:p>
          </table:table-cell>
        </table:table-row>
        <table:table-row table:style-name="ro1">
          <table:table-cell office:value-type="string">
            <text:p>7605</text:p>
          </table:table-cell>
          <table:table-cell office:value-type="string">
            <text:p>Fire alarm installation or repair-</text:p>
          </table:table-cell>
        </table:table-row>
        <table:table-row table:style-name="ro1">
          <table:table-cell office:value-type="string">
            <text:p>7605</text:p>
          </table:table-cell>
          <table:table-cell office:value-type="string">
            <text:p>Intercommunication systems installation or repair</text:p>
          </table:table-cell>
        </table:table-row>
        <table:table-row table:style-name="ro1">
          <table:table-cell office:value-type="string">
            <text:p>7605</text:p>
          </table:table-cell>
          <table:table-cell office:value-type="string">
            <text:p>Sound systems installation or repair-</text:p>
          </table:table-cell>
        </table:table-row>
        <table:table-row table:style-name="ro1">
          <table:table-cell office:value-type="string">
            <text:p>7605</text:p>
          </table:table-cell>
          <table:table-cell office:value-type="string">
            <text:p>Telephone installation-by specialist contractor, not telephone company-</text:p>
          </table:table-cell>
        </table:table-row>
        <table:table-row table:style-name="ro1">
          <table:table-cell office:value-type="string">
            <text:p>7610</text:p>
          </table:table-cell>
          <table:table-cell office:value-type="string">
            <text:p>Motion pictureproduction: all operations up to the development of negatives &amp;clerical, drivers</text:p>
          </table:table-cell>
        </table:table-row>
        <table:table-row table:style-name="ro1">
          <table:table-cell office:value-type="string">
            <text:p>7610</text:p>
          </table:table-cell>
          <table:table-cell office:value-type="string">
            <text:p>Radio or televisionbroadcasting station-all employees &amp; clerical, drivers</text:p>
          </table:table-cell>
        </table:table-row>
        <table:table-row table:style-name="ro1">
          <table:table-cell office:value-type="string">
            <text:p>7610</text:p>
          </table:table-cell>
          <table:table-cell office:value-type="string">
            <text:p>Radio or television broadcasting station-field announcers-</text:p>
          </table:table-cell>
        </table:table-row>
        <table:table-row table:style-name="ro1">
          <table:table-cell office:value-type="string">
            <text:p>7610</text:p>
          </table:table-cell>
          <table:table-cell office:value-type="string">
            <text:p>Television or radiobroadcasting station-all employees &amp; clerical, drivers</text:p>
          </table:table-cell>
        </table:table-row>
        <table:table-row table:style-name="ro1">
          <table:table-cell office:value-type="string">
            <text:p>7610</text:p>
          </table:table-cell>
          <table:table-cell office:value-type="string">
            <text:p>Television or radio broadcasting station-field announcers-</text:p>
          </table:table-cell>
        </table:table-row>
        <table:table-row table:style-name="ro1">
          <table:table-cell office:value-type="string">
            <text:p>7611</text:p>
          </table:table-cell>
          <table:table-cell office:value-type="string">
            <text:p>Cable TV or telephoneline installation-contractors, underground and drivers</text:p>
          </table:table-cell>
        </table:table-row>
        <table:table-row table:style-name="ro1">
          <table:table-cell office:value-type="string">
            <text:p>7611</text:p>
          </table:table-cell>
          <table:table-cell office:value-type="string">
            <text:p>Telephone or cable TVline installation-contractors, underground and drivers</text:p>
          </table:table-cell>
        </table:table-row>
        <table:table-row table:style-name="ro1">
          <table:table-cell office:value-type="string">
            <text:p>7612</text:p>
          </table:table-cell>
          <table:table-cell office:value-type="string">
            <text:p>Antennaeinstallation-microwave, on towers</text:p>
          </table:table-cell>
        </table:table-row>
        <table:table-row table:style-name="ro1">
          <table:table-cell office:value-type="string">
            <text:p>7612</text:p>
          </table:table-cell>
          <table:table-cell office:value-type="string">
            <text:p>Cable TV or telephoneline installation-contractors, overhead and drivers</text:p>
          </table:table-cell>
        </table:table-row>
        <table:table-row table:style-name="ro1">
          <table:table-cell office:value-type="string">
            <text:p>7612</text:p>
          </table:table-cell>
          <table:table-cell office:value-type="string">
            <text:p>Telephone or cable TVline installation-contractors, overhead and drivers</text:p>
          </table:table-cell>
        </table:table-row>
        <table:table-row table:style-name="ro1">
          <table:table-cell office:value-type="string">
            <text:p>7613</text:p>
          </table:table-cell>
          <table:table-cell office:value-type="string">
            <text:p>Cable TV or telephoneline installation-contractors, service lines and connection anddrivers</text:p>
          </table:table-cell>
        </table:table-row>
        <table:table-row table:style-name="ro1">
          <table:table-cell office:value-type="string">
            <text:p>7613</text:p>
          </table:table-cell>
          <table:table-cell office:value-type="string">
            <text:p>Telephone or cable TVline installation-contractors, service lines and connection anddrivers</text:p>
          </table:table-cell>
        </table:table-row>
        <table:table-row table:style-name="ro1">
          <table:table-cell office:value-type="string">
            <text:p>7704</text:p>
          </table:table-cell>
          <table:table-cell office:value-type="string">
            <text:p>Fire patrol or protective corps</text:p>
          </table:table-cell>
        </table:table-row>
        <table:table-row table:style-name="ro1">
          <table:table-cell office:value-type="string">
            <text:p>7704</text:p>
          </table:table-cell>
          <table:table-cell office:value-type="string">
            <text:p>Firefighters</text:p>
          </table:table-cell>
        </table:table-row>
        <table:table-row table:style-name="ro1">
          <table:table-cell office:value-type="string">
            <text:p>7704</text:p>
          </table:table-cell>
          <table:table-cell office:value-type="string">
            <text:p>Forest firefighting-</text:p>
          </table:table-cell>
        </table:table-row>
        <table:table-row table:style-name="ro1">
          <table:table-cell office:value-type="string">
            <text:p>7720</text:p>
          </table:table-cell>
          <table:table-cell office:value-type="string">
            <text:p>Airport security screening of passengers by contractor-</text:p>
          </table:table-cell>
        </table:table-row>
        <table:table-row table:style-name="ro1">
          <table:table-cell office:value-type="string">
            <text:p>7720</text:p>
          </table:table-cell>
          <table:table-cell office:value-type="string">
            <text:p>Armored car service company-</text:p>
          </table:table-cell>
        </table:table-row>
        <table:table-row table:style-name="ro1">
          <table:table-cell office:value-type="string">
            <text:p>7720</text:p>
          </table:table-cell>
          <table:table-cell office:value-type="string">
            <text:p>Bank and trust company contractors-not employees of banks or trust companies-including contracted services such as guards, patrols, messengers, armored car crews-</text:p>
          </table:table-cell>
        </table:table-row>
        <table:table-row table:style-name="ro1">
          <table:table-cell office:value-type="string">
            <text:p>7720</text:p>
          </table:table-cell>
          <table:table-cell office:value-type="string">
            <text:p>Correction department employees-</text:p>
          </table:table-cell>
        </table:table-row>
        <table:table-row table:style-name="ro1">
          <table:table-cell office:value-type="string">
            <text:p>7720</text:p>
          </table:table-cell>
          <table:table-cell office:value-type="string">
            <text:p>Detective or patrol agency</text:p>
          </table:table-cell>
        </table:table-row>
        <table:table-row table:style-name="ro1">
          <table:table-cell office:value-type="string">
            <text:p>7720</text:p>
          </table:table-cell>
          <table:table-cell office:value-type="string">
            <text:p>Forest rangers-</text:p>
          </table:table-cell>
        </table:table-row>
        <table:table-row table:style-name="ro1">
          <table:table-cell office:value-type="string">
            <text:p>7720</text:p>
          </table:table-cell>
          <table:table-cell office:value-type="string">
            <text:p>Game and fish wardens-</text:p>
          </table:table-cell>
        </table:table-row>
        <table:table-row table:style-name="ro1">
          <table:table-cell office:value-type="string">
            <text:p>7720</text:p>
          </table:table-cell>
          <table:table-cell office:value-type="string">
            <text:p>Highway operations-toll roads-police officers-</text:p>
          </table:table-cell>
        </table:table-row>
        <table:table-row table:style-name="ro1">
          <table:table-cell office:value-type="string">
            <text:p>7720</text:p>
          </table:table-cell>
          <table:table-cell office:value-type="string">
            <text:p>Highway patrol-state highway commission-</text:p>
          </table:table-cell>
        </table:table-row>
        <table:table-row table:style-name="ro1">
          <table:table-cell office:value-type="string">
            <text:p>7720</text:p>
          </table:table-cell>
          <table:table-cell office:value-type="string">
            <text:p>Hunting and fishing guides-</text:p>
          </table:table-cell>
        </table:table-row>
        <table:table-row table:style-name="ro1">
          <table:table-cell office:value-type="string">
            <text:p>7720</text:p>
          </table:table-cell>
          <table:table-cell office:value-type="string">
            <text:p>Jail employees-</text:p>
          </table:table-cell>
        </table:table-row>
        <table:table-row table:style-name="ro1">
          <table:table-cell office:value-type="string">
            <text:p>7720</text:p>
          </table:table-cell>
          <table:table-cell office:value-type="string">
            <text:p>Meter readers-parking</text:p>
          </table:table-cell>
        </table:table-row>
        <table:table-row table:style-name="ro1">
          <table:table-cell office:value-type="string">
            <text:p>7720</text:p>
          </table:table-cell>
          <table:table-cell office:value-type="string">
            <text:p>National guard units-</text:p>
          </table:table-cell>
        </table:table-row>
        <table:table-row table:style-name="ro1">
          <table:table-cell office:value-type="string">
            <text:p>7720</text:p>
          </table:table-cell>
          <table:table-cell office:value-type="string">
            <text:p>Patrol or detective agency</text:p>
          </table:table-cell>
        </table:table-row>
        <table:table-row table:style-name="ro1">
          <table:table-cell office:value-type="string">
            <text:p>7720</text:p>
          </table:table-cell>
          <table:table-cell office:value-type="string">
            <text:p>Penitentiary employees-</text:p>
          </table:table-cell>
        </table:table-row>
        <table:table-row table:style-name="ro1">
          <table:table-cell office:value-type="string">
            <text:p>7720</text:p>
          </table:table-cell>
          <table:table-cell office:value-type="string">
            <text:p>Plant protection-special employees hired for plant protection during strike periods-</text:p>
          </table:table-cell>
        </table:table-row>
        <table:table-row table:style-name="ro1">
          <table:table-cell office:value-type="string">
            <text:p>7720</text:p>
          </table:table-cell>
          <table:table-cell office:value-type="string">
            <text:p>Police officers</text:p>
          </table:table-cell>
        </table:table-row>
        <table:table-row table:style-name="ro1">
          <table:table-cell office:value-type="string">
            <text:p>7720</text:p>
          </table:table-cell>
          <table:table-cell office:value-type="string">
            <text:p>Probation officers-</text:p>
          </table:table-cell>
        </table:table-row>
        <table:table-row table:style-name="ro1">
          <table:table-cell office:value-type="string">
            <text:p>7720</text:p>
          </table:table-cell>
          <table:table-cell office:value-type="string">
            <text:p>Rangers-forest-</text:p>
          </table:table-cell>
        </table:table-row>
        <table:table-row table:style-name="ro1">
          <table:table-cell office:value-type="string">
            <text:p>7720</text:p>
          </table:table-cell>
          <table:table-cell office:value-type="string">
            <text:p>Security enforcement or protection-contract</text:p>
          </table:table-cell>
        </table:table-row>
        <table:table-row table:style-name="ro1">
          <table:table-cell office:value-type="string">
            <text:p>7720</text:p>
          </table:table-cell>
          <table:table-cell office:value-type="string">
            <text:p>Security screening-contract-</text:p>
          </table:table-cell>
        </table:table-row>
        <table:table-row table:style-name="ro1">
          <table:table-cell office:value-type="string">
            <text:p>7720</text:p>
          </table:table-cell>
          <table:table-cell office:value-type="string">
            <text:p>Sheriffs-</text:p>
          </table:table-cell>
        </table:table-row>
        <table:table-row table:style-name="ro1">
          <table:table-cell office:value-type="string">
            <text:p>7720</text:p>
          </table:table-cell>
          <table:table-cell office:value-type="string">
            <text:p>Truck weighing station inspectors-permanent location</text:p>
          </table:table-cell>
        </table:table-row>
        <table:table-row table:style-name="ro1">
          <table:table-cell office:value-type="string">
            <text:p>7855</text:p>
          </table:table-cell>
          <table:table-cell office:value-type="string">
            <text:p>Railroad construction: laying of tracks or maintenance by contractors-</text:p>
          </table:table-cell>
        </table:table-row>
        <table:table-row table:style-name="ro1">
          <table:table-cell office:value-type="string">
            <text:p>8001</text:p>
          </table:table-cell>
          <table:table-cell office:value-type="string">
            <text:p>Florist-store-</text:p>
          </table:table-cell>
        </table:table-row>
        <table:table-row table:style-name="ro1">
          <table:table-cell office:value-type="string">
            <text:p>8001</text:p>
          </table:table-cell>
          <table:table-cell office:value-type="string">
            <text:p>Plantscaping</text:p>
          </table:table-cell>
        </table:table-row>
        <table:table-row table:style-name="ro1">
          <table:table-cell office:value-type="string">
            <text:p>8001</text:p>
          </table:table-cell>
          <table:table-cell office:value-type="string">
            <text:p>Store: florist</text:p>
          </table:table-cell>
        </table:table-row>
        <table:table-row table:style-name="ro1">
          <table:table-cell office:value-type="string">
            <text:p>8002</text:p>
          </table:table-cell>
          <table:table-cell office:value-type="string">
            <text:p>Automobile rentalcompany . all other than garage employees</text:p>
          </table:table-cell>
        </table:table-row>
        <table:table-row table:style-name="ro1">
          <table:table-cell office:value-type="string">
            <text:p>8002</text:p>
          </table:table-cell>
          <table:table-cell office:value-type="string">
            <text:p>Truck rental -all employees other than garage employees</text:p>
          </table:table-cell>
        </table:table-row>
        <table:table-row table:style-name="ro1">
          <table:table-cell office:value-type="string">
            <text:p>8006</text:p>
          </table:table-cell>
          <table:table-cell office:value-type="string">
            <text:p>Coffee, tea orgrocery dealer-retail</text:p>
          </table:table-cell>
        </table:table-row>
        <table:table-row table:style-name="ro1">
          <table:table-cell office:value-type="string">
            <text:p>8006</text:p>
          </table:table-cell>
          <table:table-cell office:value-type="string">
            <text:p>Gasolinestation-self-service and convenience/grocery-retail</text:p>
          </table:table-cell>
        </table:table-row>
        <table:table-row table:style-name="ro1">
          <table:table-cell office:value-type="string">
            <text:p>8006</text:p>
          </table:table-cell>
          <table:table-cell office:value-type="string">
            <text:p>Grocery(convenience)-retail and gasoline station-self-service</text:p>
          </table:table-cell>
        </table:table-row>
        <table:table-row table:style-name="ro1">
          <table:table-cell office:value-type="string">
            <text:p>8006</text:p>
          </table:table-cell>
          <table:table-cell office:value-type="string">
            <text:p>Grocery, tea orcoffee dealer-retail</text:p>
          </table:table-cell>
        </table:table-row>
        <table:table-row table:style-name="ro1">
          <table:table-cell office:value-type="string">
            <text:p>8006</text:p>
          </table:table-cell>
          <table:table-cell office:value-type="string">
            <text:p>Household furnishingsor wearing apparel dealer-retail</text:p>
          </table:table-cell>
        </table:table-row>
        <table:table-row table:style-name="ro1">
          <table:table-cell office:value-type="string">
            <text:p>8006</text:p>
          </table:table-cell>
          <table:table-cell office:value-type="string">
            <text:p>Store: coffee, tea orspice-retail</text:p>
          </table:table-cell>
        </table:table-row>
        <table:table-row table:style-name="ro1">
          <table:table-cell office:value-type="string">
            <text:p>8006</text:p>
          </table:table-cell>
          <table:table-cell office:value-type="string">
            <text:p>Store: dairyproducts-retail</text:p>
          </table:table-cell>
        </table:table-row>
        <table:table-row table:style-name="ro1">
          <table:table-cell office:value-type="string">
            <text:p>8006</text:p>
          </table:table-cell>
          <table:table-cell office:value-type="string">
            <text:p>Store:delicatessen-retail</text:p>
          </table:table-cell>
        </table:table-row>
        <table:table-row table:style-name="ro1">
          <table:table-cell office:value-type="string">
            <text:p>8006</text:p>
          </table:table-cell>
          <table:table-cell office:value-type="string">
            <text:p>Store: frozen orfrosted food-retail</text:p>
          </table:table-cell>
        </table:table-row>
        <table:table-row table:style-name="ro1">
          <table:table-cell office:value-type="string">
            <text:p>8006</text:p>
          </table:table-cell>
          <table:table-cell office:value-type="string">
            <text:p>Store: fruit orvegetable-retail</text:p>
          </table:table-cell>
        </table:table-row>
        <table:table-row table:style-name="ro1">
          <table:table-cell office:value-type="string">
            <text:p>8006</text:p>
          </table:table-cell>
          <table:table-cell office:value-type="string">
            <text:p>Store: grocery-retail</text:p>
          </table:table-cell>
        </table:table-row>
        <table:table-row table:style-name="ro1">
          <table:table-cell office:value-type="string">
            <text:p>8006</text:p>
          </table:table-cell>
          <table:table-cell office:value-type="string">
            <text:p>Store: vegetable orfruit-retail</text:p>
          </table:table-cell>
        </table:table-row>
        <table:table-row table:style-name="ro1">
          <table:table-cell office:value-type="string">
            <text:p>8006</text:p>
          </table:table-cell>
          <table:table-cell office:value-type="string">
            <text:p>Tea, coffee orgrocery dealer-retail</text:p>
          </table:table-cell>
        </table:table-row>
        <table:table-row table:style-name="ro1">
          <table:table-cell office:value-type="string">
            <text:p>8006</text:p>
          </table:table-cell>
          <table:table-cell office:value-type="string">
            <text:p>Wearing apparel orhousehold furnishings dealer-retail</text:p>
          </table:table-cell>
        </table:table-row>
        <table:table-row table:style-name="ro1">
          <table:table-cell office:value-type="string">
            <text:p>8008</text:p>
          </table:table-cell>
          <table:table-cell office:value-type="string">
            <text:p>Concessions-hat orcoat checkrooms</text:p>
          </table:table-cell>
        </table:table-row>
        <table:table-row table:style-name="ro1">
          <table:table-cell office:value-type="string">
            <text:p>8008</text:p>
          </table:table-cell>
          <table:table-cell office:value-type="string">
            <text:p>Sewing accessoriesstore</text:p>
          </table:table-cell>
        </table:table-row>
        <table:table-row table:style-name="ro1">
          <table:table-cell office:value-type="string">
            <text:p>8008</text:p>
          </table:table-cell>
          <table:table-cell office:value-type="string">
            <text:p>Store: clothing,wearing apparel or dry goods-retail</text:p>
          </table:table-cell>
        </table:table-row>
        <table:table-row table:style-name="ro1">
          <table:table-cell office:value-type="string">
            <text:p>8008</text:p>
          </table:table-cell>
          <table:table-cell office:value-type="string">
            <text:p>Store: drygoods-retail</text:p>
          </table:table-cell>
        </table:table-row>
        <table:table-row table:style-name="ro1">
          <table:table-cell office:value-type="string">
            <text:p>8008</text:p>
          </table:table-cell>
          <table:table-cell office:value-type="string">
            <text:p>Store: sewingaccessories-retail</text:p>
          </table:table-cell>
        </table:table-row>
        <table:table-row table:style-name="ro1">
          <table:table-cell office:value-type="string">
            <text:p>8008</text:p>
          </table:table-cell>
          <table:table-cell office:value-type="string">
            <text:p>Store: shoe-retail</text:p>
          </table:table-cell>
        </table:table-row>
        <table:table-row table:style-name="ro1">
          <table:table-cell office:value-type="string">
            <text:p>8010</text:p>
          </table:table-cell>
          <table:table-cell office:value-type="string">
            <text:p>Agriculturalimplement stores-not farm machinery</text:p>
          </table:table-cell>
        </table:table-row>
        <table:table-row table:style-name="ro1">
          <table:table-cell office:value-type="string">
            <text:p>8010</text:p>
          </table:table-cell>
          <table:table-cell office:value-type="string">
            <text:p>Air conditioningparts store</text:p>
          </table:table-cell>
        </table:table-row>
        <table:table-row table:style-name="ro1">
          <table:table-cell office:value-type="string">
            <text:p>8010</text:p>
          </table:table-cell>
          <table:table-cell office:value-type="string">
            <text:p>Bicycles-retail saleor rental-including repair</text:p>
          </table:table-cell>
        </table:table-row>
        <table:table-row table:style-name="ro1">
          <table:table-cell office:value-type="string">
            <text:p>8010</text:p>
          </table:table-cell>
          <table:table-cell office:value-type="string">
            <text:p>Cutlery parts store</text:p>
          </table:table-cell>
        </table:table-row>
        <table:table-row table:style-name="ro1">
          <table:table-cell office:value-type="string">
            <text:p>8010</text:p>
          </table:table-cell>
          <table:table-cell office:value-type="string">
            <text:p>Electrical hardwarestores-wholesale or retail</text:p>
          </table:table-cell>
        </table:table-row>
        <table:table-row table:style-name="ro1">
          <table:table-cell office:value-type="string">
            <text:p>8010</text:p>
          </table:table-cell>
          <table:table-cell office:value-type="string">
            <text:p>Locksmith-includingshop</text:p>
          </table:table-cell>
        </table:table-row>
        <table:table-row table:style-name="ro1">
          <table:table-cell office:value-type="string">
            <text:p>8010</text:p>
          </table:table-cell>
          <table:table-cell office:value-type="string">
            <text:p>Oil burner and oilburner parts store</text:p>
          </table:table-cell>
        </table:table-row>
        <table:table-row table:style-name="ro1">
          <table:table-cell office:value-type="string">
            <text:p>8010</text:p>
          </table:table-cell>
          <table:table-cell office:value-type="string">
            <text:p>Radio or televisionparts and accessories stores</text:p>
          </table:table-cell>
        </table:table-row>
        <table:table-row table:style-name="ro1">
          <table:table-cell office:value-type="string">
            <text:p>8010</text:p>
          </table:table-cell>
          <table:table-cell office:value-type="string">
            <text:p>Refrigerator partsstore</text:p>
          </table:table-cell>
        </table:table-row>
        <table:table-row table:style-name="ro1">
          <table:table-cell office:value-type="string">
            <text:p>8010</text:p>
          </table:table-cell>
          <table:table-cell office:value-type="string">
            <text:p>Rental-hand-heldmachinery or equipment NOC</text:p>
          </table:table-cell>
        </table:table-row>
        <table:table-row table:style-name="ro1">
          <table:table-cell office:value-type="string">
            <text:p>8010</text:p>
          </table:table-cell>
          <table:table-cell office:value-type="string">
            <text:p>Sewing machine headsand parts store</text:p>
          </table:table-cell>
        </table:table-row>
        <table:table-row table:style-name="ro1">
          <table:table-cell office:value-type="string">
            <text:p>8010</text:p>
          </table:table-cell>
          <table:table-cell office:value-type="string">
            <text:p>Store: agriculturalimplement-not farm machinery</text:p>
          </table:table-cell>
        </table:table-row>
        <table:table-row table:style-name="ro1">
          <table:table-cell office:value-type="string">
            <text:p>8010</text:p>
          </table:table-cell>
          <table:table-cell office:value-type="string">
            <text:p>Store:bicycles-retail sale or rental-including repair</text:p>
          </table:table-cell>
        </table:table-row>
        <table:table-row table:style-name="ro1">
          <table:table-cell office:value-type="string">
            <text:p>8010</text:p>
          </table:table-cell>
          <table:table-cell office:value-type="string">
            <text:p>Store: electricalhardware-wholesale or retail</text:p>
          </table:table-cell>
        </table:table-row>
        <table:table-row table:style-name="ro1">
          <table:table-cell office:value-type="string">
            <text:p>8010</text:p>
          </table:table-cell>
          <table:table-cell office:value-type="string">
            <text:p>Store: hardware</text:p>
          </table:table-cell>
        </table:table-row>
        <table:table-row table:style-name="ro1">
          <table:table-cell office:value-type="string">
            <text:p>8010</text:p>
          </table:table-cell>
          <table:table-cell office:value-type="string">
            <text:p>Store: radio ortelevision parts and accessories</text:p>
          </table:table-cell>
        </table:table-row>
        <table:table-row table:style-name="ro1">
          <table:table-cell office:value-type="string">
            <text:p>8010</text:p>
          </table:table-cell>
          <table:table-cell office:value-type="string">
            <text:p>Store: ship chandler</text:p>
          </table:table-cell>
        </table:table-row>
        <table:table-row table:style-name="ro1">
          <table:table-cell office:value-type="string">
            <text:p>8013</text:p>
          </table:table-cell>
          <table:table-cell office:value-type="string">
            <text:p>Coin dealer</text:p>
          </table:table-cell>
        </table:table-row>
        <table:table-row table:style-name="ro1">
          <table:table-cell office:value-type="string">
            <text:p>8013</text:p>
          </table:table-cell>
          <table:table-cell office:value-type="string">
            <text:p>Diamond cutting orpolishing</text:p>
          </table:table-cell>
        </table:table-row>
        <table:table-row table:style-name="ro1">
          <table:table-cell office:value-type="string">
            <text:p>8013</text:p>
          </table:table-cell>
          <table:table-cell office:value-type="string">
            <text:p>Hearing aid stores</text:p>
          </table:table-cell>
        </table:table-row>
        <table:table-row table:style-name="ro1">
          <table:table-cell office:value-type="string">
            <text:p>8013</text:p>
          </table:table-cell>
          <table:table-cell office:value-type="string">
            <text:p>Ophthalmologist-dispensing of optical goods</text:p>
          </table:table-cell>
        </table:table-row>
        <table:table-row table:style-name="ro1">
          <table:table-cell office:value-type="string">
            <text:p>8013</text:p>
          </table:table-cell>
          <table:table-cell office:value-type="string">
            <text:p>Opticalstores-(surface grinding of lens to be separately rated as 4150)</text:p>
          </table:table-cell>
        </table:table-row>
        <table:table-row table:style-name="ro1">
          <table:table-cell office:value-type="string">
            <text:p>8013</text:p>
          </table:table-cell>
          <table:table-cell office:value-type="string">
            <text:p>Optometrist</text:p>
          </table:table-cell>
        </table:table-row>
        <table:table-row table:style-name="ro1">
          <table:table-cell office:value-type="string">
            <text:p>8013</text:p>
          </table:table-cell>
          <table:table-cell office:value-type="string">
            <text:p>Precious metal dealer</text:p>
          </table:table-cell>
        </table:table-row>
        <table:table-row table:style-name="ro1">
          <table:table-cell office:value-type="string">
            <text:p>8013</text:p>
          </table:table-cell>
          <table:table-cell office:value-type="string">
            <text:p>Precious stonesetting</text:p>
          </table:table-cell>
        </table:table-row>
        <table:table-row table:style-name="ro1">
          <table:table-cell office:value-type="string">
            <text:p>8013</text:p>
          </table:table-cell>
          <table:table-cell office:value-type="string">
            <text:p>Stamp dealer</text:p>
          </table:table-cell>
        </table:table-row>
        <table:table-row table:style-name="ro1">
          <table:table-cell office:value-type="string">
            <text:p>8013</text:p>
          </table:table-cell>
          <table:table-cell office:value-type="string">
            <text:p>Store: jewelry-retailor wholesale</text:p>
          </table:table-cell>
        </table:table-row>
        <table:table-row table:style-name="ro1">
          <table:table-cell office:value-type="string">
            <text:p>8013</text:p>
          </table:table-cell>
          <table:table-cell office:value-type="string">
            <text:p>Sunglasses store</text:p>
          </table:table-cell>
        </table:table-row>
        <table:table-row table:style-name="ro1">
          <table:table-cell office:value-type="string">
            <text:p>8015</text:p>
          </table:table-cell>
          <table:table-cell office:value-type="string">
            <text:p>Quickprinting-copying or duplication service-all employees &amp;clerical, salespersons, drivers</text:p>
          </table:table-cell>
        </table:table-row>
        <table:table-row table:style-name="ro1">
          <table:table-cell office:value-type="string">
            <text:p>8017</text:p>
          </table:table-cell>
          <table:table-cell office:value-type="string">
            <text:p>Auctioneers</text:p>
          </table:table-cell>
        </table:table-row>
        <table:table-row table:style-name="ro1">
          <table:table-cell office:value-type="string">
            <text:p>8017</text:p>
          </table:table-cell>
          <table:table-cell office:value-type="string">
            <text:p>Bakeries-retail storesales</text:p>
          </table:table-cell>
        </table:table-row>
        <table:table-row table:style-name="ro1">
          <table:table-cell office:value-type="string">
            <text:p>8017</text:p>
          </table:table-cell>
          <table:table-cell office:value-type="string">
            <text:p>Beer and aledealers-retail</text:p>
          </table:table-cell>
        </table:table-row>
        <table:table-row table:style-name="ro1">
          <table:table-cell office:value-type="string">
            <text:p>8017</text:p>
          </table:table-cell>
          <table:table-cell office:value-type="string">
            <text:p>Camera or photographsupplies stores-retail</text:p>
          </table:table-cell>
        </table:table-row>
        <table:table-row table:style-name="ro1">
          <table:table-cell office:value-type="string">
            <text:p>8017</text:p>
          </table:table-cell>
          <table:table-cell office:value-type="string">
            <text:p>Carpet, rug, linoleumstore-retail</text:p>
          </table:table-cell>
        </table:table-row>
        <table:table-row table:style-name="ro1">
          <table:table-cell office:value-type="string">
            <text:p>8017</text:p>
          </table:table-cell>
          <table:table-cell office:value-type="string">
            <text:p>Concessions-beachchairs and umbrellas</text:p>
          </table:table-cell>
        </table:table-row>
        <table:table-row table:style-name="ro1">
          <table:table-cell office:value-type="string">
            <text:p>8017</text:p>
          </table:table-cell>
          <table:table-cell office:value-type="string">
            <text:p>Concessions-cigaretteor cigar</text:p>
          </table:table-cell>
        </table:table-row>
        <table:table-row table:style-name="ro1">
          <table:table-cell office:value-type="string">
            <text:p>8017</text:p>
          </table:table-cell>
          <table:table-cell office:value-type="string">
            <text:p>Concessions-doorattendants</text:p>
          </table:table-cell>
        </table:table-row>
        <table:table-row table:style-name="ro1">
          <table:table-cell office:value-type="string">
            <text:p>8017</text:p>
          </table:table-cell>
          <table:table-cell office:value-type="string">
            <text:p>Concessions-parcel orluggage checkrooms</text:p>
          </table:table-cell>
        </table:table-row>
        <table:table-row table:style-name="ro1">
          <table:table-cell office:value-type="string">
            <text:p>8017</text:p>
          </table:table-cell>
          <table:table-cell office:value-type="string">
            <text:p>Concessions-rollingchairs</text:p>
          </table:table-cell>
        </table:table-row>
        <table:table-row table:style-name="ro1">
          <table:table-cell office:value-type="string">
            <text:p>8017</text:p>
          </table:table-cell>
          <table:table-cell office:value-type="string">
            <text:p>Concessions-washroomattendants</text:p>
          </table:table-cell>
        </table:table-row>
        <table:table-row table:style-name="ro1">
          <table:table-cell office:value-type="string">
            <text:p>8017</text:p>
          </table:table-cell>
          <table:table-cell office:value-type="string">
            <text:p>Demonstrators inretail stores</text:p>
          </table:table-cell>
        </table:table-row>
        <table:table-row table:style-name="ro1">
          <table:table-cell office:value-type="string">
            <text:p>8017</text:p>
          </table:table-cell>
          <table:table-cell office:value-type="string">
            <text:p>Dental supplydealers-retail</text:p>
          </table:table-cell>
        </table:table-row>
        <table:table-row table:style-name="ro1">
          <table:table-cell office:value-type="string">
            <text:p>8017</text:p>
          </table:table-cell>
          <table:table-cell office:value-type="string">
            <text:p>Distributingcompanies-if no transportation or governing classification</text:p>
          </table:table-cell>
        </table:table-row>
        <table:table-row table:style-name="ro1">
          <table:table-cell office:value-type="string">
            <text:p>8017</text:p>
          </table:table-cell>
          <table:table-cell office:value-type="string">
            <text:p>Floorcoverings-retail-carpets, rugs, linoleum</text:p>
          </table:table-cell>
        </table:table-row>
        <table:table-row table:style-name="ro1">
          <table:table-cell office:value-type="string">
            <text:p>8017</text:p>
          </table:table-cell>
          <table:table-cell office:value-type="string">
            <text:p>Hat cleaning</text:p>
          </table:table-cell>
        </table:table-row>
        <table:table-row table:style-name="ro1">
          <table:table-cell office:value-type="string">
            <text:p>8017</text:p>
          </table:table-cell>
          <table:table-cell office:value-type="string">
            <text:p>Laundry-self-service</text:p>
          </table:table-cell>
        </table:table-row>
        <table:table-row table:style-name="ro1">
          <table:table-cell office:value-type="string">
            <text:p>8017</text:p>
          </table:table-cell>
          <table:table-cell office:value-type="string">
            <text:p>Liquor or winestore-retail</text:p>
          </table:table-cell>
        </table:table-row>
        <table:table-row table:style-name="ro1">
          <table:table-cell office:value-type="string">
            <text:p>8017</text:p>
          </table:table-cell>
          <table:table-cell office:value-type="string">
            <text:p>Luggage stores-retail</text:p>
          </table:table-cell>
        </table:table-row>
        <table:table-row table:style-name="ro1">
          <table:table-cell office:value-type="string">
            <text:p>8017</text:p>
          </table:table-cell>
          <table:table-cell office:value-type="string">
            <text:p>News butchers</text:p>
          </table:table-cell>
        </table:table-row>
        <table:table-row table:style-name="ro1">
          <table:table-cell office:value-type="string">
            <text:p>8017</text:p>
          </table:table-cell>
          <table:table-cell office:value-type="string">
            <text:p>Paint stores-retail</text:p>
          </table:table-cell>
        </table:table-row>
        <table:table-row table:style-name="ro1">
          <table:table-cell office:value-type="string">
            <text:p>8017</text:p>
          </table:table-cell>
          <table:table-cell office:value-type="string">
            <text:p>Pawn shops</text:p>
          </table:table-cell>
        </table:table-row>
        <table:table-row table:style-name="ro1">
          <table:table-cell office:value-type="string">
            <text:p>8017</text:p>
          </table:table-cell>
          <table:table-cell office:value-type="string">
            <text:p>Penny arcades</text:p>
          </table:table-cell>
        </table:table-row>
        <table:table-row table:style-name="ro1">
          <table:table-cell office:value-type="string">
            <text:p>8017</text:p>
          </table:table-cell>
          <table:table-cell office:value-type="string">
            <text:p>Pet shops-retail</text:p>
          </table:table-cell>
        </table:table-row>
        <table:table-row table:style-name="ro1">
          <table:table-cell office:value-type="string">
            <text:p>8017</text:p>
          </table:table-cell>
          <table:table-cell office:value-type="string">
            <text:p>Pharmaceutical orsurgical supply stores-primarily serving walk-in trade</text:p>
          </table:table-cell>
        </table:table-row>
        <table:table-row table:style-name="ro1">
          <table:table-cell office:value-type="string">
            <text:p>8017</text:p>
          </table:table-cell>
          <table:table-cell office:value-type="string">
            <text:p>Radio or televisionstores</text:p>
          </table:table-cell>
        </table:table-row>
        <table:table-row table:style-name="ro1">
          <table:table-cell office:value-type="string">
            <text:p>8017</text:p>
          </table:table-cell>
          <table:table-cell office:value-type="string">
            <text:p>Recreational oramusement devices: penny arcades-operation</text:p>
          </table:table-cell>
        </table:table-row>
        <table:table-row table:style-name="ro1">
          <table:table-cell office:value-type="string">
            <text:p>8017</text:p>
          </table:table-cell>
          <table:table-cell office:value-type="string">
            <text:p>Recreational oramusement devices: skee ball alley operation</text:p>
          </table:table-cell>
        </table:table-row>
        <table:table-row table:style-name="ro1">
          <table:table-cell office:value-type="string">
            <text:p>8017</text:p>
          </table:table-cell>
          <table:table-cell office:value-type="string">
            <text:p>Shoe repair store</text:p>
          </table:table-cell>
        </table:table-row>
        <table:table-row table:style-name="ro1">
          <table:table-cell office:value-type="string">
            <text:p>8017</text:p>
          </table:table-cell>
          <table:table-cell office:value-type="string">
            <text:p>Shoe shiningestablishment</text:p>
          </table:table-cell>
        </table:table-row>
        <table:table-row table:style-name="ro1">
          <table:table-cell office:value-type="string">
            <text:p>8017</text:p>
          </table:table-cell>
          <table:table-cell office:value-type="string">
            <text:p>Shoppers-checkingattentiveness, personality &amp; honesty of store clerks</text:p>
          </table:table-cell>
        </table:table-row>
        <table:table-row table:style-name="ro1">
          <table:table-cell office:value-type="string">
            <text:p>8017</text:p>
          </table:table-cell>
          <table:table-cell office:value-type="string">
            <text:p>Skee ball alleyoperation</text:p>
          </table:table-cell>
        </table:table-row>
        <table:table-row table:style-name="ro1">
          <table:table-cell office:value-type="string">
            <text:p>8017</text:p>
          </table:table-cell>
          <table:table-cell office:value-type="string">
            <text:p>Ski shop employees atwinter resorts</text:p>
          </table:table-cell>
        </table:table-row>
        <table:table-row table:style-name="ro1">
          <table:table-cell office:value-type="string">
            <text:p>8017</text:p>
          </table:table-cell>
          <table:table-cell office:value-type="string">
            <text:p>Sporting goods-retail</text:p>
          </table:table-cell>
        </table:table-row>
        <table:table-row table:style-name="ro1">
          <table:table-cell office:value-type="string">
            <text:p>8017</text:p>
          </table:table-cell>
          <table:table-cell office:value-type="string">
            <text:p>Store: retail-NOC</text:p>
          </table:table-cell>
        </table:table-row>
        <table:table-row table:style-name="ro1">
          <table:table-cell office:value-type="string">
            <text:p>8017</text:p>
          </table:table-cell>
          <table:table-cell office:value-type="string">
            <text:p>Tailor shop</text:p>
          </table:table-cell>
        </table:table-row>
        <table:table-row table:style-name="ro1">
          <table:table-cell office:value-type="string">
            <text:p>8017</text:p>
          </table:table-cell>
          <table:table-cell office:value-type="string">
            <text:p>Television or radiostores</text:p>
          </table:table-cell>
        </table:table-row>
        <table:table-row table:style-name="ro1">
          <table:table-cell office:value-type="string">
            <text:p>8017</text:p>
          </table:table-cell>
          <table:table-cell office:value-type="string">
            <text:p>Tobacco store-retail</text:p>
          </table:table-cell>
        </table:table-row>
        <table:table-row table:style-name="ro1">
          <table:table-cell office:value-type="string">
            <text:p>8017</text:p>
          </table:table-cell>
          <table:table-cell office:value-type="string">
            <text:p>Wallpaper or paintstores-retail</text:p>
          </table:table-cell>
        </table:table-row>
        <table:table-row table:style-name="ro1">
          <table:table-cell office:value-type="string">
            <text:p>8018</text:p>
          </table:table-cell>
          <table:table-cell office:value-type="string">
            <text:p>Appliance (minor)store-wholesale-incidental sale of major appliances</text:p>
          </table:table-cell>
        </table:table-row>
        <table:table-row table:style-name="ro1">
          <table:table-cell office:value-type="string">
            <text:p>8018</text:p>
          </table:table-cell>
          <table:table-cell office:value-type="string">
            <text:p>Barber or beautyparlor supply houses</text:p>
          </table:table-cell>
        </table:table-row>
        <table:table-row table:style-name="ro1">
          <table:table-cell office:value-type="string">
            <text:p>8018</text:p>
          </table:table-cell>
          <table:table-cell office:value-type="string">
            <text:p>Beauty supplysales-wholesale</text:p>
          </table:table-cell>
        </table:table-row>
        <table:table-row table:style-name="ro1">
          <table:table-cell office:value-type="string">
            <text:p>8018</text:p>
          </table:table-cell>
          <table:table-cell office:value-type="string">
            <text:p>Bookstore-wholesale</text:p>
          </table:table-cell>
        </table:table-row>
        <table:table-row table:style-name="ro1">
          <table:table-cell office:value-type="string">
            <text:p>8018</text:p>
          </table:table-cell>
          <table:table-cell office:value-type="string">
            <text:p>Carpet, rug, linoleumstore-wholesale</text:p>
          </table:table-cell>
        </table:table-row>
        <table:table-row table:style-name="ro1">
          <table:table-cell office:value-type="string">
            <text:p>8018</text:p>
          </table:table-cell>
          <table:table-cell office:value-type="string">
            <text:p>Charcoaldealers-wholesale-packaged</text:p>
          </table:table-cell>
        </table:table-row>
        <table:table-row table:style-name="ro1">
          <table:table-cell office:value-type="string">
            <text:p>8018</text:p>
          </table:table-cell>
          <table:table-cell office:value-type="string">
            <text:p>Dry icedealers-wholesale</text:p>
          </table:table-cell>
        </table:table-row>
        <table:table-row table:style-name="ro1">
          <table:table-cell office:value-type="string">
            <text:p>8018</text:p>
          </table:table-cell>
          <table:table-cell office:value-type="string">
            <text:p>Eggbreaking-including canning &amp; freezing</text:p>
          </table:table-cell>
        </table:table-row>
        <table:table-row table:style-name="ro1">
          <table:table-cell office:value-type="string">
            <text:p>8018</text:p>
          </table:table-cell>
          <table:table-cell office:value-type="string">
            <text:p>Egg dealers-includinggrading, candling, packing-wholesale</text:p>
          </table:table-cell>
        </table:table-row>
        <table:table-row table:style-name="ro1">
          <table:table-cell office:value-type="string">
            <text:p>8018</text:p>
          </table:table-cell>
          <table:table-cell office:value-type="string">
            <text:p>Floorcoverings-wholesale-carpets, rugs, linoleum</text:p>
          </table:table-cell>
        </table:table-row>
        <table:table-row table:style-name="ro1">
          <table:table-cell office:value-type="string">
            <text:p>8018</text:p>
          </table:table-cell>
          <table:table-cell office:value-type="string">
            <text:p>Liquor or winestore-wholesale</text:p>
          </table:table-cell>
        </table:table-row>
        <table:table-row table:style-name="ro1">
          <table:table-cell office:value-type="string">
            <text:p>8018</text:p>
          </table:table-cell>
          <table:table-cell office:value-type="string">
            <text:p>Mill supply dealers</text:p>
          </table:table-cell>
        </table:table-row>
        <table:table-row table:style-name="ro1">
          <table:table-cell office:value-type="string">
            <text:p>8018</text:p>
          </table:table-cell>
          <table:table-cell office:value-type="string">
            <text:p>Packaging-contract</text:p>
          </table:table-cell>
        </table:table-row>
        <table:table-row table:style-name="ro1">
          <table:table-cell office:value-type="string">
            <text:p>8018</text:p>
          </table:table-cell>
          <table:table-cell office:value-type="string">
            <text:p>Paintstores-wholesale</text:p>
          </table:table-cell>
        </table:table-row>
        <table:table-row table:style-name="ro1">
          <table:table-cell office:value-type="string">
            <text:p>8018</text:p>
          </table:table-cell>
          <table:table-cell office:value-type="string">
            <text:p>Rubber tiredealer-wholesale, no installation</text:p>
          </table:table-cell>
        </table:table-row>
        <table:table-row table:style-name="ro1">
          <table:table-cell office:value-type="string">
            <text:p>8018</text:p>
          </table:table-cell>
          <table:table-cell office:value-type="string">
            <text:p>Sausage casing-wholesale-no cleaning other than washing</text:p>
          </table:table-cell>
        </table:table-row>
        <table:table-row table:style-name="ro1">
          <table:table-cell office:value-type="string">
            <text:p>8018</text:p>
          </table:table-cell>
          <table:table-cell office:value-type="string">
            <text:p>Sawdust dealers</text:p>
          </table:table-cell>
        </table:table-row>
        <table:table-row table:style-name="ro1">
          <table:table-cell office:value-type="string">
            <text:p>8018</text:p>
          </table:table-cell>
          <table:table-cell office:value-type="string">
            <text:p>Soft drinkdistributors-wholesale-no bottling</text:p>
          </table:table-cell>
        </table:table-row>
        <table:table-row table:style-name="ro1">
          <table:table-cell office:value-type="string">
            <text:p>8018</text:p>
          </table:table-cell>
          <table:table-cell office:value-type="string">
            <text:p>Store: fruit orvegetable-wholesale</text:p>
          </table:table-cell>
        </table:table-row>
        <table:table-row table:style-name="ro1">
          <table:table-cell office:value-type="string">
            <text:p>8018</text:p>
          </table:table-cell>
          <table:table-cell office:value-type="string">
            <text:p>Store:grocery-wholesale</text:p>
          </table:table-cell>
        </table:table-row>
        <table:table-row table:style-name="ro1">
          <table:table-cell office:value-type="string">
            <text:p>8018</text:p>
          </table:table-cell>
          <table:table-cell office:value-type="string">
            <text:p>Store: vegetable orfruit-wholesale</text:p>
          </table:table-cell>
        </table:table-row>
        <table:table-row table:style-name="ro1">
          <table:table-cell office:value-type="string">
            <text:p>8018</text:p>
          </table:table-cell>
          <table:table-cell office:value-type="string">
            <text:p>Store: wholesale NOC</text:p>
          </table:table-cell>
        </table:table-row>
        <table:table-row table:style-name="ro1">
          <table:table-cell office:value-type="string">
            <text:p>8018</text:p>
          </table:table-cell>
          <table:table-cell office:value-type="string">
            <text:p>Tobaccostore-wholesale</text:p>
          </table:table-cell>
        </table:table-row>
        <table:table-row table:style-name="ro1">
          <table:table-cell office:value-type="string">
            <text:p>8018</text:p>
          </table:table-cell>
          <table:table-cell office:value-type="string">
            <text:p>Wallpaper or paintstores-wholesale</text:p>
          </table:table-cell>
        </table:table-row>
        <table:table-row table:style-name="ro1">
          <table:table-cell office:value-type="string">
            <text:p>8018</text:p>
          </table:table-cell>
          <table:table-cell office:value-type="string">
            <text:p>Welding supplydealers</text:p>
          </table:table-cell>
        </table:table-row>
        <table:table-row table:style-name="ro1">
          <table:table-cell office:value-type="string">
            <text:p>8021</text:p>
          </table:table-cell>
          <table:table-cell office:value-type="string">
            <text:p>Poultrydealers-wholesale-including dressing</text:p>
          </table:table-cell>
        </table:table-row>
        <table:table-row table:style-name="ro1">
          <table:table-cell office:value-type="string">
            <text:p>8021</text:p>
          </table:table-cell>
          <table:table-cell office:value-type="string">
            <text:p>Store: fish, meat orpoultry dealer-wholesale</text:p>
          </table:table-cell>
        </table:table-row>
        <table:table-row table:style-name="ro1">
          <table:table-cell office:value-type="string">
            <text:p>8021</text:p>
          </table:table-cell>
          <table:table-cell office:value-type="string">
            <text:p>Store: meat, fish orpoultry dealer-wholesale</text:p>
          </table:table-cell>
        </table:table-row>
        <table:table-row table:style-name="ro1">
          <table:table-cell office:value-type="string">
            <text:p>8031</text:p>
          </table:table-cell>
          <table:table-cell office:value-type="string">
            <text:p>Cold storagelocker-frozen foods</text:p>
          </table:table-cell>
        </table:table-row>
        <table:table-row table:style-name="ro1">
          <table:table-cell office:value-type="string">
            <text:p>8031</text:p>
          </table:table-cell>
          <table:table-cell office:value-type="string">
            <text:p>Store: fish, meat orpoultry dealer-retail</text:p>
          </table:table-cell>
        </table:table-row>
        <table:table-row table:style-name="ro1">
          <table:table-cell office:value-type="string">
            <text:p>8031</text:p>
          </table:table-cell>
          <table:table-cell office:value-type="string">
            <text:p>Store: meat, fish orpoultry-retail</text:p>
          </table:table-cell>
        </table:table-row>
        <table:table-row table:style-name="ro1">
          <table:table-cell office:value-type="string">
            <text:p>8032</text:p>
          </table:table-cell>
          <table:table-cell office:value-type="string">
            <text:p>Cloth sponging,shrinking, inspection or mending</text:p>
          </table:table-cell>
        </table:table-row>
        <table:table-row table:style-name="ro1">
          <table:table-cell office:value-type="string">
            <text:p>8032</text:p>
          </table:table-cell>
          <table:table-cell office:value-type="string">
            <text:p>Clothing-mail ordersales, wholesale or retail</text:p>
          </table:table-cell>
        </table:table-row>
        <table:table-row table:style-name="ro1">
          <table:table-cell office:value-type="string">
            <text:p>8032</text:p>
          </table:table-cell>
          <table:table-cell office:value-type="string">
            <text:p>Store: clothing,wearing apparel or dry goods-wholesale</text:p>
          </table:table-cell>
        </table:table-row>
        <table:table-row table:style-name="ro1">
          <table:table-cell office:value-type="string">
            <text:p>8032</text:p>
          </table:table-cell>
          <table:table-cell office:value-type="string">
            <text:p>Store: drygoods-wholesale</text:p>
          </table:table-cell>
        </table:table-row>
        <table:table-row table:style-name="ro1">
          <table:table-cell office:value-type="string">
            <text:p>8032</text:p>
          </table:table-cell>
          <table:table-cell office:value-type="string">
            <text:p>Store: sewingaccessories-wholesale</text:p>
          </table:table-cell>
        </table:table-row>
        <table:table-row table:style-name="ro1">
          <table:table-cell office:value-type="string">
            <text:p>8032</text:p>
          </table:table-cell>
          <table:table-cell office:value-type="string">
            <text:p>Store: shoe-wholesale</text:p>
          </table:table-cell>
        </table:table-row>
        <table:table-row table:style-name="ro1">
          <table:table-cell office:value-type="string">
            <text:p>8033</text:p>
          </table:table-cell>
          <table:table-cell office:value-type="string">
            <text:p>Store: meat, groceryand provision (combined)-retail NOC (supermarket type)</text:p>
          </table:table-cell>
        </table:table-row>
        <table:table-row table:style-name="ro1">
          <table:table-cell office:value-type="string">
            <text:p>8033</text:p>
          </table:table-cell>
          <table:table-cell office:value-type="string">
            <text:p>Store: supermarket</text:p>
          </table:table-cell>
        </table:table-row>
        <table:table-row table:style-name="ro1">
          <table:table-cell office:value-type="string">
            <text:p>8034</text:p>
          </table:table-cell>
          <table:table-cell office:value-type="string">
            <text:p>Store:grocery-wholesale (AZ, MA, MO, NJ, OK)</text:p>
          </table:table-cell>
        </table:table-row>
        <table:table-row table:style-name="ro1">
          <table:table-cell office:value-type="string">
            <text:p>8039</text:p>
          </table:table-cell>
          <table:table-cell office:value-type="string">
            <text:p>Store:department-retail</text:p>
          </table:table-cell>
        </table:table-row>
        <table:table-row table:style-name="ro1">
          <table:table-cell office:value-type="string">
            <text:p>8044</text:p>
          </table:table-cell>
          <table:table-cell office:value-type="string">
            <text:p>Appliance (major) store-wholesale-incidental sale of minor appliances-</text:p>
          </table:table-cell>
        </table:table-row>
        <table:table-row table:style-name="ro1">
          <table:table-cell office:value-type="string">
            <text:p>8044</text:p>
          </table:table-cell>
          <table:table-cell office:value-type="string">
            <text:p>Furniture rental-chairs, coat racks, dishes, etc.-</text:p>
          </table:table-cell>
        </table:table-row>
        <table:table-row table:style-name="ro1">
          <table:table-cell office:value-type="string">
            <text:p>8044</text:p>
          </table:table-cell>
          <table:table-cell office:value-type="string">
            <text:p>Hot tub or spa dealer-</text:p>
          </table:table-cell>
        </table:table-row>
        <table:table-row table:style-name="ro1">
          <table:table-cell office:value-type="string">
            <text:p>8044</text:p>
          </table:table-cell>
          <table:table-cell office:value-type="string">
            <text:p>Piano or organ dealer-</text:p>
          </table:table-cell>
        </table:table-row>
        <table:table-row table:style-name="ro1">
          <table:table-cell office:value-type="string">
            <text:p>8044</text:p>
          </table:table-cell>
          <table:table-cell office:value-type="string">
            <text:p>Piano stores-</text:p>
          </table:table-cell>
        </table:table-row>
        <table:table-row table:style-name="ro1">
          <table:table-cell office:value-type="string">
            <text:p>8044</text:p>
          </table:table-cell>
          <table:table-cell office:value-type="string">
            <text:p>Refrigerator, stove or washing machine stores-</text:p>
          </table:table-cell>
        </table:table-row>
        <table:table-row table:style-name="ro1">
          <table:table-cell office:value-type="string">
            <text:p>8044</text:p>
          </table:table-cell>
          <table:table-cell office:value-type="string">
            <text:p>Spa or hot tub dealer-</text:p>
          </table:table-cell>
        </table:table-row>
        <table:table-row table:style-name="ro1">
          <table:table-cell office:value-type="string">
            <text:p>8044</text:p>
          </table:table-cell>
          <table:table-cell office:value-type="string">
            <text:p>Store: furniture</text:p>
          </table:table-cell>
        </table:table-row>
        <table:table-row table:style-name="ro1">
          <table:table-cell office:value-type="string">
            <text:p>8045</text:p>
          </table:table-cell>
          <table:table-cell office:value-type="string">
            <text:p>Store: drug-retail</text:p>
          </table:table-cell>
        </table:table-row>
        <table:table-row table:style-name="ro1">
          <table:table-cell office:value-type="string">
            <text:p>8046</text:p>
          </table:table-cell>
          <table:table-cell office:value-type="string">
            <text:p>Aircraft parts andaccessories store</text:p>
          </table:table-cell>
        </table:table-row>
        <table:table-row table:style-name="ro1">
          <table:table-cell office:value-type="string">
            <text:p>8046</text:p>
          </table:table-cell>
          <table:table-cell office:value-type="string">
            <text:p>Automobile accessory store retail-NOC</text:p>
          </table:table-cell>
        </table:table-row>
        <table:table-row table:style-name="ro1">
          <table:table-cell office:value-type="string">
            <text:p>8046</text:p>
          </table:table-cell>
          <table:table-cell office:value-type="string">
            <text:p>Automotivereplacement parts distributors-wholesale</text:p>
          </table:table-cell>
        </table:table-row>
        <table:table-row table:style-name="ro1">
          <table:table-cell office:value-type="string">
            <text:p>8046</text:p>
          </table:table-cell>
          <table:table-cell office:value-type="string">
            <text:p>Store: automobile accessories-retail NOC</text:p>
          </table:table-cell>
        </table:table-row>
        <table:table-row table:style-name="ro1">
          <table:table-cell office:value-type="string">
            <text:p>8046</text:p>
          </table:table-cell>
          <table:table-cell office:value-type="string">
            <text:p>Store: automotivereplacement parts distributors-wholesale</text:p>
          </table:table-cell>
        </table:table-row>
        <table:table-row table:style-name="ro1">
          <table:table-cell office:value-type="string">
            <text:p>8047</text:p>
          </table:table-cell>
          <table:table-cell office:value-type="string">
            <text:p>Store: drug-wholesale</text:p>
          </table:table-cell>
        </table:table-row>
        <table:table-row table:style-name="ro1">
          <table:table-cell office:value-type="string">
            <text:p>8050</text:p>
          </table:table-cell>
          <table:table-cell office:value-type="string">
            <text:p>Store: five and tencent</text:p>
          </table:table-cell>
        </table:table-row>
        <table:table-row table:style-name="ro1">
          <table:table-cell office:value-type="string">
            <text:p>8058</text:p>
          </table:table-cell>
          <table:table-cell office:value-type="string">
            <text:p>Building materialdealer-store employees</text:p>
          </table:table-cell>
        </table:table-row>
        <table:table-row table:style-name="ro1">
          <table:table-cell office:value-type="string">
            <text:p>8058</text:p>
          </table:table-cell>
          <table:table-cell office:value-type="string">
            <text:p>Home improvementcenter-store employees</text:p>
          </table:table-cell>
        </table:table-row>
        <table:table-row table:style-name="ro1">
          <table:table-cell office:value-type="string">
            <text:p>8058</text:p>
          </table:table-cell>
          <table:table-cell office:value-type="string">
            <text:p>Lumberyard-storeemployees</text:p>
          </table:table-cell>
        </table:table-row>
        <table:table-row table:style-name="ro1">
          <table:table-cell office:value-type="string">
            <text:p>8061</text:p>
          </table:table-cell>
          <table:table-cell office:value-type="string">
            <text:p>Store: groceryconvenience-retail (FL, GA, MO, TN)</text:p>
          </table:table-cell>
        </table:table-row>
        <table:table-row table:style-name="ro1">
          <table:table-cell office:value-type="string">
            <text:p>8072</text:p>
          </table:table-cell>
          <table:table-cell office:value-type="string">
            <text:p>Bookstore-retail</text:p>
          </table:table-cell>
        </table:table-row>
        <table:table-row table:style-name="ro1">
          <table:table-cell office:value-type="string">
            <text:p>8072</text:p>
          </table:table-cell>
          <table:table-cell office:value-type="string">
            <text:p>Store: book, record,compact disc, software, video or audio cassette retail</text:p>
          </table:table-cell>
        </table:table-row>
        <table:table-row table:style-name="ro1">
          <table:table-cell office:value-type="string">
            <text:p>8102</text:p>
          </table:table-cell>
          <table:table-cell office:value-type="string">
            <text:p>Agronomists-researchand development of new seeds</text:p>
          </table:table-cell>
        </table:table-row>
        <table:table-row table:style-name="ro1">
          <table:table-cell office:value-type="string">
            <text:p>8102</text:p>
          </table:table-cell>
          <table:table-cell office:value-type="string">
            <text:p>Bean sorting orhandling</text:p>
          </table:table-cell>
        </table:table-row>
        <table:table-row table:style-name="ro1">
          <table:table-cell office:value-type="string">
            <text:p>8102</text:p>
          </table:table-cell>
          <table:table-cell office:value-type="string">
            <text:p>Crop inspection forfarms</text:p>
          </table:table-cell>
        </table:table-row>
        <table:table-row table:style-name="ro1">
          <table:table-cell office:value-type="string">
            <text:p>8102</text:p>
          </table:table-cell>
          <table:table-cell office:value-type="string">
            <text:p>Hybrid seed plantoperation</text:p>
          </table:table-cell>
        </table:table-row>
        <table:table-row table:style-name="ro1">
          <table:table-cell office:value-type="string">
            <text:p>8102</text:p>
          </table:table-cell>
          <table:table-cell office:value-type="string">
            <text:p>Peanut handling</text:p>
          </table:table-cell>
        </table:table-row>
        <table:table-row table:style-name="ro1">
          <table:table-cell office:value-type="string">
            <text:p>8102</text:p>
          </table:table-cell>
          <table:table-cell office:value-type="string">
            <text:p>Popcorn dealers</text:p>
          </table:table-cell>
        </table:table-row>
        <table:table-row table:style-name="ro1">
          <table:table-cell office:value-type="string">
            <text:p>8102</text:p>
          </table:table-cell>
          <table:table-cell office:value-type="string">
            <text:p>Seed merchant</text:p>
          </table:table-cell>
        </table:table-row>
        <table:table-row table:style-name="ro1">
          <table:table-cell office:value-type="string">
            <text:p>8102</text:p>
          </table:table-cell>
          <table:table-cell office:value-type="string">
            <text:p>Seed sprouting</text:p>
          </table:table-cell>
        </table:table-row>
        <table:table-row table:style-name="ro1">
          <table:table-cell office:value-type="string">
            <text:p>8102</text:p>
          </table:table-cell>
          <table:table-cell office:value-type="string">
            <text:p>Soil inspection forfarms</text:p>
          </table:table-cell>
        </table:table-row>
        <table:table-row table:style-name="ro1">
          <table:table-cell office:value-type="string">
            <text:p>8103</text:p>
          </table:table-cell>
          <table:table-cell office:value-type="string">
            <text:p>Clippings dealer</text:p>
          </table:table-cell>
        </table:table-row>
        <table:table-row table:style-name="ro1">
          <table:table-cell office:value-type="string">
            <text:p>8103</text:p>
          </table:table-cell>
          <table:table-cell office:value-type="string">
            <text:p>Cotton merchant</text:p>
          </table:table-cell>
        </table:table-row>
        <table:table-row table:style-name="ro1">
          <table:table-cell office:value-type="string">
            <text:p>8103</text:p>
          </table:table-cell>
          <table:table-cell office:value-type="string">
            <text:p>Cotton storage</text:p>
          </table:table-cell>
        </table:table-row>
        <table:table-row table:style-name="ro1">
          <table:table-cell office:value-type="string">
            <text:p>8103</text:p>
          </table:table-cell>
          <table:table-cell office:value-type="string">
            <text:p>Feathers-washing,steaming, cleaning and renovating</text:p>
          </table:table-cell>
        </table:table-row>
        <table:table-row table:style-name="ro1">
          <table:table-cell office:value-type="string">
            <text:p>8103</text:p>
          </table:table-cell>
          <table:table-cell office:value-type="string">
            <text:p>Wiping cloth dealerand laundry operations</text:p>
          </table:table-cell>
        </table:table-row>
        <table:table-row table:style-name="ro1">
          <table:table-cell office:value-type="string">
            <text:p>8103</text:p>
          </table:table-cell>
          <table:table-cell office:value-type="string">
            <text:p>Wool merchant</text:p>
          </table:table-cell>
        </table:table-row>
        <table:table-row table:style-name="ro1">
          <table:table-cell office:value-type="string">
            <text:p>8105</text:p>
          </table:table-cell>
          <table:table-cell office:value-type="string">
            <text:p>Store: hide orleather dealer</text:p>
          </table:table-cell>
        </table:table-row>
        <table:table-row table:style-name="ro1">
          <table:table-cell office:value-type="string">
            <text:p>8105</text:p>
          </table:table-cell>
          <table:table-cell office:value-type="string">
            <text:p>Store: leather orhide dealer</text:p>
          </table:table-cell>
        </table:table-row>
        <table:table-row table:style-name="ro1">
          <table:table-cell office:value-type="string">
            <text:p>8106</text:p>
          </table:table-cell>
          <table:table-cell office:value-type="string">
            <text:p>Concrete: reinforcingrod or bar dealer and drivers</text:p>
          </table:table-cell>
        </table:table-row>
        <table:table-row table:style-name="ro1">
          <table:table-cell office:value-type="string">
            <text:p>8106</text:p>
          </table:table-cell>
          <table:table-cell office:value-type="string">
            <text:p>Iron or steel merchant</text:p>
          </table:table-cell>
        </table:table-row>
        <table:table-row table:style-name="ro1">
          <table:table-cell office:value-type="string">
            <text:p>8106</text:p>
          </table:table-cell>
          <table:table-cell office:value-type="string">
            <text:p>Metal service centers (not junk or scrap dealers)-</text:p>
          </table:table-cell>
        </table:table-row>
        <table:table-row table:style-name="ro1">
          <table:table-cell office:value-type="string">
            <text:p>8106</text:p>
          </table:table-cell>
          <table:table-cell office:value-type="string">
            <text:p>Oil well drilling rigs-warehousing and sale-</text:p>
          </table:table-cell>
        </table:table-row>
        <table:table-row table:style-name="ro1">
          <table:table-cell office:value-type="string">
            <text:p>8106</text:p>
          </table:table-cell>
          <table:table-cell office:value-type="string">
            <text:p>Steel or iron merchant</text:p>
          </table:table-cell>
        </table:table-row>
        <table:table-row table:style-name="ro1">
          <table:table-cell office:value-type="string">
            <text:p>8107</text:p>
          </table:table-cell>
          <table:table-cell office:value-type="string">
            <text:p>Contractors' equipment rental-without operator-</text:p>
          </table:table-cell>
        </table:table-row>
        <table:table-row table:style-name="ro1">
          <table:table-cell office:value-type="string">
            <text:p>8107</text:p>
          </table:table-cell>
          <table:table-cell office:value-type="string">
            <text:p>Contractors' machinery dealer</text:p>
          </table:table-cell>
        </table:table-row>
        <table:table-row table:style-name="ro1">
          <table:table-cell office:value-type="string">
            <text:p>8107</text:p>
          </table:table-cell>
          <table:table-cell office:value-type="string">
            <text:p>Crane dealer-</text:p>
          </table:table-cell>
        </table:table-row>
        <table:table-row table:style-name="ro1">
          <table:table-cell office:value-type="string">
            <text:p>8107</text:p>
          </table:table-cell>
          <table:table-cell office:value-type="string">
            <text:p>Crane rental without operator-</text:p>
          </table:table-cell>
        </table:table-row>
        <table:table-row table:style-name="ro1">
          <table:table-cell office:value-type="string">
            <text:p>8107</text:p>
          </table:table-cell>
          <table:table-cell office:value-type="string">
            <text:p>Logging equipment dealer-</text:p>
          </table:table-cell>
        </table:table-row>
        <table:table-row table:style-name="ro1">
          <table:table-cell office:value-type="string">
            <text:p>8107</text:p>
          </table:table-cell>
          <table:table-cell office:value-type="string">
            <text:p>Machinery dealer NOC-store or yard-</text:p>
          </table:table-cell>
        </table:table-row>
        <table:table-row table:style-name="ro1">
          <table:table-cell office:value-type="string">
            <text:p>8107</text:p>
          </table:table-cell>
          <table:table-cell office:value-type="string">
            <text:p>Mud dealers-oil welldrivers</text:p>
          </table:table-cell>
        </table:table-row>
        <table:table-row table:style-name="ro1">
          <table:table-cell office:value-type="string">
            <text:p>8107</text:p>
          </table:table-cell>
          <table:table-cell office:value-type="string">
            <text:p>Oil or gas well-supplies or equipment dealer-new-store or yard only-</text:p>
          </table:table-cell>
        </table:table-row>
        <table:table-row table:style-name="ro1">
          <table:table-cell office:value-type="string">
            <text:p>8107</text:p>
          </table:table-cell>
          <table:table-cell office:value-type="string">
            <text:p>Rental-heavy equipment-</text:p>
          </table:table-cell>
        </table:table-row>
        <table:table-row table:style-name="ro1">
          <table:table-cell office:value-type="string">
            <text:p>8111</text:p>
          </table:table-cell>
          <table:table-cell office:value-type="string">
            <text:p>Gas, steam and hot water apparatus-supplies, dealers-</text:p>
          </table:table-cell>
        </table:table-row>
        <table:table-row table:style-name="ro1">
          <table:table-cell office:value-type="string">
            <text:p>8111</text:p>
          </table:table-cell>
          <table:table-cell office:value-type="string">
            <text:p>Plumbers' supplies dealer</text:p>
          </table:table-cell>
        </table:table-row>
        <table:table-row table:style-name="ro1">
          <table:table-cell office:value-type="string">
            <text:p>8116</text:p>
          </table:table-cell>
          <table:table-cell office:value-type="string">
            <text:p>Farm machinery dealer-all operations</text:p>
          </table:table-cell>
        </table:table-row>
        <table:table-row table:style-name="ro1">
          <table:table-cell office:value-type="string">
            <text:p>8116</text:p>
          </table:table-cell>
          <table:table-cell office:value-type="string">
            <text:p>Farm machinery-leasing or renting without operators-</text:p>
          </table:table-cell>
        </table:table-row>
        <table:table-row table:style-name="ro1">
          <table:table-cell office:value-type="string">
            <text:p>8203</text:p>
          </table:table-cell>
          <table:table-cell office:value-type="string">
            <text:p>Ice dealer</text:p>
          </table:table-cell>
        </table:table-row>
        <table:table-row table:style-name="ro1">
          <table:table-cell office:value-type="string">
            <text:p>8203</text:p>
          </table:table-cell>
          <table:table-cell office:value-type="string">
            <text:p>Ice harvesting &amp;storing, drivers</text:p>
          </table:table-cell>
        </table:table-row>
        <table:table-row table:style-name="ro1">
          <table:table-cell office:value-type="string">
            <text:p>8203</text:p>
          </table:table-cell>
          <table:table-cell office:value-type="string">
            <text:p>Ice -cube or crushed-</text:p>
          </table:table-cell>
        </table:table-row>
        <table:table-row table:style-name="ro1">
          <table:table-cell office:value-type="string">
            <text:p>8204</text:p>
          </table:table-cell>
          <table:table-cell office:value-type="string">
            <text:p>Building materialyards-used-all employees, local managers, drivers</text:p>
          </table:table-cell>
        </table:table-row>
        <table:table-row table:style-name="ro1">
          <table:table-cell office:value-type="string">
            <text:p>8204</text:p>
          </table:table-cell>
          <table:table-cell office:value-type="string">
            <text:p>Oil or gaswell-supplies or equipment dealer-used-&amp; local managers, drivers</text:p>
          </table:table-cell>
        </table:table-row>
        <table:table-row table:style-name="ro1">
          <table:table-cell office:value-type="string">
            <text:p>8209</text:p>
          </table:table-cell>
          <table:table-cell office:value-type="string">
            <text:p>Vegetable packing</text:p>
          </table:table-cell>
        </table:table-row>
        <table:table-row table:style-name="ro1">
          <table:table-cell office:value-type="string">
            <text:p>8215</text:p>
          </table:table-cell>
          <table:table-cell office:value-type="string">
            <text:p>Feed, hay or graindealer &amp; local managers, drivers</text:p>
          </table:table-cell>
        </table:table-row>
        <table:table-row table:style-name="ro1">
          <table:table-cell office:value-type="string">
            <text:p>8215</text:p>
          </table:table-cell>
          <table:table-cell office:value-type="string">
            <text:p>Grain, feed or haydealer &amp; local managers, drivers</text:p>
          </table:table-cell>
        </table:table-row>
        <table:table-row table:style-name="ro1">
          <table:table-cell office:value-type="string">
            <text:p>8215</text:p>
          </table:table-cell>
          <table:table-cell office:value-type="string">
            <text:p>Hay, grain or feeddealer &amp; local managers, drivers</text:p>
          </table:table-cell>
        </table:table-row>
        <table:table-row table:style-name="ro1">
          <table:table-cell office:value-type="string">
            <text:p>8227</text:p>
          </table:table-cell>
          <table:table-cell office:value-type="string">
            <text:p>Construction orerection permanent yard</text:p>
          </table:table-cell>
        </table:table-row>
        <table:table-row table:style-name="ro1">
          <table:table-cell office:value-type="string">
            <text:p>8232</text:p>
          </table:table-cell>
          <table:table-cell office:value-type="string">
            <text:p>Building materialdealer-yard, warehouse -all other than store employees</text:p>
          </table:table-cell>
        </table:table-row>
        <table:table-row table:style-name="ro1">
          <table:table-cell office:value-type="string">
            <text:p>8232</text:p>
          </table:table-cell>
          <table:table-cell office:value-type="string">
            <text:p>Cinder dealers-</text:p>
          </table:table-cell>
        </table:table-row>
        <table:table-row table:style-name="ro1">
          <table:table-cell office:value-type="string">
            <text:p>8232</text:p>
          </table:table-cell>
          <table:table-cell office:value-type="string">
            <text:p>Concrete-dry mixing &amp; bagging-no</text:p>
          </table:table-cell>
        </table:table-row>
        <table:table-row table:style-name="ro1">
          <table:table-cell office:value-type="string">
            <text:p>8232</text:p>
          </table:table-cell>
          <table:table-cell office:value-type="string">
            <text:p>Fuel and materialdealer NOC-no secondhand building materials or lumber-&amp; localmanagers, drivers</text:p>
          </table:table-cell>
        </table:table-row>
        <table:table-row table:style-name="ro1">
          <table:table-cell office:value-type="string">
            <text:p>8232</text:p>
          </table:table-cell>
          <table:table-cell office:value-type="string">
            <text:p>Home improvementcenter--all other than store employees</text:p>
          </table:table-cell>
        </table:table-row>
        <table:table-row table:style-name="ro1">
          <table:table-cell office:value-type="string">
            <text:p>8232</text:p>
          </table:table-cell>
          <table:table-cell office:value-type="string">
            <text:p>Lumberyard-warehouse-all other than store employees</text:p>
          </table:table-cell>
        </table:table-row>
        <table:table-row table:style-name="ro1">
          <table:table-cell office:value-type="string">
            <text:p>8232</text:p>
          </table:table-cell>
          <table:table-cell office:value-type="string">
            <text:p>Shingle staining-</text:p>
          </table:table-cell>
        </table:table-row>
        <table:table-row table:style-name="ro1">
          <table:table-cell office:value-type="string">
            <text:p>8232</text:p>
          </table:table-cell>
          <table:table-cell office:value-type="string">
            <text:p>Wood dealers-kindling and firewood</text:p>
          </table:table-cell>
        </table:table-row>
        <table:table-row table:style-name="ro1">
          <table:table-cell office:value-type="string">
            <text:p>8233</text:p>
          </table:table-cell>
          <table:table-cell office:value-type="string">
            <text:p>Coal merchant &amp; localmanagers, drivers</text:p>
          </table:table-cell>
        </table:table-row>
        <table:table-row table:style-name="ro1">
          <table:table-cell office:value-type="string">
            <text:p>8235</text:p>
          </table:table-cell>
          <table:table-cell office:value-type="string">
            <text:p>Cabinet dealer-kitchen-</text:p>
          </table:table-cell>
        </table:table-row>
        <table:table-row table:style-name="ro1">
          <table:table-cell office:value-type="string">
            <text:p>8235</text:p>
          </table:table-cell>
          <table:table-cell office:value-type="string">
            <text:p>Flooring dealer-hardwood-</text:p>
          </table:table-cell>
        </table:table-row>
        <table:table-row table:style-name="ro1">
          <table:table-cell office:value-type="string">
            <text:p>8235</text:p>
          </table:table-cell>
          <table:table-cell office:value-type="string">
            <text:p>Paneling dealer-</text:p>
          </table:table-cell>
        </table:table-row>
        <table:table-row table:style-name="ro1">
          <table:table-cell office:value-type="string">
            <text:p>8235</text:p>
          </table:table-cell>
          <table:table-cell office:value-type="string">
            <text:p>Plywood dealers-</text:p>
          </table:table-cell>
        </table:table-row>
        <table:table-row table:style-name="ro1">
          <table:table-cell office:value-type="string">
            <text:p>8235</text:p>
          </table:table-cell>
          <table:table-cell office:value-type="string">
            <text:p>Sash, door or assembled millwork dealer</text:p>
          </table:table-cell>
        </table:table-row>
        <table:table-row table:style-name="ro1">
          <table:table-cell office:value-type="string">
            <text:p>8263</text:p>
          </table:table-cell>
          <table:table-cell office:value-type="string">
            <text:p>Junk dealer</text:p>
          </table:table-cell>
        </table:table-row>
        <table:table-row table:style-name="ro1">
          <table:table-cell office:value-type="string">
            <text:p>8264</text:p>
          </table:table-cell>
          <table:table-cell office:value-type="string">
            <text:p>Bottle dealer-used-</text:p>
          </table:table-cell>
        </table:table-row>
        <table:table-row table:style-name="ro1">
          <table:table-cell office:value-type="string">
            <text:p>8264</text:p>
          </table:table-cell>
          <table:table-cell office:value-type="string">
            <text:p>Bottle recycling-beverage-</text:p>
          </table:table-cell>
        </table:table-row>
        <table:table-row table:style-name="ro1">
          <table:table-cell office:value-type="string">
            <text:p>8264</text:p>
          </table:table-cell>
          <table:table-cell office:value-type="string">
            <text:p>Can recycling-beverage-</text:p>
          </table:table-cell>
        </table:table-row>
        <table:table-row table:style-name="ro1">
          <table:table-cell office:value-type="string">
            <text:p>8264</text:p>
          </table:table-cell>
          <table:table-cell office:value-type="string">
            <text:p>Container recycling-beverage-bottle or can</text:p>
          </table:table-cell>
        </table:table-row>
        <table:table-row table:style-name="ro1">
          <table:table-cell office:value-type="string">
            <text:p>8264</text:p>
          </table:table-cell>
          <table:table-cell office:value-type="string">
            <text:p>Paper stock or rag dealer-used-</text:p>
          </table:table-cell>
        </table:table-row>
        <table:table-row table:style-name="ro1">
          <table:table-cell office:value-type="string">
            <text:p>8264</text:p>
          </table:table-cell>
          <table:table-cell office:value-type="string">
            <text:p>Rag or paper stock dealer-used-</text:p>
          </table:table-cell>
        </table:table-row>
        <table:table-row table:style-name="ro1">
          <table:table-cell office:value-type="string">
            <text:p>8264</text:p>
          </table:table-cell>
          <table:table-cell office:value-type="string">
            <text:p>Recycling dealer-cans or bottles-</text:p>
          </table:table-cell>
        </table:table-row>
        <table:table-row table:style-name="ro1">
          <table:table-cell office:value-type="string">
            <text:p>8264</text:p>
          </table:table-cell>
          <table:table-cell office:value-type="string">
            <text:p>Rubber stock dealer-used-</text:p>
          </table:table-cell>
        </table:table-row>
        <table:table-row table:style-name="ro1">
          <table:table-cell office:value-type="string">
            <text:p>8265</text:p>
          </table:table-cell>
          <table:table-cell office:value-type="string">
            <text:p>Iron or steel scrap dealer</text:p>
          </table:table-cell>
        </table:table-row>
        <table:table-row table:style-name="ro1">
          <table:table-cell office:value-type="string">
            <text:p>8265</text:p>
          </table:table-cell>
          <table:table-cell office:value-type="string">
            <text:p>Metal shredding plant-</text:p>
          </table:table-cell>
        </table:table-row>
        <table:table-row table:style-name="ro1">
          <table:table-cell office:value-type="string">
            <text:p>8265</text:p>
          </table:table-cell>
          <table:table-cell office:value-type="string">
            <text:p>Steel or iron scrap dealer</text:p>
          </table:table-cell>
        </table:table-row>
        <table:table-row table:style-name="ro1">
          <table:table-cell office:value-type="string">
            <text:p>8279</text:p>
          </table:table-cell>
          <table:table-cell office:value-type="string">
            <text:p>Breeding farm or stable</text:p>
          </table:table-cell>
        </table:table-row>
        <table:table-row table:style-name="ro1">
          <table:table-cell office:value-type="string">
            <text:p>8279</text:p>
          </table:table-cell>
          <table:table-cell office:value-type="string">
            <text:p>Club hunting-no shooting</text:p>
          </table:table-cell>
        </table:table-row>
        <table:table-row table:style-name="ro1">
          <table:table-cell office:value-type="string">
            <text:p>8279</text:p>
          </table:table-cell>
          <table:table-cell office:value-type="string">
            <text:p>Clubs-riding</text:p>
          </table:table-cell>
        </table:table-row>
        <table:table-row table:style-name="ro1">
          <table:table-cell office:value-type="string">
            <text:p>8279</text:p>
          </table:table-cell>
          <table:table-cell office:value-type="string">
            <text:p>Dog show-kennel employees</text:p>
          </table:table-cell>
        </table:table-row>
        <table:table-row table:style-name="ro1">
          <table:table-cell office:value-type="string">
            <text:p>8279</text:p>
          </table:table-cell>
          <table:table-cell office:value-type="string">
            <text:p>Horse show-stable employees-</text:p>
          </table:table-cell>
        </table:table-row>
        <table:table-row table:style-name="ro1">
          <table:table-cell office:value-type="string">
            <text:p>8279</text:p>
          </table:table-cell>
          <table:table-cell office:value-type="string">
            <text:p>Jockeys-horse</text:p>
          </table:table-cell>
        </table:table-row>
        <table:table-row table:style-name="ro1">
          <table:table-cell office:value-type="string">
            <text:p>8279</text:p>
          </table:table-cell>
          <table:table-cell office:value-type="string">
            <text:p>Livery or boarding stable-not sales stable-</text:p>
          </table:table-cell>
        </table:table-row>
        <table:table-row table:style-name="ro1">
          <table:table-cell office:value-type="string">
            <text:p>8279</text:p>
          </table:table-cell>
          <table:table-cell office:value-type="string">
            <text:p>Racetrack operation-horse or dog: stable hands or kennel employees-</text:p>
          </table:table-cell>
        </table:table-row>
        <table:table-row table:style-name="ro1">
          <table:table-cell office:value-type="string">
            <text:p>8279</text:p>
          </table:table-cell>
          <table:table-cell office:value-type="string">
            <text:p>Riding academy or club</text:p>
          </table:table-cell>
        </table:table-row>
        <table:table-row table:style-name="ro1">
          <table:table-cell office:value-type="string">
            <text:p>8279</text:p>
          </table:table-cell>
          <table:table-cell office:value-type="string">
            <text:p>Stable or breeding farm</text:p>
          </table:table-cell>
        </table:table-row>
        <table:table-row table:style-name="ro1">
          <table:table-cell office:value-type="string">
            <text:p>8288</text:p>
          </table:table-cell>
          <table:table-cell office:value-type="string">
            <text:p>Cattle dealer &amp;salespersons, drivers</text:p>
          </table:table-cell>
        </table:table-row>
        <table:table-row table:style-name="ro1">
          <table:table-cell office:value-type="string">
            <text:p>8288</text:p>
          </table:table-cell>
          <table:table-cell office:value-type="string">
            <text:p>Feed lots-cattle-notoperating farms or ranches, or butchering or packing houseoperations-&amp; salespersons, drivers</text:p>
          </table:table-cell>
        </table:table-row>
        <table:table-row table:style-name="ro1">
          <table:table-cell office:value-type="string">
            <text:p>8288</text:p>
          </table:table-cell>
          <table:table-cell office:value-type="string">
            <text:p>Feedlot operation-commercial-</text:p>
          </table:table-cell>
        </table:table-row>
        <table:table-row table:style-name="ro1">
          <table:table-cell office:value-type="string">
            <text:p>8288</text:p>
          </table:table-cell>
          <table:table-cell office:value-type="string">
            <text:p>Livestock dealer orcommission merchant &amp; salespersons, drivers</text:p>
          </table:table-cell>
        </table:table-row>
        <table:table-row table:style-name="ro1">
          <table:table-cell office:value-type="string">
            <text:p>8288</text:p>
          </table:table-cell>
          <table:table-cell office:value-type="string">
            <text:p>Livestock sales co. &amp;salespersons, drivers</text:p>
          </table:table-cell>
        </table:table-row>
        <table:table-row table:style-name="ro1">
          <table:table-cell office:value-type="string">
            <text:p>8288</text:p>
          </table:table-cell>
          <table:table-cell office:value-type="string">
            <text:p>Sales stable &amp;salespersons, drivers</text:p>
          </table:table-cell>
        </table:table-row>
        <table:table-row table:style-name="ro1">
          <table:table-cell office:value-type="string">
            <text:p>8288</text:p>
          </table:table-cell>
          <table:table-cell office:value-type="string">
            <text:p>Stockyard &amp;salespersons, drivers</text:p>
          </table:table-cell>
        </table:table-row>
        <table:table-row table:style-name="ro1">
          <table:table-cell office:value-type="string">
            <text:p>8291</text:p>
          </table:table-cell>
          <table:table-cell office:value-type="string">
            <text:p>Storagewarehouse-cold</text:p>
          </table:table-cell>
        </table:table-row>
        <table:table-row table:style-name="ro1">
          <table:table-cell office:value-type="string">
            <text:p>8291</text:p>
          </table:table-cell>
          <table:table-cell office:value-type="string">
            <text:p>Warehousing-coldstorage</text:p>
          </table:table-cell>
        </table:table-row>
        <table:table-row table:style-name="ro1">
          <table:table-cell office:value-type="string">
            <text:p>8292</text:p>
          </table:table-cell>
          <table:table-cell office:value-type="string">
            <text:p>Cement (dry) storagewarehouse</text:p>
          </table:table-cell>
        </table:table-row>
        <table:table-row table:style-name="ro1">
          <table:table-cell office:value-type="string">
            <text:p>8292</text:p>
          </table:table-cell>
          <table:table-cell office:value-type="string">
            <text:p>Coffee storagewarehouse</text:p>
          </table:table-cell>
        </table:table-row>
        <table:table-row table:style-name="ro1">
          <table:table-cell office:value-type="string">
            <text:p>8292</text:p>
          </table:table-cell>
          <table:table-cell office:value-type="string">
            <text:p>Food products(nonperishable) storage warehouse</text:p>
          </table:table-cell>
        </table:table-row>
        <table:table-row table:style-name="ro1">
          <table:table-cell office:value-type="string">
            <text:p>8292</text:p>
          </table:table-cell>
          <table:table-cell office:value-type="string">
            <text:p>Peanut storagewarehouse</text:p>
          </table:table-cell>
        </table:table-row>
        <table:table-row table:style-name="ro1">
          <table:table-cell office:value-type="string">
            <text:p>8292</text:p>
          </table:table-cell>
          <table:table-cell office:value-type="string">
            <text:p>Potato storagewarehouse</text:p>
          </table:table-cell>
        </table:table-row>
        <table:table-row table:style-name="ro1">
          <table:table-cell office:value-type="string">
            <text:p>8292</text:p>
          </table:table-cell>
          <table:table-cell office:value-type="string">
            <text:p>Rice storagewarehouse</text:p>
          </table:table-cell>
        </table:table-row>
        <table:table-row table:style-name="ro1">
          <table:table-cell office:value-type="string">
            <text:p>8292</text:p>
          </table:table-cell>
          <table:table-cell office:value-type="string">
            <text:p>Storage warehouse NOC</text:p>
          </table:table-cell>
        </table:table-row>
        <table:table-row table:style-name="ro1">
          <table:table-cell office:value-type="string">
            <text:p>8292</text:p>
          </table:table-cell>
          <table:table-cell office:value-type="string">
            <text:p>Warehousing NOC</text:p>
          </table:table-cell>
        </table:table-row>
        <table:table-row table:style-name="ro1">
          <table:table-cell office:value-type="string">
            <text:p>8293</text:p>
          </table:table-cell>
          <table:table-cell office:value-type="string">
            <text:p>Furniture moving &amp;storage, drivers</text:p>
          </table:table-cell>
        </table:table-row>
        <table:table-row table:style-name="ro1">
          <table:table-cell office:value-type="string">
            <text:p>8293</text:p>
          </table:table-cell>
          <table:table-cell office:value-type="string">
            <text:p>Furniture packers-not moving or storage company-</text:p>
          </table:table-cell>
        </table:table-row>
        <table:table-row table:style-name="ro1">
          <table:table-cell office:value-type="string">
            <text:p>8293</text:p>
          </table:table-cell>
          <table:table-cell office:value-type="string">
            <text:p>Storage warehouse-furniture</text:p>
          </table:table-cell>
        </table:table-row>
        <table:table-row table:style-name="ro1">
          <table:table-cell office:value-type="string">
            <text:p>8293</text:p>
          </table:table-cell>
          <table:table-cell office:value-type="string">
            <text:p>Warehousing-furniture-</text:p>
          </table:table-cell>
        </table:table-row>
        <table:table-row table:style-name="ro1">
          <table:table-cell office:value-type="string">
            <text:p>8304</text:p>
          </table:table-cell>
          <table:table-cell office:value-type="string">
            <text:p>Grain elevatoroperation &amp; local managers, drivers</text:p>
          </table:table-cell>
        </table:table-row>
        <table:table-row table:style-name="ro1">
          <table:table-cell office:value-type="string">
            <text:p>8350</text:p>
          </table:table-cell>
          <table:table-cell office:value-type="string">
            <text:p>Alcoholdealers-bulk-including drivers</text:p>
          </table:table-cell>
        </table:table-row>
        <table:table-row table:style-name="ro1">
          <table:table-cell office:value-type="string">
            <text:p>8350</text:p>
          </table:table-cell>
          <table:table-cell office:value-type="string">
            <text:p>Anhydrous ammonia-sale and distribution</text:p>
          </table:table-cell>
        </table:table-row>
        <table:table-row table:style-name="ro1">
          <table:table-cell office:value-type="string">
            <text:p>8350</text:p>
          </table:table-cell>
          <table:table-cell office:value-type="string">
            <text:p>Bottle gas dealer-</text:p>
          </table:table-cell>
        </table:table-row>
        <table:table-row table:style-name="ro1">
          <table:table-cell office:value-type="string">
            <text:p>8350</text:p>
          </table:table-cell>
          <table:table-cell office:value-type="string">
            <text:p>Gas dealer-l.p.g.</text:p>
          </table:table-cell>
        </table:table-row>
        <table:table-row table:style-name="ro1">
          <table:table-cell office:value-type="string">
            <text:p>8350</text:p>
          </table:table-cell>
          <table:table-cell office:value-type="string">
            <text:p>Gasoline or oil dealer</text:p>
          </table:table-cell>
        </table:table-row>
        <table:table-row table:style-name="ro1">
          <table:table-cell office:value-type="string">
            <text:p>8350</text:p>
          </table:table-cell>
          <table:table-cell office:value-type="string">
            <text:p>Oil or gasoline dealer</text:p>
          </table:table-cell>
        </table:table-row>
        <table:table-row table:style-name="ro1">
          <table:table-cell office:value-type="string">
            <text:p>8350</text:p>
          </table:table-cell>
          <table:table-cell office:value-type="string">
            <text:p>Oiling of roads by oil distributors-</text:p>
          </table:table-cell>
        </table:table-row>
        <table:table-row table:style-name="ro1">
          <table:table-cell office:value-type="string">
            <text:p>8350</text:p>
          </table:table-cell>
          <table:table-cell office:value-type="string">
            <text:p>Roads-oiling: delivery and spreading of oil on roads by oil distributors-</text:p>
          </table:table-cell>
        </table:table-row>
        <table:table-row table:style-name="ro1">
          <table:table-cell office:value-type="string">
            <text:p>8350</text:p>
          </table:table-cell>
          <table:table-cell office:value-type="string">
            <text:p>Solvents dealers-bulk-</text:p>
          </table:table-cell>
        </table:table-row>
        <table:table-row table:style-name="ro1">
          <table:table-cell office:value-type="string">
            <text:p>8353</text:p>
          </table:table-cell>
          <table:table-cell office:value-type="string">
            <text:p>Gas dealer-l.p.g. &amp;salespersons, drivers (AL, AZ, FL, GA, LA, MS, MO, OK)</text:p>
          </table:table-cell>
        </table:table-row>
        <table:table-row table:style-name="ro1">
          <table:table-cell office:value-type="string">
            <text:p>8370</text:p>
          </table:table-cell>
          <table:table-cell office:value-type="string">
            <text:p>Trucking: mechanicsand garage employees (MO, NM, SD)</text:p>
          </table:table-cell>
        </table:table-row>
        <table:table-row table:style-name="ro1">
          <table:table-cell office:value-type="string">
            <text:p>8380</text:p>
          </table:table-cell>
          <table:table-cell office:value-type="string">
            <text:p>Air conditioning-automobile-installation, service or repair</text:p>
          </table:table-cell>
        </table:table-row>
        <table:table-row table:style-name="ro1">
          <table:table-cell office:value-type="string">
            <text:p>8380</text:p>
          </table:table-cell>
          <table:table-cell office:value-type="string">
            <text:p>Automobile brake repair-</text:p>
          </table:table-cell>
        </table:table-row>
        <table:table-row table:style-name="ro1">
          <table:table-cell office:value-type="string">
            <text:p>8380</text:p>
          </table:table-cell>
          <table:table-cell office:value-type="string">
            <text:p>Automobile car wash</text:p>
          </table:table-cell>
        </table:table-row>
        <table:table-row table:style-name="ro1">
          <table:table-cell office:value-type="string">
            <text:p>8380</text:p>
          </table:table-cell>
          <table:table-cell office:value-type="string">
            <text:p>Automobile glass installation-</text:p>
          </table:table-cell>
        </table:table-row>
        <table:table-row table:style-name="ro1">
          <table:table-cell office:value-type="string">
            <text:p>8380</text:p>
          </table:table-cell>
          <table:table-cell office:value-type="string">
            <text:p>Automobile inspection stations-</text:p>
          </table:table-cell>
        </table:table-row>
        <table:table-row table:style-name="ro1">
          <table:table-cell office:value-type="string">
            <text:p>8380</text:p>
          </table:table-cell>
          <table:table-cell office:value-type="string">
            <text:p>Automobile leasingcompany-long-term-all other employees and drivers</text:p>
          </table:table-cell>
        </table:table-row>
        <table:table-row table:style-name="ro1">
          <table:table-cell office:value-type="string">
            <text:p>8380</text:p>
          </table:table-cell>
          <table:table-cell office:value-type="string">
            <text:p>Automobile muffler repair-</text:p>
          </table:table-cell>
        </table:table-row>
        <table:table-row table:style-name="ro1">
          <table:table-cell office:value-type="string">
            <text:p>8380</text:p>
          </table:table-cell>
          <table:table-cell office:value-type="string">
            <text:p>Automobile radiator repair-no -</text:p>
          </table:table-cell>
        </table:table-row>
        <table:table-row table:style-name="ro1">
          <table:table-cell office:value-type="string">
            <text:p>8380</text:p>
          </table:table-cell>
          <table:table-cell office:value-type="string">
            <text:p>Automobile sales agency</text:p>
          </table:table-cell>
        </table:table-row>
        <table:table-row table:style-name="ro1">
          <table:table-cell office:value-type="string">
            <text:p>8380</text:p>
          </table:table-cell>
          <table:table-cell office:value-type="string">
            <text:p>Automobile sales orservice agency &amp; parts department employees, drivers</text:p>
          </table:table-cell>
        </table:table-row>
        <table:table-row table:style-name="ro1">
          <table:table-cell office:value-type="string">
            <text:p>8380</text:p>
          </table:table-cell>
          <table:table-cell office:value-type="string">
            <text:p>Automobile service or repair center</text:p>
          </table:table-cell>
        </table:table-row>
        <table:table-row table:style-name="ro1">
          <table:table-cell office:value-type="string">
            <text:p>8380</text:p>
          </table:table-cell>
          <table:table-cell office:value-type="string">
            <text:p>Automobile window tinting-</text:p>
          </table:table-cell>
        </table:table-row>
        <table:table-row table:style-name="ro1">
          <table:table-cell office:value-type="string">
            <text:p>8380</text:p>
          </table:table-cell>
          <table:table-cell office:value-type="string">
            <text:p>Brake service or repair-</text:p>
          </table:table-cell>
        </table:table-row>
        <table:table-row table:style-name="ro1">
          <table:table-cell office:value-type="string">
            <text:p>8380</text:p>
          </table:table-cell>
          <table:table-cell office:value-type="string">
            <text:p>Engine repair-marine-away from water-</text:p>
          </table:table-cell>
        </table:table-row>
        <table:table-row table:style-name="ro1">
          <table:table-cell office:value-type="string">
            <text:p>8380</text:p>
          </table:table-cell>
          <table:table-cell office:value-type="string">
            <text:p>Gasolinestation-retail- NOC</text:p>
          </table:table-cell>
        </table:table-row>
        <table:table-row table:style-name="ro1">
          <table:table-cell office:value-type="string">
            <text:p>8380</text:p>
          </table:table-cell>
          <table:table-cell office:value-type="string">
            <text:p>Mobile homedelivery-by specialist contractor-including placement, hook-upof plumbing, electrical and incidental installation activities-</text:p>
          </table:table-cell>
        </table:table-row>
        <table:table-row table:style-name="ro1">
          <table:table-cell office:value-type="string">
            <text:p>8380</text:p>
          </table:table-cell>
          <table:table-cell office:value-type="string">
            <text:p>Mobile home repair-on-site; assign to appropriate classification for dwelling repair-</text:p>
          </table:table-cell>
        </table:table-row>
        <table:table-row table:style-name="ro1">
          <table:table-cell office:value-type="string">
            <text:p>8380</text:p>
          </table:table-cell>
          <table:table-cell office:value-type="string">
            <text:p>Mobile home repair-shop-by dealer or specialist contractor-</text:p>
          </table:table-cell>
        </table:table-row>
        <table:table-row table:style-name="ro1">
          <table:table-cell office:value-type="string">
            <text:p>8380</text:p>
          </table:table-cell>
          <table:table-cell office:value-type="string">
            <text:p>Mobile home sales-all employees other than salespersons-</text:p>
          </table:table-cell>
        </table:table-row>
        <table:table-row table:style-name="ro1">
          <table:table-cell office:value-type="string">
            <text:p>8380</text:p>
          </table:table-cell>
          <table:table-cell office:value-type="string">
            <text:p>Mobile home windstorm tie-down installation-by dealer-</text:p>
          </table:table-cell>
        </table:table-row>
        <table:table-row table:style-name="ro1">
          <table:table-cell office:value-type="string">
            <text:p>8380</text:p>
          </table:table-cell>
          <table:table-cell office:value-type="string">
            <text:p>Muffler installation or repair-</text:p>
          </table:table-cell>
        </table:table-row>
        <table:table-row table:style-name="ro1">
          <table:table-cell office:value-type="string">
            <text:p>8380</text:p>
          </table:table-cell>
          <table:table-cell office:value-type="string">
            <text:p>Race car team-. Separately rate race car drivers as Code 9180</text:p>
          </table:table-cell>
        </table:table-row>
        <table:table-row table:style-name="ro1">
          <table:table-cell office:value-type="string">
            <text:p>8380</text:p>
          </table:table-cell>
          <table:table-cell office:value-type="string">
            <text:p>Rubber tire dealer-retail-</text:p>
          </table:table-cell>
        </table:table-row>
        <table:table-row table:style-name="ro1">
          <table:table-cell office:value-type="string">
            <text:p>8380</text:p>
          </table:table-cell>
          <table:table-cell office:value-type="string">
            <text:p>Rubber tire recapping or retreading-</text:p>
          </table:table-cell>
        </table:table-row>
        <table:table-row table:style-name="ro1">
          <table:table-cell office:value-type="string">
            <text:p>8380</text:p>
          </table:table-cell>
          <table:table-cell office:value-type="string">
            <text:p>Storage battery service station</text:p>
          </table:table-cell>
        </table:table-row>
        <table:table-row table:style-name="ro1">
          <table:table-cell office:value-type="string">
            <text:p>8380</text:p>
          </table:table-cell>
          <table:table-cell office:value-type="string">
            <text:p>Taximeters-installation or repair-</text:p>
          </table:table-cell>
        </table:table-row>
        <table:table-row table:style-name="ro1">
          <table:table-cell office:value-type="string">
            <text:p>8380</text:p>
          </table:table-cell>
          <table:table-cell office:value-type="string">
            <text:p>Truck leasingcompany-long-term--all employees other thansalespersons</text:p>
          </table:table-cell>
        </table:table-row>
        <table:table-row table:style-name="ro1">
          <table:table-cell office:value-type="string">
            <text:p>8381</text:p>
          </table:table-cell>
          <table:table-cell office:value-type="string">
            <text:p>Gasolinestation-self-service only-retail</text:p>
          </table:table-cell>
        </table:table-row>
        <table:table-row table:style-name="ro1">
          <table:table-cell office:value-type="string">
            <text:p>8385</text:p>
          </table:table-cell>
          <table:table-cell office:value-type="string">
            <text:p>Ambulance servicecompanies-garage employees</text:p>
          </table:table-cell>
        </table:table-row>
        <table:table-row table:style-name="ro1">
          <table:table-cell office:value-type="string">
            <text:p>8385</text:p>
          </table:table-cell>
          <table:table-cell office:value-type="string">
            <text:p>Automobile rentalcompany: garage employees</text:p>
          </table:table-cell>
        </table:table-row>
        <table:table-row table:style-name="ro1">
          <table:table-cell office:value-type="string">
            <text:p>8385</text:p>
          </table:table-cell>
          <table:table-cell office:value-type="string">
            <text:p>Bus companies-garageemployees</text:p>
          </table:table-cell>
        </table:table-row>
        <table:table-row table:style-name="ro1">
          <table:table-cell office:value-type="string">
            <text:p>8385</text:p>
          </table:table-cell>
          <table:table-cell office:value-type="string">
            <text:p>Limousinecompany-garage employees</text:p>
          </table:table-cell>
        </table:table-row>
        <table:table-row table:style-name="ro1">
          <table:table-cell office:value-type="string">
            <text:p>8385</text:p>
          </table:table-cell>
          <table:table-cell office:value-type="string">
            <text:p>Railroadoperation-street-yard employees</text:p>
          </table:table-cell>
        </table:table-row>
        <table:table-row table:style-name="ro1">
          <table:table-cell office:value-type="string">
            <text:p>8385</text:p>
          </table:table-cell>
          <table:table-cell office:value-type="string">
            <text:p>Streetrailroads-garage employees</text:p>
          </table:table-cell>
        </table:table-row>
        <table:table-row table:style-name="ro1">
          <table:table-cell office:value-type="string">
            <text:p>8385</text:p>
          </table:table-cell>
          <table:table-cell office:value-type="string">
            <text:p>Taxicabcompany-garage employees</text:p>
          </table:table-cell>
        </table:table-row>
        <table:table-row table:style-name="ro1">
          <table:table-cell office:value-type="string">
            <text:p>8385</text:p>
          </table:table-cell>
          <table:table-cell office:value-type="string">
            <text:p>Tracklesstrolley-garage employees</text:p>
          </table:table-cell>
        </table:table-row>
        <table:table-row table:style-name="ro1">
          <table:table-cell office:value-type="string">
            <text:p>8385</text:p>
          </table:table-cell>
          <table:table-cell office:value-type="string">
            <text:p>Truck rental-garageemployees</text:p>
          </table:table-cell>
        </table:table-row>
        <table:table-row table:style-name="ro1">
          <table:table-cell office:value-type="string">
            <text:p>8387</text:p>
          </table:table-cell>
          <table:table-cell office:value-type="string">
            <text:p>Automobile servicestation <text:s/>(HI, LA, MO, NC, NJ, OK, RI, WI)</text:p>
          </table:table-cell>
        </table:table-row>
        <table:table-row table:style-name="ro1">
          <table:table-cell office:value-type="string">
            <text:p>8388</text:p>
          </table:table-cell>
          <table:table-cell office:value-type="string">
            <text:p>Rubber tiredealers-wholesale or retail, or combined wholesale andretail-including inside salespersons, estimators, servicewriters, customer service representatives and cashiers; repairing and adjusting tires away from thepremises; and accessories</text:p>
          </table:table-cell>
        </table:table-row>
        <table:table-row table:style-name="ro1">
          <table:table-cell office:value-type="string">
            <text:p>8391</text:p>
          </table:table-cell>
          <table:table-cell office:value-type="string">
            <text:p>Automobile repairshop &amp; parts department employees drivers (LA, MO, OK, RI, WI)</text:p>
          </table:table-cell>
        </table:table-row>
        <table:table-row table:style-name="ro1">
          <table:table-cell office:value-type="string">
            <text:p>8392</text:p>
          </table:table-cell>
          <table:table-cell office:value-type="string">
            <text:p>Automobile parking lot</text:p>
          </table:table-cell>
        </table:table-row>
        <table:table-row table:style-name="ro1">
          <table:table-cell office:value-type="string">
            <text:p>8392</text:p>
          </table:table-cell>
          <table:table-cell office:value-type="string">
            <text:p>Automobile storage garage or parking station</text:p>
          </table:table-cell>
        </table:table-row>
        <table:table-row table:style-name="ro1">
          <table:table-cell office:value-type="string">
            <text:p>8392</text:p>
          </table:table-cell>
          <table:table-cell office:value-type="string">
            <text:p>Concessions-parking lots</text:p>
          </table:table-cell>
        </table:table-row>
        <table:table-row table:style-name="ro1">
          <table:table-cell office:value-type="string">
            <text:p>8393</text:p>
          </table:table-cell>
          <table:table-cell office:value-type="string">
            <text:p>Automobile bodyrepair</text:p>
          </table:table-cell>
        </table:table-row>
        <table:table-row table:style-name="ro1">
          <table:table-cell office:value-type="string">
            <text:p>8393</text:p>
          </table:table-cell>
          <table:table-cell office:value-type="string">
            <text:p>Automobile sunroofinstallation</text:p>
          </table:table-cell>
        </table:table-row>
        <table:table-row table:style-name="ro1">
          <table:table-cell office:value-type="string">
            <text:p>8393</text:p>
          </table:table-cell>
          <table:table-cell office:value-type="string">
            <text:p>Van conversionoperation</text:p>
          </table:table-cell>
        </table:table-row>
        <table:table-row table:style-name="ro1">
          <table:table-cell office:value-type="string">
            <text:p>8500</text:p>
          </table:table-cell>
          <table:table-cell office:value-type="string">
            <text:p>Metal scrap dealer</text:p>
          </table:table-cell>
        </table:table-row>
        <table:table-row table:style-name="ro1">
          <table:table-cell office:value-type="string">
            <text:p>8601</text:p>
          </table:table-cell>
          <table:table-cell office:value-type="string">
            <text:p>Airconditioning-non-portable-air flow balancing &amp; testing</text:p>
          </table:table-cell>
        </table:table-row>
        <table:table-row table:style-name="ro1">
          <table:table-cell office:value-type="string">
            <text:p>8601</text:p>
          </table:table-cell>
          <table:table-cell office:value-type="string">
            <text:p>Architect orengineer-consulting</text:p>
          </table:table-cell>
        </table:table-row>
        <table:table-row table:style-name="ro1">
          <table:table-cell office:value-type="string">
            <text:p>8601</text:p>
          </table:table-cell>
          <table:table-cell office:value-type="string">
            <text:p>Energy conservationconsultants</text:p>
          </table:table-cell>
        </table:table-row>
        <table:table-row table:style-name="ro1">
          <table:table-cell office:value-type="string">
            <text:p>8601</text:p>
          </table:table-cell>
          <table:table-cell office:value-type="string">
            <text:p>Engineer orarchitect-consulting</text:p>
          </table:table-cell>
        </table:table-row>
        <table:table-row table:style-name="ro1">
          <table:table-cell office:value-type="string">
            <text:p>8601</text:p>
          </table:table-cell>
          <table:table-cell office:value-type="string">
            <text:p>Log scaling</text:p>
          </table:table-cell>
        </table:table-row>
        <table:table-row table:style-name="ro1">
          <table:table-cell office:value-type="string">
            <text:p>8601</text:p>
          </table:table-cell>
          <table:table-cell office:value-type="string">
            <text:p>Oil or gas geologistor scout</text:p>
          </table:table-cell>
        </table:table-row>
        <table:table-row table:style-name="ro1">
          <table:table-cell office:value-type="string">
            <text:p>8601</text:p>
          </table:table-cell>
          <table:table-cell office:value-type="string">
            <text:p>Surveyor</text:p>
          </table:table-cell>
        </table:table-row>
        <table:table-row table:style-name="ro1">
          <table:table-cell office:value-type="string">
            <text:p>8601</text:p>
          </table:table-cell>
          <table:table-cell office:value-type="string">
            <text:p>Timber buyers andcruisers</text:p>
          </table:table-cell>
        </table:table-row>
        <table:table-row table:style-name="ro1">
          <table:table-cell office:value-type="string">
            <text:p>8606</text:p>
          </table:table-cell>
          <table:table-cell office:value-type="string">
            <text:p>Geophysical exploration-seismic-all employees</text:p>
          </table:table-cell>
        </table:table-row>
        <table:table-row table:style-name="ro1">
          <table:table-cell office:value-type="string">
            <text:p>8709</text:p>
          </table:table-cell>
          <table:table-cell office:value-type="string">
            <text:p>Grain samplingoperation</text:p>
          </table:table-cell>
        </table:table-row>
        <table:table-row table:style-name="ro1">
          <table:table-cell office:value-type="string">
            <text:p>8709</text:p>
          </table:table-cell>
          <table:table-cell office:value-type="string">
            <text:p>Inspectors ofmerchandise on vessels or docks-coverage under Longshore Act</text:p>
          </table:table-cell>
        </table:table-row>
        <table:table-row table:style-name="ro1">
          <table:table-cell office:value-type="string">
            <text:p>8709</text:p>
          </table:table-cell>
          <table:table-cell office:value-type="string">
            <text:p>Steamship line oragency-port employees: talliers, checking clerks and repackingof damaged containers-coverage under Longshore Act</text:p>
          </table:table-cell>
        </table:table-row>
        <table:table-row table:style-name="ro1">
          <table:table-cell office:value-type="string">
            <text:p>8709</text:p>
          </table:table-cell>
          <table:table-cell office:value-type="string">
            <text:p>Stevedoring: talliersand checking clerks engaged in connection with stevedorework-coverage under U.S. Act</text:p>
          </table:table-cell>
        </table:table-row>
        <table:table-row table:style-name="ro1">
          <table:table-cell office:value-type="string">
            <text:p>8709</text:p>
          </table:table-cell>
          <table:table-cell office:value-type="string">
            <text:p>Weighers, samplers orinspectors of merchandise on vessels or docks or at railwaystations or warehouses-coverage under U.S. Act</text:p>
          </table:table-cell>
        </table:table-row>
        <table:table-row table:style-name="ro1">
          <table:table-cell office:value-type="string">
            <text:p>8719</text:p>
          </table:table-cell>
          <table:table-cell office:value-type="string">
            <text:p>Inspectors ofmerchandise on vessels or docks-coverage under State Act</text:p>
          </table:table-cell>
        </table:table-row>
        <table:table-row table:style-name="ro1">
          <table:table-cell office:value-type="string">
            <text:p>8719</text:p>
          </table:table-cell>
          <table:table-cell office:value-type="string">
            <text:p>Steamship line oragency-port employees: talliers, checking clerks and repackingof damaged containers-coverage under State Act</text:p>
          </table:table-cell>
        </table:table-row>
        <table:table-row table:style-name="ro1">
          <table:table-cell office:value-type="string">
            <text:p>8719</text:p>
          </table:table-cell>
          <table:table-cell office:value-type="string">
            <text:p>Stevedoring: talliersand checking clerks engaged in connection with stevedorework-coverage under State Act</text:p>
          </table:table-cell>
        </table:table-row>
        <table:table-row table:style-name="ro1">
          <table:table-cell office:value-type="string">
            <text:p>8719</text:p>
          </table:table-cell>
          <table:table-cell office:value-type="string">
            <text:p>Weighers, samplers orinspectors of merchandise on vessels or docks or at railwaystations or warehouses-coverage under State Act</text:p>
          </table:table-cell>
        </table:table-row>
        <table:table-row table:style-name="ro1">
          <table:table-cell office:value-type="string">
            <text:p>8720</text:p>
          </table:table-cell>
          <table:table-cell office:value-type="string">
            <text:p>Boiler inspection</text:p>
          </table:table-cell>
        </table:table-row>
        <table:table-row table:style-name="ro1">
          <table:table-cell office:value-type="string">
            <text:p>8720</text:p>
          </table:table-cell>
          <table:table-cell office:value-type="string">
            <text:p>Elevator inspecting</text:p>
          </table:table-cell>
        </table:table-row>
        <table:table-row table:style-name="ro1">
          <table:table-cell office:value-type="string">
            <text:p>8720</text:p>
          </table:table-cell>
          <table:table-cell office:value-type="string">
            <text:p>Inspection of risksfor insurance or valuation purposes NOC</text:p>
          </table:table-cell>
        </table:table-row>
        <table:table-row table:style-name="ro1">
          <table:table-cell office:value-type="string">
            <text:p>8720</text:p>
          </table:table-cell>
          <table:table-cell office:value-type="string">
            <text:p>Marine appraiser orsurveyor</text:p>
          </table:table-cell>
        </table:table-row>
        <table:table-row table:style-name="ro1">
          <table:table-cell office:value-type="string">
            <text:p>8720</text:p>
          </table:table-cell>
          <table:table-cell office:value-type="string">
            <text:p>Pipe testing orinspection-non-destructive-other than radiographic or X-rayprocesses</text:p>
          </table:table-cell>
        </table:table-row>
        <table:table-row table:style-name="ro1">
          <table:table-cell office:value-type="string">
            <text:p>8720</text:p>
          </table:table-cell>
          <table:table-cell office:value-type="string">
            <text:p>Racetrackoperation-horse or dog: racing officials other than starters orassistants</text:p>
          </table:table-cell>
        </table:table-row>
        <table:table-row table:style-name="ro1">
          <table:table-cell office:value-type="string">
            <text:p>8721</text:p>
          </table:table-cell>
          <table:table-cell office:value-type="string">
            <text:p>Real estate appraisalcompany-outside employees</text:p>
          </table:table-cell>
        </table:table-row>
        <table:table-row table:style-name="ro1">
          <table:table-cell office:value-type="string">
            <text:p>8726</text:p>
          </table:table-cell>
          <table:table-cell office:value-type="string">
            <text:p>Steamship line oragency-port employees: superintendents, captains, engineers,stewards or their assistants, pay clerks</text:p>
          </table:table-cell>
        </table:table-row>
        <table:table-row table:style-name="ro1">
          <table:table-cell office:value-type="string">
            <text:p>8734</text:p>
          </table:table-cell>
          <table:table-cell office:value-type="string">
            <text:p>Salespersons,collectors or messengers outside-Program II-State Act</text:p>
          </table:table-cell>
        </table:table-row>
        <table:table-row table:style-name="ro1">
          <table:table-cell office:value-type="string">
            <text:p>8737</text:p>
          </table:table-cell>
          <table:table-cell office:value-type="string">
            <text:p>Salespersons,collectors or messengers outside-Program I</text:p>
          </table:table-cell>
        </table:table-row>
        <table:table-row table:style-name="ro1">
          <table:table-cell office:value-type="string">
            <text:p>8738</text:p>
          </table:table-cell>
          <table:table-cell office:value-type="string">
            <text:p>Salespersons,collectors or messengers outside-Program II-USL Act</text:p>
          </table:table-cell>
        </table:table-row>
        <table:table-row table:style-name="ro1">
          <table:table-cell office:value-type="string">
            <text:p>8742</text:p>
          </table:table-cell>
          <table:table-cell office:value-type="string">
            <text:p>Advertisingsolicitors</text:p>
          </table:table-cell>
        </table:table-row>
        <table:table-row table:style-name="ro1">
          <table:table-cell office:value-type="string">
            <text:p>8742</text:p>
          </table:table-cell>
          <table:table-cell office:value-type="string">
            <text:p>Banks and trustcompanies: special officers and armed or unarmed attendants,ushers, door attendants, appraisers, field auditors, runners or messengers</text:p>
          </table:table-cell>
        </table:table-row>
        <table:table-row table:style-name="ro1">
          <table:table-cell office:value-type="string">
            <text:p>8742</text:p>
          </table:table-cell>
          <table:table-cell office:value-type="string">
            <text:p>Boy and girl scoutcouncils-executive secretaries-office and travel</text:p>
          </table:table-cell>
        </table:table-row>
        <table:table-row table:style-name="ro1">
          <table:table-cell office:value-type="string">
            <text:p>8742</text:p>
          </table:table-cell>
          <table:table-cell office:value-type="string">
            <text:p>Claim adjusters orspecial agents-insurance co.</text:p>
          </table:table-cell>
        </table:table-row>
        <table:table-row table:style-name="ro1">
          <table:table-cell office:value-type="string">
            <text:p>8742</text:p>
          </table:table-cell>
          <table:table-cell office:value-type="string">
            <text:p>Collectors,messengers or salespersons-outside</text:p>
          </table:table-cell>
        </table:table-row>
        <table:table-row table:style-name="ro1">
          <table:table-cell office:value-type="string">
            <text:p>8742</text:p>
          </table:table-cell>
          <table:table-cell office:value-type="string">
            <text:p>Cotton classifiers</text:p>
          </table:table-cell>
        </table:table-row>
        <table:table-row table:style-name="ro1">
          <table:table-cell office:value-type="string">
            <text:p>8742</text:p>
          </table:table-cell>
          <table:table-cell office:value-type="string">
            <text:p>Fund-raisingcampaigns</text:p>
          </table:table-cell>
        </table:table-row>
        <table:table-row table:style-name="ro1">
          <table:table-cell office:value-type="string">
            <text:p>8742</text:p>
          </table:table-cell>
          <table:table-cell office:value-type="string">
            <text:p>Marketresearch-interviewing consumers in field</text:p>
          </table:table-cell>
        </table:table-row>
        <table:table-row table:style-name="ro1">
          <table:table-cell office:value-type="string">
            <text:p>8742</text:p>
          </table:table-cell>
          <table:table-cell office:value-type="string">
            <text:p>Messengers,collectors or salespersons-outside</text:p>
          </table:table-cell>
        </table:table-row>
        <table:table-row table:style-name="ro1">
          <table:table-cell office:value-type="string">
            <text:p>8742</text:p>
          </table:table-cell>
          <table:table-cell office:value-type="string">
            <text:p>Meter reader forutility co.-independent contractor (not employed by utilitycompany)</text:p>
          </table:table-cell>
        </table:table-row>
        <table:table-row table:style-name="ro1">
          <table:table-cell office:value-type="string">
            <text:p>8742</text:p>
          </table:table-cell>
          <table:table-cell office:value-type="string">
            <text:p>Real estateagency-outside employees &amp; collectors</text:p>
          </table:table-cell>
        </table:table-row>
        <table:table-row table:style-name="ro1">
          <table:table-cell office:value-type="string">
            <text:p>8742</text:p>
          </table:table-cell>
          <table:table-cell office:value-type="string">
            <text:p>Reporters</text:p>
          </table:table-cell>
        </table:table-row>
        <table:table-row table:style-name="ro1">
          <table:table-cell office:value-type="string">
            <text:p>8742</text:p>
          </table:table-cell>
          <table:table-cell office:value-type="string">
            <text:p>Salespersons,collectors or messengers-outside</text:p>
          </table:table-cell>
        </table:table-row>
        <table:table-row table:style-name="ro1">
          <table:table-cell office:value-type="string">
            <text:p>8742</text:p>
          </table:table-cell>
          <table:table-cell office:value-type="string">
            <text:p>Scouts-sports teams</text:p>
          </table:table-cell>
        </table:table-row>
        <table:table-row table:style-name="ro1">
          <table:table-cell office:value-type="string">
            <text:p>8742</text:p>
          </table:table-cell>
          <table:table-cell office:value-type="string">
            <text:p>U.S.O. activitiesperformed by Travelers' Aid Society</text:p>
          </table:table-cell>
        </table:table-row>
        <table:table-row table:style-name="ro1">
          <table:table-cell office:value-type="string">
            <text:p>8745</text:p>
          </table:table-cell>
          <table:table-cell office:value-type="string">
            <text:p>News agent ordistributor of magazines or other periodicals-not retaildealer-&amp; salespersons, drivers</text:p>
          </table:table-cell>
        </table:table-row>
        <table:table-row table:style-name="ro1">
          <table:table-cell office:value-type="string">
            <text:p>8748</text:p>
          </table:table-cell>
          <table:table-cell office:value-type="string">
            <text:p>Automobile leasingcompany-long-term-sales employees</text:p>
          </table:table-cell>
        </table:table-row>
        <table:table-row table:style-name="ro1">
          <table:table-cell office:value-type="string">
            <text:p>8748</text:p>
          </table:table-cell>
          <table:table-cell office:value-type="string">
            <text:p>Automobilesalespersons</text:p>
          </table:table-cell>
        </table:table-row>
        <table:table-row table:style-name="ro1">
          <table:table-cell office:value-type="string">
            <text:p>8748</text:p>
          </table:table-cell>
          <table:table-cell office:value-type="string">
            <text:p>Mobile homesales-salespersons</text:p>
          </table:table-cell>
        </table:table-row>
        <table:table-row table:style-name="ro1">
          <table:table-cell office:value-type="string">
            <text:p>8748</text:p>
          </table:table-cell>
          <table:table-cell office:value-type="string">
            <text:p>Salesperson-autodealership</text:p>
          </table:table-cell>
        </table:table-row>
        <table:table-row table:style-name="ro1">
          <table:table-cell office:value-type="string">
            <text:p>8748</text:p>
          </table:table-cell>
          <table:table-cell office:value-type="string">
            <text:p>Salesperson-automobile leasing company, long-term</text:p>
          </table:table-cell>
        </table:table-row>
        <table:table-row table:style-name="ro1">
          <table:table-cell office:value-type="string">
            <text:p>8748</text:p>
          </table:table-cell>
          <table:table-cell office:value-type="string">
            <text:p>Salesperson-boats atinland locations</text:p>
          </table:table-cell>
        </table:table-row>
        <table:table-row table:style-name="ro1">
          <table:table-cell office:value-type="string">
            <text:p>8748</text:p>
          </table:table-cell>
          <table:table-cell office:value-type="string">
            <text:p>Salesperson-mobilehomes</text:p>
          </table:table-cell>
        </table:table-row>
        <table:table-row table:style-name="ro1">
          <table:table-cell office:value-type="string">
            <text:p>8748</text:p>
          </table:table-cell>
          <table:table-cell office:value-type="string">
            <text:p>Salesperson-outboardengines</text:p>
          </table:table-cell>
        </table:table-row>
        <table:table-row table:style-name="ro1">
          <table:table-cell office:value-type="string">
            <text:p>8748</text:p>
          </table:table-cell>
          <table:table-cell office:value-type="string">
            <text:p>Truck leasingcompany-long-term-sales employees</text:p>
          </table:table-cell>
        </table:table-row>
        <table:table-row table:style-name="ro1">
          <table:table-cell office:value-type="string">
            <text:p>8755</text:p>
          </table:table-cell>
          <table:table-cell office:value-type="string">
            <text:p>Labor union-allemployees</text:p>
          </table:table-cell>
        </table:table-row>
        <table:table-row table:style-name="ro1">
          <table:table-cell office:value-type="string">
            <text:p>8800</text:p>
          </table:table-cell>
          <table:table-cell office:value-type="string">
            <text:p>Addressing or mailingcompanies &amp; clerical</text:p>
          </table:table-cell>
        </table:table-row>
        <table:table-row table:style-name="ro1">
          <table:table-cell office:value-type="string">
            <text:p>8800</text:p>
          </table:table-cell>
          <table:table-cell office:value-type="string">
            <text:p>Letter service shop &amp;clerical</text:p>
          </table:table-cell>
        </table:table-row>
        <table:table-row table:style-name="ro1">
          <table:table-cell office:value-type="string">
            <text:p>8800</text:p>
          </table:table-cell>
          <table:table-cell office:value-type="string">
            <text:p>Mailing or addressingco. &amp; clerical</text:p>
          </table:table-cell>
        </table:table-row>
        <table:table-row table:style-name="ro1">
          <table:table-cell office:value-type="string">
            <text:p>8803</text:p>
          </table:table-cell>
          <table:table-cell office:value-type="string">
            <text:p>Accountant, auditoror factory cost or office systematizer-traveling</text:p>
          </table:table-cell>
        </table:table-row>
        <table:table-row table:style-name="ro1">
          <table:table-cell office:value-type="string">
            <text:p>8803</text:p>
          </table:table-cell>
          <table:table-cell office:value-type="string">
            <text:p>Auditors, accountantor factory cost office systematizer-traveling</text:p>
          </table:table-cell>
        </table:table-row>
        <table:table-row table:style-name="ro1">
          <table:table-cell office:value-type="string">
            <text:p>8803</text:p>
          </table:table-cell>
          <table:table-cell office:value-type="string">
            <text:p>Computer systemdesigners or programmers-traveling</text:p>
          </table:table-cell>
        </table:table-row>
        <table:table-row table:style-name="ro1">
          <table:table-cell office:value-type="string">
            <text:p>8803</text:p>
          </table:table-cell>
          <table:table-cell office:value-type="string">
            <text:p>Factory cost oroffice systematizer, accountant or auditor-traveling</text:p>
          </table:table-cell>
        </table:table-row>
        <table:table-row table:style-name="ro1">
          <table:table-cell office:value-type="string">
            <text:p>8803</text:p>
          </table:table-cell>
          <table:table-cell office:value-type="string">
            <text:p>Office or factorycost systematizer, accountant or auditor-traveling</text:p>
          </table:table-cell>
        </table:table-row>
        <table:table-row table:style-name="ro1">
          <table:table-cell office:value-type="string">
            <text:p>8803</text:p>
          </table:table-cell>
          <table:table-cell office:value-type="string">
            <text:p>Premiumauditors-insurance</text:p>
          </table:table-cell>
        </table:table-row>
        <table:table-row table:style-name="ro1">
          <table:table-cell office:value-type="string">
            <text:p>8805</text:p>
          </table:table-cell>
          <table:table-cell office:value-type="string">
            <text:p>Clerical officeemployees NOC-Program II-State Act</text:p>
          </table:table-cell>
        </table:table-row>
        <table:table-row table:style-name="ro1">
          <table:table-cell office:value-type="string">
            <text:p>8810</text:p>
          </table:table-cell>
          <table:table-cell office:value-type="string">
            <text:p>Air trafficcontroller</text:p>
          </table:table-cell>
        </table:table-row>
        <table:table-row table:style-name="ro1">
          <table:table-cell office:value-type="string">
            <text:p>8810</text:p>
          </table:table-cell>
          <table:table-cell office:value-type="string">
            <text:p>Airline orhelicopter-ticket sellers away from airport</text:p>
          </table:table-cell>
        </table:table-row>
        <table:table-row table:style-name="ro1">
          <table:table-cell office:value-type="string">
            <text:p>8810</text:p>
          </table:table-cell>
          <table:table-cell office:value-type="string">
            <text:p>Artists (refer toscope for restrictions)</text:p>
          </table:table-cell>
        </table:table-row>
        <table:table-row table:style-name="ro1">
          <table:table-cell office:value-type="string">
            <text:p>8810</text:p>
          </table:table-cell>
          <table:table-cell office:value-type="string">
            <text:p>Auditors-performingaudits at their employer's locations</text:p>
          </table:table-cell>
        </table:table-row>
        <table:table-row table:style-name="ro1">
          <table:table-cell office:value-type="string">
            <text:p>8810</text:p>
          </table:table-cell>
          <table:table-cell office:value-type="string">
            <text:p>Banks and trustcompanies</text:p>
          </table:table-cell>
        </table:table-row>
        <table:table-row table:style-name="ro1">
          <table:table-cell office:value-type="string">
            <text:p>8810</text:p>
          </table:table-cell>
          <table:table-cell office:value-type="string">
            <text:p>Boy and girl scoutcouncils-clerical office employees</text:p>
          </table:table-cell>
        </table:table-row>
        <table:table-row table:style-name="ro1">
          <table:table-cell office:value-type="string">
            <text:p>8810</text:p>
          </table:table-cell>
          <table:table-cell office:value-type="string">
            <text:p>Bus terminal ticketsellers</text:p>
          </table:table-cell>
        </table:table-row>
        <table:table-row table:style-name="ro1">
          <table:table-cell office:value-type="string">
            <text:p>8810</text:p>
          </table:table-cell>
          <table:table-cell office:value-type="string">
            <text:p>Check cashing store</text:p>
          </table:table-cell>
        </table:table-row>
        <table:table-row table:style-name="ro1">
          <table:table-cell office:value-type="string">
            <text:p>8810</text:p>
          </table:table-cell>
          <table:table-cell office:value-type="string">
            <text:p>Clerical officeemployees NOC</text:p>
          </table:table-cell>
        </table:table-row>
        <table:table-row table:style-name="ro1">
          <table:table-cell office:value-type="string">
            <text:p>8810</text:p>
          </table:table-cell>
          <table:table-cell office:value-type="string">
            <text:p>Computer systemdesigners or programmers-exclusively office</text:p>
          </table:table-cell>
        </table:table-row>
        <table:table-row table:style-name="ro1">
          <table:table-cell office:value-type="string">
            <text:p>8810</text:p>
          </table:table-cell>
          <table:table-cell office:value-type="string">
            <text:p>Curator-library ormuseum</text:p>
          </table:table-cell>
        </table:table-row>
        <table:table-row table:style-name="ro1">
          <table:table-cell office:value-type="string">
            <text:p>8810</text:p>
          </table:table-cell>
          <table:table-cell office:value-type="string">
            <text:p>Drafting employees</text:p>
          </table:table-cell>
        </table:table-row>
        <table:table-row table:style-name="ro1">
          <table:table-cell office:value-type="string">
            <text:p>8810</text:p>
          </table:table-cell>
          <table:table-cell office:value-type="string">
            <text:p>Newspaperpublishers-employees such as designers, proofreaders and editors</text:p>
          </table:table-cell>
        </table:table-row>
        <table:table-row table:style-name="ro1">
          <table:table-cell office:value-type="string">
            <text:p>8810</text:p>
          </table:table-cell>
          <table:table-cell office:value-type="string">
            <text:p>Photographiccomposition-computerized</text:p>
          </table:table-cell>
        </table:table-row>
        <table:table-row table:style-name="ro1">
          <table:table-cell office:value-type="string">
            <text:p>8810</text:p>
          </table:table-cell>
          <table:table-cell office:value-type="string">
            <text:p>Public library ormuseum-professional employees &amp; clerical</text:p>
          </table:table-cell>
        </table:table-row>
        <table:table-row table:style-name="ro1">
          <table:table-cell office:value-type="string">
            <text:p>8810</text:p>
          </table:table-cell>
          <table:table-cell office:value-type="string">
            <text:p>Racetrackoperation-horse or dog: pari-mutuel clerks cashiers &amp; clericalemployees</text:p>
          </table:table-cell>
        </table:table-row>
        <table:table-row table:style-name="ro1">
          <table:table-cell office:value-type="string">
            <text:p>8810</text:p>
          </table:table-cell>
          <table:table-cell office:value-type="string">
            <text:p>Store: check cashing</text:p>
          </table:table-cell>
        </table:table-row>
        <table:table-row table:style-name="ro1">
          <table:table-cell office:value-type="string">
            <text:p>8810</text:p>
          </table:table-cell>
          <table:table-cell office:value-type="string">
            <text:p>Telephone answeringservice</text:p>
          </table:table-cell>
        </table:table-row>
        <table:table-row table:style-name="ro1">
          <table:table-cell office:value-type="string">
            <text:p>8814</text:p>
          </table:table-cell>
          <table:table-cell office:value-type="string">
            <text:p>Clerical officeemployees NOC-Program I</text:p>
          </table:table-cell>
        </table:table-row>
        <table:table-row table:style-name="ro1">
          <table:table-cell office:value-type="string">
            <text:p>8815</text:p>
          </table:table-cell>
          <table:table-cell office:value-type="string">
            <text:p>Clerical officeemployees NOC-Program II-USL Act</text:p>
          </table:table-cell>
        </table:table-row>
        <table:table-row table:style-name="ro1">
          <table:table-cell office:value-type="string">
            <text:p>8820</text:p>
          </table:table-cell>
          <table:table-cell office:value-type="string">
            <text:p>Attorney-allemployees &amp; clerical, messengers, drivers</text:p>
          </table:table-cell>
        </table:table-row>
        <table:table-row table:style-name="ro1">
          <table:table-cell office:value-type="string">
            <text:p>8820</text:p>
          </table:table-cell>
          <table:table-cell office:value-type="string">
            <text:p>Court reporters-</text:p>
          </table:table-cell>
        </table:table-row>
        <table:table-row table:style-name="ro1">
          <table:table-cell office:value-type="string">
            <text:p>8820</text:p>
          </table:table-cell>
          <table:table-cell office:value-type="string">
            <text:p>Law office-allemployees &amp; clerical, messengers, drivers</text:p>
          </table:table-cell>
        </table:table-row>
        <table:table-row table:style-name="ro1">
          <table:table-cell office:value-type="string">
            <text:p>8824</text:p>
          </table:table-cell>
          <table:table-cell office:value-type="string">
            <text:p>Retirement livingcenters: health care employees</text:p>
          </table:table-cell>
        </table:table-row>
        <table:table-row table:style-name="ro1">
          <table:table-cell office:value-type="string">
            <text:p>8825</text:p>
          </table:table-cell>
          <table:table-cell office:value-type="string">
            <text:p>Retirement livingcenters: food service employees</text:p>
          </table:table-cell>
        </table:table-row>
        <table:table-row table:style-name="ro1">
          <table:table-cell office:value-type="string">
            <text:p>8826</text:p>
          </table:table-cell>
          <table:table-cell office:value-type="string">
            <text:p>Retirement living centers: all other employees, salespersons</text:p>
          </table:table-cell>
        </table:table-row>
        <table:table-row table:style-name="ro1">
          <table:table-cell office:value-type="string">
            <text:p>8829</text:p>
          </table:table-cell>
          <table:table-cell office:value-type="string">
            <text:p>Convalescent ornursing home-all employees</text:p>
          </table:table-cell>
        </table:table-row>
        <table:table-row table:style-name="ro1">
          <table:table-cell office:value-type="string">
            <text:p>8829</text:p>
          </table:table-cell>
          <table:table-cell office:value-type="string">
            <text:p>Home for aged-allemployees</text:p>
          </table:table-cell>
        </table:table-row>
        <table:table-row table:style-name="ro1">
          <table:table-cell office:value-type="string">
            <text:p>8829</text:p>
          </table:table-cell>
          <table:table-cell office:value-type="string">
            <text:p>Hospice serviceorganization</text:p>
          </table:table-cell>
        </table:table-row>
        <table:table-row table:style-name="ro1">
          <table:table-cell office:value-type="string">
            <text:p>8829</text:p>
          </table:table-cell>
          <table:table-cell office:value-type="string">
            <text:p>Nursing orconvalescent home-all employees</text:p>
          </table:table-cell>
        </table:table-row>
        <table:table-row table:style-name="ro1">
          <table:table-cell office:value-type="string">
            <text:p>8829</text:p>
          </table:table-cell>
          <table:table-cell office:value-type="string">
            <text:p>Rest home-allemployees</text:p>
          </table:table-cell>
        </table:table-row>
        <table:table-row table:style-name="ro1">
          <table:table-cell office:value-type="string">
            <text:p>8831</text:p>
          </table:table-cell>
          <table:table-cell office:value-type="string">
            <text:p>Artificial insemination of cattle-professional employees-</text:p>
          </table:table-cell>
        </table:table-row>
        <table:table-row table:style-name="ro1">
          <table:table-cell office:value-type="string">
            <text:p>8831</text:p>
          </table:table-cell>
          <table:table-cell office:value-type="string">
            <text:p>Hospital-veterinary-</text:p>
          </table:table-cell>
        </table:table-row>
        <table:table-row table:style-name="ro1">
          <table:table-cell office:value-type="string">
            <text:p>8831</text:p>
          </table:table-cell>
          <table:table-cell office:value-type="string">
            <text:p>Kennels-boarding and breeding-dog and cat</text:p>
          </table:table-cell>
        </table:table-row>
        <table:table-row table:style-name="ro1">
          <table:table-cell office:value-type="string">
            <text:p>8831</text:p>
          </table:table-cell>
          <table:table-cell office:value-type="string">
            <text:p>Pet grooming</text:p>
          </table:table-cell>
        </table:table-row>
        <table:table-row table:style-name="ro1">
          <table:table-cell office:value-type="string">
            <text:p>8831</text:p>
          </table:table-cell>
          <table:table-cell office:value-type="string">
            <text:p>Poultry or egg producer-</text:p>
          </table:table-cell>
        </table:table-row>
        <table:table-row table:style-name="ro1">
          <table:table-cell office:value-type="string">
            <text:p>8831</text:p>
          </table:table-cell>
          <table:table-cell office:value-type="string">
            <text:p>Poultry sexers-</text:p>
          </table:table-cell>
        </table:table-row>
        <table:table-row table:style-name="ro1">
          <table:table-cell office:value-type="string">
            <text:p>8831</text:p>
          </table:table-cell>
          <table:table-cell office:value-type="string">
            <text:p>Trappers-animal-</text:p>
          </table:table-cell>
        </table:table-row>
        <table:table-row table:style-name="ro1">
          <table:table-cell office:value-type="string">
            <text:p>8832</text:p>
          </table:table-cell>
          <table:table-cell office:value-type="string">
            <text:p>Dentist &amp; clerical</text:p>
          </table:table-cell>
        </table:table-row>
        <table:table-row table:style-name="ro1">
          <table:table-cell office:value-type="string">
            <text:p>8832</text:p>
          </table:table-cell>
          <table:table-cell office:value-type="string">
            <text:p>Ophthalmologist-nodispensing of optical goods</text:p>
          </table:table-cell>
        </table:table-row>
        <table:table-row table:style-name="ro1">
          <table:table-cell office:value-type="string">
            <text:p>8832</text:p>
          </table:table-cell>
          <table:table-cell office:value-type="string">
            <text:p>Physical therapists</text:p>
          </table:table-cell>
        </table:table-row>
        <table:table-row table:style-name="ro1">
          <table:table-cell office:value-type="string">
            <text:p>8832</text:p>
          </table:table-cell>
          <table:table-cell office:value-type="string">
            <text:p>Physician &amp; clerical</text:p>
          </table:table-cell>
        </table:table-row>
        <table:table-row table:style-name="ro1">
          <table:table-cell office:value-type="string">
            <text:p>8832</text:p>
          </table:table-cell>
          <table:table-cell office:value-type="string">
            <text:p>Speech therapists</text:p>
          </table:table-cell>
        </table:table-row>
        <table:table-row table:style-name="ro1">
          <table:table-cell office:value-type="string">
            <text:p>8832</text:p>
          </table:table-cell>
          <table:table-cell office:value-type="string">
            <text:p>Weight controlservices</text:p>
          </table:table-cell>
        </table:table-row>
        <table:table-row table:style-name="ro1">
          <table:table-cell office:value-type="string">
            <text:p>8833</text:p>
          </table:table-cell>
          <table:table-cell office:value-type="string">
            <text:p>Asylum-professionalemployees</text:p>
          </table:table-cell>
        </table:table-row>
        <table:table-row table:style-name="ro1">
          <table:table-cell office:value-type="string">
            <text:p>8833</text:p>
          </table:table-cell>
          <table:table-cell office:value-type="string">
            <text:p>Banks and trustcompanies: dispensary employees</text:p>
          </table:table-cell>
        </table:table-row>
        <table:table-row table:style-name="ro1">
          <table:table-cell office:value-type="string">
            <text:p>8833</text:p>
          </table:table-cell>
          <table:table-cell office:value-type="string">
            <text:p>Hospital-professionalemployees</text:p>
          </table:table-cell>
        </table:table-row>
        <table:table-row table:style-name="ro1">
          <table:table-cell office:value-type="string">
            <text:p>8833</text:p>
          </table:table-cell>
          <table:table-cell office:value-type="string">
            <text:p>Sanitarium-professional employees</text:p>
          </table:table-cell>
        </table:table-row>
        <table:table-row table:style-name="ro1">
          <table:table-cell office:value-type="string">
            <text:p>8835</text:p>
          </table:table-cell>
          <table:table-cell office:value-type="string">
            <text:p>Baby-sitting service</text:p>
          </table:table-cell>
        </table:table-row>
        <table:table-row table:style-name="ro1">
          <table:table-cell office:value-type="string">
            <text:p>8835</text:p>
          </table:table-cell>
          <table:table-cell office:value-type="string">
            <text:p>Homemaker service</text:p>
          </table:table-cell>
        </table:table-row>
        <table:table-row table:style-name="ro1">
          <table:table-cell office:value-type="string">
            <text:p>8835</text:p>
          </table:table-cell>
          <table:table-cell office:value-type="string">
            <text:p>Nursing-home health,public &amp; traveling-all employees</text:p>
          </table:table-cell>
        </table:table-row>
        <table:table-row table:style-name="ro1">
          <table:table-cell office:value-type="string">
            <text:p>8835</text:p>
          </table:table-cell>
          <table:table-cell office:value-type="string">
            <text:p>Public health nursingassociation-all employees</text:p>
          </table:table-cell>
        </table:table-row>
        <table:table-row table:style-name="ro1">
          <table:table-cell office:value-type="string">
            <text:p>8836</text:p>
          </table:table-cell>
          <table:table-cell office:value-type="string">
            <text:p>Rescue mission-&amp; clerical, salespersons</text:p>
          </table:table-cell>
        </table:table-row>
        <table:table-row table:style-name="ro1">
          <table:table-cell office:value-type="string">
            <text:p>8837</text:p>
          </table:table-cell>
          <table:table-cell office:value-type="string">
            <text:p>Charitable or welfareorganization-all operations <text:s/>(AK, CO, GA, MA, OR, WI)</text:p>
          </table:table-cell>
        </table:table-row>
        <table:table-row table:style-name="ro1">
          <table:table-cell office:value-type="string">
            <text:p>8861</text:p>
          </table:table-cell>
          <table:table-cell office:value-type="string">
            <text:p>Charitable or welfareorganization-professional employees &amp; clerical</text:p>
          </table:table-cell>
        </table:table-row>
        <table:table-row table:style-name="ro1">
          <table:table-cell office:value-type="string">
            <text:p>8868</text:p>
          </table:table-cell>
          <table:table-cell office:value-type="string">
            <text:p>Adjustment trainingcenters-professional employees and clerical</text:p>
          </table:table-cell>
        </table:table-row>
        <table:table-row table:style-name="ro1">
          <table:table-cell office:value-type="string">
            <text:p>8868</text:p>
          </table:table-cell>
          <table:table-cell office:value-type="string">
            <text:p>Adult day carecenters-professional employees &amp; clerical</text:p>
          </table:table-cell>
        </table:table-row>
        <table:table-row table:style-name="ro1">
          <table:table-cell office:value-type="string">
            <text:p>8868</text:p>
          </table:table-cell>
          <table:table-cell office:value-type="string">
            <text:p>College-professionalemployees &amp; clerical</text:p>
          </table:table-cell>
        </table:table-row>
        <table:table-row table:style-name="ro1">
          <table:table-cell office:value-type="string">
            <text:p>8868</text:p>
          </table:table-cell>
          <table:table-cell office:value-type="string">
            <text:p>Correspondenceschools</text:p>
          </table:table-cell>
        </table:table-row>
        <table:table-row table:style-name="ro1">
          <table:table-cell office:value-type="string">
            <text:p>8868</text:p>
          </table:table-cell>
          <table:table-cell office:value-type="string">
            <text:p>Religiousorganization: professional employees &amp; clerical</text:p>
          </table:table-cell>
        </table:table-row>
        <table:table-row table:style-name="ro1">
          <table:table-cell office:value-type="string">
            <text:p>8868</text:p>
          </table:table-cell>
          <table:table-cell office:value-type="string">
            <text:p>Schools-professionalemployees &amp; clerical</text:p>
          </table:table-cell>
        </table:table-row>
        <table:table-row table:style-name="ro1">
          <table:table-cell office:value-type="string">
            <text:p>8868</text:p>
          </table:table-cell>
          <table:table-cell office:value-type="string">
            <text:p>Schools-trade orvocational-professional employees &amp; clerical</text:p>
          </table:table-cell>
        </table:table-row>
        <table:table-row table:style-name="ro1">
          <table:table-cell office:value-type="string">
            <text:p>8869</text:p>
          </table:table-cell>
          <table:table-cell office:value-type="string">
            <text:p>Boy and girl scoutcouncils-day camp operations-all other employees</text:p>
          </table:table-cell>
        </table:table-row>
        <table:table-row table:style-name="ro1">
          <table:table-cell office:value-type="string">
            <text:p>8869</text:p>
          </table:table-cell>
          <table:table-cell office:value-type="string">
            <text:p>Child daycamp-professional employees and clerical, salespersons</text:p>
          </table:table-cell>
        </table:table-row>
        <table:table-row table:style-name="ro1">
          <table:table-cell office:value-type="string">
            <text:p>8869</text:p>
          </table:table-cell>
          <table:table-cell office:value-type="string">
            <text:p>Child day carecenter-professional employees and clerical, salespersons</text:p>
          </table:table-cell>
        </table:table-row>
        <table:table-row table:style-name="ro1">
          <table:table-cell office:value-type="string">
            <text:p>8871</text:p>
          </table:table-cell>
          <table:table-cell office:value-type="string">
            <text:p>Clerical telecommuteremployees</text:p>
          </table:table-cell>
        </table:table-row>
        <table:table-row table:style-name="ro1">
          <table:table-cell office:value-type="string">
            <text:p>8901</text:p>
          </table:table-cell>
          <table:table-cell office:value-type="string">
            <text:p>Cable TV-clericaloffice employees</text:p>
          </table:table-cell>
        </table:table-row>
        <table:table-row table:style-name="ro1">
          <table:table-cell office:value-type="string">
            <text:p>8901</text:p>
          </table:table-cell>
          <table:table-cell office:value-type="string">
            <text:p>Telephone ortelegraph co.: office, exchange, or clerical</text:p>
          </table:table-cell>
        </table:table-row>
        <table:table-row table:style-name="ro1">
          <table:table-cell office:value-type="string">
            <text:p>8901</text:p>
          </table:table-cell>
          <table:table-cell office:value-type="string">
            <text:p>Television cablecompany-clerical employees</text:p>
          </table:table-cell>
        </table:table-row>
        <table:table-row table:style-name="ro1">
          <table:table-cell office:value-type="string">
            <text:p>9012</text:p>
          </table:table-cell>
          <table:table-cell office:value-type="string">
            <text:p>Apartment propertymanagers and leasing agents</text:p>
          </table:table-cell>
        </table:table-row>
        <table:table-row table:style-name="ro1">
          <table:table-cell office:value-type="string">
            <text:p>9012</text:p>
          </table:table-cell>
          <table:table-cell office:value-type="string">
            <text:p>Building operation byowner, lessee, or real estate management firm: professionalemployees, property managers and leasing agents &amp; clerical, salespersons</text:p>
          </table:table-cell>
        </table:table-row>
        <table:table-row table:style-name="ro1">
          <table:table-cell office:value-type="string">
            <text:p>9012</text:p>
          </table:table-cell>
          <table:table-cell office:value-type="string">
            <text:p>Condominiums orcooperatives: professional employees, property managers andleasing agents &amp; clerical, salespersons</text:p>
          </table:table-cell>
        </table:table-row>
        <table:table-row table:style-name="ro1">
          <table:table-cell office:value-type="string">
            <text:p>9014</text:p>
          </table:table-cell>
          <table:table-cell office:value-type="string">
            <text:p>Boilercleaning-residential</text:p>
          </table:table-cell>
        </table:table-row>
        <table:table-row table:style-name="ro1">
          <table:table-cell office:value-type="string">
            <text:p>9014</text:p>
          </table:table-cell>
          <table:table-cell office:value-type="string">
            <text:p>Buildings-operationby contractors</text:p>
          </table:table-cell>
        </table:table-row>
        <table:table-row table:style-name="ro1">
          <table:table-cell office:value-type="string">
            <text:p>9014</text:p>
          </table:table-cell>
          <table:table-cell office:value-type="string">
            <text:p>Chimneycleaning-residence-by vacuum suction</text:p>
          </table:table-cell>
        </table:table-row>
        <table:table-row table:style-name="ro1">
          <table:table-cell office:value-type="string">
            <text:p>9014</text:p>
          </table:table-cell>
          <table:table-cell office:value-type="string">
            <text:p>Exterminator</text:p>
          </table:table-cell>
        </table:table-row>
        <table:table-row table:style-name="ro1">
          <table:table-cell office:value-type="string">
            <text:p>9014</text:p>
          </table:table-cell>
          <table:table-cell office:value-type="string">
            <text:p>Floor waxing orpolishing</text:p>
          </table:table-cell>
        </table:table-row>
        <table:table-row table:style-name="ro1">
          <table:table-cell office:value-type="string">
            <text:p>9014</text:p>
          </table:table-cell>
          <table:table-cell office:value-type="string">
            <text:p>Fumigation</text:p>
          </table:table-cell>
        </table:table-row>
        <table:table-row table:style-name="ro1">
          <table:table-cell office:value-type="string">
            <text:p>9014</text:p>
          </table:table-cell>
          <table:table-cell office:value-type="string">
            <text:p>Furnacecleaning-suction method</text:p>
          </table:table-cell>
        </table:table-row>
        <table:table-row table:style-name="ro1">
          <table:table-cell office:value-type="string">
            <text:p>9014</text:p>
          </table:table-cell>
          <table:table-cell office:value-type="string">
            <text:p>Insect control-notcrops, no use of poisonous gases</text:p>
          </table:table-cell>
        </table:table-row>
        <table:table-row table:style-name="ro1">
          <table:table-cell office:value-type="string">
            <text:p>9014</text:p>
          </table:table-cell>
          <table:table-cell office:value-type="string">
            <text:p>Janitorial service bycontractor</text:p>
          </table:table-cell>
        </table:table-row>
        <table:table-row table:style-name="ro1">
          <table:table-cell office:value-type="string">
            <text:p>9014</text:p>
          </table:table-cell>
          <table:table-cell office:value-type="string">
            <text:p>Refrigerationcars-pre-cooling</text:p>
          </table:table-cell>
        </table:table-row>
        <table:table-row table:style-name="ro1">
          <table:table-cell office:value-type="string">
            <text:p>9014</text:p>
          </table:table-cell>
          <table:table-cell office:value-type="string">
            <text:p>Restrooms-cleaning</text:p>
          </table:table-cell>
        </table:table-row>
        <table:table-row table:style-name="ro1">
          <table:table-cell office:value-type="string">
            <text:p>9014</text:p>
          </table:table-cell>
          <table:table-cell office:value-type="string">
            <text:p>Swimming poolmaintenance-residential</text:p>
          </table:table-cell>
        </table:table-row>
        <table:table-row table:style-name="ro1">
          <table:table-cell office:value-type="string">
            <text:p>9014</text:p>
          </table:table-cell>
          <table:table-cell office:value-type="string">
            <text:p>Termite control</text:p>
          </table:table-cell>
        </table:table-row>
        <table:table-row table:style-name="ro1">
          <table:table-cell office:value-type="string">
            <text:p>9014</text:p>
          </table:table-cell>
          <table:table-cell office:value-type="string">
            <text:p>Washing or cleaningof interior walls</text:p>
          </table:table-cell>
        </table:table-row>
        <table:table-row table:style-name="ro1">
          <table:table-cell office:value-type="string">
            <text:p>9014</text:p>
          </table:table-cell>
          <table:table-cell office:value-type="string">
            <text:p>Waterproofing:exterior walls or subterranean structures by apparatus insertedin ground</text:p>
          </table:table-cell>
        </table:table-row>
        <table:table-row table:style-name="ro1">
          <table:table-cell office:value-type="string">
            <text:p>9015</text:p>
          </table:table-cell>
          <table:table-cell office:value-type="string">
            <text:p>Banks and trustcompanies: employees engaged in care custody ormaintenance-including night watch guards, elevator operators and starters</text:p>
          </table:table-cell>
        </table:table-row>
        <table:table-row table:style-name="ro1">
          <table:table-cell office:value-type="string">
            <text:p>9015</text:p>
          </table:table-cell>
          <table:table-cell office:value-type="string">
            <text:p>Bathhouse-beach</text:p>
          </table:table-cell>
        </table:table-row>
        <table:table-row table:style-name="ro1">
          <table:table-cell office:value-type="string">
            <text:p>9015</text:p>
          </table:table-cell>
          <table:table-cell office:value-type="string">
            <text:p>Boy and girl scoutcouncils-camp operations-overnight sleeping</text:p>
          </table:table-cell>
        </table:table-row>
        <table:table-row table:style-name="ro1">
          <table:table-cell office:value-type="string">
            <text:p>9015</text:p>
          </table:table-cell>
          <table:table-cell office:value-type="string">
            <text:p>Buildings-operationby owner, lessee or real estate management firm: all otheremployees</text:p>
          </table:table-cell>
        </table:table-row>
        <table:table-row table:style-name="ro1">
          <table:table-cell office:value-type="string">
            <text:p>9015</text:p>
          </table:table-cell>
          <table:table-cell office:value-type="string">
            <text:p>Camp operation NOC</text:p>
          </table:table-cell>
        </table:table-row>
        <table:table-row table:style-name="ro1">
          <table:table-cell office:value-type="string">
            <text:p>9015</text:p>
          </table:table-cell>
          <table:table-cell office:value-type="string">
            <text:p>Condominiums orcooperatives-all employees engaged in care, custody andmaintenance of premises or facilities</text:p>
          </table:table-cell>
        </table:table-row>
        <table:table-row table:style-name="ro1">
          <table:table-cell office:value-type="string">
            <text:p>9015</text:p>
          </table:table-cell>
          <table:table-cell office:value-type="string">
            <text:p>Flea market operation</text:p>
          </table:table-cell>
        </table:table-row>
        <table:table-row table:style-name="ro1">
          <table:table-cell office:value-type="string">
            <text:p>9015</text:p>
          </table:table-cell>
          <table:table-cell office:value-type="string">
            <text:p>Mobile home windstormtie-down installation-by trailer camp operator</text:p>
          </table:table-cell>
        </table:table-row>
        <table:table-row table:style-name="ro1">
          <table:table-cell office:value-type="string">
            <text:p>9015</text:p>
          </table:table-cell>
          <table:table-cell office:value-type="string">
            <text:p>Recreational vehicle campgrounds or parks-all operations</text:p>
          </table:table-cell>
        </table:table-row>
        <table:table-row table:style-name="ro1">
          <table:table-cell office:value-type="string">
            <text:p>9015</text:p>
          </table:table-cell>
          <table:table-cell office:value-type="string">
            <text:p>Scuba divinginstruction in swimming pools</text:p>
          </table:table-cell>
        </table:table-row>
        <table:table-row table:style-name="ro1">
          <table:table-cell office:value-type="string">
            <text:p>9015</text:p>
          </table:table-cell>
          <table:table-cell office:value-type="string">
            <text:p>Self-storagewarehousing facilities</text:p>
          </table:table-cell>
        </table:table-row>
        <table:table-row table:style-name="ro1">
          <table:table-cell office:value-type="string">
            <text:p>9015</text:p>
          </table:table-cell>
          <table:table-cell office:value-type="string">
            <text:p>Swap meet operation</text:p>
          </table:table-cell>
        </table:table-row>
        <table:table-row table:style-name="ro1">
          <table:table-cell office:value-type="string">
            <text:p>9015</text:p>
          </table:table-cell>
          <table:table-cell office:value-type="string">
            <text:p>Swimming instructors-independent-</text:p>
          </table:table-cell>
        </table:table-row>
        <table:table-row table:style-name="ro1">
          <table:table-cell office:value-type="string">
            <text:p>9015</text:p>
          </table:table-cell>
          <table:table-cell office:value-type="string">
            <text:p>Swimmingpool-public-operation</text:p>
          </table:table-cell>
        </table:table-row>
        <table:table-row table:style-name="ro1">
          <table:table-cell office:value-type="string">
            <text:p>9015</text:p>
          </table:table-cell>
          <table:table-cell office:value-type="string">
            <text:p>Trailer parks or trailer camps-all operations</text:p>
          </table:table-cell>
        </table:table-row>
        <table:table-row table:style-name="ro1">
          <table:table-cell office:value-type="string">
            <text:p>9015</text:p>
          </table:table-cell>
          <table:table-cell office:value-type="string">
            <text:p>Warehouse spacerental-no storing of goods for others</text:p>
          </table:table-cell>
        </table:table-row>
        <table:table-row table:style-name="ro1">
          <table:table-cell office:value-type="string">
            <text:p>9016</text:p>
          </table:table-cell>
          <table:table-cell office:value-type="string">
            <text:p>Amusement park or exhibition operation</text:p>
          </table:table-cell>
        </table:table-row>
        <table:table-row table:style-name="ro1">
          <table:table-cell office:value-type="string">
            <text:p>9016</text:p>
          </table:table-cell>
          <table:table-cell office:value-type="string">
            <text:p>Archery range</text:p>
          </table:table-cell>
        </table:table-row>
        <table:table-row table:style-name="ro1">
          <table:table-cell office:value-type="string">
            <text:p>9016</text:p>
          </table:table-cell>
          <table:table-cell office:value-type="string">
            <text:p>Arena or stadium forboxing or wrestling matches</text:p>
          </table:table-cell>
        </table:table-row>
        <table:table-row table:style-name="ro1">
          <table:table-cell office:value-type="string">
            <text:p>9016</text:p>
          </table:table-cell>
          <table:table-cell office:value-type="string">
            <text:p>Arena or stadium forice shows, boat shows, automobile shows</text:p>
          </table:table-cell>
        </table:table-row>
        <table:table-row table:style-name="ro1">
          <table:table-cell office:value-type="string">
            <text:p>9016</text:p>
          </table:table-cell>
          <table:table-cell office:value-type="string">
            <text:p>Arena or stadium forrodeos, circuses, dolphin exhibitions</text:p>
          </table:table-cell>
        </table:table-row>
        <table:table-row table:style-name="ro1">
          <table:table-cell office:value-type="string">
            <text:p>9016</text:p>
          </table:table-cell>
          <table:table-cell office:value-type="string">
            <text:p>Auditoriums orexhibition hall</text:p>
          </table:table-cell>
        </table:table-row>
        <table:table-row table:style-name="ro1">
          <table:table-cell office:value-type="string">
            <text:p>9016</text:p>
          </table:table-cell>
          <table:table-cell office:value-type="string">
            <text:p>Baseball battingrange</text:p>
          </table:table-cell>
        </table:table-row>
        <table:table-row table:style-name="ro1">
          <table:table-cell office:value-type="string">
            <text:p>9016</text:p>
          </table:table-cell>
          <table:table-cell office:value-type="string">
            <text:p>Boat rental in parks(not boat liveries)</text:p>
          </table:table-cell>
        </table:table-row>
        <table:table-row table:style-name="ro1">
          <table:table-cell office:value-type="string">
            <text:p>9016</text:p>
          </table:table-cell>
          <table:table-cell office:value-type="string">
            <text:p>Caves orcaverns-operation for exhibition purposes-including guides,ticket sellers, gate attendants, maintenance employees</text:p>
          </table:table-cell>
        </table:table-row>
        <table:table-row table:style-name="ro1">
          <table:table-cell office:value-type="string">
            <text:p>9016</text:p>
          </table:table-cell>
          <table:table-cell office:value-type="string">
            <text:p>Concessions-boats in parks-</text:p>
          </table:table-cell>
        </table:table-row>
        <table:table-row table:style-name="ro1">
          <table:table-cell office:value-type="string">
            <text:p>9016</text:p>
          </table:table-cell>
          <table:table-cell office:value-type="string">
            <text:p>Dog show-operation by owner or lessee</text:p>
          </table:table-cell>
        </table:table-row>
        <table:table-row table:style-name="ro1">
          <table:table-cell office:value-type="string">
            <text:p>9016</text:p>
          </table:table-cell>
          <table:table-cell office:value-type="string">
            <text:p>Drag strip operation</text:p>
          </table:table-cell>
        </table:table-row>
        <table:table-row table:style-name="ro1">
          <table:table-cell office:value-type="string">
            <text:p>9016</text:p>
          </table:table-cell>
          <table:table-cell office:value-type="string">
            <text:p>Golf driving range</text:p>
          </table:table-cell>
        </table:table-row>
        <table:table-row table:style-name="ro1">
          <table:table-cell office:value-type="string">
            <text:p>9016</text:p>
          </table:table-cell>
          <table:table-cell office:value-type="string">
            <text:p>Horse show-operation by owner or lessee-</text:p>
          </table:table-cell>
        </table:table-row>
        <table:table-row table:style-name="ro1">
          <table:table-cell office:value-type="string">
            <text:p>9016</text:p>
          </table:table-cell>
          <table:table-cell office:value-type="string">
            <text:p>Ice skating rink</text:p>
          </table:table-cell>
        </table:table-row>
        <table:table-row table:style-name="ro1">
          <table:table-cell office:value-type="string">
            <text:p>9016</text:p>
          </table:table-cell>
          <table:table-cell office:value-type="string">
            <text:p>Miniature golf course</text:p>
          </table:table-cell>
        </table:table-row>
        <table:table-row table:style-name="ro1">
          <table:table-cell office:value-type="string">
            <text:p>9016</text:p>
          </table:table-cell>
          <table:table-cell office:value-type="string">
            <text:p>Racetrack operation-horse or dog: all other employees-including starters &amp; assistants-</text:p>
          </table:table-cell>
        </table:table-row>
        <table:table-row table:style-name="ro1">
          <table:table-cell office:value-type="string">
            <text:p>9016</text:p>
          </table:table-cell>
          <table:table-cell office:value-type="string">
            <text:p>Recreational or amusement devices: archery ranges</text:p>
          </table:table-cell>
        </table:table-row>
        <table:table-row table:style-name="ro1">
          <table:table-cell office:value-type="string">
            <text:p>9016</text:p>
          </table:table-cell>
          <table:table-cell office:value-type="string">
            <text:p>Recreational or amusement devices: ball or dart throwing at targets-</text:p>
          </table:table-cell>
        </table:table-row>
        <table:table-row table:style-name="ro1">
          <table:table-cell office:value-type="string">
            <text:p>9016</text:p>
          </table:table-cell>
          <table:table-cell office:value-type="string">
            <text:p>Recreational or amusement devices: baseball batting ranges-</text:p>
          </table:table-cell>
        </table:table-row>
        <table:table-row table:style-name="ro1">
          <table:table-cell office:value-type="string">
            <text:p>9016</text:p>
          </table:table-cell>
          <table:table-cell office:value-type="string">
            <text:p>Recreational or amusement devices: golf courses-miniature-</text:p>
          </table:table-cell>
        </table:table-row>
        <table:table-row table:style-name="ro1">
          <table:table-cell office:value-type="string">
            <text:p>9016</text:p>
          </table:table-cell>
          <table:table-cell office:value-type="string">
            <text:p>Recreational or amusement devices: golf driving ranges-</text:p>
          </table:table-cell>
        </table:table-row>
        <table:table-row table:style-name="ro1">
          <table:table-cell office:value-type="string">
            <text:p>9016</text:p>
          </table:table-cell>
          <table:table-cell office:value-type="string">
            <text:p>Recreational or amusement devices: kiddie rides at permanent locations</text:p>
          </table:table-cell>
        </table:table-row>
        <table:table-row table:style-name="ro1">
          <table:table-cell office:value-type="string">
            <text:p>9016</text:p>
          </table:table-cell>
          <table:table-cell office:value-type="string">
            <text:p>Recreational oramusement devices: pony rides-care &amp; maintenance of track</text:p>
          </table:table-cell>
        </table:table-row>
        <table:table-row table:style-name="ro1">
          <table:table-cell office:value-type="string">
            <text:p>9016</text:p>
          </table:table-cell>
          <table:table-cell office:value-type="string">
            <text:p>Recreational or amusement devices: shooting galleries (air rifles)</text:p>
          </table:table-cell>
        </table:table-row>
        <table:table-row table:style-name="ro1">
          <table:table-cell office:value-type="string">
            <text:p>9016</text:p>
          </table:table-cell>
          <table:table-cell office:value-type="string">
            <text:p>Recreational oramusement devices: tennis courts-public-operation</text:p>
          </table:table-cell>
        </table:table-row>
        <table:table-row table:style-name="ro1">
          <table:table-cell office:value-type="string">
            <text:p>9016</text:p>
          </table:table-cell>
          <table:table-cell office:value-type="string">
            <text:p>Rodeos-facilitiesmaintenance</text:p>
          </table:table-cell>
        </table:table-row>
        <table:table-row table:style-name="ro1">
          <table:table-cell office:value-type="string">
            <text:p>9016</text:p>
          </table:table-cell>
          <table:table-cell office:value-type="string">
            <text:p>Speedways-automobileraces</text:p>
          </table:table-cell>
        </table:table-row>
        <table:table-row table:style-name="ro1">
          <table:table-cell office:value-type="string">
            <text:p>9016</text:p>
          </table:table-cell>
          <table:table-cell office:value-type="string">
            <text:p>Tracks-stock car,jalopy races</text:p>
          </table:table-cell>
        </table:table-row>
        <table:table-row table:style-name="ro1">
          <table:table-cell office:value-type="string">
            <text:p>9019</text:p>
          </table:table-cell>
          <table:table-cell office:value-type="string">
            <text:p>Bridge or vehicular tunnel operation</text:p>
          </table:table-cell>
        </table:table-row>
        <table:table-row table:style-name="ro1">
          <table:table-cell office:value-type="string">
            <text:p>9019</text:p>
          </table:table-cell>
          <table:table-cell office:value-type="string">
            <text:p>Tunnel (vehicular) or bridge operations</text:p>
          </table:table-cell>
        </table:table-row>
        <table:table-row table:style-name="ro1">
          <table:table-cell office:value-type="string">
            <text:p>9033</text:p>
          </table:table-cell>
          <table:table-cell office:value-type="string">
            <text:p>Housing authority &amp;clerical, salespersons, drivers</text:p>
          </table:table-cell>
        </table:table-row>
        <table:table-row table:style-name="ro1">
          <table:table-cell office:value-type="string">
            <text:p>9040</text:p>
          </table:table-cell>
          <table:table-cell office:value-type="string">
            <text:p>Asylum-all other thanprofessional employees</text:p>
          </table:table-cell>
        </table:table-row>
        <table:table-row table:style-name="ro1">
          <table:table-cell office:value-type="string">
            <text:p>9040</text:p>
          </table:table-cell>
          <table:table-cell office:value-type="string">
            <text:p>Hospital-all otherthan professional employees</text:p>
          </table:table-cell>
        </table:table-row>
        <table:table-row table:style-name="ro1">
          <table:table-cell office:value-type="string">
            <text:p>9040</text:p>
          </table:table-cell>
          <table:table-cell office:value-type="string">
            <text:p>Sanitarium-all otherthan professional employees</text:p>
          </table:table-cell>
        </table:table-row>
        <table:table-row table:style-name="ro1">
          <table:table-cell office:value-type="string">
            <text:p>9044</text:p>
          </table:table-cell>
          <table:table-cell office:value-type="string">
            <text:p>Casino gamblinghotel: all employees &amp; clerical, salespersons, drivers</text:p>
          </table:table-cell>
        </table:table-row>
        <table:table-row table:style-name="ro1">
          <table:table-cell office:value-type="string">
            <text:p>9052</text:p>
          </table:table-cell>
          <table:table-cell office:value-type="string">
            <text:p>Boarding houses</text:p>
          </table:table-cell>
        </table:table-row>
        <table:table-row table:style-name="ro1">
          <table:table-cell office:value-type="string">
            <text:p>9052</text:p>
          </table:table-cell>
          <table:table-cell office:value-type="string">
            <text:p>Caddy-employee ofhotel</text:p>
          </table:table-cell>
        </table:table-row>
        <table:table-row table:style-name="ro1">
          <table:table-cell office:value-type="string">
            <text:p>9052</text:p>
          </table:table-cell>
          <table:table-cell office:value-type="string">
            <text:p>Commissary work-allemployees other than restaurant workers</text:p>
          </table:table-cell>
        </table:table-row>
        <table:table-row table:style-name="ro1">
          <table:table-cell office:value-type="string">
            <text:p>9052</text:p>
          </table:table-cell>
          <table:table-cell office:value-type="string">
            <text:p>Dude ranches-notcattle ranches-&amp; salespersons, drivers</text:p>
          </table:table-cell>
        </table:table-row>
        <table:table-row table:style-name="ro1">
          <table:table-cell office:value-type="string">
            <text:p>9052</text:p>
          </table:table-cell>
          <table:table-cell office:value-type="string">
            <text:p>Garages operated byhotels, etc.</text:p>
          </table:table-cell>
        </table:table-row>
        <table:table-row table:style-name="ro1">
          <table:table-cell office:value-type="string">
            <text:p>9052</text:p>
          </table:table-cell>
          <table:table-cell office:value-type="string">
            <text:p>Golf courses operatedby hotels, etc.</text:p>
          </table:table-cell>
        </table:table-row>
        <table:table-row table:style-name="ro1">
          <table:table-cell office:value-type="string">
            <text:p>9052</text:p>
          </table:table-cell>
          <table:table-cell office:value-type="string">
            <text:p>Hotel &amp; salespersons,drivers-all other than restaurant employees</text:p>
          </table:table-cell>
        </table:table-row>
        <table:table-row table:style-name="ro1">
          <table:table-cell office:value-type="string">
            <text:p>9052</text:p>
          </table:table-cell>
          <table:table-cell office:value-type="string">
            <text:p>Motel, motor court orcabin-salespersons -all other than restaurant employees</text:p>
          </table:table-cell>
        </table:table-row>
        <table:table-row table:style-name="ro1">
          <table:table-cell office:value-type="string">
            <text:p>9052</text:p>
          </table:table-cell>
          <table:table-cell office:value-type="string">
            <text:p>Rooming houses orboarding houses-&amp; salespersons, drivers</text:p>
          </table:table-cell>
        </table:table-row>
        <table:table-row table:style-name="ro1">
          <table:table-cell office:value-type="string">
            <text:p>9058</text:p>
          </table:table-cell>
          <table:table-cell office:value-type="string">
            <text:p>Commissarywork-restaurant employees</text:p>
          </table:table-cell>
        </table:table-row>
        <table:table-row table:style-name="ro1">
          <table:table-cell office:value-type="string">
            <text:p>9058</text:p>
          </table:table-cell>
          <table:table-cell office:value-type="string">
            <text:p>Hotel-restaurantemployees</text:p>
          </table:table-cell>
        </table:table-row>
        <table:table-row table:style-name="ro1">
          <table:table-cell office:value-type="string">
            <text:p>9058</text:p>
          </table:table-cell>
          <table:table-cell office:value-type="string">
            <text:p>Motel, motor court orcabin-restaurant employees</text:p>
          </table:table-cell>
        </table:table-row>
        <table:table-row table:style-name="ro1">
          <table:table-cell office:value-type="string">
            <text:p>9059</text:p>
          </table:table-cell>
          <table:table-cell office:value-type="string">
            <text:p>Boy and girl scoutcouncils-day camp operations-professional employees</text:p>
          </table:table-cell>
        </table:table-row>
        <table:table-row table:style-name="ro1">
          <table:table-cell office:value-type="string">
            <text:p>9059</text:p>
          </table:table-cell>
          <table:table-cell office:value-type="string">
            <text:p>Child day camp-allother employees and drivers</text:p>
          </table:table-cell>
        </table:table-row>
        <table:table-row table:style-name="ro1">
          <table:table-cell office:value-type="string">
            <text:p>9059</text:p>
          </table:table-cell>
          <table:table-cell office:value-type="string">
            <text:p>Child day carecenter-all other employees and drivers</text:p>
          </table:table-cell>
        </table:table-row>
        <table:table-row table:style-name="ro1">
          <table:table-cell office:value-type="string">
            <text:p>9060</text:p>
          </table:table-cell>
          <table:table-cell office:value-type="string">
            <text:p>Caddy-employee ofcountry club</text:p>
          </table:table-cell>
        </table:table-row>
        <table:table-row table:style-name="ro1">
          <table:table-cell office:value-type="string">
            <text:p>9060</text:p>
          </table:table-cell>
          <table:table-cell office:value-type="string">
            <text:p>Caddy-independentcontractor</text:p>
          </table:table-cell>
        </table:table-row>
        <table:table-row table:style-name="ro1">
          <table:table-cell office:value-type="string">
            <text:p>9060</text:p>
          </table:table-cell>
          <table:table-cell office:value-type="string">
            <text:p>Club-country, golf,fishing or yacht-&amp; clerical</text:p>
          </table:table-cell>
        </table:table-row>
        <table:table-row table:style-name="ro1">
          <table:table-cell office:value-type="string">
            <text:p>9060</text:p>
          </table:table-cell>
          <table:table-cell office:value-type="string">
            <text:p>Clubs-ski &amp; clerical</text:p>
          </table:table-cell>
        </table:table-row>
        <table:table-row table:style-name="ro1">
          <table:table-cell office:value-type="string">
            <text:p>9060</text:p>
          </table:table-cell>
          <table:table-cell office:value-type="string">
            <text:p>Clubs-tennis,racquetball or handball-outdoor</text:p>
          </table:table-cell>
        </table:table-row>
        <table:table-row table:style-name="ro1">
          <table:table-cell office:value-type="string">
            <text:p>9060</text:p>
          </table:table-cell>
          <table:table-cell office:value-type="string">
            <text:p>Golf course, notminiature-public or private</text:p>
          </table:table-cell>
        </table:table-row>
        <table:table-row table:style-name="ro1">
          <table:table-cell office:value-type="string">
            <text:p>9061</text:p>
          </table:table-cell>
          <table:table-cell office:value-type="string">
            <text:p>Club-NOC</text:p>
          </table:table-cell>
        </table:table-row>
        <table:table-row table:style-name="ro1">
          <table:table-cell office:value-type="string">
            <text:p>9061</text:p>
          </table:table-cell>
          <table:table-cell office:value-type="string">
            <text:p>Club-NOC &amp; clerical</text:p>
          </table:table-cell>
        </table:table-row>
        <table:table-row table:style-name="ro1">
          <table:table-cell office:value-type="string">
            <text:p>9061</text:p>
          </table:table-cell>
          <table:table-cell office:value-type="string">
            <text:p>Clubs-beach &amp;clerical</text:p>
          </table:table-cell>
        </table:table-row>
        <table:table-row table:style-name="ro1">
          <table:table-cell office:value-type="string">
            <text:p>9061</text:p>
          </table:table-cell>
          <table:table-cell office:value-type="string">
            <text:p>Club-social,fraternal or business-operating on own premises or facilities &amp;clerical</text:p>
          </table:table-cell>
        </table:table-row>
        <table:table-row table:style-name="ro1">
          <table:table-cell office:value-type="string">
            <text:p>9061</text:p>
          </table:table-cell>
          <table:table-cell office:value-type="string">
            <text:p>Clubs-social &amp;clerical</text:p>
          </table:table-cell>
        </table:table-row>
        <table:table-row table:style-name="ro1">
          <table:table-cell office:value-type="string">
            <text:p>9061</text:p>
          </table:table-cell>
          <table:table-cell office:value-type="string">
            <text:p>Fraternal society &amp;clerical</text:p>
          </table:table-cell>
        </table:table-row>
        <table:table-row table:style-name="ro1">
          <table:table-cell office:value-type="string">
            <text:p>9061</text:p>
          </table:table-cell>
          <table:table-cell office:value-type="string">
            <text:p>Fraternity orsorority houses-&amp; clerical</text:p>
          </table:table-cell>
        </table:table-row>
        <table:table-row table:style-name="ro1">
          <table:table-cell office:value-type="string">
            <text:p>9061</text:p>
          </table:table-cell>
          <table:table-cell office:value-type="string">
            <text:p>Sorority orfraternity houses</text:p>
          </table:table-cell>
        </table:table-row>
        <table:table-row table:style-name="ro1">
          <table:table-cell office:value-type="string">
            <text:p>9062</text:p>
          </table:table-cell>
          <table:table-cell office:value-type="string">
            <text:p>Casino gambling: allemployees &amp; clerical, salespersons, drivers</text:p>
          </table:table-cell>
        </table:table-row>
        <table:table-row table:style-name="ro1">
          <table:table-cell office:value-type="string">
            <text:p>9063</text:p>
          </table:table-cell>
          <table:table-cell office:value-type="string">
            <text:p>Clubs-health &amp;clerical</text:p>
          </table:table-cell>
        </table:table-row>
        <table:table-row table:style-name="ro1">
          <table:table-cell office:value-type="string">
            <text:p>9063</text:p>
          </table:table-cell>
          <table:table-cell office:value-type="string">
            <text:p>Clubs-tennis,racquetball or handball-indoor</text:p>
          </table:table-cell>
        </table:table-row>
        <table:table-row table:style-name="ro1">
          <table:table-cell office:value-type="string">
            <text:p>9063</text:p>
          </table:table-cell>
          <table:table-cell office:value-type="string">
            <text:p>Exercise or healthinstitute &amp; clerical</text:p>
          </table:table-cell>
        </table:table-row>
        <table:table-row table:style-name="ro1">
          <table:table-cell office:value-type="string">
            <text:p>9063</text:p>
          </table:table-cell>
          <table:table-cell office:value-type="string">
            <text:p>Gymnasiums and healthclubs</text:p>
          </table:table-cell>
        </table:table-row>
        <table:table-row table:style-name="ro1">
          <table:table-cell office:value-type="string">
            <text:p>9063</text:p>
          </table:table-cell>
          <table:table-cell office:value-type="string">
            <text:p>Health or exerciseinstitute &amp; clerical</text:p>
          </table:table-cell>
        </table:table-row>
        <table:table-row table:style-name="ro1">
          <table:table-cell office:value-type="string">
            <text:p>9063</text:p>
          </table:table-cell>
          <table:table-cell office:value-type="string">
            <text:p>Health spa or steambath NOC &amp; clerical</text:p>
          </table:table-cell>
        </table:table-row>
        <table:table-row table:style-name="ro1">
          <table:table-cell office:value-type="string">
            <text:p>9063</text:p>
          </table:table-cell>
          <table:table-cell office:value-type="string">
            <text:p>Massage salons</text:p>
          </table:table-cell>
        </table:table-row>
        <table:table-row table:style-name="ro1">
          <table:table-cell office:value-type="string">
            <text:p>9063</text:p>
          </table:table-cell>
          <table:table-cell office:value-type="string">
            <text:p>Tanning parlor inconjunction with health club</text:p>
          </table:table-cell>
        </table:table-row>
        <table:table-row table:style-name="ro1">
          <table:table-cell office:value-type="string">
            <text:p>9063</text:p>
          </table:table-cell>
          <table:table-cell office:value-type="string">
            <text:p>U.S.O.activities-permanent location</text:p>
          </table:table-cell>
        </table:table-row>
        <table:table-row table:style-name="ro1">
          <table:table-cell office:value-type="string">
            <text:p>9063</text:p>
          </table:table-cell>
          <table:table-cell office:value-type="string">
            <text:p>YMCA, YWCA, YMHA orYWHA, institution-all employees &amp; clerical</text:p>
          </table:table-cell>
        </table:table-row>
        <table:table-row table:style-name="ro1">
          <table:table-cell office:value-type="string">
            <text:p>9077</text:p>
          </table:table-cell>
          <table:table-cell office:value-type="string">
            <text:p>Club-officers &amp;enlisted personnel-military base</text:p>
          </table:table-cell>
        </table:table-row>
        <table:table-row table:style-name="ro1">
          <table:table-cell office:value-type="string">
            <text:p>9077</text:p>
          </table:table-cell>
          <table:table-cell office:value-type="string">
            <text:p>Postexchange-military base</text:p>
          </table:table-cell>
        </table:table-row>
        <table:table-row table:style-name="ro1">
          <table:table-cell office:value-type="string">
            <text:p>9077</text:p>
          </table:table-cell>
          <table:table-cell office:value-type="string">
            <text:p>Recreational centeror library-military base</text:p>
          </table:table-cell>
        </table:table-row>
        <table:table-row table:style-name="ro1">
          <table:table-cell office:value-type="string">
            <text:p>9077</text:p>
          </table:table-cell>
          <table:table-cell office:value-type="string">
            <text:p>United States armed service risk-all employees</text:p>
          </table:table-cell>
        </table:table-row>
        <table:table-row table:style-name="ro1">
          <table:table-cell office:value-type="string">
            <text:p>9082</text:p>
          </table:table-cell>
          <table:table-cell office:value-type="string">
            <text:p>Restaurant NOC</text:p>
          </table:table-cell>
        </table:table-row>
        <table:table-row table:style-name="ro1">
          <table:table-cell office:value-type="string">
            <text:p>9083</text:p>
          </table:table-cell>
          <table:table-cell office:value-type="string">
            <text:p>Restaurant: fast food</text:p>
          </table:table-cell>
        </table:table-row>
        <table:table-row table:style-name="ro1">
          <table:table-cell office:value-type="string">
            <text:p>9084</text:p>
          </table:table-cell>
          <table:table-cell office:value-type="string">
            <text:p>Bar, discotheque,lounge, nightclub or tavern</text:p>
          </table:table-cell>
        </table:table-row>
        <table:table-row table:style-name="ro1">
          <table:table-cell office:value-type="string">
            <text:p>9084</text:p>
          </table:table-cell>
          <table:table-cell office:value-type="string">
            <text:p>Restaurant-bar,discotheque, lounge, nightclub or tavern</text:p>
          </table:table-cell>
        </table:table-row>
        <table:table-row table:style-name="ro1">
          <table:table-cell office:value-type="string">
            <text:p>9088</text:p>
          </table:table-cell>
          <table:table-cell office:value-type="string">
            <text:p>Missile bases</text:p>
          </table:table-cell>
        </table:table-row>
        <table:table-row table:style-name="ro1">
          <table:table-cell office:value-type="string">
            <text:p>9088</text:p>
          </table:table-cell>
          <table:table-cell office:value-type="string">
            <text:p>Missiles firing andbunker</text:p>
          </table:table-cell>
        </table:table-row>
        <table:table-row table:style-name="ro1">
          <table:table-cell office:value-type="string">
            <text:p>9088</text:p>
          </table:table-cell>
          <table:table-cell office:value-type="string">
            <text:p>Rocket or missile testing or launching</text:p>
          </table:table-cell>
        </table:table-row>
        <table:table-row table:style-name="ro1">
          <table:table-cell office:value-type="string">
            <text:p>9089</text:p>
          </table:table-cell>
          <table:table-cell office:value-type="string">
            <text:p>Billiard hall</text:p>
          </table:table-cell>
        </table:table-row>
        <table:table-row table:style-name="ro1">
          <table:table-cell office:value-type="string">
            <text:p>9089</text:p>
          </table:table-cell>
          <table:table-cell office:value-type="string">
            <text:p>Pool halls</text:p>
          </table:table-cell>
        </table:table-row>
        <table:table-row table:style-name="ro1">
          <table:table-cell office:value-type="string">
            <text:p>9093</text:p>
          </table:table-cell>
          <table:table-cell office:value-type="string">
            <text:p>Bowling lane</text:p>
          </table:table-cell>
        </table:table-row>
        <table:table-row table:style-name="ro1">
          <table:table-cell office:value-type="string">
            <text:p>9093</text:p>
          </table:table-cell>
          <table:table-cell office:value-type="string">
            <text:p>Roller skating rink</text:p>
          </table:table-cell>
        </table:table-row>
        <table:table-row table:style-name="ro1">
          <table:table-cell office:value-type="string">
            <text:p>9101</text:p>
          </table:table-cell>
          <table:table-cell office:value-type="string">
            <text:p>Adjustment trainingcenters-all other employees</text:p>
          </table:table-cell>
        </table:table-row>
        <table:table-row table:style-name="ro1">
          <table:table-cell office:value-type="string">
            <text:p>9101</text:p>
          </table:table-cell>
          <table:table-cell office:value-type="string">
            <text:p>Adult day carecenters-all other employees</text:p>
          </table:table-cell>
        </table:table-row>
        <table:table-row table:style-name="ro1">
          <table:table-cell office:value-type="string">
            <text:p>9101</text:p>
          </table:table-cell>
          <table:table-cell office:value-type="string">
            <text:p>College-all employeesother than professional or clerical</text:p>
          </table:table-cell>
        </table:table-row>
        <table:table-row table:style-name="ro1">
          <table:table-cell office:value-type="string">
            <text:p>9101</text:p>
          </table:table-cell>
          <table:table-cell office:value-type="string">
            <text:p>Dormitoryoperation-by school</text:p>
          </table:table-cell>
        </table:table-row>
        <table:table-row table:style-name="ro1">
          <table:table-cell office:value-type="string">
            <text:p>9101</text:p>
          </table:table-cell>
          <table:table-cell office:value-type="string">
            <text:p>Public library ormuseum-all other than professional employees or clerical</text:p>
          </table:table-cell>
        </table:table-row>
        <table:table-row table:style-name="ro1">
          <table:table-cell office:value-type="string">
            <text:p>9101</text:p>
          </table:table-cell>
          <table:table-cell office:value-type="string">
            <text:p>Religiousorganization: all other employees</text:p>
          </table:table-cell>
        </table:table-row>
        <table:table-row table:style-name="ro1">
          <table:table-cell office:value-type="string">
            <text:p>9101</text:p>
          </table:table-cell>
          <table:table-cell office:value-type="string">
            <text:p>Schools-all otherthan professional &amp; clerical employees</text:p>
          </table:table-cell>
        </table:table-row>
        <table:table-row table:style-name="ro1">
          <table:table-cell office:value-type="string">
            <text:p>9101</text:p>
          </table:table-cell>
          <table:table-cell office:value-type="string">
            <text:p>Schools-trade orvocational-all other than professional or clerical employees</text:p>
          </table:table-cell>
        </table:table-row>
        <table:table-row table:style-name="ro1">
          <table:table-cell office:value-type="string">
            <text:p>9102</text:p>
          </table:table-cell>
          <table:table-cell office:value-type="string">
            <text:p>Lawn maintenance</text:p>
          </table:table-cell>
        </table:table-row>
        <table:table-row table:style-name="ro1">
          <table:table-cell office:value-type="string">
            <text:p>9102</text:p>
          </table:table-cell>
          <table:table-cell office:value-type="string">
            <text:p>Park NOC-all employees</text:p>
          </table:table-cell>
        </table:table-row>
        <table:table-row table:style-name="ro1">
          <table:table-cell office:value-type="string">
            <text:p>9102</text:p>
          </table:table-cell>
          <table:table-cell office:value-type="string">
            <text:p>Ski trailoperation-cross-country</text:p>
          </table:table-cell>
        </table:table-row>
        <table:table-row table:style-name="ro1">
          <table:table-cell office:value-type="string">
            <text:p>9102</text:p>
          </table:table-cell>
          <table:table-cell office:value-type="string">
            <text:p>Zoo</text:p>
          </table:table-cell>
        </table:table-row>
        <table:table-row table:style-name="ro1">
          <table:table-cell office:value-type="string">
            <text:p>9110</text:p>
          </table:table-cell>
          <table:table-cell office:value-type="string">
            <text:p>Charitable or welfare organization-all other employees</text:p>
          </table:table-cell>
        </table:table-row>
        <table:table-row table:style-name="ro1">
          <table:table-cell office:value-type="string">
            <text:p>9154</text:p>
          </table:table-cell>
          <table:table-cell office:value-type="string">
            <text:p>Dinner theater-allother employees-theater payroll greater than 50%</text:p>
          </table:table-cell>
        </table:table-row>
        <table:table-row table:style-name="ro1">
          <table:table-cell office:value-type="string">
            <text:p>9154</text:p>
          </table:table-cell>
          <table:table-cell office:value-type="string">
            <text:p>Theater NOC-allemployees other than players, entertainers or musicians</text:p>
          </table:table-cell>
        </table:table-row>
        <table:table-row table:style-name="ro1">
          <table:table-cell office:value-type="string">
            <text:p>9154</text:p>
          </table:table-cell>
          <table:table-cell office:value-type="string">
            <text:p>Theater-drive-in-allemployees</text:p>
          </table:table-cell>
        </table:table-row>
        <table:table-row table:style-name="ro1">
          <table:table-cell office:value-type="string">
            <text:p>9156</text:p>
          </table:table-cell>
          <table:table-cell office:value-type="string">
            <text:p>Dinnertheater-players, entertainers-theater payroll greater than 50%</text:p>
          </table:table-cell>
        </table:table-row>
        <table:table-row table:style-name="ro1">
          <table:table-cell office:value-type="string">
            <text:p>9156</text:p>
          </table:table-cell>
          <table:table-cell office:value-type="string">
            <text:p>Theater NOC-players,entertainers or musicians</text:p>
          </table:table-cell>
        </table:table-row>
        <table:table-row table:style-name="ro1">
          <table:table-cell office:value-type="string">
            <text:p>9178</text:p>
          </table:table-cell>
          <table:table-cell office:value-type="string">
            <text:p>Athletic team orpark: non-contact sports-players, coaches, managers or umpires</text:p>
          </table:table-cell>
        </table:table-row>
        <table:table-row table:style-name="ro1">
          <table:table-cell office:value-type="string">
            <text:p>9178</text:p>
          </table:table-cell>
          <table:table-cell office:value-type="string">
            <text:p>Baseball team</text:p>
          </table:table-cell>
        </table:table-row>
        <table:table-row table:style-name="ro1">
          <table:table-cell office:value-type="string">
            <text:p>9178</text:p>
          </table:table-cell>
          <table:table-cell office:value-type="string">
            <text:p>Basketball team</text:p>
          </table:table-cell>
        </table:table-row>
        <table:table-row table:style-name="ro1">
          <table:table-cell office:value-type="string">
            <text:p>9178</text:p>
          </table:table-cell>
          <table:table-cell office:value-type="string">
            <text:p>Soccer team</text:p>
          </table:table-cell>
        </table:table-row>
        <table:table-row table:style-name="ro1">
          <table:table-cell office:value-type="string">
            <text:p>9179</text:p>
          </table:table-cell>
          <table:table-cell office:value-type="string">
            <text:p>Athletic team orpark: contact sports-players, coaches, managers or umpires</text:p>
          </table:table-cell>
        </table:table-row>
        <table:table-row table:style-name="ro1">
          <table:table-cell office:value-type="string">
            <text:p>9179</text:p>
          </table:table-cell>
          <table:table-cell office:value-type="string">
            <text:p>Football team</text:p>
          </table:table-cell>
        </table:table-row>
        <table:table-row table:style-name="ro1">
          <table:table-cell office:value-type="string">
            <text:p>9179</text:p>
          </table:table-cell>
          <table:table-cell office:value-type="string">
            <text:p>Hockey team</text:p>
          </table:table-cell>
        </table:table-row>
        <table:table-row table:style-name="ro1">
          <table:table-cell office:value-type="string">
            <text:p>9179</text:p>
          </table:table-cell>
          <table:table-cell office:value-type="string">
            <text:p>Roller derbies</text:p>
          </table:table-cell>
        </table:table-row>
        <table:table-row table:style-name="ro1">
          <table:table-cell office:value-type="string">
            <text:p>9180</text:p>
          </table:table-cell>
          <table:table-cell office:value-type="string">
            <text:p>Alligator exhibition-</text:p>
          </table:table-cell>
        </table:table-row>
        <table:table-row table:style-name="ro1">
          <table:table-cell office:value-type="string">
            <text:p>9180</text:p>
          </table:table-cell>
          <table:table-cell office:value-type="string">
            <text:p>Amusement device operation NOC-not traveling</text:p>
          </table:table-cell>
        </table:table-row>
        <table:table-row table:style-name="ro1">
          <table:table-cell office:value-type="string">
            <text:p>9180</text:p>
          </table:table-cell>
          <table:table-cell office:value-type="string">
            <text:p>Clubs-shooting</text:p>
          </table:table-cell>
        </table:table-row>
        <table:table-row table:style-name="ro1">
          <table:table-cell office:value-type="string">
            <text:p>9180</text:p>
          </table:table-cell>
          <table:table-cell office:value-type="string">
            <text:p>Dolphin training, feeding and care</text:p>
          </table:table-cell>
        </table:table-row>
        <table:table-row table:style-name="ro1">
          <table:table-cell office:value-type="string">
            <text:p>9180</text:p>
          </table:table-cell>
          <table:table-cell office:value-type="string">
            <text:p>Fireworks exhibition</text:p>
          </table:table-cell>
        </table:table-row>
        <table:table-row table:style-name="ro1">
          <table:table-cell office:value-type="string">
            <text:p>9180</text:p>
          </table:table-cell>
          <table:table-cell office:value-type="string">
            <text:p>Hunting guides-club-</text:p>
          </table:table-cell>
        </table:table-row>
        <table:table-row table:style-name="ro1">
          <table:table-cell office:value-type="string">
            <text:p>9180</text:p>
          </table:table-cell>
          <table:table-cell office:value-type="string">
            <text:p>Merry-go-round operation-not traveling</text:p>
          </table:table-cell>
        </table:table-row>
        <table:table-row table:style-name="ro1">
          <table:table-cell office:value-type="string">
            <text:p>9180</text:p>
          </table:table-cell>
          <table:table-cell office:value-type="string">
            <text:p>Mountain climbing instructors and guides</text:p>
          </table:table-cell>
        </table:table-row>
        <table:table-row table:style-name="ro1">
          <table:table-cell office:value-type="string">
            <text:p>9180</text:p>
          </table:table-cell>
          <table:table-cell office:value-type="string">
            <text:p>Pony rides-</text:p>
          </table:table-cell>
        </table:table-row>
        <table:table-row table:style-name="ro1">
          <table:table-cell office:value-type="string">
            <text:p>9180</text:p>
          </table:table-cell>
          <table:table-cell office:value-type="string">
            <text:p>Race car drivers.Separately rate race car team as Code 8380</text:p>
          </table:table-cell>
        </table:table-row>
        <table:table-row table:style-name="ro1">
          <table:table-cell office:value-type="string">
            <text:p>9180</text:p>
          </table:table-cell>
          <table:table-cell office:value-type="string">
            <text:p>Recreational oramusement devices: pony rides--excluding trackmaintenance</text:p>
          </table:table-cell>
        </table:table-row>
        <table:table-row table:style-name="ro1">
          <table:table-cell office:value-type="string">
            <text:p>9180</text:p>
          </table:table-cell>
          <table:table-cell office:value-type="string">
            <text:p>Scenic railroad at amusement park-</text:p>
          </table:table-cell>
        </table:table-row>
        <table:table-row table:style-name="ro1">
          <table:table-cell office:value-type="string">
            <text:p>9180</text:p>
          </table:table-cell>
          <table:table-cell office:value-type="string">
            <text:p>Serpentarium-</text:p>
          </table:table-cell>
        </table:table-row>
        <table:table-row table:style-name="ro1">
          <table:table-cell office:value-type="string">
            <text:p>9180</text:p>
          </table:table-cell>
          <table:table-cell office:value-type="string">
            <text:p>Shooting gallery-</text:p>
          </table:table-cell>
        </table:table-row>
        <table:table-row table:style-name="ro1">
          <table:table-cell office:value-type="string">
            <text:p>9180</text:p>
          </table:table-cell>
          <table:table-cell office:value-type="string">
            <text:p>Ski instructors-</text:p>
          </table:table-cell>
        </table:table-row>
        <table:table-row table:style-name="ro1">
          <table:table-cell office:value-type="string">
            <text:p>9180</text:p>
          </table:table-cell>
          <table:table-cell office:value-type="string">
            <text:p>Skiing operations-tows, instructors, patrols, cable chair sky rides-</text:p>
          </table:table-cell>
        </table:table-row>
        <table:table-row table:style-name="ro1">
          <table:table-cell office:value-type="string">
            <text:p>9180</text:p>
          </table:table-cell>
          <table:table-cell office:value-type="string">
            <text:p>Train operation-miniature at amusement park-</text:p>
          </table:table-cell>
        </table:table-row>
        <table:table-row table:style-name="ro1">
          <table:table-cell office:value-type="string">
            <text:p>9180</text:p>
          </table:table-cell>
          <table:table-cell office:value-type="string">
            <text:p>Water skiing exhibitions-</text:p>
          </table:table-cell>
        </table:table-row>
        <table:table-row table:style-name="ro1">
          <table:table-cell office:value-type="string">
            <text:p>9180</text:p>
          </table:table-cell>
          <table:table-cell office:value-type="string">
            <text:p>Water slides-</text:p>
          </table:table-cell>
        </table:table-row>
        <table:table-row table:style-name="ro1">
          <table:table-cell office:value-type="string">
            <text:p>9180</text:p>
          </table:table-cell>
          <table:table-cell office:value-type="string">
            <text:p>Wave pools-</text:p>
          </table:table-cell>
        </table:table-row>
        <table:table-row table:style-name="ro1">
          <table:table-cell office:value-type="string">
            <text:p>9181</text:p>
          </table:table-cell>
          <table:table-cell office:value-type="string">
            <text:p>Athletic team orpark: players, coaches, managers, or umpires (MO)</text:p>
          </table:table-cell>
        </table:table-row>
        <table:table-row table:style-name="ro1">
          <table:table-cell office:value-type="string">
            <text:p>9182</text:p>
          </table:table-cell>
          <table:table-cell office:value-type="string">
            <text:p>Arena or stadium forteam sports events</text:p>
          </table:table-cell>
        </table:table-row>
        <table:table-row table:style-name="ro1">
          <table:table-cell office:value-type="string">
            <text:p>9182</text:p>
          </table:table-cell>
          <table:table-cell office:value-type="string">
            <text:p>Athletic team or park: all employees other than players, coaches, managersor umpires</text:p>
          </table:table-cell>
        </table:table-row>
        <table:table-row table:style-name="ro1">
          <table:table-cell office:value-type="string">
            <text:p>9186</text:p>
          </table:table-cell>
          <table:table-cell office:value-type="string">
            <text:p>Amusement device operator, carnival or circus-traveling-all employees</text:p>
          </table:table-cell>
        </table:table-row>
        <table:table-row table:style-name="ro1">
          <table:table-cell office:value-type="string">
            <text:p>9186</text:p>
          </table:table-cell>
          <table:table-cell office:value-type="string">
            <text:p>Animal show-traveling</text:p>
          </table:table-cell>
        </table:table-row>
        <table:table-row table:style-name="ro1">
          <table:table-cell office:value-type="string">
            <text:p>9186</text:p>
          </table:table-cell>
          <table:table-cell office:value-type="string">
            <text:p>Automobile stunt show</text:p>
          </table:table-cell>
        </table:table-row>
        <table:table-row table:style-name="ro1">
          <table:table-cell office:value-type="string">
            <text:p>9186</text:p>
          </table:table-cell>
          <table:table-cell office:value-type="string">
            <text:p>Carnival, circus or amusement device operator-traveling-all employees</text:p>
          </table:table-cell>
        </table:table-row>
        <table:table-row table:style-name="ro1">
          <table:table-cell office:value-type="string">
            <text:p>9186</text:p>
          </table:table-cell>
          <table:table-cell office:value-type="string">
            <text:p>Circus, carnival or amusement device operator-traveling-all employees</text:p>
          </table:table-cell>
        </table:table-row>
        <table:table-row table:style-name="ro1">
          <table:table-cell office:value-type="string">
            <text:p>9186</text:p>
          </table:table-cell>
          <table:table-cell office:value-type="string">
            <text:p>Rodeos-traveling</text:p>
          </table:table-cell>
        </table:table-row>
        <table:table-row table:style-name="ro1">
          <table:table-cell office:value-type="string">
            <text:p>9220</text:p>
          </table:table-cell>
          <table:table-cell office:value-type="string">
            <text:p>Cemetery operation</text:p>
          </table:table-cell>
        </table:table-row>
        <table:table-row table:style-name="ro1">
          <table:table-cell office:value-type="string">
            <text:p>9220</text:p>
          </table:table-cell>
          <table:table-cell office:value-type="string">
            <text:p>Cemetery removal-opening graves, removing and reinterring remains,</text:p>
          </table:table-cell>
        </table:table-row>
        <table:table-row table:style-name="ro1">
          <table:table-cell office:value-type="string">
            <text:p>9220</text:p>
          </table:table-cell>
          <table:table-cell office:value-type="string">
            <text:p>Pet cemetery</text:p>
          </table:table-cell>
        </table:table-row>
        <table:table-row table:style-name="ro1">
          <table:table-cell office:value-type="string">
            <text:p>9402</text:p>
          </table:table-cell>
          <table:table-cell office:value-type="string">
            <text:p>Beach cleaning-</text:p>
          </table:table-cell>
        </table:table-row>
        <table:table-row table:style-name="ro1">
          <table:table-cell office:value-type="string">
            <text:p>9402</text:p>
          </table:table-cell>
          <table:table-cell office:value-type="string">
            <text:p>Cesspool cleaning-specialist contractors-</text:p>
          </table:table-cell>
        </table:table-row>
        <table:table-row table:style-name="ro1">
          <table:table-cell office:value-type="string">
            <text:p>9402</text:p>
          </table:table-cell>
          <table:table-cell office:value-type="string">
            <text:p>Highwayoperations-toll roads-snow removal performed by employeesspecifically hired for this purpose</text:p>
          </table:table-cell>
        </table:table-row>
        <table:table-row table:style-name="ro1">
          <table:table-cell office:value-type="string">
            <text:p>9402</text:p>
          </table:table-cell>
          <table:table-cell office:value-type="string">
            <text:p>Portabletoilets-rental, installation, service</text:p>
          </table:table-cell>
        </table:table-row>
        <table:table-row table:style-name="ro1">
          <table:table-cell office:value-type="string">
            <text:p>9402</text:p>
          </table:table-cell>
          <table:table-cell office:value-type="string">
            <text:p>Septic tank cleaning</text:p>
          </table:table-cell>
        </table:table-row>
        <table:table-row table:style-name="ro1">
          <table:table-cell office:value-type="string">
            <text:p>9402</text:p>
          </table:table-cell>
          <table:table-cell office:value-type="string">
            <text:p>Sewer cleaning</text:p>
          </table:table-cell>
        </table:table-row>
        <table:table-row table:style-name="ro1">
          <table:table-cell office:value-type="string">
            <text:p>9402</text:p>
          </table:table-cell>
          <table:table-cell office:value-type="string">
            <text:p>Snow removal-clearing snow from streets or roads-</text:p>
          </table:table-cell>
        </table:table-row>
        <table:table-row table:style-name="ro1">
          <table:table-cell office:value-type="string">
            <text:p>9402</text:p>
          </table:table-cell>
          <table:table-cell office:value-type="string">
            <text:p>Street cleaning</text:p>
          </table:table-cell>
        </table:table-row>
        <table:table-row table:style-name="ro1">
          <table:table-cell office:value-type="string">
            <text:p>9402</text:p>
          </table:table-cell>
          <table:table-cell office:value-type="string">
            <text:p>Sweeping-parking lots&amp; streets</text:p>
          </table:table-cell>
        </table:table-row>
        <table:table-row table:style-name="ro1">
          <table:table-cell office:value-type="string">
            <text:p>9402</text:p>
          </table:table-cell>
          <table:table-cell office:value-type="string">
            <text:p>Tunnel-spray cleaningof interior</text:p>
          </table:table-cell>
        </table:table-row>
        <table:table-row table:style-name="ro1">
          <table:table-cell office:value-type="string">
            <text:p>9402</text:p>
          </table:table-cell>
          <table:table-cell office:value-type="string">
            <text:p>Water well cleaning-cistern type-</text:p>
          </table:table-cell>
        </table:table-row>
        <table:table-row table:style-name="ro1">
          <table:table-cell office:value-type="string">
            <text:p>9403</text:p>
          </table:table-cell>
          <table:table-cell office:value-type="string">
            <text:p>Ashes, garbage or refuse collection</text:p>
          </table:table-cell>
        </table:table-row>
        <table:table-row table:style-name="ro1">
          <table:table-cell office:value-type="string">
            <text:p>9403</text:p>
          </table:table-cell>
          <table:table-cell office:value-type="string">
            <text:p>Chemical wastedisposal</text:p>
          </table:table-cell>
        </table:table-row>
        <table:table-row table:style-name="ro1">
          <table:table-cell office:value-type="string">
            <text:p>9403</text:p>
          </table:table-cell>
          <table:table-cell office:value-type="string">
            <text:p>Collection ofcontainerized garbage, ashes or refuse</text:p>
          </table:table-cell>
        </table:table-row>
        <table:table-row table:style-name="ro1">
          <table:table-cell office:value-type="string">
            <text:p>9403</text:p>
          </table:table-cell>
          <table:table-cell office:value-type="string">
            <text:p>Containerized refusecollection</text:p>
          </table:table-cell>
        </table:table-row>
        <table:table-row table:style-name="ro1">
          <table:table-cell office:value-type="string">
            <text:p>9403</text:p>
          </table:table-cell>
          <table:table-cell office:value-type="string">
            <text:p>Garbage andrefuse-collecting in containers</text:p>
          </table:table-cell>
        </table:table-row>
        <table:table-row table:style-name="ro1">
          <table:table-cell office:value-type="string">
            <text:p>9403</text:p>
          </table:table-cell>
          <table:table-cell office:value-type="string">
            <text:p>Garbage, ashes or refuse collection</text:p>
          </table:table-cell>
        </table:table-row>
        <table:table-row table:style-name="ro1">
          <table:table-cell office:value-type="string">
            <text:p>9403</text:p>
          </table:table-cell>
          <table:table-cell office:value-type="string">
            <text:p>Liquid wastecollection</text:p>
          </table:table-cell>
        </table:table-row>
        <table:table-row table:style-name="ro1">
          <table:table-cell office:value-type="string">
            <text:p>9403</text:p>
          </table:table-cell>
          <table:table-cell office:value-type="string">
            <text:p>Manure dealers-</text:p>
          </table:table-cell>
        </table:table-row>
        <table:table-row table:style-name="ro1">
          <table:table-cell office:value-type="string">
            <text:p>9403</text:p>
          </table:table-cell>
          <table:table-cell office:value-type="string">
            <text:p>Refuse, ashes or garbage collection</text:p>
          </table:table-cell>
        </table:table-row>
        <table:table-row table:style-name="ro1">
          <table:table-cell office:value-type="string">
            <text:p>9410</text:p>
          </table:table-cell>
          <table:table-cell office:value-type="string">
            <text:p>County employees NOC</text:p>
          </table:table-cell>
        </table:table-row>
        <table:table-row table:style-name="ro1">
          <table:table-cell office:value-type="string">
            <text:p>9410</text:p>
          </table:table-cell>
          <table:table-cell office:value-type="string">
            <text:p>Highwayoperations-toll roads-toll collectors</text:p>
          </table:table-cell>
        </table:table-row>
        <table:table-row table:style-name="ro1">
          <table:table-cell office:value-type="string">
            <text:p>9410</text:p>
          </table:table-cell>
          <table:table-cell office:value-type="string">
            <text:p>Inspectors-municipal,township, county or state employee</text:p>
          </table:table-cell>
        </table:table-row>
        <table:table-row table:style-name="ro1">
          <table:table-cell office:value-type="string">
            <text:p>9410</text:p>
          </table:table-cell>
          <table:table-cell office:value-type="string">
            <text:p>Municipal, township,county or state employee NOC</text:p>
          </table:table-cell>
        </table:table-row>
        <table:table-row table:style-name="ro1">
          <table:table-cell office:value-type="string">
            <text:p>9410</text:p>
          </table:table-cell>
          <table:table-cell office:value-type="string">
            <text:p>State employees NOC</text:p>
          </table:table-cell>
        </table:table-row>
        <table:table-row table:style-name="ro1">
          <table:table-cell office:value-type="string">
            <text:p>9410</text:p>
          </table:table-cell>
          <table:table-cell office:value-type="string">
            <text:p>Township employeesNOC</text:p>
          </table:table-cell>
        </table:table-row>
        <table:table-row table:style-name="ro1">
          <table:table-cell office:value-type="string">
            <text:p>9429</text:p>
          </table:table-cell>
          <table:table-cell office:value-type="string">
            <text:p>Partners or soleproprietors who contract with the state or other governmentalagency to perform work.</text:p>
          </table:table-cell>
        </table:table-row>
        <table:table-row table:style-name="ro1">
          <table:table-cell office:value-type="string">
            <text:p>9450</text:p>
          </table:table-cell>
          <table:table-cell office:value-type="string">
            <text:p>Vocationalrehabilitation trainees</text:p>
          </table:table-cell>
        </table:table-row>
        <table:table-row table:style-name="ro1">
          <table:table-cell office:value-type="string">
            <text:p>9501</text:p>
          </table:table-cell>
          <table:table-cell office:value-type="string">
            <text:p>Advertising display service</text:p>
          </table:table-cell>
        </table:table-row>
        <table:table-row table:style-name="ro1">
          <table:table-cell office:value-type="string">
            <text:p>9501</text:p>
          </table:table-cell>
          <table:table-cell office:value-type="string">
            <text:p>Furniture-strippingand/or refinishing</text:p>
          </table:table-cell>
        </table:table-row>
        <table:table-row table:style-name="ro1">
          <table:table-cell office:value-type="string">
            <text:p>9501</text:p>
          </table:table-cell>
          <table:table-cell office:value-type="string">
            <text:p>Non-sticksurfaces-coating of cooking utensils</text:p>
          </table:table-cell>
        </table:table-row>
        <table:table-row table:style-name="ro1">
          <table:table-cell office:value-type="string">
            <text:p>9501</text:p>
          </table:table-cell>
          <table:table-cell office:value-type="string">
            <text:p>Painting-electrostatic-shop operations exclusively</text:p>
          </table:table-cell>
        </table:table-row>
        <table:table-row table:style-name="ro1">
          <table:table-cell office:value-type="string">
            <text:p>9501</text:p>
          </table:table-cell>
          <table:table-cell office:value-type="string">
            <text:p>Painting-shop only</text:p>
          </table:table-cell>
        </table:table-row>
        <table:table-row table:style-name="ro1">
          <table:table-cell office:value-type="string">
            <text:p>9501</text:p>
          </table:table-cell>
          <table:table-cell office:value-type="string">
            <text:p>Sign -plastic orvinyl-computer-generated letters or graphics-includesmanufacture or preparation of surfaces</text:p>
          </table:table-cell>
        </table:table-row>
        <table:table-row table:style-name="ro1">
          <table:table-cell office:value-type="string">
            <text:p>9501</text:p>
          </table:table-cell>
          <table:table-cell office:value-type="string">
            <text:p>Sign -wood-painting, spraying, sandblasting with our without power machinery</text:p>
          </table:table-cell>
        </table:table-row>
        <table:table-row table:style-name="ro1">
          <table:table-cell office:value-type="string">
            <text:p>9501</text:p>
          </table:table-cell>
          <table:table-cell office:value-type="string">
            <text:p>Sign -wood-painting, spraying, sandblasting, with or without power machinery</text:p>
          </table:table-cell>
        </table:table-row>
        <table:table-row table:style-name="ro1">
          <table:table-cell office:value-type="string">
            <text:p>9501</text:p>
          </table:table-cell>
          <table:table-cell office:value-type="string">
            <text:p>Sign painting or lettering-inside of buildings-</text:p>
          </table:table-cell>
        </table:table-row>
        <table:table-row table:style-name="ro1">
          <table:table-cell office:value-type="string">
            <text:p>9505</text:p>
          </table:table-cell>
          <table:table-cell office:value-type="string">
            <text:p>Automobile, bus,truck or trailer body : painting</text:p>
          </table:table-cell>
        </table:table-row>
        <table:table-row table:style-name="ro1">
          <table:table-cell office:value-type="string">
            <text:p>9505</text:p>
          </table:table-cell>
          <table:table-cell office:value-type="string">
            <text:p>Painting-automobileor carriage bodies</text:p>
          </table:table-cell>
        </table:table-row>
        <table:table-row table:style-name="ro1">
          <table:table-cell office:value-type="string">
            <text:p>9505</text:p>
          </table:table-cell>
          <table:table-cell office:value-type="string">
            <text:p>Pinstriping-automobiles</text:p>
          </table:table-cell>
        </table:table-row>
        <table:table-row table:style-name="ro1">
          <table:table-cell office:value-type="string">
            <text:p>9505</text:p>
          </table:table-cell>
          <table:table-cell office:value-type="string">
            <text:p>Undercoating-automobiles</text:p>
          </table:table-cell>
        </table:table-row>
        <table:table-row table:style-name="ro1">
          <table:table-cell office:value-type="string">
            <text:p>9516</text:p>
          </table:table-cell>
          <table:table-cell office:value-type="string">
            <text:p>Audio, radio,television or video equipment installation service or repair</text:p>
          </table:table-cell>
        </table:table-row>
        <table:table-row table:style-name="ro1">
          <table:table-cell office:value-type="string">
            <text:p>9516</text:p>
          </table:table-cell>
          <table:table-cell office:value-type="string">
            <text:p>Automobile: radio,audio, television or video equipment installation, service orrepair</text:p>
          </table:table-cell>
        </table:table-row>
        <table:table-row table:style-name="ro1">
          <table:table-cell office:value-type="string">
            <text:p>9516</text:p>
          </table:table-cell>
          <table:table-cell office:value-type="string">
            <text:p>Radio, video, audio or television set installation, service or repair</text:p>
          </table:table-cell>
        </table:table-row>
        <table:table-row table:style-name="ro1">
          <table:table-cell office:value-type="string">
            <text:p>9516</text:p>
          </table:table-cell>
          <table:table-cell office:value-type="string">
            <text:p>Satellite dishinstallation-small</text:p>
          </table:table-cell>
        </table:table-row>
        <table:table-row table:style-name="ro1">
          <table:table-cell office:value-type="string">
            <text:p>9516</text:p>
          </table:table-cell>
          <table:table-cell office:value-type="string">
            <text:p>Television, video, audio or radio set installation, service or repair</text:p>
          </table:table-cell>
        </table:table-row>
        <table:table-row table:style-name="ro1">
          <table:table-cell office:value-type="string">
            <text:p>9516</text:p>
          </table:table-cell>
          <table:table-cell office:value-type="string">
            <text:p>Video, audio, radio and television equipment installation service or repair</text:p>
          </table:table-cell>
        </table:table-row>
        <table:table-row table:style-name="ro1">
          <table:table-cell office:value-type="string">
            <text:p>9519</text:p>
          </table:table-cell>
          <table:table-cell office:value-type="string">
            <text:p>Airconditioners-portable-installation, service orrepair-residential</text:p>
          </table:table-cell>
        </table:table-row>
        <table:table-row table:style-name="ro1">
          <table:table-cell office:value-type="string">
            <text:p>9519</text:p>
          </table:table-cell>
          <table:table-cell office:value-type="string">
            <text:p>Air conditioning-portable-installation or service-</text:p>
          </table:table-cell>
        </table:table-row>
        <table:table-row table:style-name="ro1">
          <table:table-cell office:value-type="string">
            <text:p>9519</text:p>
          </table:table-cell>
          <table:table-cell office:value-type="string">
            <text:p>Electricblankets-service or repair</text:p>
          </table:table-cell>
        </table:table-row>
        <table:table-row table:style-name="ro1">
          <table:table-cell office:value-type="string">
            <text:p>9519</text:p>
          </table:table-cell>
          <table:table-cell office:value-type="string">
            <text:p>Freezers-installation, service or repair-residential</text:p>
          </table:table-cell>
        </table:table-row>
        <table:table-row table:style-name="ro1">
          <table:table-cell office:value-type="string">
            <text:p>9519</text:p>
          </table:table-cell>
          <table:table-cell office:value-type="string">
            <text:p>Household appliances-electrical-installation, service or repair-</text:p>
          </table:table-cell>
        </table:table-row>
        <table:table-row table:style-name="ro1">
          <table:table-cell office:value-type="string">
            <text:p>9519</text:p>
          </table:table-cell>
          <table:table-cell office:value-type="string">
            <text:p>Refrigeration-domestic-cleaning, oiling or adjusting-</text:p>
          </table:table-cell>
        </table:table-row>
        <table:table-row table:style-name="ro1">
          <table:table-cell office:value-type="string">
            <text:p>9519</text:p>
          </table:table-cell>
          <table:table-cell office:value-type="string">
            <text:p>Refrigeration-domestic-installation, service or repair-</text:p>
          </table:table-cell>
        </table:table-row>
        <table:table-row table:style-name="ro1">
          <table:table-cell office:value-type="string">
            <text:p>9519</text:p>
          </table:table-cell>
          <table:table-cell office:value-type="string">
            <text:p>Refrigerator, stove,washing machine, service or repair-including incidental shopoperations; drivers</text:p>
          </table:table-cell>
        </table:table-row>
        <table:table-row table:style-name="ro1">
          <table:table-cell office:value-type="string">
            <text:p>9519</text:p>
          </table:table-cell>
          <table:table-cell office:value-type="string">
            <text:p>Sewingmachines-installation, service or repair-residential</text:p>
          </table:table-cell>
        </table:table-row>
        <table:table-row table:style-name="ro1">
          <table:table-cell office:value-type="string">
            <text:p>9519</text:p>
          </table:table-cell>
          <table:table-cell office:value-type="string">
            <text:p>Stove-installation,service or repair-residential</text:p>
          </table:table-cell>
        </table:table-row>
        <table:table-row table:style-name="ro1">
          <table:table-cell office:value-type="string">
            <text:p>9519</text:p>
          </table:table-cell>
          <table:table-cell office:value-type="string">
            <text:p>Vacuum cleanerservice and repair</text:p>
          </table:table-cell>
        </table:table-row>
        <table:table-row table:style-name="ro1">
          <table:table-cell office:value-type="string">
            <text:p>9519</text:p>
          </table:table-cell>
          <table:table-cell office:value-type="string">
            <text:p>Washingmachines-installation, service or repair-residential</text:p>
          </table:table-cell>
        </table:table-row>
        <table:table-row table:style-name="ro1">
          <table:table-cell office:value-type="string">
            <text:p>9521</text:p>
          </table:table-cell>
          <table:table-cell office:value-type="string">
            <text:p>Advertising displayinstallation service</text:p>
          </table:table-cell>
        </table:table-row>
        <table:table-row table:style-name="ro1">
          <table:table-cell office:value-type="string">
            <text:p>9521</text:p>
          </table:table-cell>
          <table:table-cell office:value-type="string">
            <text:p>Clothesdryers-wood-installation in apartments</text:p>
          </table:table-cell>
        </table:table-row>
        <table:table-row table:style-name="ro1">
          <table:table-cell office:value-type="string">
            <text:p>9521</text:p>
          </table:table-cell>
          <table:table-cell office:value-type="string">
            <text:p>Display-window-installation</text:p>
          </table:table-cell>
        </table:table-row>
        <table:table-row table:style-name="ro1">
          <table:table-cell office:value-type="string">
            <text:p>9521</text:p>
          </table:table-cell>
          <table:table-cell office:value-type="string">
            <text:p>Draperies orcurtains-installation in public buildings from floor orstepladders</text:p>
          </table:table-cell>
        </table:table-row>
        <table:table-row table:style-name="ro1">
          <table:table-cell office:value-type="string">
            <text:p>9521</text:p>
          </table:table-cell>
          <table:table-cell office:value-type="string">
            <text:p>House furnishingsinstallation NOC &amp; upholstering</text:p>
          </table:table-cell>
        </table:table-row>
        <table:table-row table:style-name="ro1">
          <table:table-cell office:value-type="string">
            <text:p>9521</text:p>
          </table:table-cell>
          <table:table-cell office:value-type="string">
            <text:p>Interiordecorators-house furnishings installation</text:p>
          </table:table-cell>
        </table:table-row>
        <table:table-row table:style-name="ro1">
          <table:table-cell office:value-type="string">
            <text:p>9521</text:p>
          </table:table-cell>
          <table:table-cell office:value-type="string">
            <text:p>Salespersons-trimmingwindows</text:p>
          </table:table-cell>
        </table:table-row>
        <table:table-row table:style-name="ro1">
          <table:table-cell office:value-type="string">
            <text:p>9521</text:p>
          </table:table-cell>
          <table:table-cell office:value-type="string">
            <text:p>Upholstering-awayfrom shop</text:p>
          </table:table-cell>
        </table:table-row>
        <table:table-row table:style-name="ro1">
          <table:table-cell office:value-type="string">
            <text:p>9521</text:p>
          </table:table-cell>
          <table:table-cell office:value-type="string">
            <text:p>Venetian blindinstallation</text:p>
          </table:table-cell>
        </table:table-row>
        <table:table-row table:style-name="ro1">
          <table:table-cell office:value-type="string">
            <text:p>9521</text:p>
          </table:table-cell>
          <table:table-cell office:value-type="string">
            <text:p>Windowshades-installation</text:p>
          </table:table-cell>
        </table:table-row>
        <table:table-row table:style-name="ro1">
          <table:table-cell office:value-type="string">
            <text:p>9521</text:p>
          </table:table-cell>
          <table:table-cell office:value-type="string">
            <text:p>Window shutterinstallation-wooden</text:p>
          </table:table-cell>
        </table:table-row>
        <table:table-row table:style-name="ro1">
          <table:table-cell office:value-type="string">
            <text:p>9521</text:p>
          </table:table-cell>
          <table:table-cell office:value-type="string">
            <text:p>Window trimming</text:p>
          </table:table-cell>
        </table:table-row>
        <table:table-row table:style-name="ro1">
          <table:table-cell office:value-type="string">
            <text:p>9522</text:p>
          </table:table-cell>
          <table:table-cell office:value-type="string">
            <text:p>Automobile, bus,truck or trailer body : upholstering</text:p>
          </table:table-cell>
        </table:table-row>
        <table:table-row table:style-name="ro1">
          <table:table-cell office:value-type="string">
            <text:p>9522</text:p>
          </table:table-cell>
          <table:table-cell office:value-type="string">
            <text:p>Burial garment and casket or coffin upholstering</text:p>
          </table:table-cell>
        </table:table-row>
        <table:table-row table:style-name="ro1">
          <table:table-cell office:value-type="string">
            <text:p>9522</text:p>
          </table:table-cell>
          <table:table-cell office:value-type="string">
            <text:p>Casket or coffin upholstering and burial garment</text:p>
          </table:table-cell>
        </table:table-row>
        <table:table-row table:style-name="ro1">
          <table:table-cell office:value-type="string">
            <text:p>9522</text:p>
          </table:table-cell>
          <table:table-cell office:value-type="string">
            <text:p>Coffin or casket upholstering and burial garment</text:p>
          </table:table-cell>
        </table:table-row>
        <table:table-row table:style-name="ro1">
          <table:table-cell office:value-type="string">
            <text:p>9522</text:p>
          </table:table-cell>
          <table:table-cell office:value-type="string">
            <text:p>Furnitureupholstering</text:p>
          </table:table-cell>
        </table:table-row>
        <table:table-row table:style-name="ro1">
          <table:table-cell office:value-type="string">
            <text:p>9522</text:p>
          </table:table-cell>
          <table:table-cell office:value-type="string">
            <text:p>Upholstering</text:p>
          </table:table-cell>
        </table:table-row>
        <table:table-row table:style-name="ro1">
          <table:table-cell office:value-type="string">
            <text:p>9534</text:p>
          </table:table-cell>
          <table:table-cell office:value-type="string">
            <text:p>Bell installation-tower-</text:p>
          </table:table-cell>
        </table:table-row>
        <table:table-row table:style-name="ro1">
          <table:table-cell office:value-type="string">
            <text:p>9534</text:p>
          </table:table-cell>
          <table:table-cell office:value-type="string">
            <text:p>Crane rental withoperator</text:p>
          </table:table-cell>
        </table:table-row>
        <table:table-row table:style-name="ro1">
          <table:table-cell office:value-type="string">
            <text:p>9534</text:p>
          </table:table-cell>
          <table:table-cell office:value-type="string">
            <text:p>Mobile crane andhoisting service contractors-NOC-all operations including yardemployees and drivers</text:p>
          </table:table-cell>
        </table:table-row>
        <table:table-row table:style-name="ro1">
          <table:table-cell office:value-type="string">
            <text:p>9534</text:p>
          </table:table-cell>
          <table:table-cell office:value-type="string">
            <text:p>Rigging</text:p>
          </table:table-cell>
        </table:table-row>
        <table:table-row table:style-name="ro1">
          <table:table-cell office:value-type="string">
            <text:p>9534</text:p>
          </table:table-cell>
          <table:table-cell office:value-type="string">
            <text:p>Scaffolding:outrigger scaffold installation, repair or removal</text:p>
          </table:table-cell>
        </table:table-row>
        <table:table-row table:style-name="ro1">
          <table:table-cell office:value-type="string">
            <text:p>9534</text:p>
          </table:table-cell>
          <table:table-cell office:value-type="string">
            <text:p>Scaffolding:suspended or swinging scaffold installation, repair or removal</text:p>
          </table:table-cell>
        </table:table-row>
        <table:table-row table:style-name="ro1">
          <table:table-cell office:value-type="string">
            <text:p>9554</text:p>
          </table:table-cell>
          <table:table-cell office:value-type="string">
            <text:p>Advertising co. away from shop</text:p>
          </table:table-cell>
        </table:table-row>
        <table:table-row table:style-name="ro1">
          <table:table-cell office:value-type="string">
            <text:p>9554</text:p>
          </table:table-cell>
          <table:table-cell office:value-type="string">
            <text:p>Bill posting</text:p>
          </table:table-cell>
        </table:table-row>
        <table:table-row table:style-name="ro1">
          <table:table-cell office:value-type="string">
            <text:p>9554</text:p>
          </table:table-cell>
          <table:table-cell office:value-type="string">
            <text:p>Sign installation,repair, maintenance, removal or replacement: advertisingcompany-away from shop and drivers</text:p>
          </table:table-cell>
        </table:table-row>
        <table:table-row table:style-name="ro1">
          <table:table-cell office:value-type="string">
            <text:p>9554</text:p>
          </table:table-cell>
          <table:table-cell office:value-type="string">
            <text:p>Sign painting or lettering-outside of buildings or structures-</text:p>
          </table:table-cell>
        </table:table-row>
        <table:table-row table:style-name="ro1">
          <table:table-cell office:value-type="string">
            <text:p>9586</text:p>
          </table:table-cell>
          <table:table-cell office:value-type="string">
            <text:p>Barbershop, beautyparlor or hair styling salon</text:p>
          </table:table-cell>
        </table:table-row>
        <table:table-row table:style-name="ro1">
          <table:table-cell office:value-type="string">
            <text:p>9586</text:p>
          </table:table-cell>
          <table:table-cell office:value-type="string">
            <text:p>Beauty parlor</text:p>
          </table:table-cell>
        </table:table-row>
        <table:table-row table:style-name="ro1">
          <table:table-cell office:value-type="string">
            <text:p>9586</text:p>
          </table:table-cell>
          <table:table-cell office:value-type="string">
            <text:p>Beauty school withcommercial shops</text:p>
          </table:table-cell>
        </table:table-row>
        <table:table-row table:style-name="ro1">
          <table:table-cell office:value-type="string">
            <text:p>9586</text:p>
          </table:table-cell>
          <table:table-cell office:value-type="string">
            <text:p>Hair styling salon</text:p>
          </table:table-cell>
        </table:table-row>
        <table:table-row table:style-name="ro1">
          <table:table-cell office:value-type="string">
            <text:p>9586</text:p>
          </table:table-cell>
          <table:table-cell office:value-type="string">
            <text:p>Manicurists</text:p>
          </table:table-cell>
        </table:table-row>
        <table:table-row table:style-name="ro1">
          <table:table-cell office:value-type="string">
            <text:p>9586</text:p>
          </table:table-cell>
          <table:table-cell office:value-type="string">
            <text:p>Tanning parlor as aseparate enterprise</text:p>
          </table:table-cell>
        </table:table-row>
        <table:table-row table:style-name="ro1">
          <table:table-cell office:value-type="string">
            <text:p>9586</text:p>
          </table:table-cell>
          <table:table-cell office:value-type="string">
            <text:p>Tattooing parlors</text:p>
          </table:table-cell>
        </table:table-row>
        <table:table-row table:style-name="ro1">
          <table:table-cell office:value-type="string">
            <text:p>9586</text:p>
          </table:table-cell>
          <table:table-cell office:value-type="string">
            <text:p>Wig styling</text:p>
          </table:table-cell>
        </table:table-row>
        <table:table-row table:style-name="ro1">
          <table:table-cell office:value-type="string">
            <text:p>9600</text:p>
          </table:table-cell>
          <table:table-cell office:value-type="string">
            <text:p>Taxidermist</text:p>
          </table:table-cell>
        </table:table-row>
        <table:table-row table:style-name="ro1">
          <table:table-cell office:value-type="string">
            <text:p>9620</text:p>
          </table:table-cell>
          <table:table-cell office:value-type="string">
            <text:p>Crematory operation</text:p>
          </table:table-cell>
        </table:table-row>
        <table:table-row table:style-name="ro1">
          <table:table-cell office:value-type="string">
            <text:p>9620</text:p>
          </table:table-cell>
          <table:table-cell office:value-type="string">
            <text:p>Funeral director</text:p>
          </table:table-cell>
        </table:table-row>
        <table:table-row table:style-name="ro1">
          <table:table-cell office:value-type="string">
            <text:p>9620</text:p>
          </table:table-cell>
          <table:table-cell office:value-type="string">
            <text:p>Undertaker</text:p>
          </table:table-cell>
        </table:table-row>
        <table:table-row table:style-name="ro1">
          <table:table-cell office:value-type="string">
            <text:p>9984</text:p>
          </table:table-cell>
          <table:table-cell office:value-type="string">
            <text:p>Atomic energy projectwork</text:p>
          </table:table-cell>
        </table:table-row>
        <table:table-row table:style-name="ro1">
          <table:table-cell office:value-type="string">
            <text:p>9985</text:p>
          </table:table-cell>
          <table:table-cell office:value-type="string">
            <text:p>Atomic energyradiation exposure NOC</text:p>
          </table:table-cell>
        </table:table-row>
        <table:table-row table:style-name="ro1" table:number-rows-repeated="104531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0" number:min-integer-digits="2"/>
    </number:number-style>
    <number:number-style style:name="N117">
      <number:number number:decimal-places="0" number:min-integer-digits="3"/>
    </number:number-style>
    <number:number-style style:name="N118">
      <number:number number:decimal-places="0" number:min-integer-digits="4"/>
    </number:number-style>
    <number:number-style style:name="N119">
      <number:number number:decimal-places="0" number:min-integer-digits="5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02/24/2016</text:date>, <text:time>09:2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 A</meta:initial-creator>
    <meta:creation-date>2016-02-24T08:57:20</meta:creation-date>
    <dc:date>2016-02-24T09:03:41</dc:date>
    <dc:creator>D A</dc:creator>
    <meta:editing-duration>PT6M23S</meta:editing-duration>
    <meta:editing-cycles>1</meta:editing-cycles>
    <meta:generator>OpenOffice/4.1.0$Unix OpenOffice.org_project/410m18$Build-9764</meta:generator>
    <meta:document-statistic meta:table-count="3" meta:cell-count="6516" meta:object-count="0"/>
  </office:meta>
</office:document-meta>
</file>